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office:font-face-decls>
  <office:automatic-styles>
    <style:style style:name="P1" style:parent-style-name="term" style:master-page-name="MP0" style:family="paragraph">
      <style:paragraph-properties fo:break-before="page" fo:background-color="#E6E6FF"/>
    </style:style>
    <style:style style:name="T2" style:parent-style-name="Policepardéfaut" style:family="text">
      <style:text-properties style:text-position="super 66.6%"/>
    </style:style>
    <style:style style:name="P3" style:parent-style-name="term" style:family="paragraph">
      <style:paragraph-properties fo:background-color="#E6E6FF"/>
    </style:style>
    <style:style style:name="P4" style:parent-style-name="term" style:family="paragraph">
      <style:paragraph-properties fo:background-color="#E6E6FF"/>
      <style:text-properties fo:language="en" fo:country="US"/>
    </style:style>
    <style:style style:name="P5" style:parent-style-name="term" style:family="paragraph">
      <style:paragraph-properties fo:background-color="#E6E6FF"/>
    </style:style>
    <style:style style:name="P6" style:parent-style-name="term" style:family="paragraph">
      <style:paragraph-properties fo:background-color="#E6E6FF"/>
      <style:text-properties fo:language="en" fo:country="US"/>
    </style:style>
    <style:style style:name="P7" style:parent-style-name="term" style:family="paragraph">
      <style:paragraph-properties fo:background-color="#E6E6FF"/>
      <style:text-properties fo:language="en" fo:country="US"/>
    </style:style>
    <style:style style:name="P8" style:parent-style-name="term" style:family="paragraph">
      <style:paragraph-properties fo:background-color="#E6E6FF"/>
    </style:style>
    <style:style style:name="T9" style:parent-style-name="Policepardéfaut" style:family="text">
      <style:text-properties style:text-position="super 66.6%"/>
    </style:style>
    <style:style style:name="P10" style:parent-style-name="term" style:family="paragraph">
      <style:paragraph-properties fo:background-color="#E6E6FF"/>
    </style:style>
    <style:style style:name="P11" style:parent-style-name="term" style:family="paragraph">
      <style:paragraph-properties fo:background-color="#E6E6FF"/>
    </style:style>
    <style:style style:name="T12" style:parent-style-name="Policepardéfaut" style:family="text">
      <style:text-properties style:language-asian="fr" style:country-asian="FR"/>
    </style:style>
    <style:style style:name="T13" style:parent-style-name="Policepardéfaut" style:family="text">
      <style:text-properties style:font-name-asian="Times New Roman" style:language-asian="fr" style:country-asian="FR"/>
    </style:style>
    <style:style style:name="P14" style:parent-style-name="Corpsdetexte" style:family="paragraph">
      <style:text-properties style:language-asian="fr" style:country-asian="FR"/>
    </style:style>
    <style:style style:name="P15" style:parent-style-name="Corpsdetexte" style:family="paragraph">
      <style:text-properties style:language-asian="fr" style:country-asian="FR"/>
    </style:style>
    <style:style style:name="P16" style:parent-style-name="Corpsdetexte" style:family="paragraph">
      <style:text-properties style:language-asian="fr" style:country-asian="FR"/>
    </style:style>
    <style:style style:name="T17" style:parent-style-name="Policepardéfaut" style:family="text">
      <style:text-properties style:language-asian="fr" style:country-asian="FR"/>
    </style:style>
    <style:style style:name="T18" style:parent-style-name="Policepardéfaut" style:family="text">
      <style:text-properties style:language-asian="fr" style:country-asian="FR"/>
    </style:style>
    <style:style style:name="T19" style:parent-style-name="Policepardéfaut" style:family="text">
      <style:text-properties style:language-asian="fr" style:country-asian="FR"/>
    </style:style>
    <style:style style:name="T20" style:parent-style-name="Policepardéfaut" style:family="text">
      <style:text-properties style:language-asian="fr" style:country-asian="FR"/>
    </style:style>
    <style:style style:name="T21" style:parent-style-name="Policepardéfaut" style:family="text">
      <style:text-properties style:language-asian="fr" style:country-asian="FR"/>
    </style:style>
    <style:style style:name="T22" style:parent-style-name="Policepardéfaut" style:family="text">
      <style:text-properties style:language-asian="fr" style:country-asian="FR"/>
    </style:style>
    <style:style style:name="T23" style:parent-style-name="Policepardéfaut" style:family="text">
      <style:text-properties style:language-asian="fr" style:country-asian="FR"/>
    </style:style>
    <style:style style:name="T24" style:parent-style-name="Policepardéfaut" style:family="text">
      <style:text-properties style:language-asian="fr" style:country-asian="FR"/>
    </style:style>
    <style:style style:name="T25" style:parent-style-name="Policepardéfaut" style:family="text">
      <style:text-properties style:language-asian="fr" style:country-asian="FR"/>
    </style:style>
    <style:style style:name="T26" style:parent-style-name="Policepardéfaut" style:family="text">
      <style:text-properties style:language-asian="fr" style:country-asian="FR"/>
    </style:style>
    <style:style style:name="T27" style:parent-style-name="Policepardéfaut" style:family="text">
      <style:text-properties style:language-asian="fr" style:country-asian="FR"/>
    </style:style>
    <style:style style:name="T28" style:parent-style-name="Policepardéfaut" style:family="text">
      <style:text-properties style:language-asian="fr" style:country-asian="FR"/>
    </style:style>
    <style:style style:name="T29" style:parent-style-name="Policepardéfaut" style:family="text">
      <style:text-properties fo:font-variant="small-caps" style:language-asian="fr" style:country-asian="FR"/>
    </style:style>
    <style:style style:name="T30" style:parent-style-name="Policepardéfaut" style:family="text">
      <style:text-properties fo:font-variant="small-caps" style:language-asian="fr" style:country-asian="FR"/>
    </style:style>
    <style:style style:name="T31" style:parent-style-name="Policepardéfaut" style:family="text">
      <style:text-properties fo:font-variant="small-caps" style:language-asian="fr" style:country-asian="FR"/>
    </style:style>
    <style:style style:name="T32" style:parent-style-name="Policepardéfaut" style:family="text">
      <style:text-properties style:language-asian="fr" style:country-asian="FR"/>
    </style:style>
    <style:style style:name="T33" style:parent-style-name="Policepardéfaut" style:family="text">
      <style:text-properties style:language-asian="fr" style:country-asian="FR"/>
    </style:style>
    <style:style style:name="T34" style:parent-style-name="Policepardéfaut" style:family="text">
      <style:text-properties style:language-asian="fr" style:country-asian="FR"/>
    </style:style>
    <style:style style:name="T35" style:parent-style-name="Policepardéfaut" style:family="text">
      <style:text-properties style:language-asian="fr" style:country-asian="FR"/>
    </style:style>
    <style:style style:name="T36" style:parent-style-name="Policepardéfaut" style:family="text">
      <style:text-properties style:language-asian="fr" style:country-asian="FR"/>
    </style:style>
    <style:style style:name="T37" style:parent-style-name="Policepardéfaut" style:family="text">
      <style:text-properties style:language-asian="fr" style:country-asian="FR"/>
    </style:style>
    <style:style style:name="T38" style:parent-style-name="Policepardéfaut" style:family="text">
      <style:text-properties style:language-asian="fr" style:country-asian="FR"/>
    </style:style>
    <style:style style:name="T39" style:parent-style-name="Policepardéfaut" style:family="text">
      <style:text-properties style:language-asian="fr" style:country-asian="FR"/>
    </style:style>
    <style:style style:name="T40" style:parent-style-name="Policepardéfaut" style:family="text">
      <style:text-properties style:language-asian="fr" style:country-asian="FR"/>
    </style:style>
    <style:style style:name="T41" style:parent-style-name="Policepardéfaut" style:family="text">
      <style:text-properties style:language-asian="fr" style:country-asian="FR"/>
    </style:style>
    <style:style style:name="T42" style:parent-style-name="Policepardéfaut" style:family="text">
      <style:text-properties style:language-asian="fr" style:country-asian="FR"/>
    </style:style>
    <style:style style:name="T43" style:parent-style-name="Policepardéfaut" style:family="text">
      <style:text-properties style:language-asian="fr" style:country-asian="FR"/>
    </style:style>
    <style:style style:name="T44" style:parent-style-name="Policepardéfaut" style:family="text">
      <style:text-properties style:language-asian="fr" style:country-asian="FR"/>
    </style:style>
    <style:style style:name="T45" style:parent-style-name="Policepardéfaut" style:family="text">
      <style:text-properties style:language-asian="fr" style:country-asian="FR"/>
    </style:style>
    <style:style style:name="P46" style:parent-style-name="Corpsdetexte" style:family="paragraph">
      <style:text-properties style:language-asian="fr" style:country-asian="FR"/>
    </style:style>
    <style:style style:name="T47" style:parent-style-name="Policepardéfaut" style:family="text">
      <style:text-properties style:language-asian="fr" style:country-asian="FR"/>
    </style:style>
    <style:style style:name="T48" style:parent-style-name="Policepardéfaut" style:family="text">
      <style:text-properties style:language-asian="fr" style:country-asian="FR"/>
    </style:style>
    <style:style style:name="T49" style:parent-style-name="Policepardéfaut" style:family="text">
      <style:text-properties style:language-asian="fr" style:country-asian="FR"/>
    </style:style>
    <style:style style:name="T50" style:parent-style-name="Policepardéfaut" style:family="text">
      <style:text-properties style:language-asian="fr" style:country-asian="FR"/>
    </style:style>
    <style:style style:name="T51" style:parent-style-name="Policepardéfaut" style:family="text">
      <style:text-properties style:language-asian="fr" style:country-asian="FR"/>
    </style:style>
    <style:style style:name="T52" style:parent-style-name="Policepardéfaut" style:family="text">
      <style:text-properties style:language-asian="fr" style:country-asian="FR"/>
    </style:style>
    <style:style style:name="T53" style:parent-style-name="Policepardéfaut" style:family="text">
      <style:text-properties style:language-asian="fr" style:country-asian="FR"/>
    </style:style>
    <style:style style:name="T54" style:parent-style-name="Policepardéfaut" style:family="text">
      <style:text-properties fo:font-style="italic" style:font-style-asian="italic" style:language-asian="fr" style:country-asian="FR"/>
    </style:style>
    <style:style style:name="T55" style:parent-style-name="Policepardéfaut" style:family="text">
      <style:text-properties style:language-asian="fr" style:country-asian="FR"/>
    </style:style>
    <style:style style:name="T56" style:parent-style-name="Policepardéfaut" style:family="text">
      <style:text-properties style:language-asian="fr" style:country-asian="FR"/>
    </style:style>
    <style:style style:name="T57" style:parent-style-name="Policepardéfaut" style:family="text">
      <style:text-properties style:language-asian="fr" style:country-asian="FR"/>
    </style:style>
    <style:style style:name="T58" style:parent-style-name="Policepardéfaut" style:family="text">
      <style:text-properties style:language-asian="fr" style:country-asian="FR"/>
    </style:style>
    <style:style style:name="T59" style:parent-style-name="Policepardéfaut" style:family="text">
      <style:text-properties style:language-asian="fr" style:country-asian="FR"/>
    </style:style>
    <style:style style:name="T60" style:parent-style-name="Policepardéfaut" style:family="text">
      <style:text-properties style:language-asian="fr" style:country-asian="FR"/>
    </style:style>
    <style:style style:name="T61" style:parent-style-name="Policepardéfaut" style:family="text">
      <style:text-properties style:language-asian="fr" style:country-asian="FR"/>
    </style:style>
    <style:style style:name="T62" style:parent-style-name="Policepardéfaut" style:family="text">
      <style:text-properties fo:font-variant="small-caps" style:language-asian="fr" style:country-asian="FR"/>
    </style:style>
    <style:style style:name="T63" style:parent-style-name="Policepardéfaut" style:family="text">
      <style:text-properties style:language-asian="fr" style:country-asian="FR"/>
    </style:style>
    <style:style style:name="T64" style:parent-style-name="Policepardéfaut" style:family="text">
      <style:text-properties style:language-asian="fr" style:country-asian="FR"/>
    </style:style>
    <style:style style:name="T65" style:parent-style-name="Policepardéfaut" style:family="text">
      <style:text-properties style:language-asian="fr" style:country-asian="FR"/>
    </style:style>
    <style:style style:name="T66" style:parent-style-name="Policepardéfaut" style:family="text">
      <style:text-properties style:language-asian="fr" style:country-asian="FR"/>
    </style:style>
    <style:style style:name="T67" style:parent-style-name="Policepardéfaut" style:family="text">
      <style:text-properties style:language-asian="fr" style:country-asian="FR"/>
    </style:style>
    <style:style style:name="T68" style:parent-style-name="Policepardéfaut" style:family="text">
      <style:text-properties style:language-asian="fr" style:country-asian="FR"/>
    </style:style>
    <style:style style:name="T69" style:parent-style-name="Policepardéfaut" style:family="text">
      <style:text-properties style:language-asian="fr" style:country-asian="FR"/>
    </style:style>
    <style:style style:name="T70" style:parent-style-name="Policepardéfaut" style:family="text">
      <style:text-properties style:language-asian="fr" style:country-asian="FR"/>
    </style:style>
    <style:style style:name="T71" style:parent-style-name="Policepardéfaut" style:family="text">
      <style:text-properties style:language-asian="fr" style:country-asian="FR"/>
    </style:style>
    <style:style style:name="T72" style:parent-style-name="Policepardéfaut" style:family="text">
      <style:text-properties style:language-asian="fr" style:country-asian="FR"/>
    </style:style>
    <style:style style:name="T73" style:parent-style-name="Policepardéfaut" style:family="text">
      <style:text-properties style:language-asian="fr" style:country-asian="FR"/>
    </style:style>
    <style:style style:name="T74" style:parent-style-name="Policepardéfaut" style:family="text">
      <style:text-properties style:language-asian="fr" style:country-asian="FR"/>
    </style:style>
    <style:style style:name="T75" style:parent-style-name="Policepardéfaut" style:family="text">
      <style:text-properties style:language-asian="fr" style:country-asian="FR"/>
    </style:style>
    <style:style style:name="T76" style:parent-style-name="Policepardéfaut" style:family="text">
      <style:text-properties style:language-asian="fr" style:country-asian="FR"/>
    </style:style>
    <style:style style:name="T77" style:parent-style-name="Policepardéfaut" style:family="text">
      <style:text-properties fo:font-variant="small-caps" style:language-asian="fr" style:country-asian="FR"/>
    </style:style>
    <style:style style:name="T78" style:parent-style-name="Policepardéfaut" style:family="text">
      <style:text-properties fo:font-variant="small-caps" style:language-asian="fr" style:country-asian="FR"/>
    </style:style>
    <style:style style:name="T79" style:parent-style-name="Policepardéfaut" style:family="text">
      <style:text-properties fo:font-variant="small-caps" style:language-asian="fr" style:country-asian="FR"/>
    </style:style>
    <style:style style:name="T80" style:parent-style-name="Policepardéfaut" style:family="text">
      <style:text-properties style:language-asian="fr" style:country-asian="FR"/>
    </style:style>
    <style:style style:name="T81" style:parent-style-name="Policepardéfaut" style:family="text">
      <style:text-properties style:language-asian="fr" style:country-asian="FR"/>
    </style:style>
    <style:style style:name="T82" style:parent-style-name="Policepardéfaut" style:family="text">
      <style:text-properties style:language-asian="fr" style:country-asian="FR"/>
    </style:style>
    <style:style style:name="T83" style:parent-style-name="Policepardéfaut" style:family="text">
      <style:text-properties style:language-asian="fr" style:country-asian="FR"/>
    </style:style>
    <style:style style:name="T84" style:parent-style-name="Policepardéfaut" style:family="text">
      <style:text-properties style:language-asian="fr" style:country-asian="FR"/>
    </style:style>
    <style:style style:name="T85" style:parent-style-name="Policepardéfaut" style:family="text">
      <style:text-properties style:language-asian="fr" style:country-asian="FR"/>
    </style:style>
    <style:style style:name="T86" style:parent-style-name="Policepardéfaut" style:family="text">
      <style:text-properties style:language-asian="fr" style:country-asian="FR"/>
    </style:style>
    <style:style style:name="T87" style:parent-style-name="Policepardéfaut" style:family="text">
      <style:text-properties fo:font-variant="small-caps" style:language-asian="fr" style:country-asian="FR"/>
    </style:style>
    <style:style style:name="T88" style:parent-style-name="Policepardéfaut" style:family="text">
      <style:text-properties style:language-asian="fr" style:country-asian="FR"/>
    </style:style>
    <style:style style:name="T89" style:parent-style-name="Policepardéfaut" style:family="text">
      <style:text-properties fo:font-variant="small-caps" style:language-asian="fr" style:country-asian="FR"/>
    </style:style>
    <style:style style:name="T90" style:parent-style-name="Policepardéfaut" style:family="text">
      <style:text-properties style:language-asian="fr" style:country-asian="FR"/>
    </style:style>
    <style:style style:name="T91" style:parent-style-name="Policepardéfaut" style:family="text">
      <style:text-properties fo:font-variant="small-caps" style:language-asian="fr" style:country-asian="FR"/>
    </style:style>
    <style:style style:name="T92" style:parent-style-name="Policepardéfaut" style:family="text">
      <style:text-properties style:language-asian="fr" style:country-asian="FR"/>
    </style:style>
    <style:style style:name="T93" style:parent-style-name="Policepardéfaut" style:family="text">
      <style:text-properties style:language-asian="fr" style:country-asian="FR"/>
    </style:style>
    <style:style style:name="T94" style:parent-style-name="Policepardéfaut" style:family="text">
      <style:text-properties style:language-asian="fr" style:country-asian="FR"/>
    </style:style>
    <style:style style:name="T95" style:parent-style-name="Policepardéfaut" style:family="text">
      <style:text-properties style:language-asian="fr" style:country-asian="FR"/>
    </style:style>
    <style:style style:name="T96" style:parent-style-name="Policepardéfaut" style:family="text">
      <style:text-properties style:language-asian="fr" style:country-asian="FR"/>
    </style:style>
    <style:style style:name="T97" style:parent-style-name="Policepardéfaut" style:family="text">
      <style:text-properties style:language-asian="fr" style:country-asian="FR"/>
    </style:style>
    <style:style style:name="T98" style:parent-style-name="Policepardéfaut" style:family="text">
      <style:text-properties style:language-asian="fr" style:country-asian="FR"/>
    </style:style>
    <style:style style:name="T99" style:parent-style-name="Policepardéfaut" style:family="text">
      <style:text-properties style:language-asian="fr" style:country-asian="FR"/>
    </style:style>
    <style:style style:name="T100" style:parent-style-name="Policepardéfaut" style:family="text">
      <style:text-properties style:language-asian="fr" style:country-asian="FR"/>
    </style:style>
    <style:style style:name="T101" style:parent-style-name="Policepardéfaut" style:family="text">
      <style:text-properties style:language-asian="fr" style:country-asian="FR"/>
    </style:style>
    <style:style style:name="T102" style:parent-style-name="Policepardéfaut" style:family="text">
      <style:text-properties style:language-asian="fr" style:country-asian="FR"/>
    </style:style>
    <style:style style:name="T103" style:parent-style-name="Policepardéfaut" style:family="text">
      <style:text-properties style:language-asian="fr" style:country-asian="FR"/>
    </style:style>
    <style:style style:name="T104" style:parent-style-name="Policepardéfaut" style:family="text">
      <style:text-properties style:language-asian="fr" style:country-asian="FR"/>
    </style:style>
    <style:style style:name="T105" style:parent-style-name="Policepardéfaut" style:family="text">
      <style:text-properties style:language-asian="fr" style:country-asian="FR"/>
    </style:style>
    <style:style style:name="T106" style:parent-style-name="Policepardéfaut" style:family="text">
      <style:text-properties style:language-asian="fr" style:country-asian="FR"/>
    </style:style>
    <style:style style:name="T107" style:parent-style-name="Policepardéfaut" style:family="text">
      <style:text-properties style:language-asian="fr" style:country-asian="FR"/>
    </style:style>
    <style:style style:name="T108" style:parent-style-name="Policepardéfaut" style:family="text">
      <style:text-properties style:language-asian="fr" style:country-asian="FR"/>
    </style:style>
    <style:style style:name="T109" style:parent-style-name="Policepardéfaut" style:family="text">
      <style:text-properties style:language-asian="fr" style:country-asian="FR"/>
    </style:style>
    <style:style style:name="T110" style:parent-style-name="Policepardéfaut" style:family="text">
      <style:text-properties style:language-asian="fr" style:country-asian="FR"/>
    </style:style>
    <style:style style:name="T111" style:parent-style-name="Policepardéfaut" style:family="text">
      <style:text-properties style:language-asian="fr" style:country-asian="FR"/>
    </style:style>
    <style:style style:name="T112" style:parent-style-name="Policepardéfaut" style:family="text">
      <style:text-properties style:language-asian="fr" style:country-asian="FR"/>
    </style:style>
    <style:style style:name="T113" style:parent-style-name="Policepardéfaut" style:family="text">
      <style:text-properties style:language-asian="fr" style:country-asian="FR"/>
    </style:style>
    <style:style style:name="T114" style:parent-style-name="Policepardéfaut" style:family="text">
      <style:text-properties style:language-asian="fr" style:country-asian="FR"/>
    </style:style>
    <style:style style:name="T115" style:parent-style-name="Policepardéfaut" style:family="text">
      <style:text-properties style:language-asian="fr" style:country-asian="FR"/>
    </style:style>
    <style:style style:name="T116" style:parent-style-name="Policepardéfaut" style:family="text">
      <style:text-properties style:language-asian="fr" style:country-asian="FR"/>
    </style:style>
    <style:style style:name="T117" style:parent-style-name="Policepardéfaut" style:family="text">
      <style:text-properties style:language-asian="fr" style:country-asian="FR"/>
    </style:style>
    <style:style style:name="T118" style:parent-style-name="Policepardéfaut" style:family="text">
      <style:text-properties style:language-asian="fr" style:country-asian="FR"/>
    </style:style>
    <style:style style:name="T119" style:parent-style-name="Policepardéfaut" style:family="text">
      <style:text-properties style:language-asian="fr" style:country-asian="FR"/>
    </style:style>
    <style:style style:name="T120" style:parent-style-name="Policepardéfaut" style:family="text">
      <style:text-properties style:language-asian="fr" style:country-asian="FR"/>
    </style:style>
    <style:style style:name="T121" style:parent-style-name="Policepardéfaut" style:family="text">
      <style:text-properties style:language-asian="fr" style:country-asian="FR"/>
    </style:style>
    <style:style style:name="T122" style:parent-style-name="Policepardéfaut" style:family="text">
      <style:text-properties style:language-asian="fr" style:country-asian="FR"/>
    </style:style>
    <style:style style:name="T123" style:parent-style-name="Policepardéfaut" style:family="text">
      <style:text-properties style:language-asian="fr" style:country-asian="FR"/>
    </style:style>
    <style:style style:name="T124" style:parent-style-name="Policepardéfaut" style:family="text">
      <style:text-properties fo:font-style="italic" style:font-style-asian="italic" style:language-asian="fr" style:country-asian="FR"/>
    </style:style>
    <style:style style:name="T125" style:parent-style-name="Policepardéfaut" style:family="text">
      <style:text-properties style:language-asian="fr" style:country-asian="FR"/>
    </style:style>
    <style:style style:name="T126" style:parent-style-name="title" style:family="text">
      <style:text-properties fo:font-style="normal" style:font-style-asian="normal" fo:font-variant="small-caps"/>
    </style:style>
    <style:style style:name="T127" style:parent-style-name="title" style:family="text">
      <style:text-properties fo:font-style="normal" style:font-style-asian="normal" fo:font-variant="small-caps"/>
    </style:style>
    <style:style style:name="T128" style:parent-style-name="title" style:family="text">
      <style:text-properties fo:font-style="normal" style:font-style-asian="normal" fo:font-variant="small-caps"/>
    </style:style>
    <style:style style:name="T129" style:parent-style-name="Policepardéfaut" style:family="text">
      <style:text-properties style:language-asian="fr" style:country-asian="FR"/>
    </style:style>
    <style:style style:name="T130" style:parent-style-name="title" style:family="text">
      <style:text-properties fo:font-style="normal" style:font-style-asian="normal" fo:font-variant="small-caps"/>
    </style:style>
    <style:style style:name="T131" style:parent-style-name="title" style:family="text">
      <style:text-properties fo:font-style="normal" style:font-style-asian="normal" fo:font-variant="small-caps"/>
    </style:style>
    <style:style style:name="T132" style:parent-style-name="title" style:family="text">
      <style:text-properties fo:font-style="normal" style:font-style-asian="normal" fo:font-variant="small-caps"/>
    </style:style>
    <style:style style:name="T133" style:parent-style-name="Policepardéfaut" style:family="text">
      <style:text-properties style:language-asian="fr" style:country-asian="FR"/>
    </style:style>
    <style:style style:name="T134" style:parent-style-name="Policepardéfaut" style:family="text">
      <style:text-properties style:language-asian="fr" style:country-asian="FR"/>
    </style:style>
    <style:style style:name="T135" style:parent-style-name="title" style:family="text">
      <style:text-properties fo:font-style="normal" style:font-style-asian="normal" fo:font-variant="small-caps"/>
    </style:style>
    <style:style style:name="T136" style:parent-style-name="Policepardéfaut" style:family="text">
      <style:text-properties style:language-asian="fr" style:country-asian="FR"/>
    </style:style>
    <style:style style:name="T137" style:parent-style-name="title" style:family="text">
      <style:text-properties fo:font-style="normal" style:font-style-asian="normal" fo:font-variant="small-caps"/>
    </style:style>
    <style:style style:name="T138" style:parent-style-name="Policepardéfaut" style:family="text">
      <style:text-properties style:language-asian="fr" style:country-asian="FR"/>
    </style:style>
    <style:style style:name="T139" style:parent-style-name="Policepardéfaut" style:family="text">
      <style:text-properties style:language-asian="fr" style:country-asian="FR"/>
    </style:style>
    <style:style style:name="T140" style:parent-style-name="Policepardéfaut" style:family="text">
      <style:text-properties style:language-asian="fr" style:country-asian="FR"/>
    </style:style>
    <style:style style:name="T141" style:parent-style-name="title" style:family="text">
      <style:text-properties fo:font-style="normal" style:font-style-asian="normal" fo:font-variant="small-caps"/>
    </style:style>
    <style:style style:name="T142" style:parent-style-name="Policepardéfaut" style:family="text">
      <style:text-properties style:language-asian="fr" style:country-asian="FR"/>
    </style:style>
    <style:style style:name="T143" style:parent-style-name="Policepardéfaut" style:family="text">
      <style:text-properties style:language-asian="fr" style:country-asian="FR"/>
    </style:style>
    <style:style style:name="T144" style:parent-style-name="Policepardéfaut" style:family="text">
      <style:text-properties style:language-asian="fr" style:country-asian="FR"/>
    </style:style>
    <style:style style:name="T145" style:parent-style-name="title" style:family="text">
      <style:text-properties fo:font-style="normal" style:font-style-asian="normal" fo:font-variant="small-caps"/>
    </style:style>
    <style:style style:name="T146" style:parent-style-name="title" style:family="text">
      <style:text-properties fo:font-style="normal" style:font-style-asian="normal" fo:font-variant="small-caps"/>
    </style:style>
    <style:style style:name="T147" style:parent-style-name="title" style:family="text">
      <style:text-properties fo:font-style="normal" style:font-style-asian="normal" fo:font-variant="small-caps"/>
    </style:style>
    <style:style style:name="T148" style:parent-style-name="Policepardéfaut" style:family="text">
      <style:text-properties style:language-asian="fr" style:country-asian="FR"/>
    </style:style>
    <style:style style:name="T149" style:parent-style-name="Policepardéfaut" style:family="text">
      <style:text-properties style:language-asian="fr" style:country-asian="FR"/>
    </style:style>
    <style:style style:name="T150" style:parent-style-name="title" style:family="text">
      <style:text-properties fo:font-style="normal" style:font-style-asian="normal" fo:font-variant="small-caps"/>
    </style:style>
    <style:style style:name="T151" style:parent-style-name="Policepardéfaut" style:family="text">
      <style:text-properties style:language-asian="fr" style:country-asian="FR"/>
    </style:style>
    <style:style style:name="T152" style:parent-style-name="Policepardéfaut" style:family="text">
      <style:text-properties style:language-asian="fr" style:country-asian="FR"/>
    </style:style>
    <style:style style:name="T153" style:parent-style-name="Policepardéfaut" style:family="text">
      <style:text-properties style:language-asian="fr" style:country-asian="FR"/>
    </style:style>
    <style:style style:name="T154" style:parent-style-name="title" style:family="text">
      <style:text-properties fo:font-style="normal" style:font-style-asian="normal" fo:font-variant="small-caps"/>
    </style:style>
    <style:style style:name="T155" style:parent-style-name="Policepardéfaut" style:family="text">
      <style:text-properties style:language-asian="fr" style:country-asian="FR"/>
    </style:style>
    <style:style style:name="T156" style:parent-style-name="Policepardéfaut" style:family="text">
      <style:text-properties style:language-asian="fr" style:country-asian="FR"/>
    </style:style>
    <style:style style:name="T157" style:parent-style-name="Policepardéfaut" style:family="text">
      <style:text-properties style:language-asian="fr" style:country-asian="FR"/>
    </style:style>
    <style:style style:name="T158" style:parent-style-name="Policepardéfaut" style:family="text">
      <style:text-properties style:language-asian="fr" style:country-asian="FR"/>
    </style:style>
    <style:style style:name="T159" style:parent-style-name="Policepardéfaut" style:family="text">
      <style:text-properties style:language-asian="fr" style:country-asian="FR"/>
    </style:style>
    <style:style style:name="T160" style:parent-style-name="Policepardéfaut" style:family="text">
      <style:text-properties style:language-asian="fr" style:country-asian="FR"/>
    </style:style>
    <style:style style:name="T161" style:parent-style-name="Policepardéfaut" style:family="text">
      <style:text-properties style:language-asian="fr" style:country-asian="FR"/>
    </style:style>
    <style:style style:name="T162" style:parent-style-name="Policepardéfaut" style:family="text">
      <style:text-properties style:language-asian="fr" style:country-asian="FR"/>
    </style:style>
    <style:style style:name="T163" style:parent-style-name="Policepardéfaut" style:family="text">
      <style:text-properties style:language-asian="fr" style:country-asian="FR"/>
    </style:style>
    <style:style style:name="T164" style:parent-style-name="Policepardéfaut" style:family="text">
      <style:text-properties style:language-asian="fr" style:country-asian="FR"/>
    </style:style>
    <style:style style:name="T165" style:parent-style-name="Policepardéfaut" style:family="text">
      <style:text-properties style:language-asian="fr" style:country-asian="FR"/>
    </style:style>
    <style:style style:name="T166" style:parent-style-name="Policepardéfaut" style:family="text">
      <style:text-properties style:language-asian="fr" style:country-asian="FR"/>
    </style:style>
    <style:style style:name="T167" style:parent-style-name="Policepardéfaut" style:family="text">
      <style:text-properties style:language-asian="fr" style:country-asian="FR"/>
    </style:style>
    <style:style style:name="T168" style:parent-style-name="Policepardéfaut" style:family="text">
      <style:text-properties style:language-asian="fr" style:country-asian="FR"/>
    </style:style>
    <style:style style:name="T169" style:parent-style-name="Policepardéfaut" style:family="text">
      <style:text-properties style:language-asian="fr" style:country-asian="FR"/>
    </style:style>
    <style:style style:name="T170" style:parent-style-name="Policepardéfaut" style:family="text">
      <style:text-properties style:language-asian="fr" style:country-asian="FR"/>
    </style:style>
    <style:style style:name="T171" style:parent-style-name="Policepardéfaut" style:family="text">
      <style:text-properties style:language-asian="fr" style:country-asian="FR"/>
    </style:style>
    <style:style style:name="T172" style:parent-style-name="Policepardéfaut" style:family="text">
      <style:text-properties style:language-asian="fr" style:country-asian="FR"/>
    </style:style>
    <style:style style:name="T173" style:parent-style-name="Policepardéfaut" style:family="text">
      <style:text-properties style:language-asian="fr" style:country-asian="FR"/>
    </style:style>
    <style:style style:name="T174" style:parent-style-name="Policepardéfaut" style:family="text">
      <style:text-properties style:language-asian="fr" style:country-asian="FR"/>
    </style:style>
    <style:style style:name="T175" style:parent-style-name="Policepardéfaut" style:family="text">
      <style:text-properties style:language-asian="fr" style:country-asian="FR"/>
    </style:style>
    <style:style style:name="T176" style:parent-style-name="Policepardéfaut" style:family="text">
      <style:text-properties style:language-asian="fr" style:country-asian="FR"/>
    </style:style>
    <style:style style:name="T177" style:parent-style-name="Policepardéfaut" style:family="text">
      <style:text-properties style:language-asian="fr" style:country-asian="FR"/>
    </style:style>
    <style:style style:name="T178" style:parent-style-name="Policepardéfaut" style:family="text">
      <style:text-properties style:language-asian="fr" style:country-asian="FR"/>
    </style:style>
    <style:style style:name="T179" style:parent-style-name="Policepardéfaut" style:family="text">
      <style:text-properties style:language-asian="fr" style:country-asian="FR"/>
    </style:style>
    <style:style style:name="T180" style:parent-style-name="Policepardéfaut" style:family="text">
      <style:text-properties style:language-asian="fr" style:country-asian="FR"/>
    </style:style>
    <style:style style:name="T181" style:parent-style-name="Policepardéfaut" style:family="text">
      <style:text-properties style:language-asian="fr" style:country-asian="FR"/>
    </style:style>
    <style:style style:name="T182" style:parent-style-name="Policepardéfaut" style:family="text">
      <style:text-properties style:language-asian="fr" style:country-asian="FR"/>
    </style:style>
    <style:style style:name="P183" style:parent-style-name="Corpsdetexte" style:family="paragraph">
      <style:text-properties style:language-asian="fr" style:country-asian="FR"/>
    </style:style>
    <style:style style:name="T184" style:parent-style-name="Policepardéfaut" style:family="text">
      <style:text-properties style:language-asian="fr" style:country-asian="FR"/>
    </style:style>
    <style:style style:name="T185" style:parent-style-name="Policepardéfaut" style:family="text">
      <style:text-properties style:language-asian="fr" style:country-asian="FR"/>
    </style:style>
    <style:style style:name="T186" style:parent-style-name="Policepardéfaut" style:family="text">
      <style:text-properties style:language-asian="fr" style:country-asian="FR"/>
    </style:style>
    <style:style style:name="T187" style:parent-style-name="Policepardéfaut" style:family="text">
      <style:text-properties style:language-asian="fr" style:country-asian="FR"/>
    </style:style>
    <style:style style:name="T188" style:parent-style-name="Policepardéfaut" style:family="text">
      <style:text-properties style:language-asian="fr" style:country-asian="FR"/>
    </style:style>
    <style:style style:name="T189" style:parent-style-name="Policepardéfaut" style:family="text">
      <style:text-properties style:language-asian="fr" style:country-asian="FR"/>
    </style:style>
    <style:style style:name="T190" style:parent-style-name="Policepardéfaut" style:family="text">
      <style:text-properties style:language-asian="fr" style:country-asian="FR"/>
    </style:style>
    <style:style style:name="T191" style:parent-style-name="Policepardéfaut" style:family="text">
      <style:text-properties style:language-asian="fr" style:country-asian="FR"/>
    </style:style>
    <style:style style:name="T192" style:parent-style-name="Policepardéfaut" style:family="text">
      <style:text-properties style:language-asian="fr" style:country-asian="FR"/>
    </style:style>
    <style:style style:name="T193" style:parent-style-name="Policepardéfaut" style:family="text">
      <style:text-properties style:language-asian="fr" style:country-asian="FR"/>
    </style:style>
    <style:style style:name="T194" style:parent-style-name="Policepardéfaut" style:family="text">
      <style:text-properties style:language-asian="fr" style:country-asian="FR"/>
    </style:style>
    <style:style style:name="T195" style:parent-style-name="Policepardéfaut" style:family="text">
      <style:text-properties style:language-asian="fr" style:country-asian="FR"/>
    </style:style>
    <style:style style:name="T196" style:parent-style-name="Policepardéfaut" style:family="text">
      <style:text-properties style:language-asian="fr" style:country-asian="FR"/>
    </style:style>
    <style:style style:name="T197" style:parent-style-name="Policepardéfaut" style:family="text">
      <style:text-properties style:language-asian="fr" style:country-asian="FR"/>
    </style:style>
    <style:style style:name="T198" style:parent-style-name="Policepardéfaut" style:family="text">
      <style:text-properties style:language-asian="fr" style:country-asian="FR"/>
    </style:style>
    <style:style style:name="T199" style:parent-style-name="Policepardéfaut" style:family="text">
      <style:text-properties style:language-asian="fr" style:country-asian="FR"/>
    </style:style>
    <style:style style:name="T200" style:parent-style-name="Policepardéfaut" style:family="text">
      <style:text-properties style:language-asian="fr" style:country-asian="FR"/>
    </style:style>
    <style:style style:name="T201" style:parent-style-name="Policepardéfaut" style:family="text">
      <style:text-properties style:language-asian="fr" style:country-asian="FR"/>
    </style:style>
    <style:style style:name="T202" style:parent-style-name="Policepardéfaut" style:family="text">
      <style:text-properties style:language-asian="fr" style:country-asian="FR"/>
    </style:style>
    <style:style style:name="T203" style:parent-style-name="Policepardéfaut" style:family="text">
      <style:text-properties style:language-asian="fr" style:country-asian="FR"/>
    </style:style>
    <style:style style:name="T204" style:parent-style-name="Policepardéfaut" style:family="text">
      <style:text-properties style:language-asian="fr" style:country-asian="FR"/>
    </style:style>
    <style:style style:name="T205" style:parent-style-name="Policepardéfaut" style:family="text">
      <style:text-properties style:language-asian="fr" style:country-asian="FR"/>
    </style:style>
    <style:style style:name="T206" style:parent-style-name="Policepardéfaut" style:family="text">
      <style:text-properties style:language-asian="fr" style:country-asian="FR"/>
    </style:style>
    <style:style style:name="T207" style:parent-style-name="Policepardéfaut" style:family="text">
      <style:text-properties style:language-asian="fr" style:country-asian="FR"/>
    </style:style>
    <style:style style:name="T208" style:parent-style-name="Policepardéfaut" style:family="text">
      <style:text-properties style:language-asian="fr" style:country-asian="FR"/>
    </style:style>
    <style:style style:name="T209" style:parent-style-name="Policepardéfaut" style:family="text">
      <style:text-properties style:language-asian="fr" style:country-asian="FR"/>
    </style:style>
    <style:style style:name="T210" style:parent-style-name="Policepardéfaut" style:family="text">
      <style:text-properties style:language-asian="fr" style:country-asian="FR"/>
    </style:style>
    <style:style style:name="T211" style:parent-style-name="Policepardéfaut" style:family="text">
      <style:text-properties style:language-asian="fr" style:country-asian="FR"/>
    </style:style>
    <style:style style:name="T212" style:parent-style-name="Policepardéfaut" style:family="text">
      <style:text-properties style:language-asian="fr" style:country-asian="FR"/>
    </style:style>
    <style:style style:name="T213" style:parent-style-name="Policepardéfaut" style:family="text">
      <style:text-properties style:language-asian="fr" style:country-asian="FR"/>
    </style:style>
    <style:style style:name="T214" style:parent-style-name="Policepardéfaut" style:family="text">
      <style:text-properties style:language-asian="fr" style:country-asian="FR"/>
    </style:style>
    <style:style style:name="T215" style:parent-style-name="Policepardéfaut" style:family="text">
      <style:text-properties style:language-asian="fr" style:country-asian="FR"/>
    </style:style>
    <style:style style:name="T216" style:parent-style-name="Policepardéfaut" style:family="text">
      <style:text-properties style:language-asian="fr" style:country-asian="FR"/>
    </style:style>
    <style:style style:name="T217" style:parent-style-name="Policepardéfaut" style:family="text">
      <style:text-properties style:language-asian="fr" style:country-asian="FR"/>
    </style:style>
    <style:style style:name="T218" style:parent-style-name="Policepardéfaut" style:family="text">
      <style:text-properties style:language-asian="fr" style:country-asian="FR"/>
    </style:style>
    <style:style style:name="T219" style:parent-style-name="Policepardéfaut" style:family="text">
      <style:text-properties style:language-asian="fr" style:country-asian="FR"/>
    </style:style>
    <style:style style:name="T220" style:parent-style-name="Policepardéfaut" style:family="text">
      <style:text-properties style:language-asian="fr" style:country-asian="FR"/>
    </style:style>
    <style:style style:name="T221" style:parent-style-name="Policepardéfaut" style:family="text">
      <style:text-properties style:language-asian="fr" style:country-asian="FR"/>
    </style:style>
    <style:style style:name="T222" style:parent-style-name="Policepardéfaut" style:family="text">
      <style:text-properties style:language-asian="fr" style:country-asian="FR"/>
    </style:style>
    <style:style style:name="T223" style:parent-style-name="Policepardéfaut" style:family="text">
      <style:text-properties style:language-asian="fr" style:country-asian="FR"/>
    </style:style>
    <style:style style:name="T224" style:parent-style-name="Policepardéfaut" style:family="text">
      <style:text-properties style:language-asian="fr" style:country-asian="FR"/>
    </style:style>
    <style:style style:name="T225" style:parent-style-name="Policepardéfaut" style:family="text">
      <style:text-properties style:language-asian="fr" style:country-asian="FR"/>
    </style:style>
    <style:style style:name="T226" style:parent-style-name="Policepardéfaut" style:family="text">
      <style:text-properties style:language-asian="fr" style:country-asian="FR"/>
    </style:style>
    <style:style style:name="T227" style:parent-style-name="Policepardéfaut" style:family="text">
      <style:text-properties style:language-asian="fr" style:country-asian="FR"/>
    </style:style>
    <style:style style:name="T228" style:parent-style-name="Policepardéfaut" style:family="text">
      <style:text-properties style:language-asian="fr" style:country-asian="FR"/>
    </style:style>
    <style:style style:name="T229" style:parent-style-name="Policepardéfaut" style:family="text">
      <style:text-properties style:language-asian="fr" style:country-asian="FR"/>
    </style:style>
    <style:style style:name="T230" style:parent-style-name="Policepardéfaut" style:family="text">
      <style:text-properties style:language-asian="fr" style:country-asian="FR"/>
    </style:style>
    <style:style style:name="T231" style:parent-style-name="Policepardéfaut" style:family="text">
      <style:text-properties style:language-asian="fr" style:country-asian="FR"/>
    </style:style>
    <style:style style:name="T232" style:parent-style-name="Policepardéfaut" style:family="text">
      <style:text-properties style:language-asian="fr" style:country-asian="FR"/>
    </style:style>
    <style:style style:name="T233" style:parent-style-name="Policepardéfaut" style:family="text">
      <style:text-properties style:language-asian="fr" style:country-asian="FR"/>
    </style:style>
    <style:style style:name="T234" style:parent-style-name="Policepardéfaut" style:family="text">
      <style:text-properties fo:font-style="italic" style:font-style-asian="italic" style:language-asian="fr" style:country-asian="FR"/>
    </style:style>
    <style:style style:name="T235" style:parent-style-name="Policepardéfaut" style:family="text">
      <style:text-properties style:language-asian="fr" style:country-asian="FR"/>
    </style:style>
    <style:style style:name="T236" style:parent-style-name="Policepardéfaut" style:family="text">
      <style:text-properties style:language-asian="fr" style:country-asian="FR"/>
    </style:style>
    <style:style style:name="T237" style:parent-style-name="Policepardéfaut" style:family="text">
      <style:text-properties style:language-asian="fr" style:country-asian="FR"/>
    </style:style>
    <style:style style:name="T238" style:parent-style-name="Policepardéfaut" style:family="text">
      <style:text-properties style:language-asian="fr" style:country-asian="FR"/>
    </style:style>
    <style:style style:name="T239" style:parent-style-name="Policepardéfaut" style:family="text">
      <style:text-properties style:language-asian="fr" style:country-asian="FR"/>
    </style:style>
    <style:style style:name="T240" style:parent-style-name="Policepardéfaut" style:family="text">
      <style:text-properties style:language-asian="fr" style:country-asian="FR"/>
    </style:style>
    <style:style style:name="T241" style:parent-style-name="Policepardéfaut" style:family="text">
      <style:text-properties style:language-asian="fr" style:country-asian="FR"/>
    </style:style>
    <style:style style:name="T242" style:parent-style-name="Policepardéfaut" style:family="text">
      <style:text-properties style:language-asian="fr" style:country-asian="FR"/>
    </style:style>
    <style:style style:name="T243" style:parent-style-name="Policepardéfaut" style:family="text">
      <style:text-properties style:language-asian="fr" style:country-asian="FR"/>
    </style:style>
    <style:style style:name="P244" style:parent-style-name="Corpsdetexte" style:family="paragraph">
      <style:text-properties style:language-asian="fr" style:country-asian="FR"/>
    </style:style>
    <style:style style:name="P245" style:parent-style-name="Corpsdetexte" style:family="paragraph">
      <style:text-properties style:language-asian="fr" style:country-asian="FR"/>
    </style:style>
    <style:style style:name="T246" style:parent-style-name="Policepardéfaut" style:family="text">
      <style:text-properties style:language-asian="fr" style:country-asian="FR"/>
    </style:style>
    <style:style style:name="T247" style:parent-style-name="Policepardéfaut" style:family="text">
      <style:text-properties style:language-asian="fr" style:country-asian="FR"/>
    </style:style>
    <style:style style:name="T248" style:parent-style-name="Policepardéfaut" style:family="text">
      <style:text-properties style:language-asian="fr" style:country-asian="FR"/>
    </style:style>
    <style:style style:name="T249" style:parent-style-name="title" style:family="text">
      <style:text-properties fo:font-style="normal" style:font-style-asian="normal" fo:font-variant="small-caps"/>
    </style:style>
    <style:style style:name="T250" style:parent-style-name="Policepardéfaut" style:family="text">
      <style:text-properties style:language-asian="fr" style:country-asian="FR"/>
    </style:style>
    <style:style style:name="T251" style:parent-style-name="Policepardéfaut" style:family="text">
      <style:text-properties fo:font-style="italic" style:font-style-asian="italic" style:language-asian="fr" style:country-asian="FR"/>
    </style:style>
    <style:style style:name="T252" style:parent-style-name="Policepardéfaut" style:family="text">
      <style:text-properties style:language-asian="fr" style:country-asian="FR"/>
    </style:style>
    <style:style style:name="T253" style:parent-style-name="Policepardéfaut" style:family="text">
      <style:text-properties style:language-asian="fr" style:country-asian="FR"/>
    </style:style>
    <style:style style:name="T254" style:parent-style-name="Policepardéfaut" style:family="text">
      <style:text-properties fo:font-variant="small-caps" style:language-asian="fr" style:country-asian="FR"/>
    </style:style>
    <style:style style:name="T255" style:parent-style-name="Policepardéfaut" style:family="text">
      <style:text-properties fo:font-variant="small-caps" style:language-asian="fr" style:country-asian="FR"/>
    </style:style>
    <style:style style:name="T256" style:parent-style-name="Policepardéfaut" style:family="text">
      <style:text-properties fo:font-variant="small-caps" style:language-asian="fr" style:country-asian="FR"/>
    </style:style>
    <style:style style:name="T257" style:parent-style-name="Policepardéfaut" style:family="text">
      <style:text-properties fo:font-variant="small-caps" style:language-asian="fr" style:country-asian="FR"/>
    </style:style>
    <style:style style:name="T258" style:parent-style-name="Policepardéfaut" style:family="text">
      <style:text-properties fo:font-variant="small-caps" style:language-asian="fr" style:country-asian="FR"/>
    </style:style>
    <style:style style:name="T259" style:parent-style-name="Policepardéfaut" style:family="text">
      <style:text-properties fo:font-variant="small-caps" style:language-asian="fr" style:country-asian="FR"/>
    </style:style>
    <style:style style:name="T260" style:parent-style-name="Policepardéfaut" style:family="text">
      <style:text-properties style:font-name-asian="Times New Roman" style:font-name-complex="Times New Roman" fo:font-variant="small-caps" style:font-size-complex="12pt" style:language-asian="fr" style:country-asian="FR"/>
    </style:style>
    <style:style style:name="T261" style:parent-style-name="Policepardéfaut" style:family="text">
      <style:text-properties style:font-name-asian="Times New Roman" style:font-name-complex="Times New Roman" style:font-size-complex="12pt" style:language-asian="fr" style:country-asian="FR"/>
    </style:style>
    <style:style style:name="T262" style:parent-style-name="Policepardéfaut" style:family="text">
      <style:text-properties fo:font-variant="small-caps" style:language-asian="fr" style:country-asian="FR"/>
    </style:style>
    <style:style style:name="T263" style:parent-style-name="Policepardéfaut" style:family="text">
      <style:text-properties style:language-asian="fr" style:country-asian="FR"/>
    </style:style>
    <style:style style:name="T264" style:parent-style-name="Policepardéfaut" style:family="text">
      <style:text-properties style:language-asian="fr" style:country-asian="FR"/>
    </style:style>
    <style:style style:name="T265" style:parent-style-name="Policepardéfaut" style:family="text">
      <style:text-properties style:language-asian="fr" style:country-asian="FR"/>
    </style:style>
    <style:style style:name="T266" style:parent-style-name="Policepardéfaut" style:family="text">
      <style:text-properties style:language-asian="fr" style:country-asian="FR"/>
    </style:style>
    <style:style style:name="T267" style:parent-style-name="Policepardéfaut" style:family="text">
      <style:text-properties style:language-asian="fr" style:country-asian="FR"/>
    </style:style>
    <style:style style:name="T268" style:parent-style-name="Policepardéfaut" style:family="text">
      <style:text-properties style:language-asian="fr" style:country-asian="FR"/>
    </style:style>
    <style:style style:name="T269" style:parent-style-name="Policepardéfaut" style:family="text">
      <style:text-properties style:language-asian="fr" style:country-asian="FR"/>
    </style:style>
    <style:style style:name="T270" style:parent-style-name="Policepardéfaut" style:family="text">
      <style:text-properties fo:font-style="italic" style:font-style-asian="italic" style:language-asian="fr" style:country-asian="FR"/>
    </style:style>
    <style:style style:name="T271" style:parent-style-name="Policepardéfaut" style:family="text">
      <style:text-properties style:language-asian="fr" style:country-asian="FR"/>
    </style:style>
    <style:style style:name="T272" style:parent-style-name="Policepardéfaut" style:family="text">
      <style:text-properties style:language-asian="fr" style:country-asian="FR"/>
    </style:style>
    <style:style style:name="T273" style:parent-style-name="Policepardéfaut" style:family="text">
      <style:text-properties style:language-asian="fr" style:country-asian="FR"/>
    </style:style>
    <style:style style:name="T274" style:parent-style-name="Policepardéfaut" style:family="text">
      <style:text-properties style:language-asian="fr" style:country-asian="FR"/>
    </style:style>
    <style:style style:name="T275" style:parent-style-name="Policepardéfaut" style:family="text">
      <style:text-properties fo:font-variant="small-caps" style:language-asian="fr" style:country-asian="FR"/>
    </style:style>
    <style:style style:name="T276" style:parent-style-name="Policepardéfaut" style:family="text">
      <style:text-properties fo:font-variant="small-caps" style:language-asian="fr" style:country-asian="FR"/>
    </style:style>
    <style:style style:name="T277" style:parent-style-name="Policepardéfaut" style:family="text">
      <style:text-properties fo:font-variant="small-caps" style:language-asian="fr" style:country-asian="FR"/>
    </style:style>
    <style:style style:name="T278" style:parent-style-name="Policepardéfaut" style:family="text">
      <style:text-properties style:language-asian="fr" style:country-asian="FR"/>
    </style:style>
    <style:style style:name="T279" style:parent-style-name="Policepardéfaut" style:family="text">
      <style:text-properties fo:font-variant="small-caps" style:language-asian="fr" style:country-asian="FR"/>
    </style:style>
    <style:style style:name="T280" style:parent-style-name="Policepardéfaut" style:family="text">
      <style:text-properties style:language-asian="fr" style:country-asian="FR"/>
    </style:style>
    <style:style style:name="T281" style:parent-style-name="Policepardéfaut" style:family="text">
      <style:text-properties fo:font-variant="small-caps" style:language-asian="fr" style:country-asian="FR"/>
    </style:style>
    <style:style style:name="T282" style:parent-style-name="Policepardéfaut" style:family="text">
      <style:text-properties style:language-asian="fr" style:country-asian="FR"/>
    </style:style>
    <style:style style:name="T283" style:parent-style-name="Policepardéfaut" style:family="text">
      <style:text-properties style:language-asian="fr" style:country-asian="FR"/>
    </style:style>
    <style:style style:name="T284" style:parent-style-name="Policepardéfaut" style:family="text">
      <style:text-properties style:language-asian="fr" style:country-asian="FR"/>
    </style:style>
    <style:style style:name="T285" style:parent-style-name="Policepardéfaut" style:family="text">
      <style:text-properties style:language-asian="fr" style:country-asian="FR"/>
    </style:style>
    <style:style style:name="T286" style:parent-style-name="Policepardéfaut" style:family="text">
      <style:text-properties style:language-asian="fr" style:country-asian="FR"/>
    </style:style>
    <style:style style:name="T287" style:parent-style-name="Policepardéfaut" style:family="text">
      <style:text-properties style:language-asian="fr" style:country-asian="FR"/>
    </style:style>
    <style:style style:name="T288" style:parent-style-name="Policepardéfaut" style:family="text">
      <style:text-properties style:language-asian="fr" style:country-asian="FR"/>
    </style:style>
    <style:style style:name="T289" style:parent-style-name="Policepardéfaut" style:family="text">
      <style:text-properties style:language-asian="fr" style:country-asian="FR"/>
    </style:style>
    <style:style style:name="T290" style:parent-style-name="Policepardéfaut" style:family="text">
      <style:text-properties style:language-asian="fr" style:country-asian="FR"/>
    </style:style>
    <style:style style:name="T291" style:parent-style-name="Policepardéfaut" style:family="text">
      <style:text-properties style:language-asian="fr" style:country-asian="FR"/>
    </style:style>
    <style:style style:name="T292" style:parent-style-name="Policepardéfaut" style:family="text">
      <style:text-properties style:language-asian="fr" style:country-asian="FR"/>
    </style:style>
    <style:style style:name="T293" style:parent-style-name="Policepardéfaut" style:family="text">
      <style:text-properties style:language-asian="fr" style:country-asian="FR"/>
    </style:style>
    <style:style style:name="T294" style:parent-style-name="Policepardéfaut" style:family="text">
      <style:text-properties style:language-asian="fr" style:country-asian="FR"/>
    </style:style>
    <style:style style:name="T295" style:parent-style-name="Policepardéfaut" style:family="text">
      <style:text-properties style:language-asian="fr" style:country-asian="FR"/>
    </style:style>
    <style:style style:name="T296" style:parent-style-name="Policepardéfaut" style:family="text">
      <style:text-properties style:language-asian="fr" style:country-asian="FR"/>
    </style:style>
    <style:style style:name="T297" style:parent-style-name="Policepardéfaut" style:family="text">
      <style:text-properties style:language-asian="fr" style:country-asian="FR"/>
    </style:style>
    <style:style style:name="T298" style:parent-style-name="Policepardéfaut" style:family="text">
      <style:text-properties style:language-asian="fr" style:country-asian="FR"/>
    </style:style>
    <style:style style:name="T299" style:parent-style-name="Policepardéfaut" style:family="text">
      <style:text-properties style:language-asian="fr" style:country-asian="FR"/>
    </style:style>
    <style:style style:name="T300" style:parent-style-name="Policepardéfaut" style:family="text">
      <style:text-properties style:language-asian="fr" style:country-asian="FR"/>
    </style:style>
    <style:style style:name="T301" style:parent-style-name="Policepardéfaut" style:family="text">
      <style:text-properties style:language-asian="fr" style:country-asian="FR"/>
    </style:style>
    <style:style style:name="T302" style:parent-style-name="Policepardéfaut" style:family="text">
      <style:text-properties style:language-asian="fr" style:country-asian="FR"/>
    </style:style>
    <style:style style:name="T303" style:parent-style-name="Policepardéfaut" style:family="text">
      <style:text-properties style:language-asian="fr" style:country-asian="FR"/>
    </style:style>
    <style:style style:name="T304" style:parent-style-name="Policepardéfaut" style:family="text">
      <style:text-properties style:language-asian="fr" style:country-asian="FR"/>
    </style:style>
    <style:style style:name="T305" style:parent-style-name="Policepardéfaut" style:family="text">
      <style:text-properties style:language-asian="fr" style:country-asian="FR"/>
    </style:style>
    <style:style style:name="T306" style:parent-style-name="Policepardéfaut" style:family="text">
      <style:text-properties style:language-asian="fr" style:country-asian="FR"/>
    </style:style>
    <style:style style:name="T307" style:parent-style-name="Policepardéfaut" style:family="text">
      <style:text-properties style:language-asian="fr" style:country-asian="FR"/>
    </style:style>
    <style:style style:name="T308" style:parent-style-name="Policepardéfaut" style:family="text">
      <style:text-properties style:language-asian="fr" style:country-asian="FR"/>
    </style:style>
    <style:style style:name="T309" style:parent-style-name="Policepardéfaut" style:family="text">
      <style:text-properties style:language-asian="fr" style:country-asian="FR"/>
    </style:style>
    <style:style style:name="T310" style:parent-style-name="Policepardéfaut" style:family="text">
      <style:text-properties style:language-asian="fr" style:country-asian="FR"/>
    </style:style>
    <style:style style:name="T311" style:parent-style-name="Policepardéfaut" style:family="text">
      <style:text-properties style:language-asian="fr" style:country-asian="FR"/>
    </style:style>
    <style:style style:name="T312" style:parent-style-name="Policepardéfaut" style:family="text">
      <style:text-properties style:language-asian="fr" style:country-asian="FR"/>
    </style:style>
    <style:style style:name="T313" style:parent-style-name="Policepardéfaut" style:family="text">
      <style:text-properties style:language-asian="fr" style:country-asian="FR"/>
    </style:style>
    <style:style style:name="T314" style:parent-style-name="Policepardéfaut" style:family="text">
      <style:text-properties style:language-asian="fr" style:country-asian="FR"/>
    </style:style>
    <style:style style:name="T315" style:parent-style-name="Policepardéfaut" style:family="text">
      <style:text-properties style:language-asian="fr" style:country-asian="FR"/>
    </style:style>
    <style:style style:name="T316" style:parent-style-name="Policepardéfaut" style:family="text">
      <style:text-properties style:language-asian="fr" style:country-asian="FR"/>
    </style:style>
    <style:style style:name="T317" style:parent-style-name="Policepardéfaut" style:family="text">
      <style:text-properties style:language-asian="fr" style:country-asian="FR"/>
    </style:style>
    <style:style style:name="T318" style:parent-style-name="Policepardéfaut" style:family="text">
      <style:text-properties style:language-asian="fr" style:country-asian="FR"/>
    </style:style>
    <style:style style:name="T319" style:parent-style-name="Policepardéfaut" style:family="text">
      <style:text-properties style:language-asian="fr" style:country-asian="FR"/>
    </style:style>
    <style:style style:name="T320" style:parent-style-name="Policepardéfaut" style:family="text">
      <style:text-properties style:language-asian="fr" style:country-asian="FR"/>
    </style:style>
    <style:style style:name="T321" style:parent-style-name="Policepardéfaut" style:family="text">
      <style:text-properties style:language-asian="fr" style:country-asian="FR"/>
    </style:style>
    <style:style style:name="T322" style:parent-style-name="Policepardéfaut" style:family="text">
      <style:text-properties style:language-asian="fr" style:country-asian="FR"/>
    </style:style>
    <style:style style:name="T323" style:parent-style-name="Policepardéfaut" style:family="text">
      <style:text-properties fo:font-style="italic" style:font-style-asian="italic" style:language-asian="fr" style:country-asian="FR"/>
    </style:style>
    <style:style style:name="T324" style:parent-style-name="Policepardéfaut" style:family="text">
      <style:text-properties style:language-asian="fr" style:country-asian="FR"/>
    </style:style>
    <style:style style:name="T325" style:parent-style-name="Policepardéfaut" style:family="text">
      <style:text-properties fo:font-style="italic" style:font-style-asian="italic" style:language-asian="fr" style:country-asian="FR"/>
    </style:style>
    <style:style style:name="T326" style:parent-style-name="Policepardéfaut" style:family="text">
      <style:text-properties style:language-asian="fr" style:country-asian="FR"/>
    </style:style>
    <style:style style:name="T327" style:parent-style-name="Policepardéfaut" style:family="text">
      <style:text-properties style:language-asian="fr" style:country-asian="FR"/>
    </style:style>
    <style:style style:name="T328" style:parent-style-name="Policepardéfaut" style:family="text">
      <style:text-properties style:language-asian="fr" style:country-asian="FR"/>
    </style:style>
    <style:style style:name="T329" style:parent-style-name="Policepardéfaut" style:family="text">
      <style:text-properties style:language-asian="fr" style:country-asian="FR"/>
    </style:style>
    <style:style style:name="T330" style:parent-style-name="Policepardéfaut" style:family="text">
      <style:text-properties style:language-asian="fr" style:country-asian="FR"/>
    </style:style>
    <style:style style:name="T331" style:parent-style-name="Policepardéfaut" style:family="text">
      <style:text-properties style:language-asian="fr" style:country-asian="FR"/>
    </style:style>
    <style:style style:name="T332" style:parent-style-name="Policepardéfaut" style:family="text">
      <style:text-properties style:font-name-asian="Times New Roman" style:font-name-complex="Times New Roman" style:font-size-complex="12pt" style:language-asian="fr" style:country-asian="FR"/>
    </style:style>
    <style:style style:name="T333" style:parent-style-name="Policepardéfaut" style:family="text">
      <style:text-properties style:font-name-asian="Times New Roman" style:font-name-complex="Times New Roman" style:font-size-complex="12pt" style:language-asian="fr" style:country-asian="FR"/>
    </style:style>
    <style:style style:name="T334" style:parent-style-name="Policepardéfaut" style:family="text">
      <style:text-properties style:font-name-asian="Times New Roman" style:font-name-complex="Times New Roman" style:font-size-complex="12pt" style:language-asian="fr" style:country-asian="FR"/>
    </style:style>
    <style:style style:name="P335" style:parent-style-name="Corpsdetexte" style:family="paragraph">
      <style:text-properties style:language-asian="fr" style:country-asian="FR"/>
    </style:style>
    <style:style style:name="P336" style:parent-style-name="Corpsdetexte" style:family="paragraph">
      <style:text-properties style:language-asian="fr" style:country-asian="FR"/>
    </style:style>
    <style:style style:name="P337" style:parent-style-name="Corpsdetexte" style:family="paragraph">
      <style:text-properties style:language-asian="fr" style:country-asian="FR"/>
    </style:style>
    <style:style style:name="T338" style:parent-style-name="Policepardéfaut" style:family="text">
      <style:text-properties style:language-asian="fr" style:country-asian="FR"/>
    </style:style>
    <style:style style:name="T339" style:parent-style-name="Policepardéfaut" style:family="text">
      <style:text-properties style:language-asian="fr" style:country-asian="FR"/>
    </style:style>
    <style:style style:name="T340" style:parent-style-name="Policepardéfaut" style:family="text">
      <style:text-properties style:language-asian="fr" style:country-asian="FR"/>
    </style:style>
    <style:style style:name="T341" style:parent-style-name="Policepardéfaut" style:family="text">
      <style:text-properties style:language-asian="fr" style:country-asian="FR"/>
    </style:style>
    <style:style style:name="T342" style:parent-style-name="Policepardéfaut" style:family="text">
      <style:text-properties fo:font-style="italic" style:font-style-asian="italic" style:language-asian="fr" style:country-asian="FR"/>
    </style:style>
    <style:style style:name="T343" style:parent-style-name="Policepardéfaut" style:family="text">
      <style:text-properties style:language-asian="fr" style:country-asian="FR"/>
    </style:style>
    <style:style style:name="T344" style:parent-style-name="Policepardéfaut" style:family="text">
      <style:text-properties style:language-asian="fr" style:country-asian="FR"/>
    </style:style>
    <style:style style:name="T345" style:parent-style-name="Policepardéfaut" style:family="text">
      <style:text-properties style:language-asian="fr" style:country-asian="FR"/>
    </style:style>
    <style:style style:name="T346" style:parent-style-name="Policepardéfaut" style:family="text">
      <style:text-properties style:language-asian="fr" style:country-asian="FR"/>
    </style:style>
    <style:style style:name="T347" style:parent-style-name="Policepardéfaut" style:family="text">
      <style:text-properties fo:font-style="italic" style:font-style-asian="italic" style:language-asian="fr" style:country-asian="FR"/>
    </style:style>
    <style:style style:name="T348" style:parent-style-name="Policepardéfaut" style:family="text">
      <style:text-properties style:language-asian="fr" style:country-asian="FR"/>
    </style:style>
    <style:style style:name="T349" style:parent-style-name="Policepardéfaut" style:family="text">
      <style:text-properties style:language-asian="fr" style:country-asian="FR"/>
    </style:style>
    <style:style style:name="T350" style:parent-style-name="Policepardéfaut" style:family="text">
      <style:text-properties style:language-asian="fr" style:country-asian="FR"/>
    </style:style>
    <style:style style:name="T351" style:parent-style-name="Policepardéfaut" style:family="text">
      <style:text-properties style:language-asian="fr" style:country-asian="FR"/>
    </style:style>
    <style:style style:name="T352" style:parent-style-name="Policepardéfaut" style:family="text">
      <style:text-properties style:language-asian="fr" style:country-asian="FR"/>
    </style:style>
    <style:style style:name="T353" style:parent-style-name="Policepardéfaut" style:family="text">
      <style:text-properties style:language-asian="fr" style:country-asian="FR"/>
    </style:style>
    <style:style style:name="T354" style:parent-style-name="Policepardéfaut" style:family="text">
      <style:text-properties style:language-asian="fr" style:country-asian="FR"/>
    </style:style>
    <style:style style:name="T355" style:parent-style-name="Policepardéfaut" style:family="text">
      <style:text-properties style:language-asian="fr" style:country-asian="FR"/>
    </style:style>
    <style:style style:name="T356" style:parent-style-name="Policepardéfaut" style:family="text">
      <style:text-properties style:language-asian="fr" style:country-asian="FR"/>
    </style:style>
    <style:style style:name="T357" style:parent-style-name="Policepardéfaut" style:family="text">
      <style:text-properties style:language-asian="fr" style:country-asian="FR"/>
    </style:style>
    <style:style style:name="T358" style:parent-style-name="Policepardéfaut" style:family="text">
      <style:text-properties style:language-asian="fr" style:country-asian="FR"/>
    </style:style>
    <style:style style:name="T359" style:parent-style-name="Policepardéfaut" style:family="text">
      <style:text-properties style:language-asian="fr" style:country-asian="FR"/>
    </style:style>
    <style:style style:name="T360" style:parent-style-name="Policepardéfaut" style:family="text">
      <style:text-properties style:language-asian="fr" style:country-asian="FR"/>
    </style:style>
    <style:style style:name="T361" style:parent-style-name="Policepardéfaut" style:family="text">
      <style:text-properties style:language-asian="fr" style:country-asian="FR"/>
    </style:style>
    <style:style style:name="T362" style:parent-style-name="Policepardéfaut" style:family="text">
      <style:text-properties style:language-asian="fr" style:country-asian="FR"/>
    </style:style>
    <style:style style:name="T363" style:parent-style-name="Policepardéfaut" style:family="text">
      <style:text-properties style:language-asian="fr" style:country-asian="FR"/>
    </style:style>
    <style:style style:name="T364" style:parent-style-name="Policepardéfaut" style:family="text">
      <style:text-properties style:language-asian="fr" style:country-asian="FR"/>
    </style:style>
    <style:style style:name="T365" style:parent-style-name="Policepardéfaut" style:family="text">
      <style:text-properties style:language-asian="fr" style:country-asian="FR"/>
    </style:style>
    <style:style style:name="T366" style:parent-style-name="Policepardéfaut" style:family="text">
      <style:text-properties style:language-asian="fr" style:country-asian="FR"/>
    </style:style>
    <style:style style:name="T367" style:parent-style-name="Policepardéfaut" style:family="text">
      <style:text-properties style:language-asian="fr" style:country-asian="FR"/>
    </style:style>
    <style:style style:name="T368" style:parent-style-name="Policepardéfaut" style:family="text">
      <style:text-properties style:language-asian="fr" style:country-asian="FR"/>
    </style:style>
    <style:style style:name="T369" style:parent-style-name="Policepardéfaut" style:family="text">
      <style:text-properties style:language-asian="fr" style:country-asian="FR"/>
    </style:style>
    <style:style style:name="T370" style:parent-style-name="Policepardéfaut" style:family="text">
      <style:text-properties style:language-asian="fr" style:country-asian="FR"/>
    </style:style>
    <style:style style:name="T371" style:parent-style-name="Policepardéfaut" style:family="text">
      <style:text-properties style:language-asian="fr" style:country-asian="FR"/>
    </style:style>
    <style:style style:name="T372" style:parent-style-name="Policepardéfaut" style:family="text">
      <style:text-properties style:language-asian="fr" style:country-asian="FR"/>
    </style:style>
    <style:style style:name="T373" style:parent-style-name="Policepardéfaut" style:family="text">
      <style:text-properties style:language-asian="fr" style:country-asian="FR"/>
    </style:style>
    <style:style style:name="T374" style:parent-style-name="Policepardéfaut" style:family="text">
      <style:text-properties style:language-asian="fr" style:country-asian="FR"/>
    </style:style>
    <style:style style:name="T375" style:parent-style-name="Policepardéfaut" style:family="text">
      <style:text-properties style:language-asian="fr" style:country-asian="FR"/>
    </style:style>
    <style:style style:name="T376" style:parent-style-name="Policepardéfaut" style:family="text">
      <style:text-properties style:language-asian="fr" style:country-asian="FR"/>
    </style:style>
    <style:style style:name="T377" style:parent-style-name="Policepardéfaut" style:family="text">
      <style:text-properties style:language-asian="fr" style:country-asian="FR"/>
    </style:style>
    <style:style style:name="T378" style:parent-style-name="Policepardéfaut" style:family="text">
      <style:text-properties style:language-asian="fr" style:country-asian="FR"/>
    </style:style>
    <style:style style:name="T379" style:parent-style-name="Policepardéfaut" style:family="text">
      <style:text-properties style:language-asian="fr" style:country-asian="FR"/>
    </style:style>
    <style:style style:name="T380" style:parent-style-name="Policepardéfaut" style:family="text">
      <style:text-properties style:language-asian="fr" style:country-asian="FR"/>
    </style:style>
    <style:style style:name="T381" style:parent-style-name="Policepardéfaut" style:family="text">
      <style:text-properties style:language-asian="fr" style:country-asian="FR"/>
    </style:style>
    <style:style style:name="T382" style:parent-style-name="Policepardéfaut" style:family="text">
      <style:text-properties style:language-asian="fr" style:country-asian="FR"/>
    </style:style>
    <style:style style:name="T383" style:parent-style-name="Policepardéfaut" style:family="text">
      <style:text-properties style:language-asian="fr" style:country-asian="FR"/>
    </style:style>
    <style:style style:name="T384" style:parent-style-name="Policepardéfaut" style:family="text">
      <style:text-properties style:language-asian="fr" style:country-asian="FR"/>
    </style:style>
    <style:style style:name="T385" style:parent-style-name="Policepardéfaut" style:family="text">
      <style:text-properties style:language-asian="fr" style:country-asian="FR"/>
    </style:style>
    <style:style style:name="T386" style:parent-style-name="Policepardéfaut" style:family="text">
      <style:text-properties style:language-asian="fr" style:country-asian="FR"/>
    </style:style>
    <style:style style:name="T387" style:parent-style-name="Policepardéfaut" style:family="text">
      <style:text-properties style:language-asian="fr" style:country-asian="FR"/>
    </style:style>
    <style:style style:name="T388" style:parent-style-name="Policepardéfaut" style:family="text">
      <style:text-properties style:language-asian="fr" style:country-asian="FR"/>
    </style:style>
    <style:style style:name="T389" style:parent-style-name="Policepardéfaut" style:family="text">
      <style:text-properties style:language-asian="fr" style:country-asian="FR"/>
    </style:style>
    <style:style style:name="T390" style:parent-style-name="Policepardéfaut" style:family="text">
      <style:text-properties style:language-asian="fr" style:country-asian="FR"/>
    </style:style>
    <style:style style:name="T391" style:parent-style-name="Policepardéfaut" style:family="text">
      <style:text-properties style:language-asian="fr" style:country-asian="FR"/>
    </style:style>
    <style:style style:name="T392" style:parent-style-name="Policepardéfaut" style:family="text">
      <style:text-properties style:language-asian="fr" style:country-asian="FR"/>
    </style:style>
    <style:style style:name="T393" style:parent-style-name="Policepardéfaut" style:family="text">
      <style:text-properties style:language-asian="fr" style:country-asian="FR"/>
    </style:style>
    <style:style style:name="T394" style:parent-style-name="Policepardéfaut" style:family="text">
      <style:text-properties style:language-asian="fr" style:country-asian="FR"/>
    </style:style>
    <style:style style:name="T395" style:parent-style-name="Policepardéfaut" style:family="text">
      <style:text-properties style:language-asian="fr" style:country-asian="FR"/>
    </style:style>
    <style:style style:name="T396" style:parent-style-name="Policepardéfaut" style:family="text">
      <style:text-properties style:language-asian="fr" style:country-asian="FR"/>
    </style:style>
    <style:style style:name="T397" style:parent-style-name="Policepardéfaut" style:family="text">
      <style:text-properties style:language-asian="fr" style:country-asian="FR"/>
    </style:style>
    <style:style style:name="T398" style:parent-style-name="Policepardéfaut" style:family="text">
      <style:text-properties style:language-asian="fr" style:country-asian="FR"/>
    </style:style>
    <style:style style:name="T399" style:parent-style-name="Policepardéfaut" style:family="text">
      <style:text-properties style:language-asian="fr" style:country-asian="FR"/>
    </style:style>
    <style:style style:name="T400" style:parent-style-name="Policepardéfaut" style:family="text">
      <style:text-properties style:language-asian="fr" style:country-asian="FR"/>
    </style:style>
    <style:style style:name="T401" style:parent-style-name="Policepardéfaut" style:family="text">
      <style:text-properties style:language-asian="fr" style:country-asian="FR"/>
    </style:style>
    <style:style style:name="T402" style:parent-style-name="Policepardéfaut" style:family="text">
      <style:text-properties style:language-asian="fr" style:country-asian="FR"/>
    </style:style>
    <style:style style:name="T403" style:parent-style-name="Policepardéfaut" style:family="text">
      <style:text-properties style:language-asian="fr" style:country-asian="FR"/>
    </style:style>
    <style:style style:name="T404" style:parent-style-name="Policepardéfaut" style:family="text">
      <style:text-properties fo:font-style="italic" style:font-style-asian="italic" style:language-asian="fr" style:country-asian="FR"/>
    </style:style>
    <style:style style:name="T405" style:parent-style-name="Policepardéfaut" style:family="text">
      <style:text-properties style:language-asian="fr" style:country-asian="FR"/>
    </style:style>
    <style:style style:name="T406" style:parent-style-name="Policepardéfaut" style:family="text">
      <style:text-properties style:language-asian="fr" style:country-asian="FR"/>
    </style:style>
    <style:style style:name="T407" style:parent-style-name="Policepardéfaut" style:family="text">
      <style:text-properties style:language-asian="fr" style:country-asian="FR"/>
    </style:style>
    <style:style style:name="T408" style:parent-style-name="Policepardéfaut" style:family="text">
      <style:text-properties style:language-asian="fr" style:country-asian="FR"/>
    </style:style>
    <style:style style:name="T409" style:parent-style-name="Policepardéfaut" style:family="text">
      <style:text-properties style:language-asian="fr" style:country-asian="FR"/>
    </style:style>
    <style:style style:name="T410" style:parent-style-name="Policepardéfaut" style:family="text">
      <style:text-properties style:language-asian="fr" style:country-asian="FR"/>
    </style:style>
    <style:style style:name="T411" style:parent-style-name="Policepardéfaut" style:family="text">
      <style:text-properties style:language-asian="fr" style:country-asian="FR"/>
    </style:style>
    <style:style style:name="T412" style:parent-style-name="Policepardéfaut" style:family="text">
      <style:text-properties style:language-asian="fr" style:country-asian="FR"/>
    </style:style>
    <style:style style:name="T413" style:parent-style-name="Policepardéfaut" style:family="text">
      <style:text-properties style:language-asian="fr" style:country-asian="FR"/>
    </style:style>
    <style:style style:name="T414" style:parent-style-name="Policepardéfaut" style:family="text">
      <style:text-properties style:language-asian="fr" style:country-asian="FR"/>
    </style:style>
    <style:style style:name="T415" style:parent-style-name="Policepardéfaut" style:family="text">
      <style:text-properties style:language-asian="fr" style:country-asian="FR"/>
    </style:style>
    <style:style style:name="T416" style:parent-style-name="Policepardéfaut" style:family="text">
      <style:text-properties style:language-asian="fr" style:country-asian="FR"/>
    </style:style>
    <style:style style:name="T417" style:parent-style-name="Policepardéfaut" style:family="text">
      <style:text-properties style:language-asian="fr" style:country-asian="FR"/>
    </style:style>
    <style:style style:name="T418" style:parent-style-name="Policepardéfaut" style:family="text">
      <style:text-properties style:language-asian="fr" style:country-asian="FR"/>
    </style:style>
    <style:style style:name="T419" style:parent-style-name="Policepardéfaut" style:family="text">
      <style:text-properties style:language-asian="fr" style:country-asian="FR"/>
    </style:style>
    <style:style style:name="T420" style:parent-style-name="Policepardéfaut" style:family="text">
      <style:text-properties style:language-asian="fr" style:country-asian="FR"/>
    </style:style>
    <style:style style:name="T421" style:parent-style-name="Policepardéfaut" style:family="text">
      <style:text-properties style:language-asian="fr" style:country-asian="FR"/>
    </style:style>
    <style:style style:name="T422" style:parent-style-name="Policepardéfaut" style:family="text">
      <style:text-properties style:font-name-asian="Times New Roman" style:language-asian="fr" style:country-asian="FR"/>
    </style:style>
    <style:style style:name="T423" style:parent-style-name="Policepardéfaut" style:family="text">
      <style:text-properties style:font-name-asian="Times New Roman" style:language-asian="fr" style:country-asian="FR"/>
    </style:style>
    <style:style style:name="T424" style:parent-style-name="Policepardéfaut" style:family="text">
      <style:text-properties style:font-name-asian="Times New Roman" style:language-asian="fr" style:country-asian="FR"/>
    </style:style>
    <style:style style:name="T425" style:parent-style-name="Policepardéfaut" style:family="text">
      <style:text-properties style:language-asian="fr" style:country-asian="FR"/>
    </style:style>
    <style:style style:name="T426" style:parent-style-name="Policepardéfaut" style:family="text">
      <style:text-properties style:language-asian="fr" style:country-asian="FR"/>
    </style:style>
    <style:style style:name="T427" style:parent-style-name="Policepardéfaut" style:family="text">
      <style:text-properties style:language-asian="fr" style:country-asian="FR"/>
    </style:style>
    <style:style style:name="T428" style:parent-style-name="Policepardéfaut" style:family="text">
      <style:text-properties style:language-asian="fr" style:country-asian="FR"/>
    </style:style>
    <style:style style:name="T429" style:parent-style-name="Policepardéfaut" style:family="text">
      <style:text-properties style:language-asian="fr" style:country-asian="FR"/>
    </style:style>
    <style:style style:name="T430" style:parent-style-name="Policepardéfaut" style:family="text">
      <style:text-properties style:language-asian="fr" style:country-asian="FR"/>
    </style:style>
    <style:style style:name="T431" style:parent-style-name="Policepardéfaut" style:family="text">
      <style:text-properties style:language-asian="fr" style:country-asian="FR"/>
    </style:style>
    <style:style style:name="T432" style:parent-style-name="Policepardéfaut" style:family="text">
      <style:text-properties style:language-asian="fr" style:country-asian="FR"/>
    </style:style>
    <style:style style:name="T433" style:parent-style-name="Policepardéfaut" style:family="text">
      <style:text-properties style:language-asian="fr" style:country-asian="FR"/>
    </style:style>
    <style:style style:name="T434" style:parent-style-name="Policepardéfaut" style:family="text">
      <style:text-properties style:language-asian="fr" style:country-asian="FR"/>
    </style:style>
    <style:style style:name="T435" style:parent-style-name="Policepardéfaut" style:family="text">
      <style:text-properties style:language-asian="fr" style:country-asian="FR"/>
    </style:style>
    <style:style style:name="T436" style:parent-style-name="Policepardéfaut" style:family="text">
      <style:text-properties style:language-asian="fr" style:country-asian="FR"/>
    </style:style>
    <style:style style:name="T437" style:parent-style-name="Policepardéfaut" style:family="text">
      <style:text-properties style:language-asian="fr" style:country-asian="FR"/>
    </style:style>
    <style:style style:name="T438" style:parent-style-name="Policepardéfaut" style:family="text">
      <style:text-properties style:language-asian="fr" style:country-asian="FR"/>
    </style:style>
    <style:style style:name="T439" style:parent-style-name="Policepardéfaut" style:family="text">
      <style:text-properties style:language-asian="fr" style:country-asian="FR"/>
    </style:style>
    <style:style style:name="T440" style:parent-style-name="Policepardéfaut" style:family="text">
      <style:text-properties style:language-asian="fr" style:country-asian="FR"/>
    </style:style>
    <style:style style:name="T441" style:parent-style-name="Policepardéfaut" style:family="text">
      <style:text-properties style:language-asian="fr" style:country-asian="FR"/>
    </style:style>
    <style:style style:name="T442" style:parent-style-name="Policepardéfaut" style:family="text">
      <style:text-properties style:language-asian="fr" style:country-asian="FR"/>
    </style:style>
    <style:style style:name="T443" style:parent-style-name="Policepardéfaut" style:family="text">
      <style:text-properties style:language-asian="fr" style:country-asian="FR"/>
    </style:style>
    <style:style style:name="T444" style:parent-style-name="Policepardéfaut" style:family="text">
      <style:text-properties style:language-asian="fr" style:country-asian="FR"/>
    </style:style>
    <style:style style:name="T445" style:parent-style-name="Policepardéfaut" style:family="text">
      <style:text-properties style:language-asian="fr" style:country-asian="FR"/>
    </style:style>
    <style:style style:name="T446" style:parent-style-name="Policepardéfaut" style:family="text">
      <style:text-properties style:language-asian="fr" style:country-asian="FR"/>
    </style:style>
    <style:style style:name="T447" style:parent-style-name="Policepardéfaut" style:family="text">
      <style:text-properties style:language-asian="fr" style:country-asian="FR"/>
    </style:style>
    <style:style style:name="T448" style:parent-style-name="Policepardéfaut" style:family="text">
      <style:text-properties style:language-asian="fr" style:country-asian="FR"/>
    </style:style>
    <style:style style:name="T449" style:parent-style-name="Policepardéfaut" style:family="text">
      <style:text-properties style:language-asian="fr" style:country-asian="FR"/>
    </style:style>
    <style:style style:name="T450" style:parent-style-name="Policepardéfaut" style:family="text">
      <style:text-properties style:language-asian="fr" style:country-asian="FR"/>
    </style:style>
    <style:style style:name="T451" style:parent-style-name="Policepardéfaut" style:family="text">
      <style:text-properties style:language-asian="fr" style:country-asian="FR"/>
    </style:style>
    <style:style style:name="T452" style:parent-style-name="Policepardéfaut" style:family="text">
      <style:text-properties style:language-asian="fr" style:country-asian="FR"/>
    </style:style>
    <style:style style:name="T453" style:parent-style-name="Policepardéfaut" style:family="text">
      <style:text-properties fo:font-style="italic" style:font-style-asian="italic" style:language-asian="fr" style:country-asian="FR"/>
    </style:style>
    <style:style style:name="T454" style:parent-style-name="Policepardéfaut" style:family="text">
      <style:text-properties style:language-asian="fr" style:country-asian="FR"/>
    </style:style>
    <style:style style:name="T455" style:parent-style-name="Policepardéfaut" style:family="text">
      <style:text-properties style:language-asian="fr" style:country-asian="FR"/>
    </style:style>
    <style:style style:name="P456" style:parent-style-name="Corpsdetexte" style:family="paragraph">
      <style:text-properties style:language-asian="fr" style:country-asian="FR"/>
    </style:style>
    <style:style style:name="T457" style:parent-style-name="Policepardéfaut" style:family="text">
      <style:text-properties style:language-asian="fr" style:country-asian="FR"/>
    </style:style>
    <style:style style:name="T458" style:parent-style-name="Policepardéfaut" style:family="text">
      <style:text-properties style:font-name-asian="Times New Roman" style:language-asian="fr" style:country-asian="FR"/>
    </style:style>
    <style:style style:name="T459" style:parent-style-name="Policepardéfaut" style:family="text">
      <style:text-properties style:language-asian="fr" style:country-asian="FR"/>
    </style:style>
    <style:style style:name="T460" style:parent-style-name="Policepardéfaut" style:family="text">
      <style:text-properties style:language-asian="fr" style:country-asian="FR"/>
    </style:style>
    <style:style style:name="T461" style:parent-style-name="Appelnotedebasdep." style:family="text">
      <style:text-properties style:language-asian="fr" style:country-asian="FR"/>
    </style:style>
    <style:style style:name="T462" style:parent-style-name="Policepardéfaut" style:family="text">
      <style:text-properties style:language-asian="fr" style:country-asian="FR"/>
    </style:style>
    <style:style style:name="T463" style:parent-style-name="Policepardéfaut" style:family="text">
      <style:text-properties style:language-asian="fr" style:country-asian="FR"/>
    </style:style>
    <style:style style:name="T464" style:parent-style-name="Policepardéfaut" style:family="text">
      <style:text-properties style:language-asian="fr" style:country-asian="FR"/>
    </style:style>
    <style:style style:name="T465" style:parent-style-name="Policepardéfaut" style:family="text">
      <style:text-properties style:language-asian="fr" style:country-asian="FR"/>
    </style:style>
    <style:style style:name="T466" style:parent-style-name="Policepardéfaut" style:family="text">
      <style:text-properties style:language-asian="fr" style:country-asian="FR"/>
    </style:style>
    <style:style style:name="T467" style:parent-style-name="Policepardéfaut" style:family="text">
      <style:text-properties style:language-asian="fr" style:country-asian="FR"/>
    </style:style>
    <style:style style:name="T468" style:parent-style-name="Policepardéfaut" style:family="text">
      <style:text-properties style:language-asian="fr" style:country-asian="FR"/>
    </style:style>
    <style:style style:name="T469" style:parent-style-name="Policepardéfaut" style:family="text">
      <style:text-properties style:language-asian="fr" style:country-asian="FR"/>
    </style:style>
    <style:style style:name="T470" style:parent-style-name="Policepardéfaut" style:family="text">
      <style:text-properties style:language-asian="fr" style:country-asian="FR"/>
    </style:style>
    <style:style style:name="T471" style:parent-style-name="Policepardéfaut" style:family="text">
      <style:text-properties style:font-name-asian="Times New Roman" style:font-name-complex="Times New Roman" style:font-size-complex="12pt" style:language-asian="fr" style:country-asian="FR"/>
    </style:style>
    <style:style style:name="T472" style:parent-style-name="Policepardéfaut" style:family="text">
      <style:text-properties style:font-name-asian="Times New Roman" style:font-name-complex="Times New Roman" style:font-size-complex="12pt" style:language-asian="fr" style:country-asian="FR"/>
    </style:style>
    <style:style style:name="T473" style:parent-style-name="Policepardéfaut" style:family="text">
      <style:text-properties style:font-name-asian="Times New Roman" style:font-name-complex="Times New Roman" style:font-size-complex="12pt" style:language-asian="fr" style:country-asian="FR"/>
    </style:style>
    <style:style style:name="T474" style:parent-style-name="Policepardéfaut" style:family="text">
      <style:text-properties style:font-name-asian="Times New Roman" style:font-name-complex="Times New Roman" style:font-size-complex="12pt" style:language-asian="fr" style:country-asian="FR"/>
    </style:style>
    <style:style style:name="T475" style:parent-style-name="Policepardéfaut" style:family="text">
      <style:text-properties style:font-name-asian="Times New Roman" style:font-name-complex="Times New Roman" style:font-size-complex="12pt" style:language-asian="fr" style:country-asian="FR"/>
    </style:style>
    <style:style style:name="T476" style:parent-style-name="Policepardéfaut" style:family="text">
      <style:text-properties style:font-name-asian="Times New Roman" style:font-name-complex="Times New Roman" style:font-size-complex="12pt" style:language-asian="fr" style:country-asian="FR"/>
    </style:style>
    <style:style style:name="T477" style:parent-style-name="Policepardéfaut" style:family="text">
      <style:text-properties style:font-name-asian="Times New Roman" style:font-name-complex="Times New Roman" style:font-size-complex="12pt" style:language-asian="fr" style:country-asian="FR"/>
    </style:style>
    <style:style style:name="T478" style:parent-style-name="Policepardéfaut" style:family="text">
      <style:text-properties style:font-name-asian="Times New Roman" style:font-name-complex="Times New Roman" style:font-size-complex="12pt" style:language-asian="fr" style:country-asian="FR"/>
    </style:style>
    <style:style style:name="T479" style:parent-style-name="Policepardéfaut" style:family="text">
      <style:text-properties style:font-name-asian="Times New Roman" style:font-name-complex="Times New Roman" style:font-size-complex="12pt" style:language-asian="fr" style:country-asian="FR"/>
    </style:style>
    <style:style style:name="T480" style:parent-style-name="Policepardéfaut" style:family="text">
      <style:text-properties style:font-name-asian="Times New Roman" style:font-name-complex="Times New Roman" style:font-size-complex="12pt" style:language-asian="fr" style:country-asian="FR"/>
    </style:style>
    <style:style style:name="T481" style:parent-style-name="Policepardéfaut" style:family="text">
      <style:text-properties style:font-name-asian="Times New Roman" style:font-name-complex="Times New Roman" style:font-size-complex="12pt" style:language-asian="fr" style:country-asian="FR"/>
    </style:style>
    <style:style style:name="T482" style:parent-style-name="Policepardéfaut" style:family="text">
      <style:text-properties style:font-name-asian="Times New Roman" style:font-name-complex="Times New Roman" style:font-size-complex="12pt" style:language-asian="fr" style:country-asian="FR"/>
    </style:style>
    <style:style style:name="T483" style:parent-style-name="Policepardéfaut" style:family="text">
      <style:text-properties style:font-name-asian="Times New Roman" style:font-name-complex="Times New Roman" style:font-size-complex="12pt" style:language-asian="fr" style:country-asian="FR"/>
    </style:style>
    <style:style style:name="T484" style:parent-style-name="Policepardéfaut" style:family="text">
      <style:text-properties style:font-name-asian="Times New Roman" style:font-name-complex="Times New Roman" style:font-size-complex="12pt" style:language-asian="fr" style:country-asian="FR"/>
    </style:style>
    <style:style style:name="T485" style:parent-style-name="Policepardéfaut" style:family="text">
      <style:text-properties style:font-name-asian="Times New Roman" style:font-name-complex="Times New Roman" style:font-size-complex="12pt" style:language-asian="fr" style:country-asian="FR"/>
    </style:style>
    <style:style style:name="T486" style:parent-style-name="Policepardéfaut" style:family="text">
      <style:text-properties style:font-name-asian="Times New Roman" style:font-name-complex="Times New Roman" style:font-size-complex="12pt" style:language-asian="fr" style:country-asian="FR"/>
    </style:style>
    <style:style style:name="T487" style:parent-style-name="Policepardéfaut" style:family="text">
      <style:text-properties style:font-name-asian="Times New Roman" style:font-name-complex="Times New Roman" style:font-size-complex="12pt" style:language-asian="fr" style:country-asian="FR"/>
    </style:style>
    <style:style style:name="T488" style:parent-style-name="Policepardéfaut" style:family="text">
      <style:text-properties style:font-name-asian="Times New Roman" style:font-name-complex="Times New Roman" style:font-size-complex="12pt" style:language-asian="fr" style:country-asian="FR"/>
    </style:style>
    <style:style style:name="T489" style:parent-style-name="Policepardéfaut" style:family="text">
      <style:text-properties style:font-name-asian="Times New Roman" style:font-name-complex="Times New Roman" style:font-size-complex="12pt" style:language-asian="fr" style:country-asian="FR"/>
    </style:style>
    <style:style style:name="T490" style:parent-style-name="Policepardéfaut" style:family="text">
      <style:text-properties style:font-name-asian="Times New Roman" style:font-name-complex="Times New Roman" style:font-size-complex="12pt" style:language-asian="fr" style:country-asian="FR"/>
    </style:style>
    <style:style style:name="T491" style:parent-style-name="Policepardéfaut" style:family="text">
      <style:text-properties style:font-name-asian="Times New Roman" style:font-name-complex="Times New Roman" style:font-size-complex="12pt" style:language-asian="fr" style:country-asian="FR"/>
    </style:style>
    <style:style style:name="T492" style:parent-style-name="Policepardéfaut" style:family="text">
      <style:text-properties style:font-name-asian="Times New Roman" style:font-name-complex="Times New Roman" style:font-size-complex="12pt" style:language-asian="fr" style:country-asian="FR"/>
    </style:style>
    <style:style style:name="T493" style:parent-style-name="Policepardéfaut" style:family="text">
      <style:text-properties style:font-name-asian="Times New Roman" style:font-name-complex="Times New Roman" style:font-size-complex="12pt" style:language-asian="fr" style:country-asian="FR"/>
    </style:style>
    <style:style style:name="T494" style:parent-style-name="Policepardéfaut" style:family="text">
      <style:text-properties style:font-name-asian="Times New Roman" style:font-name-complex="Times New Roman" style:font-size-complex="12pt" style:language-asian="fr" style:country-asian="FR"/>
    </style:style>
    <style:style style:name="T495" style:parent-style-name="Policepardéfaut" style:family="text">
      <style:text-properties style:font-name-asian="Times New Roman" style:font-name-complex="Times New Roman" style:font-size-complex="12pt" style:language-asian="fr" style:country-asian="FR"/>
    </style:style>
    <style:style style:name="T496" style:parent-style-name="Policepardéfaut" style:family="text">
      <style:text-properties style:font-name-asian="Times New Roman" style:font-name-complex="Times New Roman" style:font-size-complex="12pt" style:language-asian="fr" style:country-asian="FR"/>
    </style:style>
    <style:style style:name="T497" style:parent-style-name="Policepardéfaut" style:family="text">
      <style:text-properties style:font-name-asian="Times New Roman" style:font-name-complex="Times New Roman" style:font-size-complex="12pt" style:language-asian="fr" style:country-asian="FR"/>
    </style:style>
    <style:style style:name="T498" style:parent-style-name="Policepardéfaut" style:family="text">
      <style:text-properties style:font-name-asian="Times New Roman" style:font-name-complex="Times New Roman" style:font-size-complex="12pt" style:language-asian="fr" style:country-asian="FR"/>
    </style:style>
    <style:style style:name="P499" style:parent-style-name="Corpsdetexte" style:family="paragraph">
      <style:text-properties style:language-asian="fr" style:country-asian="FR"/>
    </style:style>
    <style:style style:name="P500" style:parent-style-name="Corpsdetexte" style:family="paragraph">
      <style:text-properties style:language-asian="fr" style:country-asian="FR"/>
    </style:style>
    <style:style style:name="P501" style:parent-style-name="Corpsdetexte" style:family="paragraph">
      <style:text-properties style:language-asian="fr" style:country-asian="FR"/>
    </style:style>
    <style:style style:name="P502" style:parent-style-name="Corpsdetexte" style:family="paragraph">
      <style:text-properties style:language-asian="fr" style:country-asian="FR"/>
    </style:style>
    <style:style style:name="T503" style:parent-style-name="Policepardéfaut" style:family="text">
      <style:text-properties style:language-asian="fr" style:country-asian="FR"/>
    </style:style>
    <style:style style:name="T504" style:parent-style-name="Policepardéfaut" style:family="text">
      <style:text-properties style:language-asian="fr" style:country-asian="FR"/>
    </style:style>
    <style:style style:name="T505" style:parent-style-name="Policepardéfaut" style:family="text">
      <style:text-properties style:language-asian="fr" style:country-asian="FR"/>
    </style:style>
    <style:style style:name="T506" style:parent-style-name="Policepardéfaut" style:family="text">
      <style:text-properties style:language-asian="fr" style:country-asian="FR"/>
    </style:style>
    <style:style style:name="T507" style:parent-style-name="Policepardéfaut" style:family="text">
      <style:text-properties style:language-asian="fr" style:country-asian="FR"/>
    </style:style>
    <style:style style:name="T508" style:parent-style-name="Policepardéfaut" style:family="text">
      <style:text-properties style:language-asian="fr" style:country-asian="FR"/>
    </style:style>
    <style:style style:name="T509" style:parent-style-name="Policepardéfaut" style:family="text">
      <style:text-properties style:language-asian="fr" style:country-asian="FR"/>
    </style:style>
    <style:style style:name="T510" style:parent-style-name="Policepardéfaut" style:family="text">
      <style:text-properties style:language-asian="fr" style:country-asian="FR"/>
    </style:style>
    <style:style style:name="T511" style:parent-style-name="Appelnotedebasdep." style:family="text">
      <style:text-properties style:language-asian="fr" style:country-asian="FR"/>
    </style:style>
    <style:style style:name="T512" style:parent-style-name="Policepardéfaut" style:family="text">
      <style:text-properties style:language-asian="fr" style:country-asian="FR"/>
    </style:style>
    <style:style style:name="T513" style:parent-style-name="Policepardéfaut" style:family="text">
      <style:text-properties style:language-asian="fr" style:country-asian="FR"/>
    </style:style>
    <style:style style:name="T514" style:parent-style-name="Policepardéfaut" style:family="text">
      <style:text-properties style:language-asian="fr" style:country-asian="FR"/>
    </style:style>
    <style:style style:name="T515" style:parent-style-name="Policepardéfaut" style:family="text">
      <style:text-properties style:language-asian="fr" style:country-asian="FR"/>
    </style:style>
    <style:style style:name="T516" style:parent-style-name="Policepardéfaut" style:family="text">
      <style:text-properties style:language-asian="fr" style:country-asian="FR"/>
    </style:style>
    <style:style style:name="T517" style:parent-style-name="Policepardéfaut" style:family="text">
      <style:text-properties style:language-asian="fr" style:country-asian="FR"/>
    </style:style>
    <style:style style:name="T518" style:parent-style-name="Policepardéfaut" style:family="text">
      <style:text-properties style:language-asian="fr" style:country-asian="FR"/>
    </style:style>
    <style:style style:name="T519" style:parent-style-name="Policepardéfaut" style:family="text">
      <style:text-properties style:language-asian="fr" style:country-asian="FR"/>
    </style:style>
    <style:style style:name="T520" style:parent-style-name="Policepardéfaut" style:family="text">
      <style:text-properties style:language-asian="fr" style:country-asian="FR"/>
    </style:style>
    <style:style style:name="T521" style:parent-style-name="Policepardéfaut" style:family="text">
      <style:text-properties style:language-asian="fr" style:country-asian="FR"/>
    </style:style>
    <style:style style:name="T522" style:parent-style-name="Policepardéfaut" style:family="text">
      <style:text-properties style:language-asian="fr" style:country-asian="FR"/>
    </style:style>
    <style:style style:name="T523" style:parent-style-name="Policepardéfaut" style:family="text">
      <style:text-properties style:language-asian="fr" style:country-asian="FR"/>
    </style:style>
    <style:style style:name="T524" style:parent-style-name="Policepardéfaut" style:family="text">
      <style:text-properties style:language-asian="fr" style:country-asian="FR"/>
    </style:style>
    <style:style style:name="T525" style:parent-style-name="Policepardéfaut" style:family="text">
      <style:text-properties style:language-asian="fr" style:country-asian="FR"/>
    </style:style>
    <style:style style:name="T526" style:parent-style-name="Policepardéfaut" style:family="text">
      <style:text-properties style:language-asian="fr" style:country-asian="FR"/>
    </style:style>
    <style:style style:name="T527" style:parent-style-name="Policepardéfaut" style:family="text">
      <style:text-properties style:language-asian="fr" style:country-asian="FR"/>
    </style:style>
    <style:style style:name="T528" style:parent-style-name="Policepardéfaut" style:family="text">
      <style:text-properties style:language-asian="fr" style:country-asian="FR"/>
    </style:style>
    <style:style style:name="T529" style:parent-style-name="Policepardéfaut" style:family="text">
      <style:text-properties style:font-name-asian="Times New Roman" style:font-name-complex="Times New Roman" style:font-size-complex="12pt" style:language-asian="fr" style:country-asian="FR"/>
    </style:style>
    <style:style style:name="T530" style:parent-style-name="Policepardéfaut" style:family="text">
      <style:text-properties style:font-name-asian="Times New Roman" style:font-name-complex="Times New Roman" style:font-size-complex="12pt" style:language-asian="fr" style:country-asian="FR"/>
    </style:style>
    <style:style style:name="T531" style:parent-style-name="Policepardéfaut" style:family="text">
      <style:text-properties style:font-name-asian="Times New Roman" style:font-name-complex="Times New Roman" style:font-size-complex="12pt" style:language-asian="fr" style:country-asian="FR"/>
    </style:style>
    <style:style style:name="T532" style:parent-style-name="Policepardéfaut" style:family="text">
      <style:text-properties style:font-name-asian="Times New Roman" style:font-name-complex="Times New Roman" style:font-size-complex="12pt" style:language-asian="fr" style:country-asian="FR"/>
    </style:style>
    <style:style style:name="T533" style:parent-style-name="Policepardéfaut" style:family="text">
      <style:text-properties style:font-name-asian="Times New Roman" style:font-name-complex="Times New Roman" style:font-size-complex="12pt" style:language-asian="fr" style:country-asian="FR"/>
    </style:style>
    <style:style style:name="T534" style:parent-style-name="Policepardéfaut" style:family="text">
      <style:text-properties style:font-name-asian="Times New Roman" style:font-name-complex="Times New Roman" style:font-size-complex="12pt" style:language-asian="fr" style:country-asian="FR"/>
    </style:style>
    <style:style style:name="T535" style:parent-style-name="Policepardéfaut" style:family="text">
      <style:text-properties style:font-name-asian="Times New Roman" style:font-name-complex="Times New Roman" style:font-size-complex="12pt" style:language-asian="fr" style:country-asian="FR"/>
    </style:style>
    <style:style style:name="T536" style:parent-style-name="Policepardéfaut" style:family="text">
      <style:text-properties style:language-asian="fr" style:country-asian="FR"/>
    </style:style>
    <style:style style:name="T537" style:parent-style-name="Policepardéfaut" style:family="text">
      <style:text-properties style:language-asian="fr" style:country-asian="FR"/>
    </style:style>
    <style:style style:name="T538" style:parent-style-name="Policepardéfaut" style:family="text">
      <style:text-properties style:language-asian="fr" style:country-asian="FR"/>
    </style:style>
    <style:style style:name="T539" style:parent-style-name="Policepardéfaut" style:family="text">
      <style:text-properties style:language-asian="fr" style:country-asian="FR"/>
    </style:style>
    <style:style style:name="T540" style:parent-style-name="Policepardéfaut" style:family="text">
      <style:text-properties style:language-asian="fr" style:country-asian="FR"/>
    </style:style>
    <style:style style:name="T541" style:parent-style-name="Policepardéfaut" style:family="text">
      <style:text-properties style:language-asian="fr" style:country-asian="FR"/>
    </style:style>
    <style:style style:name="T542" style:parent-style-name="Policepardéfaut" style:family="text">
      <style:text-properties style:language-asian="fr" style:country-asian="FR"/>
    </style:style>
    <style:style style:name="T543" style:parent-style-name="Policepardéfaut" style:family="text">
      <style:text-properties style:language-asian="fr" style:country-asian="FR"/>
    </style:style>
    <style:style style:name="T544" style:parent-style-name="Policepardéfaut" style:family="text">
      <style:text-properties style:language-asian="fr" style:country-asian="FR"/>
    </style:style>
    <style:style style:name="T545" style:parent-style-name="Policepardéfaut" style:family="text">
      <style:text-properties style:language-asian="fr" style:country-asian="FR"/>
    </style:style>
    <style:style style:name="T546" style:parent-style-name="Policepardéfaut" style:family="text">
      <style:text-properties style:language-asian="fr" style:country-asian="FR"/>
    </style:style>
    <style:style style:name="T547" style:parent-style-name="Policepardéfaut" style:family="text">
      <style:text-properties style:language-asian="fr" style:country-asian="FR"/>
    </style:style>
    <style:style style:name="T548" style:parent-style-name="Policepardéfaut" style:family="text">
      <style:text-properties style:language-asian="fr" style:country-asian="FR"/>
    </style:style>
    <style:style style:name="T549" style:parent-style-name="Policepardéfaut" style:family="text">
      <style:text-properties style:language-asian="fr" style:country-asian="FR"/>
    </style:style>
    <style:style style:name="T550" style:parent-style-name="Policepardéfaut" style:family="text">
      <style:text-properties style:language-asian="fr" style:country-asian="FR"/>
    </style:style>
    <style:style style:name="T551" style:parent-style-name="Policepardéfaut" style:family="text">
      <style:text-properties style:language-asian="fr" style:country-asian="FR"/>
    </style:style>
    <style:style style:name="T552" style:parent-style-name="Policepardéfaut" style:family="text">
      <style:text-properties style:language-asian="fr" style:country-asian="FR"/>
    </style:style>
    <style:style style:name="T553" style:parent-style-name="Policepardéfaut" style:family="text">
      <style:text-properties style:language-asian="fr" style:country-asian="FR"/>
    </style:style>
    <style:style style:name="T554" style:parent-style-name="Policepardéfaut" style:family="text">
      <style:text-properties style:language-asian="fr" style:country-asian="FR"/>
    </style:style>
    <style:style style:name="T555" style:parent-style-name="Policepardéfaut" style:family="text">
      <style:text-properties style:language-asian="fr" style:country-asian="FR"/>
    </style:style>
    <style:style style:name="T556" style:parent-style-name="Policepardéfaut" style:family="text">
      <style:text-properties style:language-asian="fr" style:country-asian="FR"/>
    </style:style>
    <style:style style:name="T557" style:parent-style-name="Policepardéfaut" style:family="text">
      <style:text-properties style:language-asian="fr" style:country-asian="FR"/>
    </style:style>
    <style:style style:name="T558" style:parent-style-name="Policepardéfaut" style:family="text">
      <style:text-properties style:language-asian="fr" style:country-asian="FR"/>
    </style:style>
    <style:style style:name="T559" style:parent-style-name="Policepardéfaut" style:family="text">
      <style:text-properties style:language-asian="fr" style:country-asian="FR"/>
    </style:style>
    <style:style style:name="T560" style:parent-style-name="Policepardéfaut" style:family="text">
      <style:text-properties style:language-asian="fr" style:country-asian="FR"/>
    </style:style>
    <style:style style:name="T561" style:parent-style-name="Policepardéfaut" style:family="text">
      <style:text-properties style:language-asian="fr" style:country-asian="FR"/>
    </style:style>
    <style:style style:name="T562" style:parent-style-name="Policepardéfaut" style:family="text">
      <style:text-properties style:language-asian="fr" style:country-asian="FR"/>
    </style:style>
    <style:style style:name="T563" style:parent-style-name="Policepardéfaut" style:family="text">
      <style:text-properties style:language-asian="fr" style:country-asian="FR"/>
    </style:style>
    <style:style style:name="T564" style:parent-style-name="Policepardéfaut" style:family="text">
      <style:text-properties style:language-asian="fr" style:country-asian="FR"/>
    </style:style>
    <style:style style:name="T565" style:parent-style-name="Policepardéfaut" style:family="text">
      <style:text-properties style:language-asian="fr" style:country-asian="FR"/>
    </style:style>
    <style:style style:name="T566" style:parent-style-name="Policepardéfaut" style:family="text">
      <style:text-properties style:language-asian="fr" style:country-asian="FR"/>
    </style:style>
    <style:style style:name="T567" style:parent-style-name="Policepardéfaut" style:family="text">
      <style:text-properties style:language-asian="fr" style:country-asian="FR"/>
    </style:style>
    <style:style style:name="T568" style:parent-style-name="Policepardéfaut" style:family="text">
      <style:text-properties style:language-asian="fr" style:country-asian="FR"/>
    </style:style>
    <style:style style:name="T569" style:parent-style-name="Policepardéfaut" style:family="text">
      <style:text-properties style:language-asian="fr" style:country-asian="FR"/>
    </style:style>
    <style:style style:name="T570" style:parent-style-name="Policepardéfaut" style:family="text">
      <style:text-properties style:language-asian="fr" style:country-asian="FR"/>
    </style:style>
    <style:style style:name="T571" style:parent-style-name="Policepardéfaut" style:family="text">
      <style:text-properties style:language-asian="fr" style:country-asian="FR"/>
    </style:style>
    <style:style style:name="T572" style:parent-style-name="Policepardéfaut" style:family="text">
      <style:text-properties style:language-asian="fr" style:country-asian="FR"/>
    </style:style>
    <style:style style:name="T573" style:parent-style-name="Policepardéfaut" style:family="text">
      <style:text-properties style:language-asian="fr" style:country-asian="FR"/>
    </style:style>
    <style:style style:name="T574" style:parent-style-name="Policepardéfaut" style:family="text">
      <style:text-properties style:language-asian="fr" style:country-asian="FR"/>
    </style:style>
    <style:style style:name="T575" style:parent-style-name="Policepardéfaut" style:family="text">
      <style:text-properties style:language-asian="fr" style:country-asian="FR"/>
    </style:style>
    <style:style style:name="T576" style:parent-style-name="Policepardéfaut" style:family="text">
      <style:text-properties style:language-asian="fr" style:country-asian="FR"/>
    </style:style>
    <style:style style:name="T577" style:parent-style-name="Policepardéfaut" style:family="text">
      <style:text-properties style:language-asian="fr" style:country-asian="FR"/>
    </style:style>
    <style:style style:name="T578" style:parent-style-name="Policepardéfaut" style:family="text">
      <style:text-properties style:language-asian="fr" style:country-asian="FR"/>
    </style:style>
    <style:style style:name="T579" style:parent-style-name="Policepardéfaut" style:family="text">
      <style:text-properties style:language-asian="fr" style:country-asian="FR"/>
    </style:style>
    <style:style style:name="T580" style:parent-style-name="Policepardéfaut" style:family="text">
      <style:text-properties style:language-asian="fr" style:country-asian="FR"/>
    </style:style>
    <style:style style:name="T581" style:parent-style-name="Policepardéfaut" style:family="text">
      <style:text-properties style:language-asian="fr" style:country-asian="FR"/>
    </style:style>
    <style:style style:name="T582" style:parent-style-name="Policepardéfaut" style:family="text">
      <style:text-properties style:language-asian="fr" style:country-asian="FR"/>
    </style:style>
    <style:style style:name="T583" style:parent-style-name="quote.c" style:family="text">
      <style:text-properties fo:font-style="italic" style:font-style-asian="italic"/>
    </style:style>
    <style:style style:name="T584" style:parent-style-name="quote.c" style:family="text">
      <style:text-properties fo:font-style="italic" style:font-style-asian="italic"/>
    </style:style>
    <style:style style:name="T585" style:parent-style-name="quote.c" style:family="text">
      <style:text-properties fo:font-style="italic" style:font-style-asian="italic"/>
    </style:style>
    <style:style style:name="T586" style:parent-style-name="quote.c" style:family="text">
      <style:text-properties fo:font-style="italic" style:font-style-asian="italic"/>
    </style:style>
    <style:style style:name="T587" style:parent-style-name="quote.c" style:family="text">
      <style:text-properties fo:font-style="italic" style:font-style-asian="italic"/>
    </style:style>
    <style:style style:name="T588" style:parent-style-name="quote.c" style:family="text">
      <style:text-properties fo:font-style="italic" style:font-style-asian="italic"/>
    </style:style>
    <style:style style:name="T589" style:parent-style-name="Appelnotedebasdep." style:family="text">
      <style:text-properties fo:color="#0070C0" style:language-asian="fr" style:country-asian="FR"/>
    </style:style>
    <style:style style:name="T590" style:parent-style-name="Policepardéfaut" style:family="text">
      <style:text-properties style:language-asian="fr" style:country-asian="FR"/>
    </style:style>
    <style:style style:name="T591" style:parent-style-name="Policepardéfaut" style:family="text">
      <style:text-properties style:language-asian="fr" style:country-asian="FR"/>
    </style:style>
    <style:style style:name="T592" style:parent-style-name="Policepardéfaut" style:family="text">
      <style:text-properties fo:font-variant="small-caps" style:language-asian="fr" style:country-asian="FR"/>
    </style:style>
    <style:style style:name="T593" style:parent-style-name="Policepardéfaut" style:family="text">
      <style:text-properties style:language-asian="fr" style:country-asian="FR"/>
    </style:style>
    <style:style style:name="T594" style:parent-style-name="Policepardéfaut" style:family="text">
      <style:text-properties style:language-asian="fr" style:country-asian="FR"/>
    </style:style>
    <style:style style:name="T595" style:parent-style-name="Policepardéfaut" style:family="text">
      <style:text-properties style:language-asian="fr" style:country-asian="FR"/>
    </style:style>
    <style:style style:name="T596" style:parent-style-name="Policepardéfaut" style:family="text">
      <style:text-properties style:language-asian="fr" style:country-asian="FR"/>
    </style:style>
    <style:style style:name="T597" style:parent-style-name="Policepardéfaut" style:family="text">
      <style:text-properties style:language-asian="fr" style:country-asian="FR"/>
    </style:style>
    <style:style style:name="T598" style:parent-style-name="Policepardéfaut" style:family="text">
      <style:text-properties style:language-asian="fr" style:country-asian="FR"/>
    </style:style>
    <style:style style:name="T599" style:parent-style-name="Policepardéfaut" style:family="text">
      <style:text-properties style:language-asian="fr" style:country-asian="FR"/>
    </style:style>
    <style:style style:name="T600" style:parent-style-name="Policepardéfaut" style:family="text">
      <style:text-properties style:language-asian="fr" style:country-asian="FR"/>
    </style:style>
    <style:style style:name="T601" style:parent-style-name="Policepardéfaut" style:family="text">
      <style:text-properties style:language-asian="fr" style:country-asian="FR"/>
    </style:style>
    <style:style style:name="T602" style:parent-style-name="Policepardéfaut" style:family="text">
      <style:text-properties style:language-asian="fr" style:country-asian="FR"/>
    </style:style>
    <style:style style:name="T603" style:parent-style-name="Policepardéfaut" style:family="text">
      <style:text-properties style:language-asian="fr" style:country-asian="FR"/>
    </style:style>
    <style:style style:name="T604" style:parent-style-name="Policepardéfaut" style:family="text">
      <style:text-properties style:language-asian="fr" style:country-asian="FR"/>
    </style:style>
    <style:style style:name="T605" style:parent-style-name="Policepardéfaut" style:family="text">
      <style:text-properties style:language-asian="fr" style:country-asian="FR"/>
    </style:style>
    <style:style style:name="T606" style:parent-style-name="Policepardéfaut" style:family="text">
      <style:text-properties style:language-asian="fr" style:country-asian="FR"/>
    </style:style>
    <style:style style:name="T607" style:parent-style-name="Policepardéfaut" style:family="text">
      <style:text-properties style:language-asian="fr" style:country-asian="FR"/>
    </style:style>
    <style:style style:name="T608" style:parent-style-name="Policepardéfaut" style:family="text">
      <style:text-properties style:language-asian="fr" style:country-asian="FR"/>
    </style:style>
    <style:style style:name="T609" style:parent-style-name="Policepardéfaut" style:family="text">
      <style:text-properties style:font-name-asian="Times New Roman" style:font-name-complex="Times New Roman" style:font-size-complex="12pt" style:language-asian="fr" style:country-asian="FR"/>
    </style:style>
    <style:style style:name="T610" style:parent-style-name="Policepardéfaut" style:family="text">
      <style:text-properties style:font-name-asian="Times New Roman" style:font-name-complex="Times New Roman" style:font-size-complex="12pt" style:language-asian="fr" style:country-asian="FR"/>
    </style:style>
    <style:style style:name="T611" style:parent-style-name="Policepardéfaut" style:family="text">
      <style:text-properties style:font-name-asian="Times New Roman" style:font-name-complex="Times New Roman" style:font-size-complex="12pt" style:language-asian="fr" style:country-asian="FR"/>
    </style:style>
    <style:style style:name="T612" style:parent-style-name="Policepardéfaut" style:family="text">
      <style:text-properties style:font-name-asian="Times New Roman" style:font-name-complex="Times New Roman" style:font-size-complex="12pt" style:language-asian="fr" style:country-asian="FR"/>
    </style:style>
    <style:style style:name="T613" style:parent-style-name="Policepardéfaut" style:family="text">
      <style:text-properties style:font-name-asian="Times New Roman" style:font-name-complex="Times New Roman" style:font-size-complex="12pt" style:language-asian="fr" style:country-asian="FR"/>
    </style:style>
    <style:style style:name="T614" style:parent-style-name="Policepardéfaut" style:family="text">
      <style:text-properties style:font-name-asian="Times New Roman" style:font-name-complex="Times New Roman" style:font-size-complex="12pt" style:language-asian="fr" style:country-asian="FR"/>
    </style:style>
    <style:style style:name="T615" style:parent-style-name="Policepardéfaut" style:family="text">
      <style:text-properties style:font-name-asian="Times New Roman" style:font-name-complex="Times New Roman" style:font-size-complex="12pt" style:language-asian="fr" style:country-asian="FR"/>
    </style:style>
    <style:style style:name="T616" style:parent-style-name="Policepardéfaut" style:family="text">
      <style:text-properties style:font-name-asian="Times New Roman" style:font-name-complex="Times New Roman" style:font-size-complex="12pt" style:language-asian="fr" style:country-asian="FR"/>
    </style:style>
    <style:style style:name="T617" style:parent-style-name="Policepardéfaut" style:family="text">
      <style:text-properties style:font-name-asian="Times New Roman" style:font-name-complex="Times New Roman" style:font-size-complex="12pt" style:language-asian="fr" style:country-asian="FR"/>
    </style:style>
    <style:style style:name="T618" style:parent-style-name="Policepardéfaut" style:family="text">
      <style:text-properties style:font-name-asian="Times New Roman" style:font-name-complex="Times New Roman" style:font-size-complex="12pt" style:language-asian="fr" style:country-asian="FR"/>
    </style:style>
    <style:style style:name="T619" style:parent-style-name="Policepardéfaut" style:family="text">
      <style:text-properties style:font-name-asian="Times New Roman" style:font-name-complex="Times New Roman" style:font-size-complex="12pt" style:language-asian="fr" style:country-asian="FR"/>
    </style:style>
    <style:style style:name="T620" style:parent-style-name="Policepardéfaut" style:family="text">
      <style:text-properties style:font-name-asian="Times New Roman" style:font-name-complex="Times New Roman" style:font-size-complex="12pt" style:language-asian="fr" style:country-asian="FR"/>
    </style:style>
    <style:style style:name="T621" style:parent-style-name="Policepardéfaut" style:family="text">
      <style:text-properties style:font-name-asian="Times New Roman" style:font-name-complex="Times New Roman" fo:font-style="italic" style:font-style-asian="italic" style:font-size-complex="12pt" style:language-asian="fr" style:country-asian="FR"/>
    </style:style>
    <style:style style:name="T622" style:parent-style-name="Policepardéfaut" style:family="text">
      <style:text-properties style:font-name-asian="Times New Roman" style:font-name-complex="Times New Roman" fo:font-style="italic" style:font-style-asian="italic" style:font-size-complex="12pt" style:language-asian="fr" style:country-asian="FR"/>
    </style:style>
    <style:style style:name="T623" style:parent-style-name="Policepardéfaut" style:family="text">
      <style:text-properties style:font-name-asian="Times New Roman" style:font-name-complex="Times New Roman" fo:font-style="italic" style:font-style-asian="italic" style:font-size-complex="12pt" style:language-asian="fr" style:country-asian="FR"/>
    </style:style>
    <style:style style:name="T624" style:parent-style-name="Policepardéfaut" style:family="text">
      <style:text-properties style:font-name-asian="Times New Roman" style:font-name-complex="Times New Roman" style:font-size-complex="12pt" style:language-asian="fr" style:country-asian="FR"/>
    </style:style>
    <style:style style:name="T625" style:parent-style-name="Policepardéfaut" style:family="text">
      <style:text-properties style:font-name-asian="Times New Roman" style:font-name-complex="Times New Roman" style:font-size-complex="12pt" style:language-asian="fr" style:country-asian="FR"/>
    </style:style>
    <style:style style:name="T626" style:parent-style-name="Policepardéfaut" style:family="text">
      <style:text-properties style:font-name-asian="Times New Roman" style:font-name-complex="Times New Roman" style:font-size-complex="12pt" style:language-asian="fr" style:country-asian="FR"/>
    </style:style>
    <style:style style:name="T627" style:parent-style-name="Policepardéfaut" style:family="text">
      <style:text-properties style:font-name-asian="Times New Roman" style:font-name-complex="Times New Roman" style:font-size-complex="12pt" style:language-asian="fr" style:country-asian="FR"/>
    </style:style>
    <style:style style:name="T628" style:parent-style-name="Policepardéfaut" style:family="text">
      <style:text-properties style:language-asian="fr" style:country-asian="FR"/>
    </style:style>
    <style:style style:name="T629" style:parent-style-name="Policepardéfaut" style:family="text">
      <style:text-properties style:language-asian="fr" style:country-asian="FR"/>
    </style:style>
    <style:style style:name="T630" style:parent-style-name="Policepardéfaut" style:family="text">
      <style:text-properties style:language-asian="fr" style:country-asian="FR"/>
    </style:style>
    <style:style style:name="T631" style:parent-style-name="Policepardéfaut" style:family="text">
      <style:text-properties style:language-asian="fr" style:country-asian="FR"/>
    </style:style>
    <style:style style:name="T632" style:parent-style-name="Policepardéfaut" style:family="text">
      <style:text-properties style:language-asian="fr" style:country-asian="FR"/>
    </style:style>
    <style:style style:name="T633" style:parent-style-name="Policepardéfaut" style:family="text">
      <style:text-properties fo:font-style="italic" style:font-style-asian="italic" style:language-asian="fr" style:country-asian="FR"/>
    </style:style>
    <style:style style:name="T634" style:parent-style-name="Policepardéfaut" style:family="text">
      <style:text-properties style:language-asian="fr" style:country-asian="FR"/>
    </style:style>
    <style:style style:name="T635" style:parent-style-name="Policepardéfaut" style:family="text">
      <style:text-properties style:language-asian="fr" style:country-asian="FR"/>
    </style:style>
    <style:style style:name="T636" style:parent-style-name="Appelnotedebasdep." style:family="text">
      <style:text-properties style:language-asian="fr" style:country-asian="FR"/>
    </style:style>
    <style:style style:name="T637" style:parent-style-name="Policepardéfaut" style:family="text">
      <style:text-properties style:language-asian="fr" style:country-asian="FR"/>
    </style:style>
    <style:style style:name="T638" style:parent-style-name="Policepardéfaut" style:family="text">
      <style:text-properties style:language-asian="fr" style:country-asian="FR"/>
    </style:style>
    <style:style style:name="T639" style:parent-style-name="Policepardéfaut" style:family="text">
      <style:text-properties style:language-asian="fr" style:country-asian="FR"/>
    </style:style>
    <style:style style:name="T640" style:parent-style-name="Policepardéfaut" style:family="text">
      <style:text-properties style:language-asian="fr" style:country-asian="FR"/>
    </style:style>
    <style:style style:name="T641" style:parent-style-name="Policepardéfaut" style:family="text">
      <style:text-properties style:language-asian="fr" style:country-asian="FR"/>
    </style:style>
    <style:style style:name="T642" style:parent-style-name="Policepardéfaut" style:family="text">
      <style:text-properties style:language-asian="fr" style:country-asian="FR"/>
    </style:style>
    <style:style style:name="T643" style:parent-style-name="Policepardéfaut" style:family="text">
      <style:text-properties fo:font-style="italic" style:font-style-asian="italic" style:language-asian="fr" style:country-asian="FR"/>
    </style:style>
    <style:style style:name="T644" style:parent-style-name="Policepardéfaut" style:family="text">
      <style:text-properties style:language-asian="fr" style:country-asian="FR"/>
    </style:style>
    <style:style style:name="T645" style:parent-style-name="Policepardéfaut" style:family="text">
      <style:text-properties style:language-asian="fr" style:country-asian="FR"/>
    </style:style>
    <style:style style:name="T646" style:parent-style-name="Policepardéfaut" style:family="text">
      <style:text-properties style:language-asian="fr" style:country-asian="FR"/>
    </style:style>
    <style:style style:name="T647" style:parent-style-name="Policepardéfaut" style:family="text">
      <style:text-properties style:language-asian="fr" style:country-asian="FR"/>
    </style:style>
    <style:style style:name="T648" style:parent-style-name="Policepardéfaut" style:family="text">
      <style:text-properties style:language-asian="fr" style:country-asian="FR"/>
    </style:style>
    <style:style style:name="T649" style:parent-style-name="Policepardéfaut" style:family="text">
      <style:text-properties style:language-asian="fr" style:country-asian="FR"/>
    </style:style>
    <style:style style:name="T650" style:parent-style-name="Policepardéfaut" style:family="text">
      <style:text-properties style:language-asian="fr" style:country-asian="FR"/>
    </style:style>
    <style:style style:name="T651" style:parent-style-name="Policepardéfaut" style:family="text">
      <style:text-properties style:language-asian="fr" style:country-asian="FR"/>
    </style:style>
    <style:style style:name="T652" style:parent-style-name="Policepardéfaut" style:family="text">
      <style:text-properties style:language-asian="fr" style:country-asian="FR"/>
    </style:style>
    <style:style style:name="T653" style:parent-style-name="Policepardéfaut" style:family="text">
      <style:text-properties style:language-asian="fr" style:country-asian="FR"/>
    </style:style>
    <style:style style:name="T654" style:parent-style-name="Policepardéfaut" style:family="text">
      <style:text-properties style:language-asian="fr" style:country-asian="FR"/>
    </style:style>
    <style:style style:name="T655" style:parent-style-name="Policepardéfaut" style:family="text">
      <style:text-properties style:language-asian="fr" style:country-asian="FR"/>
    </style:style>
    <style:style style:name="T656" style:parent-style-name="Policepardéfaut" style:family="text">
      <style:text-properties style:font-name-asian="Times New Roman" style:font-name-complex="Times New Roman" style:font-size-complex="12pt" style:language-asian="fr" style:country-asian="FR"/>
    </style:style>
    <style:style style:name="P657" style:parent-style-name="Corpsdetexte" style:family="paragraph">
      <style:text-properties style:language-asian="fr" style:country-asian="FR"/>
    </style:style>
    <style:style style:name="T658" style:parent-style-name="Appelnotedebasdep." style:family="text">
      <style:text-properties fo:font-size="12pt" style:font-size-asian="12pt" style:font-size-complex="12pt"/>
    </style:style>
    <style:style style:name="T659" style:parent-style-name="Policepardéfaut" style:family="text">
      <style:text-properties style:language-asian="fr" style:country-asian="FR"/>
    </style:style>
    <style:style style:name="T660" style:parent-style-name="Policepardéfaut" style:family="text">
      <style:text-properties style:language-asian="fr" style:country-asian="FR"/>
    </style:style>
    <style:style style:name="T661" style:parent-style-name="Policepardéfaut" style:family="text">
      <style:text-properties style:language-asian="fr" style:country-asian="FR"/>
    </style:style>
    <style:style style:name="T662" style:parent-style-name="Policepardéfaut" style:family="text">
      <style:text-properties style:language-asian="fr" style:country-asian="FR"/>
    </style:style>
    <style:style style:name="T663" style:parent-style-name="Policepardéfaut" style:family="text">
      <style:text-properties fo:font-style="italic" style:font-style-asian="italic" style:language-asian="fr" style:country-asian="FR"/>
    </style:style>
    <style:style style:name="T664" style:parent-style-name="Policepardéfaut" style:family="text">
      <style:text-properties style:language-asian="fr" style:country-asian="FR"/>
    </style:style>
    <style:style style:name="T665" style:parent-style-name="Policepardéfaut" style:family="text">
      <style:text-properties style:language-asian="fr" style:country-asian="FR"/>
    </style:style>
    <style:style style:name="T666" style:parent-style-name="Policepardéfaut" style:family="text">
      <style:text-properties style:language-asian="fr" style:country-asian="FR"/>
    </style:style>
    <style:style style:name="T667" style:parent-style-name="Policepardéfaut" style:family="text">
      <style:text-properties style:language-asian="fr" style:country-asian="FR"/>
    </style:style>
    <style:style style:name="T668" style:parent-style-name="Policepardéfaut" style:family="text">
      <style:text-properties style:language-asian="fr" style:country-asian="FR"/>
    </style:style>
    <style:style style:name="T669" style:parent-style-name="Policepardéfaut" style:family="text">
      <style:text-properties style:language-asian="fr" style:country-asian="FR"/>
    </style:style>
    <style:style style:name="T670" style:parent-style-name="Policepardéfaut" style:family="text">
      <style:text-properties style:language-asian="fr" style:country-asian="FR"/>
    </style:style>
    <style:style style:name="T671" style:parent-style-name="Appelnotedebasdep." style:family="text">
      <style:text-properties style:language-asian="fr" style:country-asian="FR"/>
    </style:style>
    <style:style style:name="T672" style:parent-style-name="Policepardéfaut" style:family="text">
      <style:text-properties style:language-asian="fr" style:country-asian="FR"/>
    </style:style>
    <style:style style:name="T673" style:parent-style-name="Policepardéfaut" style:family="text">
      <style:text-properties style:language-asian="fr" style:country-asian="FR"/>
    </style:style>
    <style:style style:name="T674" style:parent-style-name="Policepardéfaut" style:family="text">
      <style:text-properties style:language-asian="fr" style:country-asian="FR"/>
    </style:style>
    <style:style style:name="T675" style:parent-style-name="Policepardéfaut" style:family="text">
      <style:text-properties style:language-asian="fr" style:country-asian="FR"/>
    </style:style>
    <style:style style:name="T676" style:parent-style-name="Policepardéfaut" style:family="text">
      <style:text-properties style:language-asian="fr" style:country-asian="FR"/>
    </style:style>
    <style:style style:name="T677" style:parent-style-name="Policepardéfaut" style:family="text">
      <style:text-properties style:language-asian="fr" style:country-asian="FR"/>
    </style:style>
    <style:style style:name="T678" style:parent-style-name="Policepardéfaut" style:family="text">
      <style:text-properties style:language-asian="fr" style:country-asian="FR"/>
    </style:style>
    <style:style style:name="T679" style:parent-style-name="Policepardéfaut" style:family="text">
      <style:text-properties style:language-asian="fr" style:country-asian="FR"/>
    </style:style>
    <style:style style:name="T680" style:parent-style-name="Policepardéfaut" style:family="text">
      <style:text-properties style:language-asian="fr" style:country-asian="FR"/>
    </style:style>
    <style:style style:name="T681" style:parent-style-name="Policepardéfaut" style:family="text">
      <style:text-properties style:language-asian="fr" style:country-asian="FR"/>
    </style:style>
    <style:style style:name="T682" style:parent-style-name="Policepardéfaut" style:family="text">
      <style:text-properties style:language-asian="fr" style:country-asian="FR"/>
    </style:style>
    <style:style style:name="T683" style:parent-style-name="Appelnotedebasdep." style:family="text">
      <style:text-properties style:language-asian="fr" style:country-asian="FR"/>
    </style:style>
    <style:style style:name="T684" style:parent-style-name="Policepardéfaut" style:family="text">
      <style:text-properties style:language-asian="fr" style:country-asian="FR"/>
    </style:style>
    <style:style style:name="T685" style:parent-style-name="Policepardéfaut" style:family="text">
      <style:text-properties style:language-asian="fr" style:country-asian="FR"/>
    </style:style>
    <style:style style:name="T686" style:parent-style-name="Policepardéfaut" style:family="text">
      <style:text-properties style:language-asian="fr" style:country-asian="FR"/>
    </style:style>
    <style:style style:name="T687" style:parent-style-name="Policepardéfaut" style:family="text">
      <style:text-properties style:language-asian="fr" style:country-asian="FR"/>
    </style:style>
    <style:style style:name="T688" style:parent-style-name="Policepardéfaut" style:family="text">
      <style:text-properties style:language-asian="fr" style:country-asian="FR"/>
    </style:style>
    <style:style style:name="T689" style:parent-style-name="Policepardéfaut" style:family="text">
      <style:text-properties style:language-asian="fr" style:country-asian="FR"/>
    </style:style>
    <style:style style:name="T690" style:parent-style-name="Policepardéfaut" style:family="text">
      <style:text-properties style:language-asian="fr" style:country-asian="FR"/>
    </style:style>
    <style:style style:name="T691" style:parent-style-name="Policepardéfaut" style:family="text">
      <style:text-properties style:language-asian="fr" style:country-asian="FR"/>
    </style:style>
    <style:style style:name="T692" style:parent-style-name="Policepardéfaut" style:family="text">
      <style:text-properties style:language-asian="fr" style:country-asian="FR"/>
    </style:style>
    <style:style style:name="T693" style:parent-style-name="Policepardéfaut" style:family="text">
      <style:text-properties style:language-asian="fr" style:country-asian="FR"/>
    </style:style>
    <style:style style:name="T694" style:parent-style-name="Policepardéfaut" style:family="text">
      <style:text-properties style:language-asian="fr" style:country-asian="FR"/>
    </style:style>
    <style:style style:name="T695" style:parent-style-name="Policepardéfaut" style:family="text">
      <style:text-properties style:language-asian="fr" style:country-asian="FR"/>
    </style:style>
    <style:style style:name="T696" style:parent-style-name="Policepardéfaut" style:family="text">
      <style:text-properties style:language-asian="fr" style:country-asian="FR"/>
    </style:style>
    <style:style style:name="T697" style:parent-style-name="Policepardéfaut" style:family="text">
      <style:text-properties style:language-asian="fr" style:country-asian="FR"/>
    </style:style>
    <style:style style:name="T698" style:parent-style-name="Policepardéfaut" style:family="text">
      <style:text-properties style:language-asian="fr" style:country-asian="FR"/>
    </style:style>
    <style:style style:name="T699" style:parent-style-name="Policepardéfaut" style:family="text">
      <style:text-properties style:language-asian="fr" style:country-asian="FR"/>
    </style:style>
    <style:style style:name="T700" style:parent-style-name="Policepardéfaut" style:family="text">
      <style:text-properties style:language-asian="fr" style:country-asian="FR"/>
    </style:style>
    <style:style style:name="T701" style:parent-style-name="Policepardéfaut" style:family="text">
      <style:text-properties style:language-asian="fr" style:country-asian="FR"/>
    </style:style>
    <style:style style:name="T702" style:parent-style-name="Policepardéfaut" style:family="text">
      <style:text-properties style:language-asian="fr" style:country-asian="FR"/>
    </style:style>
    <style:style style:name="T703" style:parent-style-name="Policepardéfaut" style:family="text">
      <style:text-properties style:language-asian="fr" style:country-asian="FR"/>
    </style:style>
    <style:style style:name="T704" style:parent-style-name="Policepardéfaut" style:family="text">
      <style:text-properties style:font-name-asian="Times New Roman" style:font-name-complex="Times New Roman" style:font-size-complex="12pt" style:language-asian="fr" style:country-asian="FR"/>
    </style:style>
    <style:style style:name="T705" style:parent-style-name="Policepardéfaut" style:family="text">
      <style:text-properties style:font-name-asian="Times New Roman" style:font-name-complex="Times New Roman" style:font-size-complex="12pt" style:language-asian="fr" style:country-asian="FR"/>
    </style:style>
    <style:style style:name="T706" style:parent-style-name="Policepardéfaut" style:family="text">
      <style:text-properties style:font-name-asian="Times New Roman" style:font-name-complex="Times New Roman" style:font-size-complex="12pt" style:language-asian="fr" style:country-asian="FR"/>
    </style:style>
    <style:style style:name="T707" style:parent-style-name="Policepardéfaut" style:family="text">
      <style:text-properties style:font-name-asian="Times New Roman" style:font-name-complex="Times New Roman" style:font-size-complex="12pt" style:language-asian="fr" style:country-asian="FR"/>
    </style:style>
    <style:style style:name="T708" style:parent-style-name="Policepardéfaut" style:family="text">
      <style:text-properties style:font-name-asian="Times New Roman" style:font-name-complex="Times New Roman" style:font-size-complex="12pt" style:language-asian="fr" style:country-asian="FR"/>
    </style:style>
    <style:style style:name="T709" style:parent-style-name="Policepardéfaut" style:family="text">
      <style:text-properties style:font-name-asian="Times New Roman" style:font-name-complex="Times New Roman" style:font-size-complex="12pt" style:language-asian="fr" style:country-asian="FR"/>
    </style:style>
    <style:style style:name="T710" style:parent-style-name="Policepardéfaut" style:family="text">
      <style:text-properties style:font-name-asian="Times New Roman" style:font-name-complex="Times New Roman" style:font-size-complex="12pt" style:language-asian="fr" style:country-asian="FR"/>
    </style:style>
    <style:style style:name="T711" style:parent-style-name="Policepardéfaut" style:family="text">
      <style:text-properties style:font-name-asian="Times New Roman" style:font-name-complex="Times New Roman" style:font-size-complex="12pt" style:language-asian="fr" style:country-asian="FR"/>
    </style:style>
    <style:style style:name="T712" style:parent-style-name="Policepardéfaut" style:family="text">
      <style:text-properties style:font-name-asian="Times New Roman" style:font-name-complex="Times New Roman" style:font-size-complex="12pt" style:language-asian="fr" style:country-asian="FR"/>
    </style:style>
    <style:style style:name="T713" style:parent-style-name="Policepardéfaut" style:family="text">
      <style:text-properties style:font-name-asian="Times New Roman" style:font-name-complex="Times New Roman" style:font-size-complex="12pt" style:language-asian="fr" style:country-asian="FR"/>
    </style:style>
    <style:style style:name="T714" style:parent-style-name="Policepardéfaut" style:family="text">
      <style:text-properties style:font-name-asian="Times New Roman" style:font-name-complex="Times New Roman" style:font-size-complex="12pt" style:language-asian="fr" style:country-asian="FR"/>
    </style:style>
    <style:style style:name="T715" style:parent-style-name="Policepardéfaut" style:family="text">
      <style:text-properties style:font-name-asian="Times New Roman" style:font-name-complex="Times New Roman" fo:font-style="italic" style:font-style-asian="italic" style:font-size-complex="12pt" style:language-asian="fr" style:country-asian="FR"/>
    </style:style>
    <style:style style:name="T716" style:parent-style-name="Policepardéfaut" style:family="text">
      <style:text-properties style:font-name-asian="Times New Roman" style:font-name-complex="Times New Roman" style:font-size-complex="12pt" style:language-asian="fr" style:country-asian="FR"/>
    </style:style>
    <style:style style:name="P717" style:parent-style-name="Corpsdetexte" style:family="paragraph">
      <style:text-properties style:language-asian="fr" style:country-asian="FR"/>
    </style:style>
    <style:style style:name="T718" style:parent-style-name="Policepardéfaut" style:family="text">
      <style:text-properties style:language-asian="fr" style:country-asian="FR"/>
    </style:style>
    <style:style style:name="T719" style:parent-style-name="Policepardéfaut" style:family="text">
      <style:text-properties style:language-asian="fr" style:country-asian="FR"/>
    </style:style>
    <style:style style:name="T720" style:parent-style-name="Policepardéfaut" style:family="text">
      <style:text-properties style:language-asian="fr" style:country-asian="FR"/>
    </style:style>
    <style:style style:name="T721" style:parent-style-name="Policepardéfaut" style:family="text">
      <style:text-properties style:language-asian="fr" style:country-asian="FR"/>
    </style:style>
    <style:style style:name="T722" style:parent-style-name="Policepardéfaut" style:family="text">
      <style:text-properties style:language-asian="fr" style:country-asian="FR"/>
    </style:style>
    <style:style style:name="T723" style:parent-style-name="Policepardéfaut" style:family="text">
      <style:text-properties style:language-asian="fr" style:country-asian="FR"/>
    </style:style>
    <style:style style:name="T724" style:parent-style-name="Policepardéfaut" style:family="text">
      <style:text-properties style:language-asian="fr" style:country-asian="FR"/>
    </style:style>
    <style:style style:name="T725" style:parent-style-name="Policepardéfaut" style:family="text">
      <style:text-properties fo:font-style="italic" style:font-style-asian="italic" style:language-asian="fr" style:country-asian="FR"/>
    </style:style>
    <style:style style:name="T726" style:parent-style-name="Policepardéfaut" style:family="text">
      <style:text-properties style:language-asian="fr" style:country-asian="FR"/>
    </style:style>
    <style:style style:name="T727" style:parent-style-name="Policepardéfaut" style:family="text">
      <style:text-properties style:language-asian="fr" style:country-asian="FR"/>
    </style:style>
    <style:style style:name="T728" style:parent-style-name="Policepardéfaut" style:family="text">
      <style:text-properties style:language-asian="fr" style:country-asian="FR"/>
    </style:style>
    <style:style style:name="T729" style:parent-style-name="Policepardéfaut" style:family="text">
      <style:text-properties style:language-asian="fr" style:country-asian="FR"/>
    </style:style>
    <style:style style:name="T730" style:parent-style-name="Policepardéfaut" style:family="text">
      <style:text-properties style:language-asian="fr" style:country-asian="FR"/>
    </style:style>
    <style:style style:name="T731" style:parent-style-name="Policepardéfaut" style:family="text">
      <style:text-properties style:language-asian="fr" style:country-asian="FR"/>
    </style:style>
    <style:style style:name="T732" style:parent-style-name="Policepardéfaut" style:family="text">
      <style:text-properties style:language-asian="fr" style:country-asian="FR"/>
    </style:style>
    <style:style style:name="T733" style:parent-style-name="Policepardéfaut" style:family="text">
      <style:text-properties style:language-asian="fr" style:country-asian="FR"/>
    </style:style>
    <style:style style:name="T734" style:parent-style-name="Policepardéfaut" style:family="text">
      <style:text-properties style:language-asian="fr" style:country-asian="FR"/>
    </style:style>
    <style:style style:name="T735" style:parent-style-name="Policepardéfaut" style:family="text">
      <style:text-properties style:language-asian="fr" style:country-asian="FR"/>
    </style:style>
    <style:style style:name="T736" style:parent-style-name="Policepardéfaut" style:family="text">
      <style:text-properties style:language-asian="fr" style:country-asian="FR"/>
    </style:style>
    <style:style style:name="T737" style:parent-style-name="Policepardéfaut" style:family="text">
      <style:text-properties style:language-asian="fr" style:country-asian="FR"/>
    </style:style>
    <style:style style:name="T738" style:parent-style-name="Policepardéfaut" style:family="text">
      <style:text-properties style:language-asian="fr" style:country-asian="FR"/>
    </style:style>
    <style:style style:name="T739" style:parent-style-name="Policepardéfaut" style:family="text">
      <style:text-properties style:language-asian="fr" style:country-asian="FR"/>
    </style:style>
    <style:style style:name="T740" style:parent-style-name="Policepardéfaut" style:family="text">
      <style:text-properties style:language-asian="fr" style:country-asian="FR"/>
    </style:style>
    <style:style style:name="T741" style:parent-style-name="Policepardéfaut" style:family="text">
      <style:text-properties style:language-asian="fr" style:country-asian="FR"/>
    </style:style>
    <style:style style:name="T742" style:parent-style-name="Policepardéfaut" style:family="text">
      <style:text-properties style:language-asian="fr" style:country-asian="FR"/>
    </style:style>
    <style:style style:name="T743" style:parent-style-name="Policepardéfaut" style:family="text">
      <style:text-properties style:language-asian="fr" style:country-asian="FR"/>
    </style:style>
    <style:style style:name="T744" style:parent-style-name="Policepardéfaut" style:family="text">
      <style:text-properties style:language-asian="fr" style:country-asian="FR"/>
    </style:style>
    <style:style style:name="T745" style:parent-style-name="Policepardéfaut" style:family="text">
      <style:text-properties style:language-asian="fr" style:country-asian="FR"/>
    </style:style>
    <style:style style:name="T746" style:parent-style-name="Policepardéfaut" style:family="text">
      <style:text-properties style:language-asian="fr" style:country-asian="FR"/>
    </style:style>
    <style:style style:name="T747" style:parent-style-name="Policepardéfaut" style:family="text">
      <style:text-properties style:language-asian="fr" style:country-asian="FR"/>
    </style:style>
    <style:style style:name="T748" style:parent-style-name="Policepardéfaut" style:family="text">
      <style:text-properties style:language-asian="fr" style:country-asian="FR"/>
    </style:style>
    <style:style style:name="T749" style:parent-style-name="Policepardéfaut" style:family="text">
      <style:text-properties style:language-asian="fr" style:country-asian="FR"/>
    </style:style>
    <style:style style:name="T750" style:parent-style-name="Policepardéfaut" style:family="text">
      <style:text-properties style:language-asian="fr" style:country-asian="FR"/>
    </style:style>
    <style:style style:name="T751" style:parent-style-name="Policepardéfaut" style:family="text">
      <style:text-properties style:language-asian="fr" style:country-asian="FR"/>
    </style:style>
    <style:style style:name="T752" style:parent-style-name="Policepardéfaut" style:family="text">
      <style:text-properties style:language-asian="fr" style:country-asian="FR"/>
    </style:style>
    <style:style style:name="T753" style:parent-style-name="Policepardéfaut" style:family="text">
      <style:text-properties style:language-asian="fr" style:country-asian="FR"/>
    </style:style>
    <style:style style:name="T754" style:parent-style-name="Policepardéfaut" style:family="text">
      <style:text-properties style:language-asian="fr" style:country-asian="FR"/>
    </style:style>
    <style:style style:name="T755" style:parent-style-name="Policepardéfaut" style:family="text">
      <style:text-properties style:language-asian="fr" style:country-asian="FR"/>
    </style:style>
    <style:style style:name="T756" style:parent-style-name="Policepardéfaut" style:family="text">
      <style:text-properties style:language-asian="fr" style:country-asian="FR"/>
    </style:style>
    <style:style style:name="T757" style:parent-style-name="Policepardéfaut" style:family="text">
      <style:text-properties style:language-asian="fr" style:country-asian="FR"/>
    </style:style>
    <style:style style:name="T758" style:parent-style-name="Policepardéfaut" style:family="text">
      <style:text-properties style:language-asian="fr" style:country-asian="FR"/>
    </style:style>
    <style:style style:name="T759" style:parent-style-name="Policepardéfaut" style:family="text">
      <style:text-properties style:language-asian="fr" style:country-asian="FR"/>
    </style:style>
    <style:style style:name="T760" style:parent-style-name="Policepardéfaut" style:family="text">
      <style:text-properties style:language-asian="fr" style:country-asian="FR"/>
    </style:style>
    <style:style style:name="T761" style:parent-style-name="Policepardéfaut" style:family="text">
      <style:text-properties style:language-asian="fr" style:country-asian="FR"/>
    </style:style>
    <style:style style:name="T762" style:parent-style-name="Policepardéfaut" style:family="text">
      <style:text-properties style:language-asian="fr" style:country-asian="FR"/>
    </style:style>
    <style:style style:name="T763" style:parent-style-name="Appelnotedebasdep." style:family="text">
      <style:text-properties style:language-asian="fr" style:country-asian="FR"/>
    </style:style>
    <style:style style:name="T764" style:parent-style-name="Policepardéfaut" style:family="text">
      <style:text-properties style:language-asian="fr" style:country-asian="FR"/>
    </style:style>
    <style:style style:name="T765" style:parent-style-name="Policepardéfaut" style:family="text">
      <style:text-properties style:language-asian="fr" style:country-asian="FR"/>
    </style:style>
    <style:style style:name="T766" style:parent-style-name="Policepardéfaut" style:family="text">
      <style:text-properties style:language-asian="fr" style:country-asian="FR"/>
    </style:style>
    <style:style style:name="T767" style:parent-style-name="Policepardéfaut" style:family="text">
      <style:text-properties style:language-asian="fr" style:country-asian="FR"/>
    </style:style>
    <style:style style:name="T768" style:parent-style-name="Policepardéfaut" style:family="text">
      <style:text-properties style:language-asian="fr" style:country-asian="FR"/>
    </style:style>
    <style:style style:name="T769" style:parent-style-name="Policepardéfaut" style:family="text">
      <style:text-properties style:language-asian="fr" style:country-asian="FR"/>
    </style:style>
    <style:style style:name="T770" style:parent-style-name="Policepardéfaut" style:family="text">
      <style:text-properties style:language-asian="fr" style:country-asian="FR"/>
    </style:style>
    <style:style style:name="T771" style:parent-style-name="Policepardéfaut" style:family="text">
      <style:text-properties style:language-asian="fr" style:country-asian="FR"/>
    </style:style>
    <style:style style:name="T772" style:parent-style-name="Policepardéfaut" style:family="text">
      <style:text-properties style:language-asian="fr" style:country-asian="FR"/>
    </style:style>
    <style:style style:name="T773" style:parent-style-name="Policepardéfaut" style:family="text">
      <style:text-properties style:language-asian="fr" style:country-asian="FR"/>
    </style:style>
    <style:style style:name="T774" style:parent-style-name="Policepardéfaut" style:family="text">
      <style:text-properties style:language-asian="fr" style:country-asian="FR"/>
    </style:style>
    <style:style style:name="T775" style:parent-style-name="Policepardéfaut" style:family="text">
      <style:text-properties style:language-asian="fr" style:country-asian="FR"/>
    </style:style>
    <style:style style:name="T776" style:parent-style-name="Policepardéfaut" style:family="text">
      <style:text-properties style:language-asian="fr" style:country-asian="FR"/>
    </style:style>
    <style:style style:name="T777" style:parent-style-name="Policepardéfaut" style:family="text">
      <style:text-properties style:font-name-asian="Times New Roman" style:language-asian="fr" style:country-asian="FR"/>
    </style:style>
    <style:style style:name="T778" style:parent-style-name="Policepardéfaut" style:family="text">
      <style:text-properties style:language-asian="fr" style:country-asian="FR"/>
    </style:style>
    <style:style style:name="T779" style:parent-style-name="Policepardéfaut" style:family="text">
      <style:text-properties style:language-asian="fr" style:country-asian="FR"/>
    </style:style>
    <style:style style:name="T780" style:parent-style-name="Policepardéfaut" style:family="text">
      <style:text-properties style:language-asian="fr" style:country-asian="FR"/>
    </style:style>
    <style:style style:name="T781" style:parent-style-name="Policepardéfaut" style:family="text">
      <style:text-properties style:language-asian="fr" style:country-asian="FR"/>
    </style:style>
    <style:style style:name="T782" style:parent-style-name="Policepardéfaut" style:family="text">
      <style:text-properties style:language-asian="fr" style:country-asian="FR"/>
    </style:style>
    <style:style style:name="T783" style:parent-style-name="Policepardéfaut" style:family="text">
      <style:text-properties style:language-asian="fr" style:country-asian="FR"/>
    </style:style>
    <style:style style:name="T784" style:parent-style-name="Policepardéfaut" style:family="text">
      <style:text-properties style:language-asian="fr" style:country-asian="FR"/>
    </style:style>
    <style:style style:name="T785" style:parent-style-name="Policepardéfaut" style:family="text">
      <style:text-properties style:language-asian="fr" style:country-asian="FR"/>
    </style:style>
    <style:style style:name="T786" style:parent-style-name="Policepardéfaut" style:family="text">
      <style:text-properties style:language-asian="fr" style:country-asian="FR"/>
    </style:style>
    <style:style style:name="T787" style:parent-style-name="Policepardéfaut" style:family="text">
      <style:text-properties style:language-asian="fr" style:country-asian="FR"/>
    </style:style>
    <style:style style:name="T788" style:parent-style-name="Policepardéfaut" style:family="text">
      <style:text-properties style:language-asian="fr" style:country-asian="FR"/>
    </style:style>
    <style:style style:name="T789" style:parent-style-name="Policepardéfaut" style:family="text">
      <style:text-properties style:language-asian="fr" style:country-asian="FR"/>
    </style:style>
    <style:style style:name="T790" style:parent-style-name="Policepardéfaut" style:family="text">
      <style:text-properties style:language-asian="fr" style:country-asian="FR"/>
    </style:style>
    <style:style style:name="T791" style:parent-style-name="Policepardéfaut" style:family="text">
      <style:text-properties style:language-asian="fr" style:country-asian="FR"/>
    </style:style>
    <style:style style:name="T792" style:parent-style-name="Policepardéfaut" style:family="text">
      <style:text-properties style:language-asian="fr" style:country-asian="FR"/>
    </style:style>
    <style:style style:name="T793" style:parent-style-name="Policepardéfaut" style:family="text">
      <style:text-properties style:language-asian="fr" style:country-asian="FR"/>
    </style:style>
    <style:style style:name="T794" style:parent-style-name="Policepardéfaut" style:family="text">
      <style:text-properties style:language-asian="fr" style:country-asian="FR"/>
    </style:style>
    <style:style style:name="T795" style:parent-style-name="Policepardéfaut" style:family="text">
      <style:text-properties style:language-asian="fr" style:country-asian="FR"/>
    </style:style>
    <style:style style:name="T796" style:parent-style-name="Policepardéfaut" style:family="text">
      <style:text-properties style:language-asian="fr" style:country-asian="FR"/>
    </style:style>
    <style:style style:name="T797" style:parent-style-name="Policepardéfaut" style:family="text">
      <style:text-properties style:language-asian="fr" style:country-asian="FR"/>
    </style:style>
    <style:style style:name="T798" style:parent-style-name="Policepardéfaut" style:family="text">
      <style:text-properties style:language-asian="fr" style:country-asian="FR"/>
    </style:style>
    <style:style style:name="P799" style:parent-style-name="Corpsdetexte" style:family="paragraph">
      <style:text-properties style:language-asian="fr" style:country-asian="FR"/>
    </style:style>
    <style:style style:name="P800" style:parent-style-name="Corpsdetexte" style:family="paragraph">
      <style:text-properties style:language-asian="fr" style:country-asian="FR"/>
    </style:style>
    <style:style style:name="T801" style:parent-style-name="Policepardéfaut" style:family="text">
      <style:text-properties style:language-asian="fr" style:country-asian="FR"/>
    </style:style>
    <style:style style:name="T802" style:parent-style-name="Policepardéfaut" style:family="text">
      <style:text-properties style:language-asian="fr" style:country-asian="FR"/>
    </style:style>
    <style:style style:name="T803" style:parent-style-name="Policepardéfaut" style:family="text">
      <style:text-properties style:language-asian="fr" style:country-asian="FR"/>
    </style:style>
    <style:style style:name="T804" style:parent-style-name="Policepardéfaut" style:family="text">
      <style:text-properties style:language-asian="fr" style:country-asian="FR"/>
    </style:style>
    <style:style style:name="T805" style:parent-style-name="Appelnotedebasdep." style:family="text">
      <style:text-properties style:language-asian="fr" style:country-asian="FR"/>
    </style:style>
    <style:style style:name="T806" style:parent-style-name="Policepardéfaut" style:family="text">
      <style:text-properties style:language-asian="fr" style:country-asian="FR"/>
    </style:style>
    <style:style style:name="T807" style:parent-style-name="Policepardéfaut" style:family="text">
      <style:text-properties style:language-asian="fr" style:country-asian="FR"/>
    </style:style>
    <style:style style:name="P808" style:parent-style-name="Corpsdetexte" style:family="paragraph">
      <style:text-properties style:language-asian="fr" style:country-asian="FR"/>
    </style:style>
    <style:style style:name="T809" style:parent-style-name="Policepardéfaut" style:family="text">
      <style:text-properties style:language-asian="fr" style:country-asian="FR"/>
    </style:style>
    <style:style style:name="T810" style:parent-style-name="Policepardéfaut" style:family="text">
      <style:text-properties style:language-asian="fr" style:country-asian="FR"/>
    </style:style>
    <style:style style:name="T811" style:parent-style-name="Policepardéfaut" style:family="text">
      <style:text-properties style:font-name-asian="Times New Roman" style:font-name-complex="Times New Roman" style:font-size-complex="12pt" style:language-asian="fr" style:country-asian="FR"/>
    </style:style>
    <style:style style:name="T812" style:parent-style-name="Policepardéfaut" style:family="text">
      <style:text-properties style:font-name-asian="Times New Roman" style:font-name-complex="Times New Roman" style:font-size-complex="12pt" style:language-asian="fr" style:country-asian="FR"/>
    </style:style>
    <style:style style:name="T813" style:parent-style-name="Policepardéfaut" style:family="text">
      <style:text-properties style:font-name-asian="Times New Roman" style:font-name-complex="Times New Roman" style:font-size-complex="12pt" style:language-asian="fr" style:country-asian="FR"/>
    </style:style>
    <style:style style:name="T814" style:parent-style-name="Policepardéfaut" style:family="text">
      <style:text-properties style:font-name-asian="Times New Roman" style:font-name-complex="Times New Roman" style:font-size-complex="12pt" style:language-asian="fr" style:country-asian="FR"/>
    </style:style>
    <style:style style:name="T815" style:parent-style-name="Policepardéfaut" style:family="text">
      <style:text-properties style:font-name-asian="Times New Roman" style:font-name-complex="Times New Roman" style:font-size-complex="12pt" style:language-asian="fr" style:country-asian="FR"/>
    </style:style>
    <style:style style:name="T816" style:parent-style-name="Policepardéfaut" style:family="text">
      <style:text-properties style:font-name-asian="Times New Roman" style:font-name-complex="Times New Roman" fo:font-style="italic" style:font-style-asian="italic" style:font-size-complex="12pt" style:language-asian="fr" style:country-asian="FR"/>
    </style:style>
    <style:style style:name="T817" style:parent-style-name="Policepardéfaut" style:family="text">
      <style:text-properties style:font-name-asian="Times New Roman" style:font-name-complex="Times New Roman" style:font-size-complex="12pt" style:language-asian="fr" style:country-asian="FR"/>
    </style:style>
    <style:style style:name="T818" style:parent-style-name="Policepardéfaut" style:family="text">
      <style:text-properties style:font-name-asian="Times New Roman" style:font-name-complex="Times New Roman" style:font-size-complex="12pt" style:language-asian="fr" style:country-asian="FR"/>
    </style:style>
    <style:style style:name="T819" style:parent-style-name="Policepardéfaut" style:family="text">
      <style:text-properties style:font-name-asian="Times New Roman" style:font-name-complex="Times New Roman" style:font-size-complex="12pt" style:language-asian="fr" style:country-asian="FR"/>
    </style:style>
    <style:style style:name="T820" style:parent-style-name="Policepardéfaut" style:family="text">
      <style:text-properties style:font-name-asian="Times New Roman" style:font-name-complex="Times New Roman" style:font-size-complex="12pt" style:language-asian="fr" style:country-asian="FR"/>
    </style:style>
    <style:style style:name="T821" style:parent-style-name="Policepardéfaut" style:family="text">
      <style:text-properties style:font-name-asian="Times New Roman" style:font-name-complex="Times New Roman" style:font-size-complex="12pt" style:language-asian="fr" style:country-asian="FR"/>
    </style:style>
    <style:style style:name="T822" style:parent-style-name="Policepardéfaut" style:family="text">
      <style:text-properties style:font-name-asian="Times New Roman" style:font-name-complex="Times New Roman" style:font-size-complex="12pt" style:language-asian="fr" style:country-asian="FR"/>
    </style:style>
    <style:style style:name="T823" style:parent-style-name="Policepardéfaut" style:family="text">
      <style:text-properties style:font-name-asian="Times New Roman" style:font-name-complex="Times New Roman" style:font-size-complex="12pt" style:language-asian="fr" style:country-asian="FR"/>
    </style:style>
    <style:style style:name="T824" style:parent-style-name="Policepardéfaut" style:family="text">
      <style:text-properties style:font-name-asian="Times New Roman" style:font-name-complex="Times New Roman" style:font-size-complex="12pt" style:language-asian="fr" style:country-asian="FR"/>
    </style:style>
    <style:style style:name="T825" style:parent-style-name="Policepardéfaut" style:family="text">
      <style:text-properties style:font-name-asian="Times New Roman" style:font-name-complex="Times New Roman" style:font-size-complex="12pt" style:language-asian="fr" style:country-asian="FR"/>
    </style:style>
    <style:style style:name="T826" style:parent-style-name="Policepardéfaut" style:family="text">
      <style:text-properties style:font-name-asian="Times New Roman" style:font-name-complex="Times New Roman" style:font-size-complex="12pt" style:language-asian="fr" style:country-asian="FR"/>
    </style:style>
    <style:style style:name="T827" style:parent-style-name="Policepardéfaut" style:family="text">
      <style:text-properties style:font-name-asian="Times New Roman" style:font-name-complex="Times New Roman" style:font-size-complex="12pt" style:language-asian="fr" style:country-asian="FR"/>
    </style:style>
    <style:style style:name="T828" style:parent-style-name="Policepardéfaut" style:family="text">
      <style:text-properties style:font-name-asian="Times New Roman" style:font-name-complex="Times New Roman" style:font-size-complex="12pt" style:language-asian="fr" style:country-asian="FR"/>
    </style:style>
    <style:style style:name="T829" style:parent-style-name="Policepardéfaut" style:family="text">
      <style:text-properties style:font-name-asian="Times New Roman" style:font-name-complex="Times New Roman" style:font-size-complex="12pt" style:language-asian="fr" style:country-asian="FR"/>
    </style:style>
    <style:style style:name="T830" style:parent-style-name="Policepardéfaut" style:family="text">
      <style:text-properties style:language-asian="fr" style:country-asian="FR"/>
    </style:style>
    <style:style style:name="T831" style:parent-style-name="Policepardéfaut" style:family="text">
      <style:text-properties style:language-asian="fr" style:country-asian="FR"/>
    </style:style>
    <style:style style:name="T832" style:parent-style-name="Policepardéfaut" style:family="text">
      <style:text-properties style:language-asian="fr" style:country-asian="FR"/>
    </style:style>
    <style:style style:name="T833" style:parent-style-name="Policepardéfaut" style:family="text">
      <style:text-properties style:language-asian="fr" style:country-asian="FR"/>
    </style:style>
    <style:style style:name="T834" style:parent-style-name="Policepardéfaut" style:family="text">
      <style:text-properties style:language-asian="fr" style:country-asian="FR"/>
    </style:style>
    <style:style style:name="T835" style:parent-style-name="Policepardéfaut" style:family="text">
      <style:text-properties style:language-asian="fr" style:country-asian="FR"/>
    </style:style>
    <style:style style:name="T836" style:parent-style-name="Policepardéfaut" style:family="text">
      <style:text-properties style:language-asian="fr" style:country-asian="FR"/>
    </style:style>
    <style:style style:name="T837" style:parent-style-name="Policepardéfaut" style:family="text">
      <style:text-properties style:language-asian="fr" style:country-asian="FR"/>
    </style:style>
    <style:style style:name="T838" style:parent-style-name="Policepardéfaut" style:family="text">
      <style:text-properties fo:font-variant="small-caps" style:language-asian="fr" style:country-asian="FR"/>
    </style:style>
    <style:style style:name="T839" style:parent-style-name="Policepardéfaut" style:family="text">
      <style:text-properties style:text-position="super 66.6%" style:language-asian="fr" style:country-asian="FR"/>
    </style:style>
    <style:style style:name="T840" style:parent-style-name="Policepardéfaut" style:family="text">
      <style:text-properties style:language-asian="fr" style:country-asian="FR"/>
    </style:style>
    <style:style style:name="T841" style:parent-style-name="Policepardéfaut" style:family="text">
      <style:text-properties style:language-asian="fr" style:country-asian="FR"/>
    </style:style>
    <style:style style:name="T842" style:parent-style-name="Policepardéfaut" style:family="text">
      <style:text-properties style:language-asian="fr" style:country-asian="FR"/>
    </style:style>
    <style:style style:name="T843" style:parent-style-name="Policepardéfaut" style:family="text">
      <style:text-properties style:language-asian="fr" style:country-asian="FR"/>
    </style:style>
    <style:style style:name="T844" style:parent-style-name="Policepardéfaut" style:family="text">
      <style:text-properties style:language-asian="fr" style:country-asian="FR"/>
    </style:style>
    <style:style style:name="T845" style:parent-style-name="Policepardéfaut" style:family="text">
      <style:text-properties style:language-asian="fr" style:country-asian="FR"/>
    </style:style>
    <style:style style:name="T846" style:parent-style-name="Policepardéfaut" style:family="text">
      <style:text-properties style:language-asian="fr" style:country-asian="FR"/>
    </style:style>
    <style:style style:name="T847" style:parent-style-name="Policepardéfaut" style:family="text">
      <style:text-properties style:language-asian="fr" style:country-asian="FR"/>
    </style:style>
    <style:style style:name="T848" style:parent-style-name="Policepardéfaut" style:family="text">
      <style:text-properties style:language-asian="fr" style:country-asian="FR"/>
    </style:style>
    <style:style style:name="T849" style:parent-style-name="Policepardéfaut" style:family="text">
      <style:text-properties style:language-asian="fr" style:country-asian="FR"/>
    </style:style>
    <style:style style:name="T850" style:parent-style-name="Policepardéfaut" style:family="text">
      <style:text-properties style:language-asian="fr" style:country-asian="FR"/>
    </style:style>
    <style:style style:name="T851" style:parent-style-name="Appelnotedebasdep." style:family="text">
      <style:text-properties style:language-asian="fr" style:country-asian="FR"/>
    </style:style>
    <style:style style:name="T852" style:parent-style-name="Policepardéfaut" style:family="text">
      <style:text-properties style:language-asian="fr" style:country-asian="FR"/>
    </style:style>
    <style:style style:name="T853" style:parent-style-name="Policepardéfaut" style:family="text">
      <style:text-properties style:language-asian="fr" style:country-asian="FR"/>
    </style:style>
    <style:style style:name="T854" style:parent-style-name="Policepardéfaut" style:family="text">
      <style:text-properties style:language-asian="fr" style:country-asian="FR"/>
    </style:style>
    <style:style style:name="T855" style:parent-style-name="Policepardéfaut" style:family="text">
      <style:text-properties style:language-asian="fr" style:country-asian="FR"/>
    </style:style>
    <style:style style:name="T856" style:parent-style-name="Policepardéfaut" style:family="text">
      <style:text-properties style:language-asian="fr" style:country-asian="FR"/>
    </style:style>
    <style:style style:name="T857" style:parent-style-name="quote.c" style:family="text">
      <style:text-properties fo:font-variant="small-caps"/>
    </style:style>
    <style:style style:name="T858" style:parent-style-name="quote.c" style:family="text">
      <style:text-properties style:text-position="super 65%"/>
    </style:style>
    <style:style style:name="T859" style:parent-style-name="Policepardéfaut" style:family="text">
      <style:text-properties style:language-asian="fr" style:country-asian="FR"/>
    </style:style>
    <style:style style:name="T860" style:parent-style-name="Policepardéfaut" style:family="text">
      <style:text-properties style:language-asian="fr" style:country-asian="FR"/>
    </style:style>
    <style:style style:name="T861" style:parent-style-name="Policepardéfaut" style:family="text">
      <style:text-properties style:language-asian="fr" style:country-asian="FR"/>
    </style:style>
    <style:style style:name="T862" style:parent-style-name="Policepardéfaut" style:family="text">
      <style:text-properties style:language-asian="fr" style:country-asian="FR"/>
    </style:style>
    <style:style style:name="T863" style:parent-style-name="Policepardéfaut" style:family="text">
      <style:text-properties style:language-asian="fr" style:country-asian="FR"/>
    </style:style>
    <style:style style:name="T864" style:parent-style-name="Policepardéfaut" style:family="text">
      <style:text-properties style:language-asian="fr" style:country-asian="FR"/>
    </style:style>
    <style:style style:name="T865" style:parent-style-name="Policepardéfaut" style:family="text">
      <style:text-properties style:language-asian="fr" style:country-asian="FR"/>
    </style:style>
    <style:style style:name="T866" style:parent-style-name="Policepardéfaut" style:family="text">
      <style:text-properties style:language-asian="fr" style:country-asian="FR"/>
    </style:style>
    <style:style style:name="T867" style:parent-style-name="Policepardéfaut" style:family="text">
      <style:text-properties style:language-asian="fr" style:country-asian="FR"/>
    </style:style>
    <style:style style:name="T868" style:parent-style-name="Policepardéfaut" style:family="text">
      <style:text-properties fo:font-style="italic" style:font-style-asian="italic" style:language-asian="fr" style:country-asian="FR"/>
    </style:style>
    <style:style style:name="T869" style:parent-style-name="Policepardéfaut" style:family="text">
      <style:text-properties style:language-asian="fr" style:country-asian="FR"/>
    </style:style>
    <style:style style:name="T870" style:parent-style-name="Policepardéfaut" style:family="text">
      <style:text-properties style:language-asian="fr" style:country-asian="FR"/>
    </style:style>
    <style:style style:name="T871" style:parent-style-name="Policepardéfaut" style:family="text">
      <style:text-properties style:language-asian="fr" style:country-asian="FR"/>
    </style:style>
    <style:style style:name="T872" style:parent-style-name="Policepardéfaut" style:family="text">
      <style:text-properties style:language-asian="fr" style:country-asian="FR"/>
    </style:style>
    <style:style style:name="T873" style:parent-style-name="Policepardéfaut" style:family="text">
      <style:text-properties style:language-asian="fr" style:country-asian="FR"/>
    </style:style>
    <style:style style:name="T874" style:parent-style-name="Policepardéfaut" style:family="text">
      <style:text-properties style:language-asian="fr" style:country-asian="FR"/>
    </style:style>
    <style:style style:name="T875" style:parent-style-name="Policepardéfaut" style:family="text">
      <style:text-properties style:language-asian="fr" style:country-asian="FR"/>
    </style:style>
    <style:style style:name="T876" style:parent-style-name="Policepardéfaut" style:family="text">
      <style:text-properties style:language-asian="fr" style:country-asian="FR"/>
    </style:style>
    <style:style style:name="T877" style:parent-style-name="Policepardéfaut" style:family="text">
      <style:text-properties style:language-asian="fr" style:country-asian="FR"/>
    </style:style>
    <style:style style:name="T878" style:parent-style-name="Policepardéfaut" style:family="text">
      <style:text-properties style:language-asian="fr" style:country-asian="FR"/>
    </style:style>
    <style:style style:name="T879" style:parent-style-name="Policepardéfaut" style:family="text">
      <style:text-properties style:language-asian="fr" style:country-asian="FR"/>
    </style:style>
    <style:style style:name="T880" style:parent-style-name="Policepardéfaut" style:family="text">
      <style:text-properties style:language-asian="fr" style:country-asian="FR"/>
    </style:style>
    <style:style style:name="T881" style:parent-style-name="Policepardéfaut" style:family="text">
      <style:text-properties style:language-asian="fr" style:country-asian="FR"/>
    </style:style>
    <style:style style:name="T882" style:parent-style-name="Policepardéfaut" style:family="text">
      <style:text-properties style:language-asian="fr" style:country-asian="FR"/>
    </style:style>
    <style:style style:name="T883" style:parent-style-name="Policepardéfaut" style:family="text">
      <style:text-properties style:language-asian="fr" style:country-asian="FR"/>
    </style:style>
    <style:style style:name="T884" style:parent-style-name="Policepardéfaut" style:family="text">
      <style:text-properties style:language-asian="fr" style:country-asian="FR"/>
    </style:style>
    <style:style style:name="T885" style:parent-style-name="Policepardéfaut" style:family="text">
      <style:text-properties style:language-asian="fr" style:country-asian="FR"/>
    </style:style>
    <style:style style:name="T886" style:parent-style-name="Policepardéfaut" style:family="text">
      <style:text-properties style:language-asian="fr" style:country-asian="FR"/>
    </style:style>
    <style:style style:name="T887" style:parent-style-name="Policepardéfaut" style:family="text">
      <style:text-properties fo:font-variant="small-caps" style:language-asian="fr" style:country-asian="FR"/>
    </style:style>
    <style:style style:name="T888" style:parent-style-name="Policepardéfaut" style:family="text">
      <style:text-properties style:text-position="super 66.6%" style:language-asian="fr" style:country-asian="FR"/>
    </style:style>
    <style:style style:name="T889" style:parent-style-name="Policepardéfaut" style:family="text">
      <style:text-properties style:language-asian="fr" style:country-asian="FR"/>
    </style:style>
    <style:style style:name="T890" style:parent-style-name="Policepardéfaut" style:family="text">
      <style:text-properties fo:font-variant="small-caps" style:language-asian="fr" style:country-asian="FR"/>
    </style:style>
    <style:style style:name="T891" style:parent-style-name="Policepardéfaut" style:family="text">
      <style:text-properties style:text-position="super 66.6%" style:language-asian="fr" style:country-asian="FR"/>
    </style:style>
    <style:style style:name="T892" style:parent-style-name="Policepardéfaut" style:family="text">
      <style:text-properties style:language-asian="fr" style:country-asian="FR"/>
    </style:style>
    <style:style style:name="T893" style:parent-style-name="Policepardéfaut" style:family="text">
      <style:text-properties style:language-asian="fr" style:country-asian="FR"/>
    </style:style>
    <style:style style:name="T894" style:parent-style-name="Policepardéfaut" style:family="text">
      <style:text-properties style:language-asian="fr" style:country-asian="FR"/>
    </style:style>
    <style:style style:name="T895" style:parent-style-name="Policepardéfaut" style:family="text">
      <style:text-properties style:language-asian="fr" style:country-asian="FR"/>
    </style:style>
    <style:style style:name="T896" style:parent-style-name="Policepardéfaut" style:family="text">
      <style:text-properties style:language-asian="fr" style:country-asian="FR"/>
    </style:style>
    <style:style style:name="T897" style:parent-style-name="Policepardéfaut" style:family="text">
      <style:text-properties style:language-asian="fr" style:country-asian="FR"/>
    </style:style>
    <style:style style:name="T898" style:parent-style-name="Policepardéfaut" style:family="text">
      <style:text-properties fo:font-style="italic" style:font-style-asian="italic" style:language-asian="fr" style:country-asian="FR"/>
    </style:style>
    <style:style style:name="T899" style:parent-style-name="Policepardéfaut" style:family="text">
      <style:text-properties style:language-asian="fr" style:country-asian="FR"/>
    </style:style>
    <style:style style:name="T900" style:parent-style-name="Policepardéfaut" style:family="text">
      <style:text-properties style:language-asian="fr" style:country-asian="FR"/>
    </style:style>
    <style:style style:name="T901" style:parent-style-name="Policepardéfaut" style:family="text">
      <style:text-properties style:language-asian="fr" style:country-asian="FR"/>
    </style:style>
    <style:style style:name="T902" style:parent-style-name="Policepardéfaut" style:family="text">
      <style:text-properties style:language-asian="fr" style:country-asian="FR"/>
    </style:style>
    <style:style style:name="T903" style:parent-style-name="Policepardéfaut" style:family="text">
      <style:text-properties style:language-asian="fr" style:country-asian="FR"/>
    </style:style>
    <style:style style:name="T904" style:parent-style-name="Policepardéfaut" style:family="text">
      <style:text-properties style:language-asian="fr" style:country-asian="FR"/>
    </style:style>
    <style:style style:name="T905" style:parent-style-name="Policepardéfaut" style:family="text">
      <style:text-properties style:language-asian="fr" style:country-asian="FR"/>
    </style:style>
    <style:style style:name="T906" style:parent-style-name="Policepardéfaut" style:family="text">
      <style:text-properties style:language-asian="fr" style:country-asian="FR"/>
    </style:style>
    <style:style style:name="T907" style:parent-style-name="Policepardéfaut" style:family="text">
      <style:text-properties style:language-asian="fr" style:country-asian="FR"/>
    </style:style>
    <style:style style:name="T908" style:parent-style-name="Policepardéfaut" style:family="text">
      <style:text-properties style:language-asian="fr" style:country-asian="FR"/>
    </style:style>
    <style:style style:name="T909" style:parent-style-name="Policepardéfaut" style:family="text">
      <style:text-properties style:language-asian="fr" style:country-asian="FR"/>
    </style:style>
    <style:style style:name="T910" style:parent-style-name="Policepardéfaut" style:family="text">
      <style:text-properties style:language-asian="fr" style:country-asian="FR"/>
    </style:style>
    <style:style style:name="T911" style:parent-style-name="Policepardéfaut" style:family="text">
      <style:text-properties style:language-asian="fr" style:country-asian="FR"/>
    </style:style>
    <style:style style:name="T912" style:parent-style-name="Policepardéfaut" style:family="text">
      <style:text-properties style:language-asian="fr" style:country-asian="FR"/>
    </style:style>
    <style:style style:name="T913" style:parent-style-name="Policepardéfaut" style:family="text">
      <style:text-properties style:language-asian="fr" style:country-asian="FR"/>
    </style:style>
    <style:style style:name="T914" style:parent-style-name="Policepardéfaut" style:family="text">
      <style:text-properties fo:font-style="italic" style:font-style-asian="italic" style:language-asian="fr" style:country-asian="FR"/>
    </style:style>
    <style:style style:name="T915" style:parent-style-name="Policepardéfaut" style:family="text">
      <style:text-properties fo:font-style="italic" style:font-style-asian="italic" style:language-asian="fr" style:country-asian="FR"/>
    </style:style>
    <style:style style:name="T916" style:parent-style-name="Policepardéfaut" style:family="text">
      <style:text-properties style:language-asian="fr" style:country-asian="FR"/>
    </style:style>
    <style:style style:name="T917" style:parent-style-name="Policepardéfaut" style:family="text">
      <style:text-properties style:language-asian="fr" style:country-asian="FR"/>
    </style:style>
    <style:style style:name="T918" style:parent-style-name="Policepardéfaut" style:family="text">
      <style:text-properties style:language-asian="fr" style:country-asian="FR"/>
    </style:style>
    <style:style style:name="T919" style:parent-style-name="Policepardéfaut" style:family="text">
      <style:text-properties style:language-asian="fr" style:country-asian="FR"/>
    </style:style>
    <style:style style:name="T920" style:parent-style-name="Policepardéfaut" style:family="text">
      <style:text-properties style:language-asian="fr" style:country-asian="FR"/>
    </style:style>
    <style:style style:name="T921" style:parent-style-name="Policepardéfaut" style:family="text">
      <style:text-properties style:language-asian="fr" style:country-asian="FR"/>
    </style:style>
    <style:style style:name="T922" style:parent-style-name="Policepardéfaut" style:family="text">
      <style:text-properties style:language-asian="fr" style:country-asian="FR"/>
    </style:style>
    <style:style style:name="T923" style:parent-style-name="Policepardéfaut" style:family="text">
      <style:text-properties style:language-asian="fr" style:country-asian="FR"/>
    </style:style>
    <style:style style:name="T924" style:parent-style-name="Policepardéfaut" style:family="text">
      <style:text-properties style:language-asian="fr" style:country-asian="FR"/>
    </style:style>
    <style:style style:name="T925" style:parent-style-name="Policepardéfaut" style:family="text">
      <style:text-properties style:language-asian="fr" style:country-asian="FR"/>
    </style:style>
    <style:style style:name="T926" style:parent-style-name="Policepardéfaut" style:family="text">
      <style:text-properties style:language-asian="fr" style:country-asian="FR"/>
    </style:style>
    <style:style style:name="P927" style:parent-style-name="Corpsdetexte" style:family="paragraph">
      <style:text-properties style:language-asian="fr" style:country-asian="FR"/>
    </style:style>
    <style:style style:name="T928" style:parent-style-name="Appelnotedebasdep." style:family="text">
      <style:text-properties fo:font-size="12pt" style:font-size-asian="12pt" style:font-size-complex="12pt"/>
    </style:style>
    <style:style style:name="P929" style:parent-style-name="Corpsdetexte" style:family="paragraph">
      <style:text-properties style:language-asian="fr" style:country-asian="FR"/>
    </style:style>
    <style:style style:name="T930" style:parent-style-name="Policepardéfaut" style:family="text">
      <style:text-properties style:language-asian="fr" style:country-asian="FR"/>
    </style:style>
    <style:style style:name="T931" style:parent-style-name="Policepardéfaut" style:family="text">
      <style:text-properties style:language-asian="fr" style:country-asian="FR"/>
    </style:style>
    <style:style style:name="T932" style:parent-style-name="Policepardéfaut" style:family="text">
      <style:text-properties style:language-asian="fr" style:country-asian="FR"/>
    </style:style>
    <style:style style:name="T933" style:parent-style-name="Policepardéfaut" style:family="text">
      <style:text-properties style:language-asian="fr" style:country-asian="FR"/>
    </style:style>
    <style:style style:name="T934" style:parent-style-name="Policepardéfaut" style:family="text">
      <style:text-properties style:language-asian="fr" style:country-asian="FR"/>
    </style:style>
    <style:style style:name="T935" style:parent-style-name="Policepardéfaut" style:family="text">
      <style:text-properties style:language-asian="fr" style:country-asian="FR"/>
    </style:style>
    <style:style style:name="T936" style:parent-style-name="Policepardéfaut" style:family="text">
      <style:text-properties style:language-asian="fr" style:country-asian="FR"/>
    </style:style>
    <style:style style:name="T937" style:parent-style-name="Policepardéfaut" style:family="text">
      <style:text-properties style:language-asian="fr" style:country-asian="FR"/>
    </style:style>
    <style:style style:name="T938" style:parent-style-name="Policepardéfaut" style:family="text">
      <style:text-properties style:text-position="super 65%" style:language-asian="fr" style:country-asian="FR"/>
    </style:style>
    <style:style style:name="T939" style:parent-style-name="Policepardéfaut" style:family="text">
      <style:text-properties style:language-asian="fr" style:country-asian="FR"/>
    </style:style>
    <style:style style:name="T940" style:parent-style-name="Policepardéfaut" style:family="text">
      <style:text-properties style:language-asian="fr" style:country-asian="FR"/>
    </style:style>
    <style:style style:name="T941" style:parent-style-name="Policepardéfaut" style:family="text">
      <style:text-properties style:language-asian="fr" style:country-asian="FR"/>
    </style:style>
    <style:style style:name="T942" style:parent-style-name="Policepardéfaut" style:family="text">
      <style:text-properties style:language-asian="fr" style:country-asian="FR"/>
    </style:style>
    <style:style style:name="T943" style:parent-style-name="Policepardéfaut" style:family="text">
      <style:text-properties style:language-asian="fr" style:country-asian="FR"/>
    </style:style>
    <style:style style:name="T944" style:parent-style-name="Policepardéfaut" style:family="text">
      <style:text-properties style:language-asian="fr" style:country-asian="FR"/>
    </style:style>
    <style:style style:name="T945" style:parent-style-name="Policepardéfaut" style:family="text">
      <style:text-properties style:text-position="super 65%" style:language-asian="fr" style:country-asian="FR"/>
    </style:style>
    <style:style style:name="T946" style:parent-style-name="Policepardéfaut" style:family="text">
      <style:text-properties style:language-asian="fr" style:country-asian="FR"/>
    </style:style>
    <style:style style:name="T947" style:parent-style-name="Policepardéfaut" style:family="text">
      <style:text-properties style:language-asian="fr" style:country-asian="FR"/>
    </style:style>
    <style:style style:name="T948" style:parent-style-name="Policepardéfaut" style:family="text">
      <style:text-properties style:language-asian="fr" style:country-asian="FR"/>
    </style:style>
    <style:style style:name="T949" style:parent-style-name="Policepardéfaut" style:family="text">
      <style:text-properties style:language-asian="fr" style:country-asian="FR"/>
    </style:style>
    <style:style style:name="T950" style:parent-style-name="Policepardéfaut" style:family="text">
      <style:text-properties style:language-asian="fr" style:country-asian="FR"/>
    </style:style>
    <style:style style:name="T951" style:parent-style-name="Policepardéfaut" style:family="text">
      <style:text-properties style:language-asian="fr" style:country-asian="FR"/>
    </style:style>
    <style:style style:name="T952" style:parent-style-name="Policepardéfaut" style:family="text">
      <style:text-properties style:language-asian="fr" style:country-asian="FR"/>
    </style:style>
    <style:style style:name="T953" style:parent-style-name="Policepardéfaut" style:family="text">
      <style:text-properties fo:font-style="italic" style:font-style-asian="italic" style:language-asian="fr" style:country-asian="FR"/>
    </style:style>
    <style:style style:name="T954" style:parent-style-name="Policepardéfaut" style:family="text">
      <style:text-properties style:language-asian="fr" style:country-asian="FR"/>
    </style:style>
    <style:style style:name="T955" style:parent-style-name="Policepardéfaut" style:family="text">
      <style:text-properties style:language-asian="fr" style:country-asian="FR"/>
    </style:style>
    <style:style style:name="T956" style:parent-style-name="Policepardéfaut" style:family="text">
      <style:text-properties style:language-asian="fr" style:country-asian="FR"/>
    </style:style>
    <style:style style:name="T957" style:parent-style-name="Policepardéfaut" style:family="text">
      <style:text-properties style:language-asian="fr" style:country-asian="FR"/>
    </style:style>
    <style:style style:name="T958" style:parent-style-name="Policepardéfaut" style:family="text">
      <style:text-properties style:language-asian="fr" style:country-asian="FR"/>
    </style:style>
    <style:style style:name="T959" style:parent-style-name="Policepardéfaut" style:family="text">
      <style:text-properties style:language-asian="fr" style:country-asian="FR"/>
    </style:style>
    <style:style style:name="T960" style:parent-style-name="Policepardéfaut" style:family="text">
      <style:text-properties fo:font-style="italic" style:font-style-asian="italic" style:language-asian="fr" style:country-asian="FR"/>
    </style:style>
    <style:style style:name="T961" style:parent-style-name="Policepardéfaut" style:family="text">
      <style:text-properties style:language-asian="fr" style:country-asian="FR"/>
    </style:style>
    <style:style style:name="T962" style:parent-style-name="Policepardéfaut" style:family="text">
      <style:text-properties style:language-asian="fr" style:country-asian="FR"/>
    </style:style>
    <style:style style:name="T963" style:parent-style-name="Policepardéfaut" style:family="text">
      <style:text-properties style:language-asian="fr" style:country-asian="FR"/>
    </style:style>
    <style:style style:name="T964" style:parent-style-name="Policepardéfaut" style:family="text">
      <style:text-properties style:language-asian="fr" style:country-asian="FR"/>
    </style:style>
    <style:style style:name="T965" style:parent-style-name="Policepardéfaut" style:family="text">
      <style:text-properties style:language-asian="fr" style:country-asian="FR"/>
    </style:style>
    <style:style style:name="T966" style:parent-style-name="Policepardéfaut" style:family="text">
      <style:text-properties style:language-asian="fr" style:country-asian="FR"/>
    </style:style>
    <style:style style:name="T967" style:parent-style-name="Policepardéfaut" style:family="text">
      <style:text-properties style:language-asian="fr" style:country-asian="FR"/>
    </style:style>
    <style:style style:name="T968" style:parent-style-name="Policepardéfaut" style:family="text">
      <style:text-properties style:language-asian="fr" style:country-asian="FR"/>
    </style:style>
    <style:style style:name="T969" style:parent-style-name="Policepardéfaut" style:family="text">
      <style:text-properties style:language-asian="fr" style:country-asian="FR"/>
    </style:style>
    <style:style style:name="T970" style:parent-style-name="Policepardéfaut" style:family="text">
      <style:text-properties style:language-asian="fr" style:country-asian="FR"/>
    </style:style>
    <style:style style:name="T971" style:parent-style-name="Policepardéfaut" style:family="text">
      <style:text-properties style:language-asian="fr" style:country-asian="FR"/>
    </style:style>
    <style:style style:name="T972" style:parent-style-name="Policepardéfaut" style:family="text">
      <style:text-properties style:language-asian="fr" style:country-asian="FR"/>
    </style:style>
    <style:style style:name="T973" style:parent-style-name="Policepardéfaut" style:family="text">
      <style:text-properties style:language-asian="fr" style:country-asian="FR"/>
    </style:style>
    <style:style style:name="T974" style:parent-style-name="Policepardéfaut" style:family="text">
      <style:text-properties style:language-asian="fr" style:country-asian="FR"/>
    </style:style>
    <style:style style:name="T975" style:parent-style-name="Policepardéfaut" style:family="text">
      <style:text-properties style:language-asian="fr" style:country-asian="FR"/>
    </style:style>
    <style:style style:name="T976" style:parent-style-name="Policepardéfaut" style:family="text">
      <style:text-properties style:language-asian="fr" style:country-asian="FR"/>
    </style:style>
    <style:style style:name="T977" style:parent-style-name="Policepardéfaut" style:family="text">
      <style:text-properties style:language-asian="fr" style:country-asian="FR"/>
    </style:style>
    <style:style style:name="T978" style:parent-style-name="Policepardéfaut" style:family="text">
      <style:text-properties style:language-asian="fr" style:country-asian="FR"/>
    </style:style>
    <style:style style:name="T979" style:parent-style-name="Policepardéfaut" style:family="text">
      <style:text-properties style:font-name-asian="Times New Roman" style:font-name-complex="Times New Roman" style:font-size-complex="12pt" style:language-asian="fr" style:country-asian="FR"/>
    </style:style>
    <style:style style:name="P980" style:parent-style-name="Corpsdetexte" style:family="paragraph">
      <style:text-properties style:language-asian="fr" style:country-asian="FR"/>
    </style:style>
    <style:style style:name="T981" style:parent-style-name="Policepardéfaut" style:family="text">
      <style:text-properties fo:font-style="italic" style:font-style-asian="italic" style:language-asian="fr" style:country-asian="FR"/>
    </style:style>
    <style:style style:name="T982" style:parent-style-name="Policepardéfaut" style:family="text">
      <style:text-properties style:language-asian="fr" style:country-asian="FR"/>
    </style:style>
    <style:style style:name="P983" style:parent-style-name="Corpsdetexte" style:family="paragraph">
      <style:text-properties style:language-asian="fr" style:country-asian="FR"/>
    </style:style>
    <style:style style:name="T984" style:parent-style-name="Policepardéfaut" style:family="text">
      <style:text-properties style:language-asian="fr" style:country-asian="FR"/>
    </style:style>
    <style:style style:name="T985" style:parent-style-name="Policepardéfaut" style:family="text">
      <style:text-properties style:font-name-asian="Times New Roman" style:language-asian="fr" style:country-asian="FR"/>
    </style:style>
    <style:style style:name="P986" style:parent-style-name="Corpsdetexte" style:family="paragraph">
      <style:text-properties style:language-asian="fr" style:country-asian="FR"/>
    </style:style>
    <style:style style:name="T987" style:parent-style-name="Policepardéfaut" style:family="text">
      <style:text-properties style:language-asian="fr" style:country-asian="FR"/>
    </style:style>
    <style:style style:name="T988" style:parent-style-name="Policepardéfaut" style:family="text">
      <style:text-properties style:language-asian="fr" style:country-asian="FR"/>
    </style:style>
    <style:style style:name="T989" style:parent-style-name="Policepardéfaut" style:family="text">
      <style:text-properties style:language-asian="fr" style:country-asian="FR"/>
    </style:style>
    <style:style style:name="T990" style:parent-style-name="Policepardéfaut" style:family="text">
      <style:text-properties style:language-asian="fr" style:country-asian="FR"/>
    </style:style>
    <style:style style:name="T991" style:parent-style-name="Policepardéfaut" style:family="text">
      <style:text-properties style:language-asian="fr" style:country-asian="FR"/>
    </style:style>
    <style:style style:name="T992" style:parent-style-name="Policepardéfaut" style:family="text">
      <style:text-properties style:language-asian="fr" style:country-asian="FR"/>
    </style:style>
    <style:style style:name="T993" style:parent-style-name="Policepardéfaut" style:family="text">
      <style:text-properties style:language-asian="fr" style:country-asian="FR"/>
    </style:style>
    <style:style style:name="T994" style:parent-style-name="Policepardéfaut" style:family="text">
      <style:text-properties style:language-asian="fr" style:country-asian="FR"/>
    </style:style>
    <style:style style:name="T995" style:parent-style-name="Policepardéfaut" style:family="text">
      <style:text-properties style:language-asian="fr" style:country-asian="FR"/>
    </style:style>
    <style:style style:name="T996" style:parent-style-name="Policepardéfaut" style:family="text">
      <style:text-properties style:language-asian="fr" style:country-asian="FR"/>
    </style:style>
    <style:style style:name="T997" style:parent-style-name="Policepardéfaut" style:family="text">
      <style:text-properties style:language-asian="fr" style:country-asian="FR"/>
    </style:style>
    <style:style style:name="T998" style:parent-style-name="Policepardéfaut" style:family="text">
      <style:text-properties fo:font-style="italic" style:font-style-asian="italic" style:language-asian="fr" style:country-asian="FR"/>
    </style:style>
    <style:style style:name="T999" style:parent-style-name="Policepardéfaut" style:family="text">
      <style:text-properties style:language-asian="fr" style:country-asian="FR"/>
    </style:style>
    <style:style style:name="T1000" style:parent-style-name="Policepardéfaut" style:family="text">
      <style:text-properties style:language-asian="fr" style:country-asian="FR"/>
    </style:style>
    <style:style style:name="T1001" style:parent-style-name="Policepardéfaut" style:family="text">
      <style:text-properties style:language-asian="fr" style:country-asian="FR"/>
    </style:style>
    <style:style style:name="T1002" style:parent-style-name="Policepardéfaut" style:family="text">
      <style:text-properties style:language-asian="fr" style:country-asian="FR"/>
    </style:style>
    <style:style style:name="T1003" style:parent-style-name="Appelnotedebasdep." style:family="text">
      <style:text-properties style:language-asian="fr" style:country-asian="FR"/>
    </style:style>
    <style:style style:name="T100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005" style:parent-style-name="Policepardéfaut" style:family="text">
      <style:text-properties style:language-asian="fr" style:country-asian="FR"/>
    </style:style>
    <style:style style:name="T1006" style:parent-style-name="Policepardéfaut" style:family="text">
      <style:text-properties style:language-asian="fr" style:country-asian="FR"/>
    </style:style>
    <style:style style:name="T1007" style:parent-style-name="Policepardéfaut" style:family="text">
      <style:text-properties style:language-asian="fr" style:country-asian="FR"/>
    </style:style>
    <style:style style:name="T1008" style:parent-style-name="Policepardéfaut" style:family="text">
      <style:text-properties style:language-asian="fr" style:country-asian="FR"/>
    </style:style>
    <style:style style:name="T1009" style:parent-style-name="Policepardéfaut" style:family="text">
      <style:text-properties style:language-asian="fr" style:country-asian="FR"/>
    </style:style>
    <style:style style:name="T1010" style:parent-style-name="Policepardéfaut" style:family="text">
      <style:text-properties style:language-asian="fr" style:country-asian="FR"/>
    </style:style>
    <style:style style:name="T1011" style:parent-style-name="Policepardéfaut" style:family="text">
      <style:text-properties style:language-asian="fr" style:country-asian="FR"/>
    </style:style>
    <style:style style:name="T1012" style:parent-style-name="Policepardéfaut" style:family="text">
      <style:text-properties style:language-asian="fr" style:country-asian="FR"/>
    </style:style>
    <style:style style:name="T1013" style:parent-style-name="Policepardéfaut" style:family="text">
      <style:text-properties style:font-name-asian="Times New Roman" style:font-name-complex="Times New Roman" style:font-size-complex="12pt" style:language-asian="fr" style:country-asian="FR"/>
    </style:style>
    <style:style style:name="T1014" style:parent-style-name="Policepardéfaut" style:family="text">
      <style:text-properties style:font-name-asian="Times New Roman" style:font-name-complex="Times New Roman" style:font-size-complex="12pt" style:language-asian="fr" style:country-asian="FR"/>
    </style:style>
    <style:style style:name="T1015" style:parent-style-name="Policepardéfaut" style:family="text">
      <style:text-properties style:font-name-asian="Times New Roman" style:font-name-complex="Times New Roman" style:font-size-complex="12pt" style:language-asian="fr" style:country-asian="FR"/>
    </style:style>
    <style:style style:name="T1016" style:parent-style-name="Policepardéfaut" style:family="text">
      <style:text-properties style:font-name-asian="Times New Roman" style:font-name-complex="Times New Roman" style:font-size-complex="12pt" style:language-asian="fr" style:country-asian="FR"/>
    </style:style>
    <style:style style:name="T1017" style:parent-style-name="Policepardéfaut" style:family="text">
      <style:text-properties style:font-name-asian="Times New Roman" style:font-name-complex="Times New Roman" style:font-size-complex="12pt" style:language-asian="fr" style:country-asian="FR"/>
    </style:style>
    <style:style style:name="T1018" style:parent-style-name="Policepardéfaut" style:family="text">
      <style:text-properties style:font-name-asian="Times New Roman" style:font-name-complex="Times New Roman" style:font-size-complex="12pt" style:language-asian="fr" style:country-asian="FR"/>
    </style:style>
    <style:style style:name="T1019" style:parent-style-name="Policepardéfaut" style:family="text">
      <style:text-properties style:language-asian="fr" style:country-asian="FR"/>
    </style:style>
    <style:style style:name="T1020" style:parent-style-name="Policepardéfaut" style:family="text">
      <style:text-properties style:language-asian="fr" style:country-asian="FR"/>
    </style:style>
    <style:style style:name="T1021" style:parent-style-name="Policepardéfaut" style:family="text">
      <style:text-properties style:language-asian="fr" style:country-asian="FR"/>
    </style:style>
    <style:style style:name="T1022" style:parent-style-name="Policepardéfaut" style:family="text">
      <style:text-properties style:language-asian="fr" style:country-asian="FR"/>
    </style:style>
    <style:style style:name="T1023" style:parent-style-name="Policepardéfaut" style:family="text">
      <style:text-properties style:language-asian="fr" style:country-asian="FR"/>
    </style:style>
    <style:style style:name="T1024" style:parent-style-name="Policepardéfaut" style:family="text">
      <style:text-properties style:language-asian="fr" style:country-asian="FR"/>
    </style:style>
    <style:style style:name="T1025" style:parent-style-name="Policepardéfaut" style:family="text">
      <style:text-properties style:language-asian="fr" style:country-asian="FR"/>
    </style:style>
    <style:style style:name="T1026" style:parent-style-name="Policepardéfaut" style:family="text">
      <style:text-properties style:language-asian="fr" style:country-asian="FR"/>
    </style:style>
    <style:style style:name="T1027" style:parent-style-name="Policepardéfaut" style:family="text">
      <style:text-properties style:language-asian="fr" style:country-asian="FR"/>
    </style:style>
    <style:style style:name="T1028" style:parent-style-name="Policepardéfaut" style:family="text">
      <style:text-properties style:language-asian="fr" style:country-asian="FR"/>
    </style:style>
    <style:style style:name="T1029" style:parent-style-name="Policepardéfaut" style:family="text">
      <style:text-properties style:language-asian="fr" style:country-asian="FR"/>
    </style:style>
    <style:style style:name="T1030" style:parent-style-name="Policepardéfaut" style:family="text">
      <style:text-properties style:language-asian="fr" style:country-asian="FR"/>
    </style:style>
    <style:style style:name="T1031" style:parent-style-name="Policepardéfaut" style:family="text">
      <style:text-properties style:language-asian="fr" style:country-asian="FR"/>
    </style:style>
    <style:style style:name="T1032" style:parent-style-name="Policepardéfaut" style:family="text">
      <style:text-properties style:language-asian="fr" style:country-asian="FR"/>
    </style:style>
    <style:style style:name="T1033" style:parent-style-name="Policepardéfaut" style:family="text">
      <style:text-properties style:language-asian="fr" style:country-asian="FR"/>
    </style:style>
    <style:style style:name="T1034" style:parent-style-name="Policepardéfaut" style:family="text">
      <style:text-properties style:language-asian="fr" style:country-asian="FR"/>
    </style:style>
    <style:style style:name="T1035" style:parent-style-name="Policepardéfaut" style:family="text">
      <style:text-properties style:language-asian="fr" style:country-asian="FR"/>
    </style:style>
    <style:style style:name="T1036" style:parent-style-name="Policepardéfaut" style:family="text">
      <style:text-properties style:language-asian="fr" style:country-asian="FR"/>
    </style:style>
    <style:style style:name="T1037" style:parent-style-name="Policepardéfaut" style:family="text">
      <style:text-properties style:language-asian="fr" style:country-asian="FR"/>
    </style:style>
    <style:style style:name="T1038" style:parent-style-name="Policepardéfaut" style:family="text">
      <style:text-properties style:language-asian="fr" style:country-asian="FR"/>
    </style:style>
    <style:style style:name="T1039" style:parent-style-name="Policepardéfaut" style:family="text">
      <style:text-properties style:language-asian="fr" style:country-asian="FR"/>
    </style:style>
    <style:style style:name="T1040" style:parent-style-name="Policepardéfaut" style:family="text">
      <style:text-properties style:language-asian="fr" style:country-asian="FR"/>
    </style:style>
    <style:style style:name="T1041" style:parent-style-name="Policepardéfaut" style:family="text">
      <style:text-properties style:language-asian="fr" style:country-asian="FR"/>
    </style:style>
    <style:style style:name="T1042" style:parent-style-name="Policepardéfaut" style:family="text">
      <style:text-properties style:language-asian="fr" style:country-asian="FR"/>
    </style:style>
    <style:style style:name="T1043" style:parent-style-name="Policepardéfaut" style:family="text">
      <style:text-properties style:language-asian="fr" style:country-asian="FR"/>
    </style:style>
    <style:style style:name="T1044" style:parent-style-name="Policepardéfaut" style:family="text">
      <style:text-properties fo:font-style="italic" style:font-style-asian="italic"/>
    </style:style>
    <style:style style:name="T1045" style:parent-style-name="Policepardéfaut" style:family="text">
      <style:text-properties style:language-asian="fr" style:country-asian="FR"/>
    </style:style>
    <style:style style:name="T1046" style:parent-style-name="Policepardéfaut" style:family="text">
      <style:text-properties style:language-asian="fr" style:country-asian="FR"/>
    </style:style>
    <style:style style:name="T1047" style:parent-style-name="Policepardéfaut" style:family="text">
      <style:text-properties style:language-asian="fr" style:country-asian="FR"/>
    </style:style>
    <style:style style:name="T1048" style:parent-style-name="Policepardéfaut" style:family="text">
      <style:text-properties style:language-asian="fr" style:country-asian="FR"/>
    </style:style>
    <style:style style:name="T1049" style:parent-style-name="Policepardéfaut" style:family="text">
      <style:text-properties fo:font-style="italic" style:font-style-asian="italic"/>
    </style:style>
    <style:style style:name="T1050" style:parent-style-name="Policepardéfaut" style:family="text">
      <style:text-properties style:language-asian="fr" style:country-asian="FR"/>
    </style:style>
    <style:style style:name="T1051" style:parent-style-name="Policepardéfaut" style:family="text">
      <style:text-properties style:language-asian="fr" style:country-asian="FR"/>
    </style:style>
    <style:style style:name="T1052" style:parent-style-name="Policepardéfaut" style:family="text">
      <style:text-properties style:language-asian="fr" style:country-asian="FR"/>
    </style:style>
    <style:style style:name="T1053" style:parent-style-name="Policepardéfaut" style:family="text">
      <style:text-properties fo:font-style="italic" style:font-style-asian="italic" style:language-asian="fr" style:country-asian="FR"/>
    </style:style>
    <style:style style:name="T1054" style:parent-style-name="Policepardéfaut" style:family="text">
      <style:text-properties style:language-asian="fr" style:country-asian="FR"/>
    </style:style>
    <style:style style:name="T1055" style:parent-style-name="Policepardéfaut" style:family="text">
      <style:text-properties style:language-asian="fr" style:country-asian="FR"/>
    </style:style>
    <style:style style:name="P1056" style:parent-style-name="Corpsdetexte" style:family="paragraph">
      <style:text-properties style:language-asian="fr" style:country-asian="FR"/>
    </style:style>
    <style:style style:name="P1057" style:parent-style-name="quote.l" style:family="paragraph">
      <style:text-properties fo:font-size="12pt" style:font-size-asian="12pt" style:font-size-complex="12pt"/>
    </style:style>
    <style:style style:name="P1058" style:parent-style-name="quote.l" style:family="paragraph">
      <style:text-properties fo:font-size="12pt" style:font-size-asian="12pt" style:font-size-complex="12pt"/>
    </style:style>
    <style:style style:name="P1059" style:parent-style-name="quote.l" style:family="paragraph">
      <style:text-properties fo:font-size="12pt" style:font-size-asian="12pt" style:font-size-complex="12pt"/>
    </style:style>
    <style:style style:name="P1060" style:parent-style-name="quote.l" style:family="paragraph">
      <style:text-properties fo:font-size="12pt" style:font-size-asian="12pt" style:font-size-complex="12pt"/>
    </style:style>
    <style:style style:name="P1061" style:parent-style-name="quote.l" style:family="paragraph">
      <style:text-properties fo:font-size="12pt" style:font-size-asian="12pt" style:font-size-complex="12pt"/>
    </style:style>
    <style:style style:name="P1062" style:parent-style-name="quote.l" style:family="paragraph">
      <style:text-properties fo:font-size="12pt" style:font-size-asian="12pt" style:font-size-complex="12pt"/>
    </style:style>
    <style:style style:name="P1063" style:parent-style-name="quote.l" style:family="paragraph">
      <style:text-properties fo:font-size="12pt" style:font-size-asian="12pt" style:font-size-complex="12pt"/>
    </style:style>
    <style:style style:name="P1064" style:parent-style-name="quote.l" style:family="paragraph">
      <style:text-properties fo:font-size="12pt" style:font-size-asian="12pt" style:font-size-complex="12pt"/>
    </style:style>
    <style:style style:name="T1065" style:parent-style-name="Policepardéfaut" style:family="text">
      <style:text-properties style:language-asian="fr" style:country-asian="FR"/>
    </style:style>
    <style:style style:name="T1066" style:parent-style-name="Policepardéfaut" style:family="text">
      <style:text-properties style:language-asian="fr" style:country-asian="FR"/>
    </style:style>
    <style:style style:name="T1067" style:parent-style-name="Policepardéfaut" style:family="text">
      <style:text-properties style:language-asian="fr" style:country-asian="FR"/>
    </style:style>
    <style:style style:name="T1068" style:parent-style-name="Policepardéfaut" style:family="text">
      <style:text-properties style:language-asian="fr" style:country-asian="FR"/>
    </style:style>
    <style:style style:name="T1069" style:parent-style-name="Policepardéfaut" style:family="text">
      <style:text-properties style:language-asian="fr" style:country-asian="FR"/>
    </style:style>
    <style:style style:name="T1070" style:parent-style-name="Policepardéfaut" style:family="text">
      <style:text-properties style:font-name-asian="Times New Roman" style:font-name-complex="Times New Roman" style:font-size-complex="12pt" style:language-asian="fr" style:country-asian="FR"/>
    </style:style>
    <style:style style:name="P1071" style:parent-style-name="Corpsdetexte" style:family="paragraph">
      <style:text-properties style:font-name-asian="Times New Roman" style:font-name-complex="Times New Roman" style:font-size-complex="12pt" style:language-asian="fr" style:country-asian="FR"/>
    </style:style>
    <style:style style:name="P1072" style:parent-style-name="Corpsdetexte" style:family="paragraph">
      <style:text-properties style:language-asian="fr" style:country-asian="FR"/>
    </style:style>
    <style:style style:name="T1073" style:parent-style-name="Appelnotedebasdep." style:family="text">
      <style:text-properties fo:font-size="12pt" style:font-size-asian="12pt" style:font-size-complex="12pt"/>
    </style:style>
    <style:style style:name="P1074" style:parent-style-name="Corpsdetexte" style:family="paragraph">
      <style:text-properties style:language-asian="fr" style:country-asian="FR"/>
    </style:style>
    <style:style style:name="T1075" style:parent-style-name="Appelnotedebasdep." style:family="text">
      <style:text-properties fo:font-size="12pt" style:font-size-asian="12pt" style:font-size-complex="12pt"/>
    </style:style>
    <style:style style:name="T1076" style:parent-style-name="Policepardéfaut" style:family="text">
      <style:text-properties fo:font-style="italic" style:font-style-asian="italic"/>
    </style:style>
    <style:style style:name="P1077" style:parent-style-name="Corpsdetexte" style:family="paragraph">
      <style:text-properties style:language-asian="fr" style:country-asian="FR"/>
    </style:style>
    <style:style style:name="P1078" style:parent-style-name="Corpsdetexte" style:family="paragraph">
      <style:text-properties style:language-asian="fr" style:country-asian="FR"/>
    </style:style>
    <style:style style:name="T1079" style:parent-style-name="Policepardéfaut" style:family="text">
      <style:text-properties fo:font-style="italic" style:font-style-asian="italic"/>
    </style:style>
    <style:style style:name="P1080" style:parent-style-name="Corpsdetexte" style:family="paragraph">
      <style:text-properties style:language-asian="fr" style:country-asian="FR"/>
    </style:style>
    <style:style style:name="T1081" style:parent-style-name="Policepardéfaut" style:family="text">
      <style:text-properties style:language-asian="fr" style:country-asian="FR"/>
    </style:style>
    <style:style style:name="T1082" style:parent-style-name="Policepardéfaut" style:family="text">
      <style:text-properties style:language-asian="fr" style:country-asian="FR"/>
    </style:style>
    <style:style style:name="T1083" style:parent-style-name="Policepardéfaut" style:family="text">
      <style:text-properties style:language-asian="fr" style:country-asian="FR"/>
    </style:style>
    <style:style style:name="T1084" style:parent-style-name="Policepardéfaut" style:family="text">
      <style:text-properties style:language-asian="fr" style:country-asian="FR"/>
    </style:style>
    <style:style style:name="T1085" style:parent-style-name="Policepardéfaut" style:family="text">
      <style:text-properties fo:font-style="italic" style:font-style-asian="italic" style:language-asian="fr" style:country-asian="FR"/>
    </style:style>
    <style:style style:name="T1086" style:parent-style-name="Policepardéfaut" style:family="text">
      <style:text-properties style:language-asian="fr" style:country-asian="FR"/>
    </style:style>
    <style:style style:name="T1087" style:parent-style-name="Policepardéfaut" style:family="text">
      <style:text-properties fo:font-style="italic" style:font-style-asian="italic"/>
    </style:style>
    <style:style style:name="P1088" style:parent-style-name="Corpsdetexte" style:family="paragraph">
      <style:text-properties style:language-asian="fr" style:country-asian="FR"/>
    </style:style>
    <style:style style:name="P1089" style:parent-style-name="Corpsdetexte" style:family="paragraph">
      <style:text-properties style:language-asian="fr" style:country-asian="FR"/>
    </style:style>
    <style:style style:name="T1090" style:parent-style-name="Policepardéfaut" style:family="text">
      <style:text-properties style:language-asian="fr" style:country-asian="FR"/>
    </style:style>
    <style:style style:name="T1091" style:parent-style-name="Policepardéfaut" style:family="text">
      <style:text-properties style:language-asian="fr" style:country-asian="FR"/>
    </style:style>
    <style:style style:name="T1092" style:parent-style-name="Policepardéfaut" style:family="text">
      <style:text-properties style:language-asian="fr" style:country-asian="FR"/>
    </style:style>
    <style:style style:name="T1093" style:parent-style-name="Policepardéfaut" style:family="text">
      <style:text-properties style:language-asian="fr" style:country-asian="FR"/>
    </style:style>
    <style:style style:name="T1094" style:parent-style-name="Policepardéfaut" style:family="text">
      <style:text-properties style:language-asian="fr" style:country-asian="FR"/>
    </style:style>
    <style:style style:name="T1095" style:parent-style-name="Policepardéfaut" style:family="text">
      <style:text-properties style:language-asian="fr" style:country-asian="FR"/>
    </style:style>
    <style:style style:name="T1096" style:parent-style-name="Policepardéfaut" style:family="text">
      <style:text-properties style:language-asian="fr" style:country-asian="FR"/>
    </style:style>
    <style:style style:name="T1097" style:parent-style-name="Policepardéfaut" style:family="text">
      <style:text-properties style:language-asian="fr" style:country-asian="FR"/>
    </style:style>
    <style:style style:name="T1098" style:parent-style-name="Policepardéfaut" style:family="text">
      <style:text-properties style:language-asian="fr" style:country-asian="FR"/>
    </style:style>
    <style:style style:name="T1099" style:parent-style-name="Policepardéfaut" style:family="text">
      <style:text-properties style:font-name-asian="Times New Roman" style:font-name-complex="Times New Roman" style:font-size-complex="12pt" style:language-asian="fr" style:country-asian="FR"/>
    </style:style>
    <style:style style:name="P1100" style:parent-style-name="Corpsdetexte" style:family="paragraph">
      <style:text-properties style:language-asian="fr" style:country-asian="FR"/>
    </style:style>
    <style:style style:name="P1101" style:parent-style-name="Corpsdetexte" style:family="paragraph">
      <style:text-properties style:language-asian="fr" style:country-asian="FR"/>
    </style:style>
    <style:style style:name="T1102" style:parent-style-name="Policepardéfaut" style:family="text">
      <style:text-properties style:language-asian="fr" style:country-asian="FR"/>
    </style:style>
    <style:style style:name="T1103" style:parent-style-name="Policepardéfaut" style:family="text">
      <style:text-properties style:language-asian="fr" style:country-asian="FR"/>
    </style:style>
    <style:style style:name="T1104" style:parent-style-name="Policepardéfaut" style:family="text">
      <style:text-properties style:language-asian="fr" style:country-asian="FR"/>
    </style:style>
    <style:style style:name="T1105" style:parent-style-name="Policepardéfaut" style:family="text">
      <style:text-properties style:language-asian="fr" style:country-asian="FR"/>
    </style:style>
    <style:style style:name="T1106" style:parent-style-name="Policepardéfaut" style:family="text">
      <style:text-properties style:language-asian="fr" style:country-asian="FR"/>
    </style:style>
    <style:style style:name="T1107" style:parent-style-name="Policepardéfaut" style:family="text">
      <style:text-properties style:language-asian="fr" style:country-asian="FR"/>
    </style:style>
    <style:style style:name="T1108" style:parent-style-name="Policepardéfaut" style:family="text">
      <style:text-properties style:language-asian="fr" style:country-asian="FR"/>
    </style:style>
    <style:style style:name="T1109" style:parent-style-name="Policepardéfaut" style:family="text">
      <style:text-properties style:language-asian="fr" style:country-asian="FR"/>
    </style:style>
    <style:style style:name="T1110" style:parent-style-name="Policepardéfaut" style:family="text">
      <style:text-properties style:language-asian="fr" style:country-asian="FR"/>
    </style:style>
    <style:style style:name="T1111" style:parent-style-name="Policepardéfaut" style:family="text">
      <style:text-properties fo:font-style="italic" style:font-style-asian="italic" style:language-asian="fr" style:country-asian="FR"/>
    </style:style>
    <style:style style:name="T1112" style:parent-style-name="Policepardéfaut" style:family="text">
      <style:text-properties style:language-asian="fr" style:country-asian="FR"/>
    </style:style>
    <style:style style:name="T1113" style:parent-style-name="Policepardéfaut" style:family="text">
      <style:text-properties style:language-asian="fr" style:country-asian="FR"/>
    </style:style>
    <style:style style:name="T1114" style:parent-style-name="Policepardéfaut" style:family="text">
      <style:text-properties style:language-asian="fr" style:country-asian="FR"/>
    </style:style>
    <style:style style:name="T1115" style:parent-style-name="Policepardéfaut" style:family="text">
      <style:text-properties style:language-asian="fr" style:country-asian="FR"/>
    </style:style>
    <style:style style:name="T1116" style:parent-style-name="Policepardéfaut" style:family="text">
      <style:text-properties style:language-asian="fr" style:country-asian="FR"/>
    </style:style>
    <style:style style:name="T1117" style:parent-style-name="Policepardéfaut" style:family="text">
      <style:text-properties style:language-asian="fr" style:country-asian="FR"/>
    </style:style>
    <style:style style:name="T1118" style:parent-style-name="Policepardéfaut" style:family="text">
      <style:text-properties style:language-asian="fr" style:country-asian="FR"/>
    </style:style>
    <style:style style:name="T1119" style:parent-style-name="Policepardéfaut" style:family="text">
      <style:text-properties style:language-asian="fr" style:country-asian="FR"/>
    </style:style>
    <style:style style:name="T1120" style:parent-style-name="Policepardéfaut" style:family="text">
      <style:text-properties style:language-asian="fr" style:country-asian="FR"/>
    </style:style>
    <style:style style:name="T1121" style:parent-style-name="Policepardéfaut" style:family="text">
      <style:text-properties style:language-asian="fr" style:country-asian="FR"/>
    </style:style>
    <style:style style:name="T1122" style:parent-style-name="Policepardéfaut" style:family="text">
      <style:text-properties style:language-asian="fr" style:country-asian="FR"/>
    </style:style>
    <style:style style:name="T1123" style:parent-style-name="Policepardéfaut" style:family="text">
      <style:text-properties style:language-asian="fr" style:country-asian="FR"/>
    </style:style>
    <style:style style:name="T1124" style:parent-style-name="Policepardéfaut" style:family="text">
      <style:text-properties style:language-asian="fr" style:country-asian="FR"/>
    </style:style>
    <style:style style:name="T1125" style:parent-style-name="Policepardéfaut" style:family="text">
      <style:text-properties fo:font-style="italic" style:font-style-asian="italic"/>
    </style:style>
    <style:style style:name="T1126" style:parent-style-name="Policepardéfaut" style:family="text">
      <style:text-properties fo:font-style="italic" style:font-style-asian="italic"/>
    </style:style>
    <style:style style:name="P1127" style:parent-style-name="quote.l" style:family="paragraph">
      <style:text-properties fo:font-size="12pt" style:font-size-asian="12pt" style:font-size-complex="12pt"/>
    </style:style>
    <style:style style:name="P1128" style:parent-style-name="quote.l" style:family="paragraph">
      <style:text-properties fo:font-style="italic" style:font-style-asian="italic" fo:font-size="12pt" style:font-size-asian="12pt" style:font-size-complex="12pt"/>
    </style:style>
    <style:style style:name="T1129" style:parent-style-name="Policepardéfaut" style:family="text">
      <style:text-properties fo:font-style="italic" style:font-style-asian="italic" fo:font-size="12pt" style:font-size-asian="12pt" style:font-size-complex="12pt"/>
    </style:style>
    <style:style style:name="T1130" style:parent-style-name="Policepardéfaut" style:family="text">
      <style:text-properties fo:font-style="italic" style:font-style-asian="italic" fo:font-size="12pt" style:font-size-asian="12pt" style:font-size-complex="12pt"/>
    </style:style>
    <style:style style:name="T1131" style:parent-style-name="Appelnotedebasdep." style:family="text">
      <style:text-properties fo:font-size="12pt" style:font-size-asian="12pt" style:font-size-complex="12pt"/>
    </style:style>
    <style:style style:name="T1132" style:parent-style-name="Policepardéfaut" style:family="text">
      <style:text-properties fo:font-style="italic" style:font-style-asian="italic" fo:font-size="12pt" style:font-size-asian="12pt" style:font-size-complex="12pt"/>
    </style:style>
    <style:style style:name="T1133" style:parent-style-name="Policepardéfaut" style:family="text">
      <style:text-properties style:language-asian="fr" style:country-asian="FR"/>
    </style:style>
    <style:style style:name="T1134" style:parent-style-name="Policepardéfaut" style:family="text">
      <style:text-properties style:language-asian="fr" style:country-asian="FR"/>
    </style:style>
    <style:style style:name="T1135" style:parent-style-name="Policepardéfaut" style:family="text">
      <style:text-properties style:language-asian="fr" style:country-asian="FR"/>
    </style:style>
    <style:style style:name="T1136" style:parent-style-name="Policepardéfaut" style:family="text">
      <style:text-properties style:language-asian="fr" style:country-asian="FR"/>
    </style:style>
    <style:style style:name="T1137" style:parent-style-name="Policepardéfaut" style:family="text">
      <style:text-properties style:language-asian="fr" style:country-asian="FR"/>
    </style:style>
    <style:style style:name="T1138" style:parent-style-name="Policepardéfaut" style:family="text">
      <style:text-properties style:language-asian="fr" style:country-asian="FR"/>
    </style:style>
    <style:style style:name="T1139" style:parent-style-name="Policepardéfaut" style:family="text">
      <style:text-properties style:language-asian="fr" style:country-asian="FR"/>
    </style:style>
    <style:style style:name="T1140" style:parent-style-name="Policepardéfaut" style:family="text">
      <style:text-properties style:language-asian="fr" style:country-asian="FR"/>
    </style:style>
    <style:style style:name="T1141" style:parent-style-name="Policepardéfaut" style:family="text">
      <style:text-properties style:language-asian="fr" style:country-asian="FR"/>
    </style:style>
    <style:style style:name="T1142" style:parent-style-name="Policepardéfaut" style:family="text">
      <style:text-properties style:language-asian="fr" style:country-asian="FR"/>
    </style:style>
    <style:style style:name="T1143" style:parent-style-name="Policepardéfaut" style:family="text">
      <style:text-properties style:language-asian="fr" style:country-asian="FR"/>
    </style:style>
    <style:style style:name="T1144" style:parent-style-name="Policepardéfaut" style:family="text">
      <style:text-properties style:language-asian="fr" style:country-asian="FR"/>
    </style:style>
    <style:style style:name="T1145" style:parent-style-name="Policepardéfaut" style:family="text">
      <style:text-properties style:language-asian="fr" style:country-asian="FR"/>
    </style:style>
    <style:style style:name="T1146" style:parent-style-name="title" style:family="text">
      <style:text-properties fo:font-variant="small-caps"/>
    </style:style>
    <style:style style:name="T1147" style:parent-style-name="title" style:family="text">
      <style:text-properties style:text-position="super 66.6%"/>
    </style:style>
    <style:style style:name="T1148" style:parent-style-name="title" style:family="text">
      <style:text-properties fo:font-variant="small-caps"/>
    </style:style>
    <style:style style:name="T1149" style:parent-style-name="title" style:family="text">
      <style:text-properties style:text-position="super 66.6%"/>
    </style:style>
    <style:style style:name="T1150" style:parent-style-name="Policepardéfaut" style:family="text">
      <style:text-properties style:language-asian="fr" style:country-asian="FR"/>
    </style:style>
    <style:style style:name="T1151" style:parent-style-name="Policepardéfaut" style:family="text">
      <style:text-properties style:language-asian="fr" style:country-asian="FR"/>
    </style:style>
    <style:style style:name="T1152" style:parent-style-name="Policepardéfaut" style:family="text">
      <style:text-properties style:language-asian="fr" style:country-asian="FR"/>
    </style:style>
    <style:style style:name="T1153" style:parent-style-name="Policepardéfaut" style:family="text">
      <style:text-properties style:language-asian="fr" style:country-asian="FR"/>
    </style:style>
    <style:style style:name="T1154" style:parent-style-name="Policepardéfaut" style:family="text">
      <style:text-properties style:language-asian="fr" style:country-asian="FR"/>
    </style:style>
    <style:style style:name="T1155" style:parent-style-name="Policepardéfaut" style:family="text">
      <style:text-properties style:language-asian="fr" style:country-asian="FR"/>
    </style:style>
    <style:style style:name="T1156" style:parent-style-name="Policepardéfaut" style:family="text">
      <style:text-properties style:language-asian="fr" style:country-asian="FR"/>
    </style:style>
    <style:style style:name="T1157" style:parent-style-name="Policepardéfaut" style:family="text">
      <style:text-properties style:language-asian="fr" style:country-asian="FR"/>
    </style:style>
    <style:style style:name="T1158" style:parent-style-name="Policepardéfaut" style:family="text">
      <style:text-properties style:language-asian="fr" style:country-asian="FR"/>
    </style:style>
    <style:style style:name="T1159" style:parent-style-name="Policepardéfaut" style:family="text">
      <style:text-properties style:language-asian="fr" style:country-asian="FR"/>
    </style:style>
    <style:style style:name="T1160" style:parent-style-name="Policepardéfaut" style:family="text">
      <style:text-properties style:language-asian="fr" style:country-asian="FR"/>
    </style:style>
    <style:style style:name="T1161" style:parent-style-name="Policepardéfaut" style:family="text">
      <style:text-properties style:language-asian="fr" style:country-asian="FR"/>
    </style:style>
    <style:style style:name="T1162" style:parent-style-name="Policepardéfaut" style:family="text">
      <style:text-properties style:language-asian="fr" style:country-asian="FR"/>
    </style:style>
    <style:style style:name="T1163" style:parent-style-name="Policepardéfaut" style:family="text">
      <style:text-properties style:language-asian="fr" style:country-asian="FR"/>
    </style:style>
    <style:style style:name="T1164" style:parent-style-name="Policepardéfaut" style:family="text">
      <style:text-properties style:language-asian="fr" style:country-asian="FR"/>
    </style:style>
    <style:style style:name="T1165" style:parent-style-name="Policepardéfaut" style:family="text">
      <style:text-properties style:language-asian="fr" style:country-asian="FR"/>
    </style:style>
    <style:style style:name="T1166" style:parent-style-name="Policepardéfaut" style:family="text">
      <style:text-properties style:language-asian="fr" style:country-asian="FR"/>
    </style:style>
    <style:style style:name="T1167" style:parent-style-name="Policepardéfaut" style:family="text">
      <style:text-properties style:language-asian="fr" style:country-asian="FR"/>
    </style:style>
    <style:style style:name="T1168" style:parent-style-name="Policepardéfaut" style:family="text">
      <style:text-properties style:language-asian="fr" style:country-asian="FR"/>
    </style:style>
    <style:style style:name="T1169" style:parent-style-name="Policepardéfaut" style:family="text">
      <style:text-properties style:language-asian="fr" style:country-asian="FR"/>
    </style:style>
    <style:style style:name="T1170" style:parent-style-name="Policepardéfaut" style:family="text">
      <style:text-properties style:language-asian="fr" style:country-asian="FR"/>
    </style:style>
    <style:style style:name="T1171" style:parent-style-name="Policepardéfaut" style:family="text">
      <style:text-properties style:language-asian="fr" style:country-asian="FR"/>
    </style:style>
    <style:style style:name="T1172" style:parent-style-name="Policepardéfaut" style:family="text">
      <style:text-properties style:language-asian="fr" style:country-asian="FR"/>
    </style:style>
    <style:style style:name="T1173" style:parent-style-name="Policepardéfaut" style:family="text">
      <style:text-properties style:language-asian="fr" style:country-asian="FR"/>
    </style:style>
    <style:style style:name="T1174" style:parent-style-name="Policepardéfaut" style:family="text">
      <style:text-properties style:language-asian="fr" style:country-asian="FR"/>
    </style:style>
    <style:style style:name="T1175" style:parent-style-name="Policepardéfaut" style:family="text">
      <style:text-properties style:language-asian="fr" style:country-asian="FR"/>
    </style:style>
    <style:style style:name="T1176" style:parent-style-name="Policepardéfaut" style:family="text">
      <style:text-properties style:language-asian="fr" style:country-asian="FR"/>
    </style:style>
    <style:style style:name="T1177" style:parent-style-name="Policepardéfaut" style:family="text">
      <style:text-properties style:language-asian="fr" style:country-asian="FR"/>
    </style:style>
    <style:style style:name="T1178" style:parent-style-name="Policepardéfaut" style:family="text">
      <style:text-properties style:language-asian="fr" style:country-asian="FR"/>
    </style:style>
    <style:style style:name="T1179" style:parent-style-name="Policepardéfaut" style:family="text">
      <style:text-properties style:language-asian="fr" style:country-asian="FR"/>
    </style:style>
    <style:style style:name="T1180" style:parent-style-name="Policepardéfaut" style:family="text">
      <style:text-properties style:language-asian="fr" style:country-asian="FR"/>
    </style:style>
    <style:style style:name="T1181" style:parent-style-name="Policepardéfaut" style:family="text">
      <style:text-properties style:language-asian="fr" style:country-asian="FR"/>
    </style:style>
    <style:style style:name="T1182" style:parent-style-name="Policepardéfaut" style:family="text">
      <style:text-properties style:language-asian="fr" style:country-asian="FR"/>
    </style:style>
    <style:style style:name="T1183" style:parent-style-name="Policepardéfaut" style:family="text">
      <style:text-properties style:language-asian="fr" style:country-asian="FR"/>
    </style:style>
    <style:style style:name="T1184" style:parent-style-name="Policepardéfaut" style:family="text">
      <style:text-properties style:language-asian="fr" style:country-asian="FR"/>
    </style:style>
    <style:style style:name="T1185" style:parent-style-name="Policepardéfaut" style:family="text">
      <style:text-properties style:language-asian="fr" style:country-asian="FR"/>
    </style:style>
    <style:style style:name="T1186" style:parent-style-name="Policepardéfaut" style:family="text">
      <style:text-properties style:language-asian="fr" style:country-asian="FR"/>
    </style:style>
    <style:style style:name="T1187" style:parent-style-name="Policepardéfaut" style:family="text">
      <style:text-properties style:language-asian="fr" style:country-asian="FR"/>
    </style:style>
    <style:style style:name="T1188" style:parent-style-name="Policepardéfaut" style:family="text">
      <style:text-properties style:language-asian="fr" style:country-asian="FR"/>
    </style:style>
    <style:style style:name="T1189" style:parent-style-name="Policepardéfaut" style:family="text">
      <style:text-properties style:language-asian="fr" style:country-asian="FR"/>
    </style:style>
    <style:style style:name="T1190" style:parent-style-name="Policepardéfaut" style:family="text">
      <style:text-properties style:language-asian="fr" style:country-asian="FR"/>
    </style:style>
    <style:style style:name="T1191" style:parent-style-name="Policepardéfaut" style:family="text">
      <style:text-properties style:language-asian="fr" style:country-asian="FR"/>
    </style:style>
    <style:style style:name="P1192" style:parent-style-name="Corpsdetexte" style:family="paragraph">
      <style:text-properties style:language-asian="fr" style:country-asian="FR"/>
    </style:style>
    <style:style style:name="P1193" style:parent-style-name="Corpsdetexte" style:family="paragraph">
      <style:text-properties style:language-asian="fr" style:country-asian="FR"/>
    </style:style>
    <style:style style:name="T1194" style:parent-style-name="Policepardéfaut" style:family="text">
      <style:text-properties style:language-asian="fr" style:country-asian="FR"/>
    </style:style>
    <style:style style:name="T1195" style:parent-style-name="Policepardéfaut" style:family="text">
      <style:text-properties style:language-asian="fr" style:country-asian="FR"/>
    </style:style>
    <style:style style:name="T1196" style:parent-style-name="Policepardéfaut" style:family="text">
      <style:text-properties style:language-asian="fr" style:country-asian="FR"/>
    </style:style>
    <style:style style:name="T1197" style:parent-style-name="Policepardéfaut" style:family="text">
      <style:text-properties style:language-asian="fr" style:country-asian="FR"/>
    </style:style>
    <style:style style:name="T1198" style:parent-style-name="Policepardéfaut" style:family="text">
      <style:text-properties style:language-asian="fr" style:country-asian="FR"/>
    </style:style>
    <style:style style:name="T1199" style:parent-style-name="Policepardéfaut" style:family="text">
      <style:text-properties style:language-asian="fr" style:country-asian="FR"/>
    </style:style>
    <style:style style:name="T1200" style:parent-style-name="Policepardéfaut" style:family="text">
      <style:text-properties style:text-position="super 65%" style:language-asian="fr" style:country-asian="FR"/>
    </style:style>
    <style:style style:name="T1201" style:parent-style-name="Policepardéfaut" style:family="text">
      <style:text-properties style:language-asian="fr" style:country-asian="FR"/>
    </style:style>
    <style:style style:name="T1202" style:parent-style-name="Policepardéfaut" style:family="text">
      <style:text-properties style:language-asian="fr" style:country-asian="FR"/>
    </style:style>
    <style:style style:name="T1203" style:parent-style-name="Policepardéfaut" style:family="text">
      <style:text-properties style:text-position="super 65%" style:language-asian="fr" style:country-asian="FR"/>
    </style:style>
    <style:style style:name="T1204" style:parent-style-name="Policepardéfaut" style:family="text">
      <style:text-properties style:language-asian="fr" style:country-asian="FR"/>
    </style:style>
    <style:style style:name="T1205" style:parent-style-name="Policepardéfaut" style:family="text">
      <style:text-properties style:language-asian="fr" style:country-asian="FR"/>
    </style:style>
    <style:style style:name="T1206" style:parent-style-name="Policepardéfaut" style:family="text">
      <style:text-properties style:text-position="super 65%" style:language-asian="fr" style:country-asian="FR"/>
    </style:style>
    <style:style style:name="T1207" style:parent-style-name="Policepardéfaut" style:family="text">
      <style:text-properties style:language-asian="fr" style:country-asian="FR"/>
    </style:style>
    <style:style style:name="T1208" style:parent-style-name="Policepardéfaut" style:family="text">
      <style:text-properties style:language-asian="fr" style:country-asian="FR"/>
    </style:style>
    <style:style style:name="T1209" style:parent-style-name="Policepardéfaut" style:family="text">
      <style:text-properties style:text-position="super 65%" style:language-asian="fr" style:country-asian="FR"/>
    </style:style>
    <style:style style:name="T1210" style:parent-style-name="Policepardéfaut" style:family="text">
      <style:text-properties style:language-asian="fr" style:country-asian="FR"/>
    </style:style>
    <style:style style:name="T1211" style:parent-style-name="Policepardéfaut" style:family="text">
      <style:text-properties style:text-position="super 65%" style:language-asian="fr" style:country-asian="FR"/>
    </style:style>
    <style:style style:name="T1212" style:parent-style-name="Policepardéfaut" style:family="text">
      <style:text-properties style:language-asian="fr" style:country-asian="FR"/>
    </style:style>
    <style:style style:name="T1213" style:parent-style-name="Policepardéfaut" style:family="text">
      <style:text-properties style:text-position="super 65%" style:language-asian="fr" style:country-asian="FR"/>
    </style:style>
    <style:style style:name="T1214" style:parent-style-name="Policepardéfaut" style:family="text">
      <style:text-properties style:language-asian="fr" style:country-asian="FR"/>
    </style:style>
    <style:style style:name="T1215" style:parent-style-name="Policepardéfaut" style:family="text">
      <style:text-properties style:text-position="super 65%" style:language-asian="fr" style:country-asian="FR"/>
    </style:style>
    <style:style style:name="T1216" style:parent-style-name="Policepardéfaut" style:family="text">
      <style:text-properties style:language-asian="fr" style:country-asian="FR"/>
    </style:style>
    <style:style style:name="T1217" style:parent-style-name="Policepardéfaut" style:family="text">
      <style:text-properties style:language-asian="fr" style:country-asian="FR"/>
    </style:style>
    <style:style style:name="T1218" style:parent-style-name="Policepardéfaut" style:family="text">
      <style:text-properties style:language-asian="fr" style:country-asian="FR"/>
    </style:style>
    <style:style style:name="T1219" style:parent-style-name="Policepardéfaut" style:family="text">
      <style:text-properties style:language-asian="fr" style:country-asian="FR"/>
    </style:style>
    <style:style style:name="T1220" style:parent-style-name="Policepardéfaut" style:family="text">
      <style:text-properties style:language-asian="fr" style:country-asian="FR"/>
    </style:style>
    <style:style style:name="T1221" style:parent-style-name="Policepardéfaut" style:family="text">
      <style:text-properties style:language-asian="fr" style:country-asian="FR"/>
    </style:style>
    <style:style style:name="T1222" style:parent-style-name="Policepardéfaut" style:family="text">
      <style:text-properties style:language-asian="fr" style:country-asian="FR"/>
    </style:style>
    <style:style style:name="T1223" style:parent-style-name="Policepardéfaut" style:family="text">
      <style:text-properties style:language-asian="fr" style:country-asian="FR"/>
    </style:style>
    <style:style style:name="T1224" style:parent-style-name="Policepardéfaut" style:family="text">
      <style:text-properties style:language-asian="fr" style:country-asian="FR"/>
    </style:style>
    <style:style style:name="T1225" style:parent-style-name="Policepardéfaut" style:family="text">
      <style:text-properties style:language-asian="fr" style:country-asian="FR"/>
    </style:style>
    <style:style style:name="T1226" style:parent-style-name="Policepardéfaut" style:family="text">
      <style:text-properties style:language-asian="fr" style:country-asian="FR"/>
    </style:style>
    <style:style style:name="T1227" style:parent-style-name="Policepardéfaut" style:family="text">
      <style:text-properties style:language-asian="fr" style:country-asian="FR"/>
    </style:style>
    <style:style style:name="T1228" style:parent-style-name="Policepardéfaut" style:family="text">
      <style:text-properties style:language-asian="fr" style:country-asian="FR"/>
    </style:style>
    <style:style style:name="T1229" style:parent-style-name="Policepardéfaut" style:family="text">
      <style:text-properties style:language-asian="fr" style:country-asian="FR"/>
    </style:style>
    <style:style style:name="T1230" style:parent-style-name="Policepardéfaut" style:family="text">
      <style:text-properties style:language-asian="fr" style:country-asian="FR"/>
    </style:style>
    <style:style style:name="T1231" style:parent-style-name="Policepardéfaut" style:family="text">
      <style:text-properties style:language-asian="fr" style:country-asian="FR"/>
    </style:style>
    <style:style style:name="T1232" style:parent-style-name="Policepardéfaut" style:family="text">
      <style:text-properties style:language-asian="fr" style:country-asian="FR"/>
    </style:style>
    <style:style style:name="T1233" style:parent-style-name="Policepardéfaut" style:family="text">
      <style:text-properties style:language-asian="fr" style:country-asian="FR"/>
    </style:style>
    <style:style style:name="T1234" style:parent-style-name="Policepardéfaut" style:family="text">
      <style:text-properties style:language-asian="fr" style:country-asian="FR"/>
    </style:style>
    <style:style style:name="T1235" style:parent-style-name="Policepardéfaut" style:family="text">
      <style:text-properties style:language-asian="fr" style:country-asian="FR"/>
    </style:style>
    <style:style style:name="T1236" style:parent-style-name="Policepardéfaut" style:family="text">
      <style:text-properties style:language-asian="fr" style:country-asian="FR"/>
    </style:style>
    <style:style style:name="T1237" style:parent-style-name="Policepardéfaut" style:family="text">
      <style:text-properties style:language-asian="fr" style:country-asian="FR"/>
    </style:style>
    <style:style style:name="T1238" style:parent-style-name="Policepardéfaut" style:family="text">
      <style:text-properties style:language-asian="fr" style:country-asian="FR"/>
    </style:style>
    <style:style style:name="T1239" style:parent-style-name="Policepardéfaut" style:family="text">
      <style:text-properties style:language-asian="fr" style:country-asian="FR"/>
    </style:style>
    <style:style style:name="T1240" style:parent-style-name="Policepardéfaut" style:family="text">
      <style:text-properties style:language-asian="fr" style:country-asian="FR"/>
    </style:style>
    <style:style style:name="T1241" style:parent-style-name="Policepardéfaut" style:family="text">
      <style:text-properties style:language-asian="fr" style:country-asian="FR"/>
    </style:style>
    <style:style style:name="T1242" style:parent-style-name="Policepardéfaut" style:family="text">
      <style:text-properties style:language-asian="fr" style:country-asian="FR"/>
    </style:style>
    <style:style style:name="T1243" style:parent-style-name="Policepardéfaut" style:family="text">
      <style:text-properties style:language-asian="fr" style:country-asian="FR"/>
    </style:style>
    <style:style style:name="T1244" style:parent-style-name="Policepardéfaut" style:family="text">
      <style:text-properties style:language-asian="fr" style:country-asian="FR"/>
    </style:style>
    <style:style style:name="T1245" style:parent-style-name="Policepardéfaut" style:family="text">
      <style:text-properties style:language-asian="fr" style:country-asian="FR"/>
    </style:style>
    <style:style style:name="T1246" style:parent-style-name="Policepardéfaut" style:family="text">
      <style:text-properties style:language-asian="fr" style:country-asian="FR"/>
    </style:style>
    <style:style style:name="T1247" style:parent-style-name="Policepardéfaut" style:family="text">
      <style:text-properties style:font-name-asian="Times New Roman" style:language-asian="fr" style:country-asian="FR"/>
    </style:style>
    <style:style style:name="P1248" style:parent-style-name="Corpsdetexte" style:family="paragraph">
      <style:text-properties style:language-asian="fr" style:country-asian="FR"/>
    </style:style>
    <style:style style:name="P1249" style:parent-style-name="Corpsdetexte" style:family="paragraph">
      <style:text-properties style:language-asian="fr" style:country-asian="FR"/>
    </style:style>
    <style:style style:name="T1250" style:parent-style-name="Policepardéfaut" style:family="text">
      <style:text-properties style:language-asian="fr" style:country-asian="FR"/>
    </style:style>
    <style:style style:name="T1251" style:parent-style-name="Policepardéfaut" style:family="text">
      <style:text-properties style:language-asian="fr" style:country-asian="FR"/>
    </style:style>
    <style:style style:name="T1252" style:parent-style-name="Policepardéfaut" style:family="text">
      <style:text-properties style:language-asian="fr" style:country-asian="FR"/>
    </style:style>
    <style:style style:name="T1253" style:parent-style-name="Policepardéfaut" style:family="text">
      <style:text-properties style:language-asian="fr" style:country-asian="FR"/>
    </style:style>
    <style:style style:name="T1254" style:parent-style-name="Policepardéfaut" style:family="text">
      <style:text-properties style:language-asian="fr" style:country-asian="FR"/>
    </style:style>
    <style:style style:name="T1255" style:parent-style-name="Policepardéfaut" style:family="text">
      <style:text-properties style:language-asian="fr" style:country-asian="FR"/>
    </style:style>
    <style:style style:name="T1256" style:parent-style-name="Policepardéfaut" style:family="text">
      <style:text-properties style:language-asian="fr" style:country-asian="FR"/>
    </style:style>
    <style:style style:name="T1257" style:parent-style-name="Policepardéfaut" style:family="text">
      <style:text-properties style:language-asian="fr" style:country-asian="FR"/>
    </style:style>
    <style:style style:name="T1258" style:parent-style-name="Policepardéfaut" style:family="text">
      <style:text-properties style:language-asian="fr" style:country-asian="FR"/>
    </style:style>
    <style:style style:name="T1259" style:parent-style-name="Policepardéfaut" style:family="text">
      <style:text-properties style:language-asian="fr" style:country-asian="FR"/>
    </style:style>
    <style:style style:name="T1260" style:parent-style-name="Policepardéfaut" style:family="text">
      <style:text-properties style:language-asian="fr" style:country-asian="FR"/>
    </style:style>
    <style:style style:name="T1261" style:parent-style-name="Policepardéfaut" style:family="text">
      <style:text-properties style:language-asian="fr" style:country-asian="FR"/>
    </style:style>
    <style:style style:name="T1262" style:parent-style-name="Policepardéfaut" style:family="text">
      <style:text-properties style:language-asian="fr" style:country-asian="FR"/>
    </style:style>
    <style:style style:name="T1263" style:parent-style-name="Policepardéfaut" style:family="text">
      <style:text-properties style:language-asian="fr" style:country-asian="FR"/>
    </style:style>
    <style:style style:name="T1264" style:parent-style-name="Policepardéfaut" style:family="text">
      <style:text-properties style:language-asian="fr" style:country-asian="FR"/>
    </style:style>
    <style:style style:name="T1265" style:parent-style-name="Policepardéfaut" style:family="text">
      <style:text-properties style:language-asian="fr" style:country-asian="FR"/>
    </style:style>
    <style:style style:name="P1266" style:parent-style-name="Corpsdetexte" style:family="paragraph">
      <style:text-properties style:language-asian="fr" style:country-asian="FR"/>
    </style:style>
    <style:style style:name="T1267" style:parent-style-name="Policepardéfaut" style:family="text">
      <style:text-properties fo:font-style="italic" style:font-style-asian="italic"/>
    </style:style>
    <style:style style:name="T1268" style:parent-style-name="Policepardéfaut" style:family="text">
      <style:text-properties fo:font-style="italic" style:font-style-asian="italic"/>
    </style:style>
    <style:style style:name="T1269" style:parent-style-name="Policepardéfaut" style:family="text">
      <style:text-properties fo:font-style="italic" style:font-style-asian="italic"/>
    </style:style>
    <style:style style:name="T1270" style:parent-style-name="Policepardéfaut" style:family="text">
      <style:text-properties fo:font-style="italic" style:font-style-asian="italic"/>
    </style:style>
    <style:style style:name="P1271" style:parent-style-name="quote.l" style:family="paragraph">
      <style:text-properties fo:font-style="italic" style:font-style-asian="italic"/>
    </style:style>
    <style:style style:name="P1272" style:parent-style-name="quote.l" style:family="paragraph">
      <style:text-properties fo:font-style="italic" style:font-style-asian="italic"/>
    </style:style>
    <style:style style:name="P1273" style:parent-style-name="quote.l" style:family="paragraph">
      <style:text-properties fo:font-style="italic" style:font-style-asian="italic"/>
    </style:style>
    <style:style style:name="T1274" style:parent-style-name="Policepardéfaut" style:family="text">
      <style:text-properties style:language-asian="fr" style:country-asian="FR"/>
    </style:style>
    <style:style style:name="P1275" style:parent-style-name="Corpsdetexte" style:family="paragraph">
      <style:text-properties style:language-asian="fr" style:country-asian="FR"/>
    </style:style>
    <style:style style:name="T1276" style:parent-style-name="Policepardéfaut" style:family="text">
      <style:text-properties style:language-asian="fr" style:country-asian="FR"/>
    </style:style>
    <style:style style:name="T1277" style:parent-style-name="Policepardéfaut" style:family="text">
      <style:text-properties style:language-asian="fr" style:country-asian="FR"/>
    </style:style>
    <style:style style:name="T1278" style:parent-style-name="Policepardéfaut" style:family="text">
      <style:text-properties style:language-asian="fr" style:country-asian="FR"/>
    </style:style>
    <style:style style:name="T1279" style:parent-style-name="Policepardéfaut" style:family="text">
      <style:text-properties style:language-asian="fr" style:country-asian="FR"/>
    </style:style>
    <style:style style:name="T1280" style:parent-style-name="Policepardéfaut" style:family="text">
      <style:text-properties style:language-asian="fr" style:country-asian="FR"/>
    </style:style>
    <style:style style:name="T1281" style:parent-style-name="Policepardéfaut" style:family="text">
      <style:text-properties fo:font-style="italic" style:font-style-asian="italic" style:language-asian="fr" style:country-asian="FR"/>
    </style:style>
    <style:style style:name="T1282" style:parent-style-name="Policepardéfaut" style:family="text">
      <style:text-properties style:language-asian="fr" style:country-asian="FR"/>
    </style:style>
    <style:style style:name="T1283" style:parent-style-name="Policepardéfaut" style:family="text">
      <style:text-properties style:language-asian="fr" style:country-asian="FR"/>
    </style:style>
    <style:style style:name="T1284" style:parent-style-name="Policepardéfaut" style:family="text">
      <style:text-properties style:language-asian="fr" style:country-asian="FR"/>
    </style:style>
    <style:style style:name="T1285" style:parent-style-name="Policepardéfaut" style:family="text">
      <style:text-properties style:language-asian="fr" style:country-asian="FR"/>
    </style:style>
    <style:style style:name="T1286" style:parent-style-name="Policepardéfaut" style:family="text">
      <style:text-properties style:language-asian="fr" style:country-asian="FR"/>
    </style:style>
    <style:style style:name="T1287" style:parent-style-name="Policepardéfaut" style:family="text">
      <style:text-properties style:language-asian="fr" style:country-asian="FR"/>
    </style:style>
    <style:style style:name="T1288" style:parent-style-name="Policepardéfaut" style:family="text">
      <style:text-properties style:language-asian="fr" style:country-asian="FR"/>
    </style:style>
    <style:style style:name="T1289" style:parent-style-name="Policepardéfaut" style:family="text">
      <style:text-properties style:language-asian="fr" style:country-asian="FR"/>
    </style:style>
    <style:style style:name="P1290" style:parent-style-name="Corpsdetexte" style:family="paragraph">
      <style:text-properties style:language-asian="fr" style:country-asian="FR"/>
    </style:style>
    <style:style style:name="P1291" style:parent-style-name="Corpsdetexte" style:family="paragraph">
      <style:text-properties style:language-asian="fr" style:country-asian="FR"/>
    </style:style>
    <style:style style:name="P1292" style:parent-style-name="Corpsdetexte" style:family="paragraph">
      <style:text-properties style:language-asian="fr" style:country-asian="FR"/>
    </style:style>
    <style:style style:name="T1293" style:parent-style-name="Policepardéfaut" style:family="text">
      <style:text-properties style:language-asian="fr" style:country-asian="FR"/>
    </style:style>
    <style:style style:name="T1294" style:parent-style-name="Policepardéfaut" style:family="text">
      <style:text-properties style:language-asian="fr" style:country-asian="FR"/>
    </style:style>
    <style:style style:name="T1295" style:parent-style-name="Policepardéfaut" style:family="text">
      <style:text-properties fo:font-style="italic" style:font-style-asian="italic" style:language-asian="fr" style:country-asian="FR"/>
    </style:style>
    <style:style style:name="T1296" style:parent-style-name="Policepardéfaut" style:family="text">
      <style:text-properties style:language-asian="fr" style:country-asian="FR"/>
    </style:style>
    <style:style style:name="T1297" style:parent-style-name="Policepardéfaut" style:family="text">
      <style:text-properties fo:font-style="italic" style:font-style-asian="italic" style:language-asian="fr" style:country-asian="FR"/>
    </style:style>
    <style:style style:name="T1298" style:parent-style-name="Policepardéfaut" style:family="text">
      <style:text-properties style:language-asian="fr" style:country-asian="FR"/>
    </style:style>
    <style:style style:name="T1299" style:parent-style-name="Policepardéfaut" style:family="text">
      <style:text-properties style:language-asian="fr" style:country-asian="FR"/>
    </style:style>
    <style:style style:name="P1300" style:parent-style-name="Corpsdetexte" style:family="paragraph">
      <style:text-properties style:language-asian="fr" style:country-asian="FR"/>
    </style:style>
    <style:style style:name="P1301" style:parent-style-name="Corpsdetexte" style:family="paragraph">
      <style:text-properties style:language-asian="fr" style:country-asian="FR"/>
    </style:style>
    <style:style style:name="T1302" style:parent-style-name="Policepardéfaut" style:family="text">
      <style:text-properties style:language-asian="fr" style:country-asian="FR"/>
    </style:style>
    <style:style style:name="T1303" style:parent-style-name="Policepardéfaut" style:family="text">
      <style:text-properties style:language-asian="fr" style:country-asian="FR"/>
    </style:style>
    <style:style style:name="P1304" style:parent-style-name="Corpsdetexte" style:family="paragraph">
      <style:text-properties style:language-asian="fr" style:country-asian="FR"/>
    </style:style>
    <style:style style:name="T1305" style:parent-style-name="Policepardéfaut" style:family="text">
      <style:text-properties style:language-asian="fr" style:country-asian="FR"/>
    </style:style>
    <style:style style:name="T1306" style:parent-style-name="Policepardéfaut" style:family="text">
      <style:text-properties style:language-asian="fr" style:country-asian="FR"/>
    </style:style>
    <style:style style:name="P1307" style:parent-style-name="Corpsdetexte" style:family="paragraph">
      <style:text-properties style:language-asian="fr" style:country-asian="FR"/>
    </style:style>
    <style:style style:name="T1308" style:parent-style-name="Policepardéfaut" style:family="text">
      <style:text-properties fo:font-style="italic" style:font-style-asian="italic"/>
    </style:style>
    <style:style style:name="T1309" style:parent-style-name="Policepardéfaut" style:family="text">
      <style:text-properties fo:font-style="italic" style:font-style-asian="italic"/>
    </style:style>
    <style:style style:name="P1310" style:parent-style-name="Corpsdetexte" style:family="paragraph">
      <style:text-properties style:language-asian="fr" style:country-asian="FR"/>
    </style:style>
    <style:style style:name="T1311" style:parent-style-name="Policepardéfaut" style:family="text">
      <style:text-properties style:language-asian="fr" style:country-asian="FR"/>
    </style:style>
    <style:style style:name="T1312" style:parent-style-name="Policepardéfaut" style:family="text">
      <style:text-properties style:language-asian="fr" style:country-asian="FR"/>
    </style:style>
    <style:style style:name="T1313" style:parent-style-name="Policepardéfaut" style:family="text">
      <style:text-properties style:language-asian="fr" style:country-asian="FR"/>
    </style:style>
    <style:style style:name="T1314" style:parent-style-name="Policepardéfaut" style:family="text">
      <style:text-properties style:language-asian="fr" style:country-asian="FR"/>
    </style:style>
    <style:style style:name="T1315" style:parent-style-name="Policepardéfaut" style:family="text">
      <style:text-properties style:language-asian="fr" style:country-asian="FR"/>
    </style:style>
    <style:style style:name="T1316" style:parent-style-name="Policepardéfaut" style:family="text">
      <style:text-properties style:language-asian="fr" style:country-asian="FR"/>
    </style:style>
    <style:style style:name="T1317" style:parent-style-name="Policepardéfaut" style:family="text">
      <style:text-properties style:language-asian="fr" style:country-asian="FR"/>
    </style:style>
    <style:style style:name="T1318" style:parent-style-name="Policepardéfaut" style:family="text">
      <style:text-properties style:language-asian="fr" style:country-asian="FR"/>
    </style:style>
    <style:style style:name="T1319" style:parent-style-name="Policepardéfaut" style:family="text">
      <style:text-properties style:language-asian="fr" style:country-asian="FR"/>
    </style:style>
    <style:style style:name="T1320" style:parent-style-name="Policepardéfaut" style:family="text">
      <style:text-properties style:language-asian="fr" style:country-asian="FR"/>
    </style:style>
    <style:style style:name="T1321" style:parent-style-name="Policepardéfaut" style:family="text">
      <style:text-properties style:language-asian="fr" style:country-asian="FR"/>
    </style:style>
    <style:style style:name="T1322" style:parent-style-name="Policepardéfaut" style:family="text">
      <style:text-properties style:language-asian="fr" style:country-asian="FR"/>
    </style:style>
    <style:style style:name="P1323" style:parent-style-name="Corpsdetexte" style:family="paragraph">
      <style:text-properties style:language-asian="fr" style:country-asian="FR"/>
    </style:style>
    <style:style style:name="P1324" style:parent-style-name="Corpsdetexte" style:family="paragraph">
      <style:text-properties style:language-asian="fr" style:country-asian="FR"/>
    </style:style>
    <style:style style:name="T1325" style:parent-style-name="Policepardéfaut" style:family="text">
      <style:text-properties fo:font-size="12pt" style:font-size-asian="12pt" style:font-size-complex="12pt"/>
    </style:style>
    <style:style style:name="T1326" style:parent-style-name="Appelnotedebasdep." style:family="text">
      <style:text-properties fo:font-size="12pt" style:font-size-asian="12pt" style:font-size-complex="12pt"/>
    </style:style>
    <style:style style:name="T1327" style:parent-style-name="Policepardéfaut" style:family="text">
      <style:text-properties style:language-asian="fr" style:country-asian="FR"/>
    </style:style>
    <style:style style:name="T1328" style:parent-style-name="Policepardéfaut" style:family="text">
      <style:text-properties style:language-asian="fr" style:country-asian="FR"/>
    </style:style>
    <style:style style:name="T1329" style:parent-style-name="Policepardéfaut" style:family="text">
      <style:text-properties fo:font-size="12pt" style:font-size-asian="12pt" style:font-size-complex="12pt"/>
    </style:style>
    <style:style style:name="P1330" style:parent-style-name="Corpsdetexte" style:family="paragraph">
      <style:text-properties style:language-asian="fr" style:country-asian="FR"/>
    </style:style>
    <style:style style:name="T1331" style:parent-style-name="Policepardéfaut" style:family="text">
      <style:text-properties style:language-asian="fr" style:country-asian="FR"/>
    </style:style>
    <style:style style:name="T1332" style:parent-style-name="Policepardéfaut" style:family="text">
      <style:text-properties style:language-asian="fr" style:country-asian="FR"/>
    </style:style>
    <style:style style:name="P1333" style:parent-style-name="Corpsdetexte" style:family="paragraph">
      <style:text-properties style:language-asian="fr" style:country-asian="FR"/>
    </style:style>
    <style:style style:name="T1334" style:parent-style-name="Policepardéfaut" style:family="text">
      <style:text-properties fo:font-style="italic" style:font-style-asian="italic" style:language-asian="fr" style:country-asian="FR"/>
    </style:style>
    <style:style style:name="T1335" style:parent-style-name="Policepardéfaut" style:family="text">
      <style:text-properties style:language-asian="fr" style:country-asian="FR"/>
    </style:style>
    <style:style style:name="T1336" style:parent-style-name="Policepardéfaut" style:family="text">
      <style:text-properties style:language-asian="fr" style:country-asian="FR"/>
    </style:style>
    <style:style style:name="P1337" style:parent-style-name="Corpsdetexte" style:family="paragraph">
      <style:text-properties style:language-asian="fr" style:country-asian="FR"/>
    </style:style>
    <style:style style:name="T1338" style:parent-style-name="Policepardéfaut" style:family="text">
      <style:text-properties style:language-asian="fr" style:country-asian="FR"/>
    </style:style>
    <style:style style:name="T1339" style:parent-style-name="Policepardéfaut" style:family="text">
      <style:text-properties style:language-asian="fr" style:country-asian="FR"/>
    </style:style>
    <style:style style:name="T1340" style:parent-style-name="Policepardéfaut" style:family="text">
      <style:text-properties style:language-asian="fr" style:country-asian="FR"/>
    </style:style>
    <style:style style:name="T1341" style:parent-style-name="Policepardéfaut" style:family="text">
      <style:text-properties style:language-asian="fr" style:country-asian="FR"/>
    </style:style>
    <style:style style:name="P1342" style:parent-style-name="Corpsdetexte" style:family="paragraph">
      <style:text-properties style:language-asian="fr" style:country-asian="FR"/>
    </style:style>
    <style:style style:name="T1343" style:parent-style-name="Policepardéfaut" style:family="text">
      <style:text-properties style:language-asian="fr" style:country-asian="FR"/>
    </style:style>
    <style:style style:name="T1344" style:parent-style-name="Policepardéfaut" style:family="text">
      <style:text-properties fo:font-variant="small-caps" style:language-asian="fr" style:country-asian="FR"/>
    </style:style>
    <style:style style:name="T1345" style:parent-style-name="Policepardéfaut" style:family="text">
      <style:text-properties style:language-asian="fr" style:country-asian="FR"/>
    </style:style>
    <style:style style:name="T1346" style:parent-style-name="Policepardéfaut" style:family="text">
      <style:text-properties style:language-asian="fr" style:country-asian="FR"/>
    </style:style>
    <style:style style:name="T1347" style:parent-style-name="Policepardéfaut" style:family="text">
      <style:text-properties style:language-asian="fr" style:country-asian="FR"/>
    </style:style>
    <style:style style:name="T1348" style:parent-style-name="Policepardéfaut" style:family="text">
      <style:text-properties style:language-asian="fr" style:country-asian="FR"/>
    </style:style>
    <style:style style:name="T1349" style:parent-style-name="Policepardéfaut" style:family="text">
      <style:text-properties style:language-asian="fr" style:country-asian="FR"/>
    </style:style>
    <style:style style:name="T1350" style:parent-style-name="Policepardéfaut" style:family="text">
      <style:text-properties style:language-asian="fr" style:country-asian="FR"/>
    </style:style>
    <style:style style:name="T1351" style:parent-style-name="Policepardéfaut" style:family="text">
      <style:text-properties style:language-asian="fr" style:country-asian="FR"/>
    </style:style>
    <style:style style:name="T1352" style:parent-style-name="Policepardéfaut" style:family="text">
      <style:text-properties style:language-asian="fr" style:country-asian="FR"/>
    </style:style>
    <style:style style:name="T1353" style:parent-style-name="Policepardéfaut" style:family="text">
      <style:text-properties style:language-asian="fr" style:country-asian="FR"/>
    </style:style>
    <style:style style:name="T1354" style:parent-style-name="Policepardéfaut" style:family="text">
      <style:text-properties style:language-asian="fr" style:country-asian="FR"/>
    </style:style>
    <style:style style:name="T1355" style:parent-style-name="Policepardéfaut" style:family="text">
      <style:text-properties style:language-asian="fr" style:country-asian="FR"/>
    </style:style>
    <style:style style:name="T1356" style:parent-style-name="Policepardéfaut" style:family="text">
      <style:text-properties style:language-asian="fr" style:country-asian="FR"/>
    </style:style>
    <style:style style:name="T1357" style:parent-style-name="Policepardéfaut" style:family="text">
      <style:text-properties style:language-asian="fr" style:country-asian="FR"/>
    </style:style>
    <style:style style:name="T1358" style:parent-style-name="Policepardéfaut" style:family="text">
      <style:text-properties style:language-asian="fr" style:country-asian="FR"/>
    </style:style>
    <style:style style:name="T1359" style:parent-style-name="Policepardéfaut" style:family="text">
      <style:text-properties style:language-asian="fr" style:country-asian="FR"/>
    </style:style>
    <style:style style:name="T1360" style:parent-style-name="Policepardéfaut" style:family="text">
      <style:text-properties style:language-asian="fr" style:country-asian="FR"/>
    </style:style>
    <style:style style:name="T1361" style:parent-style-name="Policepardéfaut" style:family="text">
      <style:text-properties style:language-asian="fr" style:country-asian="FR"/>
    </style:style>
    <style:style style:name="T1362" style:parent-style-name="Policepardéfaut" style:family="text">
      <style:text-properties style:language-asian="fr" style:country-asian="FR"/>
    </style:style>
    <style:style style:name="T1363" style:parent-style-name="Policepardéfaut" style:family="text">
      <style:text-properties style:language-asian="fr" style:country-asian="FR"/>
    </style:style>
    <style:style style:name="T1364" style:parent-style-name="Policepardéfaut" style:family="text">
      <style:text-properties style:language-asian="fr" style:country-asian="FR"/>
    </style:style>
    <style:style style:name="T1365" style:parent-style-name="Policepardéfaut" style:family="text">
      <style:text-properties style:language-asian="fr" style:country-asian="FR"/>
    </style:style>
    <style:style style:name="T1366" style:parent-style-name="Policepardéfaut" style:family="text">
      <style:text-properties style:language-asian="fr" style:country-asian="FR"/>
    </style:style>
    <style:style style:name="T1367" style:parent-style-name="Policepardéfaut" style:family="text">
      <style:text-properties style:language-asian="fr" style:country-asian="FR"/>
    </style:style>
    <style:style style:name="T1368" style:parent-style-name="Policepardéfaut" style:family="text">
      <style:text-properties style:language-asian="fr" style:country-asian="FR"/>
    </style:style>
    <style:style style:name="T1369" style:parent-style-name="Policepardéfaut" style:family="text">
      <style:text-properties style:language-asian="fr" style:country-asian="FR"/>
    </style:style>
    <style:style style:name="T1370" style:parent-style-name="Policepardéfaut" style:family="text">
      <style:text-properties style:language-asian="fr" style:country-asian="FR"/>
    </style:style>
    <style:style style:name="T1371" style:parent-style-name="Policepardéfaut" style:family="text">
      <style:text-properties style:language-asian="fr" style:country-asian="FR"/>
    </style:style>
    <style:style style:name="T1372" style:parent-style-name="Policepardéfaut" style:family="text">
      <style:text-properties style:language-asian="fr" style:country-asian="FR"/>
    </style:style>
    <style:style style:name="T1373" style:parent-style-name="Policepardéfaut" style:family="text">
      <style:text-properties style:language-asian="fr" style:country-asian="FR"/>
    </style:style>
    <style:style style:name="T1374" style:parent-style-name="Policepardéfaut" style:family="text">
      <style:text-properties style:language-asian="fr" style:country-asian="FR"/>
    </style:style>
    <style:style style:name="T1375" style:parent-style-name="Policepardéfaut" style:family="text">
      <style:text-properties style:language-asian="fr" style:country-asian="FR"/>
    </style:style>
    <style:style style:name="T1376" style:parent-style-name="Policepardéfaut" style:family="text">
      <style:text-properties style:language-asian="fr" style:country-asian="FR"/>
    </style:style>
    <style:style style:name="T1377" style:parent-style-name="Policepardéfaut" style:family="text">
      <style:text-properties style:language-asian="fr" style:country-asian="FR"/>
    </style:style>
    <style:style style:name="T1378" style:parent-style-name="Policepardéfaut" style:family="text">
      <style:text-properties style:language-asian="fr" style:country-asian="FR"/>
    </style:style>
    <style:style style:name="T1379" style:parent-style-name="Policepardéfaut" style:family="text">
      <style:text-properties style:language-asian="fr" style:country-asian="FR"/>
    </style:style>
    <style:style style:name="T1380" style:parent-style-name="Policepardéfaut" style:family="text">
      <style:text-properties style:language-asian="fr" style:country-asian="FR"/>
    </style:style>
    <style:style style:name="T1381" style:parent-style-name="Policepardéfaut" style:family="text">
      <style:text-properties style:language-asian="fr" style:country-asian="FR"/>
    </style:style>
    <style:style style:name="T1382" style:parent-style-name="Policepardéfaut" style:family="text">
      <style:text-properties style:language-asian="fr" style:country-asian="FR"/>
    </style:style>
    <style:style style:name="T1383" style:parent-style-name="Policepardéfaut" style:family="text">
      <style:text-properties style:language-asian="fr" style:country-asian="FR"/>
    </style:style>
    <style:style style:name="T1384" style:parent-style-name="Policepardéfaut" style:family="text">
      <style:text-properties style:language-asian="fr" style:country-asian="FR"/>
    </style:style>
    <style:style style:name="T1385" style:parent-style-name="Policepardéfaut" style:family="text">
      <style:text-properties style:language-asian="fr" style:country-asian="FR"/>
    </style:style>
    <style:style style:name="T1386" style:parent-style-name="Policepardéfaut" style:family="text">
      <style:text-properties style:language-asian="fr" style:country-asian="FR"/>
    </style:style>
    <style:style style:name="T1387" style:parent-style-name="Policepardéfaut" style:family="text">
      <style:text-properties style:language-asian="fr" style:country-asian="FR"/>
    </style:style>
    <style:style style:name="T1388" style:parent-style-name="Policepardéfaut" style:family="text">
      <style:text-properties style:language-asian="fr" style:country-asian="FR"/>
    </style:style>
    <style:style style:name="T1389" style:parent-style-name="Policepardéfaut" style:family="text">
      <style:text-properties style:language-asian="fr" style:country-asian="FR"/>
    </style:style>
    <style:style style:name="T1390" style:parent-style-name="Policepardéfaut" style:family="text">
      <style:text-properties style:language-asian="fr" style:country-asian="FR"/>
    </style:style>
    <style:style style:name="T1391" style:parent-style-name="Policepardéfaut" style:family="text">
      <style:text-properties style:language-asian="fr" style:country-asian="FR"/>
    </style:style>
    <style:style style:name="T1392" style:parent-style-name="Policepardéfaut" style:family="text">
      <style:text-properties style:language-asian="fr" style:country-asian="FR"/>
    </style:style>
    <style:style style:name="T1393" style:parent-style-name="Policepardéfaut" style:family="text">
      <style:text-properties style:language-asian="fr" style:country-asian="FR"/>
    </style:style>
    <style:style style:name="T1394" style:parent-style-name="Policepardéfaut" style:family="text">
      <style:text-properties style:language-asian="fr" style:country-asian="FR"/>
    </style:style>
    <style:style style:name="T1395" style:parent-style-name="Policepardéfaut" style:family="text">
      <style:text-properties fo:font-style="italic" style:font-style-asian="italic" style:language-asian="fr" style:country-asian="FR"/>
    </style:style>
    <style:style style:name="T1396" style:parent-style-name="Policepardéfaut" style:family="text">
      <style:text-properties style:language-asian="fr" style:country-asian="FR"/>
    </style:style>
    <style:style style:name="P1397" style:parent-style-name="Corpsdetexte" style:family="paragraph">
      <style:text-properties style:language-asian="fr" style:country-asian="FR"/>
    </style:style>
    <style:style style:name="P1398" style:parent-style-name="Corpsdetexte" style:family="paragraph">
      <style:text-properties style:language-asian="fr" style:country-asian="FR"/>
    </style:style>
    <style:style style:name="T1399" style:parent-style-name="Policepardéfaut" style:family="text">
      <style:text-properties style:language-asian="fr" style:country-asian="FR"/>
    </style:style>
    <style:style style:name="T1400" style:parent-style-name="Policepardéfaut" style:family="text">
      <style:text-properties style:font-name-asian="Times New Roman" style:language-asian="fr" style:country-asian="FR"/>
    </style:style>
    <style:style style:name="P1401" style:parent-style-name="Corpsdetexte" style:family="paragraph">
      <style:text-properties style:language-asian="fr" style:country-asian="FR"/>
    </style:style>
    <style:style style:name="T1402" style:parent-style-name="Policepardéfaut" style:family="text">
      <style:text-properties style:language-asian="fr" style:country-asian="FR"/>
    </style:style>
    <style:style style:name="T1403" style:parent-style-name="Policepardéfaut" style:family="text">
      <style:text-properties style:language-asian="fr" style:country-asian="FR"/>
    </style:style>
    <style:style style:name="T1404" style:parent-style-name="Policepardéfaut" style:family="text">
      <style:text-properties style:language-asian="fr" style:country-asian="FR"/>
    </style:style>
    <style:style style:name="T1405" style:parent-style-name="Policepardéfaut" style:family="text">
      <style:text-properties style:language-asian="fr" style:country-asian="FR"/>
    </style:style>
    <style:style style:name="T1406" style:parent-style-name="Policepardéfaut" style:family="text">
      <style:text-properties style:language-asian="fr" style:country-asian="FR"/>
    </style:style>
    <style:style style:name="T1407" style:parent-style-name="Policepardéfaut" style:family="text">
      <style:text-properties style:language-asian="fr" style:country-asian="FR"/>
    </style:style>
    <style:style style:name="T1408" style:parent-style-name="Policepardéfaut" style:family="text">
      <style:text-properties style:language-asian="fr" style:country-asian="FR"/>
    </style:style>
    <style:style style:name="T1409" style:parent-style-name="Policepardéfaut" style:family="text">
      <style:text-properties style:language-asian="fr" style:country-asian="FR"/>
    </style:style>
    <style:style style:name="T1410" style:parent-style-name="Policepardéfaut" style:family="text">
      <style:text-properties style:language-asian="fr" style:country-asian="FR"/>
    </style:style>
    <style:style style:name="T1411" style:parent-style-name="Policepardéfaut" style:family="text">
      <style:text-properties style:language-asian="fr" style:country-asian="FR"/>
    </style:style>
    <style:style style:name="T1412" style:parent-style-name="Policepardéfaut" style:family="text">
      <style:text-properties style:language-asian="fr" style:country-asian="FR"/>
    </style:style>
    <style:style style:name="T1413" style:parent-style-name="Policepardéfaut" style:family="text">
      <style:text-properties style:language-asian="fr" style:country-asian="FR"/>
    </style:style>
    <style:style style:name="T1414" style:parent-style-name="Policepardéfaut" style:family="text">
      <style:text-properties style:language-asian="fr" style:country-asian="FR"/>
    </style:style>
    <style:style style:name="T1415" style:parent-style-name="Policepardéfaut" style:family="text">
      <style:text-properties style:language-asian="fr" style:country-asian="FR"/>
    </style:style>
    <style:style style:name="T1416" style:parent-style-name="Policepardéfaut" style:family="text">
      <style:text-properties style:language-asian="fr" style:country-asian="FR"/>
    </style:style>
    <style:style style:name="T1417" style:parent-style-name="Policepardéfaut" style:family="text">
      <style:text-properties style:language-asian="fr" style:country-asian="FR"/>
    </style:style>
    <style:style style:name="T1418" style:parent-style-name="Policepardéfaut" style:family="text">
      <style:text-properties style:language-asian="fr" style:country-asian="FR"/>
    </style:style>
    <style:style style:name="T1419" style:parent-style-name="Policepardéfaut" style:family="text">
      <style:text-properties style:language-asian="fr" style:country-asian="FR"/>
    </style:style>
    <style:style style:name="T1420" style:parent-style-name="Policepardéfaut" style:family="text">
      <style:text-properties style:language-asian="fr" style:country-asian="FR"/>
    </style:style>
    <style:style style:name="T1421" style:parent-style-name="Policepardéfaut" style:family="text">
      <style:text-properties style:language-asian="fr" style:country-asian="FR"/>
    </style:style>
    <style:style style:name="T1422" style:parent-style-name="Policepardéfaut" style:family="text">
      <style:text-properties style:language-asian="fr" style:country-asian="FR"/>
    </style:style>
    <style:style style:name="T1423" style:parent-style-name="Policepardéfaut" style:family="text">
      <style:text-properties style:language-asian="fr" style:country-asian="FR"/>
    </style:style>
    <style:style style:name="T1424" style:parent-style-name="Policepardéfaut" style:family="text">
      <style:text-properties style:language-asian="fr" style:country-asian="FR"/>
    </style:style>
    <style:style style:name="T1425" style:parent-style-name="Policepardéfaut" style:family="text">
      <style:text-properties style:language-asian="fr" style:country-asian="FR"/>
    </style:style>
    <style:style style:name="T1426" style:parent-style-name="Policepardéfaut" style:family="text">
      <style:text-properties style:language-asian="fr" style:country-asian="FR"/>
    </style:style>
    <style:style style:name="T1427" style:parent-style-name="Policepardéfaut" style:family="text">
      <style:text-properties style:language-asian="fr" style:country-asian="FR"/>
    </style:style>
    <style:style style:name="T1428" style:parent-style-name="Appelnotedebasdep." style:family="text">
      <style:text-properties style:language-asian="fr" style:country-asian="FR"/>
    </style:style>
    <style:style style:name="T1429" style:parent-style-name="Policepardéfaut" style:family="text">
      <style:text-properties style:language-asian="fr" style:country-asian="FR"/>
    </style:style>
    <style:style style:name="T1430" style:parent-style-name="Policepardéfaut" style:family="text">
      <style:text-properties style:language-asian="fr" style:country-asian="FR"/>
    </style:style>
    <style:style style:name="T1431" style:parent-style-name="Policepardéfaut" style:family="text">
      <style:text-properties style:language-asian="fr" style:country-asian="FR"/>
    </style:style>
    <style:style style:name="T1432" style:parent-style-name="Policepardéfaut" style:family="text">
      <style:text-properties style:language-asian="fr" style:country-asian="FR"/>
    </style:style>
    <style:style style:name="T1433" style:parent-style-name="Policepardéfaut" style:family="text">
      <style:text-properties style:language-asian="fr" style:country-asian="FR"/>
    </style:style>
    <style:style style:name="T1434" style:parent-style-name="Policepardéfaut" style:family="text">
      <style:text-properties style:language-asian="fr" style:country-asian="FR"/>
    </style:style>
    <style:style style:name="T1435" style:parent-style-name="Policepardéfaut" style:family="text">
      <style:text-properties style:language-asian="fr" style:country-asian="FR"/>
    </style:style>
    <style:style style:name="T1436" style:parent-style-name="Policepardéfaut" style:family="text">
      <style:text-properties style:language-asian="fr" style:country-asian="FR"/>
    </style:style>
    <style:style style:name="T1437" style:parent-style-name="Policepardéfaut" style:family="text">
      <style:text-properties style:language-asian="fr" style:country-asian="FR"/>
    </style:style>
    <style:style style:name="T1438" style:parent-style-name="Policepardéfaut" style:family="text">
      <style:text-properties fo:font-size="12pt" style:font-size-asian="12pt" style:font-size-complex="12pt"/>
    </style:style>
    <style:style style:name="T1439" style:parent-style-name="Policepardéfaut" style:family="text">
      <style:text-properties fo:font-size="12pt" style:font-size-asian="12pt" style:font-size-complex="12pt"/>
    </style:style>
    <style:style style:name="T1440" style:parent-style-name="Policepardéfaut" style:family="text">
      <style:text-properties fo:font-size="12pt" style:font-size-asian="12pt" style:font-size-complex="12pt"/>
    </style:style>
    <style:style style:name="T1441" style:parent-style-name="Appelnotedebasdep." style:family="text">
      <style:text-properties fo:font-size="12pt" style:font-size-asian="12pt" style:font-size-complex="12pt"/>
    </style:style>
    <style:style style:name="T1442" style:parent-style-name="Policepardéfaut" style:family="text">
      <style:text-properties fo:font-size="12pt" style:font-size-asian="12pt" style:font-size-complex="12pt"/>
    </style:style>
    <style:style style:name="T1443" style:parent-style-name="Policepardéfaut" style:family="text">
      <style:text-properties style:language-asian="fr" style:country-asian="FR"/>
    </style:style>
    <style:style style:name="T1444" style:parent-style-name="Policepardéfaut" style:family="text">
      <style:text-properties style:language-asian="fr" style:country-asian="FR"/>
    </style:style>
    <style:style style:name="T1445" style:parent-style-name="Policepardéfaut" style:family="text">
      <style:text-properties style:language-asian="fr" style:country-asian="FR"/>
    </style:style>
    <style:style style:name="T1446" style:parent-style-name="Policepardéfaut" style:family="text">
      <style:text-properties style:language-asian="fr" style:country-asian="FR"/>
    </style:style>
    <style:style style:name="T1447" style:parent-style-name="Policepardéfaut" style:family="text">
      <style:text-properties style:language-asian="fr" style:country-asian="FR"/>
    </style:style>
    <style:style style:name="T1448" style:parent-style-name="Policepardéfaut" style:family="text">
      <style:text-properties style:language-asian="fr" style:country-asian="FR"/>
    </style:style>
    <style:style style:name="T1449" style:parent-style-name="Policepardéfaut" style:family="text">
      <style:text-properties style:language-asian="fr" style:country-asian="FR"/>
    </style:style>
    <style:style style:name="T1450" style:parent-style-name="Policepardéfaut" style:family="text">
      <style:text-properties style:language-asian="fr" style:country-asian="FR"/>
    </style:style>
    <style:style style:name="T1451" style:parent-style-name="Policepardéfaut" style:family="text">
      <style:text-properties style:language-asian="fr" style:country-asian="FR"/>
    </style:style>
    <style:style style:name="T1452" style:parent-style-name="Policepardéfaut" style:family="text">
      <style:text-properties style:language-asian="fr" style:country-asian="FR"/>
    </style:style>
    <style:style style:name="T1453" style:parent-style-name="Policepardéfaut" style:family="text">
      <style:text-properties style:language-asian="fr" style:country-asian="FR"/>
    </style:style>
    <style:style style:name="T1454" style:parent-style-name="Policepardéfaut" style:family="text">
      <style:text-properties style:language-asian="fr" style:country-asian="FR"/>
    </style:style>
    <style:style style:name="T1455" style:parent-style-name="Policepardéfaut" style:family="text">
      <style:text-properties style:language-asian="fr" style:country-asian="FR"/>
    </style:style>
    <style:style style:name="T1456" style:parent-style-name="Policepardéfaut" style:family="text">
      <style:text-properties style:language-asian="fr" style:country-asian="FR"/>
    </style:style>
    <style:style style:name="T1457" style:parent-style-name="Policepardéfaut" style:family="text">
      <style:text-properties style:language-asian="fr" style:country-asian="FR"/>
    </style:style>
    <style:style style:name="T1458" style:parent-style-name="Policepardéfaut" style:family="text">
      <style:text-properties style:language-asian="fr" style:country-asian="FR"/>
    </style:style>
    <style:style style:name="T1459" style:parent-style-name="Policepardéfaut" style:family="text">
      <style:text-properties style:language-asian="fr" style:country-asian="FR"/>
    </style:style>
    <style:style style:name="T1460" style:parent-style-name="Policepardéfaut" style:family="text">
      <style:text-properties style:language-asian="fr" style:country-asian="FR"/>
    </style:style>
    <style:style style:name="T1461" style:parent-style-name="Policepardéfaut" style:family="text">
      <style:text-properties style:language-asian="fr" style:country-asian="FR"/>
    </style:style>
    <style:style style:name="T1462" style:parent-style-name="Policepardéfaut" style:family="text">
      <style:text-properties style:language-asian="fr" style:country-asian="FR"/>
    </style:style>
    <style:style style:name="T1463" style:parent-style-name="Policepardéfaut" style:family="text">
      <style:text-properties style:language-asian="fr" style:country-asian="FR"/>
    </style:style>
    <style:style style:name="T1464" style:parent-style-name="Policepardéfaut" style:family="text">
      <style:text-properties style:language-asian="fr" style:country-asian="FR"/>
    </style:style>
    <style:style style:name="T1465" style:parent-style-name="Policepardéfaut" style:family="text">
      <style:text-properties style:language-asian="fr" style:country-asian="FR"/>
    </style:style>
    <style:style style:name="T1466" style:parent-style-name="Policepardéfaut" style:family="text">
      <style:text-properties style:language-asian="fr" style:country-asian="FR"/>
    </style:style>
    <style:style style:name="T1467" style:parent-style-name="Policepardéfaut" style:family="text">
      <style:text-properties style:language-asian="fr" style:country-asian="FR"/>
    </style:style>
    <style:style style:name="T1468" style:parent-style-name="Policepardéfaut" style:family="text">
      <style:text-properties style:language-asian="fr" style:country-asian="FR"/>
    </style:style>
    <style:style style:name="T1469" style:parent-style-name="Policepardéfaut" style:family="text">
      <style:text-properties style:language-asian="fr" style:country-asian="FR"/>
    </style:style>
    <style:style style:name="T1470" style:parent-style-name="Policepardéfaut" style:family="text">
      <style:text-properties style:language-asian="fr" style:country-asian="FR"/>
    </style:style>
    <style:style style:name="T1471" style:parent-style-name="Policepardéfaut" style:family="text">
      <style:text-properties style:language-asian="fr" style:country-asian="FR"/>
    </style:style>
    <style:style style:name="T1472" style:parent-style-name="Policepardéfaut" style:family="text">
      <style:text-properties style:language-asian="fr" style:country-asian="FR"/>
    </style:style>
    <style:style style:name="T1473" style:parent-style-name="Policepardéfaut" style:family="text">
      <style:text-properties style:language-asian="fr" style:country-asian="FR"/>
    </style:style>
    <style:style style:name="T1474" style:parent-style-name="Policepardéfaut" style:family="text">
      <style:text-properties style:language-asian="fr" style:country-asian="FR"/>
    </style:style>
    <style:style style:name="T1475" style:parent-style-name="Policepardéfaut" style:family="text">
      <style:text-properties style:language-asian="fr" style:country-asian="FR"/>
    </style:style>
    <style:style style:name="T1476" style:parent-style-name="Policepardéfaut" style:family="text">
      <style:text-properties style:language-asian="fr" style:country-asian="FR"/>
    </style:style>
    <style:style style:name="T1477" style:parent-style-name="Policepardéfaut" style:family="text">
      <style:text-properties style:language-asian="fr" style:country-asian="FR"/>
    </style:style>
    <style:style style:name="T1478" style:parent-style-name="Policepardéfaut" style:family="text">
      <style:text-properties style:language-asian="fr" style:country-asian="FR"/>
    </style:style>
    <style:style style:name="T1479" style:parent-style-name="Policepardéfaut" style:family="text">
      <style:text-properties style:language-asian="fr" style:country-asian="FR"/>
    </style:style>
    <style:style style:name="T1480" style:parent-style-name="Policepardéfaut" style:family="text">
      <style:text-properties style:language-asian="fr" style:country-asian="FR"/>
    </style:style>
    <style:style style:name="T1481" style:parent-style-name="Policepardéfaut" style:family="text">
      <style:text-properties style:language-asian="fr" style:country-asian="FR"/>
    </style:style>
    <style:style style:name="T1482" style:parent-style-name="Policepardéfaut" style:family="text">
      <style:text-properties style:language-asian="fr" style:country-asian="FR"/>
    </style:style>
    <style:style style:name="P1483" style:parent-style-name="Corpsdetexte" style:family="paragraph">
      <style:text-properties style:language-asian="fr" style:country-asian="FR"/>
    </style:style>
    <style:style style:name="T1484" style:parent-style-name="Policepardéfaut" style:family="text">
      <style:text-properties fo:font-style="italic" style:font-style-asian="italic"/>
    </style:style>
    <style:style style:name="T1485" style:parent-style-name="Policepardéfaut" style:family="text">
      <style:text-properties style:language-asian="fr" style:country-asian="FR"/>
    </style:style>
    <style:style style:name="T1486" style:parent-style-name="Policepardéfaut" style:family="text">
      <style:text-properties style:language-asian="fr" style:country-asian="FR"/>
    </style:style>
    <style:style style:name="T1487" style:parent-style-name="Policepardéfaut" style:family="text">
      <style:text-properties style:language-asian="fr" style:country-asian="FR"/>
    </style:style>
    <style:style style:name="T1488" style:parent-style-name="Policepardéfaut" style:family="text">
      <style:text-properties style:language-asian="fr" style:country-asian="FR"/>
    </style:style>
    <style:style style:name="T1489" style:parent-style-name="Policepardéfaut" style:family="text">
      <style:text-properties style:language-asian="fr" style:country-asian="FR"/>
    </style:style>
    <style:style style:name="T1490" style:parent-style-name="Policepardéfaut" style:family="text">
      <style:text-properties style:language-asian="fr" style:country-asian="FR"/>
    </style:style>
    <style:style style:name="T1491" style:parent-style-name="Policepardéfaut" style:family="text">
      <style:text-properties style:language-asian="fr" style:country-asian="FR"/>
    </style:style>
    <style:style style:name="T1492" style:parent-style-name="Policepardéfaut" style:family="text">
      <style:text-properties style:language-asian="fr" style:country-asian="FR"/>
    </style:style>
    <style:style style:name="T1493" style:parent-style-name="Policepardéfaut" style:family="text">
      <style:text-properties style:language-asian="fr" style:country-asian="FR"/>
    </style:style>
    <style:style style:name="T1494" style:parent-style-name="Policepardéfaut" style:family="text">
      <style:text-properties style:language-asian="fr" style:country-asian="FR"/>
    </style:style>
    <style:style style:name="T1495" style:parent-style-name="Policepardéfaut" style:family="text">
      <style:text-properties style:language-asian="fr" style:country-asian="FR"/>
    </style:style>
    <style:style style:name="T1496" style:parent-style-name="Policepardéfaut" style:family="text">
      <style:text-properties style:language-asian="fr" style:country-asian="FR"/>
    </style:style>
    <style:style style:name="T1497" style:parent-style-name="Policepardéfaut" style:family="text">
      <style:text-properties style:language-asian="fr" style:country-asian="FR"/>
    </style:style>
    <style:style style:name="T1498" style:parent-style-name="Policepardéfaut" style:family="text">
      <style:text-properties style:language-asian="fr" style:country-asian="FR"/>
    </style:style>
    <style:style style:name="T1499" style:parent-style-name="Policepardéfaut" style:family="text">
      <style:text-properties style:language-asian="fr" style:country-asian="FR"/>
    </style:style>
    <style:style style:name="T1500" style:parent-style-name="Policepardéfaut" style:family="text">
      <style:text-properties style:language-asian="fr" style:country-asian="FR"/>
    </style:style>
    <style:style style:name="T1501" style:parent-style-name="Policepardéfaut" style:family="text">
      <style:text-properties style:language-asian="fr" style:country-asian="FR"/>
    </style:style>
    <style:style style:name="T1502" style:parent-style-name="Policepardéfaut" style:family="text">
      <style:text-properties style:language-asian="fr" style:country-asian="FR"/>
    </style:style>
    <style:style style:name="T1503" style:parent-style-name="Policepardéfaut" style:family="text">
      <style:text-properties style:language-asian="fr" style:country-asian="FR"/>
    </style:style>
    <style:style style:name="P1504" style:parent-style-name="Corpsdetexte" style:family="paragraph">
      <style:text-properties style:language-asian="fr" style:country-asian="FR"/>
    </style:style>
    <style:style style:name="P1505" style:parent-style-name="Corpsdetexte" style:family="paragraph">
      <style:text-properties style:language-asian="fr" style:country-asian="FR"/>
    </style:style>
    <style:style style:name="T1506" style:parent-style-name="Policepardéfaut" style:family="text">
      <style:text-properties style:language-asian="fr" style:country-asian="FR"/>
    </style:style>
    <style:style style:name="T1507" style:parent-style-name="Policepardéfaut" style:family="text">
      <style:text-properties style:language-asian="fr" style:country-asian="FR"/>
    </style:style>
    <style:style style:name="T1508" style:parent-style-name="Policepardéfaut" style:family="text">
      <style:text-properties style:language-asian="fr" style:country-asian="FR"/>
    </style:style>
    <style:style style:name="T1509" style:parent-style-name="Policepardéfaut" style:family="text">
      <style:text-properties style:language-asian="fr" style:country-asian="FR"/>
    </style:style>
    <style:style style:name="T1510" style:parent-style-name="Policepardéfaut" style:family="text">
      <style:text-properties style:language-asian="fr" style:country-asian="FR"/>
    </style:style>
    <style:style style:name="T1511" style:parent-style-name="Policepardéfaut" style:family="text">
      <style:text-properties style:language-asian="fr" style:country-asian="FR"/>
    </style:style>
    <style:style style:name="T1512" style:parent-style-name="Policepardéfaut" style:family="text">
      <style:text-properties style:language-asian="fr" style:country-asian="FR"/>
    </style:style>
    <style:style style:name="T1513" style:parent-style-name="Policepardéfaut" style:family="text">
      <style:text-properties style:language-asian="fr" style:country-asian="FR"/>
    </style:style>
    <style:style style:name="T1514" style:parent-style-name="Policepardéfaut" style:family="text">
      <style:text-properties style:language-asian="fr" style:country-asian="FR"/>
    </style:style>
    <style:style style:name="T1515" style:parent-style-name="Policepardéfaut" style:family="text">
      <style:text-properties style:language-asian="fr" style:country-asian="FR"/>
    </style:style>
    <style:style style:name="T1516" style:parent-style-name="Policepardéfaut" style:family="text">
      <style:text-properties style:language-asian="fr" style:country-asian="FR"/>
    </style:style>
    <style:style style:name="T1517" style:parent-style-name="Policepardéfaut" style:family="text">
      <style:text-properties style:language-asian="fr" style:country-asian="FR"/>
    </style:style>
    <style:style style:name="T1518" style:parent-style-name="Policepardéfaut" style:family="text">
      <style:text-properties style:language-asian="fr" style:country-asian="FR"/>
    </style:style>
    <style:style style:name="T1519" style:parent-style-name="Policepardéfaut" style:family="text">
      <style:text-properties style:language-asian="fr" style:country-asian="FR"/>
    </style:style>
    <style:style style:name="T1520" style:parent-style-name="Policepardéfaut" style:family="text">
      <style:text-properties fo:font-style="italic" style:font-style-asian="italic" style:language-asian="fr" style:country-asian="FR"/>
    </style:style>
    <style:style style:name="T1521" style:parent-style-name="Policepardéfaut" style:family="text">
      <style:text-properties style:language-asian="fr" style:country-asian="FR"/>
    </style:style>
    <style:style style:name="T1522" style:parent-style-name="Policepardéfaut" style:family="text">
      <style:text-properties style:language-asian="fr" style:country-asian="FR"/>
    </style:style>
    <style:style style:name="P1523" style:parent-style-name="Corpsdetexte" style:family="paragraph">
      <style:text-properties style:language-asian="fr" style:country-asian="FR"/>
    </style:style>
    <style:style style:name="T1524" style:parent-style-name="Policepardéfaut" style:family="text">
      <style:text-properties style:language-asian="fr" style:country-asian="FR"/>
    </style:style>
    <style:style style:name="T1525" style:parent-style-name="Policepardéfaut" style:family="text">
      <style:text-properties style:language-asian="fr" style:country-asian="FR"/>
    </style:style>
    <style:style style:name="T1526" style:parent-style-name="Policepardéfaut" style:family="text">
      <style:text-properties style:language-asian="fr" style:country-asian="FR"/>
    </style:style>
    <style:style style:name="T1527" style:parent-style-name="Policepardéfaut" style:family="text">
      <style:text-properties style:language-asian="fr" style:country-asian="FR"/>
    </style:style>
    <style:style style:name="T1528" style:parent-style-name="Policepardéfaut" style:family="text">
      <style:text-properties style:language-asian="fr" style:country-asian="FR"/>
    </style:style>
    <style:style style:name="T1529" style:parent-style-name="Policepardéfaut" style:family="text">
      <style:text-properties style:language-asian="fr" style:country-asian="FR"/>
    </style:style>
    <style:style style:name="T1530" style:parent-style-name="Policepardéfaut" style:family="text">
      <style:text-properties style:language-asian="fr" style:country-asian="FR"/>
    </style:style>
    <style:style style:name="T1531" style:parent-style-name="Policepardéfaut" style:family="text">
      <style:text-properties style:language-asian="fr" style:country-asian="FR"/>
    </style:style>
    <style:style style:name="T1532" style:parent-style-name="Policepardéfaut" style:family="text">
      <style:text-properties style:language-asian="fr" style:country-asian="FR"/>
    </style:style>
    <style:style style:name="T1533" style:parent-style-name="Policepardéfaut" style:family="text">
      <style:text-properties style:language-asian="fr" style:country-asian="FR"/>
    </style:style>
    <style:style style:name="T1534" style:parent-style-name="Policepardéfaut" style:family="text">
      <style:text-properties style:language-asian="fr" style:country-asian="FR"/>
    </style:style>
    <style:style style:name="T1535" style:parent-style-name="Policepardéfaut" style:family="text">
      <style:text-properties style:language-asian="fr" style:country-asian="FR"/>
    </style:style>
    <style:style style:name="T1536" style:parent-style-name="Policepardéfaut" style:family="text">
      <style:text-properties style:language-asian="fr" style:country-asian="FR"/>
    </style:style>
    <style:style style:name="T1537" style:parent-style-name="Policepardéfaut" style:family="text">
      <style:text-properties style:language-asian="fr" style:country-asian="FR"/>
    </style:style>
    <style:style style:name="T1538" style:parent-style-name="Policepardéfaut" style:family="text">
      <style:text-properties style:language-asian="fr" style:country-asian="FR"/>
    </style:style>
    <style:style style:name="T1539" style:parent-style-name="Policepardéfaut" style:family="text">
      <style:text-properties style:language-asian="fr" style:country-asian="FR"/>
    </style:style>
    <style:style style:name="T1540" style:parent-style-name="Policepardéfaut" style:family="text">
      <style:text-properties style:language-asian="fr" style:country-asian="FR"/>
    </style:style>
    <style:style style:name="T1541" style:parent-style-name="Policepardéfaut" style:family="text">
      <style:text-properties style:language-asian="fr" style:country-asian="FR"/>
    </style:style>
    <style:style style:name="T1542" style:parent-style-name="Policepardéfaut" style:family="text">
      <style:text-properties style:language-asian="fr" style:country-asian="FR"/>
    </style:style>
    <style:style style:name="T1543" style:parent-style-name="Policepardéfaut" style:family="text">
      <style:text-properties style:language-asian="fr" style:country-asian="FR"/>
    </style:style>
    <style:style style:name="T1544" style:parent-style-name="Policepardéfaut" style:family="text">
      <style:text-properties style:language-asian="fr" style:country-asian="FR"/>
    </style:style>
    <style:style style:name="T1545" style:parent-style-name="Policepardéfaut" style:family="text">
      <style:text-properties style:language-asian="fr" style:country-asian="FR"/>
    </style:style>
    <style:style style:name="T1546" style:parent-style-name="Policepardéfaut" style:family="text">
      <style:text-properties style:language-asian="fr" style:country-asian="FR"/>
    </style:style>
    <style:style style:name="T1547" style:parent-style-name="Policepardéfaut" style:family="text">
      <style:text-properties style:language-asian="fr" style:country-asian="FR"/>
    </style:style>
    <style:style style:name="T1548" style:parent-style-name="Policepardéfaut" style:family="text">
      <style:text-properties style:language-asian="fr" style:country-asian="FR"/>
    </style:style>
    <style:style style:name="T1549" style:parent-style-name="Policepardéfaut" style:family="text">
      <style:text-properties style:language-asian="fr" style:country-asian="FR"/>
    </style:style>
    <style:style style:name="T1550" style:parent-style-name="Policepardéfaut" style:family="text">
      <style:text-properties style:language-asian="fr" style:country-asian="FR"/>
    </style:style>
    <style:style style:name="T1551" style:parent-style-name="Policepardéfaut" style:family="text">
      <style:text-properties style:language-asian="fr" style:country-asian="FR"/>
    </style:style>
    <style:style style:name="T1552" style:parent-style-name="Policepardéfaut" style:family="text">
      <style:text-properties style:language-asian="fr" style:country-asian="FR"/>
    </style:style>
    <style:style style:name="T1553" style:parent-style-name="Policepardéfaut" style:family="text">
      <style:text-properties style:language-asian="fr" style:country-asian="FR"/>
    </style:style>
    <style:style style:name="T1554" style:parent-style-name="Policepardéfaut" style:family="text">
      <style:text-properties style:language-asian="fr" style:country-asian="FR"/>
    </style:style>
    <style:style style:name="T1555" style:parent-style-name="Policepardéfaut" style:family="text">
      <style:text-properties style:language-asian="fr" style:country-asian="FR"/>
    </style:style>
    <style:style style:name="T1556" style:parent-style-name="Policepardéfaut" style:family="text">
      <style:text-properties style:language-asian="fr" style:country-asian="FR"/>
    </style:style>
    <style:style style:name="T1557" style:parent-style-name="Policepardéfaut" style:family="text">
      <style:text-properties style:language-asian="fr" style:country-asian="FR"/>
    </style:style>
    <style:style style:name="T1558" style:parent-style-name="Policepardéfaut" style:family="text">
      <style:text-properties style:language-asian="fr" style:country-asian="FR"/>
    </style:style>
    <style:style style:name="T1559" style:parent-style-name="Policepardéfaut" style:family="text">
      <style:text-properties style:language-asian="fr" style:country-asian="FR"/>
    </style:style>
    <style:style style:name="T1560" style:parent-style-name="Policepardéfaut" style:family="text">
      <style:text-properties style:language-asian="fr" style:country-asian="FR"/>
    </style:style>
    <style:style style:name="T1561" style:parent-style-name="Policepardéfaut" style:family="text">
      <style:text-properties style:language-asian="fr" style:country-asian="FR"/>
    </style:style>
    <style:style style:name="P1562" style:parent-style-name="Corpsdetexte" style:family="paragraph">
      <style:text-properties style:language-asian="fr" style:country-asian="FR"/>
    </style:style>
    <style:style style:name="T1563" style:parent-style-name="Policepardéfaut" style:family="text">
      <style:text-properties style:language-asian="fr" style:country-asian="FR"/>
    </style:style>
    <style:style style:name="P1564" style:parent-style-name="Corpsdetexte" style:family="paragraph">
      <style:text-properties style:language-asian="fr" style:country-asian="FR"/>
    </style:style>
    <style:style style:name="P1565" style:parent-style-name="Corpsdetexte" style:family="paragraph">
      <style:text-properties style:language-asian="fr" style:country-asian="FR"/>
    </style:style>
    <style:style style:name="T1566" style:parent-style-name="Policepardéfaut" style:family="text">
      <style:text-properties style:language-asian="fr" style:country-asian="FR"/>
    </style:style>
    <style:style style:name="T1567" style:parent-style-name="Policepardéfaut" style:family="text">
      <style:text-properties style:language-asian="fr" style:country-asian="FR"/>
    </style:style>
    <style:style style:name="T1568" style:parent-style-name="Policepardéfaut" style:family="text">
      <style:text-properties style:language-asian="fr" style:country-asian="FR"/>
    </style:style>
    <style:style style:name="T1569" style:parent-style-name="Policepardéfaut" style:family="text">
      <style:text-properties style:language-asian="fr" style:country-asian="FR"/>
    </style:style>
    <style:style style:name="T1570" style:parent-style-name="Policepardéfaut" style:family="text">
      <style:text-properties style:language-asian="fr" style:country-asian="FR"/>
    </style:style>
    <style:style style:name="T1571" style:parent-style-name="Policepardéfaut" style:family="text">
      <style:text-properties style:language-asian="fr" style:country-asian="FR"/>
    </style:style>
    <style:style style:name="T1572" style:parent-style-name="Policepardéfaut" style:family="text">
      <style:text-properties style:language-asian="fr" style:country-asian="FR"/>
    </style:style>
    <style:style style:name="T1573" style:parent-style-name="Policepardéfaut" style:family="text">
      <style:text-properties style:language-asian="fr" style:country-asian="FR"/>
    </style:style>
    <style:style style:name="T1574" style:parent-style-name="Policepardéfaut" style:family="text">
      <style:text-properties style:language-asian="fr" style:country-asian="FR"/>
    </style:style>
    <style:style style:name="T1575" style:parent-style-name="Policepardéfaut" style:family="text">
      <style:text-properties style:language-asian="fr" style:country-asian="FR"/>
    </style:style>
    <style:style style:name="T1576" style:parent-style-name="Policepardéfaut" style:family="text">
      <style:text-properties style:language-asian="fr" style:country-asian="FR"/>
    </style:style>
    <style:style style:name="T1577" style:parent-style-name="Policepardéfaut" style:family="text">
      <style:text-properties style:language-asian="fr" style:country-asian="FR"/>
    </style:style>
    <style:style style:name="T1578" style:parent-style-name="Policepardéfaut" style:family="text">
      <style:text-properties style:language-asian="fr" style:country-asian="FR"/>
    </style:style>
    <style:style style:name="T1579" style:parent-style-name="Policepardéfaut" style:family="text">
      <style:text-properties style:language-asian="fr" style:country-asian="FR"/>
    </style:style>
    <style:style style:name="T1580" style:parent-style-name="Appelnotedebasdep." style:family="text">
      <style:text-properties style:language-asian="fr" style:country-asian="FR"/>
    </style:style>
    <style:style style:name="T1581" style:parent-style-name="Policepardéfaut" style:family="text">
      <style:text-properties style:language-asian="fr" style:country-asian="FR"/>
    </style:style>
    <style:style style:name="T1582" style:parent-style-name="Policepardéfaut" style:family="text">
      <style:text-properties fo:font-style="italic" style:font-style-asian="italic" style:language-asian="fr" style:country-asian="FR"/>
    </style:style>
    <style:style style:name="T1583" style:parent-style-name="Policepardéfaut" style:family="text">
      <style:text-properties style:language-asian="fr" style:country-asian="FR"/>
    </style:style>
    <style:style style:name="T1584" style:parent-style-name="Policepardéfaut" style:family="text">
      <style:text-properties style:language-asian="fr" style:country-asian="FR"/>
    </style:style>
    <style:style style:name="T1585" style:parent-style-name="Policepardéfaut" style:family="text">
      <style:text-properties style:language-asian="fr" style:country-asian="FR"/>
    </style:style>
    <style:style style:name="T1586" style:parent-style-name="Policepardéfaut" style:family="text">
      <style:text-properties style:language-asian="fr" style:country-asian="FR"/>
    </style:style>
    <style:style style:name="T1587" style:parent-style-name="Policepardéfaut" style:family="text">
      <style:text-properties style:language-asian="fr" style:country-asian="FR"/>
    </style:style>
    <style:style style:name="T1588" style:parent-style-name="Policepardéfaut" style:family="text">
      <style:text-properties fo:font-style="italic" style:font-style-asian="italic"/>
    </style:style>
    <style:style style:name="T1589" style:parent-style-name="Policepardéfaut" style:family="text">
      <style:text-properties fo:font-style="italic" style:font-style-asian="italic"/>
    </style:style>
    <style:style style:name="P1590" style:parent-style-name="quote.l" style:family="paragraph">
      <style:text-properties fo:font-style="italic" style:font-style-asian="italic"/>
    </style:style>
    <style:style style:name="T1591" style:parent-style-name="Policepardéfaut" style:family="text">
      <style:text-properties fo:font-style="italic" style:font-style-asian="italic"/>
    </style:style>
    <style:style style:name="T1592" style:parent-style-name="Policepardéfaut" style:family="text">
      <style:text-properties fo:font-style="italic" style:font-style-asian="italic"/>
    </style:style>
    <style:style style:name="T1593" style:parent-style-name="Policepardéfaut" style:family="text">
      <style:text-properties fo:font-style="italic" style:font-style-asian="italic"/>
    </style:style>
    <style:style style:name="P1594" style:parent-style-name="quote.l" style:family="paragraph">
      <style:text-properties fo:font-style="italic" style:font-style-asian="italic"/>
    </style:style>
    <style:style style:name="T1595" style:parent-style-name="Policepardéfaut" style:family="text">
      <style:text-properties fo:font-style="italic" style:font-style-asian="italic"/>
    </style:style>
    <style:style style:name="T1596" style:parent-style-name="Policepardéfaut" style:family="text">
      <style:text-properties fo:font-style="italic" style:font-style-asian="italic"/>
    </style:style>
    <style:style style:name="P1597" style:parent-style-name="quote.l" style:family="paragraph">
      <style:text-properties fo:font-style="italic" style:font-style-asian="italic"/>
    </style:style>
    <style:style style:name="T1598" style:parent-style-name="Policepardéfaut" style:family="text">
      <style:text-properties fo:font-style="italic" style:font-style-asian="italic"/>
    </style:style>
    <style:style style:name="T1599" style:parent-style-name="Policepardéfaut" style:family="text">
      <style:text-properties fo:font-style="italic" style:font-style-asian="italic"/>
    </style:style>
    <style:style style:name="P1600" style:parent-style-name="Corpsdetexte" style:family="paragraph">
      <style:text-properties style:language-asian="fr" style:country-asian="FR"/>
    </style:style>
    <style:style style:name="P1601" style:parent-style-name="Corpsdetexte" style:family="paragraph">
      <style:text-properties style:language-asian="fr" style:country-asian="FR"/>
    </style:style>
    <style:style style:name="T1602" style:parent-style-name="Policepardéfaut" style:family="text">
      <style:text-properties fo:font-style="italic" style:font-style-asian="italic"/>
    </style:style>
    <style:style style:name="T1603" style:parent-style-name="Policepardéfaut" style:family="text">
      <style:text-properties fo:font-style="italic" style:font-style-asian="italic"/>
    </style:style>
    <style:style style:name="P1604" style:parent-style-name="Corpsdetexte" style:family="paragraph">
      <style:text-properties style:language-asian="fr" style:country-asian="FR"/>
    </style:style>
    <style:style style:name="T1605" style:parent-style-name="Policepardéfaut" style:family="text">
      <style:text-properties style:language-asian="fr" style:country-asian="FR"/>
    </style:style>
    <style:style style:name="T1606" style:parent-style-name="Policepardéfaut" style:family="text">
      <style:text-properties style:language-asian="fr" style:country-asian="FR"/>
    </style:style>
    <style:style style:name="T1607" style:parent-style-name="Policepardéfaut" style:family="text">
      <style:text-properties style:language-asian="fr" style:country-asian="FR"/>
    </style:style>
    <style:style style:name="T1608" style:parent-style-name="Policepardéfaut" style:family="text">
      <style:text-properties style:language-asian="fr" style:country-asian="FR"/>
    </style:style>
    <style:style style:name="T1609" style:parent-style-name="Policepardéfaut" style:family="text">
      <style:text-properties style:language-asian="fr" style:country-asian="FR"/>
    </style:style>
    <style:style style:name="T1610" style:parent-style-name="Policepardéfaut" style:family="text">
      <style:text-properties style:language-asian="fr" style:country-asian="FR"/>
    </style:style>
    <style:style style:name="T1611" style:parent-style-name="Policepardéfaut" style:family="text">
      <style:text-properties style:language-asian="fr" style:country-asian="FR"/>
    </style:style>
    <style:style style:name="T1612" style:parent-style-name="Policepardéfaut" style:family="text">
      <style:text-properties style:language-asian="fr" style:country-asian="FR"/>
    </style:style>
    <style:style style:name="T1613" style:parent-style-name="Policepardéfaut" style:family="text">
      <style:text-properties style:language-asian="fr" style:country-asian="FR"/>
    </style:style>
    <style:style style:name="T1614" style:parent-style-name="Policepardéfaut" style:family="text">
      <style:text-properties style:language-asian="fr" style:country-asian="FR"/>
    </style:style>
    <style:style style:name="T1615" style:parent-style-name="Policepardéfaut" style:family="text">
      <style:text-properties style:language-asian="fr" style:country-asian="FR"/>
    </style:style>
    <style:style style:name="T1616" style:parent-style-name="Policepardéfaut" style:family="text">
      <style:text-properties style:language-asian="fr" style:country-asian="FR"/>
    </style:style>
    <style:style style:name="T1617" style:parent-style-name="Policepardéfaut" style:family="text">
      <style:text-properties style:language-asian="fr" style:country-asian="FR"/>
    </style:style>
    <style:style style:name="T1618" style:parent-style-name="Appelnotedebasdep." style:family="text">
      <style:text-properties style:language-asian="fr" style:country-asian="FR"/>
    </style:style>
    <style:style style:name="T1619" style:parent-style-name="Policepardéfaut" style:family="text">
      <style:text-properties style:language-asian="fr" style:country-asian="FR"/>
    </style:style>
    <style:style style:name="T1620" style:parent-style-name="Policepardéfaut" style:family="text">
      <style:text-properties style:language-asian="fr" style:country-asian="FR"/>
    </style:style>
    <style:style style:name="T1621" style:parent-style-name="Policepardéfaut" style:family="text">
      <style:text-properties style:language-asian="fr" style:country-asian="FR"/>
    </style:style>
    <style:style style:name="T1622" style:parent-style-name="Policepardéfaut" style:family="text">
      <style:text-properties style:language-asian="fr" style:country-asian="FR"/>
    </style:style>
    <style:style style:name="T1623" style:parent-style-name="Policepardéfaut" style:family="text">
      <style:text-properties style:language-asian="fr" style:country-asian="FR"/>
    </style:style>
    <style:style style:name="T1624" style:parent-style-name="Policepardéfaut" style:family="text">
      <style:text-properties style:language-asian="fr" style:country-asian="FR"/>
    </style:style>
    <style:style style:name="T1625" style:parent-style-name="Policepardéfaut" style:family="text">
      <style:text-properties style:language-asian="fr" style:country-asian="FR"/>
    </style:style>
    <style:style style:name="T1626" style:parent-style-name="Policepardéfaut" style:family="text">
      <style:text-properties style:language-asian="fr" style:country-asian="FR"/>
    </style:style>
    <style:style style:name="T1627" style:parent-style-name="Policepardéfaut" style:family="text">
      <style:text-properties style:language-asian="fr" style:country-asian="FR"/>
    </style:style>
    <style:style style:name="T1628" style:parent-style-name="Policepardéfaut" style:family="text">
      <style:text-properties style:language-asian="fr" style:country-asian="FR"/>
    </style:style>
    <style:style style:name="T1629" style:parent-style-name="Policepardéfaut" style:family="text">
      <style:text-properties style:language-asian="fr" style:country-asian="FR"/>
    </style:style>
    <style:style style:name="T1630" style:parent-style-name="Policepardéfaut" style:family="text">
      <style:text-properties style:language-asian="fr" style:country-asian="FR"/>
    </style:style>
    <style:style style:name="T1631" style:parent-style-name="Policepardéfaut" style:family="text">
      <style:text-properties style:language-asian="fr" style:country-asian="FR"/>
    </style:style>
    <style:style style:name="T1632" style:parent-style-name="Policepardéfaut" style:family="text">
      <style:text-properties style:language-asian="fr" style:country-asian="FR"/>
    </style:style>
    <style:style style:name="T1633" style:parent-style-name="Policepardéfaut" style:family="text">
      <style:text-properties style:language-asian="fr" style:country-asian="FR"/>
    </style:style>
    <style:style style:name="T1634" style:parent-style-name="Policepardéfaut" style:family="text">
      <style:text-properties style:language-asian="fr" style:country-asian="FR"/>
    </style:style>
    <style:style style:name="T1635" style:parent-style-name="Policepardéfaut" style:family="text">
      <style:text-properties style:language-asian="fr" style:country-asian="FR"/>
    </style:style>
    <style:style style:name="T1636" style:parent-style-name="Policepardéfaut" style:family="text">
      <style:text-properties style:language-asian="fr" style:country-asian="FR"/>
    </style:style>
    <style:style style:name="T1637" style:parent-style-name="Appelnotedebasdep." style:family="text">
      <style:text-properties fo:color="#0070C0" style:language-asian="fr" style:country-asian="FR"/>
    </style:style>
    <style:style style:name="T1638" style:parent-style-name="Policepardéfaut" style:family="text">
      <style:text-properties style:language-asian="fr" style:country-asian="FR"/>
    </style:style>
    <style:style style:name="T1639" style:parent-style-name="Policepardéfaut" style:family="text">
      <style:text-properties style:language-asian="fr" style:country-asian="FR"/>
    </style:style>
    <style:style style:name="T1640" style:parent-style-name="Policepardéfaut" style:family="text">
      <style:text-properties style:language-asian="fr" style:country-asian="FR"/>
    </style:style>
    <style:style style:name="T1641" style:parent-style-name="Policepardéfaut" style:family="text">
      <style:text-properties style:language-asian="fr" style:country-asian="FR"/>
    </style:style>
    <style:style style:name="T1642" style:parent-style-name="Policepardéfaut" style:family="text">
      <style:text-properties style:language-asian="fr" style:country-asian="FR"/>
    </style:style>
    <style:style style:name="T1643" style:parent-style-name="Policepardéfaut" style:family="text">
      <style:text-properties style:language-asian="fr" style:country-asian="FR"/>
    </style:style>
    <style:style style:name="T1644" style:parent-style-name="Policepardéfaut" style:family="text">
      <style:text-properties style:language-asian="fr" style:country-asian="FR"/>
    </style:style>
    <style:style style:name="T1645" style:parent-style-name="Policepardéfaut" style:family="text">
      <style:text-properties style:language-asian="fr" style:country-asian="FR"/>
    </style:style>
    <style:style style:name="T1646" style:parent-style-name="Policepardéfaut" style:family="text">
      <style:text-properties style:language-asian="fr" style:country-asian="FR"/>
    </style:style>
    <style:style style:name="P1647" style:parent-style-name="Corpsdetexte" style:family="paragraph">
      <style:text-properties style:language-asian="fr" style:country-asian="FR"/>
    </style:style>
    <style:style style:name="T1648" style:parent-style-name="Policepardéfaut" style:family="text">
      <style:text-properties style:language-asian="fr" style:country-asian="FR"/>
    </style:style>
    <style:style style:name="T1649" style:parent-style-name="Policepardéfaut" style:family="text">
      <style:text-properties style:language-asian="fr" style:country-asian="FR"/>
    </style:style>
    <style:style style:name="T1650" style:parent-style-name="Policepardéfaut" style:family="text">
      <style:text-properties style:language-asian="fr" style:country-asian="FR"/>
    </style:style>
    <style:style style:name="T1651" style:parent-style-name="Policepardéfaut" style:family="text">
      <style:text-properties style:language-asian="fr" style:country-asian="FR"/>
    </style:style>
    <style:style style:name="T1652" style:parent-style-name="Policepardéfaut" style:family="text">
      <style:text-properties style:language-asian="fr" style:country-asian="FR"/>
    </style:style>
    <style:style style:name="T1653" style:parent-style-name="Policepardéfaut" style:family="text">
      <style:text-properties style:language-asian="fr" style:country-asian="FR"/>
    </style:style>
    <style:style style:name="T1654" style:parent-style-name="Policepardéfaut" style:family="text">
      <style:text-properties style:language-asian="fr" style:country-asian="FR"/>
    </style:style>
    <style:style style:name="T1655" style:parent-style-name="Policepardéfaut" style:family="text">
      <style:text-properties style:language-asian="fr" style:country-asian="FR"/>
    </style:style>
    <style:style style:name="T1656" style:parent-style-name="Policepardéfaut" style:family="text">
      <style:text-properties style:language-asian="fr" style:country-asian="FR"/>
    </style:style>
    <style:style style:name="T1657" style:parent-style-name="Policepardéfaut" style:family="text">
      <style:text-properties style:language-asian="fr" style:country-asian="FR"/>
    </style:style>
    <style:style style:name="T1658" style:parent-style-name="Policepardéfaut" style:family="text">
      <style:text-properties style:language-asian="fr" style:country-asian="FR"/>
    </style:style>
    <style:style style:name="T1659" style:parent-style-name="Policepardéfaut" style:family="text">
      <style:text-properties style:language-asian="fr" style:country-asian="FR"/>
    </style:style>
    <style:style style:name="T1660" style:parent-style-name="Policepardéfaut" style:family="text">
      <style:text-properties style:language-asian="fr" style:country-asian="FR"/>
    </style:style>
    <style:style style:name="T1661" style:parent-style-name="Policepardéfaut" style:family="text">
      <style:text-properties style:language-asian="fr" style:country-asian="FR"/>
    </style:style>
    <style:style style:name="T1662" style:parent-style-name="Policepardéfaut" style:family="text">
      <style:text-properties style:language-asian="fr" style:country-asian="FR"/>
    </style:style>
    <style:style style:name="T1663" style:parent-style-name="Policepardéfaut" style:family="text">
      <style:text-properties style:language-asian="fr" style:country-asian="FR"/>
    </style:style>
    <style:style style:name="T1664" style:parent-style-name="Appelnotedebasdep." style:family="text">
      <style:text-properties style:language-asian="fr" style:country-asian="FR"/>
    </style:style>
    <style:style style:name="T1665" style:parent-style-name="Policepardéfaut" style:family="text">
      <style:text-properties style:language-asian="fr" style:country-asian="FR"/>
    </style:style>
    <style:style style:name="T1666" style:parent-style-name="Policepardéfaut" style:family="text">
      <style:text-properties style:language-asian="fr" style:country-asian="FR"/>
    </style:style>
    <style:style style:name="T1667" style:parent-style-name="Policepardéfaut" style:family="text">
      <style:text-properties style:language-asian="fr" style:country-asian="FR"/>
    </style:style>
    <style:style style:name="T1668" style:parent-style-name="Policepardéfaut" style:family="text">
      <style:text-properties style:language-asian="fr" style:country-asian="FR"/>
    </style:style>
    <style:style style:name="T1669" style:parent-style-name="Policepardéfaut" style:family="text">
      <style:text-properties style:language-asian="fr" style:country-asian="FR"/>
    </style:style>
    <style:style style:name="T1670" style:parent-style-name="Policepardéfaut" style:family="text">
      <style:text-properties style:language-asian="fr" style:country-asian="FR"/>
    </style:style>
    <style:style style:name="T1671" style:parent-style-name="Policepardéfaut" style:family="text">
      <style:text-properties style:language-asian="fr" style:country-asian="FR"/>
    </style:style>
    <style:style style:name="T1672" style:parent-style-name="Policepardéfaut" style:family="text">
      <style:text-properties style:language-asian="fr" style:country-asian="FR"/>
    </style:style>
    <style:style style:name="T1673" style:parent-style-name="Policepardéfaut" style:family="text">
      <style:text-properties style:language-asian="fr" style:country-asian="FR"/>
    </style:style>
    <style:style style:name="T1674" style:parent-style-name="Policepardéfaut" style:family="text">
      <style:text-properties style:language-asian="fr" style:country-asian="FR"/>
    </style:style>
    <style:style style:name="T1675" style:parent-style-name="Policepardéfaut" style:family="text">
      <style:text-properties style:language-asian="fr" style:country-asian="FR"/>
    </style:style>
    <style:style style:name="T1676" style:parent-style-name="Policepardéfaut" style:family="text">
      <style:text-properties style:language-asian="fr" style:country-asian="FR"/>
    </style:style>
    <style:style style:name="T1677" style:parent-style-name="Policepardéfaut" style:family="text">
      <style:text-properties style:language-asian="fr" style:country-asian="FR"/>
    </style:style>
    <style:style style:name="T1678" style:parent-style-name="Policepardéfaut" style:family="text">
      <style:text-properties style:language-asian="fr" style:country-asian="FR"/>
    </style:style>
    <style:style style:name="T1679" style:parent-style-name="Policepardéfaut" style:family="text">
      <style:text-properties style:language-asian="fr" style:country-asian="FR"/>
    </style:style>
    <style:style style:name="T1680" style:parent-style-name="Policepardéfaut" style:family="text">
      <style:text-properties style:language-asian="fr" style:country-asian="FR"/>
    </style:style>
    <style:style style:name="T1681" style:parent-style-name="Policepardéfaut" style:family="text">
      <style:text-properties style:language-asian="fr" style:country-asian="FR"/>
    </style:style>
    <style:style style:name="T1682" style:parent-style-name="Policepardéfaut" style:family="text">
      <style:text-properties style:language-asian="fr" style:country-asian="FR"/>
    </style:style>
    <style:style style:name="T1683" style:parent-style-name="Policepardéfaut" style:family="text">
      <style:text-properties style:language-asian="fr" style:country-asian="FR"/>
    </style:style>
    <style:style style:name="T1684" style:parent-style-name="quote.c" style:family="text">
      <style:text-properties fo:font-variant="small-caps"/>
    </style:style>
    <style:style style:name="T1685" style:parent-style-name="quote.c" style:family="text">
      <style:text-properties style:text-position="super 66.6%"/>
    </style:style>
    <style:style style:name="T1686" style:parent-style-name="quote.c" style:family="text">
      <style:text-properties fo:font-variant="small-caps"/>
    </style:style>
    <style:style style:name="T1687" style:parent-style-name="quote.c" style:family="text">
      <style:text-properties style:text-position="super 66.6%"/>
    </style:style>
    <style:style style:name="T1688" style:parent-style-name="Appelnotedebasdep." style:family="text">
      <style:text-properties fo:color="#0070C0" style:language-asian="fr" style:country-asian="FR"/>
    </style:style>
    <style:style style:name="T1689" style:parent-style-name="Policepardéfaut" style:family="text">
      <style:text-properties style:language-asian="fr" style:country-asian="FR"/>
    </style:style>
    <style:style style:name="T1690" style:parent-style-name="Policepardéfaut" style:family="text">
      <style:text-properties style:language-asian="fr" style:country-asian="FR"/>
    </style:style>
    <style:style style:name="T1691" style:parent-style-name="Policepardéfaut" style:family="text">
      <style:text-properties style:language-asian="fr" style:country-asian="FR"/>
    </style:style>
    <style:style style:name="T1692" style:parent-style-name="Policepardéfaut" style:family="text">
      <style:text-properties style:language-asian="fr" style:country-asian="FR"/>
    </style:style>
    <style:style style:name="T1693" style:parent-style-name="Policepardéfaut" style:family="text">
      <style:text-properties style:language-asian="fr" style:country-asian="FR"/>
    </style:style>
    <style:style style:name="T1694" style:parent-style-name="Policepardéfaut" style:family="text">
      <style:text-properties style:language-asian="fr" style:country-asian="FR"/>
    </style:style>
    <style:style style:name="T1695" style:parent-style-name="Policepardéfaut" style:family="text">
      <style:text-properties style:language-asian="fr" style:country-asian="FR"/>
    </style:style>
    <style:style style:name="T1696" style:parent-style-name="Policepardéfaut" style:family="text">
      <style:text-properties style:language-asian="fr" style:country-asian="FR"/>
    </style:style>
    <style:style style:name="T1697" style:parent-style-name="Policepardéfaut" style:family="text">
      <style:text-properties style:language-asian="fr" style:country-asian="FR"/>
    </style:style>
    <style:style style:name="P1698" style:parent-style-name="Corpsdetexte" style:family="paragraph">
      <style:text-properties style:language-asian="fr" style:country-asian="FR"/>
    </style:style>
    <style:style style:name="T1699" style:parent-style-name="Policepardéfaut" style:family="text">
      <style:text-properties style:language-asian="fr" style:country-asian="FR"/>
    </style:style>
    <style:style style:name="T1700" style:parent-style-name="Policepardéfaut" style:family="text">
      <style:text-properties style:language-asian="fr" style:country-asian="FR"/>
    </style:style>
    <style:style style:name="T1701" style:parent-style-name="Policepardéfaut" style:family="text">
      <style:text-properties style:language-asian="fr" style:country-asian="FR"/>
    </style:style>
    <style:style style:name="T1702" style:parent-style-name="Policepardéfaut" style:family="text">
      <style:text-properties style:language-asian="fr" style:country-asian="FR"/>
    </style:style>
    <style:style style:name="T1703" style:parent-style-name="Policepardéfaut" style:family="text">
      <style:text-properties style:language-asian="fr" style:country-asian="FR"/>
    </style:style>
    <style:style style:name="T1704" style:parent-style-name="Appelnotedebasdep." style:family="text">
      <style:text-properties style:language-asian="fr" style:country-asian="FR"/>
    </style:style>
    <style:style style:name="T1705" style:parent-style-name="Policepardéfaut" style:family="text">
      <style:text-properties style:language-asian="fr" style:country-asian="FR"/>
    </style:style>
    <style:style style:name="T1706" style:parent-style-name="Policepardéfaut" style:family="text">
      <style:text-properties style:language-asian="fr" style:country-asian="FR"/>
    </style:style>
    <style:style style:name="T1707" style:parent-style-name="Policepardéfaut" style:family="text">
      <style:text-properties style:language-asian="fr" style:country-asian="FR"/>
    </style:style>
    <style:style style:name="T1708" style:parent-style-name="Policepardéfaut" style:family="text">
      <style:text-properties style:language-asian="fr" style:country-asian="FR"/>
    </style:style>
    <style:style style:name="T1709" style:parent-style-name="Policepardéfaut" style:family="text">
      <style:text-properties style:language-asian="fr" style:country-asian="FR"/>
    </style:style>
    <style:style style:name="T1710" style:parent-style-name="Policepardéfaut" style:family="text">
      <style:text-properties style:language-asian="fr" style:country-asian="FR"/>
    </style:style>
    <style:style style:name="T1711" style:parent-style-name="Policepardéfaut" style:family="text">
      <style:text-properties style:language-asian="fr" style:country-asian="FR"/>
    </style:style>
    <style:style style:name="T1712" style:parent-style-name="Policepardéfaut" style:family="text">
      <style:text-properties style:language-asian="fr" style:country-asian="FR"/>
    </style:style>
    <style:style style:name="T1713" style:parent-style-name="Policepardéfaut" style:family="text">
      <style:text-properties style:language-asian="fr" style:country-asian="FR"/>
    </style:style>
    <style:style style:name="T1714" style:parent-style-name="Policepardéfaut" style:family="text">
      <style:text-properties style:language-asian="fr" style:country-asian="FR"/>
    </style:style>
    <style:style style:name="T1715" style:parent-style-name="Policepardéfaut" style:family="text">
      <style:text-properties style:language-asian="fr" style:country-asian="FR"/>
    </style:style>
    <style:style style:name="T1716" style:parent-style-name="Policepardéfaut" style:family="text">
      <style:text-properties style:language-asian="fr" style:country-asian="FR"/>
    </style:style>
    <style:style style:name="T1717" style:parent-style-name="Policepardéfaut" style:family="text">
      <style:text-properties style:language-asian="fr" style:country-asian="FR"/>
    </style:style>
    <style:style style:name="T1718" style:parent-style-name="Policepardéfaut" style:family="text">
      <style:text-properties style:language-asian="fr" style:country-asian="FR"/>
    </style:style>
    <style:style style:name="T1719" style:parent-style-name="Policepardéfaut" style:family="text">
      <style:text-properties style:language-asian="fr" style:country-asian="FR"/>
    </style:style>
    <style:style style:name="T1720" style:parent-style-name="Policepardéfaut" style:family="text">
      <style:text-properties style:font-name-asian="Times New Roman" style:language-asian="fr" style:country-asian="FR"/>
    </style:style>
    <style:style style:name="P1721" style:parent-style-name="Corpsdetexte" style:family="paragraph">
      <style:text-properties style:language-asian="fr" style:country-asian="FR"/>
    </style:style>
    <style:style style:name="P1722" style:parent-style-name="Corpsdetexte" style:family="paragraph">
      <style:text-properties style:language-asian="fr" style:country-asian="FR"/>
    </style:style>
    <style:style style:name="P1723" style:parent-style-name="Corpsdetexte" style:family="paragraph">
      <style:text-properties style:language-asian="fr" style:country-asian="FR"/>
    </style:style>
    <style:style style:name="T1724" style:parent-style-name="Policepardéfaut" style:family="text">
      <style:text-properties style:language-asian="fr" style:country-asian="FR"/>
    </style:style>
    <style:style style:name="T1725" style:parent-style-name="Policepardéfaut" style:family="text">
      <style:text-properties style:language-asian="fr" style:country-asian="FR"/>
    </style:style>
    <style:style style:name="T1726" style:parent-style-name="Policepardéfaut" style:family="text">
      <style:text-properties style:language-asian="fr" style:country-asian="FR"/>
    </style:style>
    <style:style style:name="T1727" style:parent-style-name="Policepardéfaut" style:family="text">
      <style:text-properties style:language-asian="fr" style:country-asian="FR"/>
    </style:style>
    <style:style style:name="T1728" style:parent-style-name="Policepardéfaut" style:family="text">
      <style:text-properties style:language-asian="fr" style:country-asian="FR"/>
    </style:style>
    <style:style style:name="T1729" style:parent-style-name="Policepardéfaut" style:family="text">
      <style:text-properties style:language-asian="fr" style:country-asian="FR"/>
    </style:style>
    <style:style style:name="T1730" style:parent-style-name="Policepardéfaut" style:family="text">
      <style:text-properties style:language-asian="fr" style:country-asian="FR"/>
    </style:style>
    <style:style style:name="T1731" style:parent-style-name="Policepardéfaut" style:family="text">
      <style:text-properties style:language-asian="fr" style:country-asian="FR"/>
    </style:style>
    <style:style style:name="T1732" style:parent-style-name="Policepardéfaut" style:family="text">
      <style:text-properties style:language-asian="fr" style:country-asian="FR"/>
    </style:style>
    <style:style style:name="T1733" style:parent-style-name="Policepardéfaut" style:family="text">
      <style:text-properties style:language-asian="fr" style:country-asian="FR"/>
    </style:style>
    <style:style style:name="T1734" style:parent-style-name="Policepardéfaut" style:family="text">
      <style:text-properties style:language-asian="fr" style:country-asian="FR"/>
    </style:style>
    <style:style style:name="T1735" style:parent-style-name="Policepardéfaut" style:family="text">
      <style:text-properties style:language-asian="fr" style:country-asian="FR"/>
    </style:style>
    <style:style style:name="T1736" style:parent-style-name="Policepardéfaut" style:family="text">
      <style:text-properties style:language-asian="fr" style:country-asian="FR"/>
    </style:style>
    <style:style style:name="T1737" style:parent-style-name="Policepardéfaut" style:family="text">
      <style:text-properties style:language-asian="fr" style:country-asian="FR"/>
    </style:style>
    <style:style style:name="T1738" style:parent-style-name="Policepardéfaut" style:family="text">
      <style:text-properties style:language-asian="fr" style:country-asian="FR"/>
    </style:style>
    <style:style style:name="T1739" style:parent-style-name="Policepardéfaut" style:family="text">
      <style:text-properties style:language-asian="fr" style:country-asian="FR"/>
    </style:style>
    <style:style style:name="T1740" style:parent-style-name="Policepardéfaut" style:family="text">
      <style:text-properties style:language-asian="fr" style:country-asian="FR"/>
    </style:style>
    <style:style style:name="T1741" style:parent-style-name="Policepardéfaut" style:family="text">
      <style:text-properties style:language-asian="fr" style:country-asian="FR"/>
    </style:style>
    <style:style style:name="T1742" style:parent-style-name="Policepardéfaut" style:family="text">
      <style:text-properties style:language-asian="fr" style:country-asian="FR"/>
    </style:style>
    <style:style style:name="T1743" style:parent-style-name="Appelnotedebasdep." style:family="text">
      <style:text-properties fo:color="#0070C0" style:language-asian="fr" style:country-asian="FR"/>
    </style:style>
    <style:style style:name="T1744" style:parent-style-name="Policepardéfaut" style:family="text">
      <style:text-properties style:language-asian="fr" style:country-asian="FR"/>
    </style:style>
    <style:style style:name="T1745" style:parent-style-name="Policepardéfaut" style:family="text">
      <style:text-properties style:language-asian="fr" style:country-asian="FR"/>
    </style:style>
    <style:style style:name="T1746" style:parent-style-name="Policepardéfaut" style:family="text">
      <style:text-properties style:language-asian="fr" style:country-asian="FR"/>
    </style:style>
    <style:style style:name="T1747" style:parent-style-name="Policepardéfaut" style:family="text">
      <style:text-properties style:language-asian="fr" style:country-asian="FR"/>
    </style:style>
    <style:style style:name="T1748" style:parent-style-name="Policepardéfaut" style:family="text">
      <style:text-properties style:language-asian="fr" style:country-asian="FR"/>
    </style:style>
    <style:style style:name="T1749" style:parent-style-name="Policepardéfaut" style:family="text">
      <style:text-properties style:language-asian="fr" style:country-asian="FR"/>
    </style:style>
    <style:style style:name="T1750" style:parent-style-name="Policepardéfaut" style:family="text">
      <style:text-properties style:language-asian="fr" style:country-asian="FR"/>
    </style:style>
    <style:style style:name="T1751" style:parent-style-name="Policepardéfaut" style:family="text">
      <style:text-properties style:language-asian="fr" style:country-asian="FR"/>
    </style:style>
    <style:style style:name="T1752" style:parent-style-name="Policepardéfaut" style:family="text">
      <style:text-properties style:language-asian="fr" style:country-asian="FR"/>
    </style:style>
    <style:style style:name="T1753" style:parent-style-name="Policepardéfaut" style:family="text">
      <style:text-properties style:language-asian="fr" style:country-asian="FR"/>
    </style:style>
    <style:style style:name="T1754" style:parent-style-name="Policepardéfaut" style:family="text">
      <style:text-properties style:language-asian="fr" style:country-asian="FR"/>
    </style:style>
    <style:style style:name="T1755" style:parent-style-name="Policepardéfaut" style:family="text">
      <style:text-properties style:language-asian="fr" style:country-asian="FR"/>
    </style:style>
    <style:style style:name="T1756" style:parent-style-name="Policepardéfaut" style:family="text">
      <style:text-properties style:language-asian="fr" style:country-asian="FR"/>
    </style:style>
    <style:style style:name="T1757" style:parent-style-name="Policepardéfaut" style:family="text">
      <style:text-properties style:language-asian="fr" style:country-asian="FR"/>
    </style:style>
    <style:style style:name="T1758" style:parent-style-name="Policepardéfaut" style:family="text">
      <style:text-properties style:language-asian="fr" style:country-asian="FR"/>
    </style:style>
    <style:style style:name="T1759" style:parent-style-name="Policepardéfaut" style:family="text">
      <style:text-properties style:language-asian="fr" style:country-asian="FR"/>
    </style:style>
    <style:style style:name="T1760" style:parent-style-name="Policepardéfaut" style:family="text">
      <style:text-properties style:language-asian="fr" style:country-asian="FR"/>
    </style:style>
    <style:style style:name="T1761" style:parent-style-name="Policepardéfaut" style:family="text">
      <style:text-properties style:language-asian="fr" style:country-asian="FR"/>
    </style:style>
    <style:style style:name="T1762" style:parent-style-name="Policepardéfaut" style:family="text">
      <style:text-properties style:language-asian="fr" style:country-asian="FR"/>
    </style:style>
    <style:style style:name="T1763" style:parent-style-name="Policepardéfaut" style:family="text">
      <style:text-properties style:language-asian="fr" style:country-asian="FR"/>
    </style:style>
    <style:style style:name="T1764" style:parent-style-name="Policepardéfaut" style:family="text">
      <style:text-properties style:language-asian="fr" style:country-asian="FR"/>
    </style:style>
    <style:style style:name="T1765" style:parent-style-name="Appelnotedebasdep." style:family="text">
      <style:text-properties fo:color="#0070C0" style:language-asian="fr" style:country-asian="FR"/>
    </style:style>
    <style:style style:name="T1766" style:parent-style-name="Policepardéfaut" style:family="text">
      <style:text-properties fo:font-variant="small-caps"/>
    </style:style>
    <style:style style:name="T1767" style:parent-style-name="Policepardéfaut" style:family="text">
      <style:text-properties style:language-asian="fr" style:country-asian="FR"/>
    </style:style>
    <style:style style:name="T1768" style:parent-style-name="Policepardéfaut" style:family="text">
      <style:text-properties style:language-asian="fr" style:country-asian="FR"/>
    </style:style>
    <style:style style:name="T1769" style:parent-style-name="Policepardéfaut" style:family="text">
      <style:text-properties style:language-asian="fr" style:country-asian="FR"/>
    </style:style>
    <style:style style:name="T1770" style:parent-style-name="Policepardéfaut" style:family="text">
      <style:text-properties style:language-asian="fr" style:country-asian="FR"/>
    </style:style>
    <style:style style:name="T1771" style:parent-style-name="Policepardéfaut" style:family="text">
      <style:text-properties style:language-asian="fr" style:country-asian="FR"/>
    </style:style>
    <style:style style:name="T1772" style:parent-style-name="Policepardéfaut" style:family="text">
      <style:text-properties style:language-asian="fr" style:country-asian="FR"/>
    </style:style>
    <style:style style:name="T1773" style:parent-style-name="Policepardéfaut" style:family="text">
      <style:text-properties style:language-asian="fr" style:country-asian="FR"/>
    </style:style>
    <style:style style:name="T1774" style:parent-style-name="Policepardéfaut" style:family="text">
      <style:text-properties style:language-asian="fr" style:country-asian="FR"/>
    </style:style>
    <style:style style:name="T1775" style:parent-style-name="Policepardéfaut" style:family="text">
      <style:text-properties style:language-asian="fr" style:country-asian="FR"/>
    </style:style>
    <style:style style:name="T1776" style:parent-style-name="Policepardéfaut" style:family="text">
      <style:text-properties style:language-asian="fr" style:country-asian="FR"/>
    </style:style>
    <style:style style:name="T1777" style:parent-style-name="Policepardéfaut" style:family="text">
      <style:text-properties style:language-asian="fr" style:country-asian="FR"/>
    </style:style>
    <style:style style:name="T1778" style:parent-style-name="Policepardéfaut" style:family="text">
      <style:text-properties style:language-asian="fr" style:country-asian="FR"/>
    </style:style>
    <style:style style:name="T1779" style:parent-style-name="Policepardéfaut" style:family="text">
      <style:text-properties style:language-asian="fr" style:country-asian="FR"/>
    </style:style>
    <style:style style:name="T1780" style:parent-style-name="Policepardéfaut" style:family="text">
      <style:text-properties style:language-asian="fr" style:country-asian="FR"/>
    </style:style>
    <style:style style:name="T1781" style:parent-style-name="Policepardéfaut" style:family="text">
      <style:text-properties style:language-asian="fr" style:country-asian="FR"/>
    </style:style>
    <style:style style:name="T1782" style:parent-style-name="Policepardéfaut" style:family="text">
      <style:text-properties style:language-asian="fr" style:country-asian="FR"/>
    </style:style>
    <style:style style:name="T1783" style:parent-style-name="Policepardéfaut" style:family="text">
      <style:text-properties style:language-asian="fr" style:country-asian="FR"/>
    </style:style>
    <style:style style:name="T1784" style:parent-style-name="Policepardéfaut" style:family="text">
      <style:text-properties style:language-asian="fr" style:country-asian="FR"/>
    </style:style>
    <style:style style:name="T1785" style:parent-style-name="Policepardéfaut" style:family="text">
      <style:text-properties style:language-asian="fr" style:country-asian="FR"/>
    </style:style>
    <style:style style:name="T1786" style:parent-style-name="Policepardéfaut" style:family="text">
      <style:text-properties style:language-asian="fr" style:country-asian="FR"/>
    </style:style>
    <style:style style:name="T1787" style:parent-style-name="Policepardéfaut" style:family="text">
      <style:text-properties style:language-asian="fr" style:country-asian="FR"/>
    </style:style>
    <style:style style:name="T1788" style:parent-style-name="Policepardéfaut" style:family="text">
      <style:text-properties style:language-asian="fr" style:country-asian="FR"/>
    </style:style>
    <style:style style:name="T1789" style:parent-style-name="Policepardéfaut" style:family="text">
      <style:text-properties style:language-asian="fr" style:country-asian="FR"/>
    </style:style>
    <style:style style:name="T1790" style:parent-style-name="Policepardéfaut" style:family="text">
      <style:text-properties style:language-asian="fr" style:country-asian="FR"/>
    </style:style>
    <style:style style:name="T1791" style:parent-style-name="Policepardéfaut" style:family="text">
      <style:text-properties style:language-asian="fr" style:country-asian="FR"/>
    </style:style>
    <style:style style:name="T1792" style:parent-style-name="Policepardéfaut" style:family="text">
      <style:text-properties style:language-asian="fr" style:country-asian="FR"/>
    </style:style>
    <style:style style:name="T1793" style:parent-style-name="Policepardéfaut" style:family="text">
      <style:text-properties style:language-asian="fr" style:country-asian="FR"/>
    </style:style>
    <style:style style:name="T1794" style:parent-style-name="Policepardéfaut" style:family="text">
      <style:text-properties style:language-asian="fr" style:country-asian="FR"/>
    </style:style>
    <style:style style:name="T1795" style:parent-style-name="Policepardéfaut" style:family="text">
      <style:text-properties style:language-asian="fr" style:country-asian="FR"/>
    </style:style>
    <style:style style:name="T1796" style:parent-style-name="Policepardéfaut" style:family="text">
      <style:text-properties style:language-asian="fr" style:country-asian="FR"/>
    </style:style>
    <style:style style:name="T1797" style:parent-style-name="Policepardéfaut" style:family="text">
      <style:text-properties style:language-asian="fr" style:country-asian="FR"/>
    </style:style>
    <style:style style:name="T1798" style:parent-style-name="Policepardéfaut" style:family="text">
      <style:text-properties style:language-asian="fr" style:country-asian="FR"/>
    </style:style>
    <style:style style:name="T1799" style:parent-style-name="Policepardéfaut" style:family="text">
      <style:text-properties style:language-asian="fr" style:country-asian="FR"/>
    </style:style>
    <style:style style:name="T1800" style:parent-style-name="Policepardéfaut" style:family="text">
      <style:text-properties style:language-asian="fr" style:country-asian="FR"/>
    </style:style>
    <style:style style:name="T1801" style:parent-style-name="Policepardéfaut" style:family="text">
      <style:text-properties style:language-asian="fr" style:country-asian="FR"/>
    </style:style>
    <style:style style:name="T1802" style:parent-style-name="Policepardéfaut" style:family="text">
      <style:text-properties style:language-asian="fr" style:country-asian="FR"/>
    </style:style>
    <style:style style:name="T1803" style:parent-style-name="Policepardéfaut" style:family="text">
      <style:text-properties style:language-asian="fr" style:country-asian="FR"/>
    </style:style>
    <style:style style:name="T1804" style:parent-style-name="Policepardéfaut" style:family="text">
      <style:text-properties style:language-asian="fr" style:country-asian="FR"/>
    </style:style>
    <style:style style:name="T1805" style:parent-style-name="Policepardéfaut" style:family="text">
      <style:text-properties style:language-asian="fr" style:country-asian="FR"/>
    </style:style>
    <style:style style:name="T1806" style:parent-style-name="Policepardéfaut" style:family="text">
      <style:text-properties style:language-asian="fr" style:country-asian="FR"/>
    </style:style>
    <style:style style:name="T1807" style:parent-style-name="Policepardéfaut" style:family="text">
      <style:text-properties style:language-asian="fr" style:country-asian="FR"/>
    </style:style>
    <style:style style:name="T1808" style:parent-style-name="Policepardéfaut" style:family="text">
      <style:text-properties style:language-asian="fr" style:country-asian="FR"/>
    </style:style>
    <style:style style:name="T1809" style:parent-style-name="Policepardéfaut" style:family="text">
      <style:text-properties style:language-asian="fr" style:country-asian="FR"/>
    </style:style>
    <style:style style:name="T1810" style:parent-style-name="Policepardéfaut" style:family="text">
      <style:text-properties style:language-asian="fr" style:country-asian="FR"/>
    </style:style>
    <style:style style:name="T1811" style:parent-style-name="Policepardéfaut" style:family="text">
      <style:text-properties style:language-asian="fr" style:country-asian="FR"/>
    </style:style>
    <style:style style:name="T1812" style:parent-style-name="Policepardéfaut" style:family="text">
      <style:text-properties style:language-asian="fr" style:country-asian="FR"/>
    </style:style>
    <style:style style:name="T1813" style:parent-style-name="Policepardéfaut" style:family="text">
      <style:text-properties style:language-asian="fr" style:country-asian="FR"/>
    </style:style>
    <style:style style:name="T1814" style:parent-style-name="Policepardéfaut" style:family="text">
      <style:text-properties style:language-asian="fr" style:country-asian="FR"/>
    </style:style>
    <style:style style:name="T1815" style:parent-style-name="Policepardéfaut" style:family="text">
      <style:text-properties style:language-asian="fr" style:country-asian="FR"/>
    </style:style>
    <style:style style:name="T1816" style:parent-style-name="Policepardéfaut" style:family="text">
      <style:text-properties style:language-asian="fr" style:country-asian="FR"/>
    </style:style>
    <style:style style:name="T1817" style:parent-style-name="Policepardéfaut" style:family="text">
      <style:text-properties style:language-asian="fr" style:country-asian="FR"/>
    </style:style>
    <style:style style:name="T1818" style:parent-style-name="Policepardéfaut" style:family="text">
      <style:text-properties style:language-asian="fr" style:country-asian="FR"/>
    </style:style>
    <style:style style:name="P1819" style:parent-style-name="Corpsdetexte" style:family="paragraph">
      <style:text-properties style:language-asian="fr" style:country-asian="FR"/>
    </style:style>
    <style:style style:name="P1820" style:parent-style-name="quote.l" style:family="paragraph">
      <style:text-properties fo:font-style="italic" style:font-style-asian="italic"/>
    </style:style>
    <style:style style:name="T1821" style:parent-style-name="Policepardéfaut" style:family="text">
      <style:text-properties fo:font-style="italic" style:font-style-asian="italic"/>
    </style:style>
    <style:style style:name="T1822" style:parent-style-name="Policepardéfaut" style:family="text">
      <style:text-properties fo:font-style="italic" style:font-style-asian="italic"/>
    </style:style>
    <style:style style:name="T1823" style:parent-style-name="Policepardéfaut" style:family="text">
      <style:text-properties fo:font-style="italic" style:font-style-asian="italic"/>
    </style:style>
    <style:style style:name="T1824" style:parent-style-name="Policepardéfaut" style:family="text">
      <style:text-properties style:language-asian="fr" style:country-asian="FR"/>
    </style:style>
    <style:style style:name="T1825" style:parent-style-name="Policepardéfaut" style:family="text">
      <style:text-properties style:language-asian="fr" style:country-asian="FR"/>
    </style:style>
    <style:style style:name="P1826" style:parent-style-name="quote.l" style:family="paragraph">
      <style:text-properties fo:font-style="italic" style:font-style-asian="italic"/>
    </style:style>
    <style:style style:name="T1827" style:parent-style-name="Policepardéfaut" style:family="text">
      <style:text-properties fo:font-style="italic" style:font-style-asian="italic"/>
    </style:style>
    <style:style style:name="P1828" style:parent-style-name="quote.l" style:family="paragraph">
      <style:text-properties fo:font-style="italic" style:font-style-asian="italic"/>
    </style:style>
    <style:style style:name="T1829" style:parent-style-name="Policepardéfaut" style:family="text">
      <style:text-properties fo:font-style="italic" style:font-style-asian="italic"/>
    </style:style>
    <style:style style:name="T1830" style:parent-style-name="Policepardéfaut" style:family="text">
      <style:text-properties style:language-asian="fr" style:country-asian="FR"/>
    </style:style>
    <style:style style:name="T1831" style:parent-style-name="Policepardéfaut" style:family="text">
      <style:text-properties style:language-asian="fr" style:country-asian="FR"/>
    </style:style>
    <style:style style:name="P1832" style:parent-style-name="Corpsdetexte" style:family="paragraph">
      <style:text-properties style:language-asian="fr" style:country-asian="FR"/>
    </style:style>
    <style:style style:name="P1833" style:parent-style-name="Corpsdetexte" style:family="paragraph">
      <style:text-properties style:language-asian="fr" style:country-asian="FR"/>
    </style:style>
    <style:style style:name="T1834" style:parent-style-name="Policepardéfaut" style:family="text">
      <style:text-properties style:language-asian="fr" style:country-asian="FR"/>
    </style:style>
    <style:style style:name="T1835" style:parent-style-name="Policepardéfaut" style:family="text">
      <style:text-properties style:language-asian="fr" style:country-asian="FR"/>
    </style:style>
    <style:style style:name="T1836" style:parent-style-name="Policepardéfaut" style:family="text">
      <style:text-properties style:language-asian="fr" style:country-asian="FR"/>
    </style:style>
    <style:style style:name="T1837" style:parent-style-name="Policepardéfaut" style:family="text">
      <style:text-properties style:language-asian="fr" style:country-asian="FR"/>
    </style:style>
    <style:style style:name="T1838" style:parent-style-name="Policepardéfaut" style:family="text">
      <style:text-properties style:language-asian="fr" style:country-asian="FR"/>
    </style:style>
    <style:style style:name="T1839" style:parent-style-name="Policepardéfaut" style:family="text">
      <style:text-properties style:language-asian="fr" style:country-asian="FR"/>
    </style:style>
    <style:style style:name="T1840" style:parent-style-name="Policepardéfaut" style:family="text">
      <style:text-properties style:language-asian="fr" style:country-asian="FR"/>
    </style:style>
    <style:style style:name="T1841" style:parent-style-name="Policepardéfaut" style:family="text">
      <style:text-properties style:language-asian="fr" style:country-asian="FR"/>
    </style:style>
    <style:style style:name="T1842" style:parent-style-name="Policepardéfaut" style:family="text">
      <style:text-properties style:language-asian="fr" style:country-asian="FR"/>
    </style:style>
    <style:style style:name="T1843" style:parent-style-name="Policepardéfaut" style:family="text">
      <style:text-properties style:language-asian="fr" style:country-asian="FR"/>
    </style:style>
    <style:style style:name="T1844" style:parent-style-name="Policepardéfaut" style:family="text">
      <style:text-properties style:language-asian="fr" style:country-asian="FR"/>
    </style:style>
    <style:style style:name="T1845" style:parent-style-name="Policepardéfaut" style:family="text">
      <style:text-properties style:language-asian="fr" style:country-asian="FR"/>
    </style:style>
    <style:style style:name="T1846" style:parent-style-name="Policepardéfaut" style:family="text">
      <style:text-properties style:language-asian="fr" style:country-asian="FR"/>
    </style:style>
    <style:style style:name="T1847" style:parent-style-name="Policepardéfaut" style:family="text">
      <style:text-properties style:language-asian="fr" style:country-asian="FR"/>
    </style:style>
    <style:style style:name="T1848" style:parent-style-name="Policepardéfaut" style:family="text">
      <style:text-properties style:language-asian="fr" style:country-asian="FR"/>
    </style:style>
    <style:style style:name="T1849" style:parent-style-name="Policepardéfaut" style:family="text">
      <style:text-properties style:language-asian="fr" style:country-asian="FR"/>
    </style:style>
    <style:style style:name="T1850" style:parent-style-name="Policepardéfaut" style:family="text">
      <style:text-properties style:language-asian="fr" style:country-asian="FR"/>
    </style:style>
    <style:style style:name="T1851" style:parent-style-name="Policepardéfaut" style:family="text">
      <style:text-properties style:language-asian="fr" style:country-asian="FR"/>
    </style:style>
    <style:style style:name="T1852" style:parent-style-name="Policepardéfaut" style:family="text">
      <style:text-properties style:language-asian="fr" style:country-asian="FR"/>
    </style:style>
    <style:style style:name="T1853" style:parent-style-name="Policepardéfaut" style:family="text">
      <style:text-properties fo:font-style="italic" style:font-style-asian="italic" style:language-asian="fr" style:country-asian="FR"/>
    </style:style>
    <style:style style:name="T1854" style:parent-style-name="Policepardéfaut" style:family="text">
      <style:text-properties style:language-asian="fr" style:country-asian="FR"/>
    </style:style>
    <style:style style:name="T1855" style:parent-style-name="Policepardéfaut" style:family="text">
      <style:text-properties style:language-asian="fr" style:country-asian="FR"/>
    </style:style>
    <style:style style:name="T1856" style:parent-style-name="Policepardéfaut" style:family="text">
      <style:text-properties style:language-asian="fr" style:country-asian="FR"/>
    </style:style>
    <style:style style:name="T1857" style:parent-style-name="Policepardéfaut" style:family="text">
      <style:text-properties style:language-asian="fr" style:country-asian="FR"/>
    </style:style>
    <style:style style:name="T1858" style:parent-style-name="Policepardéfaut" style:family="text">
      <style:text-properties style:language-asian="fr" style:country-asian="FR"/>
    </style:style>
    <style:style style:name="T1859" style:parent-style-name="Policepardéfaut" style:family="text">
      <style:text-properties style:language-asian="fr" style:country-asian="FR"/>
    </style:style>
    <style:style style:name="T1860" style:parent-style-name="Policepardéfaut" style:family="text">
      <style:text-properties style:language-asian="fr" style:country-asian="FR"/>
    </style:style>
    <style:style style:name="T1861" style:parent-style-name="Policepardéfaut" style:family="text">
      <style:text-properties style:language-asian="fr" style:country-asian="FR"/>
    </style:style>
    <style:style style:name="T1862" style:parent-style-name="Policepardéfaut" style:family="text">
      <style:text-properties style:language-asian="fr" style:country-asian="FR"/>
    </style:style>
    <style:style style:name="T1863" style:parent-style-name="Policepardéfaut" style:family="text">
      <style:text-properties style:language-asian="fr" style:country-asian="FR"/>
    </style:style>
    <style:style style:name="T1864" style:parent-style-name="Policepardéfaut" style:family="text">
      <style:text-properties style:language-asian="fr" style:country-asian="FR"/>
    </style:style>
    <style:style style:name="T1865" style:parent-style-name="Policepardéfaut" style:family="text">
      <style:text-properties style:language-asian="fr" style:country-asian="FR"/>
    </style:style>
    <style:style style:name="T1866" style:parent-style-name="Policepardéfaut" style:family="text">
      <style:text-properties style:language-asian="fr" style:country-asian="FR"/>
    </style:style>
    <style:style style:name="T1867" style:parent-style-name="Policepardéfaut" style:family="text">
      <style:text-properties style:language-asian="fr" style:country-asian="FR"/>
    </style:style>
    <style:style style:name="T1868" style:parent-style-name="Policepardéfaut" style:family="text">
      <style:text-properties style:language-asian="fr" style:country-asian="FR"/>
    </style:style>
    <style:style style:name="T1869" style:parent-style-name="Policepardéfaut" style:family="text">
      <style:text-properties style:language-asian="fr" style:country-asian="FR"/>
    </style:style>
    <style:style style:name="T1870" style:parent-style-name="Policepardéfaut" style:family="text">
      <style:text-properties style:language-asian="fr" style:country-asian="FR"/>
    </style:style>
    <style:style style:name="T1871" style:parent-style-name="Policepardéfaut" style:family="text">
      <style:text-properties style:language-asian="fr" style:country-asian="FR"/>
    </style:style>
    <style:style style:name="T1872" style:parent-style-name="Policepardéfaut" style:family="text">
      <style:text-properties style:language-asian="fr" style:country-asian="FR"/>
    </style:style>
    <style:style style:name="T1873" style:parent-style-name="Policepardéfaut" style:family="text">
      <style:text-properties style:language-asian="fr" style:country-asian="FR"/>
    </style:style>
    <style:style style:name="T1874" style:parent-style-name="Policepardéfaut" style:family="text">
      <style:text-properties style:language-asian="fr" style:country-asian="FR"/>
    </style:style>
    <style:style style:name="T1875" style:parent-style-name="Policepardéfaut" style:family="text">
      <style:text-properties style:language-asian="fr" style:country-asian="FR"/>
    </style:style>
    <style:style style:name="T1876" style:parent-style-name="Policepardéfaut" style:family="text">
      <style:text-properties style:language-asian="fr" style:country-asian="FR"/>
    </style:style>
    <style:style style:name="T1877" style:parent-style-name="Policepardéfaut" style:family="text">
      <style:text-properties style:language-asian="fr" style:country-asian="FR"/>
    </style:style>
    <style:style style:name="T1878" style:parent-style-name="Policepardéfaut" style:family="text">
      <style:text-properties style:language-asian="fr" style:country-asian="FR"/>
    </style:style>
    <style:style style:name="T1879" style:parent-style-name="Policepardéfaut" style:family="text">
      <style:text-properties style:language-asian="fr" style:country-asian="FR"/>
    </style:style>
    <style:style style:name="T1880" style:parent-style-name="Policepardéfaut" style:family="text">
      <style:text-properties style:language-asian="fr" style:country-asian="FR"/>
    </style:style>
    <style:style style:name="T1881" style:parent-style-name="Policepardéfaut" style:family="text">
      <style:text-properties style:language-asian="fr" style:country-asian="FR"/>
    </style:style>
    <style:style style:name="T1882" style:parent-style-name="Policepardéfaut" style:family="text">
      <style:text-properties style:language-asian="fr" style:country-asian="FR"/>
    </style:style>
    <style:style style:name="T1883" style:parent-style-name="Policepardéfaut" style:family="text">
      <style:text-properties style:language-asian="fr" style:country-asian="FR"/>
    </style:style>
    <style:style style:name="T1884" style:parent-style-name="Policepardéfaut" style:family="text">
      <style:text-properties style:language-asian="fr" style:country-asian="FR"/>
    </style:style>
    <style:style style:name="T1885" style:parent-style-name="Policepardéfaut" style:family="text">
      <style:text-properties style:language-asian="fr" style:country-asian="FR"/>
    </style:style>
    <style:style style:name="T1886" style:parent-style-name="Policepardéfaut" style:family="text">
      <style:text-properties style:language-asian="fr" style:country-asian="FR"/>
    </style:style>
    <style:style style:name="T1887" style:parent-style-name="Appelnotedebasdep." style:family="text">
      <style:text-properties style:language-asian="fr" style:country-asian="FR"/>
    </style:style>
    <style:style style:name="T1888" style:parent-style-name="Policepardéfaut" style:family="text">
      <style:text-properties style:language-asian="fr" style:country-asian="FR"/>
    </style:style>
    <style:style style:name="T1889" style:parent-style-name="Policepardéfaut" style:family="text">
      <style:text-properties style:language-asian="fr" style:country-asian="FR"/>
    </style:style>
    <style:style style:name="T1890" style:parent-style-name="Policepardéfaut" style:family="text">
      <style:text-properties style:language-asian="fr" style:country-asian="FR"/>
    </style:style>
    <style:style style:name="T1891" style:parent-style-name="Policepardéfaut" style:family="text">
      <style:text-properties style:language-asian="fr" style:country-asian="FR"/>
    </style:style>
    <style:style style:name="T1892" style:parent-style-name="Policepardéfaut" style:family="text">
      <style:text-properties style:language-asian="fr" style:country-asian="FR"/>
    </style:style>
    <style:style style:name="T1893" style:parent-style-name="Policepardéfaut" style:family="text">
      <style:text-properties style:language-asian="fr" style:country-asian="FR"/>
    </style:style>
    <style:style style:name="T1894" style:parent-style-name="Policepardéfaut" style:family="text">
      <style:text-properties style:language-asian="fr" style:country-asian="FR"/>
    </style:style>
    <style:style style:name="T1895" style:parent-style-name="Policepardéfaut" style:family="text">
      <style:text-properties fo:font-style="italic" style:font-style-asian="italic"/>
    </style:style>
    <style:style style:name="T1896" style:parent-style-name="Policepardéfaut" style:family="text">
      <style:text-properties fo:font-style="italic" style:font-style-asian="italic"/>
    </style:style>
    <style:style style:name="T1897" style:parent-style-name="Policepardéfaut" style:family="text">
      <style:text-properties fo:font-style="italic" style:font-style-asian="italic"/>
    </style:style>
    <style:style style:name="T1898" style:parent-style-name="Policepardéfaut" style:family="text">
      <style:text-properties style:language-asian="fr" style:country-asian="FR"/>
    </style:style>
    <style:style style:name="T1899" style:parent-style-name="Policepardéfaut" style:family="text">
      <style:text-properties style:language-asian="fr" style:country-asian="FR"/>
    </style:style>
    <style:style style:name="T1900" style:parent-style-name="Policepardéfaut" style:family="text">
      <style:text-properties style:language-asian="fr" style:country-asian="FR"/>
    </style:style>
    <style:style style:name="T1901" style:parent-style-name="Policepardéfaut" style:family="text">
      <style:text-properties style:language-asian="fr" style:country-asian="FR"/>
    </style:style>
    <style:style style:name="T1902" style:parent-style-name="Policepardéfaut" style:family="text">
      <style:text-properties style:language-asian="fr" style:country-asian="FR"/>
    </style:style>
    <style:style style:name="T1903" style:parent-style-name="Policepardéfaut" style:family="text">
      <style:text-properties style:language-asian="fr" style:country-asian="FR"/>
    </style:style>
    <style:style style:name="T1904" style:parent-style-name="Policepardéfaut" style:family="text">
      <style:text-properties style:language-asian="fr" style:country-asian="FR"/>
    </style:style>
    <style:style style:name="T1905" style:parent-style-name="Policepardéfaut" style:family="text">
      <style:text-properties style:language-asian="fr" style:country-asian="FR"/>
    </style:style>
    <style:style style:name="T1906" style:parent-style-name="Policepardéfaut" style:family="text">
      <style:text-properties style:language-asian="fr" style:country-asian="FR"/>
    </style:style>
    <style:style style:name="T1907" style:parent-style-name="Policepardéfaut" style:family="text">
      <style:text-properties style:language-asian="fr" style:country-asian="FR"/>
    </style:style>
    <style:style style:name="T1908" style:parent-style-name="Policepardéfaut" style:family="text">
      <style:text-properties style:language-asian="fr" style:country-asian="FR"/>
    </style:style>
    <style:style style:name="T1909" style:parent-style-name="Policepardéfaut" style:family="text">
      <style:text-properties style:language-asian="fr" style:country-asian="FR"/>
    </style:style>
    <style:style style:name="P1910" style:parent-style-name="Corpsdetexte" style:family="paragraph">
      <style:text-properties style:language-asian="fr" style:country-asian="FR"/>
    </style:style>
    <style:style style:name="T1911" style:parent-style-name="Policepardéfaut" style:family="text">
      <style:text-properties style:language-asian="fr" style:country-asian="FR"/>
    </style:style>
    <style:style style:name="T1912" style:parent-style-name="Policepardéfaut" style:family="text">
      <style:text-properties style:language-asian="fr" style:country-asian="FR"/>
    </style:style>
    <style:style style:name="T1913" style:parent-style-name="Policepardéfaut" style:family="text">
      <style:text-properties style:language-asian="fr" style:country-asian="FR"/>
    </style:style>
    <style:style style:name="T1914" style:parent-style-name="Policepardéfaut" style:family="text">
      <style:text-properties style:language-asian="fr" style:country-asian="FR"/>
    </style:style>
    <style:style style:name="T1915" style:parent-style-name="Policepardéfaut" style:family="text">
      <style:text-properties style:language-asian="fr" style:country-asian="FR"/>
    </style:style>
    <style:style style:name="T1916" style:parent-style-name="Policepardéfaut" style:family="text">
      <style:text-properties style:language-asian="fr" style:country-asian="FR"/>
    </style:style>
    <style:style style:name="T1917" style:parent-style-name="Policepardéfaut" style:family="text">
      <style:text-properties style:language-asian="fr" style:country-asian="FR"/>
    </style:style>
    <style:style style:name="T1918" style:parent-style-name="Policepardéfaut" style:family="text">
      <style:text-properties style:language-asian="fr" style:country-asian="FR"/>
    </style:style>
    <style:style style:name="T1919" style:parent-style-name="Policepardéfaut" style:family="text">
      <style:text-properties style:language-asian="fr" style:country-asian="FR"/>
    </style:style>
    <style:style style:name="T1920" style:parent-style-name="Policepardéfaut" style:family="text">
      <style:text-properties style:language-asian="fr" style:country-asian="FR"/>
    </style:style>
    <style:style style:name="T1921" style:parent-style-name="Policepardéfaut" style:family="text">
      <style:text-properties style:language-asian="fr" style:country-asian="FR"/>
    </style:style>
    <style:style style:name="T1922" style:parent-style-name="Policepardéfaut" style:family="text">
      <style:text-properties style:language-asian="fr" style:country-asian="FR"/>
    </style:style>
    <style:style style:name="T1923" style:parent-style-name="Policepardéfaut" style:family="text">
      <style:text-properties style:language-asian="fr" style:country-asian="FR"/>
    </style:style>
    <style:style style:name="T1924" style:parent-style-name="Policepardéfaut" style:family="text">
      <style:text-properties style:language-asian="fr" style:country-asian="FR"/>
    </style:style>
    <style:style style:name="T1925" style:parent-style-name="Policepardéfaut" style:family="text">
      <style:text-properties style:language-asian="fr" style:country-asian="FR"/>
    </style:style>
    <style:style style:name="T1926" style:parent-style-name="Policepardéfaut" style:family="text">
      <style:text-properties style:language-asian="fr" style:country-asian="FR"/>
    </style:style>
    <style:style style:name="T1927" style:parent-style-name="Policepardéfaut" style:family="text">
      <style:text-properties style:language-asian="fr" style:country-asian="FR"/>
    </style:style>
    <style:style style:name="T1928" style:parent-style-name="Policepardéfaut" style:family="text">
      <style:text-properties style:language-asian="fr" style:country-asian="FR"/>
    </style:style>
    <style:style style:name="T1929" style:parent-style-name="Policepardéfaut" style:family="text">
      <style:text-properties style:language-asian="fr" style:country-asian="FR"/>
    </style:style>
    <style:style style:name="T1930" style:parent-style-name="Policepardéfaut" style:family="text">
      <style:text-properties style:language-asian="fr" style:country-asian="FR"/>
    </style:style>
    <style:style style:name="T1931" style:parent-style-name="Policepardéfaut" style:family="text">
      <style:text-properties style:language-asian="fr" style:country-asian="FR"/>
    </style:style>
    <style:style style:name="T1932" style:parent-style-name="Policepardéfaut" style:family="text">
      <style:text-properties style:language-asian="fr" style:country-asian="FR"/>
    </style:style>
    <style:style style:name="T1933" style:parent-style-name="Policepardéfaut" style:family="text">
      <style:text-properties style:language-asian="fr" style:country-asian="FR"/>
    </style:style>
    <style:style style:name="T1934" style:parent-style-name="Appelnotedebasdep." style:family="text">
      <style:text-properties fo:color="#0070C0" style:language-asian="fr" style:country-asian="FR"/>
    </style:style>
    <style:style style:name="T1935" style:parent-style-name="Policepardéfaut" style:family="text">
      <style:text-properties fo:font-variant="small-caps"/>
    </style:style>
    <style:style style:name="T1936" style:parent-style-name="Policepardéfaut" style:family="text">
      <style:text-properties style:language-asian="fr" style:country-asian="FR"/>
    </style:style>
    <style:style style:name="T1937" style:parent-style-name="Policepardéfaut" style:family="text">
      <style:text-properties style:language-asian="fr" style:country-asian="FR"/>
    </style:style>
    <style:style style:name="T1938" style:parent-style-name="Policepardéfaut" style:family="text">
      <style:text-properties style:language-asian="fr" style:country-asian="FR"/>
    </style:style>
    <style:style style:name="T1939" style:parent-style-name="Policepardéfaut" style:family="text">
      <style:text-properties style:language-asian="fr" style:country-asian="FR"/>
    </style:style>
    <style:style style:name="T1940" style:parent-style-name="Policepardéfaut" style:family="text">
      <style:text-properties style:language-asian="fr" style:country-asian="FR"/>
    </style:style>
    <style:style style:name="T1941" style:parent-style-name="Policepardéfaut" style:family="text">
      <style:text-properties style:language-asian="fr" style:country-asian="FR"/>
    </style:style>
    <style:style style:name="T1942" style:parent-style-name="Policepardéfaut" style:family="text">
      <style:text-properties style:language-asian="fr" style:country-asian="FR"/>
    </style:style>
    <style:style style:name="T1943" style:parent-style-name="Policepardéfaut" style:family="text">
      <style:text-properties style:language-asian="fr" style:country-asian="FR"/>
    </style:style>
    <style:style style:name="T1944" style:parent-style-name="Policepardéfaut" style:family="text">
      <style:text-properties style:language-asian="fr" style:country-asian="FR"/>
    </style:style>
    <style:style style:name="T1945" style:parent-style-name="Policepardéfaut" style:family="text">
      <style:text-properties style:language-asian="fr" style:country-asian="FR"/>
    </style:style>
    <style:style style:name="T1946" style:parent-style-name="Policepardéfaut" style:family="text">
      <style:text-properties style:language-asian="fr" style:country-asian="FR"/>
    </style:style>
    <style:style style:name="T1947" style:parent-style-name="Policepardéfaut" style:family="text">
      <style:text-properties style:language-asian="fr" style:country-asian="FR"/>
    </style:style>
    <style:style style:name="T1948" style:parent-style-name="Policepardéfaut" style:family="text">
      <style:text-properties style:language-asian="fr" style:country-asian="FR"/>
    </style:style>
    <style:style style:name="T1949" style:parent-style-name="Policepardéfaut" style:family="text">
      <style:text-properties style:language-asian="fr" style:country-asian="FR"/>
    </style:style>
    <style:style style:name="T1950" style:parent-style-name="Policepardéfaut" style:family="text">
      <style:text-properties style:language-asian="fr" style:country-asian="FR"/>
    </style:style>
    <style:style style:name="T1951" style:parent-style-name="Policepardéfaut" style:family="text">
      <style:text-properties style:language-asian="fr" style:country-asian="FR"/>
    </style:style>
    <style:style style:name="T1952" style:parent-style-name="Policepardéfaut" style:family="text">
      <style:text-properties style:language-asian="fr" style:country-asian="FR"/>
    </style:style>
    <style:style style:name="T1953" style:parent-style-name="Appelnotedebasdep." style:family="text">
      <style:text-properties fo:color="#0070C0" style:language-asian="fr" style:country-asian="FR"/>
    </style:style>
    <style:style style:name="T1954" style:parent-style-name="Policepardéfaut" style:family="text">
      <style:text-properties style:language-asian="fr" style:country-asian="FR"/>
    </style:style>
    <style:style style:name="T1955" style:parent-style-name="Policepardéfaut" style:family="text">
      <style:text-properties style:language-asian="fr" style:country-asian="FR"/>
    </style:style>
    <style:style style:name="T1956" style:parent-style-name="Policepardéfaut" style:family="text">
      <style:text-properties style:text-position="super 65%" style:language-asian="fr" style:country-asian="FR"/>
    </style:style>
    <style:style style:name="T1957" style:parent-style-name="Policepardéfaut" style:family="text">
      <style:text-properties style:language-asian="fr" style:country-asian="FR"/>
    </style:style>
    <style:style style:name="T1958" style:parent-style-name="Policepardéfaut" style:family="text">
      <style:text-properties style:language-asian="fr" style:country-asian="FR"/>
    </style:style>
    <style:style style:name="T1959" style:parent-style-name="Policepardéfaut" style:family="text">
      <style:text-properties style:language-asian="fr" style:country-asian="FR"/>
    </style:style>
    <style:style style:name="T1960" style:parent-style-name="Policepardéfaut" style:family="text">
      <style:text-properties style:language-asian="fr" style:country-asian="FR"/>
    </style:style>
    <style:style style:name="T1961" style:parent-style-name="Policepardéfaut" style:family="text">
      <style:text-properties style:language-asian="fr" style:country-asian="FR"/>
    </style:style>
    <style:style style:name="T1962" style:parent-style-name="Policepardéfaut" style:family="text">
      <style:text-properties fo:font-style="italic" style:font-style-asian="italic" style:language-asian="fr" style:country-asian="FR"/>
    </style:style>
    <style:style style:name="T1963" style:parent-style-name="Policepardéfaut" style:family="text">
      <style:text-properties style:language-asian="fr" style:country-asian="FR"/>
    </style:style>
    <style:style style:name="T1964" style:parent-style-name="Policepardéfaut" style:family="text">
      <style:text-properties style:language-asian="fr" style:country-asian="FR"/>
    </style:style>
    <style:style style:name="T1965" style:parent-style-name="Policepardéfaut" style:family="text">
      <style:text-properties style:language-asian="fr" style:country-asian="FR"/>
    </style:style>
    <style:style style:name="T1966" style:parent-style-name="Policepardéfaut" style:family="text">
      <style:text-properties style:language-asian="fr" style:country-asian="FR"/>
    </style:style>
    <style:style style:name="T1967" style:parent-style-name="Policepardéfaut" style:family="text">
      <style:text-properties style:language-asian="fr" style:country-asian="FR"/>
    </style:style>
    <style:style style:name="T1968" style:parent-style-name="Policepardéfaut" style:family="text">
      <style:text-properties style:language-asian="fr" style:country-asian="FR"/>
    </style:style>
    <style:style style:name="T1969" style:parent-style-name="Policepardéfaut" style:family="text">
      <style:text-properties style:language-asian="fr" style:country-asian="FR"/>
    </style:style>
    <style:style style:name="T1970" style:parent-style-name="Policepardéfaut" style:family="text">
      <style:text-properties style:language-asian="fr" style:country-asian="FR"/>
    </style:style>
    <style:style style:name="T1971" style:parent-style-name="Policepardéfaut" style:family="text">
      <style:text-properties style:language-asian="fr" style:country-asian="FR"/>
    </style:style>
    <style:style style:name="T1972" style:parent-style-name="Policepardéfaut" style:family="text">
      <style:text-properties style:language-asian="fr" style:country-asian="FR"/>
    </style:style>
    <style:style style:name="T1973" style:parent-style-name="Policepardéfaut" style:family="text">
      <style:text-properties style:language-asian="fr" style:country-asian="FR"/>
    </style:style>
    <style:style style:name="T1974" style:parent-style-name="Policepardéfaut" style:family="text">
      <style:text-properties style:language-asian="fr" style:country-asian="FR"/>
    </style:style>
    <style:style style:name="T1975" style:parent-style-name="Policepardéfaut" style:family="text">
      <style:text-properties style:language-asian="fr" style:country-asian="FR"/>
    </style:style>
    <style:style style:name="T1976" style:parent-style-name="Policepardéfaut" style:family="text">
      <style:text-properties style:language-asian="fr" style:country-asian="FR"/>
    </style:style>
    <style:style style:name="T1977" style:parent-style-name="Policepardéfaut" style:family="text">
      <style:text-properties style:language-asian="fr" style:country-asian="FR"/>
    </style:style>
    <style:style style:name="T1978" style:parent-style-name="Policepardéfaut" style:family="text">
      <style:text-properties style:language-asian="fr" style:country-asian="FR"/>
    </style:style>
    <style:style style:name="T1979" style:parent-style-name="Policepardéfaut" style:family="text">
      <style:text-properties style:language-asian="fr" style:country-asian="FR"/>
    </style:style>
    <style:style style:name="T1980" style:parent-style-name="Appelnotedebasdep." style:family="text">
      <style:text-properties fo:color="#0070C0" style:language-asian="fr" style:country-asian="FR"/>
    </style:style>
    <style:style style:name="T1981" style:parent-style-name="Policepardéfaut" style:family="text">
      <style:text-properties fo:font-variant="small-caps"/>
    </style:style>
    <style:style style:name="T1982" style:parent-style-name="Policepardéfaut" style:family="text">
      <style:text-properties style:language-asian="fr" style:country-asian="FR"/>
    </style:style>
    <style:style style:name="T1983" style:parent-style-name="Policepardéfaut" style:family="text">
      <style:text-properties style:language-asian="fr" style:country-asian="FR"/>
    </style:style>
    <style:style style:name="T1984" style:parent-style-name="Policepardéfaut" style:family="text">
      <style:text-properties style:language-asian="fr" style:country-asian="FR"/>
    </style:style>
    <style:style style:name="T1985" style:parent-style-name="Policepardéfaut" style:family="text">
      <style:text-properties style:language-asian="fr" style:country-asian="FR"/>
    </style:style>
    <style:style style:name="T1986" style:parent-style-name="Policepardéfaut" style:family="text">
      <style:text-properties style:language-asian="fr" style:country-asian="FR"/>
    </style:style>
    <style:style style:name="T1987" style:parent-style-name="Policepardéfaut" style:family="text">
      <style:text-properties fo:font-variant="small-caps"/>
    </style:style>
    <style:style style:name="T1988" style:parent-style-name="Policepardéfaut" style:family="text">
      <style:text-properties style:language-asian="fr" style:country-asian="FR"/>
    </style:style>
    <style:style style:name="T1989" style:parent-style-name="Policepardéfaut" style:family="text">
      <style:text-properties style:language-asian="fr" style:country-asian="FR"/>
    </style:style>
    <style:style style:name="T1990" style:parent-style-name="Policepardéfaut" style:family="text">
      <style:text-properties style:language-asian="fr" style:country-asian="FR"/>
    </style:style>
    <style:style style:name="T1991" style:parent-style-name="Policepardéfaut" style:family="text">
      <style:text-properties fo:font-variant="small-caps" style:language-asian="fr" style:country-asian="FR"/>
    </style:style>
    <style:style style:name="T1992" style:parent-style-name="Policepardéfaut" style:family="text">
      <style:text-properties style:language-asian="fr" style:country-asian="FR"/>
    </style:style>
    <style:style style:name="T1993" style:parent-style-name="Policepardéfaut" style:family="text">
      <style:text-properties style:language-asian="fr" style:country-asian="FR"/>
    </style:style>
    <style:style style:name="T1994" style:parent-style-name="Policepardéfaut" style:family="text">
      <style:text-properties style:language-asian="fr" style:country-asian="FR"/>
    </style:style>
    <style:style style:name="T1995" style:parent-style-name="Policepardéfaut" style:family="text">
      <style:text-properties style:language-asian="fr" style:country-asian="FR"/>
    </style:style>
    <style:style style:name="T1996" style:parent-style-name="Policepardéfaut" style:family="text">
      <style:text-properties style:language-asian="fr" style:country-asian="FR"/>
    </style:style>
    <style:style style:name="P1997" style:parent-style-name="Corpsdetexte" style:family="paragraph">
      <style:text-properties style:language-asian="fr" style:country-asian="FR"/>
    </style:style>
    <style:style style:name="T1998" style:parent-style-name="Policepardéfaut" style:family="text">
      <style:text-properties style:language-asian="fr" style:country-asian="FR"/>
    </style:style>
    <style:style style:name="T1999" style:parent-style-name="Policepardéfaut" style:family="text">
      <style:text-properties fo:font-variant="small-caps" style:language-asian="fr" style:country-asian="FR"/>
    </style:style>
    <style:style style:name="T2000" style:parent-style-name="Policepardéfaut" style:family="text">
      <style:text-properties style:language-asian="fr" style:country-asian="FR"/>
    </style:style>
    <style:style style:name="T2001" style:parent-style-name="Policepardéfaut" style:family="text">
      <style:text-properties style:language-asian="fr" style:country-asian="FR"/>
    </style:style>
    <style:style style:name="T2002" style:parent-style-name="Policepardéfaut" style:family="text">
      <style:text-properties fo:font-style="italic" style:font-style-asian="italic" style:language-asian="fr" style:country-asian="FR"/>
    </style:style>
    <style:style style:name="T2003" style:parent-style-name="Policepardéfaut" style:family="text">
      <style:text-properties style:language-asian="fr" style:country-asian="FR"/>
    </style:style>
    <style:style style:name="T2004" style:parent-style-name="Policepardéfaut" style:family="text">
      <style:text-properties style:language-asian="fr" style:country-asian="FR"/>
    </style:style>
    <style:style style:name="T2005" style:parent-style-name="Policepardéfaut" style:family="text">
      <style:text-properties style:language-asian="fr" style:country-asian="FR"/>
    </style:style>
    <style:style style:name="T2006" style:parent-style-name="Policepardéfaut" style:family="text">
      <style:text-properties style:language-asian="fr" style:country-asian="FR"/>
    </style:style>
    <style:style style:name="T2007" style:parent-style-name="Policepardéfaut" style:family="text">
      <style:text-properties style:language-asian="fr" style:country-asian="FR"/>
    </style:style>
    <style:style style:name="T2008" style:parent-style-name="Policepardéfaut" style:family="text">
      <style:text-properties style:language-asian="fr" style:country-asian="FR"/>
    </style:style>
    <style:style style:name="T2009" style:parent-style-name="Policepardéfaut" style:family="text">
      <style:text-properties style:language-asian="fr" style:country-asian="FR"/>
    </style:style>
    <style:style style:name="T2010" style:parent-style-name="Policepardéfaut" style:family="text">
      <style:text-properties style:language-asian="fr" style:country-asian="FR"/>
    </style:style>
    <style:style style:name="T2011" style:parent-style-name="Policepardéfaut" style:family="text">
      <style:text-properties style:language-asian="fr" style:country-asian="FR"/>
    </style:style>
    <style:style style:name="T2012" style:parent-style-name="Policepardéfaut" style:family="text">
      <style:text-properties style:language-asian="fr" style:country-asian="FR"/>
    </style:style>
    <style:style style:name="T2013" style:parent-style-name="quote.c" style:family="text">
      <style:text-properties fo:font-style="italic" style:font-style-asian="italic"/>
    </style:style>
    <style:style style:name="T2014" style:parent-style-name="Policepardéfaut" style:family="text">
      <style:text-properties style:language-asian="fr" style:country-asian="FR"/>
    </style:style>
    <style:style style:name="T2015" style:parent-style-name="Policepardéfaut" style:family="text">
      <style:text-properties style:language-asian="fr" style:country-asian="FR"/>
    </style:style>
    <style:style style:name="T2016" style:parent-style-name="Policepardéfaut" style:family="text">
      <style:text-properties style:language-asian="fr" style:country-asian="FR"/>
    </style:style>
    <style:style style:name="T2017" style:parent-style-name="Policepardéfaut" style:family="text">
      <style:text-properties style:language-asian="fr" style:country-asian="FR"/>
    </style:style>
    <style:style style:name="T2018" style:parent-style-name="Policepardéfaut" style:family="text">
      <style:text-properties style:language-asian="fr" style:country-asian="FR"/>
    </style:style>
    <style:style style:name="T2019" style:parent-style-name="Policepardéfaut" style:family="text">
      <style:text-properties style:language-asian="fr" style:country-asian="FR"/>
    </style:style>
    <style:style style:name="T2020" style:parent-style-name="Policepardéfaut" style:family="text">
      <style:text-properties style:language-asian="fr" style:country-asian="FR"/>
    </style:style>
    <style:style style:name="T2021" style:parent-style-name="Policepardéfaut" style:family="text">
      <style:text-properties style:language-asian="fr" style:country-asian="FR"/>
    </style:style>
    <style:style style:name="T2022" style:parent-style-name="Policepardéfaut" style:family="text">
      <style:text-properties style:language-asian="fr" style:country-asian="FR"/>
    </style:style>
    <style:style style:name="T2023" style:parent-style-name="Policepardéfaut" style:family="text">
      <style:text-properties style:language-asian="fr" style:country-asian="FR"/>
    </style:style>
    <style:style style:name="T2024" style:parent-style-name="Policepardéfaut" style:family="text">
      <style:text-properties style:language-asian="fr" style:country-asian="FR"/>
    </style:style>
    <style:style style:name="T2025" style:parent-style-name="Policepardéfaut" style:family="text">
      <style:text-properties style:language-asian="fr" style:country-asian="FR"/>
    </style:style>
    <style:style style:name="T2026" style:parent-style-name="Policepardéfaut" style:family="text">
      <style:text-properties style:language-asian="fr" style:country-asian="FR"/>
    </style:style>
    <style:style style:name="T2027" style:parent-style-name="Policepardéfaut" style:family="text">
      <style:text-properties style:language-asian="fr" style:country-asian="FR"/>
    </style:style>
    <style:style style:name="T2028" style:parent-style-name="Policepardéfaut" style:family="text">
      <style:text-properties style:language-asian="fr" style:country-asian="FR"/>
    </style:style>
    <style:style style:name="T2029" style:parent-style-name="Policepardéfaut" style:family="text">
      <style:text-properties style:language-asian="fr" style:country-asian="FR"/>
    </style:style>
    <style:style style:name="T2030" style:parent-style-name="Policepardéfaut" style:family="text">
      <style:text-properties fo:font-style="italic" style:font-style-asian="italic" style:language-asian="fr" style:country-asian="FR"/>
    </style:style>
    <style:style style:name="T2031" style:parent-style-name="Policepardéfaut" style:family="text">
      <style:text-properties style:language-asian="fr" style:country-asian="FR"/>
    </style:style>
    <style:style style:name="T2032" style:parent-style-name="Policepardéfaut" style:family="text">
      <style:text-properties style:language-asian="fr" style:country-asian="FR"/>
    </style:style>
    <style:style style:name="T2033" style:parent-style-name="Policepardéfaut" style:family="text">
      <style:text-properties style:language-asian="fr" style:country-asian="FR"/>
    </style:style>
    <style:style style:name="T2034" style:parent-style-name="Policepardéfaut" style:family="text">
      <style:text-properties style:language-asian="fr" style:country-asian="FR"/>
    </style:style>
    <style:style style:name="T2035" style:parent-style-name="Policepardéfaut" style:family="text">
      <style:text-properties style:language-asian="fr" style:country-asian="FR"/>
    </style:style>
    <style:style style:name="T2036" style:parent-style-name="Policepardéfaut" style:family="text">
      <style:text-properties style:language-asian="fr" style:country-asian="FR"/>
    </style:style>
    <style:style style:name="T2037" style:parent-style-name="Policepardéfaut" style:family="text">
      <style:text-properties style:language-asian="fr" style:country-asian="FR"/>
    </style:style>
    <style:style style:name="T2038" style:parent-style-name="Policepardéfaut" style:family="text">
      <style:text-properties style:language-asian="fr" style:country-asian="FR"/>
    </style:style>
    <style:style style:name="T2039" style:parent-style-name="Policepardéfaut" style:family="text">
      <style:text-properties fo:font-style="italic" style:font-style-asian="italic" style:language-asian="fr" style:country-asian="FR"/>
    </style:style>
    <style:style style:name="T2040" style:parent-style-name="Policepardéfaut" style:family="text">
      <style:text-properties style:language-asian="fr" style:country-asian="FR"/>
    </style:style>
    <style:style style:name="T2041" style:parent-style-name="Policepardéfaut" style:family="text">
      <style:text-properties style:language-asian="fr" style:country-asian="FR"/>
    </style:style>
    <style:style style:name="T2042" style:parent-style-name="Policepardéfaut" style:family="text">
      <style:text-properties style:language-asian="fr" style:country-asian="FR"/>
    </style:style>
    <style:style style:name="T2043" style:parent-style-name="Policepardéfaut" style:family="text">
      <style:text-properties style:language-asian="fr" style:country-asian="FR"/>
    </style:style>
    <style:style style:name="T2044" style:parent-style-name="Policepardéfaut" style:family="text">
      <style:text-properties style:language-asian="fr" style:country-asian="FR"/>
    </style:style>
    <style:style style:name="T2045" style:parent-style-name="Policepardéfaut" style:family="text">
      <style:text-properties style:language-asian="fr" style:country-asian="FR"/>
    </style:style>
    <style:style style:name="T2046" style:parent-style-name="Policepardéfaut" style:family="text">
      <style:text-properties style:language-asian="fr" style:country-asian="FR"/>
    </style:style>
    <style:style style:name="T2047" style:parent-style-name="Policepardéfaut" style:family="text">
      <style:text-properties style:language-asian="fr" style:country-asian="FR"/>
    </style:style>
    <style:style style:name="T2048" style:parent-style-name="Policepardéfaut" style:family="text">
      <style:text-properties style:language-asian="fr" style:country-asian="FR"/>
    </style:style>
    <style:style style:name="T2049" style:parent-style-name="Policepardéfaut" style:family="text">
      <style:text-properties style:language-asian="fr" style:country-asian="FR"/>
    </style:style>
    <style:style style:name="T2050" style:parent-style-name="Policepardéfaut" style:family="text">
      <style:text-properties style:language-asian="fr" style:country-asian="FR"/>
    </style:style>
    <style:style style:name="T2051" style:parent-style-name="Policepardéfaut" style:family="text">
      <style:text-properties style:language-asian="fr" style:country-asian="FR"/>
    </style:style>
    <style:style style:name="T2052" style:parent-style-name="Policepardéfaut" style:family="text">
      <style:text-properties style:language-asian="fr" style:country-asian="FR"/>
    </style:style>
    <style:style style:name="T2053" style:parent-style-name="Policepardéfaut" style:family="text">
      <style:text-properties style:language-asian="fr" style:country-asian="FR"/>
    </style:style>
    <style:style style:name="T2054" style:parent-style-name="Policepardéfaut" style:family="text">
      <style:text-properties style:language-asian="fr" style:country-asian="FR"/>
    </style:style>
    <style:style style:name="T2055" style:parent-style-name="Policepardéfaut" style:family="text">
      <style:text-properties style:language-asian="fr" style:country-asian="FR"/>
    </style:style>
    <style:style style:name="T2056" style:parent-style-name="Policepardéfaut" style:family="text">
      <style:text-properties style:language-asian="fr" style:country-asian="FR"/>
    </style:style>
    <style:style style:name="T2057" style:parent-style-name="Policepardéfaut" style:family="text">
      <style:text-properties style:language-asian="fr" style:country-asian="FR"/>
    </style:style>
    <style:style style:name="T2058" style:parent-style-name="Policepardéfaut" style:family="text">
      <style:text-properties style:language-asian="fr" style:country-asian="FR"/>
    </style:style>
    <style:style style:name="T2059" style:parent-style-name="Policepardéfaut" style:family="text">
      <style:text-properties style:language-asian="fr" style:country-asian="FR"/>
    </style:style>
    <style:style style:name="T2060" style:parent-style-name="Policepardéfaut" style:family="text">
      <style:text-properties style:language-asian="fr" style:country-asian="FR"/>
    </style:style>
    <style:style style:name="T2061" style:parent-style-name="Policepardéfaut" style:family="text">
      <style:text-properties style:language-asian="fr" style:country-asian="FR"/>
    </style:style>
    <style:style style:name="T2062" style:parent-style-name="Policepardéfaut" style:family="text">
      <style:text-properties style:language-asian="fr" style:country-asian="FR"/>
    </style:style>
    <style:style style:name="T2063" style:parent-style-name="Policepardéfaut" style:family="text">
      <style:text-properties style:language-asian="fr" style:country-asian="FR"/>
    </style:style>
    <style:style style:name="T2064" style:parent-style-name="Policepardéfaut" style:family="text">
      <style:text-properties style:language-asian="fr" style:country-asian="FR"/>
    </style:style>
    <style:style style:name="T2065" style:parent-style-name="Policepardéfaut" style:family="text">
      <style:text-properties style:language-asian="fr" style:country-asian="FR"/>
    </style:style>
    <style:style style:name="T2066" style:parent-style-name="Policepardéfaut" style:family="text">
      <style:text-properties style:language-asian="fr" style:country-asian="FR"/>
    </style:style>
    <style:style style:name="T2067" style:parent-style-name="Policepardéfaut" style:family="text">
      <style:text-properties style:language-asian="fr" style:country-asian="FR"/>
    </style:style>
    <style:style style:name="T2068" style:parent-style-name="Policepardéfaut" style:family="text">
      <style:text-properties style:language-asian="fr" style:country-asian="FR"/>
    </style:style>
    <style:style style:name="T2069" style:parent-style-name="Policepardéfaut" style:family="text">
      <style:text-properties style:language-asian="fr" style:country-asian="FR"/>
    </style:style>
    <style:style style:name="T2070" style:parent-style-name="Policepardéfaut" style:family="text">
      <style:text-properties style:language-asian="fr" style:country-asian="FR"/>
    </style:style>
    <style:style style:name="T2071" style:parent-style-name="Policepardéfaut" style:family="text">
      <style:text-properties style:language-asian="fr" style:country-asian="FR"/>
    </style:style>
    <style:style style:name="T2072" style:parent-style-name="Policepardéfaut" style:family="text">
      <style:text-properties style:language-asian="fr" style:country-asian="FR"/>
    </style:style>
    <style:style style:name="T2073" style:parent-style-name="Policepardéfaut" style:family="text">
      <style:text-properties style:language-asian="fr" style:country-asian="FR"/>
    </style:style>
    <style:style style:name="T2074" style:parent-style-name="Policepardéfaut" style:family="text">
      <style:text-properties style:language-asian="fr" style:country-asian="FR"/>
    </style:style>
    <style:style style:name="T2075" style:parent-style-name="Policepardéfaut" style:family="text">
      <style:text-properties style:language-asian="fr" style:country-asian="FR"/>
    </style:style>
    <style:style style:name="T2076" style:parent-style-name="Policepardéfaut" style:family="text">
      <style:text-properties style:language-asian="fr" style:country-asian="FR"/>
    </style:style>
    <style:style style:name="T2077" style:parent-style-name="Policepardéfaut" style:family="text">
      <style:text-properties style:language-asian="fr" style:country-asian="FR"/>
    </style:style>
    <style:style style:name="T2078" style:parent-style-name="Policepardéfaut" style:family="text">
      <style:text-properties style:language-asian="fr" style:country-asian="FR"/>
    </style:style>
    <style:style style:name="T2079" style:parent-style-name="Policepardéfaut" style:family="text">
      <style:text-properties style:language-asian="fr" style:country-asian="FR"/>
    </style:style>
    <style:style style:name="T2080" style:parent-style-name="Policepardéfaut" style:family="text">
      <style:text-properties style:language-asian="fr" style:country-asian="FR"/>
    </style:style>
    <style:style style:name="T2081" style:parent-style-name="Policepardéfaut" style:family="text">
      <style:text-properties style:language-asian="fr" style:country-asian="FR"/>
    </style:style>
    <style:style style:name="T2082" style:parent-style-name="Policepardéfaut" style:family="text">
      <style:text-properties style:language-asian="fr" style:country-asian="FR"/>
    </style:style>
    <style:style style:name="T2083" style:parent-style-name="Policepardéfaut" style:family="text">
      <style:text-properties style:language-asian="fr" style:country-asian="FR"/>
    </style:style>
    <style:style style:name="T2084" style:parent-style-name="Policepardéfaut" style:family="text">
      <style:text-properties style:language-asian="fr" style:country-asian="FR"/>
    </style:style>
    <style:style style:name="T2085" style:parent-style-name="Policepardéfaut" style:family="text">
      <style:text-properties style:language-asian="fr" style:country-asian="FR"/>
    </style:style>
    <style:style style:name="T2086" style:parent-style-name="Policepardéfaut" style:family="text">
      <style:text-properties style:language-asian="fr" style:country-asian="FR"/>
    </style:style>
    <style:style style:name="T2087" style:parent-style-name="Policepardéfaut" style:family="text">
      <style:text-properties style:language-asian="fr" style:country-asian="FR"/>
    </style:style>
    <style:style style:name="T2088" style:parent-style-name="Policepardéfaut" style:family="text">
      <style:text-properties style:language-asian="fr" style:country-asian="FR"/>
    </style:style>
    <style:style style:name="T2089" style:parent-style-name="Policepardéfaut" style:family="text">
      <style:text-properties style:language-asian="fr" style:country-asian="FR"/>
    </style:style>
    <style:style style:name="T2090" style:parent-style-name="Policepardéfaut" style:family="text">
      <style:text-properties style:language-asian="fr" style:country-asian="FR"/>
    </style:style>
    <style:style style:name="T2091" style:parent-style-name="Policepardéfaut" style:family="text">
      <style:text-properties style:language-asian="fr" style:country-asian="FR"/>
    </style:style>
    <style:style style:name="T2092" style:parent-style-name="Policepardéfaut" style:family="text">
      <style:text-properties style:language-asian="fr" style:country-asian="FR"/>
    </style:style>
    <style:style style:name="T2093" style:parent-style-name="Policepardéfaut" style:family="text">
      <style:text-properties style:language-asian="fr" style:country-asian="FR"/>
    </style:style>
    <style:style style:name="T2094" style:parent-style-name="Policepardéfaut" style:family="text">
      <style:text-properties style:language-asian="fr" style:country-asian="FR"/>
    </style:style>
    <style:style style:name="T2095" style:parent-style-name="Policepardéfaut" style:family="text">
      <style:text-properties fo:font-style="italic" style:font-style-asian="italic" style:language-asian="fr" style:country-asian="FR"/>
    </style:style>
    <style:style style:name="T2096" style:parent-style-name="Policepardéfaut" style:family="text">
      <style:text-properties style:language-asian="fr" style:country-asian="FR"/>
    </style:style>
    <style:style style:name="T2097" style:parent-style-name="Policepardéfaut" style:family="text">
      <style:text-properties style:language-asian="fr" style:country-asian="FR"/>
    </style:style>
    <style:style style:name="T2098" style:parent-style-name="Policepardéfaut" style:family="text">
      <style:text-properties style:language-asian="fr" style:country-asian="FR"/>
    </style:style>
    <style:style style:name="T2099" style:parent-style-name="Policepardéfaut" style:family="text">
      <style:text-properties style:language-asian="fr" style:country-asian="FR"/>
    </style:style>
    <style:style style:name="T2100" style:parent-style-name="Policepardéfaut" style:family="text">
      <style:text-properties style:language-asian="fr" style:country-asian="FR"/>
    </style:style>
    <style:style style:name="T2101" style:parent-style-name="Policepardéfaut" style:family="text">
      <style:text-properties style:language-asian="fr" style:country-asian="FR"/>
    </style:style>
    <style:style style:name="T2102" style:parent-style-name="Policepardéfaut" style:family="text">
      <style:text-properties style:language-asian="fr" style:country-asian="FR"/>
    </style:style>
    <style:style style:name="T2103" style:parent-style-name="Policepardéfaut" style:family="text">
      <style:text-properties style:language-asian="fr" style:country-asian="FR"/>
    </style:style>
    <style:style style:name="T2104" style:parent-style-name="Policepardéfaut" style:family="text">
      <style:text-properties style:language-asian="fr" style:country-asian="FR"/>
    </style:style>
    <style:style style:name="T2105" style:parent-style-name="Policepardéfaut" style:family="text">
      <style:text-properties style:language-asian="fr" style:country-asian="FR"/>
    </style:style>
    <style:style style:name="T2106" style:parent-style-name="Policepardéfaut" style:family="text">
      <style:text-properties style:language-asian="fr" style:country-asian="FR"/>
    </style:style>
    <style:style style:name="T2107" style:parent-style-name="Policepardéfaut" style:family="text">
      <style:text-properties style:language-asian="fr" style:country-asian="FR"/>
    </style:style>
    <style:style style:name="T2108" style:parent-style-name="Policepardéfaut" style:family="text">
      <style:text-properties style:language-asian="fr" style:country-asian="FR"/>
    </style:style>
    <style:style style:name="T2109" style:parent-style-name="Policepardéfaut" style:family="text">
      <style:text-properties style:language-asian="fr" style:country-asian="FR"/>
    </style:style>
    <style:style style:name="T2110" style:parent-style-name="Policepardéfaut" style:family="text">
      <style:text-properties style:language-asian="fr" style:country-asian="FR"/>
    </style:style>
    <style:style style:name="T2111" style:parent-style-name="Policepardéfaut" style:family="text">
      <style:text-properties style:language-asian="fr" style:country-asian="FR"/>
    </style:style>
    <style:style style:name="T2112" style:parent-style-name="Policepardéfaut" style:family="text">
      <style:text-properties style:language-asian="fr" style:country-asian="FR"/>
    </style:style>
    <style:style style:name="T2113" style:parent-style-name="Policepardéfaut" style:family="text">
      <style:text-properties style:language-asian="fr" style:country-asian="FR"/>
    </style:style>
    <style:style style:name="T2114" style:parent-style-name="Policepardéfaut" style:family="text">
      <style:text-properties style:language-asian="fr" style:country-asian="FR"/>
    </style:style>
    <style:style style:name="T2115" style:parent-style-name="Policepardéfaut" style:family="text">
      <style:text-properties style:language-asian="fr" style:country-asian="FR"/>
    </style:style>
    <style:style style:name="T2116" style:parent-style-name="Policepardéfaut" style:family="text">
      <style:text-properties style:language-asian="fr" style:country-asian="FR"/>
    </style:style>
    <style:style style:name="T2117" style:parent-style-name="Policepardéfaut" style:family="text">
      <style:text-properties style:language-asian="fr" style:country-asian="FR"/>
    </style:style>
    <style:style style:name="T2118" style:parent-style-name="Policepardéfaut" style:family="text">
      <style:text-properties style:language-asian="fr" style:country-asian="FR"/>
    </style:style>
    <style:style style:name="T2119" style:parent-style-name="Policepardéfaut" style:family="text">
      <style:text-properties style:language-asian="fr" style:country-asian="FR"/>
    </style:style>
    <style:style style:name="T2120" style:parent-style-name="Policepardéfaut" style:family="text">
      <style:text-properties style:language-asian="fr" style:country-asian="FR"/>
    </style:style>
    <style:style style:name="T2121" style:parent-style-name="quote.c" style:family="text">
      <style:text-properties fo:font-style="italic" style:font-style-asian="italic"/>
    </style:style>
    <style:style style:name="T2122" style:parent-style-name="quote.c" style:family="text">
      <style:text-properties fo:font-style="italic" style:font-style-asian="italic"/>
    </style:style>
    <style:style style:name="T2123" style:parent-style-name="quote.c" style:family="text">
      <style:text-properties fo:font-style="italic" style:font-style-asian="italic"/>
    </style:style>
    <style:style style:name="T2124" style:parent-style-name="quote.c" style:family="text">
      <style:text-properties fo:font-style="italic" style:font-style-asian="italic"/>
    </style:style>
    <style:style style:name="T2125" style:parent-style-name="quote.c" style:family="text">
      <style:text-properties fo:font-style="italic" style:font-style-asian="italic"/>
    </style:style>
    <style:style style:name="T2126" style:parent-style-name="Policepardéfaut" style:family="text">
      <style:text-properties style:language-asian="fr" style:country-asian="FR"/>
    </style:style>
    <style:style style:name="T2127" style:parent-style-name="Policepardéfaut" style:family="text">
      <style:text-properties style:language-asian="fr" style:country-asian="FR"/>
    </style:style>
    <style:style style:name="T2128" style:parent-style-name="Policepardéfaut" style:family="text">
      <style:text-properties style:language-asian="fr" style:country-asian="FR"/>
    </style:style>
    <style:style style:name="T2129" style:parent-style-name="Policepardéfaut" style:family="text">
      <style:text-properties style:language-asian="fr" style:country-asian="FR"/>
    </style:style>
    <style:style style:name="T2130" style:parent-style-name="Policepardéfaut" style:family="text">
      <style:text-properties style:language-asian="fr" style:country-asian="FR"/>
    </style:style>
    <style:style style:name="T2131" style:parent-style-name="Policepardéfaut" style:family="text">
      <style:text-properties style:language-asian="fr" style:country-asian="FR"/>
    </style:style>
    <style:style style:name="T2132" style:parent-style-name="Policepardéfaut" style:family="text">
      <style:text-properties style:language-asian="fr" style:country-asian="FR"/>
    </style:style>
    <style:style style:name="T2133" style:parent-style-name="Policepardéfaut" style:family="text">
      <style:text-properties fo:font-style="italic" style:font-style-asian="italic" style:language-asian="fr" style:country-asian="FR"/>
    </style:style>
    <style:style style:name="T2134" style:parent-style-name="Policepardéfaut" style:family="text">
      <style:text-properties style:language-asian="fr" style:country-asian="FR"/>
    </style:style>
    <style:style style:name="T2135" style:parent-style-name="Policepardéfaut" style:family="text">
      <style:text-properties style:language-asian="fr" style:country-asian="FR"/>
    </style:style>
    <style:style style:name="T2136" style:parent-style-name="Appelnotedebasdep." style:family="text">
      <style:text-properties fo:color="#0070C0" style:language-asian="fr" style:country-asian="FR"/>
    </style:style>
    <style:style style:name="T2137" style:parent-style-name="Policepardéfaut" style:family="text">
      <style:text-properties style:language-asian="fr" style:country-asian="FR"/>
    </style:style>
    <style:style style:name="T2138" style:parent-style-name="Policepardéfaut" style:family="text">
      <style:text-properties style:text-position="super 65%" style:language-asian="fr" style:country-asian="FR"/>
    </style:style>
    <style:style style:name="T2139" style:parent-style-name="Policepardéfaut" style:family="text">
      <style:text-properties style:language-asian="fr" style:country-asian="FR"/>
    </style:style>
    <style:style style:name="T2140" style:parent-style-name="Policepardéfaut" style:family="text">
      <style:text-properties style:language-asian="fr" style:country-asian="FR"/>
    </style:style>
    <style:style style:name="T2141" style:parent-style-name="Policepardéfaut" style:family="text">
      <style:text-properties style:language-asian="fr" style:country-asian="FR"/>
    </style:style>
    <style:style style:name="T2142" style:parent-style-name="Policepardéfaut" style:family="text">
      <style:text-properties style:language-asian="fr" style:country-asian="FR"/>
    </style:style>
    <style:style style:name="T2143" style:parent-style-name="Policepardéfaut" style:family="text">
      <style:text-properties style:language-asian="fr" style:country-asian="FR"/>
    </style:style>
    <style:style style:name="T2144" style:parent-style-name="Policepardéfaut" style:family="text">
      <style:text-properties style:language-asian="fr" style:country-asian="FR"/>
    </style:style>
    <style:style style:name="P2145" style:parent-style-name="Notedebasdepage" style:family="paragraph">
      <style:text-properties style:language-asian="fr" style:country-asian="FR"/>
    </style:style>
    <style:style style:name="T2146" style:parent-style-name="Policepardéfaut" style:family="text">
      <style:text-properties style:language-asian="fr" style:country-asian="FR"/>
    </style:style>
    <style:style style:name="T2147" style:parent-style-name="Policepardéfaut" style:family="text">
      <style:text-properties style:language-asian="fr" style:country-asian="FR"/>
    </style:style>
    <style:style style:name="T2148" style:parent-style-name="Policepardéfaut" style:family="text">
      <style:text-properties style:language-asian="fr" style:country-asian="FR"/>
    </style:style>
    <style:style style:name="T2149" style:parent-style-name="Policepardéfaut" style:family="text">
      <style:text-properties style:language-asian="fr" style:country-asian="FR"/>
    </style:style>
    <style:style style:name="T2150" style:parent-style-name="Policepardéfaut" style:family="text">
      <style:text-properties fo:font-style="italic" style:font-style-asian="italic" style:language-asian="fr" style:country-asian="FR"/>
    </style:style>
    <style:style style:name="T2151" style:parent-style-name="Policepardéfaut" style:family="text">
      <style:text-properties style:language-asian="fr" style:country-asian="FR"/>
    </style:style>
    <style:style style:name="T2152" style:parent-style-name="Policepardéfaut" style:family="text">
      <style:text-properties style:language-asian="fr" style:country-asian="FR"/>
    </style:style>
    <style:style style:name="T2153" style:parent-style-name="Policepardéfaut" style:family="text">
      <style:text-properties style:language-asian="fr" style:country-asian="FR"/>
    </style:style>
    <style:style style:name="T2154" style:parent-style-name="Policepardéfaut" style:family="text">
      <style:text-properties style:language-asian="fr" style:country-asian="FR"/>
    </style:style>
    <style:style style:name="T2155" style:parent-style-name="Policepardéfaut" style:family="text">
      <style:text-properties style:language-asian="fr" style:country-asian="FR"/>
    </style:style>
    <style:style style:name="T2156" style:parent-style-name="Policepardéfaut" style:family="text">
      <style:text-properties style:language-asian="fr" style:country-asian="FR"/>
    </style:style>
    <style:style style:name="T2157" style:parent-style-name="Policepardéfaut" style:family="text">
      <style:text-properties style:language-asian="fr" style:country-asian="FR"/>
    </style:style>
    <style:style style:name="T2158" style:parent-style-name="Policepardéfaut" style:family="text">
      <style:text-properties style:language-asian="fr" style:country-asian="FR"/>
    </style:style>
    <style:style style:name="T2159" style:parent-style-name="Policepardéfaut" style:family="text">
      <style:text-properties style:language-asian="fr" style:country-asian="FR"/>
    </style:style>
    <style:style style:name="T2160" style:parent-style-name="Policepardéfaut" style:family="text">
      <style:text-properties style:language-asian="fr" style:country-asian="FR"/>
    </style:style>
    <style:style style:name="T2161" style:parent-style-name="Policepardéfaut" style:family="text">
      <style:text-properties style:language-asian="fr" style:country-asian="FR"/>
    </style:style>
    <style:style style:name="T2162" style:parent-style-name="Policepardéfaut" style:family="text">
      <style:text-properties style:language-asian="fr" style:country-asian="FR"/>
    </style:style>
    <style:style style:name="T2163" style:parent-style-name="Policepardéfaut" style:family="text">
      <style:text-properties style:text-position="super 65%" style:language-asian="fr" style:country-asian="FR"/>
    </style:style>
    <style:style style:name="T2164" style:parent-style-name="Policepardéfaut" style:family="text">
      <style:text-properties style:language-asian="fr" style:country-asian="FR"/>
    </style:style>
    <style:style style:name="T2165" style:parent-style-name="Policepardéfaut" style:family="text">
      <style:text-properties style:language-asian="fr" style:country-asian="FR"/>
    </style:style>
    <style:style style:name="T2166" style:parent-style-name="Policepardéfaut" style:family="text">
      <style:text-properties style:language-asian="fr" style:country-asian="FR"/>
    </style:style>
    <style:style style:name="T2167" style:parent-style-name="Policepardéfaut" style:family="text">
      <style:text-properties style:language-asian="fr" style:country-asian="FR"/>
    </style:style>
    <style:style style:name="T2168" style:parent-style-name="Policepardéfaut" style:family="text">
      <style:text-properties style:language-asian="fr" style:country-asian="FR"/>
    </style:style>
    <style:style style:name="T2169" style:parent-style-name="Policepardéfaut" style:family="text">
      <style:text-properties style:language-asian="fr" style:country-asian="FR"/>
    </style:style>
    <style:style style:name="T2170" style:parent-style-name="Policepardéfaut" style:family="text">
      <style:text-properties style:language-asian="fr" style:country-asian="FR"/>
    </style:style>
    <style:style style:name="T2171" style:parent-style-name="Policepardéfaut" style:family="text">
      <style:text-properties style:language-asian="fr" style:country-asian="FR"/>
    </style:style>
    <style:style style:name="T2172" style:parent-style-name="Policepardéfaut" style:family="text">
      <style:text-properties style:language-asian="fr" style:country-asian="FR"/>
    </style:style>
    <style:style style:name="T2173" style:parent-style-name="Policepardéfaut" style:family="text">
      <style:text-properties style:language-asian="fr" style:country-asian="FR"/>
    </style:style>
    <style:style style:name="T2174" style:parent-style-name="Policepardéfaut" style:family="text">
      <style:text-properties style:language-asian="fr" style:country-asian="FR"/>
    </style:style>
    <style:style style:name="T2175" style:parent-style-name="Policepardéfaut" style:family="text">
      <style:text-properties style:language-asian="fr" style:country-asian="FR"/>
    </style:style>
    <style:style style:name="T2176" style:parent-style-name="Policepardéfaut" style:family="text">
      <style:text-properties style:language-asian="fr" style:country-asian="FR"/>
    </style:style>
    <style:style style:name="T2177" style:parent-style-name="Policepardéfaut" style:family="text">
      <style:text-properties style:language-asian="fr" style:country-asian="FR"/>
    </style:style>
    <style:style style:name="T2178" style:parent-style-name="Policepardéfaut" style:family="text">
      <style:text-properties style:language-asian="fr" style:country-asian="FR"/>
    </style:style>
    <style:style style:name="T2179" style:parent-style-name="Policepardéfaut" style:family="text">
      <style:text-properties style:language-asian="fr" style:country-asian="FR"/>
    </style:style>
    <style:style style:name="T2180" style:parent-style-name="Policepardéfaut" style:family="text">
      <style:text-properties style:language-asian="fr" style:country-asian="FR"/>
    </style:style>
    <style:style style:name="T2181" style:parent-style-name="Policepardéfaut" style:family="text">
      <style:text-properties style:language-asian="fr" style:country-asian="FR"/>
    </style:style>
    <style:style style:name="T2182" style:parent-style-name="Policepardéfaut" style:family="text">
      <style:text-properties style:language-asian="fr" style:country-asian="FR"/>
    </style:style>
    <style:style style:name="T2183" style:parent-style-name="Policepardéfaut" style:family="text">
      <style:text-properties style:language-asian="fr" style:country-asian="FR"/>
    </style:style>
    <style:style style:name="T2184" style:parent-style-name="Policepardéfaut" style:family="text">
      <style:text-properties style:language-asian="fr" style:country-asian="FR"/>
    </style:style>
    <style:style style:name="T2185" style:parent-style-name="Policepardéfaut" style:family="text">
      <style:text-properties style:language-asian="fr" style:country-asian="FR"/>
    </style:style>
    <style:style style:name="T2186" style:parent-style-name="Policepardéfaut" style:family="text">
      <style:text-properties style:language-asian="fr" style:country-asian="FR"/>
    </style:style>
    <style:style style:name="T2187" style:parent-style-name="Policepardéfaut" style:family="text">
      <style:text-properties style:language-asian="fr" style:country-asian="FR"/>
    </style:style>
    <style:style style:name="T2188" style:parent-style-name="Policepardéfaut" style:family="text">
      <style:text-properties style:language-asian="fr" style:country-asian="FR"/>
    </style:style>
    <style:style style:name="T2189" style:parent-style-name="Policepardéfaut" style:family="text">
      <style:text-properties style:language-asian="fr" style:country-asian="FR"/>
    </style:style>
    <style:style style:name="T2190" style:parent-style-name="Policepardéfaut" style:family="text">
      <style:text-properties style:language-asian="fr" style:country-asian="FR"/>
    </style:style>
    <style:style style:name="T2191" style:parent-style-name="Policepardéfaut" style:family="text">
      <style:text-properties style:language-asian="fr" style:country-asian="FR"/>
    </style:style>
    <style:style style:name="T2192" style:parent-style-name="Policepardéfaut" style:family="text">
      <style:text-properties style:language-asian="fr" style:country-asian="FR"/>
    </style:style>
    <style:style style:name="T2193" style:parent-style-name="Policepardéfaut" style:family="text">
      <style:text-properties style:language-asian="fr" style:country-asian="FR"/>
    </style:style>
    <style:style style:name="T2194" style:parent-style-name="Policepardéfaut" style:family="text">
      <style:text-properties style:language-asian="fr" style:country-asian="FR"/>
    </style:style>
    <style:style style:name="T2195" style:parent-style-name="Policepardéfaut" style:family="text">
      <style:text-properties style:language-asian="fr" style:country-asian="FR"/>
    </style:style>
    <style:style style:name="T2196" style:parent-style-name="Policepardéfaut" style:family="text">
      <style:text-properties style:language-asian="fr" style:country-asian="FR"/>
    </style:style>
    <style:style style:name="T2197" style:parent-style-name="Policepardéfaut" style:family="text">
      <style:text-properties style:language-asian="fr" style:country-asian="FR"/>
    </style:style>
    <style:style style:name="T2198" style:parent-style-name="Policepardéfaut" style:family="text">
      <style:text-properties style:language-asian="fr" style:country-asian="FR"/>
    </style:style>
    <style:style style:name="T2199" style:parent-style-name="Policepardéfaut" style:family="text">
      <style:text-properties style:language-asian="fr" style:country-asian="FR"/>
    </style:style>
    <style:style style:name="T2200" style:parent-style-name="Policepardéfaut" style:family="text">
      <style:text-properties style:language-asian="fr" style:country-asian="FR"/>
    </style:style>
    <style:style style:name="T2201" style:parent-style-name="Policepardéfaut" style:family="text">
      <style:text-properties style:language-asian="fr" style:country-asian="FR"/>
    </style:style>
    <style:style style:name="T2202" style:parent-style-name="Policepardéfaut" style:family="text">
      <style:text-properties style:language-asian="fr" style:country-asian="FR"/>
    </style:style>
    <style:style style:name="T2203" style:parent-style-name="Policepardéfaut" style:family="text">
      <style:text-properties style:language-asian="fr" style:country-asian="FR"/>
    </style:style>
    <style:style style:name="T2204" style:parent-style-name="Policepardéfaut" style:family="text">
      <style:text-properties style:language-asian="fr" style:country-asian="FR"/>
    </style:style>
    <style:style style:name="T2205" style:parent-style-name="Policepardéfaut" style:family="text">
      <style:text-properties style:language-asian="fr" style:country-asian="FR"/>
    </style:style>
    <style:style style:name="T2206" style:parent-style-name="Policepardéfaut" style:family="text">
      <style:text-properties style:language-asian="fr" style:country-asian="FR"/>
    </style:style>
    <style:style style:name="T2207" style:parent-style-name="Policepardéfaut" style:family="text">
      <style:text-properties style:language-asian="fr" style:country-asian="FR"/>
    </style:style>
    <style:style style:name="T2208" style:parent-style-name="Policepardéfaut" style:family="text">
      <style:text-properties style:language-asian="fr" style:country-asian="FR"/>
    </style:style>
    <style:style style:name="T2209" style:parent-style-name="Policepardéfaut" style:family="text">
      <style:text-properties style:language-asian="fr" style:country-asian="FR"/>
    </style:style>
    <style:style style:name="T2210" style:parent-style-name="Policepardéfaut" style:family="text">
      <style:text-properties style:language-asian="fr" style:country-asian="FR"/>
    </style:style>
    <style:style style:name="T2211" style:parent-style-name="Policepardéfaut" style:family="text">
      <style:text-properties style:language-asian="fr" style:country-asian="FR"/>
    </style:style>
    <style:style style:name="T2212" style:parent-style-name="Policepardéfaut" style:family="text">
      <style:text-properties style:language-asian="fr" style:country-asian="FR"/>
    </style:style>
    <style:style style:name="T2213" style:parent-style-name="Policepardéfaut" style:family="text">
      <style:text-properties style:language-asian="fr" style:country-asian="FR"/>
    </style:style>
    <style:style style:name="T2214" style:parent-style-name="Policepardéfaut" style:family="text">
      <style:text-properties style:language-asian="fr" style:country-asian="FR"/>
    </style:style>
    <style:style style:name="T2215" style:parent-style-name="Policepardéfaut" style:family="text">
      <style:text-properties style:language-asian="fr" style:country-asian="FR"/>
    </style:style>
    <style:style style:name="T2216" style:parent-style-name="Policepardéfaut" style:family="text">
      <style:text-properties style:language-asian="fr" style:country-asian="FR"/>
    </style:style>
    <style:style style:name="T2217" style:parent-style-name="Policepardéfaut" style:family="text">
      <style:text-properties style:language-asian="fr" style:country-asian="FR"/>
    </style:style>
    <style:style style:name="T2218" style:parent-style-name="Policepardéfaut" style:family="text">
      <style:text-properties style:language-asian="fr" style:country-asian="FR"/>
    </style:style>
    <style:style style:name="T2219" style:parent-style-name="Policepardéfaut" style:family="text">
      <style:text-properties fo:font-style="italic" style:font-style-asian="italic" style:language-asian="fr" style:country-asian="FR"/>
    </style:style>
    <style:style style:name="T2220" style:parent-style-name="Policepardéfaut" style:family="text">
      <style:text-properties style:language-asian="fr" style:country-asian="FR"/>
    </style:style>
    <style:style style:name="T2221" style:parent-style-name="Policepardéfaut" style:family="text">
      <style:text-properties fo:font-style="italic" style:font-style-asian="italic" style:language-asian="fr" style:country-asian="FR"/>
    </style:style>
    <style:style style:name="T2222" style:parent-style-name="Policepardéfaut" style:family="text">
      <style:text-properties style:language-asian="fr" style:country-asian="FR"/>
    </style:style>
    <style:style style:name="T2223" style:parent-style-name="Policepardéfaut" style:family="text">
      <style:text-properties style:language-asian="fr" style:country-asian="FR"/>
    </style:style>
    <style:style style:name="T2224" style:parent-style-name="Policepardéfaut" style:family="text">
      <style:text-properties style:language-asian="fr" style:country-asian="FR"/>
    </style:style>
    <style:style style:name="T2225" style:parent-style-name="Policepardéfaut" style:family="text">
      <style:text-properties style:language-asian="fr" style:country-asian="FR"/>
    </style:style>
    <style:style style:name="T2226" style:parent-style-name="Policepardéfaut" style:family="text">
      <style:text-properties style:language-asian="fr" style:country-asian="FR"/>
    </style:style>
    <style:style style:name="T2227" style:parent-style-name="Policepardéfaut" style:family="text">
      <style:text-properties style:language-asian="fr" style:country-asian="FR"/>
    </style:style>
    <style:style style:name="P2228" style:parent-style-name="Titre2" style:family="paragraph">
      <style:text-properties style:font-name-asian="Times New Roman" style:language-asian="fr" style:country-asian="FR"/>
    </style:style>
    <style:style style:name="T2229" style:parent-style-name="Policepardéfaut" style:family="text">
      <style:text-properties style:language-asian="fr" style:country-asian="FR"/>
    </style:style>
    <style:style style:name="T2230" style:parent-style-name="Policepardéfaut" style:family="text">
      <style:text-properties style:language-asian="fr" style:country-asian="FR"/>
    </style:style>
    <style:style style:name="T2231" style:parent-style-name="Policepardéfaut" style:family="text">
      <style:text-properties style:language-asian="fr" style:country-asian="FR"/>
    </style:style>
    <style:style style:name="T2232" style:parent-style-name="Policepardéfaut" style:family="text">
      <style:text-properties style:language-asian="fr" style:country-asian="FR"/>
    </style:style>
    <style:style style:name="T2233" style:parent-style-name="Policepardéfaut" style:family="text">
      <style:text-properties style:language-asian="fr" style:country-asian="FR"/>
    </style:style>
    <style:style style:name="T2234" style:parent-style-name="Policepardéfaut" style:family="text">
      <style:text-properties style:language-asian="fr" style:country-asian="FR"/>
    </style:style>
    <style:style style:name="T2235" style:parent-style-name="Policepardéfaut" style:family="text">
      <style:text-properties style:language-asian="fr" style:country-asian="FR"/>
    </style:style>
    <style:style style:name="T2236" style:parent-style-name="Policepardéfaut" style:family="text">
      <style:text-properties style:language-asian="fr" style:country-asian="FR"/>
    </style:style>
    <style:style style:name="T2237" style:parent-style-name="Policepardéfaut" style:family="text">
      <style:text-properties style:language-asian="fr" style:country-asian="FR"/>
    </style:style>
    <style:style style:name="T2238" style:parent-style-name="Policepardéfaut" style:family="text">
      <style:text-properties style:language-asian="fr" style:country-asian="FR"/>
    </style:style>
    <style:style style:name="T2239" style:parent-style-name="Policepardéfaut" style:family="text">
      <style:text-properties style:language-asian="fr" style:country-asian="FR"/>
    </style:style>
    <style:style style:name="T2240" style:parent-style-name="Policepardéfaut" style:family="text">
      <style:text-properties style:language-asian="fr" style:country-asian="FR"/>
    </style:style>
    <style:style style:name="T2241" style:parent-style-name="Policepardéfaut" style:family="text">
      <style:text-properties style:language-asian="fr" style:country-asian="FR"/>
    </style:style>
    <style:style style:name="T2242" style:parent-style-name="Policepardéfaut" style:family="text">
      <style:text-properties style:language-asian="fr" style:country-asian="FR"/>
    </style:style>
    <style:style style:name="T2243" style:parent-style-name="Policepardéfaut" style:family="text">
      <style:text-properties style:language-asian="fr" style:country-asian="FR"/>
    </style:style>
    <style:style style:name="T2244" style:parent-style-name="Policepardéfaut" style:family="text">
      <style:text-properties style:language-asian="fr" style:country-asian="FR"/>
    </style:style>
    <style:style style:name="T2245" style:parent-style-name="Policepardéfaut" style:family="text">
      <style:text-properties style:language-asian="fr" style:country-asian="FR"/>
    </style:style>
    <style:style style:name="T2246" style:parent-style-name="Policepardéfaut" style:family="text">
      <style:text-properties style:language-asian="fr" style:country-asian="FR"/>
    </style:style>
    <style:style style:name="T2247" style:parent-style-name="Policepardéfaut" style:family="text">
      <style:text-properties style:language-asian="fr" style:country-asian="FR"/>
    </style:style>
    <style:style style:name="T2248" style:parent-style-name="Policepardéfaut" style:family="text">
      <style:text-properties style:language-asian="fr" style:country-asian="FR"/>
    </style:style>
    <style:style style:name="T2249" style:parent-style-name="Policepardéfaut" style:family="text">
      <style:text-properties style:language-asian="fr" style:country-asian="FR"/>
    </style:style>
    <style:style style:name="T2250" style:parent-style-name="Policepardéfaut" style:family="text">
      <style:text-properties style:language-asian="fr" style:country-asian="FR"/>
    </style:style>
    <style:style style:name="T2251" style:parent-style-name="Policepardéfaut" style:family="text">
      <style:text-properties style:language-asian="fr" style:country-asian="FR"/>
    </style:style>
    <style:style style:name="T2252" style:parent-style-name="Policepardéfaut" style:family="text">
      <style:text-properties style:language-asian="fr" style:country-asian="FR"/>
    </style:style>
    <style:style style:name="T2253" style:parent-style-name="Policepardéfaut" style:family="text">
      <style:text-properties style:language-asian="fr" style:country-asian="FR"/>
    </style:style>
    <style:style style:name="T2254" style:parent-style-name="Policepardéfaut" style:family="text">
      <style:text-properties style:language-asian="fr" style:country-asian="FR"/>
    </style:style>
    <style:style style:name="T2255" style:parent-style-name="Policepardéfaut" style:family="text">
      <style:text-properties style:language-asian="fr" style:country-asian="FR"/>
    </style:style>
    <style:style style:name="T2256" style:parent-style-name="Policepardéfaut" style:family="text">
      <style:text-properties style:language-asian="fr" style:country-asian="FR"/>
    </style:style>
    <style:style style:name="T2257" style:parent-style-name="Policepardéfaut" style:family="text">
      <style:text-properties style:language-asian="fr" style:country-asian="FR"/>
    </style:style>
    <style:style style:name="T2258" style:parent-style-name="Policepardéfaut" style:family="text">
      <style:text-properties style:language-asian="fr" style:country-asian="FR"/>
    </style:style>
    <style:style style:name="T2259" style:parent-style-name="Policepardéfaut" style:family="text">
      <style:text-properties style:language-asian="fr" style:country-asian="FR"/>
    </style:style>
    <style:style style:name="T2260" style:parent-style-name="Policepardéfaut" style:family="text">
      <style:text-properties style:language-asian="fr" style:country-asian="FR"/>
    </style:style>
    <style:style style:name="T2261" style:parent-style-name="Policepardéfaut" style:family="text">
      <style:text-properties style:language-asian="fr" style:country-asian="FR"/>
    </style:style>
    <style:style style:name="T2262" style:parent-style-name="Policepardéfaut" style:family="text">
      <style:text-properties style:language-asian="fr" style:country-asian="FR"/>
    </style:style>
    <style:style style:name="T2263" style:parent-style-name="Policepardéfaut" style:family="text">
      <style:text-properties style:language-asian="fr" style:country-asian="FR"/>
    </style:style>
    <style:style style:name="T2264" style:parent-style-name="Policepardéfaut" style:family="text">
      <style:text-properties style:language-asian="fr" style:country-asian="FR"/>
    </style:style>
    <style:style style:name="T2265" style:parent-style-name="Policepardéfaut" style:family="text">
      <style:text-properties style:language-asian="fr" style:country-asian="FR"/>
    </style:style>
    <style:style style:name="T2266" style:parent-style-name="Policepardéfaut" style:family="text">
      <style:text-properties style:language-asian="fr" style:country-asian="FR"/>
    </style:style>
    <style:style style:name="T2267" style:parent-style-name="Policepardéfaut" style:family="text">
      <style:text-properties style:language-asian="fr" style:country-asian="FR"/>
    </style:style>
    <style:style style:name="T2268" style:parent-style-name="Policepardéfaut" style:family="text">
      <style:text-properties style:language-asian="fr" style:country-asian="FR"/>
    </style:style>
    <style:style style:name="T2269" style:parent-style-name="Policepardéfaut" style:family="text">
      <style:text-properties style:language-asian="fr" style:country-asian="FR"/>
    </style:style>
    <style:style style:name="T2270" style:parent-style-name="Policepardéfaut" style:family="text">
      <style:text-properties style:language-asian="fr" style:country-asian="FR"/>
    </style:style>
    <style:style style:name="T2271" style:parent-style-name="Appelnotedebasdep." style:family="text">
      <style:text-properties style:language-asian="fr" style:country-asian="FR"/>
    </style:style>
    <style:style style:name="T2272" style:parent-style-name="Policepardéfaut" style:family="text">
      <style:text-properties style:language-asian="fr" style:country-asian="FR"/>
    </style:style>
    <style:style style:name="T2273" style:parent-style-name="Policepardéfaut" style:family="text">
      <style:text-properties style:language-asian="fr" style:country-asian="FR"/>
    </style:style>
    <style:style style:name="T2274" style:parent-style-name="Policepardéfaut" style:family="text">
      <style:text-properties style:language-asian="fr" style:country-asian="FR"/>
    </style:style>
    <style:style style:name="T2275" style:parent-style-name="Policepardéfaut" style:family="text">
      <style:text-properties style:language-asian="fr" style:country-asian="FR"/>
    </style:style>
    <style:style style:name="T2276" style:parent-style-name="Policepardéfaut" style:family="text">
      <style:text-properties style:language-asian="fr" style:country-asian="FR"/>
    </style:style>
    <style:style style:name="T2277" style:parent-style-name="Policepardéfaut" style:family="text">
      <style:text-properties style:language-asian="fr" style:country-asian="FR"/>
    </style:style>
    <style:style style:name="T2278" style:parent-style-name="Policepardéfaut" style:family="text">
      <style:text-properties fo:font-style="italic" style:font-style-asian="italic"/>
    </style:style>
    <style:style style:name="T2279" style:parent-style-name="Policepardéfaut" style:family="text">
      <style:text-properties fo:font-style="italic" style:font-style-asian="italic"/>
    </style:style>
    <style:style style:name="T2280" style:parent-style-name="Policepardéfaut" style:family="text">
      <style:text-properties fo:font-style="italic" style:font-style-asian="italic"/>
    </style:style>
    <style:style style:name="T2281" style:parent-style-name="Policepardéfaut" style:family="text">
      <style:text-properties style:language-asian="fr" style:country-asian="FR"/>
    </style:style>
    <style:style style:name="T2282" style:parent-style-name="Policepardéfaut" style:family="text">
      <style:text-properties style:language-asian="fr" style:country-asian="FR"/>
    </style:style>
    <style:style style:name="T2283" style:parent-style-name="Policepardéfaut" style:family="text">
      <style:text-properties style:language-asian="fr" style:country-asian="FR"/>
    </style:style>
    <style:style style:name="T2284" style:parent-style-name="Policepardéfaut" style:family="text">
      <style:text-properties style:language-asian="fr" style:country-asian="FR"/>
    </style:style>
    <style:style style:name="T2285" style:parent-style-name="title" style:family="text">
      <style:text-properties fo:font-style="normal" style:font-style-asian="normal"/>
    </style:style>
    <style:style style:name="T2286" style:parent-style-name="title" style:family="text">
      <style:text-properties fo:font-style="normal" style:font-style-asian="normal"/>
    </style:style>
    <style:style style:name="T2287" style:parent-style-name="title" style:family="text">
      <style:text-properties fo:font-style="normal" style:font-style-asian="normal"/>
    </style:style>
    <style:style style:name="T2288" style:parent-style-name="title" style:family="text">
      <style:text-properties fo:font-style="normal" style:font-style-asian="normal"/>
    </style:style>
    <style:style style:name="T2289" style:parent-style-name="title" style:family="text">
      <style:text-properties fo:font-style="normal" style:font-style-asian="normal"/>
    </style:style>
    <style:style style:name="T2290" style:parent-style-name="Policepardéfaut" style:family="text">
      <style:text-properties style:language-asian="fr" style:country-asian="FR"/>
    </style:style>
    <style:style style:name="T2291" style:parent-style-name="Policepardéfaut" style:family="text">
      <style:text-properties style:language-asian="fr" style:country-asian="FR"/>
    </style:style>
    <style:style style:name="T2292" style:parent-style-name="Policepardéfaut" style:family="text">
      <style:text-properties style:language-asian="fr" style:country-asian="FR"/>
    </style:style>
    <style:style style:name="T2293" style:parent-style-name="Policepardéfaut" style:family="text">
      <style:text-properties style:language-asian="fr" style:country-asian="FR"/>
    </style:style>
    <style:style style:name="T2294" style:parent-style-name="Policepardéfaut" style:family="text">
      <style:text-properties style:language-asian="fr" style:country-asian="FR"/>
    </style:style>
    <style:style style:name="T2295" style:parent-style-name="Policepardéfaut" style:family="text">
      <style:text-properties style:language-asian="fr" style:country-asian="FR"/>
    </style:style>
    <style:style style:name="T2296" style:parent-style-name="Policepardéfaut" style:family="text">
      <style:text-properties style:language-asian="fr" style:country-asian="FR"/>
    </style:style>
    <style:style style:name="T2297" style:parent-style-name="Policepardéfaut" style:family="text">
      <style:text-properties style:language-asian="fr" style:country-asian="FR"/>
    </style:style>
    <style:style style:name="T2298" style:parent-style-name="Policepardéfaut" style:family="text">
      <style:text-properties style:language-asian="fr" style:country-asian="FR"/>
    </style:style>
    <style:style style:name="T2299" style:parent-style-name="Policepardéfaut" style:family="text">
      <style:text-properties style:language-asian="fr" style:country-asian="FR"/>
    </style:style>
    <style:style style:name="T2300" style:parent-style-name="Policepardéfaut" style:family="text">
      <style:text-properties style:language-asian="fr" style:country-asian="FR"/>
    </style:style>
    <style:style style:name="T2301" style:parent-style-name="Policepardéfaut" style:family="text">
      <style:text-properties style:language-asian="fr" style:country-asian="FR"/>
    </style:style>
    <style:style style:name="T2302" style:parent-style-name="Policepardéfaut" style:family="text">
      <style:text-properties style:language-asian="fr" style:country-asian="FR"/>
    </style:style>
    <style:style style:name="T2303" style:parent-style-name="Policepardéfaut" style:family="text">
      <style:text-properties fo:font-style="italic" style:font-style-asian="italic" style:language-asian="fr" style:country-asian="FR"/>
    </style:style>
    <style:style style:name="T2304" style:parent-style-name="Policepardéfaut" style:family="text">
      <style:text-properties style:language-asian="fr" style:country-asian="FR"/>
    </style:style>
    <style:style style:name="T2305" style:parent-style-name="Policepardéfaut" style:family="text">
      <style:text-properties fo:font-style="italic" style:font-style-asian="italic" style:language-asian="fr" style:country-asian="FR"/>
    </style:style>
    <style:style style:name="T2306" style:parent-style-name="Policepardéfaut" style:family="text">
      <style:text-properties style:language-asian="fr" style:country-asian="FR"/>
    </style:style>
    <style:style style:name="T2307" style:parent-style-name="Policepardéfaut" style:family="text">
      <style:text-properties style:language-asian="fr" style:country-asian="FR"/>
    </style:style>
    <style:style style:name="T2308" style:parent-style-name="Policepardéfaut" style:family="text">
      <style:text-properties style:language-asian="fr" style:country-asian="FR"/>
    </style:style>
    <style:style style:name="T2309" style:parent-style-name="Policepardéfaut" style:family="text">
      <style:text-properties style:language-asian="fr" style:country-asian="FR"/>
    </style:style>
    <style:style style:name="T2310" style:parent-style-name="Policepardéfaut" style:family="text">
      <style:text-properties style:language-asian="fr" style:country-asian="FR"/>
    </style:style>
    <style:style style:name="T2311" style:parent-style-name="Policepardéfaut" style:family="text">
      <style:text-properties style:language-asian="fr" style:country-asian="FR"/>
    </style:style>
    <style:style style:name="T2312" style:parent-style-name="Policepardéfaut" style:family="text">
      <style:text-properties style:language-asian="fr" style:country-asian="FR"/>
    </style:style>
    <style:style style:name="T2313" style:parent-style-name="Policepardéfaut" style:family="text">
      <style:text-properties style:language-asian="fr" style:country-asian="FR"/>
    </style:style>
    <style:style style:name="T2314" style:parent-style-name="Policepardéfaut" style:family="text">
      <style:text-properties style:language-asian="fr" style:country-asian="FR"/>
    </style:style>
    <style:style style:name="T2315" style:parent-style-name="Policepardéfaut" style:family="text">
      <style:text-properties style:language-asian="fr" style:country-asian="FR"/>
    </style:style>
    <style:style style:name="T2316" style:parent-style-name="Policepardéfaut" style:family="text">
      <style:text-properties style:language-asian="fr" style:country-asian="FR"/>
    </style:style>
    <style:style style:name="T2317" style:parent-style-name="Policepardéfaut" style:family="text">
      <style:text-properties style:language-asian="fr" style:country-asian="FR"/>
    </style:style>
    <style:style style:name="T2318" style:parent-style-name="Policepardéfaut" style:family="text">
      <style:text-properties style:language-asian="fr" style:country-asian="FR"/>
    </style:style>
    <style:style style:name="T2319" style:parent-style-name="Policepardéfaut" style:family="text">
      <style:text-properties style:language-asian="fr" style:country-asian="FR"/>
    </style:style>
    <style:style style:name="T2320" style:parent-style-name="Policepardéfaut" style:family="text">
      <style:text-properties style:language-asian="fr" style:country-asian="FR"/>
    </style:style>
    <style:style style:name="T2321" style:parent-style-name="Policepardéfaut" style:family="text">
      <style:text-properties style:language-asian="fr" style:country-asian="FR"/>
    </style:style>
    <style:style style:name="T2322" style:parent-style-name="Policepardéfaut" style:family="text">
      <style:text-properties style:language-asian="fr" style:country-asian="FR"/>
    </style:style>
    <style:style style:name="T2323" style:parent-style-name="Policepardéfaut" style:family="text">
      <style:text-properties style:language-asian="fr" style:country-asian="FR"/>
    </style:style>
    <style:style style:name="T2324" style:parent-style-name="Policepardéfaut" style:family="text">
      <style:text-properties style:language-asian="fr" style:country-asian="FR"/>
    </style:style>
    <style:style style:name="T2325" style:parent-style-name="Policepardéfaut" style:family="text">
      <style:text-properties style:language-asian="fr" style:country-asian="FR"/>
    </style:style>
    <style:style style:name="T2326" style:parent-style-name="Policepardéfaut" style:family="text">
      <style:text-properties style:language-asian="fr" style:country-asian="FR"/>
    </style:style>
    <style:style style:name="T2327" style:parent-style-name="Policepardéfaut" style:family="text">
      <style:text-properties style:language-asian="fr" style:country-asian="FR"/>
    </style:style>
    <style:style style:name="T2328" style:parent-style-name="Policepardéfaut" style:family="text">
      <style:text-properties style:language-asian="fr" style:country-asian="FR"/>
    </style:style>
    <style:style style:name="T2329" style:parent-style-name="Policepardéfaut" style:family="text">
      <style:text-properties style:language-asian="fr" style:country-asian="FR"/>
    </style:style>
    <style:style style:name="T2330" style:parent-style-name="Policepardéfaut" style:family="text">
      <style:text-properties style:language-asian="fr" style:country-asian="FR"/>
    </style:style>
    <style:style style:name="T2331" style:parent-style-name="Policepardéfaut" style:family="text">
      <style:text-properties style:language-asian="fr" style:country-asian="FR"/>
    </style:style>
    <style:style style:name="T2332" style:parent-style-name="Policepardéfaut" style:family="text">
      <style:text-properties style:language-asian="fr" style:country-asian="FR"/>
    </style:style>
    <style:style style:name="T2333" style:parent-style-name="Policepardéfaut" style:family="text">
      <style:text-properties style:language-asian="fr" style:country-asian="FR"/>
    </style:style>
    <style:style style:name="T2334" style:parent-style-name="Policepardéfaut" style:family="text">
      <style:text-properties style:language-asian="fr" style:country-asian="FR"/>
    </style:style>
    <style:style style:name="T2335" style:parent-style-name="Policepardéfaut" style:family="text">
      <style:text-properties style:language-asian="fr" style:country-asian="FR"/>
    </style:style>
    <style:style style:name="T2336" style:parent-style-name="Policepardéfaut" style:family="text">
      <style:text-properties style:language-asian="fr" style:country-asian="FR"/>
    </style:style>
    <style:style style:name="T2337" style:parent-style-name="Policepardéfaut" style:family="text">
      <style:text-properties style:language-asian="fr" style:country-asian="FR"/>
    </style:style>
    <style:style style:name="T2338" style:parent-style-name="Policepardéfaut" style:family="text">
      <style:text-properties style:language-asian="fr" style:country-asian="FR"/>
    </style:style>
    <style:style style:name="T2339" style:parent-style-name="Policepardéfaut" style:family="text">
      <style:text-properties style:language-asian="fr" style:country-asian="FR"/>
    </style:style>
    <style:style style:name="T2340" style:parent-style-name="Policepardéfaut" style:family="text">
      <style:text-properties style:language-asian="fr" style:country-asian="FR"/>
    </style:style>
    <style:style style:name="T2341" style:parent-style-name="Policepardéfaut" style:family="text">
      <style:text-properties style:language-asian="fr" style:country-asian="FR"/>
    </style:style>
    <style:style style:name="T2342" style:parent-style-name="Policepardéfaut" style:family="text">
      <style:text-properties style:language-asian="fr" style:country-asian="FR"/>
    </style:style>
    <style:style style:name="T2343" style:parent-style-name="Policepardéfaut" style:family="text">
      <style:text-properties style:language-asian="fr" style:country-asian="FR"/>
    </style:style>
    <style:style style:name="T2344" style:parent-style-name="Policepardéfaut" style:family="text">
      <style:text-properties style:language-asian="fr" style:country-asian="FR"/>
    </style:style>
    <style:style style:name="T2345" style:parent-style-name="Policepardéfaut" style:family="text">
      <style:text-properties style:language-asian="fr" style:country-asian="FR"/>
    </style:style>
    <style:style style:name="T2346" style:parent-style-name="Policepardéfaut" style:family="text">
      <style:text-properties style:language-asian="fr" style:country-asian="FR"/>
    </style:style>
    <style:style style:name="T2347" style:parent-style-name="Policepardéfaut" style:family="text">
      <style:text-properties fo:font-style="italic" style:font-style-asian="italic" style:language-asian="fr" style:country-asian="FR"/>
    </style:style>
    <style:style style:name="T2348" style:parent-style-name="Policepardéfaut" style:family="text">
      <style:text-properties style:language-asian="fr" style:country-asian="FR"/>
    </style:style>
    <style:style style:name="T2349" style:parent-style-name="Policepardéfaut" style:family="text">
      <style:text-properties style:language-asian="fr" style:country-asian="FR"/>
    </style:style>
    <style:style style:name="T2350" style:parent-style-name="Policepardéfaut" style:family="text">
      <style:text-properties style:language-asian="fr" style:country-asian="FR"/>
    </style:style>
    <style:style style:name="T2351" style:parent-style-name="Policepardéfaut" style:family="text">
      <style:text-properties style:language-asian="fr" style:country-asian="FR"/>
    </style:style>
    <style:style style:name="T2352" style:parent-style-name="Policepardéfaut" style:family="text">
      <style:text-properties style:language-asian="fr" style:country-asian="FR"/>
    </style:style>
    <style:style style:name="T2353" style:parent-style-name="Policepardéfaut" style:family="text">
      <style:text-properties style:language-asian="fr" style:country-asian="FR"/>
    </style:style>
    <style:style style:name="T2354" style:parent-style-name="Policepardéfaut" style:family="text">
      <style:text-properties style:language-asian="fr" style:country-asian="FR"/>
    </style:style>
    <style:style style:name="T2355" style:parent-style-name="Policepardéfaut" style:family="text">
      <style:text-properties style:language-asian="fr" style:country-asian="FR"/>
    </style:style>
    <style:style style:name="T2356" style:parent-style-name="Policepardéfaut" style:family="text">
      <style:text-properties style:language-asian="fr" style:country-asian="FR"/>
    </style:style>
    <style:style style:name="T2357" style:parent-style-name="Policepardéfaut" style:family="text">
      <style:text-properties style:language-asian="fr" style:country-asian="FR"/>
    </style:style>
    <style:style style:name="T2358" style:parent-style-name="Policepardéfaut" style:family="text">
      <style:text-properties style:language-asian="fr" style:country-asian="FR"/>
    </style:style>
    <style:style style:name="P2359" style:parent-style-name="Corpsdetexte" style:family="paragraph">
      <style:text-properties style:language-asian="fr" style:country-asian="FR"/>
    </style:style>
    <style:style style:name="P2360" style:parent-style-name="Corpsdetexte" style:family="paragraph">
      <style:text-properties style:language-asian="fr" style:country-asian="FR"/>
    </style:style>
    <style:style style:name="P2361" style:parent-style-name="Corpsdetexte" style:family="paragraph">
      <style:text-properties style:language-asian="fr" style:country-asian="FR"/>
    </style:style>
    <style:style style:name="T2362" style:parent-style-name="Policepardéfaut" style:family="text">
      <style:text-properties style:language-asian="fr" style:country-asian="FR"/>
    </style:style>
    <style:style style:name="T2363" style:parent-style-name="Policepardéfaut" style:family="text">
      <style:text-properties style:language-asian="fr" style:country-asian="FR"/>
    </style:style>
    <style:style style:name="T2364" style:parent-style-name="Policepardéfaut" style:family="text">
      <style:text-properties style:language-asian="fr" style:country-asian="FR"/>
    </style:style>
    <style:style style:name="T2365" style:parent-style-name="Policepardéfaut" style:family="text">
      <style:text-properties style:language-asian="fr" style:country-asian="FR"/>
    </style:style>
    <style:style style:name="T2366" style:parent-style-name="Policepardéfaut" style:family="text">
      <style:text-properties style:language-asian="fr" style:country-asian="FR"/>
    </style:style>
    <style:style style:name="T2367" style:parent-style-name="Policepardéfaut" style:family="text">
      <style:text-properties style:language-asian="fr" style:country-asian="FR"/>
    </style:style>
    <style:style style:name="T2368" style:parent-style-name="Policepardéfaut" style:family="text">
      <style:text-properties style:language-asian="fr" style:country-asian="FR"/>
    </style:style>
    <style:style style:name="T2369" style:parent-style-name="Policepardéfaut" style:family="text">
      <style:text-properties style:language-asian="fr" style:country-asian="FR"/>
    </style:style>
    <style:style style:name="T2370" style:parent-style-name="Policepardéfaut" style:family="text">
      <style:text-properties style:language-asian="fr" style:country-asian="FR"/>
    </style:style>
    <style:style style:name="T2371" style:parent-style-name="Policepardéfaut" style:family="text">
      <style:text-properties fo:font-variant="small-caps" style:language-asian="fr" style:country-asian="FR"/>
    </style:style>
    <style:style style:name="T2372" style:parent-style-name="Policepardéfaut" style:family="text">
      <style:text-properties style:language-asian="fr" style:country-asian="FR"/>
    </style:style>
    <style:style style:name="T2373" style:parent-style-name="Policepardéfaut" style:family="text">
      <style:text-properties fo:font-variant="small-caps" style:language-asian="fr" style:country-asian="FR"/>
    </style:style>
    <style:style style:name="T2374" style:parent-style-name="Policepardéfaut" style:family="text">
      <style:text-properties fo:font-variant="small-caps" style:language-asian="fr" style:country-asian="FR"/>
    </style:style>
    <style:style style:name="T2375" style:parent-style-name="Policepardéfaut" style:family="text">
      <style:text-properties fo:font-variant="small-caps" style:language-asian="fr" style:country-asian="FR"/>
    </style:style>
    <style:style style:name="T2376" style:parent-style-name="Policepardéfaut" style:family="text">
      <style:text-properties style:language-asian="fr" style:country-asian="FR"/>
    </style:style>
    <style:style style:name="T2377" style:parent-style-name="Policepardéfaut" style:family="text">
      <style:text-properties style:language-asian="fr" style:country-asian="FR"/>
    </style:style>
    <style:style style:name="T2378" style:parent-style-name="Policepardéfaut" style:family="text">
      <style:text-properties style:language-asian="fr" style:country-asian="FR"/>
    </style:style>
    <style:style style:name="T2379" style:parent-style-name="Policepardéfaut" style:family="text">
      <style:text-properties style:language-asian="fr" style:country-asian="FR"/>
    </style:style>
    <style:style style:name="T2380" style:parent-style-name="Policepardéfaut" style:family="text">
      <style:text-properties style:language-asian="fr" style:country-asian="FR"/>
    </style:style>
    <style:style style:name="T2381" style:parent-style-name="Policepardéfaut" style:family="text">
      <style:text-properties style:language-asian="fr" style:country-asian="FR"/>
    </style:style>
    <style:style style:name="T2382" style:parent-style-name="Policepardéfaut" style:family="text">
      <style:text-properties style:language-asian="fr" style:country-asian="FR"/>
    </style:style>
    <style:style style:name="T2383" style:parent-style-name="Policepardéfaut" style:family="text">
      <style:text-properties style:language-asian="fr" style:country-asian="FR"/>
    </style:style>
    <style:style style:name="T2384" style:parent-style-name="Policepardéfaut" style:family="text">
      <style:text-properties style:language-asian="fr" style:country-asian="FR"/>
    </style:style>
    <style:style style:name="T2385" style:parent-style-name="Policepardéfaut" style:family="text">
      <style:text-properties style:language-asian="fr" style:country-asian="FR"/>
    </style:style>
    <style:style style:name="T2386" style:parent-style-name="Policepardéfaut" style:family="text">
      <style:text-properties style:language-asian="fr" style:country-asian="FR"/>
    </style:style>
    <style:style style:name="T2387" style:parent-style-name="Policepardéfaut" style:family="text">
      <style:text-properties style:language-asian="fr" style:country-asian="FR"/>
    </style:style>
    <style:style style:name="T2388" style:parent-style-name="Policepardéfaut" style:family="text">
      <style:text-properties style:language-asian="fr" style:country-asian="FR"/>
    </style:style>
    <style:style style:name="T2389" style:parent-style-name="Policepardéfaut" style:family="text">
      <style:text-properties style:language-asian="fr" style:country-asian="FR"/>
    </style:style>
    <style:style style:name="T2390" style:parent-style-name="Policepardéfaut" style:family="text">
      <style:text-properties style:language-asian="fr" style:country-asian="FR"/>
    </style:style>
    <style:style style:name="T2391" style:parent-style-name="Policepardéfaut" style:family="text">
      <style:text-properties style:language-asian="fr" style:country-asian="FR"/>
    </style:style>
    <style:style style:name="T2392" style:parent-style-name="Policepardéfaut" style:family="text">
      <style:text-properties style:language-asian="fr" style:country-asian="FR"/>
    </style:style>
    <style:style style:name="T2393" style:parent-style-name="Policepardéfaut" style:family="text">
      <style:text-properties style:language-asian="fr" style:country-asian="FR"/>
    </style:style>
    <style:style style:name="T2394" style:parent-style-name="Policepardéfaut" style:family="text">
      <style:text-properties style:language-asian="fr" style:country-asian="FR"/>
    </style:style>
    <style:style style:name="T2395" style:parent-style-name="Policepardéfaut" style:family="text">
      <style:text-properties style:language-asian="fr" style:country-asian="FR"/>
    </style:style>
    <style:style style:name="P2396" style:parent-style-name="Corpsdetexte" style:family="paragraph">
      <style:text-properties style:language-asian="fr" style:country-asian="FR"/>
    </style:style>
    <style:style style:name="P2397" style:parent-style-name="Corpsdetexte" style:family="paragraph">
      <style:text-properties style:language-asian="fr" style:country-asian="FR"/>
    </style:style>
    <style:style style:name="T2398" style:parent-style-name="Policepardéfaut" style:family="text">
      <style:text-properties style:language-asian="fr" style:country-asian="FR"/>
    </style:style>
    <style:style style:name="T2399" style:parent-style-name="Policepardéfaut" style:family="text">
      <style:text-properties style:language-asian="fr" style:country-asian="FR"/>
    </style:style>
    <style:style style:name="T2400" style:parent-style-name="Policepardéfaut" style:family="text">
      <style:text-properties style:language-asian="fr" style:country-asian="FR"/>
    </style:style>
    <style:style style:name="T2401" style:parent-style-name="Policepardéfaut" style:family="text">
      <style:text-properties style:language-asian="fr" style:country-asian="FR"/>
    </style:style>
    <style:style style:name="T2402" style:parent-style-name="Policepardéfaut" style:family="text">
      <style:text-properties style:language-asian="fr" style:country-asian="FR"/>
    </style:style>
    <style:style style:name="T2403" style:parent-style-name="Policepardéfaut" style:family="text">
      <style:text-properties style:language-asian="fr" style:country-asian="FR"/>
    </style:style>
    <style:style style:name="T2404" style:parent-style-name="Appelnotedebasdep." style:family="text">
      <style:text-properties style:language-asian="fr" style:country-asian="FR"/>
    </style:style>
    <style:style style:name="T2405" style:parent-style-name="Policepardéfaut" style:family="text">
      <style:text-properties style:language-asian="fr" style:country-asian="FR"/>
    </style:style>
    <style:style style:name="T2406" style:parent-style-name="Policepardéfaut" style:family="text">
      <style:text-properties style:language-asian="fr" style:country-asian="FR"/>
    </style:style>
    <style:style style:name="T2407" style:parent-style-name="Policepardéfaut" style:family="text">
      <style:text-properties style:language-asian="fr" style:country-asian="FR"/>
    </style:style>
    <style:style style:name="T2408" style:parent-style-name="Policepardéfaut" style:family="text">
      <style:text-properties style:language-asian="fr" style:country-asian="FR"/>
    </style:style>
    <style:style style:name="T2409" style:parent-style-name="Policepardéfaut" style:family="text">
      <style:text-properties style:language-asian="fr" style:country-asian="FR"/>
    </style:style>
    <style:style style:name="T2410" style:parent-style-name="Policepardéfaut" style:family="text">
      <style:text-properties style:language-asian="fr" style:country-asian="FR"/>
    </style:style>
    <style:style style:name="T2411" style:parent-style-name="Policepardéfaut" style:family="text">
      <style:text-properties style:language-asian="fr" style:country-asian="FR"/>
    </style:style>
    <style:style style:name="T2412" style:parent-style-name="Policepardéfaut" style:family="text">
      <style:text-properties style:language-asian="fr" style:country-asian="FR"/>
    </style:style>
    <style:style style:name="T2413" style:parent-style-name="Policepardéfaut" style:family="text">
      <style:text-properties style:language-asian="fr" style:country-asian="FR"/>
    </style:style>
    <style:style style:name="T2414" style:parent-style-name="Policepardéfaut" style:family="text">
      <style:text-properties fo:font-style="italic" style:font-style-asian="italic" style:language-asian="fr" style:country-asian="FR"/>
    </style:style>
    <style:style style:name="T2415" style:parent-style-name="Policepardéfaut" style:family="text">
      <style:text-properties style:language-asian="fr" style:country-asian="FR"/>
    </style:style>
    <style:style style:name="T2416" style:parent-style-name="Policepardéfaut" style:family="text">
      <style:text-properties fo:font-variant="small-caps" style:language-asian="fr" style:country-asian="FR"/>
    </style:style>
    <style:style style:name="T2417" style:parent-style-name="Policepardéfaut" style:family="text">
      <style:text-properties style:text-position="super 66.6%" style:language-asian="fr" style:country-asian="FR"/>
    </style:style>
    <style:style style:name="T2418" style:parent-style-name="Policepardéfaut" style:family="text">
      <style:text-properties style:language-asian="fr" style:country-asian="FR"/>
    </style:style>
    <style:style style:name="T2419" style:parent-style-name="Policepardéfaut" style:family="text">
      <style:text-properties style:language-asian="fr" style:country-asian="FR"/>
    </style:style>
    <style:style style:name="T2420" style:parent-style-name="Policepardéfaut" style:family="text">
      <style:text-properties style:language-asian="fr" style:country-asian="FR"/>
    </style:style>
    <style:style style:name="T2421" style:parent-style-name="Policepardéfaut" style:family="text">
      <style:text-properties style:language-asian="fr" style:country-asian="FR"/>
    </style:style>
    <style:style style:name="T2422" style:parent-style-name="Policepardéfaut" style:family="text">
      <style:text-properties fo:font-style="italic" style:font-style-asian="italic" style:language-asian="fr" style:country-asian="FR"/>
    </style:style>
    <style:style style:name="T2423" style:parent-style-name="Policepardéfaut" style:family="text">
      <style:text-properties style:language-asian="fr" style:country-asian="FR"/>
    </style:style>
    <style:style style:name="T2424" style:parent-style-name="Policepardéfaut" style:family="text">
      <style:text-properties style:language-asian="fr" style:country-asian="FR"/>
    </style:style>
    <style:style style:name="T2425" style:parent-style-name="Policepardéfaut" style:family="text">
      <style:text-properties style:language-asian="fr" style:country-asian="FR"/>
    </style:style>
    <style:style style:name="T2426" style:parent-style-name="Policepardéfaut" style:family="text">
      <style:text-properties style:language-asian="fr" style:country-asian="FR"/>
    </style:style>
    <style:style style:name="T2427" style:parent-style-name="Policepardéfaut" style:family="text">
      <style:text-properties style:language-asian="fr" style:country-asian="FR"/>
    </style:style>
    <style:style style:name="T2428" style:parent-style-name="Policepardéfaut" style:family="text">
      <style:text-properties style:language-asian="fr" style:country-asian="FR"/>
    </style:style>
    <style:style style:name="T2429" style:parent-style-name="Policepardéfaut" style:family="text">
      <style:text-properties style:language-asian="fr" style:country-asian="FR"/>
    </style:style>
    <style:style style:name="T2430" style:parent-style-name="Policepardéfaut" style:family="text">
      <style:text-properties style:language-asian="fr" style:country-asian="FR"/>
    </style:style>
    <style:style style:name="T2431" style:parent-style-name="Policepardéfaut" style:family="text">
      <style:text-properties style:language-asian="fr" style:country-asian="FR"/>
    </style:style>
    <style:style style:name="T2432" style:parent-style-name="Policepardéfaut" style:family="text">
      <style:text-properties style:language-asian="fr" style:country-asian="FR"/>
    </style:style>
    <style:style style:name="T2433" style:parent-style-name="Policepardéfaut" style:family="text">
      <style:text-properties style:language-asian="fr" style:country-asian="FR"/>
    </style:style>
    <style:style style:name="T2434" style:parent-style-name="Policepardéfaut" style:family="text">
      <style:text-properties style:language-asian="fr" style:country-asian="FR"/>
    </style:style>
    <style:style style:name="T2435" style:parent-style-name="Policepardéfaut" style:family="text">
      <style:text-properties style:language-asian="fr" style:country-asian="FR"/>
    </style:style>
    <style:style style:name="T2436" style:parent-style-name="Policepardéfaut" style:family="text">
      <style:text-properties style:language-asian="fr" style:country-asian="FR"/>
    </style:style>
    <style:style style:name="T2437" style:parent-style-name="Policepardéfaut" style:family="text">
      <style:text-properties style:language-asian="fr" style:country-asian="FR"/>
    </style:style>
    <style:style style:name="T2438" style:parent-style-name="Policepardéfaut" style:family="text">
      <style:text-properties style:language-asian="fr" style:country-asian="FR"/>
    </style:style>
    <style:style style:name="T2439" style:parent-style-name="Policepardéfaut" style:family="text">
      <style:text-properties style:language-asian="fr" style:country-asian="FR"/>
    </style:style>
    <style:style style:name="T2440" style:parent-style-name="Policepardéfaut" style:family="text">
      <style:text-properties fo:font-style="italic" style:font-style-asian="italic" style:language-asian="fr" style:country-asian="FR"/>
    </style:style>
    <style:style style:name="T2441" style:parent-style-name="Policepardéfaut" style:family="text">
      <style:text-properties fo:font-style="italic" style:font-style-asian="italic" style:language-asian="fr" style:country-asian="FR"/>
    </style:style>
    <style:style style:name="T2442" style:parent-style-name="Policepardéfaut" style:family="text">
      <style:text-properties style:language-asian="fr" style:country-asian="FR"/>
    </style:style>
    <style:style style:name="T2443" style:parent-style-name="Policepardéfaut" style:family="text">
      <style:text-properties style:language-asian="fr" style:country-asian="FR"/>
    </style:style>
    <style:style style:name="T2444" style:parent-style-name="Policepardéfaut" style:family="text">
      <style:text-properties style:language-asian="fr" style:country-asian="FR"/>
    </style:style>
    <style:style style:name="T2445" style:parent-style-name="Policepardéfaut" style:family="text">
      <style:text-properties style:language-asian="fr" style:country-asian="FR"/>
    </style:style>
    <style:style style:name="T2446" style:parent-style-name="Policepardéfaut" style:family="text">
      <style:text-properties style:language-asian="fr" style:country-asian="FR"/>
    </style:style>
    <style:style style:name="T2447" style:parent-style-name="Policepardéfaut" style:family="text">
      <style:text-properties style:language-asian="fr" style:country-asian="FR"/>
    </style:style>
    <style:style style:name="T2448" style:parent-style-name="Policepardéfaut" style:family="text">
      <style:text-properties style:language-asian="fr" style:country-asian="FR"/>
    </style:style>
    <style:style style:name="T2449" style:parent-style-name="Policepardéfaut" style:family="text">
      <style:text-properties style:language-asian="fr" style:country-asian="FR"/>
    </style:style>
    <style:style style:name="T2450" style:parent-style-name="Policepardéfaut" style:family="text">
      <style:text-properties style:language-asian="fr" style:country-asian="FR"/>
    </style:style>
    <style:style style:name="T2451" style:parent-style-name="Policepardéfaut" style:family="text">
      <style:text-properties style:language-asian="fr" style:country-asian="FR"/>
    </style:style>
    <style:style style:name="T2452" style:parent-style-name="Policepardéfaut" style:family="text">
      <style:text-properties fo:font-style="italic" style:font-style-asian="italic" style:language-asian="fr" style:country-asian="FR"/>
    </style:style>
    <style:style style:name="T2453" style:parent-style-name="Policepardéfaut" style:family="text">
      <style:text-properties style:language-asian="fr" style:country-asian="FR"/>
    </style:style>
    <style:style style:name="T2454" style:parent-style-name="Policepardéfaut" style:family="text">
      <style:text-properties style:language-asian="fr" style:country-asian="FR"/>
    </style:style>
    <style:style style:name="T2455" style:parent-style-name="Policepardéfaut" style:family="text">
      <style:text-properties style:language-asian="fr" style:country-asian="FR"/>
    </style:style>
    <style:style style:name="T2456" style:parent-style-name="Policepardéfaut" style:family="text">
      <style:text-properties style:language-asian="fr" style:country-asian="FR"/>
    </style:style>
    <style:style style:name="T2457" style:parent-style-name="Policepardéfaut" style:family="text">
      <style:text-properties style:language-asian="fr" style:country-asian="FR"/>
    </style:style>
    <style:style style:name="T2458" style:parent-style-name="Policepardéfaut" style:family="text">
      <style:text-properties style:language-asian="fr" style:country-asian="FR"/>
    </style:style>
    <style:style style:name="T2459" style:parent-style-name="Policepardéfaut" style:family="text">
      <style:text-properties fo:font-style="italic" style:font-style-asian="italic" style:language-asian="fr" style:country-asian="FR"/>
    </style:style>
    <style:style style:name="T2460" style:parent-style-name="Policepardéfaut" style:family="text">
      <style:text-properties style:language-asian="fr" style:country-asian="FR"/>
    </style:style>
    <style:style style:name="T2461" style:parent-style-name="Policepardéfaut" style:family="text">
      <style:text-properties fo:font-style="italic" style:font-style-asian="italic" style:language-asian="fr" style:country-asian="FR"/>
    </style:style>
    <style:style style:name="T2462" style:parent-style-name="Policepardéfaut" style:family="text">
      <style:text-properties style:language-asian="fr" style:country-asian="FR"/>
    </style:style>
    <style:style style:name="T2463" style:parent-style-name="Policepardéfaut" style:family="text">
      <style:text-properties style:language-asian="fr" style:country-asian="FR"/>
    </style:style>
    <style:style style:name="T2464" style:parent-style-name="Policepardéfaut" style:family="text">
      <style:text-properties style:language-asian="fr" style:country-asian="FR"/>
    </style:style>
    <style:style style:name="T2465" style:parent-style-name="Policepardéfaut" style:family="text">
      <style:text-properties style:language-asian="fr" style:country-asian="FR"/>
    </style:style>
    <style:style style:name="T2466" style:parent-style-name="Policepardéfaut" style:family="text">
      <style:text-properties style:language-asian="fr" style:country-asian="FR"/>
    </style:style>
    <style:style style:name="T2467" style:parent-style-name="Policepardéfaut" style:family="text">
      <style:text-properties style:language-asian="fr" style:country-asian="FR"/>
    </style:style>
    <style:style style:name="T2468" style:parent-style-name="Policepardéfaut" style:family="text">
      <style:text-properties style:language-asian="fr" style:country-asian="FR"/>
    </style:style>
    <style:style style:name="T2469" style:parent-style-name="Policepardéfaut" style:family="text">
      <style:text-properties style:language-asian="fr" style:country-asian="FR"/>
    </style:style>
    <style:style style:name="T2470" style:parent-style-name="Policepardéfaut" style:family="text">
      <style:text-properties style:language-asian="fr" style:country-asian="FR"/>
    </style:style>
    <style:style style:name="T2471" style:parent-style-name="Policepardéfaut" style:family="text">
      <style:text-properties style:language-asian="fr" style:country-asian="FR"/>
    </style:style>
    <style:style style:name="T2472" style:parent-style-name="Policepardéfaut" style:family="text">
      <style:text-properties style:language-asian="fr" style:country-asian="FR"/>
    </style:style>
    <style:style style:name="T2473" style:parent-style-name="Policepardéfaut" style:family="text">
      <style:text-properties style:language-asian="fr" style:country-asian="FR"/>
    </style:style>
    <style:style style:name="T2474" style:parent-style-name="Policepardéfaut" style:family="text">
      <style:text-properties style:language-asian="fr" style:country-asian="FR"/>
    </style:style>
    <style:style style:name="T2475" style:parent-style-name="Policepardéfaut" style:family="text">
      <style:text-properties style:language-asian="fr" style:country-asian="FR"/>
    </style:style>
    <style:style style:name="T2476" style:parent-style-name="Policepardéfaut" style:family="text">
      <style:text-properties style:language-asian="fr" style:country-asian="FR"/>
    </style:style>
    <style:style style:name="T2477" style:parent-style-name="Policepardéfaut" style:family="text">
      <style:text-properties style:language-asian="fr" style:country-asian="FR"/>
    </style:style>
    <style:style style:name="T2478" style:parent-style-name="Policepardéfaut" style:family="text">
      <style:text-properties style:language-asian="fr" style:country-asian="FR"/>
    </style:style>
    <style:style style:name="T2479" style:parent-style-name="Policepardéfaut" style:family="text">
      <style:text-properties style:language-asian="fr" style:country-asian="FR"/>
    </style:style>
    <style:style style:name="T2480" style:parent-style-name="Policepardéfaut" style:family="text">
      <style:text-properties style:language-asian="fr" style:country-asian="FR"/>
    </style:style>
    <style:style style:name="T2481" style:parent-style-name="Policepardéfaut" style:family="text">
      <style:text-properties style:language-asian="fr" style:country-asian="FR"/>
    </style:style>
    <style:style style:name="T2482" style:parent-style-name="Policepardéfaut" style:family="text">
      <style:text-properties style:language-asian="fr" style:country-asian="FR"/>
    </style:style>
    <style:style style:name="T2483" style:parent-style-name="Policepardéfaut" style:family="text">
      <style:text-properties style:language-asian="fr" style:country-asian="FR"/>
    </style:style>
    <style:style style:name="T2484" style:parent-style-name="Policepardéfaut" style:family="text">
      <style:text-properties style:language-asian="fr" style:country-asian="FR"/>
    </style:style>
    <style:style style:name="T2485" style:parent-style-name="Policepardéfaut" style:family="text">
      <style:text-properties style:language-asian="fr" style:country-asian="FR"/>
    </style:style>
    <style:style style:name="T2486" style:parent-style-name="Policepardéfaut" style:family="text">
      <style:text-properties style:language-asian="fr" style:country-asian="FR"/>
    </style:style>
    <style:style style:name="T2487" style:parent-style-name="Policepardéfaut" style:family="text">
      <style:text-properties style:language-asian="fr" style:country-asian="FR"/>
    </style:style>
    <style:style style:name="T2488" style:parent-style-name="Policepardéfaut" style:family="text">
      <style:text-properties style:language-asian="fr" style:country-asian="FR"/>
    </style:style>
    <style:style style:name="T2489" style:parent-style-name="Policepardéfaut" style:family="text">
      <style:text-properties style:language-asian="fr" style:country-asian="FR"/>
    </style:style>
    <style:style style:name="T2490" style:parent-style-name="Policepardéfaut" style:family="text">
      <style:text-properties style:language-asian="fr" style:country-asian="FR"/>
    </style:style>
    <style:style style:name="T2491" style:parent-style-name="Policepardéfaut" style:family="text">
      <style:text-properties style:language-asian="fr" style:country-asian="FR"/>
    </style:style>
    <style:style style:name="T2492" style:parent-style-name="Policepardéfaut" style:family="text">
      <style:text-properties style:language-asian="fr" style:country-asian="FR"/>
    </style:style>
    <style:style style:name="T2493" style:parent-style-name="Policepardéfaut" style:family="text">
      <style:text-properties style:language-asian="fr" style:country-asian="FR"/>
    </style:style>
    <style:style style:name="T2494" style:parent-style-name="Policepardéfaut" style:family="text">
      <style:text-properties style:language-asian="fr" style:country-asian="FR"/>
    </style:style>
    <style:style style:name="T2495" style:parent-style-name="Policepardéfaut" style:family="text">
      <style:text-properties style:language-asian="fr" style:country-asian="FR"/>
    </style:style>
    <style:style style:name="T2496" style:parent-style-name="Policepardéfaut" style:family="text">
      <style:text-properties style:language-asian="fr" style:country-asian="FR"/>
    </style:style>
    <style:style style:name="T2497" style:parent-style-name="Policepardéfaut" style:family="text">
      <style:text-properties style:language-asian="fr" style:country-asian="FR"/>
    </style:style>
    <style:style style:name="T2498" style:parent-style-name="Policepardéfaut" style:family="text">
      <style:text-properties style:language-asian="fr" style:country-asian="FR"/>
    </style:style>
    <style:style style:name="T2499" style:parent-style-name="Policepardéfaut" style:family="text">
      <style:text-properties style:language-asian="fr" style:country-asian="FR"/>
    </style:style>
    <style:style style:name="T2500" style:parent-style-name="Policepardéfaut" style:family="text">
      <style:text-properties style:language-asian="fr" style:country-asian="FR"/>
    </style:style>
    <style:style style:name="T2501" style:parent-style-name="Policepardéfaut" style:family="text">
      <style:text-properties style:language-asian="fr" style:country-asian="FR"/>
    </style:style>
    <style:style style:name="T2502" style:parent-style-name="Policepardéfaut" style:family="text">
      <style:text-properties style:language-asian="fr" style:country-asian="FR"/>
    </style:style>
    <style:style style:name="T2503" style:parent-style-name="Policepardéfaut" style:family="text">
      <style:text-properties style:language-asian="fr" style:country-asian="FR"/>
    </style:style>
    <style:style style:name="T2504" style:parent-style-name="Policepardéfaut" style:family="text">
      <style:text-properties style:language-asian="fr" style:country-asian="FR"/>
    </style:style>
    <style:style style:name="T2505" style:parent-style-name="Policepardéfaut" style:family="text">
      <style:text-properties style:language-asian="fr" style:country-asian="FR"/>
    </style:style>
    <style:style style:name="T2506" style:parent-style-name="Policepardéfaut" style:family="text">
      <style:text-properties style:language-asian="fr" style:country-asian="FR"/>
    </style:style>
    <style:style style:name="T2507" style:parent-style-name="Policepardéfaut" style:family="text">
      <style:text-properties style:language-asian="fr" style:country-asian="FR"/>
    </style:style>
    <style:style style:name="T2508" style:parent-style-name="Appelnotedebasdep." style:family="text">
      <style:text-properties style:language-asian="fr" style:country-asian="FR"/>
    </style:style>
    <style:style style:name="T2509" style:parent-style-name="Policepardéfaut" style:family="text">
      <style:text-properties style:language-asian="fr" style:country-asian="FR"/>
    </style:style>
    <style:style style:name="T2510" style:parent-style-name="Policepardéfaut" style:family="text">
      <style:text-properties style:language-asian="fr" style:country-asian="FR"/>
    </style:style>
    <style:style style:name="T2511" style:parent-style-name="Policepardéfaut" style:family="text">
      <style:text-properties style:language-asian="fr" style:country-asian="FR"/>
    </style:style>
    <style:style style:name="T2512" style:parent-style-name="Policepardéfaut" style:family="text">
      <style:text-properties style:language-asian="fr" style:country-asian="FR"/>
    </style:style>
    <style:style style:name="T2513" style:parent-style-name="Policepardéfaut" style:family="text">
      <style:text-properties style:language-asian="fr" style:country-asian="FR"/>
    </style:style>
    <style:style style:name="T2514" style:parent-style-name="Policepardéfaut" style:family="text">
      <style:text-properties style:language-asian="fr" style:country-asian="FR"/>
    </style:style>
    <style:style style:name="T2515" style:parent-style-name="Policepardéfaut" style:family="text">
      <style:text-properties style:language-asian="fr" style:country-asian="FR"/>
    </style:style>
    <style:style style:name="T2516" style:parent-style-name="Policepardéfaut" style:family="text">
      <style:text-properties style:language-asian="fr" style:country-asian="FR"/>
    </style:style>
    <style:style style:name="T2517" style:parent-style-name="Policepardéfaut" style:family="text">
      <style:text-properties style:language-asian="fr" style:country-asian="FR"/>
    </style:style>
    <style:style style:name="T2518" style:parent-style-name="Policepardéfaut" style:family="text">
      <style:text-properties style:language-asian="fr" style:country-asian="FR"/>
    </style:style>
    <style:style style:name="T2519" style:parent-style-name="Policepardéfaut" style:family="text">
      <style:text-properties style:language-asian="fr" style:country-asian="FR"/>
    </style:style>
    <style:style style:name="T2520" style:parent-style-name="Policepardéfaut" style:family="text">
      <style:text-properties style:language-asian="fr" style:country-asian="FR"/>
    </style:style>
    <style:style style:name="T2521" style:parent-style-name="Policepardéfaut" style:family="text">
      <style:text-properties style:language-asian="fr" style:country-asian="FR"/>
    </style:style>
    <style:style style:name="T2522" style:parent-style-name="Policepardéfaut" style:family="text">
      <style:text-properties style:language-asian="fr" style:country-asian="FR"/>
    </style:style>
    <style:style style:name="T2523" style:parent-style-name="Policepardéfaut" style:family="text">
      <style:text-properties style:language-asian="fr" style:country-asian="FR"/>
    </style:style>
    <style:style style:name="T2524" style:parent-style-name="Policepardéfaut" style:family="text">
      <style:text-properties style:language-asian="fr" style:country-asian="FR"/>
    </style:style>
    <style:style style:name="T2525" style:parent-style-name="Policepardéfaut" style:family="text">
      <style:text-properties style:language-asian="fr" style:country-asian="FR"/>
    </style:style>
    <style:style style:name="T2526" style:parent-style-name="Policepardéfaut" style:family="text">
      <style:text-properties style:language-asian="fr" style:country-asian="FR"/>
    </style:style>
    <style:style style:name="T2527" style:parent-style-name="Policepardéfaut" style:family="text">
      <style:text-properties fo:font-style="italic" style:font-style-asian="italic" style:language-asian="fr" style:country-asian="FR"/>
    </style:style>
    <style:style style:name="T2528" style:parent-style-name="Policepardéfaut" style:family="text">
      <style:text-properties style:language-asian="fr" style:country-asian="FR"/>
    </style:style>
    <style:style style:name="T2529" style:parent-style-name="Policepardéfaut" style:family="text">
      <style:text-properties fo:font-style="italic" style:font-style-asian="italic" style:language-asian="fr" style:country-asian="FR"/>
    </style:style>
    <style:style style:name="T2530" style:parent-style-name="Policepardéfaut" style:family="text">
      <style:text-properties style:language-asian="fr" style:country-asian="FR"/>
    </style:style>
    <style:style style:name="T2531" style:parent-style-name="Policepardéfaut" style:family="text">
      <style:text-properties style:language-asian="fr" style:country-asian="FR"/>
    </style:style>
    <style:style style:name="T2532" style:parent-style-name="Policepardéfaut" style:family="text">
      <style:text-properties style:language-asian="fr" style:country-asian="FR"/>
    </style:style>
    <style:style style:name="T2533" style:parent-style-name="Policepardéfaut" style:family="text">
      <style:text-properties style:language-asian="fr" style:country-asian="FR"/>
    </style:style>
    <style:style style:name="T2534" style:parent-style-name="Policepardéfaut" style:family="text">
      <style:text-properties style:language-asian="fr" style:country-asian="FR"/>
    </style:style>
    <style:style style:name="T2535" style:parent-style-name="Policepardéfaut" style:family="text">
      <style:text-properties style:language-asian="fr" style:country-asian="FR"/>
    </style:style>
    <style:style style:name="T2536" style:parent-style-name="Policepardéfaut" style:family="text">
      <style:text-properties style:language-asian="fr" style:country-asian="FR"/>
    </style:style>
    <style:style style:name="T2537" style:parent-style-name="Policepardéfaut" style:family="text">
      <style:text-properties style:language-asian="fr" style:country-asian="FR"/>
    </style:style>
    <style:style style:name="T2538" style:parent-style-name="Policepardéfaut" style:family="text">
      <style:text-properties style:language-asian="fr" style:country-asian="FR"/>
    </style:style>
    <style:style style:name="T2539" style:parent-style-name="Policepardéfaut" style:family="text">
      <style:text-properties style:language-asian="fr" style:country-asian="FR"/>
    </style:style>
    <style:style style:name="T2540" style:parent-style-name="Policepardéfaut" style:family="text">
      <style:text-properties style:language-asian="fr" style:country-asian="FR"/>
    </style:style>
    <style:style style:name="T2541" style:parent-style-name="Policepardéfaut" style:family="text">
      <style:text-properties style:language-asian="fr" style:country-asian="FR"/>
    </style:style>
    <style:style style:name="T2542" style:parent-style-name="Policepardéfaut" style:family="text">
      <style:text-properties style:language-asian="fr" style:country-asian="FR"/>
    </style:style>
    <style:style style:name="T2543" style:parent-style-name="Policepardéfaut" style:family="text">
      <style:text-properties style:language-asian="fr" style:country-asian="FR"/>
    </style:style>
    <style:style style:name="T2544" style:parent-style-name="Policepardéfaut" style:family="text">
      <style:text-properties fo:font-style="italic" style:font-style-asian="italic" style:language-asian="fr" style:country-asian="FR"/>
    </style:style>
    <style:style style:name="T2545" style:parent-style-name="Policepardéfaut" style:family="text">
      <style:text-properties style:language-asian="fr" style:country-asian="FR"/>
    </style:style>
    <style:style style:name="T2546" style:parent-style-name="Policepardéfaut" style:family="text">
      <style:text-properties style:language-asian="fr" style:country-asian="FR"/>
    </style:style>
    <style:style style:name="T2547" style:parent-style-name="Policepardéfaut" style:family="text">
      <style:text-properties style:language-asian="fr" style:country-asian="FR"/>
    </style:style>
    <style:style style:name="T2548" style:parent-style-name="Policepardéfaut" style:family="text">
      <style:text-properties style:language-asian="fr" style:country-asian="FR"/>
    </style:style>
    <style:style style:name="T2549" style:parent-style-name="Policepardéfaut" style:family="text">
      <style:text-properties style:language-asian="fr" style:country-asian="FR"/>
    </style:style>
    <style:style style:name="T2550" style:parent-style-name="Policepardéfaut" style:family="text">
      <style:text-properties style:language-asian="fr" style:country-asian="FR"/>
    </style:style>
    <style:style style:name="T2551" style:parent-style-name="Policepardéfaut" style:family="text">
      <style:text-properties style:language-asian="fr" style:country-asian="FR"/>
    </style:style>
    <style:style style:name="T2552" style:parent-style-name="Policepardéfaut" style:family="text">
      <style:text-properties style:language-asian="fr" style:country-asian="FR"/>
    </style:style>
    <style:style style:name="T2553" style:parent-style-name="Policepardéfaut" style:family="text">
      <style:text-properties style:language-asian="fr" style:country-asian="FR"/>
    </style:style>
    <style:style style:name="T2554" style:parent-style-name="Policepardéfaut" style:family="text">
      <style:text-properties style:language-asian="fr" style:country-asian="FR"/>
    </style:style>
    <style:style style:name="T2555" style:parent-style-name="Policepardéfaut" style:family="text">
      <style:text-properties style:language-asian="fr" style:country-asian="FR"/>
    </style:style>
    <style:style style:name="T2556" style:parent-style-name="Policepardéfaut" style:family="text">
      <style:text-properties style:language-asian="fr" style:country-asian="FR"/>
    </style:style>
    <style:style style:name="T2557" style:parent-style-name="Policepardéfaut" style:family="text">
      <style:text-properties style:language-asian="fr" style:country-asian="FR"/>
    </style:style>
    <style:style style:name="T2558" style:parent-style-name="Policepardéfaut" style:family="text">
      <style:text-properties style:language-asian="fr" style:country-asian="FR"/>
    </style:style>
    <style:style style:name="T2559" style:parent-style-name="Policepardéfaut" style:family="text">
      <style:text-properties style:language-asian="fr" style:country-asian="FR"/>
    </style:style>
    <style:style style:name="T2560" style:parent-style-name="Policepardéfaut" style:family="text">
      <style:text-properties style:language-asian="fr" style:country-asian="FR"/>
    </style:style>
    <style:style style:name="T2561" style:parent-style-name="Policepardéfaut" style:family="text">
      <style:text-properties style:language-asian="fr" style:country-asian="FR"/>
    </style:style>
    <style:style style:name="T2562" style:parent-style-name="Policepardéfaut" style:family="text">
      <style:text-properties style:language-asian="fr" style:country-asian="FR"/>
    </style:style>
    <style:style style:name="T2563" style:parent-style-name="Policepardéfaut" style:family="text">
      <style:text-properties fo:font-style="italic" style:font-style-asian="italic" style:language-asian="fr" style:country-asian="FR"/>
    </style:style>
    <style:style style:name="T2564" style:parent-style-name="Policepardéfaut" style:family="text">
      <style:text-properties fo:font-style="italic" style:font-style-asian="italic" style:language-asian="fr" style:country-asian="FR"/>
    </style:style>
    <style:style style:name="T2565" style:parent-style-name="Policepardéfaut" style:family="text">
      <style:text-properties fo:font-style="italic" style:font-style-asian="italic" style:language-asian="fr" style:country-asian="FR"/>
    </style:style>
    <style:style style:name="T2566" style:parent-style-name="Policepardéfaut" style:family="text">
      <style:text-properties fo:font-style="italic" style:font-style-asian="italic" style:language-asian="fr" style:country-asian="FR"/>
    </style:style>
    <style:style style:name="T2567" style:parent-style-name="Policepardéfaut" style:family="text">
      <style:text-properties fo:font-style="italic" style:font-style-asian="italic" style:language-asian="fr" style:country-asian="FR"/>
    </style:style>
    <style:style style:name="T2568" style:parent-style-name="Policepardéfaut" style:family="text">
      <style:text-properties fo:font-style="italic" style:font-style-asian="italic" style:language-asian="fr" style:country-asian="FR"/>
    </style:style>
    <style:style style:name="T2569" style:parent-style-name="Policepardéfaut" style:family="text">
      <style:text-properties fo:font-style="italic" style:font-style-asian="italic" style:language-asian="fr" style:country-asian="FR"/>
    </style:style>
    <style:style style:name="T2570" style:parent-style-name="Policepardéfaut" style:family="text">
      <style:text-properties fo:font-style="italic" style:font-style-asian="italic" style:language-asian="fr" style:country-asian="FR"/>
    </style:style>
    <style:style style:name="T2571" style:parent-style-name="Policepardéfaut" style:family="text">
      <style:text-properties fo:font-style="italic" style:font-style-asian="italic" style:language-asian="fr" style:country-asian="FR"/>
    </style:style>
    <style:style style:name="T2572" style:parent-style-name="Policepardéfaut" style:family="text">
      <style:text-properties fo:font-style="italic" style:font-style-asian="italic" style:language-asian="fr" style:country-asian="FR"/>
    </style:style>
    <style:style style:name="T2573" style:parent-style-name="Policepardéfaut" style:family="text">
      <style:text-properties fo:font-style="italic" style:font-style-asian="italic" style:language-asian="fr" style:country-asian="FR"/>
    </style:style>
    <style:style style:name="T2574" style:parent-style-name="Policepardéfaut" style:family="text">
      <style:text-properties fo:font-style="italic" style:font-style-asian="italic" style:language-asian="fr" style:country-asian="FR"/>
    </style:style>
    <style:style style:name="T2575" style:parent-style-name="Policepardéfaut" style:family="text">
      <style:text-properties fo:font-style="italic" style:font-style-asian="italic" style:language-asian="fr" style:country-asian="FR"/>
    </style:style>
    <style:style style:name="T2576" style:parent-style-name="Policepardéfaut" style:family="text">
      <style:text-properties fo:font-style="italic" style:font-style-asian="italic" style:language-asian="fr" style:country-asian="FR"/>
    </style:style>
    <style:style style:name="T2577" style:parent-style-name="Policepardéfaut" style:family="text">
      <style:text-properties fo:font-style="italic" style:font-style-asian="italic" style:language-asian="fr" style:country-asian="FR"/>
    </style:style>
    <style:style style:name="T2578" style:parent-style-name="Policepardéfaut" style:family="text">
      <style:text-properties style:language-asian="fr" style:country-asian="FR"/>
    </style:style>
    <style:style style:name="T2579" style:parent-style-name="Policepardéfaut" style:family="text">
      <style:text-properties style:language-asian="fr" style:country-asian="FR"/>
    </style:style>
    <style:style style:name="T2580" style:parent-style-name="Policepardéfaut" style:family="text">
      <style:text-properties style:language-asian="fr" style:country-asian="FR"/>
    </style:style>
    <style:style style:name="T2581" style:parent-style-name="Policepardéfaut" style:family="text">
      <style:text-properties style:language-asian="fr" style:country-asian="FR"/>
    </style:style>
    <style:style style:name="T2582" style:parent-style-name="Policepardéfaut" style:family="text">
      <style:text-properties style:language-asian="fr" style:country-asian="FR"/>
    </style:style>
    <style:style style:name="T2583" style:parent-style-name="Policepardéfaut" style:family="text">
      <style:text-properties style:language-asian="fr" style:country-asian="FR"/>
    </style:style>
    <style:style style:name="T2584" style:parent-style-name="Policepardéfaut" style:family="text">
      <style:text-properties style:language-asian="fr" style:country-asian="FR"/>
    </style:style>
    <style:style style:name="T2585" style:parent-style-name="Policepardéfaut" style:family="text">
      <style:text-properties style:language-asian="fr" style:country-asian="FR"/>
    </style:style>
    <style:style style:name="T2586" style:parent-style-name="Policepardéfaut" style:family="text">
      <style:text-properties style:language-asian="fr" style:country-asian="FR"/>
    </style:style>
    <style:style style:name="T2587" style:parent-style-name="Policepardéfaut" style:family="text">
      <style:text-properties style:language-asian="fr" style:country-asian="FR"/>
    </style:style>
    <style:style style:name="T2588" style:parent-style-name="Policepardéfaut" style:family="text">
      <style:text-properties style:language-asian="fr" style:country-asian="FR"/>
    </style:style>
    <style:style style:name="T2589" style:parent-style-name="Policepardéfaut" style:family="text">
      <style:text-properties style:language-asian="fr" style:country-asian="FR"/>
    </style:style>
    <style:style style:name="T2590" style:parent-style-name="Policepardéfaut" style:family="text">
      <style:text-properties style:language-asian="fr" style:country-asian="FR"/>
    </style:style>
    <style:style style:name="T2591" style:parent-style-name="Policepardéfaut" style:family="text">
      <style:text-properties style:language-asian="fr" style:country-asian="FR"/>
    </style:style>
    <style:style style:name="T2592" style:parent-style-name="Policepardéfaut" style:family="text">
      <style:text-properties style:language-asian="fr" style:country-asian="FR"/>
    </style:style>
    <style:style style:name="T2593" style:parent-style-name="Policepardéfaut" style:family="text">
      <style:text-properties style:language-asian="fr" style:country-asian="FR"/>
    </style:style>
    <style:style style:name="T2594" style:parent-style-name="Policepardéfaut" style:family="text">
      <style:text-properties style:language-asian="fr" style:country-asian="FR"/>
    </style:style>
    <style:style style:name="T2595" style:parent-style-name="Policepardéfaut" style:family="text">
      <style:text-properties style:language-asian="fr" style:country-asian="FR"/>
    </style:style>
    <style:style style:name="T2596" style:parent-style-name="Policepardéfaut" style:family="text">
      <style:text-properties style:language-asian="fr" style:country-asian="FR"/>
    </style:style>
    <style:style style:name="T2597" style:parent-style-name="Policepardéfaut" style:family="text">
      <style:text-properties style:language-asian="fr" style:country-asian="FR"/>
    </style:style>
    <style:style style:name="T2598" style:parent-style-name="Policepardéfaut" style:family="text">
      <style:text-properties style:language-asian="fr" style:country-asian="FR"/>
    </style:style>
    <style:style style:name="T2599" style:parent-style-name="Policepardéfaut" style:family="text">
      <style:text-properties style:language-asian="fr" style:country-asian="FR"/>
    </style:style>
    <style:style style:name="T2600" style:parent-style-name="Policepardéfaut" style:family="text">
      <style:text-properties style:language-asian="fr" style:country-asian="FR"/>
    </style:style>
    <style:style style:name="T2601" style:parent-style-name="Policepardéfaut" style:family="text">
      <style:text-properties style:language-asian="fr" style:country-asian="FR"/>
    </style:style>
    <style:style style:name="T2602" style:parent-style-name="Policepardéfaut" style:family="text">
      <style:text-properties style:language-asian="fr" style:country-asian="FR"/>
    </style:style>
    <style:style style:name="T2603" style:parent-style-name="Policepardéfaut" style:family="text">
      <style:text-properties style:language-asian="fr" style:country-asian="FR"/>
    </style:style>
    <style:style style:name="T2604" style:parent-style-name="Policepardéfaut" style:family="text">
      <style:text-properties style:language-asian="fr" style:country-asian="FR"/>
    </style:style>
    <style:style style:name="T2605" style:parent-style-name="Policepardéfaut" style:family="text">
      <style:text-properties style:language-asian="fr" style:country-asian="FR"/>
    </style:style>
    <style:style style:name="T2606" style:parent-style-name="Policepardéfaut" style:family="text">
      <style:text-properties style:language-asian="fr" style:country-asian="FR"/>
    </style:style>
    <style:style style:name="T2607" style:parent-style-name="Policepardéfaut" style:family="text">
      <style:text-properties style:language-asian="fr" style:country-asian="FR"/>
    </style:style>
    <style:style style:name="P2608" style:parent-style-name="Corpsdetexte" style:family="paragraph">
      <style:text-properties style:language-asian="fr" style:country-asian="FR"/>
    </style:style>
    <style:style style:name="T2609" style:parent-style-name="Policepardéfaut" style:family="text">
      <style:text-properties style:language-asian="fr" style:country-asian="FR"/>
    </style:style>
    <style:style style:name="T2610" style:parent-style-name="Policepardéfaut" style:family="text">
      <style:text-properties style:language-asian="fr" style:country-asian="FR"/>
    </style:style>
    <style:style style:name="T2611" style:parent-style-name="Policepardéfaut" style:family="text">
      <style:text-properties style:language-asian="fr" style:country-asian="FR"/>
    </style:style>
    <style:style style:name="T2612" style:parent-style-name="Policepardéfaut" style:family="text">
      <style:text-properties style:language-asian="fr" style:country-asian="FR"/>
    </style:style>
    <style:style style:name="T2613" style:parent-style-name="Policepardéfaut" style:family="text">
      <style:text-properties style:language-asian="fr" style:country-asian="FR"/>
    </style:style>
    <style:style style:name="T2614" style:parent-style-name="Policepardéfaut" style:family="text">
      <style:text-properties style:language-asian="fr" style:country-asian="FR"/>
    </style:style>
    <style:style style:name="T2615" style:parent-style-name="Policepardéfaut" style:family="text">
      <style:text-properties style:language-asian="fr" style:country-asian="FR"/>
    </style:style>
    <style:style style:name="T2616" style:parent-style-name="Policepardéfaut" style:family="text">
      <style:text-properties style:language-asian="fr" style:country-asian="FR"/>
    </style:style>
    <style:style style:name="T2617" style:parent-style-name="Policepardéfaut" style:family="text">
      <style:text-properties style:language-asian="fr" style:country-asian="FR"/>
    </style:style>
    <style:style style:name="T2618" style:parent-style-name="Policepardéfaut" style:family="text">
      <style:text-properties style:language-asian="fr" style:country-asian="FR"/>
    </style:style>
    <style:style style:name="T2619" style:parent-style-name="Policepardéfaut" style:family="text">
      <style:text-properties style:language-asian="fr" style:country-asian="FR"/>
    </style:style>
    <style:style style:name="T2620" style:parent-style-name="Policepardéfaut" style:family="text">
      <style:text-properties style:language-asian="fr" style:country-asian="FR"/>
    </style:style>
    <style:style style:name="T2621" style:parent-style-name="Policepardéfaut" style:family="text">
      <style:text-properties style:language-asian="fr" style:country-asian="FR"/>
    </style:style>
    <style:style style:name="T2622" style:parent-style-name="Policepardéfaut" style:family="text">
      <style:text-properties style:language-asian="fr" style:country-asian="FR"/>
    </style:style>
    <style:style style:name="T2623" style:parent-style-name="Policepardéfaut" style:family="text">
      <style:text-properties style:language-asian="fr" style:country-asian="FR"/>
    </style:style>
    <style:style style:name="T2624" style:parent-style-name="Policepardéfaut" style:family="text">
      <style:text-properties style:language-asian="fr" style:country-asian="FR"/>
    </style:style>
    <style:style style:name="T2625" style:parent-style-name="Policepardéfaut" style:family="text">
      <style:text-properties style:language-asian="fr" style:country-asian="FR"/>
    </style:style>
    <style:style style:name="T2626" style:parent-style-name="Policepardéfaut" style:family="text">
      <style:text-properties style:language-asian="fr" style:country-asian="FR"/>
    </style:style>
    <style:style style:name="P2627" style:parent-style-name="Corpsdetexte" style:family="paragraph">
      <style:text-properties style:language-asian="fr" style:country-asian="FR"/>
    </style:style>
    <style:style style:name="P2628" style:parent-style-name="Titre1" style:family="paragraph">
      <style:text-properties style:font-name-asian="Times New Roman" style:language-asian="fr" style:country-asian="FR"/>
    </style:style>
    <style:style style:name="P2629" style:parent-style-name="Corpsdetexte" style:family="paragraph">
      <style:text-properties style:language-asian="fr" style:country-asian="FR"/>
    </style:style>
    <style:style style:name="P2630" style:parent-style-name="Corpsdetexte" style:family="paragraph">
      <style:text-properties style:language-asian="fr" style:country-asian="FR"/>
    </style:style>
    <style:style style:name="P2631" style:parent-style-name="Corpsdetexte" style:family="paragraph">
      <style:text-properties style:language-asian="fr" style:country-asian="FR"/>
    </style:style>
    <style:style style:name="P2632" style:parent-style-name="Corpsdetexte" style:family="paragraph">
      <style:text-properties style:language-asian="fr" style:country-asian="FR"/>
    </style:style>
    <style:style style:name="P2633" style:parent-style-name="Corpsdetexte" style:family="paragraph">
      <style:text-properties style:language-asian="fr" style:country-asian="FR"/>
    </style:style>
    <style:style style:name="P2634" style:parent-style-name="Corpsdetexte" style:family="paragraph">
      <style:text-properties style:language-asian="fr" style:country-asian="FR"/>
    </style:style>
    <style:style style:name="T2635" style:parent-style-name="Policepardéfaut" style:family="text">
      <style:text-properties style:language-asian="fr" style:country-asian="FR"/>
    </style:style>
    <style:style style:name="T2636" style:parent-style-name="Policepardéfaut" style:family="text">
      <style:text-properties style:language-asian="fr" style:country-asian="FR"/>
    </style:style>
    <style:style style:name="T2637" style:parent-style-name="Policepardéfaut" style:family="text">
      <style:text-properties style:language-asian="fr" style:country-asian="FR"/>
    </style:style>
    <style:style style:name="T2638" style:parent-style-name="Policepardéfaut" style:family="text">
      <style:text-properties style:language-asian="fr" style:country-asian="FR"/>
    </style:style>
    <style:style style:name="T2639" style:parent-style-name="Policepardéfaut" style:family="text">
      <style:text-properties style:language-asian="fr" style:country-asian="FR"/>
    </style:style>
    <style:style style:name="T2640" style:parent-style-name="Policepardéfaut" style:family="text">
      <style:text-properties style:language-asian="fr" style:country-asian="FR"/>
    </style:style>
    <style:style style:name="T2641" style:parent-style-name="Policepardéfaut" style:family="text">
      <style:text-properties style:language-asian="fr" style:country-asian="FR"/>
    </style:style>
    <style:style style:name="T2642" style:parent-style-name="Policepardéfaut" style:family="text">
      <style:text-properties fo:font-variant="small-caps" style:language-asian="fr" style:country-asian="FR"/>
    </style:style>
    <style:style style:name="T2643" style:parent-style-name="Policepardéfaut" style:family="text">
      <style:text-properties fo:font-variant="small-caps" style:language-asian="fr" style:country-asian="FR"/>
    </style:style>
    <style:style style:name="T2644" style:parent-style-name="Policepardéfaut" style:family="text">
      <style:text-properties style:language-asian="fr" style:country-asian="FR"/>
    </style:style>
    <style:style style:name="P2645" style:parent-style-name="Titre2" style:family="paragraph">
      <style:text-properties style:font-name-asian="Times New Roman" style:language-asian="fr" style:country-asian="FR"/>
    </style:style>
    <style:style style:name="T2646" style:parent-style-name="Policepardéfaut" style:family="text">
      <style:text-properties style:language-asian="fr" style:country-asian="FR"/>
    </style:style>
    <style:style style:name="T2647" style:parent-style-name="Policepardéfaut" style:family="text">
      <style:text-properties style:language-asian="fr" style:country-asian="FR"/>
    </style:style>
    <style:style style:name="T2648" style:parent-style-name="Policepardéfaut" style:family="text">
      <style:text-properties style:language-asian="fr" style:country-asian="FR"/>
    </style:style>
    <style:style style:name="T2649" style:parent-style-name="Policepardéfaut" style:family="text">
      <style:text-properties style:language-asian="fr" style:country-asian="FR"/>
    </style:style>
    <style:style style:name="T2650" style:parent-style-name="Policepardéfaut" style:family="text">
      <style:text-properties style:language-asian="fr" style:country-asian="FR"/>
    </style:style>
    <style:style style:name="T2651" style:parent-style-name="Policepardéfaut" style:family="text">
      <style:text-properties style:language-asian="fr" style:country-asian="FR"/>
    </style:style>
    <style:style style:name="T2652" style:parent-style-name="Policepardéfaut" style:family="text">
      <style:text-properties style:language-asian="fr" style:country-asian="FR"/>
    </style:style>
    <style:style style:name="T2653" style:parent-style-name="Policepardéfaut" style:family="text">
      <style:text-properties style:language-asian="fr" style:country-asian="FR"/>
    </style:style>
    <style:style style:name="T2654" style:parent-style-name="Policepardéfaut" style:family="text">
      <style:text-properties style:language-asian="fr" style:country-asian="FR"/>
    </style:style>
    <style:style style:name="T2655" style:parent-style-name="Policepardéfaut" style:family="text">
      <style:text-properties style:language-asian="fr" style:country-asian="FR"/>
    </style:style>
    <style:style style:name="T2656" style:parent-style-name="Policepardéfaut" style:family="text">
      <style:text-properties style:language-asian="fr" style:country-asian="FR"/>
    </style:style>
    <style:style style:name="T2657" style:parent-style-name="Policepardéfaut" style:family="text">
      <style:text-properties style:language-asian="fr" style:country-asian="FR"/>
    </style:style>
    <style:style style:name="T2658" style:parent-style-name="Policepardéfaut" style:family="text">
      <style:text-properties style:language-asian="fr" style:country-asian="FR"/>
    </style:style>
    <style:style style:name="T2659" style:parent-style-name="Policepardéfaut" style:family="text">
      <style:text-properties style:language-asian="fr" style:country-asian="FR"/>
    </style:style>
    <style:style style:name="T2660" style:parent-style-name="Policepardéfaut" style:family="text">
      <style:text-properties style:language-asian="fr" style:country-asian="FR"/>
    </style:style>
    <style:style style:name="T2661" style:parent-style-name="Policepardéfaut" style:family="text">
      <style:text-properties style:language-asian="fr" style:country-asian="FR"/>
    </style:style>
    <style:style style:name="T2662" style:parent-style-name="Policepardéfaut" style:family="text">
      <style:text-properties style:language-asian="fr" style:country-asian="FR"/>
    </style:style>
    <style:style style:name="T2663" style:parent-style-name="Policepardéfaut" style:family="text">
      <style:text-properties style:language-asian="fr" style:country-asian="FR"/>
    </style:style>
    <style:style style:name="T2664" style:parent-style-name="Policepardéfaut" style:family="text">
      <style:text-properties style:language-asian="fr" style:country-asian="FR"/>
    </style:style>
    <style:style style:name="T2665" style:parent-style-name="Policepardéfaut" style:family="text">
      <style:text-properties style:language-asian="fr" style:country-asian="FR"/>
    </style:style>
    <style:style style:name="T2666" style:parent-style-name="Policepardéfaut" style:family="text">
      <style:text-properties style:language-asian="fr" style:country-asian="FR"/>
    </style:style>
    <style:style style:name="P2667" style:parent-style-name="Corpsdetexte" style:family="paragraph">
      <style:text-properties style:language-asian="fr" style:country-asian="FR"/>
    </style:style>
    <style:style style:name="P2668" style:parent-style-name="Corpsdetexte" style:family="paragraph">
      <style:text-properties style:language-asian="fr" style:country-asian="FR"/>
    </style:style>
    <style:style style:name="P2669" style:parent-style-name="Corpsdetexte" style:family="paragraph">
      <style:text-properties style:language-asian="fr" style:country-asian="FR"/>
    </style:style>
    <style:style style:name="P2670" style:parent-style-name="Corpsdetexte" style:family="paragraph">
      <style:text-properties style:language-asian="fr" style:country-asian="FR"/>
    </style:style>
    <style:style style:name="P2671" style:parent-style-name="Corpsdetexte" style:family="paragraph">
      <style:text-properties style:language-asian="fr" style:country-asian="FR"/>
    </style:style>
    <style:style style:name="P2672" style:parent-style-name="Corpsdetexte" style:family="paragraph">
      <style:text-properties style:language-asian="fr" style:country-asian="FR"/>
    </style:style>
    <style:style style:name="P2673" style:parent-style-name="Corpsdetexte" style:family="paragraph">
      <style:text-properties style:language-asian="fr" style:country-asian="FR"/>
    </style:style>
    <style:style style:name="P2674" style:parent-style-name="Corpsdetexte" style:family="paragraph">
      <style:text-properties style:language-asian="fr" style:country-asian="FR"/>
    </style:style>
    <style:style style:name="P2675" style:parent-style-name="Corpsdetexte" style:family="paragraph">
      <style:text-properties style:language-asian="fr" style:country-asian="FR"/>
    </style:style>
    <style:style style:name="T2676" style:parent-style-name="Policepardéfaut" style:family="text">
      <style:text-properties style:language-asian="fr" style:country-asian="FR"/>
    </style:style>
    <style:style style:name="T2677" style:parent-style-name="Policepardéfaut" style:family="text">
      <style:text-properties style:language-asian="fr" style:country-asian="FR"/>
    </style:style>
    <style:style style:name="T2678" style:parent-style-name="Policepardéfaut" style:family="text">
      <style:text-properties style:language-asian="fr" style:country-asian="FR"/>
    </style:style>
    <style:style style:name="T2679" style:parent-style-name="Policepardéfaut" style:family="text">
      <style:text-properties style:language-asian="fr" style:country-asian="FR"/>
    </style:style>
    <style:style style:name="T2680" style:parent-style-name="Policepardéfaut" style:family="text">
      <style:text-properties style:language-asian="fr" style:country-asian="FR"/>
    </style:style>
    <style:style style:name="T2681" style:parent-style-name="Policepardéfaut" style:family="text">
      <style:text-properties style:language-asian="fr" style:country-asian="FR"/>
    </style:style>
    <style:style style:name="T2682" style:parent-style-name="Policepardéfaut" style:family="text">
      <style:text-properties style:language-asian="fr" style:country-asian="FR"/>
    </style:style>
    <style:style style:name="T2683" style:parent-style-name="Policepardéfaut" style:family="text">
      <style:text-properties style:language-asian="fr" style:country-asian="FR"/>
    </style:style>
    <style:style style:name="T2684" style:parent-style-name="Policepardéfaut" style:family="text">
      <style:text-properties style:language-asian="fr" style:country-asian="FR"/>
    </style:style>
    <style:style style:name="T2685" style:parent-style-name="Policepardéfaut" style:family="text">
      <style:text-properties style:language-asian="fr" style:country-asian="FR"/>
    </style:style>
    <style:style style:name="T2686" style:parent-style-name="Policepardéfaut" style:family="text">
      <style:text-properties style:language-asian="fr" style:country-asian="FR"/>
    </style:style>
    <style:style style:name="T2687" style:parent-style-name="Policepardéfaut" style:family="text">
      <style:text-properties style:language-asian="fr" style:country-asian="FR"/>
    </style:style>
    <style:style style:name="T2688" style:parent-style-name="Policepardéfaut" style:family="text">
      <style:text-properties style:language-asian="fr" style:country-asian="FR"/>
    </style:style>
    <style:style style:name="T2689" style:parent-style-name="Policepardéfaut" style:family="text">
      <style:text-properties style:language-asian="fr" style:country-asian="FR"/>
    </style:style>
    <style:style style:name="T2690" style:parent-style-name="Policepardéfaut" style:family="text">
      <style:text-properties style:language-asian="fr" style:country-asian="FR"/>
    </style:style>
    <style:style style:name="T2691" style:parent-style-name="Policepardéfaut" style:family="text">
      <style:text-properties style:language-asian="fr" style:country-asian="FR"/>
    </style:style>
    <style:style style:name="T2692" style:parent-style-name="Policepardéfaut" style:family="text">
      <style:text-properties style:language-asian="fr" style:country-asian="FR"/>
    </style:style>
    <style:style style:name="T2693" style:parent-style-name="Policepardéfaut" style:family="text">
      <style:text-properties style:language-asian="fr" style:country-asian="FR"/>
    </style:style>
    <style:style style:name="T2694" style:parent-style-name="Policepardéfaut" style:family="text">
      <style:text-properties style:language-asian="fr" style:country-asian="FR"/>
    </style:style>
    <style:style style:name="T2695" style:parent-style-name="Policepardéfaut" style:family="text">
      <style:text-properties style:language-asian="fr" style:country-asian="FR"/>
    </style:style>
    <style:style style:name="T2696" style:parent-style-name="Policepardéfaut" style:family="text">
      <style:text-properties style:language-asian="fr" style:country-asian="FR"/>
    </style:style>
    <style:style style:name="T2697" style:parent-style-name="Policepardéfaut" style:family="text">
      <style:text-properties style:language-asian="fr" style:country-asian="FR"/>
    </style:style>
    <style:style style:name="T2698" style:parent-style-name="Policepardéfaut" style:family="text">
      <style:text-properties style:language-asian="fr" style:country-asian="FR"/>
    </style:style>
    <style:style style:name="T2699" style:parent-style-name="Policepardéfaut" style:family="text">
      <style:text-properties style:language-asian="fr" style:country-asian="FR"/>
    </style:style>
    <style:style style:name="T2700" style:parent-style-name="Policepardéfaut" style:family="text">
      <style:text-properties style:language-asian="fr" style:country-asian="FR"/>
    </style:style>
    <style:style style:name="T2701" style:parent-style-name="Policepardéfaut" style:family="text">
      <style:text-properties style:language-asian="fr" style:country-asian="FR"/>
    </style:style>
    <style:style style:name="T2702" style:parent-style-name="Policepardéfaut" style:family="text">
      <style:text-properties style:language-asian="fr" style:country-asian="FR"/>
    </style:style>
    <style:style style:name="T2703" style:parent-style-name="Policepardéfaut" style:family="text">
      <style:text-properties style:language-asian="fr" style:country-asian="FR"/>
    </style:style>
    <style:style style:name="T2704" style:parent-style-name="Policepardéfaut" style:family="text">
      <style:text-properties style:language-asian="fr" style:country-asian="FR"/>
    </style:style>
    <style:style style:name="T2705" style:parent-style-name="Policepardéfaut" style:family="text">
      <style:text-properties style:language-asian="fr" style:country-asian="FR"/>
    </style:style>
    <style:style style:name="T2706" style:parent-style-name="Policepardéfaut" style:family="text">
      <style:text-properties style:language-asian="fr" style:country-asian="FR"/>
    </style:style>
    <style:style style:name="T2707" style:parent-style-name="Policepardéfaut" style:family="text">
      <style:text-properties style:language-asian="fr" style:country-asian="FR"/>
    </style:style>
    <style:style style:name="T2708" style:parent-style-name="Policepardéfaut" style:family="text">
      <style:text-properties style:language-asian="fr" style:country-asian="FR"/>
    </style:style>
    <style:style style:name="T2709" style:parent-style-name="Policepardéfaut" style:family="text">
      <style:text-properties style:language-asian="fr" style:country-asian="FR"/>
    </style:style>
    <style:style style:name="T2710" style:parent-style-name="Policepardéfaut" style:family="text">
      <style:text-properties style:language-asian="fr" style:country-asian="FR"/>
    </style:style>
    <style:style style:name="T2711" style:parent-style-name="Policepardéfaut" style:family="text">
      <style:text-properties style:language-asian="fr" style:country-asian="FR"/>
    </style:style>
    <style:style style:name="T2712" style:parent-style-name="Policepardéfaut" style:family="text">
      <style:text-properties style:language-asian="fr" style:country-asian="FR"/>
    </style:style>
    <style:style style:name="T2713" style:parent-style-name="Policepardéfaut" style:family="text">
      <style:text-properties style:language-asian="fr" style:country-asian="FR"/>
    </style:style>
    <style:style style:name="T2714" style:parent-style-name="Policepardéfaut" style:family="text">
      <style:text-properties style:language-asian="fr" style:country-asian="FR"/>
    </style:style>
    <style:style style:name="T2715" style:parent-style-name="Policepardéfaut" style:family="text">
      <style:text-properties style:language-asian="fr" style:country-asian="FR"/>
    </style:style>
    <style:style style:name="T2716" style:parent-style-name="Policepardéfaut" style:family="text">
      <style:text-properties style:language-asian="fr" style:country-asian="FR"/>
    </style:style>
    <style:style style:name="T2717" style:parent-style-name="Policepardéfaut" style:family="text">
      <style:text-properties style:language-asian="fr" style:country-asian="FR"/>
    </style:style>
    <style:style style:name="T2718" style:parent-style-name="Policepardéfaut" style:family="text">
      <style:text-properties style:language-asian="fr" style:country-asian="FR"/>
    </style:style>
    <style:style style:name="T2719" style:parent-style-name="Policepardéfaut" style:family="text">
      <style:text-properties style:language-asian="fr" style:country-asian="FR"/>
    </style:style>
    <style:style style:name="T2720" style:parent-style-name="Policepardéfaut" style:family="text">
      <style:text-properties style:language-asian="fr" style:country-asian="FR"/>
    </style:style>
    <style:style style:name="T2721" style:parent-style-name="Policepardéfaut" style:family="text">
      <style:text-properties style:language-asian="fr" style:country-asian="FR"/>
    </style:style>
    <style:style style:name="T2722" style:parent-style-name="Policepardéfaut" style:family="text">
      <style:text-properties style:language-asian="fr" style:country-asian="FR"/>
    </style:style>
    <style:style style:name="T2723" style:parent-style-name="Policepardéfaut" style:family="text">
      <style:text-properties style:language-asian="fr" style:country-asian="FR"/>
    </style:style>
    <style:style style:name="T2724" style:parent-style-name="Policepardéfaut" style:family="text">
      <style:text-properties style:language-asian="fr" style:country-asian="FR"/>
    </style:style>
    <style:style style:name="T2725" style:parent-style-name="Policepardéfaut" style:family="text">
      <style:text-properties style:language-asian="fr" style:country-asian="FR"/>
    </style:style>
    <style:style style:name="T2726" style:parent-style-name="Policepardéfaut" style:family="text">
      <style:text-properties style:language-asian="fr" style:country-asian="FR"/>
    </style:style>
    <style:style style:name="T2727" style:parent-style-name="Policepardéfaut" style:family="text">
      <style:text-properties style:language-asian="fr" style:country-asian="FR"/>
    </style:style>
    <style:style style:name="T2728" style:parent-style-name="Policepardéfaut" style:family="text">
      <style:text-properties style:language-asian="fr" style:country-asian="FR"/>
    </style:style>
    <style:style style:name="T2729" style:parent-style-name="Policepardéfaut" style:family="text">
      <style:text-properties style:language-asian="fr" style:country-asian="FR"/>
    </style:style>
    <style:style style:name="P2730" style:parent-style-name="Corpsdetexte" style:family="paragraph">
      <style:text-properties style:language-asian="fr" style:country-asian="FR"/>
    </style:style>
    <style:style style:name="P2731" style:parent-style-name="label" style:family="paragraph">
      <style:paragraph-properties fo:border="0.0069in solid #000000" fo:padding-top="0.0138in" fo:padding-left="0.0555in" fo:padding-bottom="0.0138in" fo:padding-right="0.0555in" style:shadow="none"/>
    </style:style>
    <style:style style:name="P2732" style:parent-style-name="Corpsdetexte" style:family="paragraph">
      <style:paragraph-properties fo:border="0.0069in solid #000000" fo:padding-top="0.0138in" fo:padding-left="0.0555in" fo:padding-bottom="0.0138in" fo:padding-right="0.0555in" style:shadow="none"/>
      <style:text-properties style:language-asian="fr" style:country-asian="FR"/>
    </style:style>
    <style:style style:name="P2733" style:parent-style-name="Corpsdetexte" style:family="paragraph">
      <style:paragraph-properties fo:border="0.0069in solid #000000" fo:padding-top="0.0138in" fo:padding-left="0.0555in" fo:padding-bottom="0.0138in" fo:padding-right="0.0555in" style:shadow="none"/>
      <style:text-properties style:language-asian="fr" style:country-asian="FR"/>
    </style:style>
    <style:style style:name="P2734" style:parent-style-name="Corpsdetexte" style:family="paragraph">
      <style:paragraph-properties fo:border="0.0069in solid #000000" fo:padding-top="0.0138in" fo:padding-left="0.0555in" fo:padding-bottom="0.0138in" fo:padding-right="0.0555in" style:shadow="none"/>
      <style:text-properties style:language-asian="fr" style:country-asian="FR"/>
    </style:style>
    <style:style style:name="P2735" style:parent-style-name="Corpsdetexte" style:family="paragraph">
      <style:paragraph-properties fo:border="0.0069in solid #000000" fo:padding-top="0.0138in" fo:padding-left="0.0555in" fo:padding-bottom="0.0138in" fo:padding-right="0.0555in" style:shadow="none"/>
      <style:text-properties style:language-asian="fr" style:country-asian="FR"/>
    </style:style>
    <style:style style:name="P2736" style:parent-style-name="Corpsdetexte" style:family="paragraph">
      <style:paragraph-properties fo:border="0.0069in solid #000000" fo:padding-top="0.0138in" fo:padding-left="0.0555in" fo:padding-bottom="0.0138in" fo:padding-right="0.0555in" style:shadow="none"/>
      <style:text-properties style:language-asian="fr" style:country-asian="FR"/>
    </style:style>
    <style:style style:name="P2737" style:parent-style-name="Corpsdetexte" style:family="paragraph">
      <style:paragraph-properties fo:border="0.0069in solid #000000" fo:padding-top="0.0138in" fo:padding-left="0.0555in" fo:padding-bottom="0.0138in" fo:padding-right="0.0555in" style:shadow="none"/>
      <style:text-properties style:language-asian="fr" style:country-asian="FR"/>
    </style:style>
    <style:style style:name="P2738" style:parent-style-name="Corpsdetexte" style:family="paragraph">
      <style:paragraph-properties fo:border="0.0069in solid #000000" fo:padding-top="0.0138in" fo:padding-left="0.0555in" fo:padding-bottom="0.0138in" fo:padding-right="0.0555in" style:shadow="none"/>
      <style:text-properties style:language-asian="fr" style:country-asian="FR"/>
    </style:style>
    <style:style style:name="T2739" style:parent-style-name="Policepardéfaut" style:family="text">
      <style:text-properties style:language-asian="fr" style:country-asian="FR"/>
    </style:style>
    <style:style style:name="T2740" style:parent-style-name="Policepardéfaut" style:family="text">
      <style:text-properties style:language-asian="fr" style:country-asian="FR"/>
    </style:style>
    <style:style style:name="T2741" style:parent-style-name="Policepardéfaut" style:family="text">
      <style:text-properties style:language-asian="fr" style:country-asian="FR"/>
    </style:style>
    <style:style style:name="T2742" style:parent-style-name="Policepardéfaut" style:family="text">
      <style:text-properties style:language-asian="fr" style:country-asian="FR"/>
    </style:style>
    <style:style style:name="T2743" style:parent-style-name="Policepardéfaut" style:family="text">
      <style:text-properties style:language-asian="fr" style:country-asian="FR"/>
    </style:style>
    <style:style style:name="T2744" style:parent-style-name="Policepardéfaut" style:family="text">
      <style:text-properties style:language-asian="fr" style:country-asian="FR"/>
    </style:style>
    <style:style style:name="T2745" style:parent-style-name="Policepardéfaut" style:family="text">
      <style:text-properties style:language-asian="fr" style:country-asian="FR"/>
    </style:style>
    <style:style style:name="T2746" style:parent-style-name="Policepardéfaut" style:family="text">
      <style:text-properties style:language-asian="fr" style:country-asian="FR"/>
    </style:style>
    <style:style style:name="T2747" style:parent-style-name="Policepardéfaut" style:family="text">
      <style:text-properties style:language-asian="fr" style:country-asian="FR"/>
    </style:style>
    <style:style style:name="T2748" style:parent-style-name="Policepardéfaut" style:family="text">
      <style:text-properties style:language-asian="fr" style:country-asian="FR"/>
    </style:style>
    <style:style style:name="T2749" style:parent-style-name="Policepardéfaut" style:family="text">
      <style:text-properties style:language-asian="fr" style:country-asian="FR"/>
    </style:style>
    <style:style style:name="T2750" style:parent-style-name="Policepardéfaut" style:family="text">
      <style:text-properties style:language-asian="fr" style:country-asian="FR"/>
    </style:style>
    <style:style style:name="T2751" style:parent-style-name="Policepardéfaut" style:family="text">
      <style:text-properties style:language-asian="fr" style:country-asian="FR"/>
    </style:style>
    <style:style style:name="T2752" style:parent-style-name="Policepardéfaut" style:family="text">
      <style:text-properties style:language-asian="fr" style:country-asian="FR"/>
    </style:style>
    <style:style style:name="T2753" style:parent-style-name="Policepardéfaut" style:family="text">
      <style:text-properties style:language-asian="fr" style:country-asian="FR"/>
    </style:style>
    <style:style style:name="T2754" style:parent-style-name="Policepardéfaut" style:family="text">
      <style:text-properties style:language-asian="fr" style:country-asian="FR"/>
    </style:style>
    <style:style style:name="P2755" style:parent-style-name="Corpsdetexte" style:family="paragraph">
      <style:text-properties style:language-asian="fr" style:country-asian="FR"/>
    </style:style>
    <style:style style:name="T2756" style:parent-style-name="Policepardéfaut" style:family="text">
      <style:text-properties style:language-asian="fr" style:country-asian="FR"/>
    </style:style>
    <style:style style:name="T2757" style:parent-style-name="Policepardéfaut" style:family="text">
      <style:text-properties style:language-asian="fr" style:country-asian="FR"/>
    </style:style>
    <style:style style:name="T2758" style:parent-style-name="Policepardéfaut" style:family="text">
      <style:text-properties style:language-asian="fr" style:country-asian="FR"/>
    </style:style>
    <style:style style:name="T2759" style:parent-style-name="Policepardéfaut" style:family="text">
      <style:text-properties style:language-asian="fr" style:country-asian="FR"/>
    </style:style>
    <style:style style:name="P2760" style:parent-style-name="Corpsdetexte" style:family="paragraph">
      <style:text-properties style:language-asian="fr" style:country-asian="FR"/>
    </style:style>
    <style:style style:name="P2761" style:parent-style-name="Corpsdetexte" style:family="paragraph">
      <style:paragraph-properties fo:text-indent="0in"/>
      <style:text-properties style:language-asian="fr" style:country-asian="FR"/>
    </style:style>
    <style:style style:name="T2762" style:parent-style-name="Policepardéfaut" style:family="text">
      <style:text-properties style:language-asian="fr" style:country-asian="FR"/>
    </style:style>
    <style:style style:name="T2763" style:parent-style-name="Policepardéfaut" style:family="text">
      <style:text-properties style:language-asian="fr" style:country-asian="FR"/>
    </style:style>
    <style:style style:name="T2764" style:parent-style-name="Policepardéfaut" style:family="text">
      <style:text-properties style:language-asian="fr" style:country-asian="FR"/>
    </style:style>
    <style:style style:name="T2765" style:parent-style-name="Policepardéfaut" style:family="text">
      <style:text-properties style:language-asian="fr" style:country-asian="FR"/>
    </style:style>
    <style:style style:name="T2766" style:parent-style-name="Policepardéfaut" style:family="text">
      <style:text-properties style:language-asian="fr" style:country-asian="FR"/>
    </style:style>
    <style:style style:name="T2767" style:parent-style-name="Policepardéfaut" style:family="text">
      <style:text-properties style:language-asian="fr" style:country-asian="FR"/>
    </style:style>
    <style:style style:name="T2768" style:parent-style-name="Policepardéfaut" style:family="text">
      <style:text-properties style:language-asian="fr" style:country-asian="FR"/>
    </style:style>
    <style:style style:name="T2769" style:parent-style-name="Policepardéfaut" style:family="text">
      <style:text-properties style:language-asian="fr" style:country-asian="FR"/>
    </style:style>
    <style:style style:name="T2770" style:parent-style-name="Policepardéfaut" style:family="text">
      <style:text-properties style:language-asian="fr" style:country-asian="FR"/>
    </style:style>
    <style:style style:name="T2771" style:parent-style-name="Policepardéfaut" style:family="text">
      <style:text-properties style:language-asian="fr" style:country-asian="FR"/>
    </style:style>
    <style:style style:name="T2772" style:parent-style-name="Policepardéfaut" style:family="text">
      <style:text-properties style:language-asian="fr" style:country-asian="FR"/>
    </style:style>
    <style:style style:name="T2773" style:parent-style-name="Policepardéfaut" style:family="text">
      <style:text-properties style:language-asian="fr" style:country-asian="FR"/>
    </style:style>
    <style:style style:name="T2774" style:parent-style-name="Policepardéfaut" style:family="text">
      <style:text-properties style:language-asian="fr" style:country-asian="FR"/>
    </style:style>
    <style:style style:name="T2775" style:parent-style-name="Policepardéfaut" style:family="text">
      <style:text-properties style:language-asian="fr" style:country-asian="FR"/>
    </style:style>
    <style:style style:name="T2776" style:parent-style-name="Policepardéfaut" style:family="text">
      <style:text-properties style:language-asian="fr" style:country-asian="FR"/>
    </style:style>
    <style:style style:name="T2777" style:parent-style-name="Policepardéfaut" style:family="text">
      <style:text-properties style:language-asian="fr" style:country-asian="FR"/>
    </style:style>
    <style:style style:name="T2778" style:parent-style-name="Policepardéfaut" style:family="text">
      <style:text-properties style:language-asian="fr" style:country-asian="FR"/>
    </style:style>
    <style:style style:name="T2779" style:parent-style-name="Policepardéfaut" style:family="text">
      <style:text-properties style:language-asian="fr" style:country-asian="FR"/>
    </style:style>
    <style:style style:name="T2780" style:parent-style-name="Policepardéfaut" style:family="text">
      <style:text-properties style:language-asian="fr" style:country-asian="FR"/>
    </style:style>
    <style:style style:name="T2781" style:parent-style-name="Policepardéfaut" style:family="text">
      <style:text-properties style:language-asian="fr" style:country-asian="FR"/>
    </style:style>
    <style:style style:name="T2782" style:parent-style-name="Policepardéfaut" style:family="text">
      <style:text-properties style:language-asian="fr" style:country-asian="FR"/>
    </style:style>
    <style:style style:name="T2783" style:parent-style-name="Policepardéfaut" style:family="text">
      <style:text-properties style:language-asian="fr" style:country-asian="FR"/>
    </style:style>
    <style:style style:name="T2784" style:parent-style-name="Policepardéfaut" style:family="text">
      <style:text-properties style:language-asian="fr" style:country-asian="FR"/>
    </style:style>
    <style:style style:name="P2785" style:parent-style-name="Corpsdetexte" style:family="paragraph">
      <style:text-properties style:language-asian="fr" style:country-asian="FR"/>
    </style:style>
    <style:style style:name="T2786" style:parent-style-name="Policepardéfaut" style:family="text">
      <style:text-properties style:language-asian="fr" style:country-asian="FR"/>
    </style:style>
    <style:style style:name="T2787" style:parent-style-name="Policepardéfaut" style:family="text">
      <style:text-properties style:language-asian="fr" style:country-asian="FR"/>
    </style:style>
    <style:style style:name="T2788" style:parent-style-name="Policepardéfaut" style:family="text">
      <style:text-properties style:language-asian="fr" style:country-asian="FR"/>
    </style:style>
    <style:style style:name="T2789" style:parent-style-name="Policepardéfaut" style:family="text">
      <style:text-properties style:language-asian="fr" style:country-asian="FR"/>
    </style:style>
    <style:style style:name="T2790" style:parent-style-name="Policepardéfaut" style:family="text">
      <style:text-properties style:language-asian="fr" style:country-asian="FR"/>
    </style:style>
    <style:style style:name="T2791" style:parent-style-name="Policepardéfaut" style:family="text">
      <style:text-properties style:language-asian="fr" style:country-asian="FR"/>
    </style:style>
    <style:style style:name="T2792" style:parent-style-name="Policepardéfaut" style:family="text">
      <style:text-properties style:language-asian="fr" style:country-asian="FR"/>
    </style:style>
    <style:style style:name="T2793" style:parent-style-name="Policepardéfaut" style:family="text">
      <style:text-properties style:language-asian="fr" style:country-asian="FR"/>
    </style:style>
    <style:style style:name="T2794" style:parent-style-name="Policepardéfaut" style:family="text">
      <style:text-properties style:language-asian="fr" style:country-asian="FR"/>
    </style:style>
    <style:style style:name="T2795" style:parent-style-name="Policepardéfaut" style:family="text">
      <style:text-properties style:language-asian="fr" style:country-asian="FR"/>
    </style:style>
    <style:style style:name="T2796" style:parent-style-name="Policepardéfaut" style:family="text">
      <style:text-properties style:language-asian="fr" style:country-asian="FR"/>
    </style:style>
    <style:style style:name="T2797" style:parent-style-name="Policepardéfaut" style:family="text">
      <style:text-properties style:language-asian="fr" style:country-asian="FR"/>
    </style:style>
    <style:style style:name="T2798" style:parent-style-name="Policepardéfaut" style:family="text">
      <style:text-properties style:language-asian="fr" style:country-asian="FR"/>
    </style:style>
    <style:style style:name="T2799" style:parent-style-name="Policepardéfaut" style:family="text">
      <style:text-properties style:language-asian="fr" style:country-asian="FR"/>
    </style:style>
    <style:style style:name="T2800" style:parent-style-name="Policepardéfaut" style:family="text">
      <style:text-properties style:language-asian="fr" style:country-asian="FR"/>
    </style:style>
    <style:style style:name="T2801" style:parent-style-name="Policepardéfaut" style:family="text">
      <style:text-properties style:language-asian="fr" style:country-asian="FR"/>
    </style:style>
    <style:style style:name="T2802" style:parent-style-name="Policepardéfaut" style:family="text">
      <style:text-properties style:language-asian="fr" style:country-asian="FR"/>
    </style:style>
    <style:style style:name="T2803" style:parent-style-name="Policepardéfaut" style:family="text">
      <style:text-properties style:language-asian="fr" style:country-asian="FR"/>
    </style:style>
    <style:style style:name="T2804" style:parent-style-name="Policepardéfaut" style:family="text">
      <style:text-properties style:language-asian="fr" style:country-asian="FR"/>
    </style:style>
    <style:style style:name="T2805" style:parent-style-name="Policepardéfaut" style:family="text">
      <style:text-properties style:language-asian="fr" style:country-asian="FR"/>
    </style:style>
    <style:style style:name="T2806" style:parent-style-name="Policepardéfaut" style:family="text">
      <style:text-properties style:language-asian="fr" style:country-asian="FR"/>
    </style:style>
    <style:style style:name="T2807" style:parent-style-name="Policepardéfaut" style:family="text">
      <style:text-properties style:language-asian="fr" style:country-asian="FR"/>
    </style:style>
    <style:style style:name="T2808" style:parent-style-name="Policepardéfaut" style:family="text">
      <style:text-properties style:language-asian="fr" style:country-asian="FR"/>
    </style:style>
    <style:style style:name="T2809" style:parent-style-name="Policepardéfaut" style:family="text">
      <style:text-properties style:language-asian="fr" style:country-asian="FR"/>
    </style:style>
    <style:style style:name="T2810" style:parent-style-name="Policepardéfaut" style:family="text">
      <style:text-properties style:language-asian="fr" style:country-asian="FR"/>
    </style:style>
    <style:style style:name="T2811" style:parent-style-name="Policepardéfaut" style:family="text">
      <style:text-properties style:language-asian="fr" style:country-asian="FR"/>
    </style:style>
    <style:style style:name="T2812" style:parent-style-name="Policepardéfaut" style:family="text">
      <style:text-properties style:language-asian="fr" style:country-asian="FR"/>
    </style:style>
    <style:style style:name="T2813" style:parent-style-name="Policepardéfaut" style:family="text">
      <style:text-properties style:language-asian="fr" style:country-asian="FR"/>
    </style:style>
    <style:style style:name="T2814" style:parent-style-name="Policepardéfaut" style:family="text">
      <style:text-properties style:language-asian="fr" style:country-asian="FR"/>
    </style:style>
    <style:style style:name="T2815" style:parent-style-name="Policepardéfaut" style:family="text">
      <style:text-properties style:language-asian="fr" style:country-asian="FR"/>
    </style:style>
    <style:style style:name="T2816" style:parent-style-name="Policepardéfaut" style:family="text">
      <style:text-properties style:language-asian="fr" style:country-asian="FR"/>
    </style:style>
    <style:style style:name="T2817" style:parent-style-name="Policepardéfaut" style:family="text">
      <style:text-properties style:language-asian="fr" style:country-asian="FR"/>
    </style:style>
    <style:style style:name="T2818" style:parent-style-name="Policepardéfaut" style:family="text">
      <style:text-properties style:language-asian="fr" style:country-asian="FR"/>
    </style:style>
    <style:style style:name="T2819" style:parent-style-name="Policepardéfaut" style:family="text">
      <style:text-properties style:language-asian="fr" style:country-asian="FR"/>
    </style:style>
    <style:style style:name="T2820" style:parent-style-name="Policepardéfaut" style:family="text">
      <style:text-properties style:language-asian="fr" style:country-asian="FR"/>
    </style:style>
    <style:style style:name="T2821" style:parent-style-name="Policepardéfaut" style:family="text">
      <style:text-properties style:language-asian="fr" style:country-asian="FR"/>
    </style:style>
    <style:style style:name="T2822" style:parent-style-name="Policepardéfaut" style:family="text">
      <style:text-properties style:language-asian="fr" style:country-asian="FR"/>
    </style:style>
    <style:style style:name="T2823" style:parent-style-name="Policepardéfaut" style:family="text">
      <style:text-properties style:language-asian="fr" style:country-asian="FR"/>
    </style:style>
    <style:style style:name="T2824" style:parent-style-name="Policepardéfaut" style:family="text">
      <style:text-properties style:language-asian="fr" style:country-asian="FR"/>
    </style:style>
    <style:style style:name="T2825" style:parent-style-name="Policepardéfaut" style:family="text">
      <style:text-properties style:language-asian="fr" style:country-asian="FR"/>
    </style:style>
    <style:style style:name="T2826" style:parent-style-name="Policepardéfaut" style:family="text">
      <style:text-properties style:language-asian="fr" style:country-asian="FR"/>
    </style:style>
    <style:style style:name="T2827" style:parent-style-name="Policepardéfaut" style:family="text">
      <style:text-properties style:language-asian="fr" style:country-asian="FR"/>
    </style:style>
    <style:style style:name="T2828" style:parent-style-name="Policepardéfaut" style:family="text">
      <style:text-properties style:language-asian="fr" style:country-asian="FR"/>
    </style:style>
    <style:style style:name="T2829" style:parent-style-name="Policepardéfaut" style:family="text">
      <style:text-properties style:language-asian="fr" style:country-asian="FR"/>
    </style:style>
    <style:style style:name="T2830" style:parent-style-name="Policepardéfaut" style:family="text">
      <style:text-properties style:language-asian="fr" style:country-asian="FR"/>
    </style:style>
    <style:style style:name="T2831" style:parent-style-name="Policepardéfaut" style:family="text">
      <style:text-properties style:language-asian="fr" style:country-asian="FR"/>
    </style:style>
    <style:style style:name="T2832" style:parent-style-name="Policepardéfaut" style:family="text">
      <style:text-properties style:language-asian="fr" style:country-asian="FR"/>
    </style:style>
    <style:style style:name="T2833" style:parent-style-name="Policepardéfaut" style:family="text">
      <style:text-properties style:language-asian="fr" style:country-asian="FR"/>
    </style:style>
    <style:style style:name="T2834" style:parent-style-name="Policepardéfaut" style:family="text">
      <style:text-properties style:language-asian="fr" style:country-asian="FR"/>
    </style:style>
    <style:style style:name="T2835" style:parent-style-name="Policepardéfaut" style:family="text">
      <style:text-properties style:language-asian="fr" style:country-asian="FR"/>
    </style:style>
    <style:style style:name="T2836" style:parent-style-name="Policepardéfaut" style:family="text">
      <style:text-properties style:language-asian="fr" style:country-asian="FR"/>
    </style:style>
    <style:style style:name="T2837" style:parent-style-name="Policepardéfaut" style:family="text">
      <style:text-properties style:language-asian="fr" style:country-asian="FR"/>
    </style:style>
    <style:style style:name="T2838" style:parent-style-name="Policepardéfaut" style:family="text">
      <style:text-properties style:language-asian="fr" style:country-asian="FR"/>
    </style:style>
    <style:style style:name="T2839" style:parent-style-name="Policepardéfaut" style:family="text">
      <style:text-properties style:language-asian="fr" style:country-asian="FR"/>
    </style:style>
    <style:style style:name="T2840" style:parent-style-name="Policepardéfaut" style:family="text">
      <style:text-properties style:language-asian="fr" style:country-asian="FR"/>
    </style:style>
    <style:style style:name="T2841" style:parent-style-name="Policepardéfaut" style:family="text">
      <style:text-properties style:language-asian="fr" style:country-asian="FR"/>
    </style:style>
    <style:style style:name="T2842" style:parent-style-name="Policepardéfaut" style:family="text">
      <style:text-properties style:language-asian="fr" style:country-asian="FR"/>
    </style:style>
    <style:style style:name="T2843" style:parent-style-name="Policepardéfaut" style:family="text">
      <style:text-properties style:language-asian="fr" style:country-asian="FR"/>
    </style:style>
    <style:style style:name="T2844" style:parent-style-name="Policepardéfaut" style:family="text">
      <style:text-properties style:language-asian="fr" style:country-asian="FR"/>
    </style:style>
    <style:style style:name="P2845" style:parent-style-name="Corpsdetexte" style:family="paragraph">
      <style:text-properties style:language-asian="fr" style:country-asian="FR"/>
    </style:style>
    <style:style style:name="P2846" style:parent-style-name="Corpsdetexte" style:family="paragraph">
      <style:text-properties style:language-asian="fr" style:country-asian="FR"/>
    </style:style>
    <style:style style:name="T2847" style:parent-style-name="Policepardéfaut" style:family="text">
      <style:text-properties style:language-asian="fr" style:country-asian="FR"/>
    </style:style>
    <style:style style:name="T2848" style:parent-style-name="Policepardéfaut" style:family="text">
      <style:text-properties style:language-asian="fr" style:country-asian="FR"/>
    </style:style>
    <style:style style:name="T2849" style:parent-style-name="Policepardéfaut" style:family="text">
      <style:text-properties style:language-asian="fr" style:country-asian="FR"/>
    </style:style>
    <style:style style:name="T2850" style:parent-style-name="Policepardéfaut" style:family="text">
      <style:text-properties style:language-asian="fr" style:country-asian="FR"/>
    </style:style>
    <style:style style:name="T2851" style:parent-style-name="Policepardéfaut" style:family="text">
      <style:text-properties style:language-asian="fr" style:country-asian="FR"/>
    </style:style>
    <style:style style:name="T2852" style:parent-style-name="Policepardéfaut" style:family="text">
      <style:text-properties style:language-asian="fr" style:country-asian="FR"/>
    </style:style>
    <style:style style:name="T2853" style:parent-style-name="Policepardéfaut" style:family="text">
      <style:text-properties style:language-asian="fr" style:country-asian="FR"/>
    </style:style>
    <style:style style:name="T2854" style:parent-style-name="Policepardéfaut" style:family="text">
      <style:text-properties style:language-asian="fr" style:country-asian="FR"/>
    </style:style>
    <style:style style:name="T2855" style:parent-style-name="Policepardéfaut" style:family="text">
      <style:text-properties style:language-asian="fr" style:country-asian="FR"/>
    </style:style>
    <style:style style:name="T2856" style:parent-style-name="Policepardéfaut" style:family="text">
      <style:text-properties style:language-asian="fr" style:country-asian="FR"/>
    </style:style>
    <style:style style:name="T2857" style:parent-style-name="Policepardéfaut" style:family="text">
      <style:text-properties style:language-asian="fr" style:country-asian="FR"/>
    </style:style>
    <style:style style:name="T2858" style:parent-style-name="Policepardéfaut" style:family="text">
      <style:text-properties style:language-asian="fr" style:country-asian="FR"/>
    </style:style>
    <style:style style:name="T2859" style:parent-style-name="Policepardéfaut" style:family="text">
      <style:text-properties style:language-asian="fr" style:country-asian="FR"/>
    </style:style>
    <style:style style:name="T2860" style:parent-style-name="Policepardéfaut" style:family="text">
      <style:text-properties style:language-asian="fr" style:country-asian="FR"/>
    </style:style>
    <style:style style:name="T2861" style:parent-style-name="Policepardéfaut" style:family="text">
      <style:text-properties style:language-asian="fr" style:country-asian="FR"/>
    </style:style>
    <style:style style:name="T2862" style:parent-style-name="Policepardéfaut" style:family="text">
      <style:text-properties style:language-asian="fr" style:country-asian="FR"/>
    </style:style>
    <style:style style:name="T2863" style:parent-style-name="Policepardéfaut" style:family="text">
      <style:text-properties style:language-asian="fr" style:country-asian="FR"/>
    </style:style>
    <style:style style:name="T2864" style:parent-style-name="Policepardéfaut" style:family="text">
      <style:text-properties style:language-asian="fr" style:country-asian="FR"/>
    </style:style>
    <style:style style:name="T2865" style:parent-style-name="Policepardéfaut" style:family="text">
      <style:text-properties style:language-asian="fr" style:country-asian="FR"/>
    </style:style>
    <style:style style:name="T2866" style:parent-style-name="Policepardéfaut" style:family="text">
      <style:text-properties style:language-asian="fr" style:country-asian="FR"/>
    </style:style>
    <style:style style:name="T2867" style:parent-style-name="Policepardéfaut" style:family="text">
      <style:text-properties style:language-asian="fr" style:country-asian="FR"/>
    </style:style>
    <style:style style:name="T2868" style:parent-style-name="Policepardéfaut" style:family="text">
      <style:text-properties style:language-asian="fr" style:country-asian="FR"/>
    </style:style>
    <style:style style:name="T2869" style:parent-style-name="Policepardéfaut" style:family="text">
      <style:text-properties style:language-asian="fr" style:country-asian="FR"/>
    </style:style>
    <style:style style:name="T2870" style:parent-style-name="Policepardéfaut" style:family="text">
      <style:text-properties style:language-asian="fr" style:country-asian="FR"/>
    </style:style>
    <style:style style:name="T2871" style:parent-style-name="Policepardéfaut" style:family="text">
      <style:text-properties style:language-asian="fr" style:country-asian="FR"/>
    </style:style>
    <style:style style:name="T2872" style:parent-style-name="Policepardéfaut" style:family="text">
      <style:text-properties style:language-asian="fr" style:country-asian="FR"/>
    </style:style>
    <style:style style:name="T2873" style:parent-style-name="Policepardéfaut" style:family="text">
      <style:text-properties style:language-asian="fr" style:country-asian="FR"/>
    </style:style>
    <style:style style:name="P2874" style:parent-style-name="Corpsdetexte" style:family="paragraph">
      <style:text-properties style:language-asian="fr" style:country-asian="FR"/>
    </style:style>
    <style:style style:name="P2875" style:parent-style-name="Corpsdetexte" style:family="paragraph">
      <style:text-properties style:language-asian="fr" style:country-asian="FR"/>
    </style:style>
    <style:style style:name="T2876" style:parent-style-name="Policepardéfaut" style:family="text">
      <style:text-properties style:language-asian="fr" style:country-asian="FR"/>
    </style:style>
    <style:style style:name="T2877" style:parent-style-name="Policepardéfaut" style:family="text">
      <style:text-properties style:language-asian="fr" style:country-asian="FR"/>
    </style:style>
    <style:style style:name="T2878" style:parent-style-name="Policepardéfaut" style:family="text">
      <style:text-properties style:language-asian="fr" style:country-asian="FR"/>
    </style:style>
    <style:style style:name="T2879" style:parent-style-name="Policepardéfaut" style:family="text">
      <style:text-properties style:language-asian="fr" style:country-asian="FR"/>
    </style:style>
    <style:style style:name="T2880" style:parent-style-name="Policepardéfaut" style:family="text">
      <style:text-properties style:language-asian="fr" style:country-asian="FR"/>
    </style:style>
    <style:style style:name="T2881" style:parent-style-name="Policepardéfaut" style:family="text">
      <style:text-properties style:language-asian="fr" style:country-asian="FR"/>
    </style:style>
    <style:style style:name="T2882" style:parent-style-name="Policepardéfaut" style:family="text">
      <style:text-properties style:language-asian="fr" style:country-asian="FR"/>
    </style:style>
    <style:style style:name="T2883" style:parent-style-name="Policepardéfaut" style:family="text">
      <style:text-properties style:language-asian="fr" style:country-asian="FR"/>
    </style:style>
    <style:style style:name="T2884" style:parent-style-name="Policepardéfaut" style:family="text">
      <style:text-properties fo:font-style="italic" style:font-style-asian="italic" style:language-asian="fr" style:country-asian="FR"/>
    </style:style>
    <style:style style:name="T2885" style:parent-style-name="Policepardéfaut" style:family="text">
      <style:text-properties style:language-asian="fr" style:country-asian="FR"/>
    </style:style>
    <style:style style:name="T2886" style:parent-style-name="Policepardéfaut" style:family="text">
      <style:text-properties style:language-asian="fr" style:country-asian="FR"/>
    </style:style>
    <style:style style:name="T2887" style:parent-style-name="Policepardéfaut" style:family="text">
      <style:text-properties style:language-asian="fr" style:country-asian="FR"/>
    </style:style>
    <style:style style:name="T2888" style:parent-style-name="Policepardéfaut" style:family="text">
      <style:text-properties style:language-asian="fr" style:country-asian="FR"/>
    </style:style>
    <style:style style:name="T2889" style:parent-style-name="Policepardéfaut" style:family="text">
      <style:text-properties style:language-asian="fr" style:country-asian="FR"/>
    </style:style>
    <style:style style:name="T2890" style:parent-style-name="Policepardéfaut" style:family="text">
      <style:text-properties style:language-asian="fr" style:country-asian="FR"/>
    </style:style>
    <style:style style:name="T2891" style:parent-style-name="Policepardéfaut" style:family="text">
      <style:text-properties style:language-asian="fr" style:country-asian="FR"/>
    </style:style>
    <style:style style:name="T2892" style:parent-style-name="Policepardéfaut" style:family="text">
      <style:text-properties style:language-asian="fr" style:country-asian="FR"/>
    </style:style>
    <style:style style:name="T2893" style:parent-style-name="Policepardéfaut" style:family="text">
      <style:text-properties style:language-asian="fr" style:country-asian="FR"/>
    </style:style>
    <style:style style:name="T2894" style:parent-style-name="Policepardéfaut" style:family="text">
      <style:text-properties style:language-asian="fr" style:country-asian="FR"/>
    </style:style>
    <style:style style:name="T2895" style:parent-style-name="Policepardéfaut" style:family="text">
      <style:text-properties style:language-asian="fr" style:country-asian="FR"/>
    </style:style>
    <style:style style:name="T2896" style:parent-style-name="Policepardéfaut" style:family="text">
      <style:text-properties style:language-asian="fr" style:country-asian="FR"/>
    </style:style>
    <style:style style:name="T2897" style:parent-style-name="Policepardéfaut" style:family="text">
      <style:text-properties style:language-asian="fr" style:country-asian="FR"/>
    </style:style>
    <style:style style:name="T2898" style:parent-style-name="Policepardéfaut" style:family="text">
      <style:text-properties style:language-asian="fr" style:country-asian="FR"/>
    </style:style>
    <style:style style:name="T2899" style:parent-style-name="Policepardéfaut" style:family="text">
      <style:text-properties style:language-asian="fr" style:country-asian="FR"/>
    </style:style>
    <style:style style:name="T2900" style:parent-style-name="Policepardéfaut" style:family="text">
      <style:text-properties style:language-asian="fr" style:country-asian="FR"/>
    </style:style>
    <style:style style:name="P2901" style:parent-style-name="Corpsdetexte" style:family="paragraph">
      <style:text-properties style:language-asian="fr" style:country-asian="FR"/>
    </style:style>
    <style:style style:name="P2902" style:parent-style-name="Corpsdetexte" style:family="paragraph">
      <style:text-properties style:language-asian="fr" style:country-asian="FR"/>
    </style:style>
    <style:style style:name="P2903" style:parent-style-name="Titre2" style:family="paragraph">
      <style:text-properties style:font-name-asian="Times New Roman" style:language-asian="fr" style:country-asian="FR"/>
    </style:style>
    <style:style style:name="T2904" style:parent-style-name="Policepardéfaut" style:family="text">
      <style:text-properties style:language-asian="fr" style:country-asian="FR"/>
    </style:style>
    <style:style style:name="T2905" style:parent-style-name="Policepardéfaut" style:family="text">
      <style:text-properties style:language-asian="fr" style:country-asian="FR"/>
    </style:style>
    <style:style style:name="T2906" style:parent-style-name="Policepardéfaut" style:family="text">
      <style:text-properties style:language-asian="fr" style:country-asian="FR"/>
    </style:style>
    <style:style style:name="T2907" style:parent-style-name="Policepardéfaut" style:family="text">
      <style:text-properties style:language-asian="fr" style:country-asian="FR"/>
    </style:style>
    <style:style style:name="T2908" style:parent-style-name="Policepardéfaut" style:family="text">
      <style:text-properties style:language-asian="fr" style:country-asian="FR"/>
    </style:style>
    <style:style style:name="T2909" style:parent-style-name="Policepardéfaut" style:family="text">
      <style:text-properties style:language-asian="fr" style:country-asian="FR"/>
    </style:style>
    <style:style style:name="T2910" style:parent-style-name="Policepardéfaut" style:family="text">
      <style:text-properties style:language-asian="fr" style:country-asian="FR"/>
    </style:style>
    <style:style style:name="T2911" style:parent-style-name="Policepardéfaut" style:family="text">
      <style:text-properties style:language-asian="fr" style:country-asian="FR"/>
    </style:style>
    <style:style style:name="T2912" style:parent-style-name="Policepardéfaut" style:family="text">
      <style:text-properties style:language-asian="fr" style:country-asian="FR"/>
    </style:style>
    <style:style style:name="T2913" style:parent-style-name="Policepardéfaut" style:family="text">
      <style:text-properties style:language-asian="fr" style:country-asian="FR"/>
    </style:style>
    <style:style style:name="T2914" style:parent-style-name="Policepardéfaut" style:family="text">
      <style:text-properties style:language-asian="fr" style:country-asian="FR"/>
    </style:style>
    <style:style style:name="T2915" style:parent-style-name="Policepardéfaut" style:family="text">
      <style:text-properties style:language-asian="fr" style:country-asian="FR"/>
    </style:style>
    <style:style style:name="T2916" style:parent-style-name="Policepardéfaut" style:family="text">
      <style:text-properties style:language-asian="fr" style:country-asian="FR"/>
    </style:style>
    <style:style style:name="T2917" style:parent-style-name="Policepardéfaut" style:family="text">
      <style:text-properties style:language-asian="fr" style:country-asian="FR"/>
    </style:style>
    <style:style style:name="T2918" style:parent-style-name="Policepardéfaut" style:family="text">
      <style:text-properties style:language-asian="fr" style:country-asian="FR"/>
    </style:style>
    <style:style style:name="T2919" style:parent-style-name="Policepardéfaut" style:family="text">
      <style:text-properties style:language-asian="fr" style:country-asian="FR"/>
    </style:style>
    <style:style style:name="T2920" style:parent-style-name="Policepardéfaut" style:family="text">
      <style:text-properties style:language-asian="fr" style:country-asian="FR"/>
    </style:style>
    <style:style style:name="T2921" style:parent-style-name="Policepardéfaut" style:family="text">
      <style:text-properties style:language-asian="fr" style:country-asian="FR"/>
    </style:style>
    <style:style style:name="T2922" style:parent-style-name="Policepardéfaut" style:family="text">
      <style:text-properties style:language-asian="fr" style:country-asian="FR"/>
    </style:style>
    <style:style style:name="T2923" style:parent-style-name="Policepardéfaut" style:family="text">
      <style:text-properties style:language-asian="fr" style:country-asian="FR"/>
    </style:style>
    <style:style style:name="T2924" style:parent-style-name="Policepardéfaut" style:family="text">
      <style:text-properties style:language-asian="fr" style:country-asian="FR"/>
    </style:style>
    <style:style style:name="P2925" style:parent-style-name="Corpsdetexte" style:family="paragraph">
      <style:text-properties style:language-asian="fr" style:country-asian="FR"/>
    </style:style>
    <style:style style:name="T2926" style:parent-style-name="Policepardéfaut" style:family="text">
      <style:text-properties style:language-asian="fr" style:country-asian="FR"/>
    </style:style>
    <style:style style:name="T2927" style:parent-style-name="Policepardéfaut" style:family="text">
      <style:text-properties style:language-asian="fr" style:country-asian="FR"/>
    </style:style>
    <style:style style:name="T2928" style:parent-style-name="Policepardéfaut" style:family="text">
      <style:text-properties style:language-asian="fr" style:country-asian="FR"/>
    </style:style>
    <style:style style:name="T2929" style:parent-style-name="Policepardéfaut" style:family="text">
      <style:text-properties style:language-asian="fr" style:country-asian="FR"/>
    </style:style>
    <style:style style:name="T2930" style:parent-style-name="Policepardéfaut" style:family="text">
      <style:text-properties style:language-asian="fr" style:country-asian="FR"/>
    </style:style>
    <style:style style:name="T2931" style:parent-style-name="Policepardéfaut" style:family="text">
      <style:text-properties style:language-asian="fr" style:country-asian="FR"/>
    </style:style>
    <style:style style:name="P2932" style:parent-style-name="Corpsdetexte" style:family="paragraph">
      <style:text-properties style:language-asian="fr" style:country-asian="FR"/>
    </style:style>
    <style:style style:name="T2933" style:parent-style-name="Policepardéfaut" style:family="text">
      <style:text-properties style:language-asian="fr" style:country-asian="FR"/>
    </style:style>
    <style:style style:name="T2934" style:parent-style-name="Policepardéfaut" style:family="text">
      <style:text-properties style:language-asian="fr" style:country-asian="FR"/>
    </style:style>
    <style:style style:name="T2935" style:parent-style-name="Policepardéfaut" style:family="text">
      <style:text-properties style:language-asian="fr" style:country-asian="FR"/>
    </style:style>
    <style:style style:name="T2936" style:parent-style-name="Policepardéfaut" style:family="text">
      <style:text-properties style:language-asian="fr" style:country-asian="FR"/>
    </style:style>
    <style:style style:name="T2937" style:parent-style-name="Policepardéfaut" style:family="text">
      <style:text-properties style:language-asian="fr" style:country-asian="FR"/>
    </style:style>
    <style:style style:name="T2938" style:parent-style-name="Policepardéfaut" style:family="text">
      <style:text-properties style:language-asian="fr" style:country-asian="FR"/>
    </style:style>
    <style:style style:name="T2939" style:parent-style-name="Policepardéfaut" style:family="text">
      <style:text-properties style:language-asian="fr" style:country-asian="FR"/>
    </style:style>
    <style:style style:name="T2940" style:parent-style-name="Policepardéfaut" style:family="text">
      <style:text-properties style:language-asian="fr" style:country-asian="FR"/>
    </style:style>
    <style:style style:name="T2941" style:parent-style-name="Policepardéfaut" style:family="text">
      <style:text-properties style:language-asian="fr" style:country-asian="FR"/>
    </style:style>
    <style:style style:name="T2942" style:parent-style-name="Policepardéfaut" style:family="text">
      <style:text-properties style:language-asian="fr" style:country-asian="FR"/>
    </style:style>
    <style:style style:name="T2943" style:parent-style-name="Policepardéfaut" style:family="text">
      <style:text-properties style:language-asian="fr" style:country-asian="FR"/>
    </style:style>
    <style:style style:name="T2944" style:parent-style-name="Policepardéfaut" style:family="text">
      <style:text-properties style:language-asian="fr" style:country-asian="FR"/>
    </style:style>
    <style:style style:name="T2945" style:parent-style-name="Policepardéfaut" style:family="text">
      <style:text-properties style:language-asian="fr" style:country-asian="FR"/>
    </style:style>
    <style:style style:name="T2946" style:parent-style-name="Policepardéfaut" style:family="text">
      <style:text-properties style:language-asian="fr" style:country-asian="FR"/>
    </style:style>
    <style:style style:name="T2947" style:parent-style-name="Policepardéfaut" style:family="text">
      <style:text-properties style:language-asian="fr" style:country-asian="FR"/>
    </style:style>
    <style:style style:name="P2948" style:parent-style-name="Corpsdetexte" style:family="paragraph">
      <style:text-properties style:language-asian="fr" style:country-asian="FR"/>
    </style:style>
    <style:style style:name="P2949" style:parent-style-name="Corpsdetexte" style:family="paragraph">
      <style:text-properties style:language-asian="fr" style:country-asian="FR"/>
    </style:style>
    <style:style style:name="T2950" style:parent-style-name="Policepardéfaut" style:family="text">
      <style:text-properties style:language-asian="fr" style:country-asian="FR"/>
    </style:style>
    <style:style style:name="T2951" style:parent-style-name="Policepardéfaut" style:family="text">
      <style:text-properties style:language-asian="fr" style:country-asian="FR"/>
    </style:style>
    <style:style style:name="T2952" style:parent-style-name="Policepardéfaut" style:family="text">
      <style:text-properties style:language-asian="fr" style:country-asian="FR"/>
    </style:style>
    <style:style style:name="T2953" style:parent-style-name="Policepardéfaut" style:family="text">
      <style:text-properties style:language-asian="fr" style:country-asian="FR"/>
    </style:style>
    <style:style style:name="T2954" style:parent-style-name="Policepardéfaut" style:family="text">
      <style:text-properties style:language-asian="fr" style:country-asian="FR"/>
    </style:style>
    <style:style style:name="T2955" style:parent-style-name="Policepardéfaut" style:family="text">
      <style:text-properties style:language-asian="fr" style:country-asian="FR"/>
    </style:style>
    <style:style style:name="T2956" style:parent-style-name="Policepardéfaut" style:family="text">
      <style:text-properties style:language-asian="fr" style:country-asian="FR"/>
    </style:style>
    <style:style style:name="T2957" style:parent-style-name="Policepardéfaut" style:family="text">
      <style:text-properties style:language-asian="fr" style:country-asian="FR"/>
    </style:style>
    <style:style style:name="T2958" style:parent-style-name="Policepardéfaut" style:family="text">
      <style:text-properties fo:font-style="italic" style:font-style-asian="italic" style:language-asian="fr" style:country-asian="FR"/>
    </style:style>
    <style:style style:name="T2959" style:parent-style-name="Policepardéfaut" style:family="text">
      <style:text-properties style:language-asian="fr" style:country-asian="FR"/>
    </style:style>
    <style:style style:name="T2960" style:parent-style-name="Policepardéfaut" style:family="text">
      <style:text-properties style:language-asian="fr" style:country-asian="FR"/>
    </style:style>
    <style:style style:name="T2961" style:parent-style-name="Policepardéfaut" style:family="text">
      <style:text-properties style:language-asian="fr" style:country-asian="FR"/>
    </style:style>
    <style:style style:name="T2962" style:parent-style-name="Policepardéfaut" style:family="text">
      <style:text-properties style:language-asian="fr" style:country-asian="FR"/>
    </style:style>
    <style:style style:name="T2963" style:parent-style-name="Policepardéfaut" style:family="text">
      <style:text-properties style:language-asian="fr" style:country-asian="FR"/>
    </style:style>
    <style:style style:name="T2964" style:parent-style-name="Policepardéfaut" style:family="text">
      <style:text-properties style:language-asian="fr" style:country-asian="FR"/>
    </style:style>
    <style:style style:name="T2965" style:parent-style-name="Policepardéfaut" style:family="text">
      <style:text-properties style:language-asian="fr" style:country-asian="FR"/>
    </style:style>
    <style:style style:name="T2966" style:parent-style-name="Policepardéfaut" style:family="text">
      <style:text-properties style:language-asian="fr" style:country-asian="FR"/>
    </style:style>
    <style:style style:name="T2967" style:parent-style-name="Policepardéfaut" style:family="text">
      <style:text-properties style:language-asian="fr" style:country-asian="FR"/>
    </style:style>
    <style:style style:name="T2968" style:parent-style-name="Policepardéfaut" style:family="text">
      <style:text-properties style:language-asian="fr" style:country-asian="FR"/>
    </style:style>
    <style:style style:name="T2969" style:parent-style-name="Policepardéfaut" style:family="text">
      <style:text-properties style:language-asian="fr" style:country-asian="FR"/>
    </style:style>
    <style:style style:name="T2970" style:parent-style-name="Policepardéfaut" style:family="text">
      <style:text-properties style:language-asian="fr" style:country-asian="FR"/>
    </style:style>
    <style:style style:name="T2971" style:parent-style-name="Policepardéfaut" style:family="text">
      <style:text-properties style:language-asian="fr" style:country-asian="FR"/>
    </style:style>
    <style:style style:name="T2972" style:parent-style-name="Policepardéfaut" style:family="text">
      <style:text-properties style:language-asian="fr" style:country-asian="FR"/>
    </style:style>
    <style:style style:name="T2973" style:parent-style-name="Policepardéfaut" style:family="text">
      <style:text-properties style:language-asian="fr" style:country-asian="FR"/>
    </style:style>
    <style:style style:name="T2974" style:parent-style-name="Policepardéfaut" style:family="text">
      <style:text-properties style:language-asian="fr" style:country-asian="FR"/>
    </style:style>
    <style:style style:name="T2975" style:parent-style-name="Policepardéfaut" style:family="text">
      <style:text-properties style:language-asian="fr" style:country-asian="FR"/>
    </style:style>
    <style:style style:name="T2976" style:parent-style-name="Policepardéfaut" style:family="text">
      <style:text-properties style:language-asian="fr" style:country-asian="FR"/>
    </style:style>
    <style:style style:name="T2977" style:parent-style-name="Policepardéfaut" style:family="text">
      <style:text-properties style:language-asian="fr" style:country-asian="FR"/>
    </style:style>
    <style:style style:name="T2978" style:parent-style-name="Policepardéfaut" style:family="text">
      <style:text-properties style:language-asian="fr" style:country-asian="FR"/>
    </style:style>
    <style:style style:name="T2979" style:parent-style-name="Policepardéfaut" style:family="text">
      <style:text-properties style:language-asian="fr" style:country-asian="FR"/>
    </style:style>
    <style:style style:name="T2980" style:parent-style-name="Policepardéfaut" style:family="text">
      <style:text-properties style:language-asian="fr" style:country-asian="FR"/>
    </style:style>
    <style:style style:name="T2981" style:parent-style-name="Policepardéfaut" style:family="text">
      <style:text-properties style:language-asian="fr" style:country-asian="FR"/>
    </style:style>
    <style:style style:name="T2982" style:parent-style-name="Policepardéfaut" style:family="text">
      <style:text-properties style:language-asian="fr" style:country-asian="FR"/>
    </style:style>
    <style:style style:name="T2983" style:parent-style-name="Policepardéfaut" style:family="text">
      <style:text-properties style:language-asian="fr" style:country-asian="FR"/>
    </style:style>
    <style:style style:name="T2984" style:parent-style-name="Policepardéfaut" style:family="text">
      <style:text-properties style:language-asian="fr" style:country-asian="FR"/>
    </style:style>
    <style:style style:name="T2985" style:parent-style-name="Policepardéfaut" style:family="text">
      <style:text-properties style:language-asian="fr" style:country-asian="FR"/>
    </style:style>
    <style:style style:name="T2986" style:parent-style-name="Policepardéfaut" style:family="text">
      <style:text-properties style:language-asian="fr" style:country-asian="FR"/>
    </style:style>
    <style:style style:name="T2987" style:parent-style-name="Policepardéfaut" style:family="text">
      <style:text-properties style:language-asian="fr" style:country-asian="FR"/>
    </style:style>
    <style:style style:name="T2988" style:parent-style-name="Policepardéfaut" style:family="text">
      <style:text-properties style:language-asian="fr" style:country-asian="FR"/>
    </style:style>
    <style:style style:name="T2989" style:parent-style-name="Policepardéfaut" style:family="text">
      <style:text-properties style:language-asian="fr" style:country-asian="FR"/>
    </style:style>
    <style:style style:name="T2990" style:parent-style-name="Policepardéfaut" style:family="text">
      <style:text-properties style:language-asian="fr" style:country-asian="FR"/>
    </style:style>
    <style:style style:name="T2991" style:parent-style-name="Policepardéfaut" style:family="text">
      <style:text-properties style:language-asian="fr" style:country-asian="FR"/>
    </style:style>
    <style:style style:name="T2992" style:parent-style-name="Policepardéfaut" style:family="text">
      <style:text-properties style:language-asian="fr" style:country-asian="FR"/>
    </style:style>
    <style:style style:name="T2993" style:parent-style-name="Policepardéfaut" style:family="text">
      <style:text-properties style:language-asian="fr" style:country-asian="FR"/>
    </style:style>
    <style:style style:name="T2994" style:parent-style-name="Policepardéfaut" style:family="text">
      <style:text-properties style:language-asian="fr" style:country-asian="FR"/>
    </style:style>
    <style:style style:name="T2995" style:parent-style-name="Policepardéfaut" style:family="text">
      <style:text-properties style:language-asian="fr" style:country-asian="FR"/>
    </style:style>
    <style:style style:name="T2996" style:parent-style-name="Policepardéfaut" style:family="text">
      <style:text-properties style:language-asian="fr" style:country-asian="FR"/>
    </style:style>
    <style:style style:name="T2997" style:parent-style-name="Policepardéfaut" style:family="text">
      <style:text-properties style:language-asian="fr" style:country-asian="FR"/>
    </style:style>
    <style:style style:name="T2998" style:parent-style-name="Policepardéfaut" style:family="text">
      <style:text-properties style:language-asian="fr" style:country-asian="FR"/>
    </style:style>
    <style:style style:name="T2999" style:parent-style-name="Policepardéfaut" style:family="text">
      <style:text-properties fo:font-style="italic" style:font-style-asian="italic" style:language-asian="fr" style:country-asian="FR"/>
    </style:style>
    <style:style style:name="T3000" style:parent-style-name="Policepardéfaut" style:family="text">
      <style:text-properties style:language-asian="fr" style:country-asian="FR"/>
    </style:style>
    <style:style style:name="T3001" style:parent-style-name="Policepardéfaut" style:family="text">
      <style:text-properties style:language-asian="fr" style:country-asian="FR"/>
    </style:style>
    <style:style style:name="T3002" style:parent-style-name="Policepardéfaut" style:family="text">
      <style:text-properties fo:font-style="italic" style:font-style-asian="italic" style:language-asian="fr" style:country-asian="FR"/>
    </style:style>
    <style:style style:name="T3003" style:parent-style-name="Policepardéfaut" style:family="text">
      <style:text-properties style:language-asian="fr" style:country-asian="FR"/>
    </style:style>
    <style:style style:name="T3004" style:parent-style-name="Policepardéfaut" style:family="text">
      <style:text-properties style:language-asian="fr" style:country-asian="FR"/>
    </style:style>
    <style:style style:name="T3005" style:parent-style-name="Policepardéfaut" style:family="text">
      <style:text-properties style:language-asian="fr" style:country-asian="FR"/>
    </style:style>
    <style:style style:name="T3006" style:parent-style-name="Policepardéfaut" style:family="text">
      <style:text-properties style:language-asian="fr" style:country-asian="FR"/>
    </style:style>
    <style:style style:name="T3007" style:parent-style-name="Policepardéfaut" style:family="text">
      <style:text-properties style:language-asian="fr" style:country-asian="FR"/>
    </style:style>
    <style:style style:name="T3008" style:parent-style-name="Policepardéfaut" style:family="text">
      <style:text-properties style:language-asian="fr" style:country-asian="FR"/>
    </style:style>
    <style:style style:name="T3009" style:parent-style-name="Policepardéfaut" style:family="text">
      <style:text-properties style:language-asian="fr" style:country-asian="FR"/>
    </style:style>
    <style:style style:name="T3010" style:parent-style-name="Policepardéfaut" style:family="text">
      <style:text-properties style:language-asian="fr" style:country-asian="FR"/>
    </style:style>
    <style:style style:name="T3011" style:parent-style-name="Policepardéfaut" style:family="text">
      <style:text-properties style:language-asian="fr" style:country-asian="FR"/>
    </style:style>
    <style:style style:name="T3012" style:parent-style-name="Policepardéfaut" style:family="text">
      <style:text-properties style:language-asian="fr" style:country-asian="FR"/>
    </style:style>
    <style:style style:name="T3013" style:parent-style-name="Policepardéfaut" style:family="text">
      <style:text-properties style:language-asian="fr" style:country-asian="FR"/>
    </style:style>
    <style:style style:name="T3014" style:parent-style-name="Policepardéfaut" style:family="text">
      <style:text-properties style:language-asian="fr" style:country-asian="FR"/>
    </style:style>
    <style:style style:name="T3015" style:parent-style-name="Policepardéfaut" style:family="text">
      <style:text-properties style:language-asian="fr" style:country-asian="FR"/>
    </style:style>
    <style:style style:name="T3016" style:parent-style-name="Policepardéfaut" style:family="text">
      <style:text-properties style:language-asian="fr" style:country-asian="FR"/>
    </style:style>
    <style:style style:name="T3017" style:parent-style-name="Policepardéfaut" style:family="text">
      <style:text-properties style:language-asian="fr" style:country-asian="FR"/>
    </style:style>
    <style:style style:name="T3018" style:parent-style-name="Policepardéfaut" style:family="text">
      <style:text-properties fo:font-style="italic" style:font-style-asian="italic" style:language-asian="fr" style:country-asian="FR"/>
    </style:style>
    <style:style style:name="T3019" style:parent-style-name="Policepardéfaut" style:family="text">
      <style:text-properties style:language-asian="fr" style:country-asian="FR"/>
    </style:style>
    <style:style style:name="T3020" style:parent-style-name="Policepardéfaut" style:family="text">
      <style:text-properties style:language-asian="fr" style:country-asian="FR"/>
    </style:style>
    <style:style style:name="T3021" style:parent-style-name="Policepardéfaut" style:family="text">
      <style:text-properties style:language-asian="fr" style:country-asian="FR"/>
    </style:style>
    <style:style style:name="T3022" style:parent-style-name="Policepardéfaut" style:family="text">
      <style:text-properties style:language-asian="fr" style:country-asian="FR"/>
    </style:style>
    <style:style style:name="T3023" style:parent-style-name="Policepardéfaut" style:family="text">
      <style:text-properties style:language-asian="fr" style:country-asian="FR"/>
    </style:style>
    <style:style style:name="T3024" style:parent-style-name="Policepardéfaut" style:family="text">
      <style:text-properties style:language-asian="fr" style:country-asian="FR"/>
    </style:style>
    <style:style style:name="T3025" style:parent-style-name="Policepardéfaut" style:family="text">
      <style:text-properties style:language-asian="fr" style:country-asian="FR"/>
    </style:style>
    <style:style style:name="T3026" style:parent-style-name="Policepardéfaut" style:family="text">
      <style:text-properties style:language-asian="fr" style:country-asian="FR"/>
    </style:style>
    <style:style style:name="T3027" style:parent-style-name="Policepardéfaut" style:family="text">
      <style:text-properties style:language-asian="fr" style:country-asian="FR"/>
    </style:style>
    <style:style style:name="T3028" style:parent-style-name="Policepardéfaut" style:family="text">
      <style:text-properties style:language-asian="fr" style:country-asian="FR"/>
    </style:style>
    <style:style style:name="T3029" style:parent-style-name="Policepardéfaut" style:family="text">
      <style:text-properties style:language-asian="fr" style:country-asian="FR"/>
    </style:style>
    <style:style style:name="T3030" style:parent-style-name="Policepardéfaut" style:family="text">
      <style:text-properties style:language-asian="fr" style:country-asian="FR"/>
    </style:style>
    <style:style style:name="T3031" style:parent-style-name="Policepardéfaut" style:family="text">
      <style:text-properties style:language-asian="fr" style:country-asian="FR"/>
    </style:style>
    <style:style style:name="T3032" style:parent-style-name="Policepardéfaut" style:family="text">
      <style:text-properties style:language-asian="fr" style:country-asian="FR"/>
    </style:style>
    <style:style style:name="T3033" style:parent-style-name="Policepardéfaut" style:family="text">
      <style:text-properties style:language-asian="fr" style:country-asian="FR"/>
    </style:style>
    <style:style style:name="T3034" style:parent-style-name="Policepardéfaut" style:family="text">
      <style:text-properties style:language-asian="fr" style:country-asian="FR"/>
    </style:style>
    <style:style style:name="T3035" style:parent-style-name="Policepardéfaut" style:family="text">
      <style:text-properties style:language-asian="fr" style:country-asian="FR"/>
    </style:style>
    <style:style style:name="T3036" style:parent-style-name="Policepardéfaut" style:family="text">
      <style:text-properties style:language-asian="fr" style:country-asian="FR"/>
    </style:style>
    <style:style style:name="T3037" style:parent-style-name="Policepardéfaut" style:family="text">
      <style:text-properties style:language-asian="fr" style:country-asian="FR"/>
    </style:style>
    <style:style style:name="T3038" style:parent-style-name="Policepardéfaut" style:family="text">
      <style:text-properties style:language-asian="fr" style:country-asian="FR"/>
    </style:style>
    <style:style style:name="T3039" style:parent-style-name="Policepardéfaut" style:family="text">
      <style:text-properties style:language-asian="fr" style:country-asian="FR"/>
    </style:style>
    <style:style style:name="T3040" style:parent-style-name="Policepardéfaut" style:family="text">
      <style:text-properties style:language-asian="fr" style:country-asian="FR"/>
    </style:style>
    <style:style style:name="T3041" style:parent-style-name="Policepardéfaut" style:family="text">
      <style:text-properties style:language-asian="fr" style:country-asian="FR"/>
    </style:style>
    <style:style style:name="T3042" style:parent-style-name="Policepardéfaut" style:family="text">
      <style:text-properties style:language-asian="fr" style:country-asian="FR"/>
    </style:style>
    <style:style style:name="T3043" style:parent-style-name="Policepardéfaut" style:family="text">
      <style:text-properties style:language-asian="fr" style:country-asian="FR"/>
    </style:style>
    <style:style style:name="T3044" style:parent-style-name="Policepardéfaut" style:family="text">
      <style:text-properties style:language-asian="fr" style:country-asian="FR"/>
    </style:style>
    <style:style style:name="T3045" style:parent-style-name="Policepardéfaut" style:family="text">
      <style:text-properties style:language-asian="fr" style:country-asian="FR"/>
    </style:style>
    <style:style style:name="T3046" style:parent-style-name="Policepardéfaut" style:family="text">
      <style:text-properties style:language-asian="fr" style:country-asian="FR"/>
    </style:style>
    <style:style style:name="T3047" style:parent-style-name="Policepardéfaut" style:family="text">
      <style:text-properties style:language-asian="fr" style:country-asian="FR"/>
    </style:style>
    <style:style style:name="T3048" style:parent-style-name="Policepardéfaut" style:family="text">
      <style:text-properties style:language-asian="fr" style:country-asian="FR"/>
    </style:style>
    <style:style style:name="T3049" style:parent-style-name="Policepardéfaut" style:family="text">
      <style:text-properties style:language-asian="fr" style:country-asian="FR"/>
    </style:style>
    <style:style style:name="T3050" style:parent-style-name="Policepardéfaut" style:family="text">
      <style:text-properties style:language-asian="fr" style:country-asian="FR"/>
    </style:style>
    <style:style style:name="T3051" style:parent-style-name="Policepardéfaut" style:family="text">
      <style:text-properties style:language-asian="fr" style:country-asian="FR"/>
    </style:style>
    <style:style style:name="T3052" style:parent-style-name="Policepardéfaut" style:family="text">
      <style:text-properties style:language-asian="fr" style:country-asian="FR"/>
    </style:style>
    <style:style style:name="T3053" style:parent-style-name="Policepardéfaut" style:family="text">
      <style:text-properties style:language-asian="fr" style:country-asian="FR"/>
    </style:style>
    <style:style style:name="T3054" style:parent-style-name="Policepardéfaut" style:family="text">
      <style:text-properties style:language-asian="fr" style:country-asian="FR"/>
    </style:style>
    <style:style style:name="T3055" style:parent-style-name="Policepardéfaut" style:family="text">
      <style:text-properties style:language-asian="fr" style:country-asian="FR"/>
    </style:style>
    <style:style style:name="T3056" style:parent-style-name="Policepardéfaut" style:family="text">
      <style:text-properties style:language-asian="fr" style:country-asian="FR"/>
    </style:style>
    <style:style style:name="T3057" style:parent-style-name="Policepardéfaut" style:family="text">
      <style:text-properties style:language-asian="fr" style:country-asian="FR"/>
    </style:style>
    <style:style style:name="T3058" style:parent-style-name="Policepardéfaut" style:family="text">
      <style:text-properties style:language-asian="fr" style:country-asian="FR"/>
    </style:style>
    <style:style style:name="T3059" style:parent-style-name="Policepardéfaut" style:family="text">
      <style:text-properties fo:font-style="italic" style:font-style-asian="italic" style:language-asian="fr" style:country-asian="FR"/>
    </style:style>
    <style:style style:name="T3060" style:parent-style-name="Policepardéfaut" style:family="text">
      <style:text-properties fo:font-style="italic" style:font-style-asian="italic" style:language-asian="fr" style:country-asian="FR"/>
    </style:style>
    <style:style style:name="T3061" style:parent-style-name="Policepardéfaut" style:family="text">
      <style:text-properties fo:font-style="italic" style:font-style-asian="italic" style:language-asian="fr" style:country-asian="FR"/>
    </style:style>
    <style:style style:name="T3062" style:parent-style-name="Policepardéfaut" style:family="text">
      <style:text-properties style:language-asian="fr" style:country-asian="FR"/>
    </style:style>
    <style:style style:name="T3063" style:parent-style-name="Policepardéfaut" style:family="text">
      <style:text-properties style:language-asian="fr" style:country-asian="FR"/>
    </style:style>
    <style:style style:name="T3064" style:parent-style-name="Policepardéfaut" style:family="text">
      <style:text-properties style:language-asian="fr" style:country-asian="FR"/>
    </style:style>
    <style:style style:name="T3065" style:parent-style-name="Policepardéfaut" style:family="text">
      <style:text-properties style:language-asian="fr" style:country-asian="FR"/>
    </style:style>
    <style:style style:name="T3066" style:parent-style-name="Policepardéfaut" style:family="text">
      <style:text-properties style:language-asian="fr" style:country-asian="FR"/>
    </style:style>
    <style:style style:name="T3067" style:parent-style-name="Policepardéfaut" style:family="text">
      <style:text-properties style:language-asian="fr" style:country-asian="FR"/>
    </style:style>
    <style:style style:name="T3068" style:parent-style-name="Policepardéfaut" style:family="text">
      <style:text-properties style:language-asian="fr" style:country-asian="FR"/>
    </style:style>
    <style:style style:name="T3069" style:parent-style-name="Policepardéfaut" style:family="text">
      <style:text-properties style:language-asian="fr" style:country-asian="FR"/>
    </style:style>
    <style:style style:name="T3070" style:parent-style-name="Policepardéfaut" style:family="text">
      <style:text-properties style:language-asian="fr" style:country-asian="FR"/>
    </style:style>
    <style:style style:name="T3071" style:parent-style-name="Policepardéfaut" style:family="text">
      <style:text-properties style:language-asian="fr" style:country-asian="FR"/>
    </style:style>
    <style:style style:name="T3072" style:parent-style-name="Policepardéfaut" style:family="text">
      <style:text-properties style:language-asian="fr" style:country-asian="FR"/>
    </style:style>
    <style:style style:name="T3073" style:parent-style-name="Policepardéfaut" style:family="text">
      <style:text-properties style:language-asian="fr" style:country-asian="FR"/>
    </style:style>
    <style:style style:name="T3074" style:parent-style-name="Policepardéfaut" style:family="text">
      <style:text-properties style:language-asian="fr" style:country-asian="FR"/>
    </style:style>
    <style:style style:name="T3075" style:parent-style-name="Policepardéfaut" style:family="text">
      <style:text-properties style:language-asian="fr" style:country-asian="FR"/>
    </style:style>
    <style:style style:name="T3076" style:parent-style-name="Policepardéfaut" style:family="text">
      <style:text-properties style:language-asian="fr" style:country-asian="FR"/>
    </style:style>
    <style:style style:name="T3077" style:parent-style-name="Policepardéfaut" style:family="text">
      <style:text-properties style:language-asian="fr" style:country-asian="FR"/>
    </style:style>
    <style:style style:name="T3078" style:parent-style-name="Policepardéfaut" style:family="text">
      <style:text-properties style:language-asian="fr" style:country-asian="FR"/>
    </style:style>
    <style:style style:name="T3079" style:parent-style-name="Policepardéfaut" style:family="text">
      <style:text-properties style:language-asian="fr" style:country-asian="FR"/>
    </style:style>
    <style:style style:name="T3080" style:parent-style-name="Policepardéfaut" style:family="text">
      <style:text-properties style:language-asian="fr" style:country-asian="FR"/>
    </style:style>
    <style:style style:name="T3081" style:parent-style-name="Policepardéfaut" style:family="text">
      <style:text-properties style:language-asian="fr" style:country-asian="FR"/>
    </style:style>
    <style:style style:name="T3082" style:parent-style-name="Policepardéfaut" style:family="text">
      <style:text-properties style:language-asian="fr" style:country-asian="FR"/>
    </style:style>
    <style:style style:name="T3083" style:parent-style-name="Policepardéfaut" style:family="text">
      <style:text-properties style:language-asian="fr" style:country-asian="FR"/>
    </style:style>
    <style:style style:name="T3084" style:parent-style-name="Policepardéfaut" style:family="text">
      <style:text-properties style:language-asian="fr" style:country-asian="FR"/>
    </style:style>
    <style:style style:name="T3085" style:parent-style-name="Policepardéfaut" style:family="text">
      <style:text-properties style:language-asian="fr" style:country-asian="FR"/>
    </style:style>
    <style:style style:name="T3086" style:parent-style-name="Policepardéfaut" style:family="text">
      <style:text-properties style:language-asian="fr" style:country-asian="FR"/>
    </style:style>
    <style:style style:name="T3087" style:parent-style-name="Policepardéfaut" style:family="text">
      <style:text-properties style:language-asian="fr" style:country-asian="FR"/>
    </style:style>
    <style:style style:name="T3088" style:parent-style-name="Policepardéfaut" style:family="text">
      <style:text-properties style:language-asian="fr" style:country-asian="FR"/>
    </style:style>
    <style:style style:name="T3089" style:parent-style-name="Policepardéfaut" style:family="text">
      <style:text-properties style:language-asian="fr" style:country-asian="FR"/>
    </style:style>
    <style:style style:name="T3090" style:parent-style-name="Policepardéfaut" style:family="text">
      <style:text-properties style:language-asian="fr" style:country-asian="FR"/>
    </style:style>
    <style:style style:name="T3091" style:parent-style-name="Policepardéfaut" style:family="text">
      <style:text-properties style:language-asian="fr" style:country-asian="FR"/>
    </style:style>
    <style:style style:name="T3092" style:parent-style-name="Policepardéfaut" style:family="text">
      <style:text-properties style:language-asian="fr" style:country-asian="FR"/>
    </style:style>
    <style:style style:name="T3093" style:parent-style-name="Policepardéfaut" style:family="text">
      <style:text-properties style:language-asian="fr" style:country-asian="FR"/>
    </style:style>
    <style:style style:name="T3094" style:parent-style-name="Policepardéfaut" style:family="text">
      <style:text-properties style:language-asian="fr" style:country-asian="FR"/>
    </style:style>
    <style:style style:name="T3095" style:parent-style-name="Policepardéfaut" style:family="text">
      <style:text-properties style:language-asian="fr" style:country-asian="FR"/>
    </style:style>
    <style:style style:name="T3096" style:parent-style-name="Policepardéfaut" style:family="text">
      <style:text-properties style:language-asian="fr" style:country-asian="FR"/>
    </style:style>
    <style:style style:name="T3097" style:parent-style-name="Policepardéfaut" style:family="text">
      <style:text-properties style:language-asian="fr" style:country-asian="FR"/>
    </style:style>
    <style:style style:name="T3098" style:parent-style-name="Policepardéfaut" style:family="text">
      <style:text-properties style:language-asian="fr" style:country-asian="FR"/>
    </style:style>
    <style:style style:name="T3099" style:parent-style-name="Policepardéfaut" style:family="text">
      <style:text-properties style:language-asian="fr" style:country-asian="FR"/>
    </style:style>
    <style:style style:name="T3100" style:parent-style-name="Policepardéfaut" style:family="text">
      <style:text-properties style:language-asian="fr" style:country-asian="FR"/>
    </style:style>
    <style:style style:name="T3101" style:parent-style-name="Policepardéfaut" style:family="text">
      <style:text-properties style:language-asian="fr" style:country-asian="FR"/>
    </style:style>
    <style:style style:name="T3102" style:parent-style-name="Policepardéfaut" style:family="text">
      <style:text-properties style:language-asian="fr" style:country-asian="FR"/>
    </style:style>
    <style:style style:name="T3103" style:parent-style-name="Policepardéfaut" style:family="text">
      <style:text-properties style:language-asian="fr" style:country-asian="FR"/>
    </style:style>
    <style:style style:name="T3104" style:parent-style-name="Policepardéfaut" style:family="text">
      <style:text-properties style:language-asian="fr" style:country-asian="FR"/>
    </style:style>
    <style:style style:name="T3105" style:parent-style-name="Policepardéfaut" style:family="text">
      <style:text-properties style:language-asian="fr" style:country-asian="FR"/>
    </style:style>
    <style:style style:name="T3106" style:parent-style-name="Policepardéfaut" style:family="text">
      <style:text-properties style:language-asian="fr" style:country-asian="FR"/>
    </style:style>
    <style:style style:name="T3107" style:parent-style-name="Policepardéfaut" style:family="text">
      <style:text-properties style:language-asian="fr" style:country-asian="FR"/>
    </style:style>
    <style:style style:name="T3108" style:parent-style-name="Policepardéfaut" style:family="text">
      <style:text-properties style:language-asian="fr" style:country-asian="FR"/>
    </style:style>
    <style:style style:name="T3109" style:parent-style-name="Policepardéfaut" style:family="text">
      <style:text-properties style:language-asian="fr" style:country-asian="FR"/>
    </style:style>
    <style:style style:name="T3110" style:parent-style-name="Policepardéfaut" style:family="text">
      <style:text-properties style:language-asian="fr" style:country-asian="FR"/>
    </style:style>
    <style:style style:name="T3111" style:parent-style-name="Policepardéfaut" style:family="text">
      <style:text-properties style:language-asian="fr" style:country-asian="FR"/>
    </style:style>
    <style:style style:name="T3112" style:parent-style-name="Policepardéfaut" style:family="text">
      <style:text-properties style:language-asian="fr" style:country-asian="FR"/>
    </style:style>
    <style:style style:name="T3113" style:parent-style-name="Policepardéfaut" style:family="text">
      <style:text-properties style:language-asian="fr" style:country-asian="FR"/>
    </style:style>
    <style:style style:name="T3114" style:parent-style-name="Policepardéfaut" style:family="text">
      <style:text-properties style:language-asian="fr" style:country-asian="FR"/>
    </style:style>
    <style:style style:name="T3115" style:parent-style-name="Policepardéfaut" style:family="text">
      <style:text-properties style:language-asian="fr" style:country-asian="FR"/>
    </style:style>
    <style:style style:name="T3116" style:parent-style-name="Policepardéfaut" style:family="text">
      <style:text-properties style:language-asian="fr" style:country-asian="FR"/>
    </style:style>
    <style:style style:name="T3117" style:parent-style-name="Policepardéfaut" style:family="text">
      <style:text-properties style:language-asian="fr" style:country-asian="FR"/>
    </style:style>
    <style:style style:name="T3118" style:parent-style-name="Policepardéfaut" style:family="text">
      <style:text-properties style:language-asian="fr" style:country-asian="FR"/>
    </style:style>
    <style:style style:name="T3119" style:parent-style-name="Policepardéfaut" style:family="text">
      <style:text-properties style:language-asian="fr" style:country-asian="FR"/>
    </style:style>
    <style:style style:name="T3120" style:parent-style-name="Policepardéfaut" style:family="text">
      <style:text-properties style:language-asian="fr" style:country-asian="FR"/>
    </style:style>
    <style:style style:name="T3121" style:parent-style-name="Policepardéfaut" style:family="text">
      <style:text-properties style:language-asian="fr" style:country-asian="FR"/>
    </style:style>
    <style:style style:name="T3122" style:parent-style-name="Policepardéfaut" style:family="text">
      <style:text-properties style:language-asian="fr" style:country-asian="FR"/>
    </style:style>
    <style:style style:name="T3123" style:parent-style-name="Policepardéfaut" style:family="text">
      <style:text-properties style:language-asian="fr" style:country-asian="FR"/>
    </style:style>
    <style:style style:name="T3124" style:parent-style-name="Policepardéfaut" style:family="text">
      <style:text-properties style:language-asian="fr" style:country-asian="FR"/>
    </style:style>
    <style:style style:name="T3125" style:parent-style-name="Policepardéfaut" style:family="text">
      <style:text-properties style:language-asian="fr" style:country-asian="FR"/>
    </style:style>
    <style:style style:name="T3126" style:parent-style-name="Policepardéfaut" style:family="text">
      <style:text-properties style:language-asian="fr" style:country-asian="FR"/>
    </style:style>
    <style:style style:name="T3127" style:parent-style-name="Policepardéfaut" style:family="text">
      <style:text-properties style:language-asian="fr" style:country-asian="FR"/>
    </style:style>
    <style:style style:name="T3128" style:parent-style-name="Policepardéfaut" style:family="text">
      <style:text-properties style:language-asian="fr" style:country-asian="FR"/>
    </style:style>
    <style:style style:name="T3129" style:parent-style-name="Policepardéfaut" style:family="text">
      <style:text-properties style:language-asian="fr" style:country-asian="FR"/>
    </style:style>
    <style:style style:name="T3130" style:parent-style-name="Policepardéfaut" style:family="text">
      <style:text-properties style:language-asian="fr" style:country-asian="FR"/>
    </style:style>
    <style:style style:name="T3131" style:parent-style-name="Policepardéfaut" style:family="text">
      <style:text-properties style:language-asian="fr" style:country-asian="FR"/>
    </style:style>
    <style:style style:name="T3132" style:parent-style-name="Policepardéfaut" style:family="text">
      <style:text-properties style:language-asian="fr" style:country-asian="FR"/>
    </style:style>
    <style:style style:name="T3133" style:parent-style-name="Policepardéfaut" style:family="text">
      <style:text-properties style:language-asian="fr" style:country-asian="FR"/>
    </style:style>
    <style:style style:name="T3134" style:parent-style-name="Policepardéfaut" style:family="text">
      <style:text-properties style:language-asian="fr" style:country-asian="FR"/>
    </style:style>
    <style:style style:name="T3135" style:parent-style-name="Policepardéfaut" style:family="text">
      <style:text-properties style:language-asian="fr" style:country-asian="FR"/>
    </style:style>
    <style:style style:name="T3136" style:parent-style-name="Policepardéfaut" style:family="text">
      <style:text-properties style:language-asian="fr" style:country-asian="FR"/>
    </style:style>
    <style:style style:name="T3137" style:parent-style-name="Policepardéfaut" style:family="text">
      <style:text-properties style:language-asian="fr" style:country-asian="FR"/>
    </style:style>
    <style:style style:name="T3138" style:parent-style-name="Policepardéfaut" style:family="text">
      <style:text-properties style:language-asian="fr" style:country-asian="FR"/>
    </style:style>
    <style:style style:name="T3139" style:parent-style-name="Policepardéfaut" style:family="text">
      <style:text-properties style:language-asian="fr" style:country-asian="FR"/>
    </style:style>
    <style:style style:name="P3140" style:parent-style-name="Corpsdetexte" style:family="paragraph">
      <style:text-properties style:language-asian="fr" style:country-asian="FR"/>
    </style:style>
    <style:style style:name="T3141" style:parent-style-name="Policepardéfaut" style:family="text">
      <style:text-properties style:language-asian="fr" style:country-asian="FR"/>
    </style:style>
    <style:style style:name="T3142" style:parent-style-name="Policepardéfaut" style:family="text">
      <style:text-properties style:language-asian="fr" style:country-asian="FR"/>
    </style:style>
    <style:style style:name="T3143" style:parent-style-name="Policepardéfaut" style:family="text">
      <style:text-properties style:language-asian="fr" style:country-asian="FR"/>
    </style:style>
    <style:style style:name="P3144" style:parent-style-name="Corpsdetexte" style:family="paragraph">
      <style:text-properties style:language-asian="fr" style:country-asian="FR"/>
    </style:style>
    <style:style style:name="T3145" style:parent-style-name="Policepardéfaut" style:family="text">
      <style:text-properties style:language-asian="fr" style:country-asian="FR"/>
    </style:style>
    <style:style style:name="T3146" style:parent-style-name="Policepardéfaut" style:family="text">
      <style:text-properties style:language-asian="fr" style:country-asian="FR"/>
    </style:style>
    <style:style style:name="T3147" style:parent-style-name="Policepardéfaut" style:family="text">
      <style:text-properties style:language-asian="fr" style:country-asian="FR"/>
    </style:style>
    <style:style style:name="T3148" style:parent-style-name="Policepardéfaut" style:family="text">
      <style:text-properties style:language-asian="fr" style:country-asian="FR"/>
    </style:style>
    <style:style style:name="T3149" style:parent-style-name="Policepardéfaut" style:family="text">
      <style:text-properties style:language-asian="fr" style:country-asian="FR"/>
    </style:style>
    <style:style style:name="T3150" style:parent-style-name="Policepardéfaut" style:family="text">
      <style:text-properties style:language-asian="fr" style:country-asian="FR"/>
    </style:style>
    <style:style style:name="P3151" style:parent-style-name="Corpsdetexte" style:family="paragraph">
      <style:text-properties style:language-asian="fr" style:country-asian="FR"/>
    </style:style>
    <style:style style:name="P3152" style:parent-style-name="Corpsdetexte" style:family="paragraph">
      <style:text-properties style:language-asian="fr" style:country-asian="FR"/>
    </style:style>
    <style:style style:name="P3153" style:parent-style-name="Corpsdetexte" style:family="paragraph">
      <style:text-properties style:language-asian="fr" style:country-asian="FR"/>
    </style:style>
    <style:style style:name="T3154" style:parent-style-name="Policepardéfaut" style:family="text">
      <style:text-properties style:language-asian="fr" style:country-asian="FR"/>
    </style:style>
    <style:style style:name="T3155" style:parent-style-name="Policepardéfaut" style:family="text">
      <style:text-properties style:language-asian="fr" style:country-asian="FR"/>
    </style:style>
    <style:style style:name="T3156" style:parent-style-name="Policepardéfaut" style:family="text">
      <style:text-properties style:language-asian="fr" style:country-asian="FR"/>
    </style:style>
    <style:style style:name="T3157" style:parent-style-name="Policepardéfaut" style:family="text">
      <style:text-properties style:language-asian="fr" style:country-asian="FR"/>
    </style:style>
    <style:style style:name="T3158" style:parent-style-name="Policepardéfaut" style:family="text">
      <style:text-properties style:language-asian="fr" style:country-asian="FR"/>
    </style:style>
    <style:style style:name="T3159" style:parent-style-name="Policepardéfaut" style:family="text">
      <style:text-properties style:language-asian="fr" style:country-asian="FR"/>
    </style:style>
    <style:style style:name="T3160" style:parent-style-name="Policepardéfaut" style:family="text">
      <style:text-properties style:language-asian="fr" style:country-asian="FR"/>
    </style:style>
    <style:style style:name="T3161" style:parent-style-name="Policepardéfaut" style:family="text">
      <style:text-properties style:language-asian="fr" style:country-asian="FR"/>
    </style:style>
    <style:style style:name="T3162" style:parent-style-name="Policepardéfaut" style:family="text">
      <style:text-properties style:language-asian="fr" style:country-asian="FR"/>
    </style:style>
    <style:style style:name="T3163" style:parent-style-name="Policepardéfaut" style:family="text">
      <style:text-properties style:language-asian="fr" style:country-asian="FR"/>
    </style:style>
    <style:style style:name="T3164" style:parent-style-name="Policepardéfaut" style:family="text">
      <style:text-properties style:language-asian="fr" style:country-asian="FR"/>
    </style:style>
    <style:style style:name="T3165" style:parent-style-name="Policepardéfaut" style:family="text">
      <style:text-properties style:language-asian="fr" style:country-asian="FR"/>
    </style:style>
    <style:style style:name="T3166" style:parent-style-name="Policepardéfaut" style:family="text">
      <style:text-properties style:language-asian="fr" style:country-asian="FR"/>
    </style:style>
    <style:style style:name="T3167" style:parent-style-name="Policepardéfaut" style:family="text">
      <style:text-properties style:language-asian="fr" style:country-asian="FR"/>
    </style:style>
    <style:style style:name="T3168" style:parent-style-name="Policepardéfaut" style:family="text">
      <style:text-properties style:language-asian="fr" style:country-asian="FR"/>
    </style:style>
    <style:style style:name="T3169" style:parent-style-name="Policepardéfaut" style:family="text">
      <style:text-properties style:language-asian="fr" style:country-asian="FR"/>
    </style:style>
    <style:style style:name="T3170" style:parent-style-name="Policepardéfaut" style:family="text">
      <style:text-properties style:language-asian="fr" style:country-asian="FR"/>
    </style:style>
    <style:style style:name="T3171" style:parent-style-name="Policepardéfaut" style:family="text">
      <style:text-properties style:language-asian="fr" style:country-asian="FR"/>
    </style:style>
    <style:style style:name="T3172" style:parent-style-name="Policepardéfaut" style:family="text">
      <style:text-properties style:language-asian="fr" style:country-asian="FR"/>
    </style:style>
    <style:style style:name="T3173" style:parent-style-name="Policepardéfaut" style:family="text">
      <style:text-properties style:language-asian="fr" style:country-asian="FR"/>
    </style:style>
    <style:style style:name="T3174" style:parent-style-name="Policepardéfaut" style:family="text">
      <style:text-properties style:language-asian="fr" style:country-asian="FR"/>
    </style:style>
    <style:style style:name="T3175" style:parent-style-name="Policepardéfaut" style:family="text">
      <style:text-properties style:language-asian="fr" style:country-asian="FR"/>
    </style:style>
    <style:style style:name="T3176" style:parent-style-name="Policepardéfaut" style:family="text">
      <style:text-properties style:language-asian="fr" style:country-asian="FR"/>
    </style:style>
    <style:style style:name="T3177" style:parent-style-name="Policepardéfaut" style:family="text">
      <style:text-properties style:language-asian="fr" style:country-asian="FR"/>
    </style:style>
    <style:style style:name="T3178" style:parent-style-name="Policepardéfaut" style:family="text">
      <style:text-properties style:language-asian="fr" style:country-asian="FR"/>
    </style:style>
    <style:style style:name="P3179" style:parent-style-name="Corpsdetexte" style:family="paragraph">
      <style:text-properties style:language-asian="fr" style:country-asian="FR"/>
    </style:style>
    <style:style style:name="P3180" style:parent-style-name="Corpsdetexte" style:family="paragraph">
      <style:text-properties style:language-asian="fr" style:country-asian="FR"/>
    </style:style>
    <style:style style:name="P3181" style:parent-style-name="Corpsdetexte" style:family="paragraph">
      <style:text-properties style:language-asian="fr" style:country-asian="FR"/>
    </style:style>
    <style:style style:name="T3182" style:parent-style-name="Policepardéfaut" style:family="text">
      <style:text-properties style:language-asian="fr" style:country-asian="FR"/>
    </style:style>
    <style:style style:name="T3183" style:parent-style-name="Policepardéfaut" style:family="text">
      <style:text-properties style:language-asian="fr" style:country-asian="FR"/>
    </style:style>
    <style:style style:name="T3184" style:parent-style-name="Policepardéfaut" style:family="text">
      <style:text-properties style:language-asian="fr" style:country-asian="FR"/>
    </style:style>
    <style:style style:name="T3185" style:parent-style-name="Policepardéfaut" style:family="text">
      <style:text-properties style:language-asian="fr" style:country-asian="FR"/>
    </style:style>
    <style:style style:name="T3186" style:parent-style-name="Policepardéfaut" style:family="text">
      <style:text-properties style:language-asian="fr" style:country-asian="FR"/>
    </style:style>
    <style:style style:name="T3187" style:parent-style-name="Policepardéfaut" style:family="text">
      <style:text-properties style:language-asian="fr" style:country-asian="FR"/>
    </style:style>
    <style:style style:name="T3188" style:parent-style-name="Policepardéfaut" style:family="text">
      <style:text-properties style:language-asian="fr" style:country-asian="FR"/>
    </style:style>
    <style:style style:name="T3189" style:parent-style-name="Policepardéfaut" style:family="text">
      <style:text-properties style:language-asian="fr" style:country-asian="FR"/>
    </style:style>
    <style:style style:name="T3190" style:parent-style-name="Policepardéfaut" style:family="text">
      <style:text-properties style:language-asian="fr" style:country-asian="FR"/>
    </style:style>
    <style:style style:name="T3191" style:parent-style-name="Policepardéfaut" style:family="text">
      <style:text-properties style:language-asian="fr" style:country-asian="FR"/>
    </style:style>
    <style:style style:name="T3192" style:parent-style-name="Policepardéfaut" style:family="text">
      <style:text-properties style:language-asian="fr" style:country-asian="FR"/>
    </style:style>
    <style:style style:name="T3193" style:parent-style-name="Policepardéfaut" style:family="text">
      <style:text-properties style:language-asian="fr" style:country-asian="FR"/>
    </style:style>
    <style:style style:name="T3194" style:parent-style-name="Policepardéfaut" style:family="text">
      <style:text-properties style:language-asian="fr" style:country-asian="FR"/>
    </style:style>
    <style:style style:name="T3195" style:parent-style-name="Policepardéfaut" style:family="text">
      <style:text-properties style:language-asian="fr" style:country-asian="FR"/>
    </style:style>
    <style:style style:name="T3196" style:parent-style-name="Policepardéfaut" style:family="text">
      <style:text-properties style:language-asian="fr" style:country-asian="FR"/>
    </style:style>
    <style:style style:name="T3197" style:parent-style-name="Policepardéfaut" style:family="text">
      <style:text-properties style:language-asian="fr" style:country-asian="FR"/>
    </style:style>
    <style:style style:name="T3198" style:parent-style-name="Policepardéfaut" style:family="text">
      <style:text-properties style:language-asian="fr" style:country-asian="FR"/>
    </style:style>
    <style:style style:name="T3199" style:parent-style-name="Policepardéfaut" style:family="text">
      <style:text-properties style:language-asian="fr" style:country-asian="FR"/>
    </style:style>
    <style:style style:name="T3200" style:parent-style-name="Policepardéfaut" style:family="text">
      <style:text-properties style:language-asian="fr" style:country-asian="FR"/>
    </style:style>
    <style:style style:name="T3201" style:parent-style-name="Policepardéfaut" style:family="text">
      <style:text-properties style:language-asian="fr" style:country-asian="FR"/>
    </style:style>
    <style:style style:name="T3202" style:parent-style-name="Policepardéfaut" style:family="text">
      <style:text-properties style:language-asian="fr" style:country-asian="FR"/>
    </style:style>
    <style:style style:name="T3203" style:parent-style-name="Policepardéfaut" style:family="text">
      <style:text-properties style:language-asian="fr" style:country-asian="FR"/>
    </style:style>
    <style:style style:name="T3204" style:parent-style-name="Policepardéfaut" style:family="text">
      <style:text-properties style:language-asian="fr" style:country-asian="FR"/>
    </style:style>
    <style:style style:name="T3205" style:parent-style-name="Policepardéfaut" style:family="text">
      <style:text-properties style:language-asian="fr" style:country-asian="FR"/>
    </style:style>
    <style:style style:name="T3206" style:parent-style-name="Policepardéfaut" style:family="text">
      <style:text-properties style:language-asian="fr" style:country-asian="FR"/>
    </style:style>
    <style:style style:name="T3207" style:parent-style-name="Policepardéfaut" style:family="text">
      <style:text-properties style:language-asian="fr" style:country-asian="FR"/>
    </style:style>
  </office:automatic-styles>
  <office:body>
    <office:text text:use-soft-page-breaks="true">
      <text:p text:style-name="P1">title : La poésie populaire et le lyrisme sentimental : études sur la poésie nouvelle<text:s/>(2<text:span text:style-name="T2">e</text:span> éd.)</text:p>
      <text:p text:style-name="P3">author :<text:s/>Robert de Souza (1865-1946)</text:p>
      <text:p text:style-name="P4">copyeditor : Éric Thiébaud (OCR, XML-TEI)</text:p>
      <text:p text:style-name="P5">publisher : Sorbonne Université, LABEX OBVIL</text:p>
      <text:p text:style-name="P6">issued : 2018</text:p>
      <text:p text:style-name="P7">idno : http://obvil.paris-sorbonne.fr/corpus/critique/souza-poesie-populaire</text:p>
      <text:p text:style-name="P8">source :<text:s/>Robert de Souza,<text:s/><text:span text:style-name="title">La Poésie populaire et le Lyrisme sentimental : études sur la poésie nouvelle</text:span>, 2<text:span text:style-name="T9">e</text:span><text:s/>édition, Paris, Société du Mercure de France,<text:s/>1899, 205 p. PDF :<text:s/><text:a xlink:href="https://gallica.bnf.fr/ark:/12148/bpt6k54862q" office:target-frame-name="_top" xlink:show="replace"><text:span text:style-name="Lienhypertexte">Gallica</text:span></text:a>.</text:p>
      <text:p text:style-name="P10">created : 1899</text:p>
      <text:p text:style-name="P11">language : fre</text:p>
      <text:h text:style-name="Titre1" text:outline-level="1"><text:span text:style-name="T12">$7$<text:s/></text:span><text:span text:style-name="T13">Préface</text:span></text:h>
      <text:p text:style-name="P14"><text:bookmark-start text:name="7"/><text:bookmark-start text:name="6"/><text:bookmark-start text:name="8"/><text:bookmark-start text:name="9"/><text:bookmark-end text:name="7"/><text:bookmark-end text:name="6"/><text:bookmark-end text:name="8"/><text:bookmark-end text:name="9"/>Depuis dix à quinze ans, la renaissance poétique qui d’année en année s’élargit, infiniment diverse et audacieuse, est une des plus légitimes qui se soient produites en France. Mais durant les mêmes lustres, un nombre considérable d’esprits critiques, souvent pénétrants, n’apparurent que pour écarter avec une vigilance méticuleuse des jardins publics où elle se pouvait révéler cette nouvelle et libre fleuraison. Théoriquement, on s’occupa maintes fois des idées et de la technique, pour ne point les approfondir d’ailleurs,<text:s/>$8$<text:s/>pour ne jamais dissocier les trois ou quatre familles qui donnent naissance aux plus différentes variétés. On s’occupa aussi beaucoup plus des gestes<text:s/>que des œuvres, en ayant soin<text:s/>de confondre celles-ci avec ceux-là. Lorsque, du reste, quelque attention aux œuvres était accordée, cela provenait presque toujours d’une provocation, fût-elle académique, étrangère à l’œuvre même. Puis une attention un peu sérieuse ne se porta que sur les espèces qui présentaient avec les anciennes les caractères les moins dissemblables. Leur admirable ténacité, les lentes victoires de leurs revues, de leurs éditions sur l’opposition systématique des revues, des éditeurs, valurent aux poètes, seulement ces dernières années, et malgré les délicats nombreux qu’ils groupèrent, d’être traités par les critiques avec l’heureuse distance<text:s/>qui sépare le rire du sourire.</text:p>
      <text:p text:style-name="P15">$9$<text:s/>La difficulté pour n’importe quelle humanité de renoncer à la moindre de ses habitudes peut-elle expliquer un pareil fait ? Notre histoire littéraire témoigne-t-elle que, devant une rénovation aussi considérable peut-être dans toute son étendue que le romantisme même, les Zoïles, jamais, aient marqué leur hostilité d’un silence aussi brutal ? Nous ne le pensons pas.</text:p>
      <text:p text:style-name="P16">Aux reproches qu’on leur adressa, ils répondirent que le critique était avant tout un moniteur, qu’il se devait seulement d’avertir l’écrivain de ses fautes, d’éviter au public d’être<text:s/><text:soft-page-break/>dupe, de se taire par indulgence. En somme, ils s’interposaient : levée d’écrans devant les mains qui se tendent au feu.</text:p>
      <text:p text:style-name="Corpsdetexte"><text:bookmark-start text:name="10"/><text:bookmark-end text:name="10"/><text:span text:style-name="T17">Rien de moins admissible. L</text:span><text:span text:style-name="T18">’</text:span><text:span text:style-name="T19">évidence ne commande-t-elle pas de reconnaître qu</text:span><text:span text:style-name="T20">’</text:span><text:span text:style-name="T21">il faut laisser toute production nouvelle créer d</text:span><text:span text:style-name="T22">’</text:span><text:span text:style-name="T23">elle-même l</text:span><text:span text:style-name="T24">’</text:span><text:span text:style-name="T25">atmosphère dont elle doit vivre, qu</text:span><text:span text:style-name="T26">’</text:span><text:span text:style-name="T27">il faut avant<text:s/></text:span><text:span text:style-name="T28">$10$ tout pour cela, simplement,<text:s/></text:span><text:span text:style-name="T29">l</text:span><text:span text:style-name="T30">’</text:span><text:span text:style-name="T31">exposer</text:span><text:span text:style-name="T32">. Si les œuvres du passé sous la déformation des siècles réclament parfois une de ces interventions monitrices presque toujours moins utiles du reste que néfastes, pour les œuvres de son temps le critique doit être plutôt un annonciateur qu</text:span><text:span text:style-name="T33">’</text:span><text:span text:style-name="T34">un moniteur. Il ne sera juste et fécond dans ce dernier rôle que suivant l</text:span><text:span text:style-name="T35">’</text:span><text:span text:style-name="T36">éclat du premier. On le suppose tremblant d</text:span><text:span text:style-name="T37">’</text:span><text:span text:style-name="T38">une angoisse sans cesse fervente pour la beauté, infatigable veilleur penché de la plus haute des hunes cherchant à sauver de l</text:span><text:span text:style-name="T39">’</text:span><text:span text:style-name="T40">inconnu les malheureux qui ne disparaissent point sans, dans l</text:span><text:span text:style-name="T41">’</text:span><text:span text:style-name="T42">effort suprême d</text:span><text:span text:style-name="T43">’</text:span><text:span text:style-name="T44">un bras crispé, dresser leur œ</text:span><text:span text:style-name="T45">uvre au-dessus des eaux. On le suppose…</text:span></text:p>
      <text:p text:style-name="P46">£</text:p>
      <text:p text:style-name="Corpsdetexte"><text:bookmark-start text:name="11"/><text:bookmark-end text:name="11"/><text:span text:style-name="T47">Ainsi en face d</text:span><text:span text:style-name="T48">’</text:span><text:span text:style-name="T49">une florescence de poésie<text:s/></text:span><text:span text:style-name="T50">$11$<text:s/></text:span><text:span text:style-name="T51">originale si abondante, entre tant de richesse et le public, une aridité peu franchissable s</text:span><text:span text:style-name="T52">’</text:span><text:span text:style-name="T53">étendit : la critique<text:s/></text:span><text:span text:style-name="T54">négative</text:span><text:span text:style-name="T55">. Devant ce désert les gens clament : « Quand apparaîtra donc LE poète ? Où est donc LE chef-d</text:span><text:span text:style-name="T56">’</text:span><text:span text:style-name="T57">œuvre ? » car cette sécheresse de la critique leur permet à peine de voir au loin comme un mirage la force et l</text:span><text:span text:style-name="T58">’</text:span><text:span text:style-name="T59">étendue de la végétation nouvelle.</text:span></text:p>
      <text:p text:style-name="Corpsdetexte"><text:bookmark-start text:name="12"/><text:bookmark-end text:name="12"/><text:span text:style-name="T60">Puis, avouo</text:span><text:span text:style-name="T61">ns-le, nous ne connaissons pas<text:s/></text:span><text:span text:style-name="T62">le</text:span><text:span text:style-name="T63"><text:s/>poète. Aucun temps ne l</text:span><text:span text:style-name="T64">’</text:span><text:span text:style-name="T65">a connu. Jamais un poète n</text:span><text:span text:style-name="T66">’</text:span><text:span text:style-name="T67">a pu, seul, remplir jusqu</text:span><text:span text:style-name="T68">’</text:span><text:span text:style-name="T69">au bord la petite âme la plus humble. Jamais la poésie, et nous l</text:span><text:span text:style-name="T70">’</text:span><text:span text:style-name="T71">entendons bien dans son expression d</text:span><text:span text:style-name="T72">’</text:span><text:span text:style-name="T73">ar</text:span><text:span text:style-name="T74">t, n</text:span><text:span text:style-name="T75">’</text:span><text:span text:style-name="T76">a dépendu du surgissement<text:s/></text:span><text:span text:style-name="T77">d</text:span><text:span text:style-name="T78">’</text:span><text:span text:style-name="T79">un</text:span><text:span text:style-name="T80"><text:s/>poète. Elle naît de l</text:span><text:span text:style-name="T81">’</text:span><text:span text:style-name="T82">union de toute une classe d</text:span><text:span text:style-name="T83">’</text:span><text:span text:style-name="T84">esprits ou meurt de leur éloignement, dédaignée d</text:span><text:span text:style-name="T85">’</text:span><text:span text:style-name="T86">un âge ou sa reine, malade ou renaissante. Et ceux qui toujours attendent<text:s/></text:span><text:span text:style-name="T87">le poète</text:span><text:span text:style-name="T88"><text:s/>sont ceux qui ne voient jamais<text:s/></text:span><text:span text:style-name="T89">la poésie</text:span><text:span text:style-name="T90">. Mais nous connaissons $12$<text:s/></text:span><text:span text:style-name="T91">les</text:span><text:span text:style-name="T92"><text:s/>poètes, nous savons qu</text:span><text:span text:style-name="T93">’</text:span><text:span text:style-name="T94">ils existent autant les uns par les autres que par eux-mêmes, que Lamartine éthérise Hugo, que Vigny ennoblit Musset, que Baudelaire creuse Gautier, que Verlaine allège Leconte de Lisle, que la poésie enfin est cette sœur admirable qui, de ses mains pures, à travers les siècles ou dans le même temps, et des plus humbles aux plus illustres, sait faire la chaîne des frères ennemis. Et les poètes aujourd</text:span><text:span text:style-name="T95">’</text:span><text:span text:style-name="T96">hui forment des familles dont la vitalité, à la fois diverse et concordante, est près d</text:span><text:span text:style-name="T97">’</text:span><text:span text:style-name="T98">égaler peut-être en originalité créatrice les époques les plus généreuses.</text:span></text:p>
      <text:p text:style-name="Corpsdetexte"><text:bookmark-start text:name="13"/><text:bookmark-start text:name="14"/><text:bookmark-end text:name="13"/><text:bookmark-end text:name="14"/><text:soft-page-break/><text:span text:style-name="T99">Quant au chef-d</text:span><text:span text:style-name="T100">’</text:span><text:span text:style-name="T101">œuvre, avouons-le encore : nous l</text:span><text:span text:style-name="T102">’</text:span><text:span text:style-name="T103">ignorons. Nous savons que le reculement des âges érige, selon des perspectives souvent trompeuses, le chef-d</text:span><text:span text:style-name="T104">’</text:span><text:span text:style-name="T105">œuvre, c</text:span><text:span text:style-name="T106">’</text:span><text:span text:style-name="T107">est-à-dire l</text:span><text:span text:style-name="T108">’</text:span><text:span text:style-name="T109">œuvre dominatrice qui pour des yeux lointains nivelle autour d</text:span><text:span text:style-name="T110">’</text:span><text:span text:style-name="T111">elle les œuvres d</text:span><text:span text:style-name="T112">’</text:span><text:span text:style-name="T113">un temps ; mais nous<text:s/></text:span><text:span text:style-name="T114">$13$<text:s/></text:span><text:span text:style-name="T115">croyons que des contemporains ne la peuvent, heureusement sans doute, discerner. Seulement nous connaissons des œuvres belles, et dont la beauté est d</text:span><text:span text:style-name="T116">’</text:span><text:span text:style-name="T117">autant plus personnelle et agissante qu</text:span><text:span text:style-name="T118">’</text:span><text:span text:style-name="T119">elle provoque la naissance d</text:span><text:span text:style-name="T120">’</text:span><text:span text:style-name="T121">une beauté contraire. Nous croyons ainsi que, lorsque en moins des six dernières années ont paru (pour ne citer que des œuvres vraiment neuves, indépendantes chacune, de forme et de fonds, d</text:span><text:span text:style-name="T122">’</text:span><text:span text:style-name="T123">une perfection, suivant les goûts, inégale peut-être, mais<text:s/></text:span><text:span text:style-name="T124">œuvres-types</text:span><text:span text:style-name="T125">) des poèmes comme<text:s/></text:span><text:span text:style-name="T126">Tel qu</text:span><text:span text:style-name="T127">’</text:span><text:span text:style-name="T128">en songe</text:span><text:span text:style-name="T129"><text:s/>et<text:s/></text:span><text:span text:style-name="T130">L</text:span><text:span text:style-name="T131">’</text:span><text:span text:style-name="T132">Homme et la Sirène</text:span><text:span text:style-name="T133"><text:s/>de M. </text:span><text:span text:style-name="T134">Henri de Régnier, comme<text:s/></text:span><text:span text:style-name="T135">Les Campagnes hallucinées</text:span><text:span text:style-name="T136"><text:s/>et<text:s/></text:span><text:span text:style-name="T137">Les Heures claires</text:span><text:span text:style-name="T138"><text:s/>de M. É</text:span><text:span text:style-name="T139">m</text:span><text:span text:style-name="T140">ile Verhaeren, comme<text:s/></text:span><text:span text:style-name="T141">La Clarté de vie</text:span><text:span text:style-name="T142"><text:s/>de M. </text:span><text:span text:style-name="T143">Francis</text:span><text:span text:style-name="T144"><text:s/>Vielé-Griffin, comme<text:s/></text:span><text:span text:style-name="T145">Le Livre d</text:span><text:span text:style-name="T146">’</text:span><text:span text:style-name="T147">images</text:span><text:span text:style-name="T148"><text:s/>de M. </text:span><text:span text:style-name="T149">Gustave Kahn, comme<text:s/></text:span><text:span text:style-name="T150">Entrevisions</text:span><text:span text:style-name="T151"><text:s/>de M.</text:span><text:span text:style-name="T152"> </text:span><text:span text:style-name="T153">Charles van Lerberghe, comme<text:s/></text:span><text:span text:style-name="T154">Les Quatre Saisons</text:span><text:span text:style-name="T155"><text:s/>(dont on ne connaît, il est vrai, encore que d</text:span><text:span text:style-name="T156">’</text:span><text:span text:style-name="T157">importants<text:s/></text:span><text:span text:style-name="T158">$14$ fragments) de M. </text:span><text:span text:style-name="T159">Stuart Merrill, nous croyons ainsi qu</text:span><text:span text:style-name="T160">’</text:span><text:span text:style-name="T161">une telle gerbe d</text:span><text:span text:style-name="T162">’</text:span><text:span text:style-name="T163">œuvre</text:span><text:span text:style-name="T164">s, choisies parmi tant d</text:span><text:span text:style-name="T165">’</text:span><text:span text:style-name="T166">autres notables, mérite plus que l</text:span><text:span text:style-name="T167">’</text:span><text:span text:style-name="T168">attention des fervents de toute fraîche beauté.</text:span></text:p>
      <text:p text:style-name="Corpsdetexte"><text:span text:style-name="T169">C</text:span><text:span text:style-name="T170">’</text:span><text:span text:style-name="T171">est à travers les poètes, à travers les œuvres, pour affirmer contre le persistant déni d</text:span><text:span text:style-name="T172">’</text:span><text:span text:style-name="T173">une incompréhension trop volontaire, la poésie vivante, que nous</text:span><text:span text:style-name="T174"><text:s/></text:span><text:span text:style-name="T175">publions aujourd</text:span><text:span text:style-name="T176">’</text:span><text:span text:style-name="T177">hui</text:span><text:span text:style-name="T178"><text:s/></text:span><text:span text:style-name="T179">cette</text:span><text:span text:style-name="T180"><text:s/></text:span><text:span text:style-name="T181">étude, déjà parue dans ses principales parties en 1895 (</text:span><text:span text:style-name="title">la Société nouvelle</text:span><text:span text:style-name="T182">, septembre), sur un des points fondamentaux de la renaissance actuelle.</text:span></text:p>
      <text:p text:style-name="P183">£</text:p>
      <text:p text:style-name="Corpsdetexte"><text:bookmark-start text:name="15"/><text:bookmark-start text:name="16"/><text:bookmark-end text:name="15"/><text:bookmark-end text:name="16"/><text:span text:style-name="T184">Cette étude est un essai de critique positive. La critique positive se tient très loin de</text:span><text:span text:style-name="T185"><text:s/></text:span><text:span text:style-name="T186">la critique « impressionniste » qui muse, qui joue avec les œuvres, qui les prend pour thèmes de variations<text:s/></text:span><text:span text:style-name="T187">$15$<text:s/></text:span><text:span text:style-name="T188">personnelles. Elle se tient non moins loin de la critique « dogmatique », morale ou traditionnelle, qui est un contrôle, qui ne laisse passer une œuvre qu</text:span><text:span text:style-name="T189">’</text:span><text:span text:style-name="T190">après y avoir apposé le poinçon d</text:span><text:span text:style-name="T191">’</text:span><text:span text:style-name="T192">une déclaration de principe. Elle rejette tout élément biographique, valable pour le mémorialiste, non pour le poète, dont la vie, loin d</text:span><text:span text:style-name="T193">’</text:span><text:span text:style-name="T194">expliquer l</text:span><text:span text:style-name="T195">’</text:span><text:span text:style-name="T196">œuvre, la fausse en la ramenant à des causes misérables, alors que le poète est avant tout celui qui se recrée lui-même en beauté. La critique positive s</text:span><text:span text:style-name="T197">’</text:span><text:span text:style-name="T198">efface devant les œuvres ; elle les laisse se produire d</text:span><text:span text:style-name="T199">’</text:span><text:span text:style-name="T200">elles-mêmes, mais en s</text:span><text:span text:style-name="T201">’</text:span><text:span text:style-name="T202">efforçant d</text:span><text:span text:style-name="T203">’</text:span><text:span text:style-name="T204">en tirer toute la sève, par où sa tâche reste aussi active et plus conforme à sa nature qu</text:span><text:span text:style-name="T205">’</text:span><text:span text:style-name="T206">en dépendant d</text:span><text:span text:style-name="T207">’</text:span><text:span text:style-name="T208">une origine tendancieuse. La critique est positive du seul fait de jeter une pleine lumière sur l</text:span><text:span text:style-name="T209">’</text:span><text:span text:style-name="T210">exacte volonté de l</text:span><text:span text:style-name="T211">’</text:span><text:span text:style-name="T212">auteur, sans y rien substituer, en sorte que sa négation soit uniquement, s</text:span><text:span text:style-name="T213">’</text:span><text:span text:style-name="T214">il y a lieu, l</text:span><text:span text:style-name="T215">’</text:span><text:span text:style-name="T216">ombre projetée de l</text:span><text:span text:style-name="T217">’</text:span><text:span text:style-name="T218">œuvre<text:s/></text:span><text:soft-page-break/><text:span text:style-name="T219">$16$<text:s/></text:span><text:span text:style-name="T220">même. C</text:span><text:span text:style-name="T221">’</text:span><text:span text:style-name="T222">est autre chose que l</text:span><text:span text:style-name="T223">’</text:span><text:span text:style-name="T224">exclusive critique « des beautés » revendiquée par Chateaubriand et par Victor Hugo et dont les négatifs d</text:span><text:span text:style-name="T225">’</text:span><text:span text:style-name="T226">aujourd</text:span><text:span text:style-name="T227">’</text:span><text:span text:style-name="T228">hui oublient les plus nécessaires éléments. Car il n</text:span><text:span text:style-name="T229">’</text:span><text:span text:style-name="T230">y a point de rayonnement d</text:span><text:span text:style-name="T231">’</text:span><text:span text:style-name="T232">art, de révélation, sans cette auxiliatrice qui aide la vie nouvelle à connaître la lumière. Seulement cette sympathie donnée, la critique positive garde un rôle d</text:span><text:span text:style-name="T233">’</text:span><text:span text:style-name="T234">exposante</text:span><text:span text:style-name="T235">, en ayant soin toutefois de montrer les points d</text:span><text:span text:style-name="T236">’</text:span><text:span text:style-name="T237">attache des œuvres entre elles, de relier ces œuvres aux formes passées qui les préparaient, de dégager de l</text:span><text:span text:style-name="T238">’</text:span><text:span text:style-name="T239">ensemble l</text:span><text:span text:style-name="T240">’</text:span><text:span text:style-name="T241">Idée synthétique qui, née d</text:span><text:span text:style-name="T242">’</text:span><text:span text:style-name="T243">œuvre en œuvre, vivifie par groupements les individualités les plus dissemblables, les plus jalouses, les moins conscientes.</text:span></text:p>
      <text:p text:style-name="P244"><text:bookmark-start text:name="17"/><text:bookmark-end text:name="17"/>Nous avons tenté d’approcher le but du plus près possible. Pour y atteindre, nous avons multiplié les exemples. Ces exemples toutefois n’illustrant qu’un coté<text:s/>des œuvres sont<text:s/></text:p>
      <text:p text:style-name="P245">$17$ souvent moins — on y prendra garde — des preuves d’excellence que des signes de caractère. Il est rare du reste que des citations aient d’autre avantage que d’indiquer l’esprit du poème dont l’intégralité seule révèle la beauté. Gela est surtout vrai avec les formes nouvelles dans lesquelles le vers existe peu en lui-même, doit rarement offrir une valeur qui puisse s’isoler de l’ensemble.</text:p>
      <text:p text:style-name="Corpsdetexte"><text:span text:style-name="T246">L</text:span><text:span text:style-name="T247">’</text:span><text:span text:style-name="T248">étude sur<text:s/></text:span><text:span text:style-name="T249">la poésie populaire et le lyrisme sentimental</text:span><text:span text:style-name="T250"><text:s/>devait être la première de plusieurs autres sur<text:s/></text:span><text:span text:style-name="T251">la Poésie nouvelle</text:span><text:span text:style-name="T252">.</text:span></text:p>
      <text:p text:style-name="Corpsdetexte"><text:span text:style-name="T253">La suivante eût exposé<text:s/></text:span><text:span text:style-name="T254">trois faces de la nature.<text:s/></text:span><text:span text:style-name="T255">— </text:span><text:span text:style-name="T256">(l</text:span><text:span text:style-name="T257">’</text:span><text:span text:style-name="T258">héroïque, — la mystique, — la</text:span><text:span text:style-name="T259"><text:s/></text:span><text:span text:style-name="T260">« simpliste »</text:span><text:span text:style-name="T261">).</text:span></text:p>
      <text:p text:style-name="Corpsdetexte"><text:bookmark-start text:name="18"/><text:bookmark-end text:name="18"/><text:span text:style-name="T262">Le lyrisme transfigurateur</text:span><text:span text:style-name="T263"><text:s/>aurait été l</text:span><text:span text:style-name="T264">’</text:span><text:span text:style-name="T265">objet de la troisième étude, la plus importante. On eût tâché d</text:span><text:span text:style-name="T266">’</text:span><text:span text:style-name="T267">y préciser ce qu</text:span><text:span text:style-name="T268">’</text:span><text:span text:style-name="T269">est, ce que peut être<text:s/></text:span><text:span text:style-name="T270">la pensée lyrique</text:span><text:span text:style-name="T271"> ; on eût revendiqué tous les droits<text:s/></text:span><text:span text:style-name="T272">$18$<text:s/></text:span><text:span text:style-name="T273">du poète au point de vue de la création imaginative, au point de vue de la langue, au point de vue des combinaisons musicales.</text:span></text:p>
      <text:p text:style-name="Corpsdetexte"><text:span text:style-name="T274">Auraient suivi :<text:s/></text:span><text:span text:style-name="T275">le décor antique et l</text:span><text:span text:style-name="T276">’</text:span><text:span text:style-name="T277">imitation créatrice</text:span><text:span text:style-name="T278"> ; puis<text:s/></text:span><text:span text:style-name="T279">le renouveau sensualiste</text:span><text:span text:style-name="T280"> ; puis<text:s/></text:span><text:span text:style-name="T281">les droits du mystère</text:span><text:span text:style-name="T282"> ; enfin, deux ou trois autres, dont il n</text:span><text:span text:style-name="T283">’</text:span><text:span text:style-name="T284">est pas utile encore d</text:span><text:span text:style-name="T285">’</text:span><text:span text:style-name="T286">indiquer les sujets.</text:span></text:p>
      <text:p text:style-name="Corpsdetexte"><text:bookmark-start text:name="19"/><text:bookmark-start text:name="20"/><text:bookmark-end text:name="19"/><text:bookmark-end text:name="20"/><text:span text:style-name="T287">Nous ne renonçons pas à écrire ces diverses études ; mais nous croyons nécessaire d</text:span><text:span text:style-name="T288">’</text:span><text:span text:style-name="T289">en retarder de quelques années l</text:span><text:span text:style-name="T290">’</text:span><text:span text:style-name="T291">exécution. Beaucoup d</text:span><text:span text:style-name="T292">’</text:span><text:span text:style-name="T293">œuvres décisives restent à naître encore dont on pressent l</text:span><text:span text:style-name="T294">’</text:span><text:span text:style-name="T295">éclosion proche ; ces études gagneront à les attendre. Le poète d</text:span><text:span text:style-name="T296">’</text:span><text:span text:style-name="T297">ailleurs ne peut mieux servir son art et ceux qui en confraternité le grandissent qu</text:span><text:span text:style-name="T298">’</text:span><text:span text:style-name="T299">en obéissant surtout à ce qu</text:span><text:span text:style-name="T300">’</text:span><text:span text:style-name="T301">il se doit à lui-même. D</text:span><text:span text:style-name="T302">’</text:span><text:span text:style-name="T303">aucuns exagèrent ce scrupule ; ils s</text:span><text:span text:style-name="T304">’</text:span><text:span text:style-name="T305">imaginent que leurs conceptions seules enfantent la vie. On est loin d</text:span><text:span text:style-name="T306">’</text:span><text:span text:style-name="T307">avoir été</text:span><text:span text:style-name="T308"><text:s/></text:span><text:span text:style-name="T309">affligé</text:span><text:span text:style-name="T310"><text:s/></text:span><text:span text:style-name="T311">de cette<text:s/></text:span><text:span text:style-name="T312">$19$<text:s/></text:span><text:span text:style-name="T313">trop<text:s/></text:span><text:soft-page-break/><text:span text:style-name="T314">volontaire cécité et de croire que la légitime cette conviction que l</text:span><text:span text:style-name="T315">’</text:span><text:span text:style-name="T316">inaptitude du poète à l</text:span><text:span text:style-name="T317">’</text:span><text:span text:style-name="T318">analyse, que son dédain des recherches techniques et des préoccupations mentales soit un de ces bienfaits générateurs auxquels il est redevable de son génie. On tient même à affirmer une fois de plus qu</text:span><text:span text:style-name="T319">’</text:span><text:span text:style-name="T320">il n</text:span><text:span text:style-name="T321">’</text:span><text:span text:style-name="T322">est point de création<text:s/></text:span><text:span text:style-name="T323">réelle</text:span><text:span text:style-name="T324"><text:s/>qui ne soit pas, dans ses préparations du moins,<text:s/></text:span><text:span text:style-name="T325">consciente</text:span><text:span text:style-name="T326">, et que dès lors cette « conscience » a toujours, à toutes les époques de renaissance, soulevé, chez les créateurs mêmes, tout un appareil explicatif qui préparait les œuvres et les légitimait. Mais nous reconnaiss</text:span><text:span text:style-name="T327">ons que le poète ne doit pas, — pour le bien général, </text:span><text:span text:style-name="T328">—se déprendre trop de lui-même par de trop nombreuses analyses des autres, sous peine de voir les autres abaisser leur art et eux-mêmes à ne plus considérer le poète sous l</text:span><text:span text:style-name="T329">’</text:span><text:span text:style-name="T330">analyste.</text:span></text:p>
      <text:p text:style-name="Corpsdetexte"><text:span text:style-name="T331">$20$<text:s/></text:span><text:span text:style-name="T332">Pour ces raisons, pour les leçons de choses qui en découlent, nous croyons utile de nous borner à l</text:span><text:span text:style-name="T333">’</text:span><text:span text:style-name="T334">étude présente.</text:span></text:p>
      <text:p text:style-name="P335"><text:bookmark-start text:name="21"/><text:bookmark-end text:name="21"/>Elle peut suffire à indiquer que les bibliographes de la jeunesse non universitaire et novatrice ne confondent pas toujours la critique avec la polémique, ne prennent pas toujours des invectives pour des arguments. Rien n’excuse la négation officielle<text:s/>dont<text:s/>nous parlions tout à l’heure. Mais il faut avouer que rien n’égale le manque de foi fratricide, l’incompréhension pédante, l’ignorance monstrueuse, la grossièreté gratuite, la partialité mauvaise, les manœuvres basses de politique littéraire qui se manifestèrent parmi la jeunesse, aux lieu et place des joutes de l’esprit, nobles, lumineuses, désintéressées. Certes, joueurs de casse-tête et cymbaliers ne masquent pas longtemps de leurs danses de Papous la marche des sincères qui creuse, lente et sûre, le<text:s/>$21$<text:s/>sillon des moissons prochaines : trop de bruit sauvage toutefois déshonore le recueillement des champs et fausse par instants les voix qui mènent les charrues. Il ne faut pas craindre de le dire, de s’en indigner, de protester contre les fantasias, les guérillas des mercantis toujours prêts à fondre des cimes : peut-être, ont-ils fait souvent rebrousser chemin aux grelots guettés de la vieille diligence publique… Et si l’étude présente n’avait d’autre mérite que d’offrir une critique qui fut, bien qu’affirmatrice, dégagée de tout personnalisme sectaire, elle ne nous paraîtrait pas négligeable.</text:p>
      <text:p text:style-name="P336">£</text:p>
      <text:p text:style-name="P337"><text:bookmark-start text:name="22"/><text:bookmark-end text:name="22"/>Dès aujourd’hui, on peut formuler quelles eussent été les conclusions du livre :</text:p>
      <text:p text:style-name="Corpsdetexte"><text:bookmark-start text:name="23"/><text:bookmark-end text:name="23"/><text:span text:style-name="T338">$22$<text:s/></text:span><text:span text:style-name="T339">— Tout élément d</text:span><text:span text:style-name="T340">’</text:span><text:span text:style-name="T341">humanité, de vie, de pensée, de nature est un élément de beauté.<text:s/></text:span><text:span text:style-name="T342">Opposer</text:span><text:span text:style-name="T343"><text:s/>un élément à un autre est un crime de lèse</text:span><text:span text:style-name="T344">-</text:span><text:span text:style-name="T345">poésie. Faire dépendre l</text:span><text:span text:style-name="T346">’</text:span><text:span text:style-name="T347">excellence</text:span><text:span text:style-name="T348"><text:s/>de la beauté de ses déterminantes est un non-sens, presque toujours une attaque détournée de l</text:span><text:span text:style-name="T349">’</text:span><text:span text:style-name="T350">esprit utilitaire. Dès que l</text:span><text:span text:style-name="T351">’</text:span><text:span text:style-name="T352">activité intérieure se traduit par une expression d</text:span><text:span text:style-name="T353">’</text:span><text:span text:style-name="T354">art, que cette<text:s/></text:span><text:soft-page-break/><text:span text:style-name="T355">expression atteint une intensité suprême, le principe de l</text:span><text:span text:style-name="T356">’</text:span><text:span text:style-name="T357">activité première est dissous par l</text:span><text:span text:style-name="T358">’</text:span><text:span text:style-name="T359">exaltation de beauté qu</text:span><text:span text:style-name="T360">’</text:span><text:span text:style-name="T361">il a provoquée et qui, seule, dès lors, agit. Il n</text:span><text:span text:style-name="T362">’</text:span><text:span text:style-name="T363">y a pas à détruire le rêve par la vie, ou la vie par le rêve, la pensée par la sensibilité, ou la sensibilité par la pensée, la douleur par la joie, ou la joie par la douleur, dresser les marionnettes d</text:span><text:span text:style-name="T364">’</text:span><text:span text:style-name="T365">un jeu de massacre avec les figurations de l</text:span><text:span text:style-name="T366">’</text:span><text:span text:style-name="T367">art chrétien, de l</text:span><text:span text:style-name="T368">’</text:span><text:span text:style-name="T369">art païen, de l</text:span><text:span text:style-name="T370">’</text:span><text:span text:style-name="T371">art social, de l</text:span><text:span text:style-name="T372">’</text:span><text:span text:style-name="T373">art individualiste, de l</text:span><text:span text:style-name="T374">’</text:span><text:span text:style-name="T375">art mystique, de l</text:span><text:span text:style-name="T376">’</text:span><text:span text:style-name="T377">art panthéiste, de l</text:span><text:span text:style-name="T378">’</text:span><text:span text:style-name="T379">art idéiste, de l</text:span><text:span text:style-name="T380">’</text:span><text:span text:style-name="T381">art<text:s/></text:span><text:span text:style-name="T382">$23$<text:s/></text:span><text:span text:style-name="T383">impressionniste, etc. Il n</text:span><text:span text:style-name="T384">’</text:span><text:span text:style-name="T385">est pas une de ces expressions qui ne soit légitimeras une inconnue encore qui ne puisse le devenir, représentative d</text:span><text:span text:style-name="T386">’</text:span><text:span text:style-name="T387">humanité, qui n</text:span><text:span text:style-name="T388">’</text:span><text:span text:style-name="T389">abolisse par conséquent de fait la nécessité esthétique de son étiquette. Ce n</text:span><text:span text:style-name="T390">’</text:span><text:span text:style-name="T391">est pas que</text:span><text:span text:style-name="T392"><text:s/></text:span><text:span text:style-name="T393">le principe d</text:span><text:span text:style-name="T394">’</text:span><text:span text:style-name="T395">aucune puisse être indifférent au poète ; tout au contraire, le poème ne deviendra une création qu</text:span><text:span text:style-name="T396">’</text:span><text:span text:style-name="T397">autant que l</text:span><text:span text:style-name="T398">’</text:span><text:span text:style-name="T399">activité initiale aura été personnelle et ardente, qu</text:span><text:span text:style-name="T400">’</text:span><text:span text:style-name="T401">il en sera le plus logique épanouissement. Seulement alors l</text:span><text:span text:style-name="T402">’</text:span><text:span text:style-name="T403">œuvre rendra inutile,<text:s/></text:span><text:span text:style-name="T404">à son sujet</text:span><text:span text:style-name="T405">, tout antagonisme de principes, toute apologétique de tendances ; elle existera, non parce qu</text:span><text:span text:style-name="T406">’</text:span><text:span text:style-name="T407">elle est mystique,<text:s/></text:span><text:span text:style-name="T408">ou païenne, ou sociale, etc., — </text:span><text:span text:style-name="T409">mais (jusqu</text:span><text:span text:style-name="T410">’</text:span><text:span text:style-name="T411">à quand le faudra-t-il répé</text:span><text:span text:style-name="T412">ter ?) parce qu</text:span><text:span text:style-name="T413">’</text:span><text:span text:style-name="T414">elle est belle, </text:span><text:span text:style-name="T415">— et que la beauté est comme le feu, qu</text:span><text:span text:style-name="T416">’</text:span><text:span text:style-name="T417">elle consume ce dont elle s</text:span><text:span text:style-name="T418">’</text:span><text:span text:style-name="T419">éclaire.</text:span></text:p>
      <text:p text:style-name="dateline">Mars 1898.</text:p>
      <text:p text:style-name="signed"><text:bookmark-start text:name="25"/><text:bookmark-start text:name="24"/><text:bookmark-end text:name="25"/><text:bookmark-end text:name="24"/>R. S.</text:p>
      <text:h text:style-name="Titre1" text:outline-level="1"><text:span text:style-name="T420">$25</text:span><text:span text:style-name="T421">$<text:s/></text:span><text:span text:style-name="T422">La poésie populaire</text:span><text:span text:style-name="T423"><text:s/></text:span><text:bookmark-start text:name="27"/><text:bookmark-start text:name="26"/><text:bookmark-end text:name="27"/><text:bookmark-end text:name="26"/><text:span text:style-name="T424">et le lyrisme sentimental</text:span></text:h>
      <text:p text:style-name="Corpsdetexte"><text:bookmark-start text:name="28"/><text:bookmark-end text:name="28"/><text:span text:style-name="T425">$27$<text:s/></text:span><text:span text:style-name="T426">Il est devenu un lieu commun, en constatant même le talent de certains jeunes poètes, de déplorer leurs subtilités et les arcanes où ils se complaisent. Ce reproche est naturel et ne peut étonner.<text:s/></text:span><text:span text:style-name="T427">Il</text:span><text:span text:style-name="T428"><text:s/>a été fait, à toutes les époques, à tous les artistes qui se sont efforcés, par des moyens nouveaux, de recréer les formes de la beauté. Notre époque, particulièrement, leur vaut les puériles attaques des physiologistes ou des « psychiatres » ; et l</text:span><text:span text:style-name="T429">’</text:span><text:span text:style-name="T430">on ne sait lesquels il faut plaindre le plus : des savants, qui aboutissent à tant d</text:span><text:span text:style-name="T431">’</text:span><text:span text:style-name="T432">enfantines conclusions, ou des artistes, victimes<text:s/></text:span><text:span text:style-name="T433">$28$ d</text:span><text:span text:style-name="T434">’</text:span><text:span text:style-name="T435">erreurs si</text:span><text:span text:style-name="T436"><text:s/>grossières. D</text:span><text:span text:style-name="T437">’</text:span><text:span text:style-name="T438">une manière générale, on blâme ceux-ci de perdre le sens simple et vrai des choses, de sacrifier l</text:span><text:span text:style-name="T439">’</text:span><text:span text:style-name="T440">émotion sincère à des hardiesses composites faites de plus d</text:span><text:span text:style-name="T441">’</text:span><text:span text:style-name="T442">artifices que d</text:span><text:span text:style-name="T443">’</text:span><text:span text:style-name="T444">art. Eux, sans rien accepter de la critique, répondent avec plus ou moins de sérénité que, s</text:span><text:span text:style-name="T445">’</text:span><text:span text:style-name="T446">ils étendent leur art, c</text:span><text:span text:style-name="T447">’</text:span><text:span text:style-name="T448">est pour approfondir, au contraire, cette nature qu</text:span><text:span text:style-name="T449">’</text:span><text:span text:style-name="T450">on leur oppose : et c</text:span><text:span text:style-name="T451">’</text:span><text:span text:style-name="T452">est ainsi que chaque siècle entend plusieurs fois le<text:s/></text:span><text:span text:style-name="T453">lied</text:span><text:span text:style-name="T454"><text:s/>de Walter devant les<text:s/></text:span><text:span text:style-name="title">Maîtres Chanteurs</text:span><text:span text:style-name="T455">.</text:span></text:p>
      <text:p text:style-name="P456"><text:bookmark-start text:name="29"/><text:bookmark-start text:name="30"/><text:bookmark-end text:name="29"/><text:bookmark-end text:name="30"/>Jamais opposition entre novateurs et traditionnalistes ne fut plus marquée qu’aujourd’hui. Pour les poètes, elle semble même s’accuser d’une façon particulière par la faveur toujours<text:s/><text:soft-page-break/>plus vive dont jouit la poésie rustique, ses imaginations<text:s/>ingénues, fraîches et de primesaut. Des chercheurs enthousiastes fouillent pour la quérir le coin des vieilles provinces. De gentils trouvères parisiennants, munis de leur plume, tels les sorciers de jadis de leur baguette de coudrier, marchent à la découverte de chansons populaires<text:s/>$29$<text:s/>comme de sources pures qui doivent vivifier et rajeunir le lyrisme de France. Et l’on ne s’aperçoit point que les poètes dits « symbolistes » (d’un beau nom vague à multiple signification, mais suffisant, en dépit d’incompréhensions nombreuses et de quelques défaillances, à unir, comme jadis l’épithète « romantique », d’un lien libre et fort les plus contradictoires noblesses d’esprit) sont ceux qui, précisément, ont su le mieux faire profiter l’art de l’enseignement populaire.</text:p>
      <text:h text:style-name="Titre2" text:outline-level="2"><text:span text:style-name="T457">$30$<text:s/></text:span><text:span text:style-name="T458">I</text:span></text:h>
      <text:p text:style-name="Corpsdetexte"><text:span text:style-name="T459">Lorsque Gérard de Nerval signala avec un goût si cha</text:span><text:span text:style-name="T460">rmant les ballades du Valois</text:span><text:span text:style-name="T461"><text:note text:note-class="footnote" text:id="_ftn0"><text:note-citation>1</text:note-citation><text:note-body><text:p text:style-name="Notedebasdepage"><text:s/><text:span text:style-name="title">Le Rêve et la Vie</text:span><text:s/>(œuvres complètes, t. V).</text:p></text:note-body></text:note></text:span><text:span text:style-name="T462">, on commençait à se douter alors en France de la poésie rustique, mais nul poète n</text:span><text:span text:style-name="T463">’</text:span><text:span text:style-name="T464">avait usé de ses trésors. Aux temps romantiques, on produisit bien quelques pastiches de chants orientaux, Mérimée fit<text:s/></text:span><text:span text:style-name="title">la Guzla</text:span><text:span text:style-name="T465"><text:s/>et Hugo quelques « guitares » ; mais c</text:span><text:span text:style-name="T466">’</text:span><text:span text:style-name="T467">était dans un but de couleur, de pittoresque, tout à fait étranger au sentiment intérieur de l</text:span><text:span text:style-name="T468">’</text:span><text:span text:style-name="T469">âme primitive. Dans ses<text:s/></text:span><text:span text:style-name="T470">$31$<text:s/></text:span><text:span text:style-name="title">Chansons</text:span><text:span text:style-name="title"><text:s/></text:span><text:bookmark-start text:name="31"/><text:bookmark-end text:name="31"/><text:span text:style-name="title">des rues et des bois</text:span><text:span text:style-name="T471">, le grand poète sut bien d</text:span><text:span text:style-name="T472">’</text:span><text:span text:style-name="T473">instinct se servir d</text:span><text:span text:style-name="T474">’</text:span><text:span text:style-name="T475">un mètre familier, saisir les motifs campagnards sans les appliquer comme ailleurs à des décorations pompeuses, mais on sent trop qu</text:span><text:span text:style-name="T476">’</text:span><text:span text:style-name="T477">il reste spectateur d</text:span><text:span text:style-name="T478">’</text:span><text:span text:style-name="T479">une intimité à laquelle il participe moins qu</text:span><text:span text:style-name="T480">’</text:span><text:span text:style-name="T481">il ne la profane, que ces<text:s/></text:span><text:span text:style-name="title">Chansons</text:span><text:span text:style-name="T482"><text:s/>ont été les jeux d</text:span><text:span text:style-name="T483">’</text:span><text:span text:style-name="T484">un Olympien qui se délasse, si le titre même n</text:span><text:span text:style-name="T485">’</text:span><text:span text:style-name="T486">est pas la seule raison que nous ayons d</text:span><text:span text:style-name="T487">’</text:span><text:span text:style-name="T488">en parler ici. On sait, et il va sans dire, que la poésie rustique n</text:span><text:span text:style-name="T489">’</text:span><text:span text:style-name="T490">a rien de commun avec</text:span><text:span text:style-name="T491"><text:s/></text:span><text:span text:style-name="T492">les</text:span><text:span text:style-name="T493"><text:s/></text:span><text:span text:style-name="T494">chansons des Béranger et des Pierre Dupont. Les pastorales de Lamartine, de Brizeux sont aussi autre chose : car on a tendance à confondre ce qui s</text:span><text:span text:style-name="T495">’</text:span><text:span text:style-name="T496">inspire des motifs champêtres avec l</text:span><text:span text:style-name="T497">’</text:span><text:span text:style-name="T498">accent même de la spontanéité populaire.</text:span></text:p>
      <text:p text:style-name="P499"><text:bookmark-start text:name="32"/><text:bookmark-end text:name="32"/>Bien des années après, à la fin de son livre Sous bois, qui est une<text:s/>œuvre choisie et pénétrante, M. André Theuriet réveilla le regret resté enfermé entre les pages exquises de Gérard de Nerval. Le temps qui s’était écoulé avait vu se dessiner<text:s/>$32$<text:s/>tout un mouvement<text:s/>en faveur des légendes, contes et poésies populaires, mais la science seule en avait profité. M. Theuriet signala de nouveau au grand art combien il avait à apprendre de l’instinct naturel que ne retenait aucun souci de rhétorique, aucune superstition de règles.</text:p>
      <text:p text:style-name="P500">Depuis lors, nos provinces ont presque toutes recueilli leur romancero ; les glanes ont été heureuses, bien que plus abondantes que riches. Or, les poètes traditionnels qui opposent ces récoltes aux cultures nouvelles en ont-ils tiré le rajeunissement attendu ?</text:p>
      <text:p text:style-name="P501"><text:bookmark-start text:name="33"/><text:bookmark-end text:name="33"/><text:soft-page-break/>Nul mieux que<text:s/>M. André Theuriet (et avec lui<text:s/>M. André Lemoine,<text:s/>M. Georges Lafenestre,<text:s/>M. Jules Breton, ces pénétrés amants de la nature intime aux jours des magnificences « parnassiennes »)<text:s/>n’était apte à imprégner une œuvre du suc populaire rustique. Forestier, comme il s’intitule lui-même, sa prose et ses vers fleurent bon les bois sauvages et les chaudes fenaisons. Sans déclamation, sans développement oratoire,<text:s/>$33$<text:s/>il fait revivre d’un dessin précis le bûcheron, le charbonnier, le tisserand, la brodeuse, en l’exact décor de leur vie. Mais ce sont des paysages et des tableaux de genre. Cela est plus peint que chanté, — et trop achevé dans le souci du détail réel.</text:p>
      <text:p text:style-name="P502"><text:bookmark-start text:name="34"/><text:bookmark-end text:name="34"/>Le tour de la poésie populaire comporte d’autres traits que la concision, la simplicité, la naïveté sur lesquelles on insiste trop exclusivement. Il frappe d’abord par une brusquerie d’attaque saisissante. Les sensations fortes vous prennent à la gorge ; et le poète populaire chante comme on pousse un cri en se dégageant d’une étreinte. Joie ou douleur, misère ou fêtes, états intermédiaires même de mélancolie ou de tendresse, il n’éprouve et ne rend rien par gradation : tout éclate ! Au courant de la poésie, les divers sentiments, les images et motifs extérieurs qui les caractérisent se succèdent par à-coups, par sauts, sans explications, sans transitions. Et la passion vive mange les mots, supprime les pronoms, les<text:s/>$34$<text:s/>articles, tandis que, répétant au contraire de-ci de-là, sans cesse, l’expression significative, sans s’inquiéter de la rime ni même de l’assonance, elle martèle le rythme ou le distend, au mieux de l’imprévu lyrique.</text:p>
      <text:p text:style-name="Corpsdetexte"><text:span text:style-name="T503">Ainsi se traduit l</text:span><text:span text:style-name="T504">’</text:span><text:span text:style-name="T505">art populaire de tous les pays, même du nôtre. Il n</text:span><text:span text:style-name="T506">’</text:span><text:span text:style-name="T507">en est pas de plus éloigné de la forme</text:span><text:span text:style-name="T508"><text:s/>classique, de l</text:span><text:span text:style-name="T509">’</text:span><text:span text:style-name="T510">idéal latin</text:span><text:span text:style-name="T511"><text:note text:note-class="footnote" text:id="_ftn1"><text:note-citation>2</text:note-citation><text:note-body><text:p text:style-name="Notedebasdepage"><text:s/><text:span text:style-name="T512">Citant une version flamande de<text:s/></text:span><text:span text:style-name="quote.c">« l</text:span><text:span text:style-name="quote.c">’</text:span><text:span text:style-name="quote.c">histoire de l</text:span><text:span text:style-name="quote.c">’</text:span><text:span text:style-name="quote.c">amoureux qui se noya en nageant Vers sa belle, l</text:span><text:span text:style-name="quote.c">’</text:span><text:span text:style-name="quote.c">histoire où il y a une tour et dans la tour un flambeau »</text:span><text:span text:style-name="T513">,<text:s/></text:span><text:span text:style-name="T514">M. </text:span><text:span text:style-name="T515">Remy de Gourmont ajoute :<text:s/></text:span><text:span text:style-name="quote.c">« Une telle ballade ne provient ni des latins, ni des grecs, ni des poètes d</text:span><text:span text:style-name="quote.c">’</text:span><text:span text:style-name="quote.c">académie, ni d</text:span><text:span text:style-name="quote.c">’</text:span><text:span text:style-name="quote.c">aucune littérature écrite : l</text:span><text:span text:style-name="quote.c">’</text:span><text:span text:style-name="quote.c">art en est très spécial, si spécial que nul poète, même un poète allemand, n</text:span><text:span text:style-name="quote.c">’</text:span><text:span text:style-name="quote.c">eu pourrait faire un pastiche acceptable. La ballade de<text:s/></text:span><text:span text:style-name="title">Lénore</text:span><text:span text:style-name="quote.c">, si médiocrement sentimentale chez Bürger, se révèle au contraire, dans sa forme orale, telle qu</text:span><text:span text:style-name="quote.c">’</text:span><text:span text:style-name="quote.c">un</text:span><text:span text:style-name="quote.c">e admirable vision fantastique. »</text:span><text:span text:style-name="T516"><text:s/></text:span><text:span text:style-name="title">La Poésie populaire</text:span><text:span text:style-name="T517">, li</text:span><text:span text:style-name="T518">vret extrait de « l’Imagier » (1898), p. 9</text:span><text:span text:style-name="T519">.</text:span></text:p></text:note-body></text:note></text:span><text:span text:style-name="T520">. Ce qui fait que lorsqu</text:span><text:span text:style-name="T521">’</text:span><text:span text:style-name="T522">un de nos poètes est touché d</text:span><text:span text:style-name="T523">’</text:span><text:span text:style-name="T524">une de ses inspirations, il prend son polissoir, enlève bien toute répétition, rectifie bien chaque rime, resserre les strophes d</text:span><text:span text:style-name="T525">’</text:span><text:span text:style-name="T526">un fort lien logique, pèse et unifie les syllabes,</text:span><text:span text:style-name="T527"><text:s/></text:span><text:bookmark-start text:name="35"/><text:bookmark-end text:name="35"/><text:span text:style-name="T528">$35$<text:s/></text:span><text:span text:style-name="T529">achevant un petit chef-d</text:span><text:span text:style-name="T530">’</text:span><text:span text:style-name="T531">œuvre de poésie bourgeoise, au relief adouci de tout heurt passionné. Et cette poésie peut être sincère, émue, imprégnée de fraîche sensualité et de grâce intime, sans rien garder de l</text:span><text:span text:style-name="T532">’</text:span><text:span text:style-name="T533">accent populaire qu</text:span><text:span text:style-name="T534">’</text:span><text:span text:style-name="T535">un vague ton concentré, familier, simple.</text:span></text:p>
      <text:p text:style-name="Corpsdetexte"><text:bookmark-start text:name="36"/><text:bookmark-end text:name="36"/><text:span text:style-name="T536">M. </text:span><text:span text:style-name="T537">Jean Richepin, peut-être, sut, en se servant des éléments traditionnels, donner à certaines de ses poésies la verdeur et le mouvement qui conviennent. C</text:span><text:span text:style-name="T538">’</text:span><text:span text:style-name="T539">est par ce côté-là surtout qu</text:span><text:span text:style-name="T540">’</text:span><text:span text:style-name="T541">il m</text:span><text:span text:style-name="T542">arquera comme poète original. Il</text:span><text:span text:style-name="T543"><text:s/>nous le découvre moins dans sa<text:s/></text:span><text:span text:style-name="title">Chanson des<text:s/></text:span><text:soft-page-break/><text:span text:style-name="title">gueux</text:span><text:span text:style-name="T544">, si heureusement renouvelée ces temps-ci par<text:s/></text:span><text:span text:style-name="title">les Soliloques du pauvre</text:span><text:span text:style-name="T545"><text:s/>de<text:s/></text:span><text:span text:style-name="T546">M. </text:span><text:span text:style-name="T547">Jehan Rictus, que dans certaines pages des<text:s/></text:span><text:span text:style-name="title">Blasphèmes</text:span><text:span text:style-name="T548"><text:s/>et de<text:s/></text:span><text:span text:style-name="title">la Mer</text:span><text:span text:style-name="T549">. Mais il ne rend que le mouvement extérieur, avec des développements trop suivis et trop longs, des strophes tout en gestes, pour ainsi dire, où sont loin de paraître les jolies sentimentalités et les traits mystérieux du lyrisme rustique. Ni<text:s/></text:span><text:span text:style-name="title">la Chanson des gueux</text:span><text:span text:style-name="T550"><text:s/>du<text:s/></text:span><text:span text:style-name="T551">$36$<text:s/></text:span><text:span text:style-name="T552">reste, ni les<text:s/></text:span><text:span text:style-name="title">Soliloques du p</text:span><text:span text:style-name="title">auvre</text:span><text:span text:style-name="T553"><text:s/>ne se rattachent à l</text:span><text:span text:style-name="T554">’</text:span><text:span text:style-name="T555">inspiration populaire proprement dite, quelles que soient, pour les derniers, la sincérité profonde de l</text:span><text:span text:style-name="T556">’</text:span><text:span text:style-name="T557">émotion, pour les deux œuvres, les particularités des contractions verbales et des mètres octosyllabiques. L</text:span><text:span text:style-name="T558">’</text:span><text:span text:style-name="T559">évidence en apparaît, il n</text:span><text:span text:style-name="T560">’</text:span><text:span text:style-name="T561">est pas nécessaire d</text:span><text:span text:style-name="T562">’</text:span><text:span text:style-name="T563">insister.</text:span></text:p>
      <text:p text:style-name="Corpsdetexte"><text:span text:style-name="T564">Dans ses<text:s/></text:span><text:span text:style-name="title">Contes à la Reine</text:span><text:span text:style-name="T565">,<text:s/></text:span><text:span text:style-name="T566">M. </text:span><text:span text:style-name="T567">Robert de Bonnières use plutôt de la forme narrative que de la lyrique. Il utilise les récits, les légendes dans un esprit très national de moraliste plutôt que de poète, mais avec un archaïsme un peu uni, une tenue classique trop sévère, et par cela même trop éloignée des frustes abandons.</text:span></text:p>
      <text:p text:style-name="Corpsdetexte"><text:bookmark-start text:name="37"/><text:bookmark-end text:name="37"/><text:span text:style-name="T568">M. </text:span><text:span text:style-name="T569">Gabriel Vicaire est aujourd</text:span><text:span text:style-name="T570">’</text:span><text:span text:style-name="T571">hui le vrai poète folkloriste traditionnel, accomplissant pour la poésie ce que réalise pour la musique<text:s/></text:span><text:span text:style-name="T572">M. </text:span><text:span text:style-name="T573">Julien Tiersot, à qui nous devions ces années passées de jolies auditions de ronde</text:span><text:span text:style-name="T574">s enfantines. Certains t</text:span><text:span text:style-name="T575">itres de ses volumes,<text:s/></text:span><text:span text:style-name="title">Au bois joli</text:span><text:span text:style-name="T576">,<text:s/></text:span><text:span text:style-name="title">le Clos des Fées</text:span><text:span text:style-name="T577">, indiquent à eux seuls<text:s/></text:span><text:span text:style-name="T578">$37$<text:s/></text:span><text:span text:style-name="T579">les tendances de son imagination. Et nul n</text:span><text:span text:style-name="T580">’</text:span><text:span text:style-name="T581">a mieux décrit le charme de la poésie populaire :<text:s/></text:span><text:span text:style-name="quote.c">« Le vers sans doute est</text:span><text:span text:style-name="quote.c"><text:s/></text:span><text:span text:style-name="quote.c">boiteux, dit-il, il court cependant. Le rythme ne se distingue pas toujours aisément ; on peut être sûr qu</text:span><text:span text:style-name="quote.c">’</text:span><text:span text:style-name="quote.c">il existe. La rime est remplacée par l</text:span><text:span text:style-name="quote.c">’</text:span><text:span text:style-name="quote.c">assonance ; mais la musique n</text:span><text:span text:style-name="quote.c">’</text:span><text:span text:style-name="quote.c">y perd jamais rien. Les pieds varient à l</text:span><text:span text:style-name="quote.c">’</text:span><text:span text:style-name="quote.c">infini. Qu</text:span><text:span text:style-name="quote.c">’</text:span><text:span text:style-name="quote.c">importe ?</text:span><text:span text:style-name="T582"><text:s/></text:span><text:span text:style-name="T583">Il<text:s/></text:span><text:span text:style-name="T584">semble qu</text:span><text:span text:style-name="T585">’</text:span><text:span text:style-name="T586">on ait affaire à une matière malléable, presque fluide, capable de s</text:span><text:span text:style-name="T587">’</text:span><text:span text:style-name="T588">allonger ou de se restreindre à volonté</text:span><text:span text:style-name="quote.c">. Les syllabes trop nombreuses se tassent d</text:span><text:span text:style-name="quote.c">’</text:span><text:span text:style-name="quote.c">elles</text:span><text:span text:style-name="quote.c">-</text:span><text:span text:style-name="quote.c">mêmes</text:span><text:span text:style-name="T589"><text:note text:note-class="footnote" text:id="_ftn2"><text:note-citation>3</text:note-citation><text:note-body><text:p text:style-name="Notedebasdepage"><text:s/><text:span text:style-name="title">Chansons populaires de l’Ain</text:span><text:span text:style-name="T590">, recueillies par Charles Guillon, p</text:span><text:span text:style-name="T591">réface de Gabriel Vicaire, p. </text:span><text:span text:style-name="T592">iv</text:span><text:span text:style-name="T593">.</text:span></text:p></text:note-body></text:note></text:span><text:span text:style-name="quote.c">. »</text:span><text:span text:style-name="T594"><text:s/>Or, comment avec une appréciation si délicate<text:s/></text:span><text:span text:style-name="T595">M. </text:span><text:span text:style-name="T596">Gabriel Vicaire s</text:span><text:span text:style-name="T597">’</text:span><text:span text:style-name="T598">est-il contenté d</text:span><text:span text:style-name="T599">’</text:span><text:span text:style-name="T600">un instrument sec et coupant comme l</text:span><text:span text:style-name="T601">’</text:span><text:span text:style-name="T602">effilé vers classique qui rase net les herbes folles, fleurissantes, tond en boulingrins les prairies naturelles ?</text:span></text:p>
      <text:p text:style-name="Corpsdetexte"><text:span text:style-name="T603">On entend la défense de<text:s/></text:span><text:span text:style-name="T604">M. </text:span><text:span text:style-name="T605">Vicaire. Il nous répondra que s</text:span><text:span text:style-name="T606">’</text:span><text:span text:style-name="T607">il a assuré les parités des rimes,</text:span><text:span text:style-name="T608"><text:s/>$38$<text:s/></text:span><text:bookmark-start text:name="38"/><text:bookmark-end text:name="38"/><text:span text:style-name="T609">il n</text:span><text:span text:style-name="T610">’</text:span><text:span text:style-name="T611">a rien perdu des formes rustiques : ses répétitions de vers et de petits refrains carillonnés au long du poème,<text:s/></text:span><text:span text:style-name="quote.c">« turlurette, amourette ! »</text:span><text:span text:style-name="T612"><text:s/>ou</text:span><text:span text:style-name="T613"><text:s/></text:span><text:span text:style-name="quote.c">« mirliton, mirlitaine »</text:span><text:span text:style-name="T614"> ; ses mètres légers et courts ne dépassant guère la mesure de l</text:span><text:span text:style-name="T615">’</text:span><text:span text:style-name="T616">octosyllabe ; enfin le je ne sais quoi dans le tour et la mise en scène qui, malgré la préoccupation d</text:span><text:span text:style-name="T617">’</text:span><text:span text:style-name="T618">une versification rigoureuse ne donnant plus l</text:span><text:span text:style-name="T619">’</text:span><text:span text:style-name="T620">impression<text:s/></text:span><text:span text:style-name="T621">d</text:span><text:span text:style-name="T622">’</text:span><text:span text:style-name="T623">une matière malléable, presque fluide</text:span><text:span text:style-name="T624">, nous restitue néanmoins le sentiment et la manière de notre art champêtre. Et en effet nul n</text:span><text:span text:style-name="T625">’</text:span><text:span text:style-name="T626">a mieux réussi à nous rendre<text:s/></text:span><text:soft-page-break/><text:span text:style-name="T627">en des pages les éléments contradictoires de cet art : le ton naïf et le mouvement alerte, la malice et la poésie.</text:span></text:p>
      <text:p text:style-name="Corpsdetexte"><text:span text:style-name="T628">Seulement, c</text:span><text:span text:style-name="T629">’</text:span><text:span text:style-name="T630">est un pastiche ! ayant tous les défauts d</text:span><text:span text:style-name="T631">’</text:span><text:span text:style-name="T632">un pastiche dont le principal est toujours le perfectionnement<text:s/></text:span><text:span text:style-name="T633">extérieur</text:span><text:span text:style-name="T634">, le<text:s/></text:span><text:span text:style-name="T635">souci de surpasser le modèle</text:span><text:span text:style-name="T636"><text:note text:note-class="footnote" text:id="_ftn3"><text:note-citation>4</text:note-citation><text:note-body><text:p text:style-name="Notedebasdepage"><text:s/><text:span text:style-name="T637">M. </text:span><text:span text:style-name="T638">Maurice Bouchor en a donné le plus déplorable exemple dans<text:s/></text:span><text:span text:style-name="title">la Revue de Paris</text:span><text:span text:style-name="T639"><text:s/>du 15 août 1</text:span><text:span text:style-name="T640">897 : « D</text:span><text:span text:style-name="T641">’</text:span><text:span text:style-name="T642">après deux<text:s/></text:span><text:span text:style-name="T643">chansons populaires</text:span><text:span text:style-name="T644"> ». Comparez sa transcription de Jean Renaud avec une des nombreuses versions connues.</text:span><text:span text:style-name="T645"><text:s/>— Il est fâcheux que ce soit dan</text:span><text:span text:style-name="T646">s ce même esprit que<text:s/></text:span><text:span text:style-name="T647">M. Maur. </text:span><text:span text:style-name="T648">Bouchor et<text:s/></text:span><text:span text:style-name="T649">M. Julien Tiersot aient composé</text:span><text:span text:style-name="T650"><text:s/>leur recueil de chansons pour les écoles.</text:span></text:p></text:note-body></text:note></text:span><text:span text:style-name="T651">. Cela tient de<text:s/></text:span><text:span text:style-name="T652">$39$<text:s/></text:span><text:span text:style-name="T653">l</text:span><text:span text:style-name="T654">’</text:span><text:span text:style-name="T655">agran</text:span><text:span text:style-name="T656">dissement photographique. Que la poésie populaire dise :</text:span></text:p>
      <text:p text:style-name="quote.l"><text:bookmark-start text:name="39"/><text:bookmark-end text:name="39"/>Je chante le lourdaud</text:p>
      <text:p text:style-name="quote.l">Qui m’a laissé aller ;</text:p>
      <text:p text:style-name="quote.l">Quand on a la caille en main</text:p>
      <text:p text:style-name="quote.l">Faut savoir la plumer…</text:p>
      <text:p text:style-name="P657">M. Gabriel Vicaire dira :</text:p>
      <text:p text:style-name="quote.l">La caille était dans ta main</text:p>
      <text:p text:style-name="quote.l">               Oh ! la folle</text:p>
      <text:p text:style-name="quote.l">               Qui s’envole !</text:p>
      <text:p text:style-name="quote.l">La caille était dans ta main</text:p>
      <text:p text:style-name="quote.l">La reverras-tu demain ?</text:p>
      <text:p text:style-name="quote.l">£</text:p>
      <text:p text:style-name="quote.l">Il te fallait la plumer</text:p>
      <text:p text:style-name="quote.l">               Oh !<text:s/>la folle</text:p>
      <text:p text:style-name="quote.l">               Qui s’envole !</text:p>
      <text:p text:style-name="quote.l">Il te fallait la plumer</text:p>
      <text:p text:style-name="quote.l">Turlurette, et puis m’aimer<text:span text:style-name="T658"><text:note text:note-class="footnote" text:id="_ftn4"><text:note-citation>5</text:note-citation><text:note-body><text:p text:style-name="Notedebasdepage"><text:s/><text:span text:style-name="title">Au bois joli</text:span><text:span text:style-name="T659">, p. </text:span><text:span text:style-name="T660">20 : Robin et Marion.</text:span></text:p></text:note-body></text:note></text:span>.</text:p>
      <text:p text:style-name="Corpsdetexte"><text:bookmark-start text:name="40"/><text:bookmark-end text:name="40"/><text:span text:style-name="T661">$40$ É</text:span><text:span text:style-name="T662">videmment ce<text:s/></text:span><text:span text:style-name="T663">turlurette</text:span><text:span text:style-name="T664"><text:s/>est placé avec art ; on voit la jouvencelle faire d</text:span><text:span text:style-name="T665">’</text:span><text:span text:style-name="T666">une pirouette la nique à son ami. Mais on ne voit pas que de ce genre de procédés, de ces simples<text:s/></text:span><text:soft-page-break/><text:span text:style-name="T667">jeux poétiques, la poésie française puisse tirer, comme le pense<text:s/></text:span><text:span text:style-name="T668">M. </text:span><text:span text:style-name="T669">Vicai</text:span><text:span text:style-name="T670">re, un rajeunissement infini</text:span><text:span text:style-name="T671"><text:note text:note-class="footnote" text:id="_ftn5"><text:note-citation>6</text:note-citation><text:note-body><text:p text:style-name="Notedebasdepage"><text:s/><text:span text:style-name="title">Enquête sur l’évolution littéraire</text:span><text:span text:style-name="T672">, p. </text:span><text:span text:style-name="T673">370.</text:span></text:p></text:note-body></text:note></text:span><text:span text:style-name="T674">.</text:span></text:p>
      <text:p text:style-name="Corpsdetexte"><text:span text:style-name="T675">D</text:span><text:span text:style-name="T676">’</text:span><text:span text:style-name="T677">ailleurs les inventions de notre poésie populaire s</text:span><text:span text:style-name="T678">’</text:span><text:span text:style-name="T679">y opposent. On a trop voulu qu</text:span><text:span text:style-name="T680">’</text:span><text:span text:style-name="T681">elles offrent toutes les ressources inspir</text:span><text:span text:style-name="T682">atrices du folklore étranger</text:span><text:span text:style-name="T683"><text:note text:note-class="footnote" text:id="_ftn6"><text:note-citation>7</text:note-citation><text:note-body><text:p text:style-name="Notedebasdepage"><text:s/><text:span text:style-name="T684">Gérard de Nerval, pour quelques bergères<text:s/></text:span><text:span text:style-name="quote.c">« vêtues d</text:span><text:span text:style-name="quote.c">’</text:span><text:span text:style-name="quote.c">or et d</text:span><text:span text:style-name="quote.c">’</text:span><text:span text:style-name="quote.c">argent par leur amant »</text:span><text:span text:style-name="T685">, allait jusqu</text:span><text:span text:style-name="T686">’</text:span><text:span text:style-name="T687">à y découvrir</text:span><text:span text:style-name="T688"><text:s/>une exubérance tout orientale.</text:span></text:p></text:note-body></text:note></text:span><text:span text:style-name="T689">. Très variées, avec des com</text:span><text:span text:style-name="T690">plaintes aussi tragiques que celle de<text:s/></text:span><text:span text:style-name="title">Jean Renaud</text:span><text:span text:style-name="T691">, des romances aussi douloureuses que celle de la<text:s/></text:span><text:span text:style-name="title">Pernette</text:span><text:span text:style-name="T692">, cependant elles comprennent surtout des « pastourelles » à la fois plaisantes et</text:span><text:span text:style-name="T693"><text:s/></text:span><text:span text:style-name="T694">mélancoliques, des «</text:span><text:span text:style-name="T695"> </text:span><text:span text:style-name="T696">chansons d</text:span><text:span text:style-name="T697">’</text:span><text:span text:style-name="T698">amour</text:span><text:span text:style-name="T699"> </text:span><text:span text:style-name="T700">» gouailleuses et pétillantes. La passion y tourne vite en gauloiserie ; et l</text:span><text:span text:style-name="T701">’</text:span><text:span text:style-name="T702">Amour, dépouillé de son</text:span><text:span text:style-name="T703"><text:s/>$41$<text:s/></text:span><text:bookmark-start text:name="41"/><text:bookmark-end text:name="41"/><text:span text:style-name="T704">prestige cruel, y prend des airs de gros gourmand. On est loin dès lors de la fougue épique espagnole, de la sauvage sensualité slave, de l</text:span><text:span text:style-name="T705">’</text:span><text:span text:style-name="T706">enveloppante langueur roumaine, de la folle fantaisie hongroise, des lunaires rêveries allemandes dont à travers l</text:span><text:span text:style-name="T707">’</text:span><text:span text:style-name="T708">Europe témoigne la poésie populaire. Notre cercle rustique du drame, de la féerie, de la légende, se resserre promptement sur le poète qui y aventure sa haute inspiration lyrique. Il ne s</text:span><text:span text:style-name="T709">’</text:span><text:span text:style-name="T710">élargit pas</text:span><text:span text:style-name="T711"><text:s/></text:span><text:span text:style-name="T712">à l</text:span><text:span text:style-name="T713">’</text:span><text:span text:style-name="T714">infini comme les<text:s/></text:span><text:span text:style-name="T715">lieder</text:span><text:span text:style-name="T716"><text:s/>devant les poètes allemands du commencement de ce siècle.</text:span></text:p>
      <text:p text:style-name="P717">M. Gabriel Vicaire nous le démontre<text:s/>lui-même avec quelque surabondance. Après avoir suivi dans les sentes toutes les grâces et les joliesses campagnardes, sa<text:s/>promenade s’arrête facilement au cabaret du village. Et c’est aussitôt une poivrade de pointes grivoises à travers la bonne chère et les excitations du « piccolo ».</text:p>
      <text:p text:style-name="Corpsdetexte"><text:bookmark-start text:name="42"/><text:bookmark-start text:name="43"/><text:bookmark-end text:name="42"/><text:bookmark-end text:name="43"/><text:span text:style-name="T718">Ainsi on finit par s</text:span><text:span text:style-name="T719">’</text:span><text:span text:style-name="T720">apercevoir que chez les poètes traditionnels cette imitation directe de<text:s/></text:span><text:span text:style-name="T721">$42$<text:s/></text:span><text:span text:style-name="T722">notre poésie populaire affirme uniquement des tempéraments spirituels et francs d</text:span><text:span text:style-name="T723">’</text:span><text:span text:style-name="T724">allure, simples,<text:s/></text:span><text:span text:style-name="T725">à la bonne franquette</text:span><text:span text:style-name="T726">, comme disait l</text:span><text:span text:style-name="T727">’</text:span><text:span text:style-name="T728">un des recueils de<text:s/></text:span><text:span text:style-name="T729">M. </text:span><text:span text:style-name="T730">Vicaire, et qui jouissent de la poésie sans trop d</text:span><text:span text:style-name="T731">’</text:span><text:span text:style-name="T732">exaltation, comme d</text:span><text:span text:style-name="T733">’</text:span><text:span text:style-name="T734">un bon vin. Leur campagne en faveur de nos chants rustiques n</text:span><text:span text:style-name="T735">’</text:span><text:span text:style-name="T736">a, en somme, jamais été autre chose qu</text:span><text:span text:style-name="T737">’</text:span><text:span text:style-name="T738">une protestation de l</text:span><text:span text:style-name="T739">’</text:span><text:span text:style-name="T740">esprit réaliste contre les rêves toujours plus ambitieux du véritable esprit lyrique.<text:s/></text:span><text:span text:style-name="T741">M. </text:span><text:span text:style-name="T742">Theuriet l</text:span><text:span text:style-name="T743">’</text:span><text:span text:style-name="T744">a faite, alors que continuaient à se dérouler les grands décors historiques du « Parnasse » ;<text:s/></text:span><text:span text:style-name="T745">M. </text:span><text:span text:style-name="T746">Vicaire l</text:span><text:span text:style-name="T747">’</text:span><text:span text:style-name="T748">a reprise alors que commençaient à monter les songes du « Symbolisme ». Sous couleur de rendre la santé et la simplicité à des imagin</text:span><text:span text:style-name="T749">ations excessives, ils ont suivi</text:span><text:span text:style-name="T750"><text:s/>dans les champs le courant de la vie quotidienne avec ses traits familiers, ses émotions intimes, ses coins de nature aux détails parlants. E</text:span><text:span text:style-name="T751">t il est vrai que ce courant, — aux images chez eux trop anecdot</text:span><text:span text:style-name="T752">iqu</text:span><text:span text:style-name="T753">es, </text:span><text:span text:style-name="T754">— gardera toujours son charme nécessaire à côté du grand<text:s/></text:span><text:span text:style-name="T755">$43$<text:s/></text:span><text:span text:style-name="T756">fleuve où<text:s/></text:span><text:soft-page-break/><text:span text:style-name="T757">s</text:span><text:span text:style-name="T758">’</text:span><text:span text:style-name="T759">embarquent les imaginations passionnées ; l</text:span><text:span text:style-name="T760">’</text:span><text:span text:style-name="T761">on aurait à examiner même comment, en se renouvelant, se reforment sans cesse ces marches parallèles et sur quels points un sens nouveau le</text:span><text:span text:style-name="T762">ur permet de se confondre</text:span><text:span text:style-name="T763"><text:note text:note-class="footnote" text:id="_ftn7"><text:note-citation>8</text:note-citation><text:note-body><text:p text:style-name="Notedebasdepage"><text:s/><text:span text:style-name="T764">C</text:span><text:span text:style-name="T765">’</text:span><text:span text:style-name="T766">est alors que se présenterait l</text:span><text:span text:style-name="T767">’</text:span><text:span text:style-name="T768">occasion d</text:span><text:span text:style-name="T769">’</text:span><text:span text:style-name="T770">étudier M</text:span><text:span text:style-name="T771">M. </text:span><text:span text:style-name="T772">André Gide, Francis Jammes, Henri Ghéon, André Ruyters, Georges Rency, Marc La</text:span><text:span text:style-name="T773">fargue, etc., qui ne pouvaient<text:s/></text:span><text:span text:style-name="T774">figurer dans les pages suivantes.</text:span></text:p></text:note-body></text:note></text:span><text:span text:style-name="T775">.</text:span></text:p>
      <text:h text:style-name="Titre2" text:outline-level="2"><text:bookmark-start text:name="44"/><text:bookmark-end text:name="44"/><text:span text:style-name="T776">$44$<text:s/></text:span><text:span text:style-name="T777">II</text:span></text:h>
      <text:p text:style-name="Corpsdetexte"><text:span text:style-name="T778">Les poètes tradit</text:span><text:span text:style-name="T779">ionnels s</text:span><text:span text:style-name="T780">’</text:span><text:span text:style-name="T781">effor</text:span><text:span text:style-name="T782">cèrent d</text:span><text:span text:style-name="T783">’</text:span><text:span text:style-name="T784">acquérir le sens de l</text:span><text:span text:style-name="T785">’</text:span><text:span text:style-name="T786">art populaire, pour ainsi dire, par le deh</text:span>o<text:span text:style-name="T787">rs, par la p</text:span>r<text:span text:style-name="T788">éoccupation du sujet, par l</text:span><text:span text:style-name="T789">’</text:span><text:span text:style-name="T790">exactitude de la mise en scène. C</text:span><text:span text:style-name="T791">’</text:span><text:span text:style-name="T792">est par le dedans que les poètes novateurs le retrouvèrent d</text:span><text:span text:style-name="T793">’</text:span><text:span text:style-name="T794">instinct, tout d</text:span><text:span text:style-name="T795">’</text:span><text:span text:style-name="T796">abord sans y penser, par le seul fait d</text:span><text:span text:style-name="T797">’</text:span><text:span text:style-name="T798">une analogique manière de sentir.</text:span></text:p>
      <text:p text:style-name="P799"><text:bookmark-start text:name="45"/><text:bookmark-end text:name="45"/>Pour ces derniers, lorsqu’un homme est secoué d’une émotion vive, il n’enchaîne pas ses sensations comme un avocat ses preuves, elles se succèdent et se mêlent, tantôt traversées d’un éclair qui le fait mieux voir en lui-même, tantôt<text:s/>$45$<text:s/>ennuagées d’une brume mystérieuse qu’il préfère ne point pénétrer. Si l’émotion est seulement plaintive, il gémit en quelques mots vagues et expirants. De toute façon, il ne coordonne pas une déclamation ; il ne sait<text:s/>pas composer avec sa douleur ou sa joie de l’éloquence, de la logique ou de la<text:s/>morale : il sent, simplement, et il n’obéit qu’à l’art naturel qui nous pousse à rendre, en toute son éclosion sincère, notre émotion, pour qu’on l’accueille en sympathie.</text:p>
      <text:p text:style-name="P800">On l’a vu : c’est ainsi que le poète novateur s’allie encore à lui par le même dédain des règles trop rigides, qui gênent la nature, arrêtent l’élan, qui ne s’adaptent point à toutes les formes de la vie et du rêve.</text:p>
      <text:p text:style-name="Corpsdetexte"><text:span text:style-name="T801">Paul Verlaine, le premier, après quelques essai</text:span><text:span text:style-name="T802">s d</text:span><text:span text:style-name="T803">’</text:span><text:span text:style-name="T804">Arthur Rimbaud</text:span><text:span text:style-name="T805"><text:note text:note-class="footnote" text:id="_ftn8"><text:note-citation>9</text:note-citation><text:note-body><text:p text:style-name="quote.l"><text:s/>Elle est retrouvée !</text:p><text:p text:style-name="quote.l">Quoi ? l’éternité.</text:p><text:p text:style-name="quote.l">C’est la mer allée</text:p><text:p text:style-name="quote.l"><text:bookmark-start text:name="46"/><text:bookmark-end text:name="46"/>Avec les soleils.</text:p></text:note-body></text:note></text:span><text:span text:style-name="T806">, retrouva le secret de cet art spontané.</text:span></text:p>
      <text:p text:style-name="quote.l">$46$ Ô<text:s/>triste, triste était mon âme</text:p>
      <text:p text:style-name="quote.l">À<text:s/>cause, à cause d’une femme.</text:p>
      <text:p text:style-name="quote.l">£</text:p>
      <text:soft-page-break/>
      <text:p text:style-name="quote.l">Je ne me suis pas consolé</text:p>
      <text:p text:style-name="quote.l">Bien que mon cœur s’en soit allé,</text:p>
      <text:p text:style-name="quote.l">£</text:p>
      <text:p text:style-name="quote.l">Bien que mon cœur, bien que mon âme.</text:p>
      <text:p text:style-name="quote.l">Eussent fui<text:s/>loin de cette femme<text:span text:style-name="Appelnotedebasdep."><text:note text:note-class="footnote" text:id="_ftn9"><text:note-citation>10</text:note-citation><text:note-body><text:p text:style-name="Notedebasdepage"><text:s/><text:span text:style-name="title">Romances sans paroles</text:span><text:span text:style-name="T807">.</text:span></text:p></text:note-body></text:note></text:span>…</text:p>
      <text:p text:style-name="P808">Voilà six petits vers qui n’ont l’air de rien, d’aucuns, fervents de poésie, n’eussent même osé naguère y prendre garde. Et il suffit cependant de six petits vers semblables pour que toutes les colorations éclatantes d’un versant de l’art soient en un instant adoucies de nuances fines et comme brisées. Les heures aveuglantes du jour se sont attendries ; l’heure est venue, plus délicate peut-être, du « sentiment ».</text:p>
      <text:p text:style-name="Corpsdetexte"><text:span text:style-name="T809">Ce sont bien les thèmes toujours les mêmes, les thèmes jamais usés de Lamartine et de</text:span><text:span text:style-name="T810"><text:s/>$47$<text:s/></text:span><text:bookmark-start text:name="47"/><text:bookmark-end text:name="47"/><text:span text:style-name="T811">Musset. D</text:span><text:span text:style-name="T812">’</text:span><text:span text:style-name="T813">où vient qu</text:span><text:span text:style-name="T814">’</text:span><text:span text:style-name="T815">avec et depuis ces deux grands poètes ils avaient,<text:s/></text:span><text:span text:style-name="T816">dans leur expression directe</text:span><text:span text:style-name="T817">, perdu toute force d</text:span><text:span text:style-name="T818">’</text:span><text:span text:style-name="T819">art, toute vertu esthétique ? C</text:span><text:span text:style-name="T820">’</text:span><text:span text:style-name="T821">est que le « sentiment » inspirateur s</text:span><text:span text:style-name="T822">’</text:span><text:span text:style-name="T823">étant</text:span><text:span text:style-name="T824"><text:s/></text:span><text:span text:style-name="T825">enflé, transformé en « éloquence », avait faussé, magnifiquement si l</text:span><text:span text:style-name="T826">’</text:span><text:span text:style-name="T827">on veut, mais faussé sa spontanéité primitive et cette simplicité jamais dévoyée dans la plus tragique passion que garde l</text:span><text:span text:style-name="T828">’</text:span><text:span text:style-name="T829">inspiration populaire.</text:span></text:p>
      <text:p text:style-name="Corpsdetexte"><text:bookmark-start text:name="48"/><text:bookmark-end text:name="48"/><text:span text:style-name="T830">On peut hardiment avancer d</text:span><text:span text:style-name="T831">’</text:span><text:span text:style-name="T832">ailleurs que jusqu</text:span><text:span text:style-name="T833">’</text:span><text:span text:style-name="T834">à Verlaine le véritable lyrisme sentimental ne fût point, pour ainsi dire, connu en France. On en trouve juste des traces à travers toute la moisson de nos poètes, glanes prises presque à leur dédain, de quoi lier à peine quelques gerbes d</text:span><text:span text:style-name="T835">’</text:span><text:span text:style-name="T836">œuvre en œuvre, au seizième siècle et dans le nôtre. La mode idyllique créée par Rousseau, mêlée à la vogue des parcs anglais, des élégiaques latins, cr</text:span><text:span text:style-name="T837">éa dans la seconde moitié du<text:s/></text:span><text:span text:style-name="T838">xviii</text:span><text:span text:style-name="T839">e</text:span><text:span text:style-name="T840"> </text:span><text:span text:style-name="T841">siècle des sortes de pastorales composites dont l</text:span><text:span text:style-name="T842">’</text:span><text:span text:style-name="T843">érotique innocence et le maniérisme<text:s/></text:span><text:span text:style-name="T844">$48$<text:s/></text:span><text:span text:style-name="T845">s</text:span><text:span text:style-name="T846">’</text:span><text:span text:style-name="T847">éloignaien</text:span><text:span text:style-name="T848">t fort de l</text:span><text:span text:style-name="T849">’</text:span><text:span text:style-name="T850">intimité sincère</text:span><text:span text:style-name="T851"><text:note text:note-class="footnote" text:id="_ftn10"><text:note-citation>11</text:note-citation><text:note-body><text:p text:style-name="Notedebasdepage"><text:s/><text:span text:style-name="T852">Dans sa belle étude sur l’</text:span><text:span text:style-name="title">Élégie en France avant le romantisme</text:span><text:span text:style-name="T853">, qui découvre tant de fil</text:span><text:span text:style-name="T854">iations ignorées,<text:s/></text:span><text:span text:style-name="T855">M. </text:span><text:span text:style-name="T856">Henri Potez écrit :<text:s/></text:span><text:span text:style-name="quote.c">« L</text:span><text:span text:style-name="quote.c">’</text:span><text:span text:style-name="quote.c">homme du<text:s/></text:span><text:span text:style-name="T857">xviii</text:span><text:span text:style-name="T858">e</text:span><text:span text:style-name="quote.c"> </text:span><text:span text:style-name="quote.c">siècle ne vit point dans sa propre intimité, ce qui est la condition de la poésie personnelle pour ne point dire de la poésie »</text:span><text:span text:style-name="T859"><text:s/>(p. 1</text:span><text:span text:style-name="T860">0).</text:span></text:p></text:note-body></text:note></text:span><text:span text:style-name="T861"><text:s/>qui développe le sentiment. Si les parcs imitaient la liberté de la nature, les champs restaient mythologiques ; on n</text:span><text:span text:style-name="T862">’</text:span><text:span text:style-name="T863">aurait pas osé y cueillir d</text:span><text:span text:style-name="T864">’</text:span><text:span text:style-name="T865">autres fleurs que celles des jardins, et l</text:span><text:span text:style-name="T866">’</text:span><text:span text:style-name="T867">on y menait paître des bêtes enrubannées. On ne savait pas<text:s/></text:span><text:span text:style-name="T868">nommer</text:span><text:span text:style-name="T869"><text:s/>les choses ; on pomponnait son goût rustique. C</text:span><text:span text:style-name="T870">’</text:span><text:span text:style-name="T871">est que le sentiment sut rarement, sans abaisser la poésie, s</text:span><text:span text:style-name="T872">’</text:span><text:span text:style-name="T873">unir chez nous à l</text:span><text:span text:style-name="T874">’</text:span><text:span text:style-name="T875">intimité qui, seule, lui conserve toute sa valeur pénétrante. L</text:span><text:span text:style-name="T876">’</text:span><text:span text:style-name="T877">intimité le ravalait au prosaïsme ou au comique. Le sens poétique de l</text:span><text:span text:style-name="T878">’</text:span><text:span text:style-name="T879">intimité manquant, le sentiment disp</text:span><text:span text:style-name="T880">arut entre les «pointes » et l</text:span><text:span text:style-name="T881">’</text:span><text:span text:style-name="T882">« éloquence »,<text:s/></text:span><text:soft-page-break/><text:span text:style-name="T883">entre cette sorte de légèreté qui portait à l</text:span><text:span text:style-name="T884">’</text:span><text:span text:style-name="T885"><text:s/>« esprit » et cette e</text:span><text:span text:style-name="T886">nflure, au<text:s/></text:span><text:span text:style-name="T887">xvii</text:span><text:span text:style-name="T888">e</text:span><text:span text:style-name="T889">, au<text:s/></text:span><text:span text:style-name="T890">xviii</text:span><text:span text:style-name="T891">e</text:span><text:span text:style-name="T892"> </text:span><text:span text:style-name="T893">siècle, raisonneuse, de notre temps encore démonstrative, mais abondamment imagée.</text:span></text:p>
      <text:p text:style-name="Corpsdetexte"><text:bookmark-start text:name="49"/><text:bookmark-end text:name="49"/><text:span text:style-name="T894">$49$<text:s/></text:span><text:span text:style-name="T895">Depuis les abus de médiocrités que provoqua l</text:span><text:span text:style-name="T896">’</text:span><text:span text:style-name="T897">éloquence romantique sentimentale, il était par bonheur resté<text:s/></text:span><text:span text:style-name="T898">vivant</text:span><text:span text:style-name="T899"><text:s/>d</text:span><text:span text:style-name="T900">’</text:span><text:span text:style-name="T901">un art personnel — </text:span><text:span text:style-name="T902">grâce aux amples décors d</text:span><text:span text:style-name="T903">’</text:span><text:span text:style-name="T904">un Hugo, aux purs symboles d</text:span><text:span text:style-name="T905">’</text:span><text:span text:style-name="T906">un Vigny, à la dignité plastique d</text:span><text:span text:style-name="T907">’</text:span><text:span text:style-name="T908">un Ga</text:span><text:span text:style-name="T909">utier et d</text:span><text:span text:style-name="T910">’</text:span><text:span text:style-name="T911">un Leconte de Lisle, </text:span><text:span text:style-name="T912">— l</text:span><text:span text:style-name="T913">’</text:span><text:span text:style-name="T914">expression transfigura</text:span><text:span text:style-name="T915">trice</text:span><text:span text:style-name="T916">, celle qui ne suit point l</text:span><text:span text:style-name="T917">’</text:span><text:span text:style-name="T918">émotion initiale, mais la transforme, alors que Lamartine, surtout Musset avaient « agrandi », grossi, de par l</text:span><text:span text:style-name="T919">’</text:span><text:span text:style-name="T920">éloquence même, plus que « transfiguré » l</text:span><text:span text:style-name="T921">’</text:span><text:span text:style-name="T922">expression chez eux toujours directe. Aussi est-ce dans les plus courtes pièces, lorsqu</text:span><text:span text:style-name="T923">’</text:span><text:span text:style-name="T924">il ne « développe » pas, que Musset nous retient d</text:span><text:span text:style-name="T925">’</text:span><text:span text:style-name="T926">un « sentiment » plus intense :</text:span></text:p>
      <text:p text:style-name="quote.l">Le seul bien qui me reste au monde</text:p>
      <text:p text:style-name="quote.l">Est d’avoir quelquefois pleuré.</text:p>
      <text:p text:style-name="P927"><text:bookmark-start text:name="50"/><text:bookmark-end text:name="50"/>Mais les jeunes générations leur préféreront encore ces strophes, ces plaintes basses comme des souffles qu’il semble qu’on doive plus<text:s/>$50$<text:s/>deviner qu’entendre, soupirs d’une douleur qui ne se révolte plus :</text:p>
      <text:p text:style-name="quote.l">Il pleure dans mon cœur</text:p>
      <text:p text:style-name="quote.l">Comme il pleut sur la ville,</text:p>
      <text:p text:style-name="quote.l">Quelle est cette langueur</text:p>
      <text:p text:style-name="quote.l">Qui pénètre mon cœur’ ?</text:p>
      <text:p text:style-name="quote.l">£</text:p>
      <text:p text:style-name="quote.l">Ô<text:s/>bruit doux de la pluie</text:p>
      <text:p text:style-name="quote.l">Par terre et sur les toits !</text:p>
      <text:p text:style-name="quote.l">Pour un cœur qui s’ennuie</text:p>
      <text:p text:style-name="quote.l">Ô<text:s/>le chant de la pluie !</text:p>
      <text:p text:style-name="quote.l">£</text:p>
      <text:p text:style-name="quote.l">Il pleure sans raison</text:p>
      <text:p text:style-name="quote.l">Dans ce cœur qui s’écœure.</text:p>
      <text:p text:style-name="quote.l">Quoi ? nulle trahison ?</text:p>
      <text:soft-page-break/>
      <text:p text:style-name="quote.l">Ce deuil est sans raison.</text:p>
      <text:p text:style-name="quote.l">£</text:p>
      <text:p text:style-name="quote.l">C’est bien la pire peine</text:p>
      <text:p text:style-name="quote.l">De ne savoir pourquoi,</text:p>
      <text:p text:style-name="quote.l">Sans amour et sans haine,</text:p>
      <text:p text:style-name="quote.l">Mon cœur a tant de peine<text:span text:style-name="T928"><text:note text:note-class="footnote" text:id="_ftn11"><text:note-citation>12</text:note-citation><text:note-body><text:p text:style-name="Notedebasdepage"><text:s/><text:span text:style-name="title">Romances sans paroles</text:span>.</text:p></text:note-body></text:note></text:span>.</text:p>
      <text:p text:style-name="P929">Il est important de remarquer ici comment le<text:s/>$51$<text:s/><text:bookmark-start text:name="51"/><text:bookmark-end text:name="51"/>sentiment noue le détail extérieur au détail intérieur sans les juxtaposer par successions de placages suivant les procédés romantiques. L’expression directe est d’autant plus lyrique qu’elle condense tout dans le fait psychique sans chercher la poésie par une sorte d’équilibre entre des parties narratives et des parties invocatoires.</text:p>
      <text:p text:style-name="quote.l">Il pleure dans mon cœur</text:p>
      <text:p text:style-name="quote.l">Comme il pleut sur la ville :</text:p>
      <text:p text:style-name="noindent">cela suffit. Tout développement descriptif est inutile qui loin d’augmenter diminuerait l’intensité du sentiment. D’instinct, la poésie populaire l’a toujours deviné. Cette condensation est encore plus saisissante et parfaite dans cette pièce :</text:p>
      <text:p text:style-name="quote.l">Un grand sommeil noir</text:p>
      <text:p text:style-name="quote.l">Tombe sur ma vie :</text:p>
      <text:p text:style-name="quote.l">Dormez, tout espoir,</text:p>
      <text:p text:style-name="quote.l"><text:bookmark-start text:name="52"/><text:bookmark-end text:name="52"/>Dormez toute envie ;</text:p>
      <text:p text:style-name="quote.l">£</text:p>
      <text:p text:style-name="quote.l">$52$<text:s/>Je ne vois plus rien,</text:p>
      <text:p text:style-name="quote.l">Je perds la mémoire</text:p>
      <text:p text:style-name="quote.l">Du mal et du bien…</text:p>
      <text:p text:style-name="quote.l">Ô<text:s/>la triste histoire !</text:p>
      <text:p text:style-name="quote.l">£</text:p>
      <text:soft-page-break/>
      <text:p text:style-name="quote.l">Je suis un berceau</text:p>
      <text:p text:style-name="quote.l">Qu’une main balance</text:p>
      <text:p text:style-name="quote.l">Au creux d’un caveau :</text:p>
      <text:p text:style-name="quote.l">Silence, silence<text:span text:style-name="Appelnotedebasdep."><text:note text:note-class="footnote" text:id="_ftn12"><text:note-citation>13</text:note-citation><text:note-body><text:p text:style-name="Notedebasdepage"><text:s/><text:span text:style-name="title">Sagesse III</text:span><text:span text:style-name="T930">. — On sait qu</text:span><text:span text:style-name="T931">’</text:span><text:span text:style-name="T932">on doit à Paul Ver</text:span><text:span text:style-name="T933">laine, qui l’a dû lui-même à Art</text:span><text:span text:style-name="T934">hur Rimbaud (voir<text:s/></text:span><text:span text:style-name="title">les Poètes maudits</text:span><text:span text:style-name="T935">, p. </text:span><text:span text:style-name="T936">56) la ré</text:span><text:span text:style-name="T937">surrection de M</text:span><text:span text:style-name="T938">me</text:span><text:span text:style-name="T939"> </text:span><text:span text:style-name="T940">Desbordes-Valmore. Or il est impossible de ne pas reconnaître une filiation curieuse entre nos citations et tels vers de la poétesse. Ainsi :</text:span></text:p><text:p text:style-name="quote.l">Vous aviez mon cœur,</text:p><text:p text:style-name="quote.l">Moi, j’avais le vôtre :</text:p><text:p text:style-name="quote.l">Un cœur pour un cœur,</text:p><text:p text:style-name="quote.l">Bonheur pour bonheur !</text:p><text:p text:style-name="quote.l">£</text:p><text:p text:style-name="quote.l">Comme un pauvre enfant</text:p><text:p text:style-name="quote.l">Quitté par sa mère,</text:p><text:p text:style-name="quote.l">Comme un pauvre enfant</text:p><text:p text:style-name="quote.l">Que rien ne défend,</text:p><text:p text:style-name="quote.l">£</text:p><text:p text:style-name="quote.l">Vous me laissez là</text:p><text:p text:style-name="quote.l">Dans ma vie amère,</text:p><text:p text:style-name="quote.l">Vous me laissez là</text:p><text:p text:style-name="quote.l">Et Dieu voit cela !…</text:p><text:p text:style-name="quote.l">Vous viendrez rêvant</text:p><text:p text:style-name="quote.l">£</text:p><text:p text:style-name="quote.l">Et l’on vous dira :</text:p><text:p text:style-name="quote.l">« Personne !… elle est<text:s/>morte. »</text:p><text:p text:style-name="quote.l">On vous le dira,</text:p><text:p text:style-name="quote.l">Mais qui vous plaindra ?</text:p><text:p text:style-name="Notedebasdepage"><text:bookmark-start text:name="54"/><text:bookmark-end text:name="54"/><text:span text:style-name="T941">N</text:span><text:span text:style-name="T942">’</text:span><text:span text:style-name="T943">est-ce point là, art et pensée, du meilleur Verlaine ? Et qui eût pu<text:s/></text:span><text:span text:style-name="T944">croire que telle plainte de M</text:span><text:span text:style-name="T945">me</text:span><text:span text:style-name="T946"> </text:span><text:span text:style-name="T947">Desbordes-Valmore devînt un des points d</text:span><text:span text:style-name="T948">’</text:span><text:span text:style-name="T949">attache les plus précis du lyrisme sentimental dans la poésie nouvelle</text:span><text:span text:style-name="T950"> ?</text:span></text:p></text:note-body></text:note></text:span> !</text:p>
      <text:soft-page-break/>
      <text:p text:style-name="Corpsdetexte"><text:span text:style-name="T951">$53$<text:s/></text:span><text:span text:style-name="T952">Une seule épithète objective (« </text:span><text:span text:style-name="T953">noir</text:span><text:span text:style-name="T954"> ») a été nécessaire pour tirer le large rideau de la nuit sur cet évanouissement de l</text:span><text:span text:style-name="T955">’</text:span><text:span text:style-name="T956">être qui, au rythme de la berceuse, se sent, peu à peu vacillant vers le vide, redevenir petit enfant à l</text:span><text:span text:style-name="T957">’</text:span><text:span text:style-name="T958">approche du dernier silence…</text:span></text:p>
      <text:p text:style-name="Corpsdetexte"><text:span text:style-name="T959">Puis ce qui est admirable en la nouveauté grande de cette sorte de<text:s/></text:span><text:span text:style-name="T960">lyrisme intérieur</text:span><text:span text:style-name="T961">, c</text:span><text:span text:style-name="T962">’</text:span><text:span text:style-name="T963">est que l</text:span><text:span text:style-name="T964">’</text:span><text:span text:style-name="T965">homme, du moment qu</text:span><text:span text:style-name="T966">’</text:span><text:span text:style-name="T967">il reste personnel, qu</text:span><text:span text:style-name="T968">’</text:span><text:span text:style-name="T969">il ne hausse pas son s</text:span><text:span text:style-name="T970">entiment comme les transfigurate</text:span><text:span text:style-name="T971">urs, à la fiction (ce qui lui créerait d</text:span><text:span text:style-name="T972">’</text:span><text:span text:style-name="T973">autres droits), l</text:span><text:span text:style-name="T974">’</text:span><text:span text:style-name="T975">homme est</text:span><text:span text:style-name="T976"><text:s/>humble. I</text:span><text:span text:style-name="T977">l ne croit pas devoir pour ses intimes misères crever le ciel de coups de poings vengeurs ; il ne les croit pas spéciales, et il en résulte un détachement</text:span><text:span text:style-name="T978"><text:s/>$54$<text:s/></text:span><text:span text:style-name="T979">aussi absolu que possible du fait anecdotique ; elles deviennent alors anonymes. Ne laissant transparaître que la souffrance, elles se font ainsi plus universelles, et, comme celles transcrites par les complaintes populaires, plus prenantes dans leurs particularités cependant si subtiles.</text:span></text:p>
      <text:p text:style-name="P980">En quelques poésies, Verlaine se sert davantage de plus directes formes rustiques.</text:p>
      <text:p text:style-name="Corpsdetexte"><text:span text:style-name="T981">Impression fausse</text:span><text:span text:style-name="T982">, dit celle-ci :</text:span></text:p>
      <text:p text:style-name="quote.l">        Dame souris trotte,</text:p>
      <text:p text:style-name="quote.l">Noire dans le gris du soir,</text:p>
      <text:p text:style-name="quote.l">        Dame souris trotte</text:p>
      <text:p text:style-name="quote.l">        Grise dans le noir.</text:p>
      <text:p text:style-name="quote.l">£</text:p>
      <text:p text:style-name="quote.l">        On sonne la cloche,</text:p>
      <text:p text:style-name="quote.l">Dormez, les bons prisonniers.</text:p>
      <text:p text:style-name="quote.l">        On sonne la cloche :</text:p>
      <text:p text:style-name="quote.l">        Faut que vous dormiez.</text:p>
      <text:p text:style-name="quote.l">£</text:p>
      <text:p text:style-name="quote.l">        Pas de mauvais rêve,</text:p>
      <text:p text:style-name="quote.l">Ne pensez qu’à vos amours.</text:p>
      <text:p text:style-name="quote.l">        Pas de mauvais rêve :</text:p>
      <text:p text:style-name="quote.l"><text:bookmark-start text:name="55"/><text:bookmark-end text:name="55"/>        Les belles toujours !</text:p>
      <text:soft-page-break/>
      <text:p text:style-name="quote.l">$55$         Le grand clair de lune !</text:p>
      <text:p text:style-name="quote.l">On ronfle ferme à côté.</text:p>
      <text:p text:style-name="quote.l">        Le grand clair de lune,</text:p>
      <text:p text:style-name="quote.l">        En réalité !</text:p>
      <text:p text:style-name="quote.l">£</text:p>
      <text:p text:style-name="quote.l">        Un nuage passe.</text:p>
      <text:p text:style-name="quote.l">Il fait noir comme dans un four.</text:p>
      <text:p text:style-name="quote.l">        Un nuage passe.</text:p>
      <text:p text:style-name="quote.l">        Tiens, le petit jour !</text:p>
      <text:p text:style-name="quote.l">£</text:p>
      <text:p text:style-name="quote.l">        Dame souris trotte,</text:p>
      <text:p text:style-name="quote.l">Rose dans les rayons bleus.</text:p>
      <text:p text:style-name="quote.l">        Dame souris trotte :</text:p>
      <text:p text:style-name="quote.l">        Debout, paresseux<text:span text:style-name="Appelnotedebasdep."><text:note text:note-class="footnote" text:id="_ftn13"><text:note-citation>14</text:note-citation><text:note-body><text:p text:style-name="Notedebasdepage"><text:s/><text:span text:style-name="title">Parallèlement</text:span>.</text:p></text:note-body></text:note></text:span> !</text:p>
      <text:p text:style-name="P983">Mais en gardant le rythme populaire, c’est quelquefois par une simple notation de la sensation extérieure qu’au rebours de l’absorption signalée plus haut le poète manifeste son sentiment. La force de condensation est la même ; l’union entre le décor et l’âme aussi indissoluble :</text:p>
      <text:p text:style-name="quote.l"><text:bookmark-start text:name="56"/><text:bookmark-end text:name="56"/>$56$<text:s/>Le ciel<text:s/>est, par-dessus le toit,</text:p>
      <text:p text:style-name="quote.l">        Si bleu, si calme !</text:p>
      <text:p text:style-name="quote.l">Un arbre, par-dessus le toit</text:p>
      <text:p text:style-name="quote.l">        Berce sa palme.</text:p>
      <text:p text:style-name="quote.l">£</text:p>
      <text:p text:style-name="quote.l">La cloche, dans le ciel qu’on voit,</text:p>
      <text:p text:style-name="quote.l">        Doucement tinte.</text:p>
      <text:p text:style-name="quote.l">Un oiseau sur l’arbre qu’on voit</text:p>
      <text:soft-page-break/>
      <text:p text:style-name="quote.l">        Chante sa plainte.</text:p>
      <text:p text:style-name="quote.l">£</text:p>
      <text:p text:style-name="quote.l">Mon Dieu, mon Dieu, la vie est là,</text:p>
      <text:p text:style-name="quote.l">        Simple et tranquille.</text:p>
      <text:p text:style-name="quote.l">Cette paisible rumeur-là</text:p>
      <text:p text:style-name="quote.l">        Vient de la ville.</text:p>
      <text:p text:style-name="quote.l">£</text:p>
      <text:p text:style-name="quote.l">— Qu’as-tu fait, ô toi que voilà</text:p>
      <text:p text:style-name="quote.l">        Pleurant sans cesse,</text:p>
      <text:p text:style-name="quote.l">Dis, qu’as-tu fait, toi que voilà,</text:p>
      <text:p text:style-name="quote.l">        De ta jeunesse<text:span text:style-name="Appelnotedebasdep."><text:note text:note-class="footnote" text:id="_ftn14"><text:note-citation>15</text:note-citation><text:note-body><text:p text:style-name="Notedebasdepage"><text:s/><text:span text:style-name="title">Sagesse</text:span>.</text:p></text:note-body></text:note></text:span> ?</text:p>
      <text:h text:style-name="Titre2" text:outline-level="2"><text:bookmark-start text:name="57"/><text:bookmark-end text:name="57"/><text:span text:style-name="T984">$57$<text:s/></text:span><text:span text:style-name="T985">III</text:span></text:h>
      <text:p text:style-name="P986">Si la poésie n’avait point un but de transfiguration aussi bien que d’émotion, qu’est-ce qui ne paraîtrait point artificiel à côté de ces touchants accents ! Les poètes novateurs le sentirent : ces rythmes que scandaient les seules pulsations du cœur éveillèrent, à travers toutes les magies symboliques, au plus intime de leur être, les ingénuités et les spontanéités primitives.</text:p>
      <text:p text:style-name="Corpsdetexte"><text:bookmark-start text:name="58"/><text:bookmark-end text:name="58"/><text:span text:style-name="T987">Ils y furent aidés par une entente enfin logique de leur instrument verbal. Nous croyons<text:s/></text:span><text:span text:style-name="T988">$58$<text:s/></text:span><text:span text:style-name="T989">fermement que s</text:span><text:span text:style-name="T990">’</text:span><text:span text:style-name="T991">ils avaient cherché, comme le fit encore Verlaine, la mesure syllabique, leur inspiration eût été vite fanée par cette contrainte. Mais, s</text:span><text:span text:style-name="T992">’</text:span><text:span text:style-name="T993">efforçant moins de commander aux rythmes que de subir l</text:span><text:span text:style-name="T994">’</text:span><text:span text:style-name="T995">instinctif mouvement de la parole émue, ils s</text:span><text:span text:style-name="T996">’</text:span><text:span text:style-name="T997">aperçurent que la figure scriptive des syllabes était loin de transcrire toujours avec exactitude leur valeur orale, que les mots formaient bien<text:s/></text:span><text:span text:style-name="T998">une matière malléable, presque fluide</text:span><text:span text:style-name="T999">. Dès lors ils n</text:span><text:span text:style-name="T1000">’</text:span><text:span text:style-name="T1001">écoutèrent que leur oreille se fiant à elle, comme les inspirés des premiers âges, du jeu secret<text:s/></text:span><text:span text:style-name="T1002">des rythmes et des harmonies</text:span><text:span text:style-name="T1003"><text:note text:note-class="footnote" text:id="_ftn15"><text:note-citation>16</text:note-citation><text:note-body><text:p text:style-name="Notedebasdepage"><text:s/><text:span text:style-name="quote.c">« On parle en ce moment d</text:span><text:span text:style-name="quote.c">’</text:span><text:span text:style-name="quote.c">une collection de chants nationaux recueillis et publiés à grands frais. Là sans doute nous pourrons étudier les rythmes anciens conformes au génie primitif de la langue, et peut-être en sortira-t-il quelque moyen d</text:span><text:span text:style-name="quote.c">’</text:span><text:span text:style-name="quote.c">assouplir et de varier ces coupes belles, mais monotones, que nous devons à la réforme classique. »</text:span><text:span text:style-name="T1004"><text:s/></text:span>Gérard de Nerval,<text:s/><text:span text:style-name="title">Œuvres complètes</text:span>, t. V, p. 312.</text:p></text:note-body></text:note></text:span><text:span text:style-name="T1005">.</text:span></text:p>
      <text:p text:style-name="Corpsdetexte"><text:span text:style-name="T1006">Chacun ainsi, s</text:span><text:span text:style-name="T1007">’</text:span><text:span text:style-name="T1008">inspirant du sentiment populaire pour l</text:span><text:span text:style-name="T1009">’</text:span><text:span text:style-name="T1010">élargir selon un lyrisme particulier, se saisit des motifs où pouvait le mieux<text:s/></text:span><text:bookmark-start text:name="59"/><text:bookmark-end text:name="59"/><text:span text:style-name="T1011">$59$<text:s/></text:span><text:span text:style-name="T1012">trans</text:span><text:span text:style-name="T1013">paraître son âme. Les uns, comme<text:s/></text:span><text:span text:style-name="T1014">M. </text:span><text:span text:style-name="T1015">Paul<text:s/></text:span><text:soft-page-break/><text:span text:style-name="T1016">Gérardy, de nonchalance germaine, tantôt dirent en « complaintes » l</text:span><text:span text:style-name="T1017">’</text:span><text:span text:style-name="T1018">abandon du pauvre être humain,</text:span></text:p>
      <text:p text:style-name="quote.l">Être le solitaire étrange,</text:p>
      <text:p text:style-name="quote.l">L’égaré de partout,</text:p>
      <text:p text:style-name="quote.l">Le jamais las de s’en aller</text:p>
      <text:p text:style-name="quote.l">Toujours vers n’importe où<text:span text:style-name="Appelnotedebasdep."><text:note text:note-class="footnote" text:id="_ftn16"><text:note-citation>17</text:note-citation><text:note-body><text:p text:style-name="Notedebasdepage"><text:s/></text:p></text:note-body></text:note></text:span>…</text:p>
      <text:p text:style-name="noindent">tantôt revêtirent leur douleur de la forme à la fois tragique et comme lassée des vieilles « ballades » :</text:p>
      <text:p text:style-name="quote.l">Bon troubadour,</text:p>
      <text:p text:style-name="quote.l">Pourquoi t’en vas tout loqueteux ?</text:p>
      <text:p text:style-name="quote.l">— Ils ont mon<text:s/>castel mis en feu.</text:p>
      <text:p text:style-name="quote.l">Pour me prendre mon amour.</text:p>
      <text:p text:style-name="quote.l">£</text:p>
      <text:p text:style-name="quote.l">Bon troubadour,</text:p>
      <text:p text:style-name="quote.l">Pourquoi ces pleurs en tes yeux clairs’ ?</text:p>
      <text:p text:style-name="quote.l">— À<text:s/>ceux qui mon castel brûlèrent</text:p>
      <text:p text:style-name="quote.l"><text:bookmark-start text:name="60"/><text:bookmark-end text:name="60"/>J’ai vu sourire mon amour.</text:p>
      <text:p text:style-name="quote.l">£</text:p>
      <text:p text:style-name="quote.l">$60$<text:s/>Bon troubadour,</text:p>
      <text:p text:style-name="quote.l">Pourquoi chanter d’amour toujours ?</text:p>
      <text:p text:style-name="quote.l">— Il faut que tel mon chant résonne</text:p>
      <text:p text:style-name="quote.l">Afin<text:s/>qu’un peu de pain me donnes<text:span text:style-name="Appelnotedebasdep."><text:note text:note-class="footnote" text:id="_ftn17"><text:note-citation>18</text:note-citation><text:note-body><text:p text:style-name="Notedebasdepage"><text:s/></text:p></text:note-body></text:note></text:span>.</text:p>
      <text:p text:style-name="Corpsdetexte"><text:span text:style-name="T1019">Dans ses<text:s/></text:span><text:span text:style-name="title">Sonatines d</text:span><text:span text:style-name="title">’</text:span><text:span text:style-name="title">a</text:span><text:span text:style-name="title">utomne</text:span><text:span text:style-name="T1020">,<text:s/></text:span><text:span text:style-name="T1021">M. </text:span><text:span text:style-name="T1022">Camille Mauclair module de même de tendres et douloureuses historiettes qui éveillent surtout le merveilleux dont les êtres simples animent<text:s/></text:span><text:soft-page-break/><text:span text:style-name="T1023">leurs entours, et d</text:span><text:span text:style-name="T1024">’</text:span><text:span text:style-name="T1025">où ont éclos toutes les mythologies. Voyez ce que devinrent les<text:s/></text:span><text:span text:style-name="title">Cheveux punis</text:span><text:span text:style-name="T1026"> :</text:span></text:p>
      <text:p text:style-name="quote.l">Ses cheveux l’aimaient tant et tant,</text:p>
      <text:p text:style-name="quote.l">La blonde au front blanc,</text:p>
      <text:p text:style-name="quote.l">Qu’ils veillaient lorsqu’elle dormait.</text:p>
      <text:p text:style-name="quote.l">£</text:p>
      <text:p text:style-name="quote.l">On lui donna un ruban feu,</text:p>
      <text:p text:style-name="quote.l">Mais ils brûlèrent tant et tant,</text:p>
      <text:p text:style-name="quote.l">Les si blonds et jaloux cheveux,</text:p>
      <text:p text:style-name="quote.l"><text:bookmark-start text:name="61"/><text:bookmark-end text:name="61"/>Que le beau ruban parut blanc.</text:p>
      <text:p text:style-name="quote.l">£</text:p>
      <text:p text:style-name="quote.l">$61$<text:s/>On lui donna un collier d’or,</text:p>
      <text:p text:style-name="quote.l">Mais tant et tant ils se dorèrent</text:p>
      <text:p text:style-name="quote.l">Que l’or ternit et devint vert.</text:p>
      <text:p text:style-name="quote.l">£</text:p>
      <text:p text:style-name="quote.l">Elle alla au bois une nuit,</text:p>
      <text:p text:style-name="quote.l">Son amant y attendit,</text:p>
      <text:p text:style-name="quote.l">Tant et tant qu’elle s’endormit ;</text:p>
      <text:p text:style-name="quote.l">£</text:p>
      <text:p text:style-name="quote.l">Alors les cheveux s’éveillèrent.</text:p>
      <text:p text:style-name="quote.l">Et si blonds dans la nuit qu’ils faisaient la lumière,</text:p>
      <text:p text:style-name="quote.l">Ils glissèrent sans bruit</text:p>
      <text:p text:style-name="quote.l">Et l’étranglèrent :</text:p>
      <text:p text:style-name="quote.l">Mais à l’aube les cheveux clairs</text:p>
      <text:p text:style-name="quote.l">Furent noirs comme des vipères…</text:p>
      <text:soft-page-break/>
      <text:p text:style-name="Corpsdetexte"><text:span text:style-name="T1027">M. </text:span><text:span text:style-name="T1028">Tristan Klingsor s</text:span><text:span text:style-name="T1029">’</text:span><text:span text:style-name="T1030">efforce d</text:span><text:span text:style-name="T1031">’</text:span><text:span text:style-name="T1032">être, comme son nom l</text:span><text:span text:style-name="T1033">’</text:span><text:span text:style-name="T1034">indique, un enchanteur.<text:s/></text:span><text:span text:style-name="T1035">Il</text:span><text:span text:style-name="T1036"><text:s/>ressuscite sous quelques notes de vielle, de flageolet, ou de cornemuse le souvenir des belles châtelaines et des pages qui hantent toujours les tours, croulantes encore sur la colline, au-dessus des chaumes. — C</text:span><text:span text:style-name="T1037">’</text:span><text:span text:style-name="T1038">est<text:s/></text:span><text:span text:style-name="title">Izel</text:span><text:span text:style-name="T1039"> :</text:span></text:p>
      <text:p text:style-name="quote.l">Doux musiciens frôlez les harpes d’argent ;</text:p>
      <text:p text:style-name="quote.l"><text:bookmark-start text:name="62"/><text:bookmark-end text:name="62"/>$62$<text:s/>La reine Izel est couchée avec son page ;</text:p>
      <text:p text:style-name="quote.l">Doux musiciens<text:s/>frôlez les harpes d’argent<text:span text:style-name="Appelnotedebasdep."><text:note text:note-class="footnote" text:id="_ftn18"><text:note-citation>19</text:note-citation><text:note-body><text:p text:style-name="Notedebasdepage"><text:s/><text:span text:style-name="title">Filles-fleurs</text:span>, p. 45.</text:p></text:note-body></text:note></text:span>…</text:p>
      <text:p text:style-name="Corpsdetexte"><text:span text:style-name="T1040">C</text:span><text:span text:style-name="T1041">’</text:span><text:span text:style-name="T1042">est<text:s/></text:span><text:span text:style-name="title">Élise aux f</text:span><text:span text:style-name="title">useaux</text:span><text:span text:style-name="T1043"> :</text:span></text:p>
      <text:p text:style-name="quote.l">Des fuseaux se sont bercés à la croisée :</text:p>
      <text:p text:style-name="quote.l">C’est dame Élise aux fuseaux blonds reposée ;</text:p>
      <text:p text:style-name="quote.l">On viole une chanson sous la croisée<text:span text:style-name="Appelnotedebasdep."><text:note text:note-class="footnote" text:id="_ftn19"><text:note-citation>20</text:note-citation><text:note-body><text:p text:style-name="Notedebasdepage"><text:s/><text:span text:style-name="T1044">Id.</text:span>, p. 53.</text:p></text:note-body></text:note></text:span>…</text:p>
      <text:p text:style-name="Corpsdetexte"><text:span text:style-name="T1045">C</text:span><text:span text:style-name="T1046">’</text:span><text:span text:style-name="T1047">est<text:s/></text:span><text:span text:style-name="title">Dame É</text:span><text:span text:style-name="title">laine</text:span><text:span text:style-name="T1048"> :</text:span></text:p>
      <text:p text:style-name="quote.l">En revenant des noces j’ai rencontré</text:p>
      <text:p text:style-name="quote.l">La mariée o lon la, la mariée</text:p>
      <text:p text:style-name="quote.l">O lon laire : ses beaux yeux voulaient pleurer.</text:p>
      <text:p text:style-name="quote.l">£</text:p>
      <text:p text:style-name="quote.l">— « Ne pleurez pas, o lon la, douce épousée ;</text:p>
      <text:p text:style-name="quote.l">La rosée, o lon laire, serait jalouse ;</text:p>
      <text:p text:style-name="quote.l">Le fou du roi vous verrait par la croisée<text:span text:style-name="Appelnotedebasdep."><text:note text:note-class="footnote" text:id="_ftn20"><text:note-citation>21</text:note-citation><text:note-body><text:p text:style-name="Notedebasdepage"><text:s/><text:span text:style-name="T1049">Id.</text:span>, p. 13.</text:p></text:note-body></text:note></text:span>. »</text:p>
      <text:p text:style-name="Corpsdetexte"><text:span text:style-name="T1050">Mais voici le magicien qui, transformé lui</text:span><text:span text:style-name="T1051">-</text:span><text:span text:style-name="T1052">même en page, « ramage » une<text:s/></text:span><text:span text:style-name="T1053">romance</text:span><text:span text:style-name="T1054"> :</text:span></text:p>
      <text:p text:style-name="quote.l">Au clair du soir qui veut sourire ?</text:p>
      <text:p text:style-name="quote.l">$63$<text:s/>Les enclos sont fermés où rêvaient les rois</text:p>
      <text:p text:style-name="quote.l">Et tous les oiseaux ont tu leur tirelire…</text:p>
      <text:p text:style-name="quote.l">Les fileuses ont délaissé les rouets :</text:p>
      <text:soft-page-break/>
      <text:p text:style-name="quote.l">Dormez ma mignonne</text:p>
      <text:p text:style-name="quote.l">(Voici que se défeuille la ramée</text:p>
      <text:p text:style-name="quote.l">Avec les roses d’automne),</text:p>
      <text:p text:style-name="quote.l">Dormez, ma mignonne aimée.</text:p>
      <text:p text:style-name="quote.l">£</text:p>
      <text:p text:style-name="quote.l">Au clair du soir qui veut sourire ?</text:p>
      <text:p text:style-name="quote.l">£</text:p>
      <text:p text:style-name="quote.l">Voici les dernières fleurs de ma cueillée</text:p>
      <text:p text:style-name="quote.l">Dormez dans votre château de Tyr :</text:p>
      <text:p text:style-name="quote.l">Je ne viendrai pas vous éveiller.</text:p>
      <text:p text:style-name="quote.l">Mais j’aimerais mourir</text:p>
      <text:p text:style-name="quote.l">(Dormez, ma mignonne)</text:p>
      <text:p text:style-name="quote.l">Mais j’aimerais mieux mourir</text:p>
      <text:p text:style-name="quote.l">Avec la dernière rose de l’automne</text:p>
      <text:p text:style-name="quote.l">Au<text:s/>clair du soir qui va sourire<text:span text:style-name="Appelnotedebasdep."><text:note text:note-class="footnote" text:id="_ftn21"><text:note-citation>22</text:note-citation><text:note-body><text:p text:style-name="Notedebasdepage"><text:s/><text:span text:style-name="title">Squelettes fleuris</text:span><text:span text:style-name="T1055">, romances à la Rose XC.</text:span></text:p></text:note-body></text:note></text:span>.</text:p>
      <text:p text:style-name="P1056">Et le voici qui gratte d’un doigt un peu railleur une mandore :</text:p>
      <text:p text:style-name="quote.l">Au jardin joli</text:p>
      <text:p text:style-name="quote.l">Il y a des roses,</text:p>
      <text:p text:style-name="P1057"><text:bookmark-start text:name="64"/><text:bookmark-end text:name="64"/>$64$<text:s/>Il y a des lys…</text:p>
      <text:p text:style-name="P1058">Au jardin joli</text:p>
      <text:p text:style-name="P1059">Est-il un fol qui veuille</text:p>
      <text:p text:style-name="P1060">Faire la jolie chose</text:p>
      <text:p text:style-name="P1061">Faire la jolie cueille</text:p>
      <text:p text:style-name="P1062">Des roses ?</text:p>
      <text:p text:style-name="P1063">£</text:p>
      <text:soft-page-break/>
      <text:p text:style-name="P1064">Au jardin d’amour</text:p>
      <text:p text:style-name="quote.l">Il y a des lèvres,</text:p>
      <text:p text:style-name="quote.l">Beau page ou pastour…</text:p>
      <text:p text:style-name="quote.l">Au jardin d’amour</text:p>
      <text:p text:style-name="quote.l">Est-il un fol qui veuille</text:p>
      <text:p text:style-name="quote.l">Faire le joli rêve</text:p>
      <text:p text:style-name="quote.l">Faire la jolie cueille</text:p>
      <text:p text:style-name="quote.l">Des lèvres<text:span text:style-name="Appelnotedebasdep."><text:note text:note-class="footnote" text:id="_ftn22"><text:note-citation>23</text:note-citation><text:note-body><text:p text:style-name="Notedebasdepage"><text:s/><text:span text:style-name="title">Squelettes fleuris</text:span>, Interlude des lieds, IX.</text:p></text:note-body></text:note></text:span> ?</text:p>
      <text:p text:style-name="Corpsdetexte"><text:span text:style-name="T1065">On remarquera, par toutes les poésies qui précèdent, que cet art, quelles que soient ses finesses, ne complique point la mélodie populaire. L</text:span><text:span text:style-name="T1066">’</text:span><text:span text:style-name="T1067">idée fondamentale garde les linéaments simples de la sensibilité rustique. Ce<text:s/></text:span>s<text:span text:style-name="T1068">ont ou les variations de la « tyrolienne » qui ornementent le thème primitif sans le détruire ou</text:span><text:span text:style-name="T1069"><text:s/>$65$<text:s/></text:span><text:bookmark-start text:name="65"/><text:bookmark-end text:name="65"/><text:span text:style-name="T1070">les dessins que le berger creuse et fouille de la pointe du couteau de poche dans le bois grossier de son bâton.</text:span></text:p>
      <text:p text:style-name="P1071">£</text:p>
      <text:p text:style-name="P1072">Cependant pour des esprits un peu frustes, comme<text:s/>M. Max Elskamp, et de rusticité plutôt flamande, ces chansons recueillies sur des confins de légende témoignent encore de trop d’enjolivements qui dépassent le simple. Et ils réduisent leurs motifs aux gestes presque sommaires, transcrits en traits rudes et gauchis, comme appuyés par des doigts lourds, des mains<text:s/>engourdies de toute leur semaine de travail. Le pauvre homme rêve :</text:p>
      <text:p text:style-name="quote.l">Dans un<text:s/>beau château</text:p>
      <text:p text:style-name="quote.l">La Vierge, Jésus et l’âne.</text:p>
      <text:p text:style-name="quote.l">Font des parties de campagne</text:p>
      <text:p text:style-name="quote.l">À<text:s/>l’entour des pièces d’eau,</text:p>
      <text:p text:style-name="quote.l">Dans un<text:s/>beau château.</text:p>
      <text:p text:style-name="quote.l">£</text:p>
      <text:p text:style-name="quote.l">Dans un beau château</text:p>
      <text:p text:style-name="quote.l"><text:bookmark-start text:name="66"/><text:bookmark-end text:name="66"/>Jésus se fatigue aux rames,</text:p>
      <text:soft-page-break/>
      <text:p text:style-name="quote.l">$66$<text:s/>Et prend plaisir à mon âme</text:p>
      <text:p text:style-name="quote.l">Qui se rafraîchit dans l’eau,</text:p>
      <text:p text:style-name="quote.l">Dans un beau château<text:span text:style-name="T1073"><text:note text:note-class="footnote" text:id="_ftn23"><text:note-citation>24</text:note-citation><text:note-body><text:p text:style-name="Notedebasdepage"><text:s/><text:span text:style-name="title">Dominical</text:span>, p. 17.</text:p></text:note-body></text:note></text:span>.</text:p>
      <text:p text:style-name="P1074">Le pauvre homme aime :</text:p>
      <text:p text:style-name="quote.l">Et vous serez ma belle actrice,</text:p>
      <text:p text:style-name="quote.l">Mon bourreau d’or et mon supplice,</text:p>
      <text:p text:style-name="quote.l">£</text:p>
      <text:p text:style-name="quote.l">Et mes pinceaux, et mes couleurs,</text:p>
      <text:p text:style-name="quote.l">À<text:s/>tous les panneaux de mon cœur ;</text:p>
      <text:p text:style-name="quote.l">£</text:p>
      <text:p text:style-name="quote.l">Et vous serez mon eau-de-vie</text:p>
      <text:p text:style-name="quote.l">Qui<text:s/>fait rire, au verre, la vie<text:span text:style-name="T1075"><text:note text:note-class="footnote" text:id="_ftn24"><text:note-citation>25</text:note-citation><text:note-body><text:p text:style-name="Notedebasdepage"><text:s/><text:span text:style-name="T1076">Id.</text:span>, p. 46.</text:p></text:note-body></text:note></text:span>.</text:p>
      <text:p text:style-name="P1077">M. Max Elskamp a touché de<text:s/>plus près qu’aucun, dans son parler et dans ses gestes, le simple. Il nous a rendu la candeur des gas<text:s/>du Nord, leur foi têtue. Leurs rêves bleus ont des lignes courtes, un peu sèches, droites et brusquées :</text:p>
      <text:p text:style-name="quote.l">Marie épandez vos cheveux :</text:p>
      <text:p text:style-name="quote.l">Voici rire les anges bleus,</text:p>
      <text:p text:style-name="quote.l">£</text:p>
      <text:p text:style-name="quote.l"><text:bookmark-start text:name="67"/><text:bookmark-end text:name="67"/>$67$<text:s/>Et dans vos bras Jésus qui bouge</text:p>
      <text:p text:style-name="quote.l">Avec ses pieds et ses mains rouges,</text:p>
      <text:p text:style-name="quote.l">£</text:p>
      <text:p text:style-name="quote.l">Et puis encore les Anges blonds</text:p>
      <text:p text:style-name="quote.l">Jouant de tous leurs violons<text:span text:style-name="Appelnotedebasdep."><text:note text:note-class="footnote" text:id="_ftn25"><text:note-citation>26</text:note-citation><text:note-body><text:p text:style-name="Notedebasdepage"><text:s/><text:span text:style-name="title">Enluminures</text:span>, p. 17.</text:p></text:note-body></text:note></text:span>…</text:p>
      <text:soft-page-break/>
      <text:p text:style-name="P1078">Ce sont pieuses gens qui laissent leurs paroles suivre la pente des litanies. Ce sont primitifs qui martèlent leurs dires en sentences, et la naïveté de leurs yeux marque les choses de cernures égales :</text:p>
      <text:p text:style-name="quote.l">Et paix alors toute la vie :</text:p>
      <text:p text:style-name="quote.l">Arbres, moulins, toits et prairies,</text:p>
      <text:p text:style-name="quote.l">£</text:p>
      <text:p text:style-name="quote.l">Et repos alors ceux qui peinent</text:p>
      <text:p text:style-name="quote.l">Aux doux des draps, au chaud des laines,</text:p>
      <text:p text:style-name="quote.l">£</text:p>
      <text:p text:style-name="quote.l">Et Christ au froid que l’on oublie,</text:p>
      <text:p text:style-name="quote.l">Et Madeleines repenties,</text:p>
      <text:p text:style-name="quote.l">£</text:p>
      <text:p text:style-name="quote.l">Et Ciel aussi de large en long</text:p>
      <text:p text:style-name="quote.l"><text:bookmark-start text:name="68"/><text:bookmark-end text:name="68"/>Aux quatre coins des horizons<text:span text:style-name="Appelnotedebasdep."><text:note text:note-class="footnote" text:id="_ftn26"><text:note-citation>27</text:note-citation><text:note-body><text:p text:style-name="Notedebasdepage"><text:s/><text:span text:style-name="T1079">Id.</text:span>, p. 30.</text:p></text:note-body></text:note></text:span>.</text:p>
      <text:p text:style-name="P1080">L’on revoit le vrai retour du marin qui fredonne et se gausse, qui, à terre, garde encore dans ses pas la marche berçante de son navire :</text:p>
      <text:p text:style-name="quote.l">Et c’est lui, comme un matelot,</text:p>
      <text:p text:style-name="quote.l">Et c’est lui, qu’on n’attendait plus,</text:p>
      <text:p text:style-name="quote.l">Et c’est lui, comme un matelot,</text:p>
      <text:p text:style-name="quote.l">Qui s’en revient les bras tendus</text:p>
      <text:p text:style-name="quote.l">£</text:p>
      <text:p text:style-name="quote.l">Pour baiser ceux qu’il a connus,</text:p>
      <text:p text:style-name="quote.l">Rire à ceux qu’il n’a jamais vus,</text:p>
      <text:p text:style-name="quote.l">Et c’est lui, comme un matelot,</text:p>
      <text:p text:style-name="quote.l">Qui s’en revient le sac au dos<text:span text:style-name="Appelnotedebasdep."><text:note text:note-class="footnote" text:id="_ftn27"><text:note-citation>28</text:note-citation><text:note-body><text:p text:style-name="Notedebasdepage"><text:s/><text:span text:style-name="title">Enluminures</text:span>, p. 41.</text:p></text:note-body></text:note></text:span>.</text:p>
      <text:soft-page-break/>
      <text:p text:style-name="Corpsdetexte"><text:span text:style-name="T1081">L</text:span><text:span text:style-name="T1082">’</text:span><text:span text:style-name="T1083">on retrouve aussi l</text:span><text:span text:style-name="T1084">’</text:span><text:span text:style-name="T1085">ancien</text:span><text:span text:style-name="T1086"><text:s/>du village</text:span></text:p>
      <text:p text:style-name="quote.l">Ici c’est un vieil homme de cent ans</text:p>
      <text:p text:style-name="quote.l">£</text:p>
      <text:p text:style-name="quote.l">Qui dit selon la chair, Flandre et le sang :</text:p>
      <text:p text:style-name="quote.l">Souvenez-vous-en, souvenez-vous-en,</text:p>
      <text:p text:style-name="quote.l">En ouvrant son cœur de ses doigts tremblants<text:span text:style-name="Appelnotedebasdep."><text:note text:note-class="footnote" text:id="_ftn28"><text:note-citation>29</text:note-citation><text:note-body><text:p text:style-name="Notedebasdepage"><text:s/><text:span text:style-name="T1087">Id.</text:span>, p. 9.</text:p></text:note-body></text:note></text:span>.</text:p>
      <text:p text:style-name="P1088"><text:bookmark-start text:name="69"/><text:bookmark-end text:name="69"/>M. Max Elskamp ne se contente pas dans son<text:s/>$69$<text:s/>insistance populaire des frappements du refrain, il affectionne le carillon d’une strophe qui, sautante et heurtée, fait de la chanson une sorte de balancée villageoise :</text:p>
      <text:p text:style-name="quote.l">              Puis violon</text:p>
      <text:p text:style-name="quote.l">              Haussé d’un ton,</text:p>
      <text:p text:style-name="quote.l">— C’est dans le cahier à chanter —</text:p>
      <text:p text:style-name="quote.l">Alors le très vieux boulanger</text:p>
      <text:p text:style-name="quote.l">              Qui bat sa femme</text:p>
      <text:p text:style-name="quote.l">              Nue corps et âme,</text:p>
      <text:p text:style-name="quote.l">£</text:p>
      <text:p text:style-name="quote.l">              Et violon</text:p>
      <text:p text:style-name="quote.l">              Baissé d’un ton,</text:p>
      <text:p text:style-name="quote.l">C’est le soleil avec la pluie</text:p>
      <text:p text:style-name="quote.l">Emménageant la diablerie</text:p>
      <text:p text:style-name="quote.l">              D’une Kermesse</text:p>
      <text:p text:style-name="quote.l">              Sans cloche ou messe<text:span text:style-name="Appelnotedebasdep."><text:note text:note-class="footnote" text:id="_ftn29"><text:note-citation>30</text:note-citation><text:note-body><text:p text:style-name="Notedebasdepage"><text:s/><text:span text:style-name="title">Enluminures</text:span>, p. 65.</text:p></text:note-body></text:note></text:span>.</text:p>
      <text:p text:style-name="P1089">Ou encore :</text:p>
      <text:p text:style-name="quote.l">              Or, à sa fin</text:p>
      <text:soft-page-break/>
      <text:p text:style-name="quote.l">              C’est la semaine</text:p>
      <text:p text:style-name="quote.l"><text:bookmark-start text:name="70"/><text:bookmark-end text:name="70"/>$70$<text:s/>Et pour les pauvres doigts de peine</text:p>
      <text:p text:style-name="quote.l">Aux écheveaux la fin des laines,</text:p>
      <text:p text:style-name="quote.l">Et tout en place en les armoires ;</text:p>
      <text:p text:style-name="quote.l">              Or c’est la fin</text:p>
      <text:p text:style-name="quote.l">              De la semaine</text:p>
      <text:p text:style-name="quote.l">Où chaque jour fut à la peine.</text:p>
      <text:p text:style-name="quote.l">£</text:p>
      <text:p text:style-name="quote.l">              Et samedi soir,</text:p>
      <text:p text:style-name="quote.l">              Samedi soir,</text:p>
      <text:p text:style-name="quote.l">Avec votre bel habit noir,</text:p>
      <text:p text:style-name="quote.l">Maintenant de nuit douce et pleine</text:p>
      <text:p text:style-name="quote.l">Faites à tous un reposoir ;</text:p>
      <text:p text:style-name="quote.l">              Samedi soir</text:p>
      <text:p text:style-name="quote.l">              Samedi soir</text:p>
      <text:p text:style-name="quote.l">Tout le monde a fait son devoir<text:span text:style-name="Appelnotedebasdep."><text:note text:note-class="footnote" text:id="_ftn30"><text:note-citation>31</text:note-citation><text:note-body><text:p text:style-name="Notedebasdepage"><text:s/><text:span text:style-name="title">Six chansons de pauvre homme</text:span><text:s/>pour célébrer la semaine de Flandre.</text:p></text:note-body></text:note></text:span>.</text:p>
      <text:p text:style-name="Corpsdetexte"><text:span text:style-name="T1090">Ainsi se poursuivent dans le sillon populaire les semailles des nouveaux poètes. Tous ne f</text:span><text:span text:style-name="T1091">urent point également ingénus. À</text:span><text:span text:style-name="T1092"><text:s/>peine<text:s/></text:span><text:span text:style-name="T1093">M. </text:span><text:span text:style-name="T1094">Paul Verlaine eut-il remué la bonne terre que des rhéteurs, ces fins industriels des découvertes d</text:span><text:span text:style-name="T1095">’</text:span><text:span text:style-name="T1096">autrui, arrivèrent sur ses pas, munis de tout</text:span><text:span text:style-name="T1097"><text:s/></text:span><text:bookmark-start text:name="71"/><text:bookmark-end text:name="71"/><text:span text:style-name="T1098">$71$<text:s/></text:span><text:span text:style-name="T1099">leur outillage et de leur rhétorique vulgarisatrice.</text:span></text:p>
      <text:p text:style-name="P1100">M. Jean Moréas, qui ne laisse rien perdre et qui est un très habile trouveur, ne redécouvrit point les chants populaires par spontanéité d’âme, mais sans doute par ce goût un peu exclusif des œuvres déjà accomplies où sa virtuosité s’affirme, à chaque nouveau recueil, davantage.</text:p>
      <text:p text:style-name="P1101">Voici un rappel de la forme populaire renouvelée à la manière de Paul Verlaine :</text:p>
      <text:p text:style-name="quote.l">Le gaz pleure dans la brume,</text:p>
      <text:p text:style-name="quote.l">Le gaz pleure, tel un œil.</text:p>
      <text:soft-page-break/>
      <text:p text:style-name="quote.l">— Ah !<text:s/>prenons, prenons le deuil</text:p>
      <text:p text:style-name="quote.l">De tout cela que nous eûmes<text:span text:style-name="Appelnotedebasdep."><text:note text:note-class="footnote" text:id="_ftn31"><text:note-citation>32</text:note-citation><text:note-body><text:p text:style-name="Notedebasdepage"><text:s/><text:span text:style-name="title">Les Cantilènes</text:span>, Never more.</text:p></text:note-body></text:note></text:span>…</text:p>
      <text:p text:style-name="Corpsdetexte"><text:span text:style-name="T1102">Voici une strophe de ballade allemande telle qu</text:span><text:span text:style-name="T1103">’</text:span><text:span text:style-name="T1104">on aurait pu l</text:span><text:span text:style-name="T1105">’</text:span><text:span text:style-name="T1106">extraire du livre célèbre,<text:s/></text:span><text:span text:style-name="title">l</text:span><text:span text:style-name="title">’</text:span><text:span text:style-name="title">Enfant au cor enchanté</text:span><text:span text:style-name="T1107"> :</text:span></text:p>
      <text:p text:style-name="quote.l"><text:bookmark-start text:name="72"/><text:bookmark-end text:name="72"/>$72$<text:s/>Hou ! hou ! le héron ricane</text:p>
      <text:p text:style-name="quote.l">Pour faire peur à la cane.</text:p>
      <text:p text:style-name="quote.l">Trap ! trap ! le sorcier galope</text:p>
      <text:p text:style-name="quote.l">Sur le bouc et la varlope.</text:p>
      <text:p text:style-name="quote.l">— Elfes couronnés de jonc</text:p>
      <text:p text:style-name="quote.l">Viendrez-vous danser en rond<text:span text:style-name="Appelnotedebasdep."><text:note text:note-class="footnote" text:id="_ftn32"><text:note-citation>33</text:note-citation><text:note-body><text:p text:style-name="Notedebasdepage"><text:s/><text:span text:style-name="title">Les Cantilènes</text:span>,<text:s/><text:span text:style-name="title">le Rhin</text:span>.</text:p></text:note-body></text:note></text:span> ?</text:p>
      <text:p text:style-name="Corpsdetexte"><text:span text:style-name="T1108">Voici une paraphrase d</text:span><text:span text:style-name="T1109">’</text:span><text:span text:style-name="T1110">un<text:s/></text:span><text:span text:style-name="T1111">lied</text:span><text:span text:style-name="T1112"><text:s/>bien connu d</text:span><text:span text:style-name="T1113">’</text:span><text:span text:style-name="T1114">Henri Heine :</text:span></text:p>
      <text:p text:style-name="quote.l">Toc, toc, toc, il cloue à coups pressés —</text:p>
      <text:p text:style-name="quote.l">Toc toc, toc, le menuisier des trépassés.</text:p>
      <text:p text:style-name="quote.l">£</text:p>
      <text:p text:style-name="quote.l">« Bon menuisier, bon menuisier,</text:p>
      <text:p text:style-name="quote.l">Dans le sapin, dans le noyer</text:p>
      <text:p text:style-name="quote.l">Taille un cercueil très grand, très lourd</text:p>
      <text:p text:style-name="quote.l">Pour que j’y couche<text:s/>mon amour<text:span text:style-name="Appelnotedebasdep."><text:note text:note-class="footnote" text:id="_ftn33"><text:note-citation>34</text:note-citation><text:note-body><text:p text:style-name="Notedebasdepage"><text:s/></text:p></text:note-body></text:note></text:span>. »</text:p>
      <text:p text:style-name="Corpsdetexte"><text:span text:style-name="T1115">En 1</text:span><text:span text:style-name="T1116">825, avait paru une traduction des<text:s/></text:span><text:span text:style-name="title">Chants populaires de la Grèce moderne</text:span><text:span text:style-name="T1117"> ;<text:s/></text:span><text:span text:style-name="T1118">M. </text:span><text:span text:style-name="T1119">Moréas n</text:span><text:span text:style-name="T1120">’</text:span><text:span text:style-name="T1121">en a eu nul besoin pour écrire :</text:span></text:p>
      <text:p text:style-name="quote.l"><text:bookmark-start text:name="73"/><text:bookmark-end text:name="73"/>$72$<text:s/>Auprès de la fenêtre</text:p>
      <text:p text:style-name="quote.l">Assise à son rouet,</text:p>
      <text:p text:style-name="quote.l">Maryô file la laine</text:p>
      <text:p text:style-name="quote.l">Avec ses doigts fluets.</text:p>
      <text:soft-page-break/>
      <text:p text:style-name="quote.l">£</text:p>
      <text:p text:style-name="quote.l">Maryô file la laine,</text:p>
      <text:p text:style-name="quote.l">La soie et l’or aussi,</text:p>
      <text:p text:style-name="quote.l">Pour faire la ceinture</text:p>
      <text:p text:style-name="quote.l">Du beau klephte Ralli<text:span text:style-name="Appelnotedebasdep."><text:note text:note-class="footnote" text:id="_ftn34"><text:note-citation>35</text:note-citation><text:note-body><text:p text:style-name="Notedebasdepage"><text:s/><text:span text:style-name="title">Les Cantilènes</text:span>,<text:s/><text:span text:style-name="title">Maryô</text:span>.</text:p></text:note-body></text:note></text:span>.</text:p>
      <text:p text:style-name="Corpsdetexte"><text:bookmark-start text:name="74"/><text:bookmark-end text:name="74"/><text:span text:style-name="T1122">La vraie forme populaire française est bi</text:span><text:span text:style-name="T1123">en transcrite en ce début de<text:s/></text:span><text:span text:style-name="title">l</text:span><text:span text:style-name="title">’</text:span><text:span text:style-name="title">É</text:span><text:span text:style-name="title">pouse fidèle</text:span><text:span text:style-name="T1124">, malgré une petite trahison de lettré au premier vers de la seconde strophe que termine cependant avec bonheur un de ces remplissages naïfs tout à fait dans les traditions du folklore.</text:span></text:p>
      <text:p text:style-name="quote.l">À la fraîche fontaine,</text:p>
      <text:p text:style-name="quote.l">Sous le grand peuplier,</text:p>
      <text:p text:style-name="quote.l">À la fraîche fontaine</text:p>
      <text:p text:style-name="quote.l">S’arrête un cavalier.</text:p>
      <text:p text:style-name="quote.l">£</text:p>
      <text:p text:style-name="quote.l">$74$<text:s/>Son<text:s/><text:span text:style-name="T1125">noir</text:span><text:s/>cheval est<text:s/><text:span text:style-name="T1126">blanc</text:span></text:p>
      <text:p text:style-name="P1127">D’écume et de poussière,</text:p>
      <text:p text:style-name="P1128">Il<text:s/>est blanc de la queue</text:p>
      <text:p text:style-name="quote.l"><text:span text:style-name="T1129">Jusques à la</text:span><text:span text:style-name="T1130"><text:s/>crinière</text:span><text:span text:style-name="T1131"><text:note text:note-class="footnote" text:id="_ftn35"><text:note-citation>36</text:note-citation><text:note-body><text:p text:style-name="Notedebasdepage"><text:s/><text:span text:style-name="title">Les Cantilènes</text:span>.</text:p></text:note-body></text:note></text:span><text:span text:style-name="T1132">…</text:span></text:p>
      <text:p text:style-name="Corpsdetexte"><text:span text:style-name="T1133">Enfin, son tour d</text:span><text:span text:style-name="T1134">’</text:span><text:span text:style-name="T1135">Europe achevé,<text:s/></text:span><text:span text:style-name="T1136">M. </text:span><text:span text:style-name="T1137">Moréas s</text:span><text:span text:style-name="T1138">’</text:span><text:span text:style-name="T1139">est retiré dans l</text:span><text:span text:style-name="T1140">’</text:span><text:span text:style-name="T1141">antiquité romane, où il retrouve parfois encore l</text:span><text:span text:style-name="T1142">’</text:span><text:span text:style-name="T1143">accent populaire tel que nous l</text:span><text:span text:style-name="T1144">’</text:span><text:span text:style-name="T1145">ont fait connaître, à travers leurs formes « courtoises », les<text:s/></text:span><text:span text:style-name="title">Romances et pastourelles des<text:s/></text:span><text:span text:style-name="T1146">xii</text:span><text:span text:style-name="T1147">e</text:span><text:span text:style-name="title"><text:s/>et<text:s/></text:span><text:span text:style-name="T1148">xiii</text:span><text:span text:style-name="T1149">e</text:span><text:span text:style-name="title"> </text:span><text:span text:style-name="title">siècles</text:span><text:span text:style-name="T1150">, éditées par Bart</text:span><text:span text:style-name="T1151">sch, mais accent quelque peu corrompu par des archaïsmes de toutes les époques depuis Rutebeuf jusqu</text:span><text:span text:style-name="T1152">’</text:span><text:span text:style-name="T1153">à Ronsard. Et de cet amalgame où apparaissent des traces de rondel à la Charles d</text:span><text:span text:style-name="T1154">’</text:span><text:span text:style-name="T1155">Orléans, de ballade à la Villon, rés</text:span><text:span text:style-name="T1156">ultent des chansons dans ce goût</text:span><text:span text:style-name="T1157"> :</text:span></text:p>
      <text:p text:style-name="quote.l">Que faudra-t-il à ce cœur qui s’obstine ;</text:p>
      <text:p text:style-name="quote.l">Cœur sans souci, ah ! qui le ferait battre !</text:p>
      <text:p text:style-name="quote.l">Il<text:s/>lui faudrait la reine Cléopâtre,</text:p>
      <text:p text:style-name="quote.l"><text:bookmark-start text:name="75"/><text:bookmark-end text:name="75"/><text:soft-page-break/>$75$ Il<text:s/>lui faudrait Hélie et Mélusine,</text:p>
      <text:p text:style-name="quote.l">Et celle-là nommée Aglaure, et celle</text:p>
      <text:p text:style-name="quote.l">Que le Soudan emporte en sa nacelle.</text:p>
      <text:p text:style-name="quote.l">£</text:p>
      <text:p text:style-name="quote.l">Puisque Suzon s’en vient, allons</text:p>
      <text:p text:style-name="quote.l">Sous la<text:s/>feuillée où s’aiment les coulombs<text:span text:style-name="Appelnotedebasdep."><text:note text:note-class="footnote" text:id="_ftn36"><text:note-citation>37</text:note-citation><text:note-body><text:p text:style-name="Notedebasdepage"><text:s/><text:span text:style-name="title">Le Pèlerin passionné</text:span>. (Édit. refondue, sylve XIII.)</text:p></text:note-body></text:note></text:span>.</text:p>
      <text:p text:style-name="Corpsdetexte"><text:span text:style-name="T1158">Soit par le décor de la légende, soit dans le cadre strict de l</text:span><text:span text:style-name="T1159">’</text:span><text:span text:style-name="T1160">existence quotidienne, les chanteurs que l</text:span><text:span text:style-name="T1161">’</text:span><text:span text:style-name="T1162">on vient d</text:span><text:span text:style-name="T1163">’</text:span><text:span text:style-name="T1164">entendre particularisèrent comme pour plus de vérité et de vie leur horizon. Il</text:span>s<text:span text:style-name="T1165"><text:s/>situèrent presque toujours leur sentiment ; ils le lièrent d</text:span><text:span text:style-name="T1166">’</text:span><text:span text:style-name="T1167">instinct au pittoresque extérieur que la diversité des terroirs et des voix impose. Mais voici un poète qui n</text:span><text:span text:style-name="T1168">’</text:span><text:span text:style-name="T1169">a pas voulu que l</text:span><text:span text:style-name="T1170">’</text:span><text:span text:style-name="T1171">âme de la châtelaine ne fût pas celle de la bergère, l</text:span><text:span text:style-name="T1172">’</text:span><text:span text:style-name="T1173">âme du pâtre celle de l</text:span><text:span text:style-name="T1174">’</text:span><text:span text:style-name="T1175">artisan ; il dépouilla la chanson de ses attaches locales, et c</text:span><text:span text:style-name="T1176">’</text:span><text:span text:style-name="T1177">est l</text:span><text:span text:style-name="T1178">’</text:span><text:span text:style-name="T1179">âme, l</text:span><text:span text:style-name="T1180">’</text:span><text:span text:style-name="T1181">universelle âme humaine qui chante, dénudée de tout ce qui n</text:span><text:span text:style-name="T1182">’</text:span><text:span text:style-name="T1183">est pas elle seule, partout semblable à<text:s/></text:span><text:span text:style-name="T1184">$76$<text:s/></text:span><text:span text:style-name="T1185">elle</text:span><text:bookmark-start text:name="76"/><text:bookmark-end text:name="76"/><text:span text:style-name="T1186">-</text:span><text:span text:style-name="T1187">même éternellement. Le rythme fait le décor ; l</text:span><text:span text:style-name="T1188">’</text:span><text:span text:style-name="T1189">intensité des formes populaires suffit à toute caractérisation sans que la profondeur du sentiment y perde de son étendue. Mais ces chansons au premier abord saisissent par le nu de leur simplicité : pas la moindre épingle ne brille au nœud d</text:span><text:span text:style-name="T1190">’</text:span><text:span text:style-name="T1191">un voile.</text:span></text:p>
      <text:p text:style-name="quote.l">On est venu dire,</text:p>
      <text:p text:style-name="quote.l">      (Mon enfant, j’ai peur)</text:p>
      <text:p text:style-name="quote.l">On est venu dire</text:p>
      <text:p text:style-name="quote.l">Qu’il allait partir…</text:p>
      <text:p text:style-name="quote.l">£</text:p>
      <text:p text:style-name="quote.l">Ma lampe allumée,</text:p>
      <text:p text:style-name="quote.l">      (Mon enfant, j’ai peur)</text:p>
      <text:p text:style-name="quote.l">Ma lampe allumée,</text:p>
      <text:p text:style-name="quote.l">Me suis approchée…</text:p>
      <text:p text:style-name="quote.l">£</text:p>
      <text:soft-page-break/>
      <text:p text:style-name="quote.l">À<text:s/>la première porte,</text:p>
      <text:p text:style-name="quote.l"><text:bookmark-start text:name="77"/><text:bookmark-end text:name="77"/>      (Mon enfant, j’ai peur)</text:p>
      <text:p text:style-name="quote.l">À<text:s/>la première porte,</text:p>
      <text:p text:style-name="quote.l">La flamme a tremblé…</text:p>
      <text:p text:style-name="quote.l">£</text:p>
      <text:p text:style-name="quote.l">À<text:s/>la seconde porte,</text:p>
      <text:p text:style-name="quote.l">      (Mon enfant, j’ai peur)</text:p>
      <text:p text:style-name="quote.l">$77$ À<text:s/>la seconde porte,</text:p>
      <text:p text:style-name="quote.l">La flamme a parlé…</text:p>
      <text:p text:style-name="quote.l">£</text:p>
      <text:p text:style-name="quote.l">À<text:s/>la troisième porte,</text:p>
      <text:p text:style-name="quote.l">      (Mon enfant, j’ai peur)</text:p>
      <text:p text:style-name="quote.l">À<text:s/>la troisième porte,</text:p>
      <text:p text:style-name="quote.l">La lumière est morte…</text:p>
      <text:p text:style-name="P1192">Il est des gens que déroutera toujours une forme vraiment candide et, comme celle-ci, toute chargée d’une contention de pensée. Ils ne comprendront pas ces résonances et ces refrains qui amplifient d’écho en écho leur sens, vibrant jusqu’en des murmures de voûtes lointaines. Tels funèbres tintements de cloche qui scandent la complainte d’appels déchirés leur sembleront des répétitions puériles :</text:p>
      <text:p text:style-name="quote.l">J’ai cherché trente ans, mes sœurs,</text:p>
      <text:p text:style-name="quote.l">            Où s’est-il caché ?</text:p>
      <text:p text:style-name="quote.l">J’ai marché trente ans, mes sœurs,</text:p>
      <text:p text:style-name="quote.l">            Sans m’en rapprocher…</text:p>
      <text:p text:style-name="quote.l">£</text:p>
      <text:p text:style-name="quote.l">J’ai marché trente ans, mes sœurs,</text:p>
      <text:p text:style-name="quote.l"><text:bookmark-start text:name="78"/><text:bookmark-end text:name="78"/>            Et mes pieds sont las,</text:p>
      <text:p text:style-name="quote.l">$78$<text:s/>Il était partout, mes sœurs,</text:p>
      <text:soft-page-break/>
      <text:p text:style-name="quote.l">            Et n’existe pas…</text:p>
      <text:p text:style-name="quote.l">£</text:p>
      <text:p text:style-name="quote.l">L’heure est triste enfin, mes sœurs,</text:p>
      <text:p text:style-name="quote.l">            Ôtez vos sandales,</text:p>
      <text:p text:style-name="quote.l">Le soir meurt aussi, mes sœurs,</text:p>
      <text:p text:style-name="quote.l">            Et mon âme a mal…</text:p>
      <text:p text:style-name="quote.l">£</text:p>
      <text:p text:style-name="quote.l">Vous avez seize ans, mes sœurs,</text:p>
      <text:p text:style-name="quote.l">            Allez loin d’ici ;</text:p>
      <text:p text:style-name="quote.l">Prenez mon bourdon, mes sœurs,</text:p>
      <text:p text:style-name="quote.l">            Et cherchez aussi…</text:p>
      <text:p text:style-name="P1193">Il me plaît de voir dans la chanson suivante comme l’héroïque et douloureuse réponse d’une des « sœurs » qui aurait trouvé :</text:p>
      <text:p text:style-name="quote.l">Et s’il revenait un jour</text:p>
      <text:p text:style-name="quote.l">     Que faut-il lui dire ?</text:p>
      <text:p text:style-name="quote.l">— Dites-lui qu’on s’attendit</text:p>
      <text:p text:style-name="quote.l">          Jusqu’à s’en mourir…</text:p>
      <text:p text:style-name="quote.l">£</text:p>
      <text:p text:style-name="quote.l">Et s’il m’interroge encore</text:p>
      <text:p text:style-name="quote.l">Sans me reconnaître ?</text:p>
      <text:p text:style-name="quote.l">— Parlez-lui comme une sœur</text:p>
      <text:p text:style-name="quote.l"><text:bookmark-start text:name="79"/><text:bookmark-end text:name="79"/>     Il souffre peut-être…</text:p>
      <text:p text:style-name="quote.l">£</text:p>
      <text:p text:style-name="quote.l">$79$<text:s/>Et s’il demande où vous êtes</text:p>
      <text:p text:style-name="quote.l">     Que faut-il répondre ?</text:p>
      <text:p text:style-name="quote.l">— Donnez-lui mon anneau d’or</text:p>
      <text:soft-page-break/>
      <text:p text:style-name="quote.l">     Sans rien lui répondre…</text:p>
      <text:p text:style-name="quote.l">£</text:p>
      <text:p text:style-name="quote.l">Et s’il veut savoir pourquoi</text:p>
      <text:p text:style-name="quote.l">     La salle est déserte ?</text:p>
      <text:p text:style-name="quote.l">— Montrez-lui la lampe éteinte</text:p>
      <text:p text:style-name="quote.l">     Et la porte ouverte…</text:p>
      <text:p text:style-name="quote.l">£</text:p>
      <text:p text:style-name="quote.l">Et s’il m’interroge alors</text:p>
      <text:p text:style-name="quote.l">     Sur la dernière heure ?</text:p>
      <text:p text:style-name="quote.l">— Dites-lui que j’ai souri</text:p>
      <text:p text:style-name="quote.l">     De peur qu’il ne pleure<text:span text:style-name="Appelnotedebasdep."><text:note text:note-class="footnote" text:id="_ftn37"><text:note-citation>38</text:note-citation><text:note-body><text:p text:style-name="Notedebasdepage"><text:s/><text:span text:style-name="title">Douze chansons</text:span><text:span text:style-name="T1194"><text:s/>par Maurice Maeterlinck. — Il n</text:span><text:span text:style-name="T1195">’</text:span><text:span text:style-name="T1196">est pas indifférent de signaler que cette chanson a été citée par le Comte Tolstoï dans son ouvrage<text:s/></text:span><text:span text:style-name="title">Qu’est-ce que l’art ?</text:span><text:span text:style-name="T1197"><text:s/>comme un exemple de ces poèmes qui ne<text:s/></text:span><text:span text:style-name="quote.c">« présentent à la lecture aucun sens »</text:span><text:span text:style-name="T1198"> ; il est vrai que d</text:span><text:span text:style-name="T1199">ans la citation de Tolstoï la 2</text:span><text:span text:style-name="T1200">e</text:span><text:span text:style-name="T1201"> </text:span><text:span text:style-name="T1202">strophe se trouve être la 4</text:span><text:span text:style-name="T1203">e</text:span><text:span text:style-name="T1204">, — </text:span><text:span text:style-name="T1205">la 3°, la 2</text:span><text:span text:style-name="T1206">e</text:span><text:span text:style-name="T1207">, —</text:span><text:span text:style-name="T1208"> la 4</text:span><text:span text:style-name="T1209">e</text:span><text:span text:style-name="T1210">, la 5</text:span><text:span text:style-name="T1211">e</text:span><text:span text:style-name="T1212">, — la 5</text:span><text:span text:style-name="T1213">e</text:span><text:span text:style-name="T1214">, la 3</text:span><text:span text:style-name="T1215">e</text:span><text:span text:style-name="T1216">, et que la chanson entière est<text:s/></text:span><text:span text:style-name="T1217">jointe à celle commençant par « </text:span><text:span text:style-name="T1218">On est venu dire » comme si<text:s/></text:span><text:span text:style-name="T1219">les deux n’en formaient qu’une !</text:span></text:p></text:note-body></text:note></text:span>…</text:p>
      <text:p text:style-name="Corpsdetexte"><text:span text:style-name="T1220">Faudrait-il commenter ? Pour ceux qui sentent il n</text:span><text:span text:style-name="T1221">’</text:span><text:span text:style-name="T1222">y a pas de commentaire utile. Mais ces cantilènes renferment tant de choses qu</text:span><text:span text:style-name="T1223">’</text:span><text:span text:style-name="T1224">avec</text:span><text:span text:style-name="T1225"><text:s/>$80$<text:s/></text:span><text:bookmark-start text:name="80"/><text:bookmark-start text:name="81"/><text:bookmark-end text:name="80"/><text:bookmark-end text:name="81"/><text:span text:style-name="T1226">l</text:span><text:span text:style-name="T1227">’</text:span><text:span text:style-name="T1228">aide de la musique une interprétation originale et un peu voyante en a tiré de véritables actions dramatiques qui les ont sorties de leur atmosphèr</text:span><text:span text:style-name="T1229">e. Ce n</text:span><text:span text:style-name="T1230">’</text:span><text:span text:style-name="T1231">est pas ainsi qu</text:span><text:span text:style-name="T1232">’</text:span><text:span text:style-name="T1233">il les<text:s/></text:span><text:span text:style-name="T1234">faut comprendre ; il ne faut les entendre qu</text:span><text:span text:style-name="T1235">’</text:span><text:span text:style-name="T1236">en soi ; là seulement où aucun geste ne les limite, là où elles ne prennent point de figure, où leurs voix gardent les prolongements d</text:span><text:span text:style-name="T1237">’</text:span><text:span text:style-name="T1238">un infini. Combien il est regrettable que<text:s/></text:span><text:span text:style-name="T1239">M. </text:span><text:span text:style-name="T1240">Maurice Maeterlinck n</text:span><text:span text:style-name="T1241">’</text:span><text:span text:style-name="T1242">ait pas augmenté de plus de « douze chansons » le recueil,<text:s/></text:span><text:span text:style-name="title">la Quenouille et la Besace</text:span><text:span text:style-name="T1243">, qu</text:span><text:span text:style-name="T1244">’</text:span><text:span text:style-name="T1245">il avait annoncé ?</text:span></text:p>
      <text:h text:style-name="Titre2" text:outline-level="2"><text:span text:style-name="T1246">$81$<text:s/></text:span><text:span text:style-name="T1247">IV</text:span></text:h>
      <text:p text:style-name="P1248">Les poètes précédents retrouvèrent le ton populaire en recherchant presque toujours au fond d’eux-mêmes l’être primitif qui, en nous, à travers tous les raffinements, demeure. Et ils ont exhumé surtout ses plaintes de bête blessée, tressaillant et soupirant encore, malgré toute résignation.</text:p>
      <text:p text:style-name="P1249"><text:bookmark-start text:name="82"/><text:bookmark-end text:name="82"/>Mais il peut y avoir union ou combat entre ce primitif sensitif et le raffiné complexe qui vivent en nous. Ou ils souffrent l’un par l’autre, et s’irritent, se battent, se mordent, ou ils<text:s/><text:soft-page-break/>s’efforcent de se comprendre et de s’aimer, pour la<text:s/>$82$<text:s/>réalisation de l’être parfait qui est simple et ingénu et spontané en les complexités les plus subtiles, les sentimentalités cultivées, en les souffrances les moins communes.</text:p>
      <text:p text:style-name="Corpsdetexte"><text:span text:style-name="T1250">Jules Laforgue, de qui l</text:span><text:span text:style-name="T1251">’</text:span><text:span text:style-name="T1252">œuvre est antérieure à celle de ces dernie</text:span><text:span text:style-name="T1253">rs poètes, puisqu</text:span><text:span text:style-name="T1254">’</text:span><text:span text:style-name="T1255">il mourut en 1</text:span><text:span text:style-name="T1256">887, nous a laissé un particulier témoignage, et le plus douloureux peut-être, de cette lutte intérieure. Il se servit de l</text:span><text:span text:style-name="T1257">’</text:span><text:span text:style-name="T1258">air populaire comme pour forcer l</text:span><text:span text:style-name="T1259">’</text:span><text:span text:style-name="T1260">intensité de son ironie qu</text:span><text:span text:style-name="T1261">’</text:span><text:span text:style-name="T1262">accuse ainsi le contraste des formes naïves décalquées et des idées macabres ou philosophiques. Telle la<text:s/></text:span><text:span text:style-name="title">Complainte du pauvre jeune</text:span><text:span text:style-name="title"><text:s/>homme</text:span><text:span text:style-name="T1263">, sur l</text:span><text:span text:style-name="T1264">’</text:span><text:span text:style-name="T1265">air populaire : « Quand le bonhomme revint du bois ».</text:span></text:p>
      <text:p text:style-name="quote.l">Quand ce jeune homm’<text:s/>rentra chez lui,</text:p>
      <text:p text:style-name="quote.l">Quand ce jeune homm’<text:s/>rentra chez lui,</text:p>
      <text:p text:style-name="quote.l">Il prit à deux mains son vieux crâne</text:p>
      <text:p text:style-name="quote.l">Qui de science était un puits !</text:p>
      <text:p text:style-name="quote.l">                       Crâne</text:p>
      <text:p text:style-name="quote.l">                   Riche crâne</text:p>
      <text:p text:style-name="quote.l"><text:bookmark-start text:name="83"/><text:bookmark-end text:name="83"/>Entends-tu la folie qui plane ?</text:p>
      <text:p text:style-name="quote.l">$83$<text:s/>Et qui demande le cordon,</text:p>
      <text:p text:style-name="quote.l">Digue dondaine, digue dondaine,</text:p>
      <text:p text:style-name="quote.l">Et qui demande le cordon,</text:p>
      <text:p text:style-name="quote.l">Digue dondaine, digue dondon<text:span text:style-name="Appelnotedebasdep."><text:note text:note-class="footnote" text:id="_ftn38"><text:note-citation>39</text:note-citation><text:note-body><text:p text:style-name="Notedebasdepage"><text:s/><text:span text:style-name="title">Les Complaintes</text:span>.</text:p></text:note-body></text:note></text:span> !</text:p>
      <text:p text:style-name="P1266">Mais le cadre de la chanson rustique ou faubourienne ne suffit point à la nervosité où la chute quotidienne de l’idéal jetait Jules Laforgue. Et il mêla sans cesse à ses arabesques<text:s/>exaspérées d’être complexe l’opposition railleuse du populaire qui interprète et synthétise nos inquiétudes en un dessin informe de quelques mots vagues et « clichés » par lesquels il résume toute la philosophie du primitif, de l’innocent et de l’inconscient.</text:p>
      <text:p text:style-name="quote.l">Ces enfants, à quoi rêvent-elles,</text:p>
      <text:p text:style-name="quote.l">Dans les ennuis des ritournelles ?</text:p>
      <text:soft-page-break/>
      <text:p text:style-name="quote.l">           — « Préaux des soirs,</text:p>
      <text:p text:style-name="quote.l">           Christs des dortoirs !</text:p>
      <text:p text:style-name="quote.l">£</text:p>
      <text:p text:style-name="quote.l"><text:bookmark-start text:name="84"/><text:bookmark-end text:name="84"/>$84$<text:s/><text:span text:style-name="T1267">Tu t</text:span><text:span text:style-name="T1268">’</text:span><text:span text:style-name="T1269">en vas et tu</text:span><text:span text:style-name="T1270"><text:s/>nous laisses,</text:span></text:p>
      <text:p text:style-name="P1271">Tu<text:s/>nous laiss’s et tu t’en vas,</text:p>
      <text:p text:style-name="quote.l">Défaire et refaire ses tresses,</text:p>
      <text:p text:style-name="quote.l">Broder d’éternels canevas. »</text:p>
      <text:p text:style-name="quote.l">……………………………………</text:p>
      <text:p text:style-name="quote.l">£</text:p>
      <text:p text:style-name="P1272">Tu t’en vas et tu nous quittes,</text:p>
      <text:p text:style-name="P1273">Tu nous quitt’s et tu<text:s/>t’en vas !</text:p>
      <text:p text:style-name="quote.l">Couvents gris, chœurs de Sulamites,</text:p>
      <text:p text:style-name="quote.l">Sur nos<text:s/>seins nuls croisons nos bras<text:span text:style-name="Appelnotedebasdep."><text:note text:note-class="footnote" text:id="_ftn39"><text:note-citation>40</text:note-citation><text:note-body><text:p text:style-name="Notedebasdepage"><text:s/><text:span text:style-name="title">Complainte des pianos qu’on entend dans les quartiers aisés</text:span><text:span text:style-name="T1274">.</text:span></text:p></text:note-body></text:note></text:span>.</text:p>
      <text:p text:style-name="P1275">À<text:s/>chaque instant les exclamations de Gavroche coupent les envolées et les espoirs métaphysiques. « Ni vu ni connu » « Oh, là là ! » Et ce sont les bouts de phrases-proverbes qui glissent partout leur désenchantement ou leur banalité, rongeant comme des mites les lyriques images : « Quand il y en aura plus, il y en aura encore ! » ou « Laissez faire, laissez passer ! » ou « Je ne veux accuser personne… » « Qu’on se le dise ! » etc.</text:p>
      <text:p text:style-name="Corpsdetexte"><text:span text:style-name="T1276">C</text:span><text:span text:style-name="T1277">’</text:span><text:span text:style-name="T1278">est de Jules Laforgue, de ses contrastes,</text:span><text:bookmark-start text:name="85"/><text:bookmark-end text:name="85"/><text:span text:style-name="T1279"><text:s/>$85$<text:s/></text:span><text:span text:style-name="T1280">de ses soubresauts hamlétiques que la chanson moderne, en particulier au<text:s/></text:span><text:span text:style-name="T1281">Chat noir</text:span><text:span text:style-name="T1282">, tira son renouveau. Mais tandis que les poétereaux de Montmartre retournaient l</text:span><text:span text:style-name="T1283">’</text:span><text:span text:style-name="T1284">inspiration tourmentée de Laforgue vers la gaudriole coutumière, les parodies de notre poète restaient amplifiées du plus pur lyrisme, jusqu</text:span><text:span text:style-name="T1285">’</text:span><text:span text:style-name="T1286">à l</text:span><text:span text:style-name="T1287">’</text:span><text:span text:style-name="T1288">élargissement de vers comme ceux-ci :</text:span></text:p>
      <text:p text:style-name="quote.l">Défaillantes, les Étoiles que la lumière</text:p>
      <text:p text:style-name="quote.l">Épuise, battent plus faiblement des paupières.</text:p>
      <text:p text:style-name="quote.l">£</text:p>
      <text:p text:style-name="quote.l">Le ver-luisant s’éteint à bout, l’Être pâmé</text:p>
      <text:soft-page-break/>
      <text:p text:style-name="quote.l">Agonise à tâtons et se meurt à jamais.</text:p>
      <text:p text:style-name="quote.l">£</text:p>
      <text:p text:style-name="quote.l">Et l’idéal égrène en ses mains fugitives</text:p>
      <text:p text:style-name="quote.l">L’éternel chapelet des planètes plaintives<text:span text:style-name="Appelnotedebasdep."><text:note text:note-class="footnote" text:id="_ftn40"><text:note-citation>41</text:note-citation><text:note-body><text:p text:style-name="Notedebasdepage"><text:s/><text:span text:style-name="title">Complainte des voix sous le figuier bouddhique</text:span><text:span text:style-name="T1289">.</text:span></text:p></text:note-body></text:note></text:span>.</text:p>
      <text:p text:style-name="P1290">Chez<text:s/>M. Gustave Kahn, la lutte prend un tout autre caractère. Elle est moins émotive que cérébrale. La voix populaire n’y est point sifflante<text:s/><text:bookmark-start text:name="86"/><text:bookmark-end text:name="86"/>$86$<text:s/>et injurieuse, mais fatidique. Et sur nos rêves et sur nos jeux elle laisse tomber les paroles implacables du destin. Elle ne déchire point de flèches prosaïques nos songes ; elle sonne plutôt au-dessus d’eux un éternel glas de résignation.</text:p>
      <text:p text:style-name="P1291">Aussi, souvent, n’y a-t-il point lutte.<text:s/>M. Gustave Kahn fut un des premiers à retrouver la vraie ballade, la petite chanson de légende dont nous avons déjà, tout à l’heure, montré l’efflorescence.</text:p>
      <text:p text:style-name="quote.l">Ah ! la fillette aux fols palais,</text:p>
      <text:p text:style-name="quote.l">Quels chemins de croix as-tu faits</text:p>
      <text:p text:style-name="quote.l">Pour t’en venir à la chaumine,</text:p>
      <text:p text:style-name="quote.l">Où la huche crie famine,</text:p>
      <text:p text:style-name="quote.l">Et l’âtre au seuil désert poudroie</text:p>
      <text:p text:style-name="quote.l">Cette nuit de pluie où le vent guerroie<text:span text:style-name="Appelnotedebasdep."><text:note text:note-class="footnote" text:id="_ftn41"><text:note-citation>42</text:note-citation><text:note-body><text:p text:style-name="Notedebasdepage"><text:s/><text:span text:style-name="title">Les Palais nomades</text:span>, p. 116.</text:p></text:note-body></text:note></text:span> ?</text:p>
      <text:p text:style-name="P1292">Ou encore :</text:p>
      <text:p text:style-name="quote.l"><text:bookmark-start text:name="87"/><text:bookmark-end text:name="87"/>Irai-je à droite ? ma mère m’attend,</text:p>
      <text:p text:style-name="quote.l">$87$<text:s/>Irai-je à gauche ? mon ami tremblant,</text:p>
      <text:p text:style-name="quote.l">Hirondelle, hirondelle légère,</text:p>
      <text:p text:style-name="quote.l">Mène-moi à caprices d’ailes</text:p>
      <text:p text:style-name="quote.l">Où le bonheur m’attend<text:span text:style-name="Appelnotedebasdep."><text:note text:note-class="footnote" text:id="_ftn42"><text:note-citation>43</text:note-citation><text:note-body><text:p text:style-name="Notedebasdepage"><text:s/><text:span text:style-name="title">Le Livre d’images</text:span><text:span text:style-name="T1293">, Mosellanes.</text:span></text:p></text:note-body></text:note></text:span>.</text:p>
      <text:p text:style-name="Corpsdetexte"><text:span text:style-name="T1294">Enfin cette<text:s/></text:span><text:span text:style-name="T1295">chanson</text:span><text:span text:style-name="T1296"> :</text:span></text:p>
      <text:soft-page-break/>
      <text:p text:style-name="quote.l">Voulez-vous un collier d’or ?</text:p>
      <text:p text:style-name="quote.l">J’aime mieux qu’on danse à la ronde. —</text:p>
      <text:p text:style-name="quote.l">Alors une couronne de bleuets</text:p>
      <text:p text:style-name="quote.l">Et un baiser, et un baiser.<text:s/>—</text:p>
      <text:p text:style-name="quote.l">Alors je danserai couronnée,</text:p>
      <text:p text:style-name="quote.l">J’aime mieux les fleurs que l’or</text:p>
      <text:p text:style-name="quote.l">        Alarinette, alarinette</text:p>
      <text:p text:style-name="quote.l">Et puis nous ferons dînette</text:p>
      <text:p text:style-name="quote.l">Et notre los sera chanté</text:p>
      <text:p text:style-name="quote.l">Par les clochettes des prés<text:span text:style-name="Appelnotedebasdep."><text:note text:note-class="footnote" text:id="_ftn43"><text:note-citation>44</text:note-citation><text:note-body><text:p text:style-name="Notedebasdepage"><text:s/><text:span text:style-name="T1297">Id.</text:span><text:span text:style-name="T1298">,</text:span><text:span text:style-name="T1299"><text:s/>Im. de Provence.</text:span></text:p></text:note-body></text:note></text:span> !</text:p>
      <text:p text:style-name="P1300">Mais la lutte reparaît dans l’opposition d’un lyrisme savant, qui a perdu la sorte d’abandon puéril de Jules Laforgue, qui ne laisse plus courir l’idée au gré des nerfs et du mouvement, et du ton rustique gardant la prime naïveté.<text:bookmark-start text:name="88"/><text:bookmark-end text:name="88"/><text:s/>$88$<text:s/>Tantôt elle s’établit tout au long d’un lied, tantôt elle se montre par hostilités intermittentes.</text:p>
      <text:p text:style-name="P1301">Ainsi :</text:p>
      <text:p text:style-name="quote.l">La lavandière frappait, frappait,</text:p>
      <text:p text:style-name="quote.l">C’était, je crois, sur une image</text:p>
      <text:p text:style-name="quote.l">Empruntée d’un moi d’autrefois.</text:p>
      <text:p text:style-name="quote.l">La lavandière tordait, tordait<text:span text:style-name="Appelnotedebasdep."><text:note text:note-class="footnote" text:id="_ftn44"><text:note-citation>45</text:note-citation><text:note-body><text:p text:style-name="Notedebasdepage"><text:s/><text:span text:style-name="title">Chanson d’amant</text:span><text:span text:style-name="T1302">, p. 106</text:span><text:span text:style-name="T1303">.</text:span></text:p></text:note-body></text:note></text:span>…</text:p>
      <text:p text:style-name="P1304">Et surtout ce lied :</text:p>
      <text:p text:style-name="quote.l">Des chevaliers qui sont partis,</text:p>
      <text:p text:style-name="quote.l">Dès longtemps, pour plus loin, par la vie,</text:p>
      <text:p text:style-name="quote.l">Des chevaliers qui sont partis,</text:p>
      <text:p text:style-name="quote.l">Dame, savez-vous morts ou vies ?</text:p>
      <text:p text:style-name="quote.l">£</text:p>
      <text:soft-page-break/>
      <text:p text:style-name="quote.l">— Ils étaient droit sous la caresse</text:p>
      <text:p text:style-name="quote.l">De mes yeux, leurs yeux noirs pour la vie.</text:p>
      <text:p text:style-name="quote.l">Ils étaient fiers sous la caresse</text:p>
      <text:p text:style-name="quote.l">De mes yeux, leurs églises pour la vie.</text:p>
      <text:p text:style-name="quote.l">£</text:p>
      <text:p text:style-name="quote.l">— Ils partaient en douce croisade,</text:p>
      <text:p text:style-name="quote.l">Pour longtemps, pour plus loin, pour la vie.</text:p>
      <text:p text:style-name="quote.l">Ils partaient chercher l’embrassade</text:p>
      <text:p text:style-name="quote.l">D’une mort plus fraîche que la vie.</text:p>
      <text:p text:style-name="quote.l">£</text:p>
      <text:p text:style-name="quote.l">$89$<text:s/>Des chevaliers qui sont partis,</text:p>
      <text:p text:style-name="quote.l">Vers mes yeux, leurs yeux noirs, pour la vie.</text:p>
      <text:p text:style-name="quote.l">Des chevaliers qui sont partis,</text:p>
      <text:p text:style-name="quote.l">Passant, savez-vous morts ou vies<text:span text:style-name="Appelnotedebasdep."><text:note text:note-class="footnote" text:id="_ftn45"><text:note-citation>46</text:note-citation><text:note-body><text:p text:style-name="Notedebasdepage"><text:s/><text:span text:style-name="title">Chanson d’amant</text:span><text:span text:style-name="T1305">, p. </text:span><text:span text:style-name="T1306">44.</text:span></text:p></text:note-body></text:note></text:span> ?</text:p>
      <text:p text:style-name="P1307">Toutefois ce désaccord amène souvent de fâcheuses désharmonies dans l’expression même, rompt l’unité de beauté dont la forme doit envelopper toutes les oppositions.</text:p>
      <text:p text:style-name="quote.l">File à ton rouet, file à ton rouet, file et pleure,</text:p>
      <text:p text:style-name="quote.l">        Ou dors<text:s/><text:span text:style-name="T1308">au moutier de tes indifférences</text:span>,</text:p>
      <text:p text:style-name="quote.l">Ou marche somnambule<text:s/><text:span text:style-name="T1309">aux nuits des récurrences</text:span></text:p>
      <text:p text:style-name="quote.l">Seule à ton<text:s/>rouet, seule file et pleure<text:span text:style-name="Appelnotedebasdep."><text:note text:note-class="footnote" text:id="_ftn46"><text:note-citation>47</text:note-citation><text:note-body><text:p text:style-name="Notedebasdepage"><text:s/><text:span text:style-name="title">Les Palais nomades</text:span>.</text:p></text:note-body></text:note></text:span>.</text:p>
      <text:p text:style-name="P1310">Comme parfois chez Jules Laforgue, où une trop grande solution de continuité sépare la gouaillerie du lyrisme, les termes abstraits moraux ou scientifiques qui, en cette strophe, tournent autour de l’image primitive de la fileuse, l’isolent<text:s/>du monde<text:s/>créé. Ici, dans<text:s/>la<text:s/>lutte, la pensée moderne a tué, avec la forme, la vie.</text:p>
      <text:p text:style-name="Corpsdetexte"><text:span text:style-name="T1311">$90$<text:s/></text:span><text:span text:style-name="T1312">La vie trémoussée, trépidante, blagueuse, pleurarde, divaguée, hoquetant de rires et de sanglots, soudain rêveuse pour s</text:span><text:span text:style-name="T1313">’</text:span><text:span text:style-name="T1314">éparpiller en malices, la vie contrastée, naïve et rouée/chante<text:s/></text:span><text:soft-page-break/><text:span text:style-name="T1315">sans arrêt, et danse et cabriole, dans les poèmes que<text:s/></text:span><text:span text:style-name="T1316">M. </text:span><text:span text:style-name="T1317">Paul</text:span><text:span text:style-name="T1318"><text:s/></text:span><text:span text:style-name="T1319">Fort</text:span><text:span text:style-name="T1320"><text:s/></text:span><text:span text:style-name="T1321">a intitulés<text:s/></text:span><text:span text:style-name="title">Ballades f</text:span><text:span text:style-name="title">rançaises</text:span><text:span text:style-name="T1322">.</text:span></text:p>
      <text:p text:style-name="P1323"><text:bookmark-start text:name="91"/><text:bookmark-end text:name="91"/>Participant directement de Jules Laforgue et de<text:s/>M. Gustave Kahn, mais unissant les motifs de tous les précédents poètes en une sorte de métal corinthien,<text:s/>M. Paul Fort a refondu dans cette nouvelle matière les formes passées et présentes de l’art rustique, toutes ses plus strictes inspirations allemandes, hongroises, espagnoles autant que françaises. Rondes et pastourelles, aubades, romances et guillonées, berceuses et brunettes, ballades narratives, complaintes d’amour, chansons de fêtes et de métiers, gwerziou et soniou bretons, lieds ou saltarelles, il semble qu’aucun des modes lyriques populaires ne soit absent du livre de<text:s/>M. Fort.<text:s/>$91$<text:s/>Rendus dans leur rudiment expressif de langue et de pensée, ou transformés, affinés de la pénétration d’une sensibilité moderne, ils développent les broderies d’un art original très savant sur la trame de leurs rythmes primitifs.</text:p>
      <text:p text:style-name="P1324">C’est d’abord le mode le plus simplet, mais d’une condensation si tragique :</text:p>
      <text:p text:style-name="quote.l">Cette fille, elle est morte, est morte dans ses amours,</text:p>
      <text:p text:style-name="quote.l">Ils l’ont portée en terre, en terre au point du jour.</text:p>
      <text:p text:style-name="quote.l">Ils l’ont couchée toute seule, toute seule en ses atours.</text:p>
      <text:p text:style-name="quote.l">Ils l’ont couchée toute seule, toute seule en son cercueil.</text:p>
      <text:p text:style-name="quote.l">Ils sont rev’nus gaîment, gaîment avec le jour.</text:p>
      <text:p text:style-name="quote.l">Ils ont chanté gaîment, gaîment : « Chacun son tour.</text:p>
      <text:p text:style-name="quote.l">« Cette fille, elle est morte, est morte dans ses amours. »</text:p>
      <text:p text:style-name="quote.l">Ils sont allés aux champs, aux champs comme tous les<text:s/><text:span text:style-name="T1325">jours</text:span><text:span text:style-name="T1326"><text:note text:note-class="footnote" text:id="_ftn47"><text:note-citation>48</text:note-citation><text:note-body><text:p text:style-name="Notedebasdepage"><text:s/><text:span text:style-name="title">Ballades au hameau</text:span><text:span text:style-name="T1327">, I, p. </text:span><text:span text:style-name="T1328">27.</text:span></text:p></text:note-body></text:note></text:span><text:span text:style-name="T1329">…</text:span></text:p>
      <text:p text:style-name="P1330">Second mode à peine plus compliqué :</text:p>
      <text:p text:style-name="quote.l">Là-bas dans nos herbes l’y a une ermite.</text:p>
      <text:p text:style-name="quote.l">— Là-bas dans nos herbes une ermite il y a.<text:bookmark-start text:name="92"/><text:bookmark-end text:name="92"/></text:p>
      <text:p text:style-name="quote.l">£</text:p>
      <text:p text:style-name="quote.l">$92$<text:s/>Tous les jours elle dit qu’elle deviendra riche.</text:p>
      <text:p text:style-name="quote.l">— Tous les jours elle dit qu’elle s’enrichira.</text:p>
      <text:soft-page-break/>
      <text:p text:style-name="quote.l">Elle s’enfuit au bois cueillir la noisille,</text:p>
      <text:p text:style-name="quote.l">— Et s’enfuit au bois pour gauler la noix<text:span text:style-name="Appelnotedebasdep."><text:note text:note-class="footnote" text:id="_ftn48"><text:note-citation>49</text:note-citation><text:note-body><text:p text:style-name="Notedebasdepage"><text:s/><text:span text:style-name="title">Ballades aux champs</text:span><text:span text:style-name="T1331">, I, p. 79</text:span><text:span text:style-name="T1332">.</text:span></text:p></text:note-body></text:note></text:span>…</text:p>
      <text:p text:style-name="P1333">La diversité vient ensuite des rondes fuyantes et reprises aux grés<text:s/>fantasques de leurs refrains. — Série enfantine :</text:p>
      <text:p text:style-name="quote.l">    Et you, you, you, c’est le pêcheur qui meurt,<text:s/></text:p>
      <text:p text:style-name="quote.l">et you, you, yu, et toute la mer dessus.</text:p>
      <text:p text:style-name="quote.l">£</text:p>
      <text:p text:style-name="quote.l">    Et you, you, you, c’est la bergère qui pleure<text:s/></text:p>
      <text:p text:style-name="quote.l">et you, you, ya, c’est l’amour qui s’en va,</text:p>
      <text:p text:style-name="quote.l">£</text:p>
      <text:p text:style-name="quote.l">    Et you, you, you, c’est-y la mer qui bêle,<text:s/></text:p>
      <text:p text:style-name="quote.l">et you, yon, yon, ou c’est-y les moutons ?</text:p>
      <text:p text:style-name="quote.l">£</text:p>
      <text:p text:style-name="quote.l">    Et you, you, you, les plaisirs sont au ciel,<text:s/></text:p>
      <text:p text:style-name="quote.l">et you, you,<text:s/>you, les nuages par-dessous<text:span text:style-name="Appelnotedebasdep."><text:note text:note-class="footnote" text:id="_ftn49"><text:note-citation>50</text:note-citation><text:note-body><text:p text:style-name="Notedebasdepage"><text:s/><text:span text:style-name="T1334">Id.</text:span><text:span text:style-name="T1335">, p. </text:span><text:span text:style-name="T1336">77.</text:span></text:p></text:note-body></text:note></text:span>.</text:p>
      <text:p text:style-name="P1337">Et encore :</text:p>
      <text:p text:style-name="quote">Un gentil page vint à passer, une reine gentille vint à chanter. — Roi ! hou — tu les feras pendre, hou, hou, tu les feras tuer.</text:p>
      <text:p text:style-name="quote">£</text:p>
      <text:p text:style-name="quote">Un gentil page vint à chanter, une reine gentille vint à descendre. — Roi ! hou — tu les feras moudre,<text:s/>hou, hou, tu les feras tuer<text:span text:style-name="Appelnotedebasdep."><text:note text:note-class="footnote" text:id="_ftn50"><text:note-citation>51</text:note-citation><text:note-body><text:p text:style-name="Notedebasdepage"><text:s/><text:span text:style-name="title">Ballades aux champs</text:span>, IV, p. 23.<text:s/><text:span text:style-name="T1338">Nous<text:s/></text:span><text:span text:style-name="T1339">observons la disposition typographique que<text:s/></text:span><text:span text:style-name="T1340">M. </text:span><text:span text:style-name="T1341">Paul Fort a cru devoir adopter, nous réservant de la discuter ailleurs. Le lecteur rétablira de lui-même les concordances rythmiques.</text:span></text:p></text:note-body></text:note></text:span>…</text:p>
      <text:p text:style-name="P1342">La suivante mérite de tourner dans toutes les mémoires :</text:p>
      <text:p text:style-name="quote.l">    Si toutes les filles du monde voulaient s’donner la main,<text:s/></text:p>
      <text:p text:style-name="quote.l">tout autour de la mer elles pourraient faire une ronde,</text:p>
      <text:soft-page-break/>
      <text:p text:style-name="quote.l">£</text:p>
      <text:p text:style-name="quote.l">    Si tous les gars du monde voulaient bien êtr’marins,<text:s/></text:p>
      <text:p text:style-name="quote.l">ils f’raient avec leurs barques un joli pont sur l’onde.<text:bookmark-start text:name="94"/><text:bookmark-end text:name="94"/></text:p>
      <text:p text:style-name="quote.l">£</text:p>
      <text:p text:style-name="quote.l">$94$     Alors on pourrait faire une ronde autour du monde,<text:s/></text:p>
      <text:p text:style-name="quote.l">si tous les gens du monde voulaient s’donner<text:s/>la main<text:span text:style-name="Appelnotedebasdep."><text:note text:note-class="footnote" text:id="_ftn51"><text:note-citation>52</text:note-citation><text:note-body><text:p text:style-name="Notedebasdepage"><text:s/><text:span text:style-name="title">Ballades de la mer</text:span><text:span text:style-name="T1343">,<text:s/></text:span><text:span text:style-name="T1344">i</text:span><text:span text:style-name="T1345">, p. 5</text:span><text:span text:style-name="T1346">.</text:span></text:p></text:note-body></text:note></text:span>.</text:p>
      <text:p text:style-name="Corpsdetexte"><text:span text:style-name="T1347">Mais il faudrait des citations sans nombre pour montrer de quelle variété de moyens, de quelles richesses imaginatives et sentimentales témoignent les<text:s/></text:span><text:span text:style-name="title">Ballades f</text:span><text:span text:style-name="title">rançaises</text:span><text:span text:style-name="T1348">. La complainte qui commence par :<text:s/></text:span><text:span text:style-name="quote.c">« Lin beau régiment s</text:span><text:span text:style-name="quote.c">’</text:span><text:span text:style-name="quote.c">en allait à la guerre</text:span><text:span text:style-name="quote.c">…</text:span><text:span text:style-name="quote.c"> »</text:span><text:span text:style-name="T1349"><text:s/>et celle de :<text:s/></text:span><text:span text:style-name="quote.c">« Ma joie est tombée dans l</text:span><text:span text:style-name="quote.c">’</text:span><text:span text:style-name="quote.c">herbe… »</text:span><text:span text:style-name="T1350"><text:s/>et la quatrième des<text:s/></text:span><text:span text:style-name="title">Ballades au Hameau</text:span><text:span text:style-name="T1351"> :<text:s/></text:span><text:span text:style-name="quote.c">« À</text:span><text:span text:style-name="quote.c"><text:s/>la course, à la montagne qui m</text:span><text:span text:style-name="quote.c">’</text:span><text:span text:style-name="quote.c">aura m</text:span><text:span text:style-name="quote.c">’</text:span><text:span text:style-name="quote.c">embrassera… »</text:span><text:span text:style-name="T1352"><text:s/>offrent chacune un de ces caractères-types du folklore dont l</text:span><text:span text:style-name="T1353">’</text:span><text:span text:style-name="T1354">intensité dans le raccourci semblait devoir être à jamais perdue pour la poésie française. Il n</text:span><text:span text:style-name="T1355">’</text:span><text:span text:style-name="T1356">est pas jusqu</text:span><text:span text:style-name="T1357">’</text:span><text:span text:style-name="T1358">aux « petits airs tendres » des fêtes villageoises du dix</text:span><text:span text:style-name="T1359">-</text:span><text:span text:style-name="T1360">huitième siècle que n</text:span><text:span text:style-name="T1361">’</text:span><text:span text:style-name="T1362">ait touchés la sensibilité du poète :</text:span></text:p>
      <text:p text:style-name="quote">Ah que de joie, la flûte et la musette<text:s/><text:bookmark-start text:name="95"/><text:bookmark-end text:name="95"/>$95$<text:s/>troublent nos cœurs de leurs accords charmants, voici venir les gars et les fillettes, et tous les vieux au son des instruments.</text:p>
      <text:p text:style-name="quote">£</text:p>
      <text:p text:style-name="quote">Gai, gai, marions-nous, les rubans et les cornettes, gai, gai, marions-nous, et ce joli couple, itou<text:span text:style-name="Appelnotedebasdep."><text:note text:note-class="footnote" text:id="_ftn52"><text:note-citation>53</text:note-citation><text:note-body><text:p text:style-name="Notedebasdepage"><text:s/><text:span text:style-name="title">Ballades des cloches</text:span><text:span text:style-name="T1363">, II,</text:span><text:span text:style-name="T1364"><text:s/>p. 1</text:span><text:span text:style-name="T1365">6.</text:span></text:p></text:note-body></text:note></text:span> !</text:p>
      <text:p text:style-name="Corpsdetexte"><text:span text:style-name="T1366">De ce que<text:s/></text:span><text:span text:style-name="T1367">M. </text:span><text:span text:style-name="T1368">Paul Fort a su retrouver, et de plus près qu</text:span><text:span text:style-name="T1369">’</text:span><text:span text:style-name="T1370">aucun autre, l</text:span><text:span text:style-name="T1371">’</text:span><text:span text:style-name="T1372">accent même des chanteurs rustiques, on a fait de lui le poète fruste, naïf, abandonné, le poète simple par excellence. Rien, suivant nous, n</text:span><text:span text:style-name="T1373">’</text:span><text:span text:style-name="T1374">est moins exact. Le livre des<text:s/></text:span><text:span text:style-name="title">Ballades f</text:span><text:span text:style-name="title">rançaises</text:span><text:span text:style-name="T1375"><text:s/>comporte d</text:span><text:span text:style-name="T1376">’</text:span><text:span text:style-name="T1377">abord des parties presque sans rapport entre elles et d</text:span><text:span text:style-name="T1378">’</text:span><text:span text:style-name="T1379">un génie nullement populaire, telles les<text:s/></text:span><text:span text:style-name="title">Ballades des saisons</text:span><text:span text:style-name="T1380">, les<text:s/></text:span><text:span text:style-name="title">Ballades de la nuit</text:span><text:span text:style-name="T1381">,<text:s/></text:span><text:span text:style-name="title">Un livre d</text:span><text:span text:style-name="title">’</text:span><text:span text:style-name="title">amour</text:span><text:span text:style-name="T1382">, etc., qui ne sont point d</text:span><text:span text:style-name="T1383">’</text:span><text:span text:style-name="T1384">un sentimental impulsif mais d</text:span><text:span text:style-name="T1385">’</text:span><text:span text:style-name="T1386">un grand</text:span><text:span text:style-name="T1387"><text:s/>$96$<text:s/></text:span><text:bookmark-start text:name="96"/><text:bookmark-end text:name="96"/><text:span text:style-name="T1388">lyrique transfigurateur. Ainsi que chez<text:s/></text:span><text:span text:style-name="T1389">M. </text:span><text:span text:style-name="T1390">Gustave Kahn, le raffiné parfois s</text:span><text:span text:style-name="T1391">’</text:span><text:span text:style-name="T1392">allie au primitif sans vraiment s</text:span><text:span text:style-name="T1393">’</text:span><text:span text:style-name="T1394">y unir, dans la composition de strophes hybrides comme la suivante où le<text:s/></text:span><text:span text:style-name="T1395">mouvement</text:span><text:span text:style-name="T1396"><text:s/>seul reste populaire pour entraîner les images les plus rares :</text:span></text:p>
      <text:soft-page-break/>
      <text:p text:style-name="quote">Alors, croyez-moi, je vis un jongleur, un beau jongleur rayé noir et jaune comme une guêpe, qui de ses mains en coupe soutenait ses boules d’or, en courbe si hautaine et souple dans le ciel qu’elles semblaient doucement enchaîner le soleil<text:span text:style-name="Appelnotedebasdep."><text:note text:note-class="footnote" text:id="_ftn53"><text:note-citation>54</text:note-citation><text:note-body><text:p text:style-name="Notedebasdepage"><text:s/><text:span text:style-name="title">Les Fous et les clowns</text:span>, p. 182.</text:p></text:note-body></text:note></text:span>.</text:p>
      <text:p text:style-name="P1397">Puis le plus souvent, quand ce n’est pas le triomphe parallèle tantôt de l’un, tantôt de l’autre, la lutte est aussi vive chez<text:s/>M. Paul Fort que chez Jules Laforgue, entre le raffiné cérébral et le primitif sensitif qui se partagent nos<text:s/>$97$<text:s/><text:bookmark-start text:name="97"/><text:bookmark-end text:name="97"/>émotions. De là ce frémissement d’ironie rieuse et stridente qui domine l’œuvre de<text:s/>M. Fort et qu’avec ses moindres nervosités on peut reconnaître dans ces lignes :</text:p>
      <text:p text:style-name="quote">Le cou est nu. Elle est charmante et c’est idiot.</text:p>
      <text:p text:style-name="quote">Son nom doux, non moins doux que le doux nom d’Hévah. Elle fait hi, elle fait ha. Elle saute sans raison. À<text:s/>d’aiguës petites dents elle se fait saigner un petit doigt qu’elle suce, puis broute des bluets. C’est des simples. C’est une simple. Elle a bien de l’esprit, elle fait hi, elle fait ha. Elle va par les pierres. Elle butte, elle rit. Elle est idiote, et c’est charmant, — la Vie.</text:p>
      <text:p text:style-name="quote">Allons. Le cou est nu.</text:p>
      <text:p text:style-name="quote">Au détour de la route, quelque noir étrangleur…</text:p>
      <text:p text:style-name="P1398"><text:bookmark-start text:name="98"/><text:bookmark-end text:name="98"/>Cette ironie et ses soubresauts rétractiles que cause une plaie touchée à vif n’ont rien de commun avec ces pointes gouailleuses, comme sans<text:s/>$98$<text:s/>nerfs, de nos chansons, et dont<text:s/>M. Paul Fort lui-même du reste donne maintes fois de parfaits exemples. Si sa poésie est « une simple », elle l’est moins que celle des poètes dont nous nous occuperons tout à l’heure, qui, en s’inspirant de la spontanéité populaire, l’ont suivie de plus loin,<text:s/>plutôt comme une de nos pastoures que comme une de ces tsiganes qui tricotent d’un pas effréné leurs danses primitives, l’esprit plus que le cœur restant simple sous les battements fébriles, sous les bruissements, les frissonnements d’une sensibilité suraiguë.</text:p>
      <text:h text:style-name="Titre2" text:outline-level="2"><text:span text:style-name="T1399">$99$<text:s/></text:span><text:span text:style-name="T1400">V</text:span></text:h>
      <text:p text:style-name="P1401"><text:bookmark-start text:name="100"/><text:bookmark-end text:name="100"/>Dans les œuvres de<text:s/>M. Francis Vielé-Griffin le combat cesse, et non par la victoire de l’un ou de l’autre, mais par la fraternité qui unit l’être complexe au simple. L’être complexe ne se fait plus un tourment de la connaissance et de sa sensibilité ; il sait se guérir de toute douleur stérile en communiant avec des frères ; il se sert de l’acuité de ses<text:s/>sensations pour atteindre une conscience plus profonde, plus aimante, et<text:s/>finalement sereine. Il n’abdique point ; il ne laisse point humilier le Rêve par la Vie ; il pénètre le rêve de<text:s/>$100$<text:s/>la vie, et de la vie<text:s/><text:soft-page-break/>humble, qui, familière et souple, glisse entre les branches ou peut se blottir en tous les coins perdus de la nature.</text:p>
      <text:p text:style-name="Corpsdetexte"><text:span text:style-name="T1402">Aussi, pour l</text:span><text:span text:style-name="T1403">’</text:span><text:span text:style-name="T1404">auteur de<text:s/></text:span><text:span text:style-name="title">Joies</text:span><text:span text:style-name="T1405">, les refrains naïfs et primitifs que nous transmet à travers les siècles une mémoire confuse sont les thèmes éternels de la vie humaine ; les plus diverses existences en développent seulement les nuances passagères. Que des bribes de rondes enfantines surprennent l</text:span><text:span text:style-name="T1406">’</text:span><text:span text:style-name="T1407">oreille, comme :</text:span></text:p>
      <text:p text:style-name="quote.l">Où est la Marguerite,</text:p>
      <text:p text:style-name="quote.l">Ô<text:s/>gué, ô gué, ô gué,</text:p>
      <text:p text:style-name="quote.l">Où est la Marguerite,</text:p>
      <text:p text:style-name="quote.l">Ô<text:s/>gué, son chevalier ?</text:p>
      <text:p text:style-name="noindent"><text:bookmark-start text:name="101"/><text:bookmark-end text:name="101"/>et le poète voit la vierge qui<text:s/><text:span text:style-name="quote.c">« est dans son château de fleurs et de charmilles, évoquant en écho des chansons lo</text:span><text:span text:style-name="quote.c">i</text:span><text:span text:style-name="quote.c">ntaines où pleurait un cœur éploré et joyeux de sa peine</text:span><text:span text:style-name="quote.c"> </text:span><text:span text:style-name="quote.c">»</text:span> ; puis celle qui<text:s/><text:span text:style-name="quote.c">« est dans son verger sous les pommiers en neige, à demi craintive à l</text:span><text:span text:style-name="quote.c">’</text:span><text:span text:style-name="quote.c">oracle d</text:span><text:span text:style-name="quote.c">’</text:span><text:span text:style-name="quote.c">une fleur »</text:span> ; et celle<text:s/><text:span text:style-name="quote.c">« dans<text:s/></text:span><text:span text:style-name="quote.c">$101$<text:s/></text:span><text:span text:style-name="quote.c">son couvent qui prie et pleure et qui rêve à l</text:span><text:span text:style-name="quote.c">’</text:span><text:span text:style-name="quote.c">amant de la cité merveilleuse ! »</text:span></text:p>
      <text:p text:style-name="quote.l">                     Où est la Marguerite,</text:p>
      <text:p text:style-name="quote.l">                     Ô<text:s/>gué, ô gué, ô gué,</text:p>
      <text:p text:style-name="quote.l">                     Où est la Marguerite ?</text:p>
      <text:p text:style-name="quote.l">£</text:p>
      <text:p text:style-name="quote.l">Elle est dans son château, cœur las et fatigué,</text:p>
      <text:p text:style-name="quote.l">Elle est dans son hameau, cœur enfantile et gai,</text:p>
      <text:p text:style-name="quote.l">Elle est dans son tombeau, semons-y du muguet,</text:p>
      <text:p text:style-name="quote.l">£</text:p>
      <text:p text:style-name="quote.l">                     Ô<text:s/>gué, la Marguerite<text:span text:style-name="Appelnotedebasdep."><text:note text:note-class="footnote" text:id="_ftn54"><text:note-citation>55</text:note-citation><text:note-body><text:p text:style-name="Notedebasdepage"><text:s/><text:span text:style-name="T1408">P. 115.<text:s/></text:span><text:span text:style-name="T1409">Lire surtout dans<text:s/></text:span><text:span text:style-name="title">Joies</text:span><text:span text:style-name="T1410"><text:s/>le poème intitulé « Ronde », tout à fait particulie</text:span><text:span text:style-name="T1411">r en ce genre d’interprétation.</text:span></text:p></text:note-body></text:note></text:span> !</text:p>
      <text:p text:style-name="Corpsdetexte"><text:span text:style-name="T1412">Mais dans cette interprétation du sens populaire, il y a bien alliance entre le primitif et le raffiné, il n</text:span><text:span text:style-name="T1413">’</text:span><text:span text:style-name="T1414">y a pas encore unité de l</text:span><text:span text:style-name="T1415">’</text:span><text:span text:style-name="T1416">être qui s</text:span><text:span text:style-name="T1417">’</text:span><text:span text:style-name="T1418">abandonne aux choses, et avec toutes ses subtilités, ingénument, s</text:span><text:span text:style-name="T1419">’</text:span><text:span text:style-name="T1420">y laisse bercer.<text:s/></text:span><text:span text:style-name="T1421">M. </text:span><text:span text:style-name="T1422">Francis Vielé-Griffin le comprit, et il fit en sorte<text:s/></text:span><text:soft-page-break/><text:span text:style-name="T1423">que la voix populaire, la voix séculaire prolongée de refrains en refrains jusqu</text:span><text:span text:style-name="T1424">’</text:span><text:span text:style-name="T1425">à lui, fût sa voix</text:span><text:span text:style-name="T1426"><text:s/>$102$<text:s/></text:span><text:bookmark-start text:name="102"/><text:bookmark-end text:name="102"/><text:span text:style-name="T1427">même</text:span><text:span text:style-name="T1428"><text:note text:note-class="footnote" text:id="_ftn55"><text:note-citation>56</text:note-citation><text:note-body><text:p text:style-name="Notedebasdepage"><text:s/><text:span text:style-name="T1429">M. </text:span><text:span text:style-name="T1430">Vielé-Griffin écrivait dans<text:s/></text:span><text:span text:style-name="title">l’Ermitage</text:span><text:span text:style-name="T1431"><text:s/>(mai </text:span><text:span text:style-name="T1432">97) :</text:span></text:p><text:p text:style-name="quote">« … La chanson populaire ne nous sera une source d’émotion puissante et féconde, sa naïveté ne<text:s/>nous attendrira jusqu’au lyrisme qu’autant que, confondue avec le balbutiement de l’enfance, le bruissement des haies, la clameur des basses-cours, le soleil et l’aube et le crépuscule, elle nous sera le mot à peine formulé, la voix anonyme, lointaine, authentique, populaire en un mot de l’émotivité humaine, portée on ne sait d’où par le sûr hasard de la brise attestant l’inconsciente richesse lyrique de la race ! »</text:p></text:note-body></text:note></text:span><text:span text:style-name="T1433">.Ce n</text:span><text:span text:style-name="T1434">’</text:span><text:span text:style-name="T1435">est pas seulement qu</text:span><text:span text:style-name="T1436">’</text:span><text:span text:style-name="T1437">au courant des rythmes quelques répétitions viennent rappeler la forme consacrée des chansons :</text:span></text:p>
      <text:p text:style-name="quote.l">Dans mon verger de mai — je te l’avais dit —</text:p>
      <text:p text:style-name="quote.l">Dans mon verger de mai toute rose rit<text:span text:style-name="Appelnotedebasdep."><text:note text:note-class="footnote" text:id="_ftn56"><text:note-citation>57</text:note-citation><text:note-body><text:p text:style-name="Notedebasdepage"><text:s/><text:span text:style-name="title">Les Cygnes</text:span>, Eurythmie.</text:p></text:note-body></text:note></text:span>…</text:p>
      <text:p text:style-name="noindent">ou :</text:p>
      <text:p text:style-name="quote.l">Ô<text:s/>grand doux frênes qui souriez,</text:p>
      <text:p text:style-name="quote.l">Nulle âme au bois — dès mainte année —</text:p>
      <text:p text:style-name="quote.l">N’est venue cueillir les auriers ;</text:p>
      <text:p text:style-name="quote.l">Et nulle âme, dès mainte année,</text:p>
      <text:p text:style-name="quote.l">Prairie, au gué ! ne t’a moissonnée ;</text:p>
      <text:p text:style-name="quote.l">Dès mainte et mainte et mainte année</text:p>
      <text:p text:style-name="quote.l">La vie à la belle mort s’est donnée</text:p>
      <text:p text:style-name="quote.l">Dans le jeune baiser du renouveau,</text:p>
      <text:p text:style-name="quote.l"><text:bookmark-start text:name="103"/><text:bookmark-end text:name="103"/>$103$<text:s/>Si que la Parque hésite étonnée,</text:p>
      <text:p text:style-name="quote.l"><text:span text:style-name="T1438">Avant de couper l</text:span><text:span text:style-name="T1439">’</text:span><text:span text:style-name="T1440">écheveau</text:span><text:span text:style-name="T1441"><text:note text:note-class="footnote" text:id="_ftn57"><text:note-citation>58</text:note-citation><text:note-body><text:p text:style-name="Notedebasdepage"><text:s/><text:span text:style-name="title">Les Cygnes</text:span>, Hélène.</text:p></text:note-body></text:note></text:span><text:span text:style-name="T1442">…</text:span></text:p>
      <text:p text:style-name="noindent">mais c’est que dans le ton, dans le geste de la phrase, dans tout le poème qui, sans cesser d’être un chant, sait être un conte comme pour les veillées sous le chaume, un je ne sais quoi d’intime et de cordial enveloppe d’une écorce rustique les plus délicats raffinements, et les rapproche ainsi de toute humanité. Les trois premières strophes de la poésie liminaire de la<text:s/><text:span text:style-name="title">Clarté de v</text:span><text:span text:style-name="title">ie</text:span><text:s/>condensent en perfection ces diverses valeurs :</text:p>
      <text:soft-page-break/>
      <text:p text:style-name="quote.l">Étire toi, la Vie est lasse à ton<text:s/>côté</text:p>
      <text:p text:style-name="quote.l">— Qu’elle dorme de l’aube au soir,</text:p>
      <text:p text:style-name="quote.l">Belle, lasse,</text:p>
      <text:p text:style-name="quote.l">Qu’elle dorme —</text:p>
      <text:p text:style-name="quote.l">Toi, lève-toi : le rêve appelle et passe</text:p>
      <text:p text:style-name="quote.l">Dans l’ombre énorme,</text:p>
      <text:p text:style-name="quote.l">Et, si tu tardes à croire,</text:p>
      <text:p text:style-name="quote.l">Je ne sais quel guide il te pourra rester</text:p>
      <text:p text:style-name="quote.l"><text:bookmark-start text:name="104"/><text:bookmark-end text:name="104"/>$104$ — Le rêve appelle et passe</text:p>
      <text:p text:style-name="quote.l">Vers la divinité.</text:p>
      <text:p text:style-name="quote.l">£</text:p>
      <text:p text:style-name="quote.l">Laisse, ne prends qu’un viatique</text:p>
      <text:p text:style-name="quote.l">Et de tout cet amour qui double chaque pas</text:p>
      <text:p text:style-name="quote.l">Ne prends que le désir, et va,</text:p>
      <text:p text:style-name="quote.l">Dépêche-toi :</text:p>
      <text:p text:style-name="quote.l">Le rêve appelle et passe,</text:p>
      <text:p text:style-name="quote.l">Passe — et n’appelle qu’une fois.</text:p>
      <text:p text:style-name="quote.l">£</text:p>
      <text:p text:style-name="quote.l">Marche dans l’ombre, cours !</text:p>
      <text:p text:style-name="quote.l">Est-il un abîme que tu craignes ?</text:p>
      <text:p text:style-name="quote.l">Ô hâte-toi… il est trop tard :</text:p>
      <text:p text:style-name="quote.l">La belle Vie en son sommeil d’amour</text:p>
      <text:p text:style-name="quote.l">Étend ses doux bras qui l’étreignent</text:p>
      <text:p text:style-name="quote.l">— Trop tard ; le rêve appelle et passe,</text:p>
      <text:p text:style-name="quote.l">Appelle en vain,</text:p>
      <text:p text:style-name="quote.l">Passe et dédaigne…</text:p>
      <text:p text:style-name="Corpsdetexte"><text:bookmark-start text:name="105"/><text:bookmark-end text:name="105"/><text:soft-page-break/>M. Vielé-Griffin ravit aux chanteurs populaires cette sorte de caractère à peine saisissable de leur ton à la fois juste et lointain, comme réticent, et cette union parfaite avec la nature, toujours psychique (partant symbolique) que nous<text:s/>$105$<text:s/>découvrent ces refrains de pastourelles aux apparences obscures où les choses des champs naïves disent les paroles les plus complexes de l’âme.</text:p>
      <text:p text:style-name="Corpsdetexte"><text:bookmark-start text:name="106"/><text:bookmark-end text:name="106"/><text:span text:style-name="T1443">Il y fut aidé par des qualités verbales d</text:span><text:span text:style-name="T1444">’</text:span><text:span text:style-name="T1445">ingénuité, de grâce primesautière, toutes particulières et rares à notre époque. Si, gâté par la plastique qu</text:span><text:span text:style-name="T1446">’</text:span><text:span text:style-name="T1447">on a aujourd</text:span><text:span text:style-name="T1448">’</text:span><text:span text:style-name="T1449">hui le tort de ne plus séparer du lyrisme, on lit une de ses pages d</text:span><text:span text:style-name="T1450">’</text:span><text:span text:style-name="T1451">un regard tant soit peu distrait (comme souvent il arrive dans ces moments de paresse où l</text:span><text:span text:style-name="T1452">’</text:span><text:span text:style-name="T1453">on attend que les choses vous réveillent), il semble que rien ne ressort et qu</text:span><text:span text:style-name="T1454">’</text:span><text:span text:style-name="T1455">on glisse au fil d</text:span><text:span text:style-name="T1456">’</text:span><text:span text:style-name="T1457">une eau pâle entre deux rives unies. C</text:span><text:span text:style-name="T1458">’</text:span><text:span text:style-name="T1459">est qu</text:span><text:span text:style-name="T1460">’</text:span><text:span text:style-name="T1461">en effet la langue, les images et les rythmes ne nous soulèvent pas d</text:span><text:span text:style-name="T1462">’</text:span><text:span text:style-name="T1463">une vague violente ; mais ils nous portent, nous bercent délicatement comme dans une brume de lumière ; peu à peu l</text:span><text:span text:style-name="T1464">’</text:span><text:span text:style-name="T1465">on jouit de nuances aux fines mobilités, et l</text:span><text:span text:style-name="T1466">’</text:span><text:span text:style-name="T1467">eau transparente est profonde. L</text:span><text:span text:style-name="T1468">’</text:span><text:span text:style-name="T1469">on s</text:span><text:span text:style-name="T1470">’</text:span><text:span text:style-name="T1471">aperçoit alors que cette page sublimise les vertus premières de la langue d</text:span><text:span text:style-name="T1472">’</text:span><text:span text:style-name="T1473">oïl, toutes de fraîcheur et de jeunesse<text:s/></text:span><text:span text:style-name="T1474">$106$<text:s/></text:span><text:span text:style-name="T1475">rapide. Elle ne stagnait point sous le soleil comme un miroir implacable, jadis, avant qu</text:span><text:span text:style-name="T1476">’</text:span><text:span text:style-name="T1477">un renforcement du génie latin ne fût venu l</text:span><text:span text:style-name="T1478">’</text:span><text:span text:style-name="T1479">endiguer de toutes parts. Le poème est ainsi tout de souplesse et d</text:span><text:span text:style-name="T1480">’</text:span><text:span text:style-name="T1481">ondoyance</text:span><text:s/><text:span text:style-name="T1482">rythmique, musicale, non uniment berceuse à la manière lamartinienne, mais comme la langue même, diversement courante et changeante, libre, avec des fuites menues et des retours bouillonneux, et des ruisselets qui se cherchent et se contrarient, pour enfin converger vers de clairs bassins étales.</text:span></text:p>
      <text:p text:style-name="P1483">Je pourrais citer encore plusieurs pages, au lieu de la suivante, plus curieuses de détours et de rythmes et aussi probantes ; j’ai choisi néanmoins celle-ci où apparaît aussitôt cette simplicité populaire recouvrant les fines subtilités. Le poète éveille en lui le souvenir d’une heure pensive ; il a ressuscité le paysage d’une ville et des horizons qui en éclairent la vie ; il conte :</text:p>
      <text:p text:style-name="quote.l">Debout, appuyé d’une main</text:p>
      <text:p text:style-name="quote.l"><text:bookmark-start text:name="107"/><text:bookmark-end text:name="107"/>À<text:s/>quelque pierre des temps anciens,</text:p>
      <text:p text:style-name="quote.l">$107$<text:s/>Je sentais cette vie<text:s/><text:span text:style-name="T1484">en moi</text:span></text:p>
      <text:p text:style-name="quote.l">Et que je créais tout cela</text:p>
      <text:p text:style-name="quote.l">— La ville, le lac, les faîtes blancs</text:p>
      <text:p text:style-name="quote.l">Du grand regard de mes vingt ans.</text:p>
      <text:soft-page-break/>
      <text:p text:style-name="quote.l">Celui qui vint, par le sentier</text:p>
      <text:p text:style-name="quote.l">Était un vieillard haut et droit ;</text:p>
      <text:p text:style-name="quote.l">Et quand il surgit près de moi,</text:p>
      <text:p text:style-name="quote.l">Il<text:s/>semblait apparu sans bruit ;</text:p>
      <text:p text:style-name="quote.l">Il semblait là dès ma venue ;</text:p>
      <text:p text:style-name="quote.l">Debout sous le soleil joyeux</text:p>
      <text:p text:style-name="quote.l">En neige d’argent sur sa tête nue ;</text:p>
      <text:p text:style-name="quote.l">Il semblait l’un qu’on a connu</text:p>
      <text:p text:style-name="quote.l">Dans un sourire forcé d’adieu,</text:p>
      <text:p text:style-name="quote.l">Revu dans un sourire d’accueil ;</text:p>
      <text:p text:style-name="quote.l">Comme ma vieillesse advenue</text:p>
      <text:p text:style-name="quote.l">Paisible et sans grands mots de deuil,</text:p>
      <text:p text:style-name="quote.l">Souriante grave à mes vingt ans</text:p>
      <text:p text:style-name="quote.l">Debout contre le vieux mur blanc<text:span text:style-name="Appelnotedebasdep."><text:note text:note-class="footnote" text:id="_ftn58"><text:note-citation>59</text:note-citation><text:note-body><text:p text:style-name="Notedebasdepage"><text:s/><text:span text:style-name="title">La Chevauchée d’Yeldis</text:span><text:span text:style-name="T1485">, le Fossoyeur.</text:span></text:p></text:note-body></text:note></text:span>.</text:p>
      <text:p text:style-name="Corpsdetexte"><text:span text:style-name="T1486">De tous les nouveaux poètes, c</text:span><text:span text:style-name="T1487">’</text:span><text:span text:style-name="T1488">est en<text:s/></text:span><text:span text:style-name="T1489">M. </text:span><text:span text:style-name="T1490">Fran</text:span><text:span text:style-name="T1491">cis Vielé-Griffin que la renaissance du lyrisme populaire aboutit avec le plus de grâce et de, jeunesse.<text:s/></text:span><text:span text:style-name="title">Cueille d</text:span><text:span text:style-name="title">’</text:span><text:span text:style-name="title">avril</text:span><text:span text:style-name="T1492"><text:s/>était intitulé son premier cahier de vers ; et ses poèmes sont bien restés une fraîche « cueille d</text:span><text:span text:style-name="T1493">’</text:span><text:span text:style-name="T1494">avril » fleurant</text:span><text:span text:style-name="T1495"><text:s/></text:span><text:bookmark-start text:name="108"/><text:bookmark-end text:name="108"/><text:span text:style-name="T1496">$108$ l</text:span><text:span text:style-name="T1497">’</text:span><text:span text:style-name="T1498">aube des prés, entr</text:span><text:span text:style-name="T1499">ouverte d</text:span><text:span text:style-name="T1500">’</text:span><text:span text:style-name="T1501">espoirs, heureuse de confiance en la vie que promettent la joie et la force et, simplement, l</text:span><text:span text:style-name="T1502">’</text:span><text:span text:style-name="T1503">herbe neuve et naïve de chaque printemps.</text:span></text:p>
      <text:p text:style-name="P1504">£</text:p>
      <text:p text:style-name="P1505">Cependant un poète ne peut guère exprimer qu’une face de la vie dont toutes les promesses ne captivent tant de misérables que pour les tromper mieux. Ceux-ci n’ont plus foi en les renouveaux de la terre qui les accable ; et<text:s/>M. Émile<text:s/>Verhaeren a entendu leurs gémissements et leurs grincements. Il a entendu leurs cris d’hallucinés vers la Ville, la Ville fantomatique, éclatante et terrible ; il a suivi ces interminables exodes de paysans et de loqueteux que rongent «la fièvre» et « le péché », qu’affole l’usurier « charlatan » et qui s’en vont, s’en vont vers Elle « sans rien<text:s/>de rien »,</text:p>
      <text:soft-page-break/>
      <text:p text:style-name="quote.l">$109$<text:s/>Rien devers eux</text:p>
      <text:p text:style-name="quote.l">Que l’infini ce soir de la grand’route,</text:p>
      <text:p text:style-name="quote.l">Chacun porte, au bout d’une gaule,</text:p>
      <text:p text:style-name="quote.l">En un mouchoir à carreaux bleus,</text:p>
      <text:p text:style-name="quote.l">Chacun porte dans un mouchoir,</text:p>
      <text:p text:style-name="quote.l">Changeant de main, changeant d’épaule,</text:p>
      <text:p text:style-name="quote.l">Le linge usé de son espoir.</text:p>
      <text:p text:style-name="Corpsdetexte"><text:span text:style-name="T1506">Et</text:span><text:span text:style-name="T1507"><text:s/></text:span><text:span text:style-name="T1508">tandis que<text:s/></text:span><text:span text:style-name="T1509">M. </text:span><text:span text:style-name="T1510">Francis Vielé-Griffin harmonise l</text:span><text:span text:style-name="T1511">’</text:span><text:span text:style-name="T1512">être complexe au simple en des « contes » plutôt idylliques,<text:s/></text:span><text:span text:style-name="T1513">M. </text:span><text:span text:style-name="T1514">Émile</text:span><text:span text:style-name="T1515"><text:s/>Verhaeren le surchauffe comme d</text:span><text:span text:style-name="T1516">’</text:span><text:span text:style-name="T1517">éclats sanguins et d</text:span><text:span text:style-name="T1518">’</text:span><text:span text:style-name="T1519">images dont les synthèses triviales, brutales, mais grandioses, font de ses poèmes des<text:s/></text:span><text:span text:style-name="T1520">complaintes épiques</text:span><text:span text:style-name="T1521"> :</text:span></text:p>
      <text:p text:style-name="quote.l">La Mort a bu du sang</text:p>
      <text:p text:style-name="quote.l">Au cabaret des Trois Cercueils.</text:p>
      <text:p text:style-name="quote.l">£</text:p>
      <text:p text:style-name="quote.l">La Mort a mis sur le comptoir</text:p>
      <text:p text:style-name="quote.l">Un écu noir ;</text:p>
      <text:p text:style-name="quote.l">Et puis s’en est allée.</text:p>
      <text:p text:style-name="quote.l">£</text:p>
      <text:p text:style-name="quote.l">« C’est pour les cierges et pour les deuils »</text:p>
      <text:p text:style-name="quote.l"><text:bookmark-start text:name="110"/><text:bookmark-end text:name="110"/>Et puis s’en est allée.</text:p>
      <text:p text:style-name="quote.l">£</text:p>
      <text:p text:style-name="quote.l">$110$<text:s/>La mort s’en est allée</text:p>
      <text:p text:style-name="quote.l">Tout lentement</text:p>
      <text:p text:style-name="quote.l">Chercher le sacrement</text:p>
      <text:p text:style-name="quote.l">………………………………</text:p>
      <text:p text:style-name="quote.l">La Mort a bu du sang</text:p>
      <text:p text:style-name="quote.l">Elle en est soûle,</text:p>
      <text:soft-page-break/>
      <text:p text:style-name="quote.l">£</text:p>
      <text:p text:style-name="quote.l">« Notre Mère la Mort, pitié ! pitié !</text:p>
      <text:p text:style-name="quote.l">Ne bois ton verre qu’à moitié.</text:p>
      <text:p text:style-name="quote.l">Notre Mère la Mort, c’est nous les mères.</text:p>
      <text:p text:style-name="quote.l">C’est nous les vieilles à manteaux,</text:p>
      <text:p text:style-name="quote.l">Avec leurs cœurs en ex-votos,</text:p>
      <text:p text:style-name="quote.l">Qui marmonnons du désespoir</text:p>
      <text:p text:style-name="quote.l">En chapelets interminables ;</text:p>
      <text:p text:style-name="quote.l">Notre Mère de la Mort et du soir,</text:p>
      <text:p text:style-name="quote.l">C’est nous les béquillantes et minables</text:p>
      <text:p text:style-name="quote.l">Vieilles tannées</text:p>
      <text:p text:style-name="quote.l">Par la douleur et les années :</text:p>
      <text:p text:style-name="quote.l">Les défroques pour tes tombeaux</text:p>
      <text:p text:style-name="quote.l">Et<text:s/>les cibles pour tes couteaux<text:span text:style-name="Appelnotedebasdep."><text:note text:note-class="footnote" text:id="_ftn59"><text:note-citation>60</text:note-citation><text:note-body><text:p text:style-name="Notedebasdepage"><text:s/><text:span text:style-name="title">Les Campagnes hallucinées</text:span><text:span text:style-name="T1522">, le Fléau.</text:span></text:p></text:note-body></text:note></text:span>. »</text:p>
      <text:p text:style-name="P1523">Nul avant<text:s/>M. Verhaeren n’avait dit ainsi les foules campagnardes en de pareilles marches chantées. Il faut comprendre ces poèmes comme des marches soulevées d’héroïques complaintes,<text:s/>$111$<text:s/><text:bookmark-start text:name="111"/><text:bookmark-end text:name="111"/>des marches de rythmes en sabots qui claquent le sol et le bourrent d’une rage pesante. Les pieds restés lourds de la terre grasse des champs maculent le blanc ruban des routes. Des tressauts brusques de douleur les arrêtent soudain, ou de larges envolées de gestes ivres. Ce sont des marches forcées et forcenées de chemineaux qui soufflent d’ahan et dont les pas cahoteux traînent la furie des interminables misères.</text:p>
      <text:p text:style-name="Corpsdetexte"><text:bookmark-start text:name="112"/><text:bookmark-end text:name="112"/><text:span text:style-name="T1524">Ces misères, M.</text:span><text:span text:style-name="T1525"> É</text:span><text:span text:style-name="T1526">mile Verhaeren</text:span><text:span text:style-name="T1527"><text:s/></text:span><text:span text:style-name="T1528">ne les chante pas en artiste épris des pourritures (son lyrisme les domine et les surélève toujours), mais en prophète. C</text:span><text:span text:style-name="T1529">’</text:span><text:span text:style-name="T1530">est l</text:span><text:span text:style-name="T1531">’</text:span><text:span text:style-name="T1532">homme de la solitude dont au sortir des bois sauvages l</text:span><text:span text:style-name="T1533">’</text:span><text:span text:style-name="T1534">œil visionnaire grandit ce que nous ne voyons même pas. Le cœur large et simple, d</text:span><text:span text:style-name="T1535">’</text:span><text:span text:style-name="T1536">imagination débordée, tout l</text:span><text:span text:style-name="T1537">’</text:span><text:span text:style-name="T1538">être exalté des profondeurs de la saine nature primitive, il clame les maux du siècle à travers l</text:span><text:span text:style-name="T1539">’</text:span><text:span text:style-name="T1540">éternité des temps et de l</text:span><text:span text:style-name="T1541">’</text:span><text:span text:style-name="T1542">espace. Ne lui demandez point des polissages et des ratiocinations d</text:span><text:span text:style-name="T1543">’</text:span><text:span text:style-name="T1544">art</text:span><text:span text:style-name="T1545">.</text:span><text:span text:style-name="T1546"><text:s/>Il est</text:span><text:span text:style-name="T1547"><text:s/>le prophète : celui qui<text:s/></text:span><text:span text:style-name="T1548">$112$<text:s/></text:span><text:span text:style-name="T1549">n</text:span><text:span text:style-name="T1550">’</text:span><text:span text:style-name="T1551">attend pas la lumière, mais la devance par l</text:span><text:span text:style-name="T1552">’</text:span><text:span text:style-name="T1553">incendie. Et c</text:span><text:span text:style-name="T1554">’</text:span><text:span text:style-name="T1555">est en furieux qu</text:span><text:span text:style-name="T1556">’</text:span><text:span text:style-name="T1557">il pousse<text:s/></text:span><text:soft-page-break/><text:span text:style-name="T1558">au but ses images farouches qui parfois concassent les mots pêle-mêle et fracassent les phrases, car rien ne doit s</text:span><text:span text:style-name="T1559">’</text:span><text:span text:style-name="T1560">opposer à sa puissance justicière, mais aussi consolatrice par les espérances que sa foi lève,<text:s/></text:span><text:span text:style-name="quote.c">« aux loins sereins et harmoniques »</text:span><text:span text:style-name="T1561"><text:s/>des aubes futures…</text:span></text:p>
      <text:p text:style-name="P1562">À<text:s/>coups de rythmes rudimentaires et martelés, avec des gestes bourrus, une voix rauque, des regards noirs d’homme du peuple qui mâchonne sa détresse ou la crie, le poète nous meurtrit de toutes les lamentations humaines.</text:p>
      <text:p text:style-name="quote.l">Les mendiants ont l’air de fous.</text:p>
      <text:p text:style-name="quote.l">£</text:p>
      <text:p text:style-name="quote.l">Avec leur dos comme un fardeau</text:p>
      <text:p text:style-name="quote.l">Et leur chapeau comme la suie,</text:p>
      <text:p text:style-name="quote.l">Ils<text:s/>habitent les carrefours</text:p>
      <text:p text:style-name="quote.l">Du vent et de la pluie.</text:p>
      <text:p text:style-name="quote.l">£</text:p>
      <text:p text:style-name="quote.l">Ils sont le monotone pas.</text:p>
      <text:p text:style-name="quote.l"><text:bookmark-start text:name="113"/><text:bookmark-end text:name="113"/>— Celui qui vient et qui s’en va</text:p>
      <text:p text:style-name="quote.l">$113$ Toujours le même et jamais las —</text:p>
      <text:p text:style-name="quote.l">De l’horizon vers l’horizon.</text:p>
      <text:p text:style-name="quote.l">£</text:p>
      <text:p text:style-name="quote.l">Ils sont les béquillants,</text:p>
      <text:p text:style-name="quote.l">Les chavirés et les bancroches</text:p>
      <text:p text:style-name="quote.l">Et leurs bâtons sont les battants</text:p>
      <text:p text:style-name="quote.l">Des cloches de misère</text:p>
      <text:p text:style-name="quote.l">Qui sonnent à mort sur la terre</text:p>
      <text:p text:style-name="quote.l">………………………………</text:p>
      <text:p text:style-name="quote.l">Aussi, lorsqu’ils tombent enfin</text:p>
      <text:p text:style-name="quote.l">Crevés de soif, troués de faim</text:p>
      <text:p text:style-name="quote.l">Et se serrent comme des loups,</text:p>
      <text:soft-page-break/>
      <text:p text:style-name="quote.l">Le soir</text:p>
      <text:p text:style-name="quote.l">Au fond d’un trou,</text:p>
      <text:p text:style-name="quote.l">Le désespoir</text:p>
      <text:p text:style-name="quote.l">Plus vieux que n’est la mer</text:p>
      <text:p text:style-name="quote.l">Se fixe en leurs grands yeux ouverts</text:p>
      <text:p text:style-name="quote.l">Qu’aucune main, jamais.</text:p>
      <text:p text:style-name="quote.l">Avec de pâles doigts funèbres,</text:p>
      <text:p text:style-name="quote.l">N’ose, pour les calmer,</text:p>
      <text:p text:style-name="quote.l">Fermer</text:p>
      <text:p text:style-name="quote.l">Dans les ténèbres<text:span text:style-name="Appelnotedebasdep."><text:note text:note-class="footnote" text:id="_ftn60"><text:note-citation>61</text:note-citation><text:note-body><text:p text:style-name="Notedebasdepage"><text:s/><text:span text:style-name="title">Les Campagnes hallucinées</text:span><text:span text:style-name="T1563">, les Mendiants.</text:span></text:p></text:note-body></text:note></text:span>.</text:p>
      <text:p text:style-name="P1564">M. Verhaeren, dans son développement, finit par dépasser le ton populaire ; il l’amplifie<text:s/><text:bookmark-start text:name="114"/><text:bookmark-end text:name="114"/>$114$<text:s/>comme de toute la sonorité de cuivre d’une trompe d’alarme. Et les motifs rustiques que<text:s/>M. Francis Vielé-Griffin adorne de charme et entraîne de vivacité juvénile,<text:s/>M. Verhaeren les pétrit d’une main calleuse, plus faubourienne peut-être que paysanne, mais simple, franche et forte. Et des nouveaux poètes d’inspiration populaire, il est, atteignant d’un geste sommaire à la grandeur, le plus puissant manœuvrier.</text:p>
      <text:p text:style-name="P1565">£</text:p>
      <text:p text:style-name="Corpsdetexte"><text:span text:style-name="T1566">Témoignant d</text:span><text:span text:style-name="T1567">’</text:span><text:span text:style-name="T1568">une âme infiniment subtile, la<text:s/></text:span><text:span text:style-name="title">Chantefable un peu naïve</text:span><text:span text:style-name="T1569"><text:s/>de<text:s/></text:span><text:span text:style-name="T1570">M. </text:span><text:span text:style-name="T1571">Albert Mockel, avec en effet plus de naïveté que de naturel, plus de féminité, de ténuité, ne rejette aucune complication dans son union avec le simple. Tout être est simple, semble-t-elle dire, qui est innocent avec les choses.</text:span></text:p>
      <text:p text:style-name="Corpsdetexte"><text:span text:style-name="T1572">$115$<text:s/></text:span><text:span text:style-name="T1573">M. </text:span><text:span text:style-name="T1574">Albert Mockel pourtant transforma le sens de l</text:span><text:span text:style-name="T1575">’</text:span><text:span text:style-name="T1576">art populaire, en particulier dans un poème dont l</text:span><text:span text:style-name="T1577">’</text:span><text:span text:style-name="T1578">o</text:span><text:span text:style-name="T1579">riginalité est sans analogie</text:span><text:span text:style-name="T1580"><text:note text:note-class="footnote" text:id="_ftn61"><text:note-citation>62</text:note-citation><text:note-body><text:p text:style-name="Notedebasdepage"><text:s/><text:span text:style-name="title">Car elles ignorent</text:span>.</text:p></text:note-body></text:note></text:span><text:span text:style-name="T1581"><text:s/>et qui est une véritable<text:s/></text:span><text:span text:style-name="T1582">composition poétique</text:span><text:span text:style-name="T1583">. Le poème entier, pour mieux garder le ton de la complainte, s</text:span><text:span text:style-name="T1584">’</text:span><text:span text:style-name="T1585">appuie sur l</text:span><text:span text:style-name="T1586">’</text:span><text:span text:style-name="T1587">harmonie de deux rimes seulement, et encore leur différente homophonie offre-t-elle quelque parenté. Il commence ainsi :</text:span></text:p>
      <text:p text:style-name="quote.l">Loin dans les prés à la fontaine</text:p>
      <text:soft-page-break/>
      <text:p text:style-name="quote.l">Une voix de jadis chante à la fontaine :</text:p>
      <text:p text:style-name="quote.l">£</text:p>
      <text:p text:style-name="quote.l">« <text:span text:style-name="T1588">Ah vire et gyre et vire l</text:span><text:span text:style-name="T1589">e dé !</text:span></text:p>
      <text:p text:style-name="quote.l">£</text:p>
      <text:p text:style-name="quote.l">À<text:s/>fontaine profonde arrivant de la plaine,</text:p>
      <text:p text:style-name="quote.l">À<text:s/>profonde fontaine un gueux j’ai rencontré</text:p>
      <text:p text:style-name="quote.l">£</text:p>
      <text:p text:style-name="P1590">Et vire et gyre et vire le dé !</text:p>
      <text:p text:style-name="quote.l">£</text:p>
      <text:p text:style-name="quote.l">Il avait haute allure, une dague à la gaine</text:p>
      <text:p text:style-name="quote.l">Étrange, et ses façons de vous dire dondaine</text:p>
      <text:p text:style-name="quote.l"><text:bookmark-start text:name="116"/><text:bookmark-end text:name="116"/>$116$<text:s/>Lui donnaient de grands airs comme d’un capitaine</text:p>
      <text:p text:style-name="quote.l">Sur tous les brigands par lui commandés.</text:p>
      <text:p text:style-name="quote.l">……………………………………………………………………</text:p>
      <text:p text:style-name="quote.l">£</text:p>
      <text:p text:style-name="quote.l">— « <text:span text:style-name="T1591">Ah triste et longue, triste est la<text:s/></text:span><text:span text:style-name="T1592">plaine</text:span><text:span text:style-name="T1593">,</text:span></text:p>
      <text:p text:style-name="quote.l">Dit-il, — et de mes yeux des larmes vit<text:s/>couler,</text:p>
      <text:p text:style-name="quote.l">Je suis triste ma mie et porte votre peine,</text:p>
      <text:p text:style-name="P1594">Ah ! je suis triste comme la plaine ;</text:p>
      <text:p text:style-name="quote.l">Mon âme a des recels de maux à bien garder,</text:p>
      <text:p text:style-name="quote.l">Mon cœur a des trésors inconnus à donner :</text:p>
      <text:p text:style-name="quote.l">Je suis triste, ma mie, venez me consoler. »</text:p>
      <text:p text:style-name="quote.l">£</text:p>
      <text:p text:style-name="quote.l">(<text:span text:style-name="T1595">Mais longue et triste, longue est la plaine.</text:span>)</text:p>
      <text:p text:style-name="quote.l">— « Je ne pourrais, lui dis-je ; un amant désiré</text:p>
      <text:p text:style-name="quote.l">Il s’en fut à la guerre il y a des années</text:p>
      <text:soft-page-break/>
      <text:p text:style-name="quote.l">Et j’attends qui viendra<text:s/><text:span text:style-name="T1596">du bout de cette plaine</text:span></text:p>
      <text:p text:style-name="P1597">Oh<text:s/>longue et triste comme ma peine.</text:p>
      <text:p text:style-name="quote.l">£</text:p>
      <text:p text:style-name="quote.l">(<text:span text:style-name="T1598">Mais vire et gyre et vire le dé,</text:span></text:p>
      <text:p text:style-name="quote.l">Il n’aurait pas dû s’en aller.)</text:p>
      <text:p text:style-name="quote.l">« — <text:span text:style-name="T1599">Mais si vaine est la triste et longue, longue plaine !</text:span></text:p>
      <text:p text:style-name="quote.l">L’amour d’antan, l’ami ne l’a-t-il oublié ? »</text:p>
      <text:p text:style-name="quote.l"><text:bookmark-start text:name="117"/><text:bookmark-end text:name="117"/>……………………………………………………………………</text:p>
      <text:p text:style-name="P1600">J’ai souligné les lignes où apparaissent les refrains de forme populaire qui se nouent et se<text:s/>$117$<text:s/>dénouent le long<text:s/>des rythmes, disent l’un, la versatilité féminine, l’autre, la lassitude de l’attente, idées générales que le poème illustre. Ces refrains sont d’exacts leitmotifs dont les retours altérés selon l’interprétation des personnages accompagnent la périodicité des sentiments et les symbolisent.</text:p>
      <text:p text:style-name="P1601">Mais « le gueux rencontré, aux grands airs comme d’un capitaine » auquel la femme allait s’abandonner n’était autre que l’amant ancien. Il se découvre :</text:p>
      <text:p text:style-name="quote.l">« Femme infidèle, tu m’as oublié,</text:p>
      <text:p text:style-name="quote.l">……………………………………</text:p>
      <text:p text:style-name="quote.l">J’avais passé, pour tes baisers,</text:p>
      <text:p text:style-name="quote.l"><text:span text:style-name="T1602">La triste et longue, longue plaine !</text:span> »</text:p>
      <text:p text:style-name="quote.l">— « Ah, beau sire, mais<text:s/><text:span text:style-name="T1603">vire le dé !</text:span> »</text:p>
      <text:p text:style-name="P1604"><text:bookmark-start text:name="118"/><text:bookmark-end text:name="118"/>Ainsi les thèmes populaires qui chez<text:s/>M. Francis Vielé-Griffin (quand ils ne situent pas et ne précisent pas l’action) se fondent, en la trame lyrique, transparaissant toujours sous la figure<text:s/>$118$<text:s/>nouvelle, et qui, chez<text:s/>M. Émile Verhaeren, se déforment pour ressaillir, sculpturalement, en reliefs révoltés d’os et de chair, marquent chez<text:s/>M. Albert Mockel les traits principaux de l’âme autour desquels se jouent les intentions secondaires et les détails extérieurs.</text:p>
      <text:p text:style-name="Corpsdetexte"><text:span text:style-name="T1605">Toutefois<text:s/></text:span><text:span text:style-name="T1606">M. </text:span><text:span text:style-name="T1607">Albert Mockel s</text:span><text:span text:style-name="T1608">’</text:span><text:span text:style-name="T1609">est trop rarement servi ainsi de l</text:span><text:span text:style-name="T1610">’</text:span><text:span text:style-name="T1611">art populaire dont il utilise surtout l</text:span><text:span text:style-name="T1612">’</text:span><text:span text:style-name="T1613">imagination mythologique : les petits noëls, les petites fées, les ondines et les nixes, les princesses fileuses, les princes Charmant. Et il ne leur abandonne pas son âme en toute<text:s/></text:span><text:soft-page-break/><text:span text:style-name="T1614">simplicité ; il les assujettit, au contraire, à satisfaire une magie psychique qui dépasse un peu leur pouvoir. C</text:span><text:span text:style-name="T1615">’</text:span><text:span text:style-name="T1616">est p</text:span><text:span text:style-name="T1617">lutôt en des proses récentes</text:span><text:span text:style-name="T1618"><text:note text:note-class="footnote" text:id="_ftn62"><text:note-citation>63</text:note-citation><text:note-body><text:p text:style-name="Notedebasdepage"><text:s/><text:span text:style-name="T1619">Annoncées sous le titre<text:s/></text:span><text:span text:style-name="title">Nouveaux contes de ma Mère l’Oie</text:span><text:span text:style-name="T1620">.</text:span></text:p></text:note-body></text:note></text:span><text:span text:style-name="T1621"><text:s/>qu</text:span><text:span text:style-name="T1622">’</text:span><text:span text:style-name="T1623">en ses vers que<text:s/></text:span><text:span text:style-name="T1624">M. </text:span><text:span text:style-name="T1625">Mockel a développé le génie populaire si originalement ressuscité par certains poèmes de la<text:s/></text:span><text:span text:style-name="title">Chantefable un</text:span><text:span text:style-name="title"><text:s/></text:span><text:span text:style-name="title">peu<text:s/></text:span><text:span text:style-name="title">naïve</text:span><text:span text:style-name="T1626">.</text:span></text:p>
      <text:p text:style-name="Corpsdetexte"><text:span text:style-name="T1627">Cependant il est de tous les poètes novateurs</text:span><text:span text:style-name="T1628"><text:s/></text:span><text:bookmark-start text:name="119"/><text:bookmark-end text:name="119"/><text:span text:style-name="T1629">$119$<text:s/></text:span><text:span text:style-name="T1630">celui dont est le plus conscient l</text:span><text:span text:style-name="T1631">’</text:span><text:span text:style-name="T1632">idéal de rajeunissement lyrique au contact de l</text:span><text:span text:style-name="T1633">’</text:span><text:span text:style-name="T1634">âme simple par la « légende » et par la « chanson ». Dans un tout autre esprit que<text:s/></text:span><text:span text:style-name="T1635">M. </text:span><text:span text:style-name="T1636">Gabriel Vicaire, il croit que<text:s/></text:span><text:span text:style-name="quote.c">« les pleines gerbées de fables, de traditions, de récits mythiques rassemblées chaque mois par les recueils de folklore prouvent que le génie de la France s</text:span><text:span text:style-name="quote.c">’</text:span><text:span text:style-name="quote.c">y prête<text:s/></text:span><text:span text:style-name="quote.c">à l</text:span><text:span text:style-name="quote.c">’</text:span><text:span text:style-name="quote.c">égal du génie germanique</text:span><text:span text:style-name="T1637"><text:note text:note-class="footnote" text:id="_ftn63"><text:note-citation>64</text:note-citation><text:note-body><text:p text:style-name="Notedebasdepage"><text:s/><text:span text:style-name="title">Propos de littérature</text:span>, p. 121.</text:p></text:note-body></text:note></text:span><text:span text:style-name="quote.c"> »</text:span><text:span text:style-name="T1638">. Nous n</text:span><text:span text:style-name="T1639">’</text:span><text:span text:style-name="T1640">avons pas à revenir sur ce point, à montrer encore combien cette abondance de notre folklore (la Bretagne reste à part) témoigne d</text:span><text:span text:style-name="T1641">’</text:span><text:span text:style-name="T1642">une restreinte invention poétique et, en échange, d</text:span><text:span text:style-name="T1643">’</text:span><text:span text:style-name="T1644">une grande richesse d</text:span><text:span text:style-name="T1645">’</text:span><text:span text:style-name="T1646">anecdotes, de proverbes et de traits malicieux.</text:span></text:p>
      <text:p text:style-name="P1647">Dans l’art rustique de France le fableau a tué la légende.</text:p>
      <text:p text:style-name="Corpsdetexte"><text:span text:style-name="T1648">Et c</text:span><text:span text:style-name="T1649">’</text:span><text:span text:style-name="T1650">est pourquoi les poètes novateurs ont été tout de suite à court dès qu</text:span><text:span text:style-name="T1651">’</text:span><text:span text:style-name="T1652">ils ont voulu faire revivre symboliquement un mythe populaire ; ils</text:span><text:span text:style-name="T1653"><text:s/>$120$<text:s/></text:span><text:bookmark-start text:name="120"/><text:bookmark-end text:name="120"/><text:span text:style-name="T1654">sont toujours revenus aux «contes de Perrault», car pour être populaire il ne faut pas que la légende soit oubliée du peuple dès qu</text:span><text:span text:style-name="T1655">’</text:span><text:span text:style-name="T1656">il perd son inconscience. Il faut qu</text:span><text:span text:style-name="T1657">’</text:span><text:span text:style-name="T1658">elle traverse toutes les couches lettrées comme il est arrivé pour les seules histoires de</text:span><text:span text:style-name="T1659"><text:s/></text:span><text:span text:style-name="T1660">la Mère</text:span><text:span text:style-name="T1661"><text:s/>l</text:span><text:span text:style-name="T1662">’</text:span><text:span text:style-name="T1663">Oie</text:span><text:span text:style-name="T1664"><text:note text:note-class="footnote" text:id="_ftn64"><text:note-citation>65</text:note-citation><text:note-body><text:p text:style-name="Notedebasdepage"><text:s/><text:span text:style-name="T1665">M. </text:span><text:span text:style-name="T1666">Albert Mockel a bien soin d</text:span><text:span text:style-name="T1667">’</text:span><text:span text:style-name="T1668">indiquer cette idée qui corrige son affirmation ; toutefois il n</text:span><text:span text:style-name="T1669">’</text:span><text:span text:style-name="T1670">appuie pas assez.</text:span></text:p></text:note-body></text:note></text:span><text:span text:style-name="T1671">.</text:span><text:span text:style-name="T1672"><text:s/></text:span><text:span text:style-name="T1673">Mais</text:span><text:span text:style-name="T1674"><text:s/></text:span><text:span text:style-name="T1675">le cahier n</text:span><text:span text:style-name="T1676">’</text:span><text:span text:style-name="T1677">en est pas gros et on peut espérer qu</text:span><text:span text:style-name="T1678">’</text:span><text:span text:style-name="T1679">on ne nous tirera plus rien de la « Belle au bois dormant ». Aussi, instinctivement, les poètes novateurs ont-ils eu raison de ne se point préoccuper de héros légendaires particuliers, de se remettre seulement dans le sentiment populaire et de laisser la légende sortir de leur vie intérieure.<text:s/></text:span><text:span text:style-name="T1680">M. </text:span><text:span text:style-name="T1681">Albert Mockel l</text:span><text:span text:style-name="T1682">’</text:span><text:span text:style-name="T1683">a constaté lui-même :<text:s/></text:span><text:span text:style-name="quote.c">« L</text:span><text:span text:style-name="quote.c">’</text:span><text:span text:style-name="quote.c">afflux trop puissant<text:s/></text:span><text:span text:style-name="quote.c">de la littérature antique au<text:s/></text:span><text:span text:style-name="T1684">xv</text:span><text:span text:style-name="T1685">e</text:span><text:span text:style-name="quote.c"><text:s/>et au<text:s/></text:span><text:span text:style-name="T1686">xvi</text:span><text:span text:style-name="T1687">e</text:span><text:span text:style-name="quote.c"> </text:span><text:span text:style-name="quote.c">siècle nous a jetés loin de nous</text:span><text:span text:style-name="T1688"><text:note text:note-class="footnote" text:id="_ftn65"><text:note-citation>66</text:note-citation><text:note-body><text:p text:style-name="Notedebasdepage"><text:s/><text:span text:style-name="title">Propos de littérature</text:span>, p. 123.</text:p></text:note-body></text:note></text:span><text:span text:style-name="quote.c">.</text:span><text:span text:style-name="quote.c"> »</text:span><text:span text:style-name="T1689">. Il oublie d</text:span><text:span text:style-name="T1690">’</text:span><text:span text:style-name="T1691">en conclure qu</text:span><text:span text:style-name="T1692">’</text:span><text:span text:style-name="T1693">il est peut</text:span><text:span text:style-name="T1694">-</text:span><text:span text:style-name="T1695">être moins artificiel pour un poète contemporain</text:span><text:span text:style-name="T1696"><text:s/>$121$<text:s/></text:span><text:span text:style-name="T1697">de continuer à réveiller Psyché que de ressusciter la fée Mélusine.</text:span></text:p>
      <text:p text:style-name="P1698">Certes, il y a à creuser au plus profond de toutes nos traditions locales, à ramener au jour par la transfiguration poétique l’or vierge de nos terroirs. C’est ce que tentent, avec timidité dans un sens fort différent<text:s/>de<text:s/>celui que nous prisons, d’estimables poètes, bretons et ce qu’a réussi un peu trop académiquement le grand Frédéric Mistral. Mais l’œuvre alors est du même<text:s/><text:soft-page-break/>ordre que celle offerte par les mythes grecs. Elle ne doit rien à l’aile des brises. Ce n’est pas la tradition orale qui l’a fait éclore. Quels que soient les contes de l’enfance, leur souvenir n’a pas suffi : il a fallu creuser le sol autour de la maison.</text:p>
      <text:p text:style-name="Corpsdetexte"><text:span text:style-name="T1699">Aussi, pour échapper à cette oppression latine, qui n</text:span><text:span text:style-name="T1700">’</text:span><text:span text:style-name="T1701">a cessé de nous écraser, et dont si justement se plaint<text:s/></text:span><text:span text:style-name="T1702">M. </text:span><text:span text:style-name="T1703">Albert Mockel</text:span><text:span text:style-name="T1704"><text:note text:note-class="footnote" text:id="_ftn66"><text:note-citation>67</text:note-citation><text:note-body><text:p text:style-name="Notedebasdepage"><text:s/><text:span text:style-name="quote.c">« Non seulement on est loin de la verve naturelle du peuple dans la poésie lyrique, mais on n</text:span><text:span text:style-name="quote.c">’</text:span><text:span text:style-name="quote.c">écrit pas même d</text:span><text:span text:style-name="quote.c">’</text:span><text:span text:style-name="quote.c">après les traditions héroïques de la race. C</text:span><text:span text:style-name="quote.c">’</text:span><text:span text:style-name="quote.c">est là, je crois, un legs de cette littérature latine qu</text:span><text:span text:style-name="quote.c">’</text:span><text:span text:style-name="quote.c">une parenté de langage nous imposa trop longtemps. Nous ne provenons certes pas uniquement des Latins, mais comme ils pèsent encore sur nous ! Rome faisait des vers selon la Grèce et nous faisons des vers selon Rome… »</text:span><text:span text:style-name="T1705"><text:s/>(</text:span><text:span text:style-name="title">Propos de littérature</text:span><text:span text:style-name="T1706">, p. 1</text:span><text:span text:style-name="T1707">22.)</text:span></text:p></text:note-body></text:note></text:span><text:span text:style-name="T1708">, on</text:span><text:span text:style-name="T1709"><text:s/>$122$<text:s/></text:span><text:bookmark-start text:name="122"/><text:bookmark-end text:name="122"/><text:span text:style-name="T1710">ne doit songer qu</text:span><text:span text:style-name="T1711">’</text:span><text:span text:style-name="T1712">à soi-même, soi-même oublieux de tous les siècles et de tous leurs mythes et s</text:span><text:span text:style-name="T1713">’</text:span><text:span text:style-name="T1714">ériger en personnage légendaire, dominateur ainsi des temps, dans une atmosphère indéterminée. Par cette idée, je m</text:span><text:span text:style-name="T1715">’</text:span><text:span text:style-name="T1716">accorde entièrement avec<text:s/></text:span><text:span text:style-name="T1717">M. </text:span><text:span text:style-name="T1718">Albert Mockel.</text:span></text:p>
      <text:h text:style-name="Titre2" text:outline-level="2"><text:bookmark-start text:name="123"/><text:bookmark-end text:name="123"/><text:span text:style-name="T1719">$123$<text:s/></text:span><text:span text:style-name="T1720">VI</text:span></text:h>
      <text:p text:style-name="P1721">C’est dans un esprit analogue que les plus beaux caractères du lyrisme rustique et de la renaissance poétique qui en découle ont été objectivés, synthétisés, dans les drames de<text:s/>M. Maurice Maeterlinck.</text:p>
      <text:p text:style-name="P1722"><text:bookmark-start text:name="124"/><text:bookmark-end text:name="124"/>Le drame légendaire sentimental est le développement même de la chanson rustique qui a presque, toujours, comme on a pu s’en apercevoir, une action. On a tort du reste d’établir une séparation arbitraire entre le lyrisme et le drame. Il existe un point où ils se rencontrent ; et si cela est particulièrement frappant dans tout<text:s/>$124$<text:s/>art populaire, cela ne l’est déjà pas moins dans le théâtre antique. La poésie transfiguratrice peut se séparer du drame, non la poésie sentimentale qui tend de toute son impulsion naturelle à la représentation même de la vie qu’elle exprime.</text:p>
      <text:p text:style-name="P1723"><text:bookmark-start text:name="125"/><text:bookmark-end text:name="125"/>Là, dans les drames de<text:s/>M. Maeterlinck, débouchent du fond de leur infini passé, marchent et parlent sans sortir de leur atmosphère merveilleuse les princesses de la ballade, et les rois des contes féeriques, et les reines aux mystérieuses puissances. Ils ne sont point les agents de légendes connues ; ils règnent sur tous les domaines de l’âme humaine.<text:s/>Ils<text:s/>portent des noms impersonnels comme leurs vêtements, comme leur être même, qui mieux ainsi qu’en toute légende garde le recul, l’humanité profonde du mystère. Leur pouvoir redoutable, comme l’a toujours compris l’esprit populaire, subit toutes les atteintes du malheur. Tandis que des destinées d’amours adolescentes tremblent et<text:s/>$125$<text:s/>parfois succombent entre leurs mains, ils restent eux-mêmes les victimes des événements qu’ils<text:s/>dénouent. Mais ces rois, ces reines, ces pères, ces aïeuls représentent simplement les influences supérieures qui nous dominent ; et ils<text:s/><text:soft-page-break/>servent, ou avec bienveillance, avec des avertissements que nous n’écoutons pas, ou avec une malice sournoise ou fatale, notre particulier destin. Et cela est admirablement conforme à l’esprit des contes et des ballades.</text:p>
      <text:p text:style-name="Corpsdetexte"><text:bookmark-start text:name="126"/><text:bookmark-end text:name="126"/><text:span text:style-name="T1724">Ce qui l</text:span><text:span text:style-name="T1725">’</text:span><text:span text:style-name="T1726">est encore davantage est la sensation de solitude et de terreur dont les enfants, les vierges, les jeunes femmes, les jeunes héros, jusqu</text:span><text:span text:style-name="T1727">’</text:span><text:span text:style-name="T1728">aux vieillards de l</text:span><text:span text:style-name="T1729">’</text:span><text:span text:style-name="T1730">expérience, laissent leur vie s</text:span><text:span text:style-name="T1731">’</text:span><text:span text:style-name="T1732">envelopper toute. Les êtres simples en la compagnie intime de la terre se sentent environnés d</text:span><text:span text:style-name="T1733">’</text:span><text:span text:style-name="T1734">inconnu et de choses malfaisantes ; et ils n</text:span><text:span text:style-name="T1735">’</text:span><text:span text:style-name="T1736">attendent aucun secours, et ils ne peuvent que se pencher sur leur propre vie, se consoler des moments ainsi, mais sans jamais atteindre que le vide. Tout être humain, s</text:span><text:span text:style-name="T1737">’</text:span><text:span text:style-name="T1738">il n</text:span><text:span text:style-name="T1739">’</text:span><text:span text:style-name="T1740">avait perdu<text:s/></text:span><text:span text:style-name="T1741">$126$<text:s/></text:span><text:span text:style-name="T1742">cette intimité par sa culture, et (par la suffisance qui en a dépendu), la finesse intuitive de son entendement, distinguerait de même les silences hostiles du mystère, saurait de même<text:s/></text:span><text:span text:style-name="quote.c">« écouter son âme</text:span><text:span text:style-name="T1743"><text:note text:note-class="footnote" text:id="_ftn67"><text:note-citation>68</text:note-citation><text:note-body><text:p text:style-name="Notedebasdepage"><text:s/><text:span text:style-name="title">Intérieur</text:span><text:span text:style-name="T1744">.</text:span></text:p></text:note-body></text:note></text:span><text:span text:style-name="quote.c"> »</text:span><text:span text:style-name="T1745">. Et selon les qualités de son âme, il vivrait dans un puéril et terrible effroi, ou avec le sourire fier des hautes tristesses.<text:s/></text:span><text:span text:style-name="T1746">M. </text:span><text:span text:style-name="T1747">Maurice Maeterlinck a rendu aux êtres de ses drames, par la connaissance, cette compréhension supérieure qu</text:span><text:span text:style-name="T1748">’</text:span><text:span text:style-name="T1749">ont les bêtes parfois, et facilement les simples.</text:span></text:p>
      <text:p text:style-name="Corpsdetexte"><text:span text:style-name="T1750">Pourtant cette connaissance ne leur a pas enlevé l</text:span><text:span text:style-name="T1751">’</text:span><text:span text:style-name="T1752">inconscience, et c</text:span><text:span text:style-name="T1753">’</text:span><text:span text:style-name="T1754">est en toute innocence qu</text:span><text:span text:style-name="T1755">’</text:span><text:span text:style-name="T1756">ils trébuchent dans leurs fautes. L</text:span><text:span text:style-name="T1757">’</text:span><text:span text:style-name="T1758">idée de la responsabilité est une de celles qu</text:span><text:span text:style-name="T1759">’</text:span><text:span text:style-name="T1760">accepte le moins l</text:span><text:span text:style-name="T1761">’</text:span><text:span text:style-name="T1762">esprit populaire. C</text:span><text:span text:style-name="T1763">’</text:span><text:span text:style-name="T1764">est pourquoi Ablamore dit à Alladine :<text:s/></text:span><text:span text:style-name="quote.c">« Tu obéis à des lois que tu ne connais pas et<text:s/></text:span><text:span text:style-name="quote.c">tu ne pouvais agir autrement</text:span><text:span text:style-name="T1765"><text:note text:note-class="footnote" text:id="_ftn68"><text:note-citation>69</text:note-citation><text:note-body><text:p text:style-name="Notedebasdepage"><text:s/><text:span text:style-name="title">Alladine et Palomides</text:span>, acte II, scène <text:span text:style-name="T1766">iii</text:span>.</text:p></text:note-body></text:note></text:span><text:span text:style-name="quote.c">. »</text:span><text:span text:style-name="T1767"><text:s/>Le châtiment arrive quand même,</text:span><text:span text:style-name="T1768"><text:s/>$127$<text:s/></text:span><text:span text:style-name="T1769">mais il n</text:span><text:span text:style-name="T1770">’</text:span><text:span text:style-name="T1771">est pas un arrêt de la justice ; il n</text:span><text:span text:style-name="T1772">’</text:span><text:span text:style-name="T1773">est que la conséquence aveugle d</text:span><text:span text:style-name="T1774">’</text:span><text:span text:style-name="T1775">une mi</text:span><text:span text:style-name="T1776">sérable destinée, le degré suprême</text:span><text:span text:style-name="T1777"><text:s/>de la douleur. Aussi la poésie des complaintes a-t-elle une sympathie profonde, plus que de la pitié, pour les victimes ; le châtiment n</text:span><text:span text:style-name="T1778">’</text:span><text:span text:style-name="T1779">est pas une humiliation, mais l</text:span><text:span text:style-name="T1780">’</text:span><text:span text:style-name="T1781">ennoblissement d</text:span><text:span text:style-name="T1782">’</text:span><text:span text:style-name="T1783">une souffrance de plus. C</text:span><text:span text:style-name="T1784">’</text:span><text:span text:style-name="T1785">est dans cet esprit-là que se produisent la plupart des dénouements dans les drames de<text:s/></text:span><text:span text:style-name="T1786">M. </text:span><text:span text:style-name="T1787">Maeterlinck, quand ils ne sont pas le dernier acte obscur et sans signification de tous les actes obscurs et quelconques dont se compose la chaîne d</text:span><text:span text:style-name="T1788">’</text:span><text:span text:style-name="T1789">une existence.<text:s/></text:span><text:span text:style-name="quote.c">« C</text:span><text:span text:style-name="quote.c">’</text:span><text:span text:style-name="quote.c">était, dit Arkel à la fin de Pelléas et Mélisande, c</text:span><text:span text:style-name="quote.c">’</text:span><text:span text:style-name="quote.c">était un pauvre petit être mystérieux, comme tout le monde… »</text:span></text:p>
      <text:p text:style-name="Corpsdetexte"><text:bookmark-start text:name="128"/><text:bookmark-start text:name="129"/><text:bookmark-end text:name="128"/><text:bookmark-end text:name="129"/><text:span text:style-name="T1790">En pénétrant le détail de la composition scénique, de l</text:span><text:span text:style-name="T1791">’</text:span><text:span text:style-name="T1792">expression, de la phrase, on approcherait encore de l</text:span><text:span text:style-name="T1793">’</text:span><text:span text:style-name="T1794">art populaire. Les personnages arrivent, se font</text:span><text:span text:style-name="T1795"><text:s/></text:span><text:span text:style-name="T1796">connaître, et parlent, sans nous rien confier de leur état-civil que quelques vagues indications plutôt psychologiques.<text:s/></text:span><text:span text:style-name="T1797">$128$<text:s/></text:span><text:span text:style-name="T1798">Quelques mots : et nous entrons d</text:span><text:span text:style-name="T1799">’</text:span><text:span text:style-name="T1800">un coup jusqu</text:span><text:span text:style-name="T1801">’</text:span><text:span text:style-name="T1802">au fond de leur<text:s/></text:span><text:soft-page-break/><text:span text:style-name="T1803">cœur, et nous les connaissons mieux que s</text:span><text:span text:style-name="T1804">’</text:span><text:span text:style-name="T1805">ils avaient découvert leur généalogie. La chanson rustique débute ainsi, avec une brusque simplicité, inquiète avant tout de l</text:span><text:span text:style-name="T1806">’</text:span><text:span text:style-name="T1807">humanité intérieure. Et quand ils veulent rendre leurs sentiments palpables de vie brûlante, les images jaillissent en petites flammes familières, courtes et vives, allumées aux choses les plus proches, celles qu</text:span><text:span text:style-name="T1808">’</text:span><text:span text:style-name="T1809">ils touchent tous les jours de leurs mains ou qu</text:span><text:span text:style-name="T1810">’</text:span><text:span text:style-name="T1811">ils saisissent du regard dans le strict décor de l</text:span><text:span text:style-name="T1812">’</text:span><text:span text:style-name="T1813">existence intime.<text:s/></text:span><text:span text:style-name="quote.c">« Ta voix ! ta voix… Elle est plus fraîche et plus franche que l</text:span><text:span text:style-name="quote.c">’</text:span><text:span text:style-name="quote.c">eau !… On dirait de l</text:span><text:span text:style-name="quote.c">’</text:span><text:span text:style-name="quote.c">eau pure sur mes lèvres !… »</text:span><text:span text:style-name="T1814"><text:s/>dit Pelléas à Mélisande. — </text:span><text:span text:style-name="quote.c">« Et si de vieux moments reviennent par hasard, je m</text:span><text:span text:style-name="quote.c">’</text:span><text:span text:style-name="quote.c">approche d</text:span><text:span text:style-name="quote.c">’</text:span><text:span text:style-name="quote.c">Astolaine et l</text:span><text:span text:style-name="quote.c">’</text:span><text:span text:style-name="quote.c">on dirait que j</text:span><text:span text:style-name="quote.c">’</text:span><text:span text:style-name="quote.c">ouvre une fenêtre sur l</text:span><text:span text:style-name="quote.c">’</text:span><text:span text:style-name="quote.c">aurore »</text:span><text:span text:style-name="T1815">, dit Palomides.</text:span><text:span text:style-name="T1816"><text:s/>— </text:span><text:span text:style-name="quote.c">« Tu attends là au seuil d</text:span><text:span text:style-name="quote.c">’</text:span><text:span text:style-name="quote.c">une porte à peine ouverte comme si tu étais prête à fuir ; et ta main sur la clef, comme si tu voulais me fermer à<text:s/></text:span><text:span text:style-name="quote.c">$129$<text:s/></text:span><text:span text:style-name="quote.c">jamais le secret de ton cœur »,</text:span><text:span text:style-name="T1817"><text:s/>dit Ablamore. — </text:span><text:span text:style-name="quote.c">« </text:span><text:span text:style-name="quote.c">Il</text:span><text:span text:style-name="quote.c"><text:s/>y régnait un tel silence qu</text:span><text:span text:style-name="quote.c">’</text:span><text:span text:style-name="quote.c">un fruit mûr qui tombait dans le parc appelait les visages aux fenêtres »</text:span><text:span text:style-name="T1818">, dit Ygraine.</text:span></text:p>
      <text:p text:style-name="P1819">Toutes ces associations sont bien dans la forme des rapports rapides et précis qu’emploie l’imagination populaire, sans la surcharge du développement lyrique qui n’avive plus l’émotion, mais la voile ou la transfigure.</text:p>
      <text:p text:style-name="quote.l">Enfin vous voilà donc</text:p>
      <text:p text:style-name="quote.l">Ma belle mariée,</text:p>
      <text:p text:style-name="quote.l">Enfin vous voilà donc</text:p>
      <text:p text:style-name="quote.l">À<text:s/>votre époux liée,</text:p>
      <text:p text:style-name="P1820">Avec un long fil d’or</text:p>
      <text:p text:style-name="quote.l"><text:span text:style-name="T1821">Qui ne rompt qu</text:span><text:span text:style-name="T1822">’</text:span><text:span text:style-name="T1823">à la mort</text:span><text:span text:style-name="Appelnotedebasdep."><text:note text:note-class="footnote" text:id="_ftn69"><text:note-citation>70</text:note-citation><text:note-body><text:p text:style-name="Notedebasdepage"><text:s/><text:span text:style-name="T1824">Citation</text:span><text:span text:style-name="T1825"><text:s/>de Gérard de Nerval.</text:span></text:p></text:note-body></text:note></text:span></text:p>
      <text:p text:style-name="noindent">dit une vieille chanson d’épousailles.</text:p>
      <text:p text:style-name="quote.l">Elle est bien aussi droite</text:p>
      <text:p text:style-name="P1826">Que le jonc dans les prés…</text:p>
      <text:p text:style-name="quote.l">Elle fait<text:s/><text:span text:style-name="T1827">fleurir le romarin</text:span></text:p>
      <text:p text:style-name="P1828">Sur le bord de sa manche…,</text:p>
      <text:p text:style-name="noindent"><text:bookmark-start text:name="130"/><text:bookmark-end text:name="130"/>$130$<text:s/>disent de leur belle des amoureux.</text:p>
      <text:soft-page-break/>
      <text:p text:style-name="quote.l">J’ai tant pleuré, versé des larmes</text:p>
      <text:p text:style-name="quote.l">Que les ruisseaux ont débordé ;</text:p>
      <text:p text:style-name="quote.l">Petits ruisseaux, grandes rivières,</text:p>
      <text:p text:style-name="quote.l"><text:span text:style-name="T1829">Quatre moulins en ont viré</text:span><text:span text:style-name="Appelnotedebasdep."><text:note text:note-class="footnote" text:id="_ftn70"><text:note-citation>71</text:note-citation><text:note-body><text:p text:style-name="Notedebasdepage"><text:s/><text:span text:style-name="T1830">Citation de<text:s/></text:span><text:span text:style-name="T1831">M. André Theuriet.</text:span></text:p></text:note-body></text:note></text:span>,</text:p>
      <text:p text:style-name="noindent">chante une pauvre délaissée.</text:p>
      <text:p text:style-name="P1832">Ainsi chez<text:s/>M. Maurice Maeterlinck comme chez les poètes rustiques l’image, flèche faite de tout bois, encochée juste au sentiment, au point le plus tendu de l’émotion, file… et, l’âme touchée, s’arrête.</text:p>
      <text:p text:style-name="P1833">La phrase de notre dramaturge, simplifiée à l’extrême et comme d’une nudité prenante, force singulièrement cette brève intensité. Elle se réduit presque toujours à une seule proposition. Les épithètes y sont rares et le verbe n’y entraîne pas d’interminables attributs. Elle n’est pas coupée d’incidentes : le cœur gros s’allège d’un coup, quand il ne soupire pas quelques<text:s/><text:bookmark-start text:name="131"/><text:bookmark-end text:name="131"/>$131$<text:s/>mots expirés qui ne sont presque plus des paroles.</text:p>
      <text:p text:style-name="Corpsdetexte"><text:bookmark-start text:name="132"/><text:bookmark-end text:name="132"/><text:span text:style-name="T1834">Et ces phrases mêmes ne sont point sèches ni saccadées, parce qu</text:span><text:span text:style-name="T1835">’</text:span><text:span text:style-name="T1836">elles vont d</text:span><text:span text:style-name="T1837">’</text:span><text:span text:style-name="T1838">un inégal mouvement très doux, parfois même un peu trop symétrique, en un rythme de berceuses, rythme, il est vrai, conforme aux gestes de petites âmes passives, qui sentent qu</text:span><text:span text:style-name="T1839">’</text:span><text:span text:style-name="T1840">il n</text:span><text:span text:style-name="T1841">’</text:span><text:span text:style-name="T1842">y a rien à faire, et qu</text:span><text:span text:style-name="T1843">’</text:span><text:span text:style-name="T1844">il faudra toujours, et malgré tout, dormir. Aussi est-ce à peine de la prose. Les rythmes s</text:span><text:span text:style-name="T1845">’</text:span><text:span text:style-name="T1846">adaptent à chaque instant à la mesure de l</text:span><text:span text:style-name="T1847">’</text:span><text:span text:style-name="T1848">octosyllabe et de l</text:span><text:span text:style-name="T1849">’</text:span><text:span text:style-name="T1850">alexandrin classique, ou plutôt des douze temps et des divisions en six, quatre et trois temps que ces vers étaient sensés grouper et redoubler. La seule différence qui sépare cette prose du « v</text:span><text:span text:style-name="T1851">ers libre » est dans le manque d</text:span><text:span text:style-name="T1852">’</text:span><text:span text:style-name="T1853">intention</text:span><text:span text:style-name="T1854">. Il n</text:span><text:span text:style-name="T1855">’</text:span><text:span text:style-name="T1856">y a pas constante égalité de valeur entre la langue rythmique et la langue syntaxique. Mais les pages entièrement rythmées sont nombreuses, en dehors même des scènes particulières et<text:s/></text:span><text:span text:style-name="T1857">$132$ culminantes où, comme à la fin d</text:span><text:span text:style-name="T1858">’</text:span><text:span text:style-name="title">Alladine et Palomides</text:span><text:span text:style-name="T1859">, les voix des deux amants se répondent d</text:span><text:span text:style-name="T1860">’</text:span><text:span text:style-name="T1861">une chambre à l</text:span><text:span text:style-name="T1862">’</text:span><text:span text:style-name="T1863">autre en une cantilène d</text:span><text:span text:style-name="T1864">’</text:span><text:span text:style-name="T1865">agonisants, ou comme au quatrième acte de la<text:s/></text:span><text:span text:style-name="title">Mort de Tintagiles</text:span><text:span text:style-name="T1866"><text:s/>les trois servantes fatidiques cherchant un instant propice à leur crime font des incantations de leurs lentes paroles. On pourrait par exemple transcrire ainsi, entre cent autres, le passage d</text:span><text:span text:style-name="T1867">’</text:span><text:span text:style-name="T1868">Ablamore</text:span><text:span text:style-name="T1869"><text:s/>à la fin du troisième acte d</text:span><text:span text:style-name="T1870">’</text:span><text:span text:style-name="title">A</text:span><text:span text:style-name="title">lladine</text:span><text:span text:style-name="T1871">.</text:span></text:p>
      <text:p text:style-name="quote.l">… Alladine, viens aussi.</text:p>
      <text:soft-page-break/>
      <text:p text:style-name="quote.l">Voyez-vous, mes enfants, il fait noir dans la chambre,</text:p>
      <text:p text:style-name="quote.l">Il y fait aussi noir</text:p>
      <text:p text:style-name="quote.l">Que si l’on se trouvait à mille pieds sous terre.</text:p>
      <text:p text:style-name="quote.l">Mais j’ouvre un des volets, et voyez !</text:p>
      <text:p text:style-name="quote.l">Toute la lumière du ciel et du soleil !</text:p>
      <text:p text:style-name="quote.l">Il n’y faut pas un grand effort</text:p>
      <text:p text:style-name="quote.l">Et la lumière est pleine de bonne volonté…</text:p>
      <text:p text:style-name="quote.l">Il suffit qu’on l’appelle ; elle obéit toujours…</text:p>
      <text:p text:style-name="quote.l">Avez-vous vu le fleuve</text:p>
      <text:p text:style-name="quote.l">Avec ses petites îles entre les prés en fleurs ?…</text:p>
      <text:p text:style-name="quote.l">Le ciel est un anneau de cristal aujourd’hui…</text:p>
      <text:p text:style-name="quote.l">Alladine, Palomides, venez voir…</text:p>
      <text:p text:style-name="quote.l"><text:bookmark-start text:name="133"/><text:bookmark-end text:name="133"/>Approchez-vous tous deux du paradis…</text:p>
      <text:p text:style-name="quote.l">$133$<text:s/>Il faut vous embrasser dans la clarté nouvelle…</text:p>
      <text:p text:style-name="quote.l">Je ne vous en veux pas.</text:p>
      <text:p text:style-name="quote.l">Vous avez fait ce qui est ordonné ;</text:p>
      <text:p text:style-name="quote.l">Et moi aussi…</text:p>
      <text:p text:style-name="quote.l">Penchez-vous un instant à la fenêtre ouverte ;</text:p>
      <text:p text:style-name="quote.l">Et regardez encore les douces choses vertes…</text:p>
      <text:p text:style-name="Corpsdetexte"><text:span text:style-name="T1872">À</text:span><text:span text:style-name="T1873"><text:s/>ces cadences s</text:span><text:span text:style-name="T1874">’</text:span><text:span text:style-name="T1875">ajoute la symétrie des répétitions nombreuses dont usent en leur dialogue les personnages de ces drames. On n</text:span><text:span text:style-name="T1876">’</text:span><text:span text:style-name="T1877">a pas compris qu</text:span><text:span text:style-name="T1878">’</text:span><text:span text:style-name="T1879">elles ne différaient point des refrains populaires, de ces refrains de complaintes par lesquels s</text:span><text:span text:style-name="T1880">’</text:span><text:span text:style-name="T1881">expriment naturellement l</text:span><text:span text:style-name="T1882">’</text:span><text:span text:style-name="T1883">obses</text:span><text:span text:style-name="T1884">sion, la frayeur, l</text:span><text:span text:style-name="T1885">’</text:span><text:span text:style-name="T1886">angoisse</text:span><text:span text:style-name="T1887"><text:note text:note-class="footnote" text:id="_ftn71"><text:note-citation>72</text:note-citation><text:note-body><text:p text:style-name="Notedebasdepage"><text:s/><text:span text:style-name="T1888">Nous ne connaissions pas personnellement<text:s/></text:span><text:span text:style-name="T1889">M. </text:span><text:span text:style-name="T1890">Maeterlinck, et ces lignes avaient depuis longtemps paru, lorsque nous lûmes sous la signature de<text:s/></text:span><text:span text:style-name="T1891">M. </text:span><text:span text:style-name="T1892">Adolphe Brisson, ce passage d</text:span><text:span text:style-name="T1893">’</text:span><text:span text:style-name="T1894">un interview :</text:span></text:p><text:p text:style-name="quote">« Les paysans de chez nous, dit M. Maeterlinck, dont l’intelligence est paresseuse ont coutume de prononcer plusieurs fois les mêmes épithètes ou les mêmes verbes. Cette habitude donne à leur discours un caractère de gravité tout à la fois puéril et sentencieux. Je m’en suis inspiré,<text:s/><text:span text:style-name="T1895">jugeant qu</text:span><text:span text:style-name="T1896">’</text:span><text:span text:style-name="T1897">un personnage de légende avait quelque affinité avec un homme des champs et pouvait parler la même langue</text:span>…<text:s/>J’ai été poussé par une sorte d’instinct d’imitation et non par le désir de me singulariser. »</text:p><text:p text:style-name="bibl">(<text:span text:style-name="title">Le Temps</text:span>, 25 juillet 1896)</text:p></text:note-body></text:note></text:span><text:span text:style-name="T1898">.<text:s/></text:span><text:span text:style-name="T1899">M. </text:span><text:span text:style-name="T1900">Maurice Maeterlinck,</text:span><text:span text:style-name="T1901"><text:s/>$134$<text:s/></text:span><text:bookmark-start text:name="134"/><text:bookmark-end text:name="134"/><text:span text:style-name="T1902">il est vrai, en a fait un abus que des<text:s/></text:span><text:soft-page-break/><text:span text:style-name="T1903">lourdeurs d</text:span><text:span text:style-name="T1904">’</text:span><text:span text:style-name="T1905">interprétations incertaines ont grossi. Car dans la plupart des cas l</text:span><text:span text:style-name="T1906">’</text:span><text:span text:style-name="T1907">intensité de l</text:span><text:span text:style-name="T1908">’</text:span><text:span text:style-name="T1909">émotion serait affaiblie, le sens même serait faussé si les âmes primitives que le poète anime, balbutiantes de terreur devant leur destin pressenti, ne répétaient point malgré elles les paroles de la pensée fatale.</text:span></text:p>
      <text:p text:style-name="P1910">£</text:p>
      <text:p text:style-name="Corpsdetexte"><text:bookmark-start text:name="135"/><text:bookmark-end text:name="135"/><text:span text:style-name="T1911">Cependant ces diverses transmutations psychiques du sentiment populaire semblent à certains une déformation vaine. Ils entendent que le poète respecte les légendes et les chansons dans leur littéralité non seulement intérieure, mais extérieure. Ils n</text:span><text:span text:style-name="T1912">’</text:span><text:span text:style-name="T1913">accordent surtout point qu</text:span><text:span text:style-name="T1914">’</text:span><text:span text:style-name="T1915">on les grandisse jusqu</text:span><text:span text:style-name="T1916">’</text:span><text:span text:style-name="T1917">aux mythes et qu</text:span><text:span text:style-name="T1918">’</text:span><text:span text:style-name="T1919">elles perdent ainsi la beauté parfaite de l</text:span><text:span text:style-name="T1920">’</text:span><text:span text:style-name="T1921">âme primitive. Se contenter d</text:span><text:span text:style-name="T1922">’</text:span><text:span text:style-name="T1923">unir sa subtilité à la sensibilité fraternelle du simple sans mésestime des<text:s/></text:span><text:span text:style-name="T1924">$135$<text:s/></text:span><text:span text:style-name="T1925">héroïsations les plus hautes leur apparaît d</text:span><text:span text:style-name="T1926">’</text:span><text:span text:style-name="T1927">un puéril orgueil qui n</text:span><text:span text:style-name="T1928">’</text:span><text:span text:style-name="T1929">abdique point devant la prédominance supérieure qu</text:span><text:span text:style-name="T1930">’</text:span><text:span text:style-name="T1931">ont en eux concentrée les premiers gestes humains.<text:s/></text:span><text:span text:style-name="T1932">M. </text:span><text:span text:style-name="T1933">Henry Bataille écrit ainsi :<text:s/></text:span><text:span text:style-name="quote.c">« Nous haïssons même en les aimant tous ceux qui ont déformé la légende, fût-ce au profit des plus belles causes lyriques, et tout le génie de Wagner ou de Shakespeare suffit juste à leur faire pardonner de ceux qui aspirent encore aux hautes sources pures qu</text:span><text:span text:style-name="quote.c">’</text:span><text:span text:style-name="quote.c">ils n</text:span><text:span text:style-name="quote.c">’</text:span><text:span text:style-name="quote.c">auraient voulu troublées d</text:span><text:span text:style-name="quote.c">’</text:span><text:span text:style-name="quote.c">aucun souffle. Le héros du<text:s/></text:span><text:span text:style-name="title">Vaisseau fantôme</text:span><text:span text:style-name="quote.c"><text:s/>est criminel, plus en</text:span><text:span text:style-name="quote.c">core celui de<text:s/></text:span><text:span text:style-name="title">Tristan et Yseult</text:span><text:span text:style-name="T1934"><text:note text:note-class="footnote" text:id="_ftn72"><text:note-citation>73</text:note-citation><text:note-body><text:p text:style-name="Notedebasdepage"><text:s/><text:span text:style-name="title">Ton sang</text:span><text:s/>précédé de<text:s/><text:span text:style-name="title">la Lépreuse</text:span>, par Henry Bataille — Préface, p. <text:span text:style-name="T1935">vii</text:span>.</text:p></text:note-body></text:note></text:span><text:span text:style-name="quote.c">. »</text:span></text:p>
      <text:p text:style-name="Corpsdetexte"><text:span text:style-name="T1936">M. </text:span><text:span text:style-name="T1937">Henry Bataille a donc tiré, — </text:span><text:span text:style-name="T1938">avec le souci</text:span><text:span text:style-name="T1939"><text:s/>scrupuleux qu</text:span><text:span text:style-name="T1940">’</text:span><text:span text:style-name="T1941">il vient de dire </text:span><text:span text:style-name="T1942">— « </text:span><text:span text:style-name="title">la Lépreuse</text:span><text:span text:style-name="T1943">, tragédie légendaire en trois actes », d</text:span><text:span text:style-name="T1944">’</text:span><text:span text:style-name="T1945">un fragment de chanson bretonne. On lit en effet dans l</text:span><text:span text:style-name="T1946">’</text:span><text:span text:style-name="T1947">admirable<text:s/></text:span><text:span text:style-name="title">Barzaz Breiz</text:span><text:span text:style-name="T1948"><text:s/>de<text:s/></text:span><text:span text:style-name="T1949">M. </text:span><text:span text:style-name="T1950">de la </text:span><text:span text:style-name="T1951">Villemarqué :<text:s/></text:span><text:span text:style-name="quote.c">« Le sujet est un jeune paysan,</text:span><text:span text:style-name="quote.c"><text:s/>$136$<text:s/></text:span><text:bookmark-start text:name="136"/><text:bookmark-end text:name="136"/><text:span text:style-name="quote.c">si beau, que lorsqu</text:span><text:span text:style-name="quote.c">’</text:span><text:span text:style-name="quote.c">il passe le dimanche pour aller à la messe, ses cheveux blonds flottants sur ses épaules, on entend plus d</text:span><text:span text:style-name="quote.c">’</text:span><text:span text:style-name="quote.c">une jolie fille soupirer doucement. Le cœur de l</text:span><text:span text:style-name="quote.c">’</text:span><text:span text:style-name="quote.c">une d</text:span><text:span text:style-name="quote.c">’</text:span><text:span text:style-name="quote.c">elles, appelée Marie, est pris ; celui du jeune paysan ne tarde pas à répondre à l</text:span><text:span text:style-name="quote.c">’</text:span><text:span text:style-name="quote.c">amour de Marie ; mais par malheur elle a la lèpre ; et lorsqu</text:span><text:span text:style-name="quote.c">’</text:span><text:span text:style-name="quote.c">elle se présente chez le père de s</text:span><text:span text:style-name="quote.c">on amoureux, et qu</text:span><text:span text:style-name="quote.c">’</text:span><text:span text:style-name="quote.c">elle dit : “</text:span><text:span text:style-name="quote.c">Donnez-moi un siège pour m</text:span><text:span text:style-name="quote.c">’</text:span><text:span text:style-name="quote.c">asseoir et un linge pour m</text:span><text:span text:style-name="quote.c">’</text:span><text:span text:style-name="quote.c">essuyer le front, car votre fils m</text:span><text:span text:style-name="quote.c">’</text:span><text:span text:style-name="quote.c">a p</text:span><text:span text:style-name="quote.c">romis de me prendre pour femme”</text:span><text:span text:style-name="quote.c">, le vieillard assis au coin du feu l</text:span><text:span text:style-name="quote.c">ui répond d</text:span><text:span text:style-name="quote.c">’</text:span><text:span text:style-name="quote.c">un ton railleur : “</text:span><text:span text:style-name="quote.c">Soit dit sans vous fâcher, la belle, vous vous abusez : vous n</text:span><text:span text:style-name="quote.c">’</text:span><text:span text:style-name="quote.c">aurez point mon fils, ni vous, ni aucune</text:span><text:span text:style-name="quote.c"><text:s/>fille de lépreux comme vous !”</text:span><text:span text:style-name="quote.c"><text:s/>Marie sort en pleurant et jure de se venger. En effet, elle se fend un doigt, et avec son sang elle donne la</text:span><text:span text:style-name="T1952"><text:s/></text:span><text:soft-page-break/><text:span text:style-name="quote.c">lèpre à quatorze personnes de la famille qui l</text:span><text:span text:style-name="quote.c">’</text:span><text:span text:style-name="quote.c">a repoussée, et</text:span><text:span text:style-name="quote.c"><text:s/>son jeune amoureux en meurt</text:span><text:span text:style-name="T1953"><text:note text:note-class="footnote" text:id="_ftn73"><text:note-citation>74</text:note-citation><text:note-body><text:p text:style-name="Notedebasdepage"><text:s/><text:span text:style-name="title">Barzaz Breiz</text:span>, p. 454. — <text:span text:style-name="title">Chants populaires de la Bretagne</text:span><text:span text:style-name="T1954">, recueillis</text:span><text:span text:style-name="T1955">, traduits et annotés par le Vte Hersard de la. Villemarqué. — 8</text:span><text:span text:style-name="T1956">e</text:span><text:span text:style-name="T1957"> édition (1883) (Librairie académique).</text:span></text:p></text:note-body></text:note></text:span><text:span text:style-name="quote.c">. »</text:span></text:p>
      <text:p text:style-name="Corpsdetexte"><text:bookmark-start text:name="137"/><text:bookmark-end text:name="137"/><text:span text:style-name="T1958">$137$<text:s/></text:span><text:span text:style-name="T1959">Cette histoire, extraite d</text:span><text:span text:style-name="T1960">’</text:span><text:span text:style-name="T1961">un de ces<text:s/></text:span><text:span text:style-name="T1962">arguments</text:span><text:span text:style-name="T1963">, si savoureux dans leurs détails de mœurs pittoresques, dont<text:s/></text:span><text:span text:style-name="T1964">M. </text:span><text:span text:style-name="T1965">de la </text:span><text:span text:style-name="T1966">Villemarqué éclaire ses chants bretons, nous donne, à quelques variantes près, le sujet même de<text:s/></text:span><text:span text:style-name="title">la Lépreuse</text:span><text:span text:style-name="T1967">. Elle est placée d</text:span><text:span text:style-name="T1968">’</text:span><text:span text:style-name="T1969">ailleurs en tête d</text:span><text:span text:style-name="T1970">’</text:span><text:span text:style-name="T1971">un chant intitulé<text:s/></text:span><text:span text:style-name="title">le Lépreux</text:span><text:span text:style-name="T1972">, mais dont la fable n</text:span><text:span text:style-name="T1973">’</text:span><text:span text:style-name="T1974">a point de rapport avec la tragédie de<text:s/></text:span><text:span text:style-name="T1975">M. </text:span><text:span text:style-name="T1976">Bataille comme tissée toutefois des menus et mille et un fils coupés çà et là à travers le<text:s/></text:span><text:span text:style-name="title">Barzaz Breiz</text:span><text:span text:style-name="T1977"> ; ce que l</text:span><text:span text:style-name="T1978">’</text:span><text:span text:style-name="T1979">auteur appelle :<text:s/></text:span><text:span text:style-name="quote.c">« être aussi exact que possible… introduire des<text:s/></text:span><text:span text:style-name="quote.c">expressions locales en usage</text:span><text:span text:style-name="T1980"><text:note text:note-class="footnote" text:id="_ftn74"><text:note-citation>75</text:note-citation><text:note-body><text:p text:style-name="Notedebasdepage"><text:s/><text:span text:style-name="title">Ton sang</text:span><text:s/>précédé de<text:s/><text:span text:style-name="title">la Lép.</text:span>, préface, p. <text:span text:style-name="T1981">x</text:span>.</text:p></text:note-body></text:note></text:span><text:span text:style-name="quote.c"> »</text:span><text:span text:style-name="T1982">.</text:span></text:p>
      <text:p text:style-name="Corpsdetexte"><text:span text:style-name="T1983">Dans le chant du<text:s/></text:span><text:span text:style-name="title">Lépreux</text:span><text:span text:style-name="T1984"><text:s/>on lit :</text:span></text:p>
      <text:p text:style-name="quote">« Si<text:s/>elle touchait du bout des lèvres les bords du vase de ma<text:s/>tisane, en buvant après elle je<text:s/>serais guéri à l’instant.</text:p>
      <text:p text:style-name="quote">« Le cœur que tu m’avais donné, ma bien-aimée, à garder, je ne l’ai perdu, ni distrait, ni mis à nul mauvais usage ;</text:p>
      <text:p text:style-name="quote"><text:bookmark-start text:name="138"/><text:bookmark-end text:name="138"/>$138$<text:s/>« Le cœur que tu m’avais donné, ô ma douce belle, à garder, je l’ai mêlé avec le mien ; quel est le tien ? quel est le mien ?»</text:p>
      <text:p text:style-name="Corpsdetexte"><text:span text:style-name="T1985">Dans<text:s/></text:span><text:span text:style-name="title">la Lépreuse</text:span><text:span text:style-name="T1986"><text:s/>on retrouve :</text:span></text:p>
      <text:p text:style-name="label">Ervoanik</text:p>
      <text:p text:style-name="quote.l">« Oui elle m’a donné la mort, je le sais…</text:p>
      <text:p text:style-name="quote.l">Mais je ne suis pas, voyez-vous, bien sûr</text:p>
      <text:p text:style-name="quote.l">que si elle touchait un jour, du bout des lèvres,</text:p>
      <text:p text:style-name="quote.l">les bords du vase de ma tisane,</text:p>
      <text:p text:style-name="quote.l">je ne sois à l’instant guéri !…</text:p>
      <text:p text:style-name="label">Maria</text:p>
      <text:p text:style-name="quote.l">C’est ainsi, pourtant, qu’elle l’a tué !</text:p>
      <text:p text:style-name="label">Ervoanik</text:p>
      <text:p text:style-name="quote.l">Le cœur que tu m’avais donné, ma bien-aimée,</text:p>
      <text:soft-page-break/>
      <text:p text:style-name="quote.l">à garder, je ne l’ai perdu ni distrait.</text:p>
      <text:p text:style-name="quote.l">Le cœur que tu m’avais donné, ma douce belle,</text:p>
      <text:p text:style-name="quote.l">je l’ai mêlé avec le mien. Quel est tien ? quel est mien ? »</text:p>
      <text:p text:style-name="bibl">(<text:span text:style-name="title">La Lépreuse</text:span>, acte III, sc. <text:span text:style-name="T1987">iv</text:span>, p. 95.)</text:p>
      <text:p text:style-name="Corpsdetexte"><text:span text:style-name="T1988">La complainte du<text:s/></text:span><text:span text:style-name="title">Lépreux</text:span><text:span text:style-name="T1989"><text:s/>se termine sur ces deux strophes :</text:span></text:p>
      <text:p text:style-name="quote"><text:bookmark-start text:name="139"/><text:bookmark-end text:name="139"/>« Je suis un pauvre jeune clerc ; je suis fils de Iann Kaour ; j’ai passé trois ans à l’école, mais maintenant je n’y retournerai plus.</text:p>
      <text:p text:style-name="quote">$139$<text:s/>« Dans un peu de temps je m’en irai encore, je m’en irai encore loin du pays ; dans un peu de temps je serai mort, et m’en irai en purgatoire ».</text:p>
      <text:p text:style-name="Corpsdetexte"><text:span text:style-name="T1990">Ervoanik dit dans la même scène </text:span><text:span text:style-name="T1991">iv</text:span><text:span text:style-name="T1992"><text:s/>de l</text:span><text:span text:style-name="T1993">’</text:span><text:span text:style-name="T1994">acte </text:span><text:span text:style-name="T1995">III de<text:s/></text:span><text:span text:style-name="title">la Lépreuse</text:span><text:span text:style-name="T1996"> :</text:span></text:p>
      <text:p text:style-name="quote">« … Je ne suis qu’un pauvre jeune fermier</text:p>
      <text:p text:style-name="quote">fils de Matelinn et de Maria Kantek.</text:p>
      <text:p text:style-name="quote">J’ai passé trois ans à l’école…</text:p>
      <text:p text:style-name="quote">mais maintenant je n’y retournerai plus…</text:p>
      <text:p text:style-name="quote">Dans un peu de temps je m’en irai encore loin du pays,</text:p>
      <text:p text:style-name="quote">Dans un peu de temps je serai mort,</text:p>
      <text:p text:style-name="quote">et m’en irai en purgatoire… »</text:p>
      <text:p text:style-name="P1997">Puis Ervoanik ajoute :</text:p>
      <text:p text:style-name="quote">« Et pendant ce temps mon moulin tournera</text:p>
      <text:p text:style-name="quote">          diga-diga-di</text:p>
      <text:p text:style-name="quote">Ah ! mon moulin tournera,</text:p>
      <text:p text:style-name="quote">          diga-diga-da… »</text:p>
      <text:p text:style-name="noindent">refrain pris à<text:s/><text:span text:style-name="title">la Meunière de Pontaro</text:span><text:s/>(p. 457) qui dans le<text:s/><text:span text:style-name="title">Barzaz</text:span><text:span text:style-name="title"><text:s/>Breiz</text:span><text:s/>vient immédiatement après celui du<text:s/><text:span text:style-name="title">Lépreux</text:span>.</text:p>
      <text:p text:style-name="Corpsdetexte"><text:span text:style-name="T1998">La scène </text:span><text:span text:style-name="T1999">iii</text:span><text:span text:style-name="T2000"><text:s/>du même acte finit sur ces mots :</text:span></text:p>
      <text:p text:style-name="quote.l"><text:bookmark-start text:name="140"/><text:bookmark-end text:name="140"/>« Voici le mois de mai qui passe</text:p>
      <text:p text:style-name="quote.l">$140$<text:s/>Heureux ceux qui meurent au printemps. »</text:p>
      <text:p text:style-name="Corpsdetexte"><text:span text:style-name="T2001">Et dans la cantilène<text:s/></text:span><text:span text:style-name="T2002">les Fleurs de Mai</text:span><text:span text:style-name="T2003"><text:s/>(p. 391</text:span><text:span text:style-name="T2004">), on chante aussi :</text:span></text:p>
      <text:soft-page-break/>
      <text:p text:style-name="quote.l">« Voilà le mois de mai qui passe et les fleurs des<text:s/>haies avec lui,</text:p>
      <text:p text:style-name="quote.l">Heureuses les jeunes personnes qui meurent au<text:s/>printemps ! »</text:p>
      <text:p text:style-name="Corpsdetexte"><text:bookmark-start text:name="141"/><text:bookmark-end text:name="141"/><text:span text:style-name="T2005">Presque toute<text:s/></text:span><text:span text:style-name="title">la Lépreuse</text:span><text:span text:style-name="T2006"><text:s/>unit de cette sorte, avec un art très habile, et entrecroise les dessins d</text:span><text:span text:style-name="T2007">es plus diverses complaintes, — </text:span><text:span text:style-name="T2008">mise en action, sur la même trame, des inspirations populaires de Cornouaille, de Léon, de Vannes et de Tréguier. Aussi, avouons-nous ne pas comprendre<text:s/></text:span><text:span text:style-name="T2009">M. </text:span><text:span text:style-name="T2010">Bataille lorsqu</text:span><text:span text:style-name="T2011">’</text:span><text:span text:style-name="T2012">il écrit dans sa préface :<text:s/></text:span><text:span text:style-name="quote.c">« Nous n</text:span><text:span text:style-name="quote.c">’</text:span><text:span text:style-name="quote.c">avons pas voulu tenter d</text:span><text:span text:style-name="quote.c">’</text:span><text:span text:style-name="quote.c">ajouter possiblement une chanson populaire à tant d</text:span><text:span text:style-name="quote.c">’</text:span><text:span text:style-name="quote.c">autres… Ne pas abîmer,<text:s/></text:span><text:span text:style-name="T2013">mais non refaire</text:span><text:span text:style-name="quote.c">… Le but est ailleurs. Il est d</text:span><text:span text:style-name="quote.c">’</text:span><text:span text:style-name="quote.c">abord dans le transport au théâtre d</text:span><text:span text:style-name="quote.c">’</text:span><text:span text:style-name="quote.c">un tragique primordial. »</text:span><text:span text:style-name="T2014"><text:s/>Mais la tentative cont</text:span><text:span text:style-name="T2015">estée ne serait-elle point la $141$ co</text:span><text:span text:style-name="T2016">nséquence inévitable, ce qu</text:span><text:span text:style-name="T2017">’</text:span><text:span text:style-name="T2018">est effectivement<text:s/></text:span><text:span text:style-name="title">la Lépreuse</text:span><text:span text:style-name="T2019">, de ce « tragique primordial » ?</text:span></text:p>
      <text:p text:style-name="Corpsdetexte"><text:bookmark-start text:name="142"/><text:bookmark-end text:name="142"/><text:span text:style-name="T2020">Quoi qu</text:span><text:span text:style-name="T2021">’</text:span><text:span text:style-name="T2022">il en soit, — </text:span><text:span text:style-name="T2023">et de l</text:span><text:span text:style-name="T2024">’</text:span><text:span text:style-name="T2025">originalité après<text:s/></text:span><text:span text:style-name="T2026">M. </text:span><text:span text:style-name="T2027">Maeterlinck de ce « tragique », et des illusions de l</text:span><text:span text:style-name="T2028">’</text:span><text:span text:style-name="T2029">auteur sur le plus ou moins de<text:s/></text:span><text:span text:style-name="T2030">réfection</text:span><text:span text:style-name="T2031"><text:s/>qui e</text:span><text:span text:style-name="T2032">st ici le propre de sa manière, </text:span><text:span text:style-name="T2033">— la tragédie légendaire de<text:s/></text:span><text:span text:style-name="T2034">M. </text:span><text:span text:style-name="T2035">Henry Bataille ne nous offre plus seulement une transposition, un élargissement selon notre âme de l</text:span><text:span text:style-name="T2036">’</text:span><text:span text:style-name="T2037">inspiration rustique, mais une reconstitution, dans son décor même, de la légende. Les autres poètes avaient retrouvé dans le sens de leur émotion seule l</text:span><text:span text:style-name="T2038">’</text:span><text:span text:style-name="T2039">atmosphère</text:span><text:span text:style-name="T2040"> ;<text:s/></text:span><text:span text:style-name="T2041">M. </text:span><text:span text:style-name="T2042">Bataille y ajoute des soucis de réalisme extérieur qui, très légitimes, ne sont cependant pas sans approcher de l</text:span><text:span text:style-name="T2043">’</text:span><text:span text:style-name="T2044">artificialité qu</text:span><text:span text:style-name="T2045">’</text:span><text:span text:style-name="T2046">il redoute, et de beaucoup plus près, d</text:span><text:span text:style-name="T2047">’</text:span><text:span text:style-name="T2048">une autre façon, que les soi-disant « déformations » lyriques auxquelles il ose se prendre. Séculaires, les distances intellectuelles et morales qui nous tiennent si loin de la simplicité des légendes primitives font justement d</text:span><text:span text:style-name="T2049">’</text:span><text:span text:style-name="T2050">une<text:s/></text:span><text:span text:style-name="T2051">$142$<text:s/></text:span><text:span text:style-name="T2052">plus fondamentale sincérité peut-être les œuvres qui naturellement selon notre âme transposent, que celles qui doivent pour restituer « mains jointes » consommer le plus complet oubli d</text:span><text:span text:style-name="T2053">’</text:span><text:span text:style-name="T2054">elles-mêmes. Mais</text:span><text:span text:style-name="T2055"><text:s/></text:span><text:span text:style-name="T2056">on peut atteindre à la beauté par les moyens les plus contradictoires. Il en est des moyens comme de la matière ; il n</text:span><text:span text:style-name="T2057">’</text:span><text:span text:style-name="T2058">est point de matière dont les doigts</text:span><text:span text:style-name="T2059"><text:s/>du poète ne puissent tirer la f</text:span><text:span text:style-name="T2060">lamme. En dépit des minuties, des négations de leur auteur, telles pages de<text:s/></text:span><text:span text:style-name="title">la Lépreuse</text:span><text:span text:style-name="T2061"><text:s/>demeureront parmi les plus prenantes de toutes celles que nous devons à l</text:span><text:span text:style-name="T2062">’</text:span><text:span text:style-name="T2063">influence du sentiment rustique. Rien de plus neuf dans l</text:span><text:span text:style-name="T2064">’</text:span><text:span text:style-name="T2065">émotion que cette fin<text:s/></text:span><text:span text:style-name="T2066">du monologue d</text:span><text:span text:style-name="T2067">’</text:span><text:span text:style-name="T2068">Aliette à l</text:span><text:span text:style-name="T2069">’</text:span><text:span text:style-name="T2070">acte </text:span><text:span text:style-name="T2071">II :</text:span></text:p>
      <text:p text:style-name="quote.l">J’ai aimé dix-huit innocents,</text:p>
      <text:p text:style-name="quote.l">et je leur ai donné la lèpre à tous.</text:p>
      <text:p text:style-name="quote.l">Mais le dernier, ah ! oui, le dernier</text:p>
      <text:p text:style-name="quote.l">me brise le cœur.</text:p>
      <text:soft-page-break/>
      <text:p text:style-name="quote.l">Et maintenant j’ai peur de moi entière,</text:p>
      <text:p text:style-name="quote.l">peur de mes lèvres, peur de mes mains…</text:p>
      <text:p text:style-name="quote.l"><text:bookmark-start text:name="143"/><text:bookmark-end text:name="143"/>D’une goutte de sang de ce petit doigt,</text:p>
      <text:p text:style-name="quote.l">$143$<text:s/>j’en tuerais cent, j’en tuerais mille…</text:p>
      <text:p text:style-name="quote.l">Sonnez donc, sonneurs de la noce !</text:p>
      <text:p text:style-name="quote.l">et sonnez fort, et sonnez vite !…</text:p>
      <text:p text:style-name="quote.l">Quand vous serez partis,</text:p>
      <text:p text:style-name="quote.l">nous resterons seuls, tous les deux.</text:p>
      <text:p text:style-name="quote.l">Et je lui mettrai la main et la tête</text:p>
      <text:p text:style-name="quote.l">sur mes genoux, —</text:p>
      <text:p text:style-name="quote.l">et lui avouerai la vérité.</text:p>
      <text:p text:style-name="quote.l">Et la vérité ne lui paraîtra pas terrible…</text:p>
      <text:p text:style-name="quote.l">la vérité nous oublierons petit à petit…</text:p>
      <text:p text:style-name="quote.l">je serai sa mère à vingt ans près de lui,</text:p>
      <text:p text:style-name="quote.l">je l’embrasserai de loin, dans l’air, tout autour,</text:p>
      <text:p text:style-name="quote.l">et le temps passera toujours,</text:p>
      <text:p text:style-name="quote.l">et le temps passera toujours…</text:p>
      <text:p text:style-name="quote.l">£</text:p>
      <text:p text:style-name="quote.l">Que je souffre, mes pauvres yeux !</text:p>
      <text:p text:style-name="quote.l">à n’en plus pouvoir…</text:p>
      <text:p text:style-name="quote.l">Tout à l’heure je sentais</text:p>
      <text:p text:style-name="quote.l">mon courage crever tout le long de la route ;</text:p>
      <text:p text:style-name="quote.l">à chaque pas<text:s/>il crevait un petit peu plus…</text:p>
      <text:p text:style-name="quote.l">Ô ! madame Marie de pitié,</text:p>
      <text:p text:style-name="quote.l">combien l’amour est grand !</text:p>
      <text:p text:style-name="quote.l">Mais je ne peux plus rien maintenant…</text:p>
      <text:soft-page-break/>
      <text:p text:style-name="quote.l">je sens mon cœur qui s’en va de moi.</text:p>
      <text:p text:style-name="quote.l">Ma bouche a beau serrer les dents,</text:p>
      <text:p text:style-name="quote.l">les baisers sortent, les baisers crient,</text:p>
      <text:p text:style-name="quote.l">le premier baiser veut sortir…</text:p>
      <text:p text:style-name="quote.l"><text:bookmark-start text:name="144"/><text:bookmark-end text:name="144"/>je sens là au bout de ma bouche,</text:p>
      <text:p text:style-name="quote.l">$144$<text:s/>au bout de la sienne,</text:p>
      <text:p text:style-name="quote.l">je ne puis plus le retenir, là…</text:p>
      <text:p text:style-name="quote.l">Ayez pitié de moi, Marie,</text:p>
      <text:p text:style-name="quote.l">mère du ciel, mère des anges,</text:p>
      <text:p text:style-name="quote.l">mère du rosaire, mère chérie !…</text:p>
      <text:p text:style-name="Corpsdetexte"><text:bookmark-start text:name="145"/><text:bookmark-end text:name="145"/><text:span text:style-name="T2072">Il me semble voir maintenant, rondes, complaintes, légendes, toutes les formes tirées par l</text:span><text:span text:style-name="T2073">’</text:span><text:span text:style-name="T2074">art de ce renouveau sentimental, accourir des champs et des courtils vers la grand</text:span><text:span text:style-name="T2075">’</text:span><text:span text:style-name="T2076">place du village. Grandes coiffes et petits bonnets, mignonnes pucelles roses et rudes gars, mendiants et colporteurs, laboureurs et artisans débouchent de la route et des ruelles, entraînés par les poètes, par les artistes, les « ouvriers</text:span><text:span text:style-name="T2077">-sculpteurs »<text:s/></text:span><text:span text:style-name="T2078">comme Jean Baffier, sculpteur et joueur</text:span><text:span text:style-name="T2079"><text:s/>de vielle, les verriers comme Émile Gallé</text:span><text:span text:style-name="T2080"><text:s/>dont l</text:span><text:span text:style-name="T2081">’</text:span><text:span text:style-name="T2082">art cristallise les plus humbles herbes des champs, par les musiciens surtout comme Vincent d</text:span><text:span text:style-name="T2083">’</text:span><text:span text:style-name="T2084">Indy, Pierre de Bréville, Guy Ropartz. Les émotions de chaque</text:span><text:span text:style-name="T2085"><text:s/>âg</text:span><text:span text:style-name="T2086">e, de chaque<text:s/></text:span><text:span text:style-name="T2087">$145$<text:s/></text:span><text:span text:style-name="T2088">métier transcrites seulement jusqu</text:span><text:span text:style-name="T2089">’</text:span><text:span text:style-name="T2090">alors par le lyrisme individuel, s</text:span><text:span text:style-name="T2091">’</text:span><text:span text:style-name="T2092">en viennent unir leurs danses et leurs chants, associer leurs espérances et leurs souvenirs, faire une fête unique des légendes éparses, se consoler de l</text:span><text:span text:style-name="T2093">’</text:span><text:span text:style-name="T2094">existence et la relever par une représentation en commun des maux, des joies, des rares coutumes encore vivantes. Et sous la poussée du sentiment particulier au terroir plus que de la survivance extérieure des légendes, des poètes, sans doute du pays même, rassemblant les efforts voisins, dressent en quelque village de chaque province<text:s/></text:span><text:span text:style-name="T2095">le théâtre populaire</text:span><text:span text:style-name="T2096">.</text:span></text:p>
      <text:p text:style-name="Corpsdetexte"><text:bookmark-start text:name="146"/><text:bookmark-end text:name="146"/><text:span text:style-name="T2097">Ce fut<text:s/></text:span><text:span text:style-name="T2098">M. </text:span><text:span text:style-name="T2099">Maurice Pottecher,<text:s/></text:span><text:span text:style-name="T2100">qui eut le premier, en 1</text:span><text:span text:style-name="T2101">895, l</text:span><text:span text:style-name="T2102">’</text:span><text:span text:style-name="T2103">idée de créer dans cet esprit, au fond d</text:span><text:span text:style-name="T2104">’</text:span><text:span text:style-name="T2105">une vallée des Vosges,<text:s/></text:span><text:span text:style-name="T2106">à Bussang,<text:s/></text:span><text:span text:style-name="title">le Théâtre du Peuple</text:span><text:span text:style-name="T2107">. Nou</text:span><text:span text:style-name="T2108">s n</text:span><text:span text:style-name="T2109">’</text:span><text:span text:style-name="T2110">avons</text:span><text:span text:style-name="T2111"><text:s/></text:span><text:span text:style-name="T2112">pas à</text:span><text:span text:style-name="T2113"><text:s/></text:span><text:span text:style-name="T2114">examiner à cette place le but complet de son entrep</text:span><text:span text:style-name="T2115">rise, ni à savoir si elle résout</text:span><text:span text:style-name="T2116"><text:s/>l</text:span><text:span text:style-name="T2117">’</text:span><text:span text:style-name="T2118">antinomie peut-être irréductible que renferme la devise de l</text:span><text:span text:style-name="T2119">’</text:span><text:span text:style-name="T2120">œuvre :<text:s/></text:span><text:span text:style-name="quote.c">« </text:span><text:span text:style-name="T2121">Par l</text:span><text:span text:style-name="T2122">’</text:span><text:span text:style-name="T2123">art, pour l</text:span><text:span text:style-name="T2124">’</text:span><text:span text:style-name="T2125">humanité</text:span><text:span text:style-name="quote.c"> »</text:span><text:span text:style-name="T2126">. Mais nous devons<text:s/></text:span><text:span text:style-name="T2127">$146$<text:s/></text:span><text:span text:style-name="T2128">montrer l</text:span><text:span text:style-name="T2129">’</text:span><text:span text:style-name="T2130">influence de la poésie populaire aboutissant à ce couronnement naturel d</text:span><text:span text:style-name="T2131">’</text:span><text:span text:style-name="T2132">un théâtre, comme le théâtre antique,<text:s/></text:span><text:span text:style-name="T2133">en plein air</text:span><text:span text:style-name="T2134">, et faisant des paysans mêmes les<text:s/></text:span><text:soft-page-break/><text:span text:style-name="T2135">collaborateurs actifs du poète.<text:s/></text:span><text:span text:style-name="quote.c">« Pour fond, la pente de la montagne, avec ses étages de champs, de prairies et de bois. Pour décors, le gazon même d</text:span><text:span text:style-name="quote.c">’</text:span><text:span text:style-name="quote.c">un pré ; une ligne de sapins mobiles, coupés quelques jours avant dans la forêt et fichés au sol par des gaines invisibles ; la façade d</text:span><text:span text:style-name="quote.c">’</text:span><text:span text:style-name="quote.c">une ferme, copiée sur celles qui s</text:span><text:span text:style-name="quote.c">’</text:span><text:span text:style-name="quote.c">étalent çà et là aux flancs des collines vosgiennes, avec le regard louche de leurs fenêtres inégales et la bosse du four à pain, — non pas une façade branlante et transparente de toile peinte, mais c</text:span><text:span text:style-name="quote.c">onstruite tout entière de lambr</text:span><text:span text:style-name="quote.c">is solides, avec de vraies<text:s/></text:span><text:span text:style-name="quote.c">fenêtres et une vraie porte</text:span><text:span text:style-name="T2136"><text:note text:note-class="footnote" text:id="_ftn75"><text:note-citation>76</text:note-citation><text:note-body><text:p text:style-name="Notedebasdepage"><text:s/><text:span text:style-name="title">Le Théâtre du Peuple</text:span><text:span text:style-name="T2137">, 1</text:span><text:span text:style-name="T2138">er</text:span><text:span text:style-name="T2139"> </text:span><text:span text:style-name="T2140">spectacle :<text:s/></text:span><text:span text:style-name="title">le Diable marchand de goutte</text:span><text:span text:style-name="T2141">, par Maurice Pottech</text:span><text:span text:style-name="T2142">er. Préface,</text:span><text:span text:style-name="T2143"><text:s/>p. </text:span><text:span text:style-name="T2144">I.</text:span></text:p><text:p text:style-name="P2145">Depuis lors, selon le vœu de<text:s/>M. Pottecher, des tentatives non moins intéressantes se produisent, çà et là, en diverses provinces.</text:p><text:p text:style-name="Notedebasdepage"><text:span text:style-name="T2146">Dans cette même région des Vosges, non loin de Gérardmer,</text:span><text:span text:style-name="T2147"><text:s/></text:span><text:span text:style-name="T2148">sur les rives de la Vologne, existe déjà depuis deux ans<text:s/></text:span><text:span text:style-name="T2149">le<text:s/></text:span><text:span text:style-name="T2150">Théâtre du Saut des Cuves</text:span><text:span text:style-name="T2151"><text:s/>construit à l</text:span><text:span text:style-name="T2152">’</text:span><text:span text:style-name="T2153">imitation de celui de Bussang<text:s/></text:span><text:span text:style-name="quote.c">« avec les arbres pris sur le lieu même et qui comprend une scène très vaste, couverte par une série de petits toits rustiques en écorce de sapins et, en face de cette scène, une loggia formée également de morceaux de bois ou d</text:span><text:span text:style-name="quote.c">’</text:span><text:span text:style-name="quote.c">écorce très habilement, très coquettement mis en œuvre. Au dessous de la loggia et formant un demi-cercle qui va jusqu</text:span><text:span text:style-name="quote.c">’</text:span><text:span text:style-name="quote.c">à la scène, des gradins taillés dans le sol, banquettes agrestes couvertes d</text:span><text:span text:style-name="quote.c">’</text:span><text:span text:style-name="quote.c">herbe. Au centre, un énorme espace vide où s</text:span><text:span text:style-name="quote.c">’</text:span><text:span text:style-name="quote.c">entassent les spectateurs debout</text:span><text:span text:style-name="quote.c"> »</text:span><text:span text:style-name="T2154">.</text:span><text:span text:style-name="T2155"><text:s/>(</text:span><text:span text:style-name="title">Petit Journal</text:span><text:span text:style-name="T2156">, 16 juillet </text:span><text:span text:style-name="T2157">1898.)</text:span></text:p><text:p text:style-name="Notedebasdepage"><text:span text:style-name="T2158">M. </text:span><text:span text:style-name="T2159">Gustave Boucher, dans une lettre au<text:s/></text:span><text:span text:style-name="title">Mercure de France</text:span><text:span text:style-name="T2160"><text:s/>(juillet </text:span><text:span text:style-name="T2161">98), signalait les représentations données depuis, en<text:s/></text:span><text:span text:style-name="T2162">Poitou, sous la direction du D</text:span><text:span text:style-name="T2163">r</text:span><text:span text:style-name="T2164"> P. </text:span><text:span text:style-name="T2165">Corneille, dans les ruines d</text:span><text:span text:style-name="T2166">’</text:span><text:span text:style-name="T2167">un vieux château féodal dont la construction est attribuée par la légende à la fée Mélusine, le château Salart, au village de Ter</text:span><text:span text:style-name="T2168">nenteuil, sur les bords de la Sèvre, à 7 </text:span><text:span text:style-name="T2169">kilomètres de Niort, et celles au carrefour d</text:span><text:span text:style-name="T2170">’</text:span><text:span text:style-name="T2171">une forêt, en pleine nuit et à la lumière des torches</text:span><text:span text:style-name="T2172">, près la petite ville de La Mot</text:span><text:span text:style-name="T2173">he-Saint-Héraye.</text:span></text:p><text:p text:style-name="quote">« Étant donné un site, écrit<text:s/>M. Boucher, un paysage, des ruines au milieu desquels s’est déroulée une action historique, est née une<text:s/>légende, a vécu un poète, évangélisé un saint : rajeunir ou préciser dans l’esprit populaire à l’occasion d’une fête locale (assemblée, rosière,<text:s/>bachelerie, pèlerinage) cette action, cette légende, cette existence, cet apostolat, par le réalisme ou le symbole, dans le cadre naturel, sans aucun décor, rideau ou truc, avec, comme troupe improvisée,<text:s/>des acteurs indigènes… »</text:p><text:p text:style-name="Notedebasdepage"><text:span text:style-name="T2174">En Bretagne, au mois d</text:span><text:span text:style-name="T2175">’</text:span><text:span text:style-name="T2176">août dernier, a été jouée sur la place de<text:s/></text:span><text:span text:style-name="T2177">Ploujean (Côtes-du-Nord), une tr</text:span><text:span text:style-name="T2178">agédie bretonne,<text:s/></text:span><text:span text:style-name="title">le Mystère de saint Gwennolé</text:span><text:span text:style-name="T2179">,</text:span><text:span text:style-name="T2180"><text:s/></text:span><text:span text:style-name="T2181">en une journée et cinq actes. Les acteurs étaient des cultivateurs et gens du pays, dirigés par un auber</text:span><text:span text:style-name="T2182">giste de Ploujean. Le poète Le Goff</text:span><text:span text:style-name="T2183">ic, avec la collaboration de<text:s/></text:span><text:span text:style-name="T2184">M. Anatole Le </text:span><text:span text:style-name="T2185">Braz,</text:span><text:span text:style-name="T2186"><text:s/></text:span><text:span text:style-name="T2187">(voir l</text:span><text:span text:style-name="T2188">’</text:span><text:span text:style-name="T2189">articl</text:span><text:span text:style-name="T2190">e de ce dernier dans<text:s/></text:span><text:span text:style-name="title">la Grande Revue</text:span><text:span text:style-name="T2191">, nov. </text:span><text:span text:style-name="T2192">98 ;<text:s/></text:span><text:span text:style-name="title">la Résurrection du Théâtre populaire en Bretagne</text:span><text:span text:style-name="T2193">), a été l</text:span><text:span text:style-name="T2194">’</text:span><text:span text:style-name="T2195">organisateur de la fête ; et sur la place, le soir même,<text:s/></text:span><text:span text:style-name="T2196">M. Gaston Pa</text:span><text:span text:style-name="T2197">ris présida un grand banquet populaire.</text:span></text:p><text:p text:style-name="Notedebasdepage"><text:span text:style-name="T2198">Plusieurs autres entreprises furent tentées ; ou sur le poin</text:span><text:span text:style-name="T2199">t</text:span><text:span text:style-name="T2200"><text:s/>de l</text:span><text:span text:style-name="T2201">’</text:span><text:span text:style-name="T2202">être se multiplieront. Et l</text:span><text:span text:style-name="T2203">’</text:span><text:span text:style-name="T2204">on voit comment se lient, à travers leurs nuances distinctives, les</text:span><text:span text:style-name="T2205"><text:s/>modes parents d’une même idée — </text:span><text:span text:style-name="T2206">depuis la chanson séculaire anonyme s</text:span><text:span text:style-name="T2207">’</text:span><text:span text:style-name="T2208">alliant au lyrisme sentimental le plus personnel et portant en germe les développements d</text:span><text:span text:style-name="T2209">’</text:span><text:span text:style-name="T2210">une tragédie,</text:span><text:span text:style-name="T2211"><text:s/></text:span><text:span text:style-name="T2212">et depuis cette tragédie recréée du sentiment rustique par la volonté d</text:span><text:span text:style-name="T2213">’</text:span><text:span text:style-name="T2214">un poète, jusqu</text:span><text:span text:style-name="T2215">’</text:span><text:span text:style-name="T2216">aux vieilles légendes d</text:span><text:span text:style-name="T2217">’</text:span><text:span text:style-name="T2218">un terroir comme les résurrections de ces<text:s/></text:span><text:span text:style-name="T2219">Mystères</text:span><text:span text:style-name="T2220"><text:s/>bretons, ou comme ces<text:s/></text:span><text:span text:style-name="T2221">Pastorales</text:span><text:span text:style-name="T2222"><text:s/>bas</text:span><text:span text:style-name="T2223">ques si étranges dont nous parla</text:span><text:span text:style-name="T2224">it<text:s/></text:span><text:span text:style-name="T2225">M. </text:span><text:span text:style-name="T2226">Vigié-Lecocq (</text:span><text:span text:style-name="title">Mercure de France</text:span><text:span text:style-name="T2227">, mai 98).</text:span></text:p></text:note-body></text:note></text:span><text:span text:style-name="quote.c">…</text:span><text:span text:style-name="quote.c"> »</text:span></text:p>
      <text:h text:style-name="P2228" text:outline-level="2"><text:bookmark-start text:name="147"/><text:bookmark-end text:name="147"/>$147$<text:s/>VII</text:h>
      <text:p text:style-name="Corpsdetexte"><text:span text:style-name="T2229">Nous pourrions ne point fermer ici le cycle d</text:span><text:span text:style-name="T2230">’</text:span><text:span text:style-name="T2231">inspiration populaire. Il s</text:span><text:span text:style-name="T2232">’</text:span><text:span text:style-name="T2233">agrandit de bien des prosateurs-conteurs tels que<text:s/></text:span><text:span text:style-name="T2234">M. </text:span><text:span text:style-name="T2235">Pierre-M.</text:span><text:span text:style-name="T2236"> </text:span><text:bookmark-start text:name="148"/><text:bookmark-end text:name="148"/><text:span text:style-name="T2237">Olin<text:s/></text:span><text:span text:style-name="T2238">$148$<text:s/></text:span><text:span text:style-name="T2239">en ses<text:s/></text:span><text:span text:style-name="title">Légendes puériles</text:span><text:span text:style-name="T2240">, ou<text:s/></text:span><text:span text:style-name="T2241">M. </text:span><text:span text:style-name="T2242">Maurice Beaubourg en ses<text:s/></text:span><text:span text:style-name="title">Nouvelles passionnées</text:span><text:span text:style-name="T2243">, ou</text:span><text:span text:style-name="T2244"><text:s/>$149$<text:s/></text:span><text:bookmark-start text:name="149"/><text:bookmark-end text:name="149"/><text:span text:style-name="T2245">surtout<text:s/></text:span><text:span text:style-name="T2246">M. </text:span><text:span text:style-name="T2247">Mar</text:span><text:span text:style-name="T2248">cel Schwob<text:s/></text:span><text:soft-page-break/><text:span text:style-name="T2249">dans<text:s/></text:span><text:span text:style-name="title">le Livre de Mon</text:span><text:span text:style-name="title">elle</text:span><text:span text:style-name="T2250">. Il n</text:span><text:span text:style-name="T2251">’</text:span><text:span text:style-name="T2252">est point jusqu</text:span><text:span text:style-name="T2253">’</text:span><text:span text:style-name="T2254">à nombre d</text:span><text:span text:style-name="T2255">’</text:span><text:span text:style-name="T2256">écrivains mag</text:span><text:span text:style-name="T2257">nifiques — </text:span><text:span text:style-name="T2258">pour qui la transfiguration est, plus que l</text:span><text:span text:style-name="T2259">’</text:span><text:span text:style-name="T2260">émotion, le but de toute poésie </text:span><text:span text:style-name="T2261">— dont les œuvres n</text:span><text:span text:style-name="T2262">’</text:span><text:span text:style-name="T2263">offrent des traces par</text:span><text:span text:style-name="T2264">ticulières de lyrisme rustique.<text:s/></text:span><text:span text:style-name="title">Petits Poèmes d</text:span><text:span text:style-name="title">’</text:span><text:span text:style-name="title">automne</text:span><text:span text:style-name="T2265"><text:s/>de<text:s/></text:span><text:span text:style-name="T2266">M. </text:span><text:span text:style-name="T2267">Stuart Merrill, et particulièrement dans ce livre<text:s/></text:span><text:span text:style-name="title">Interlude de chansons</text:span><text:span text:style-name="T2268">, nous en laissent des preuves délicates très savantes.<text:s/></text:span><text:span text:style-name="T2269">M. </text:span><text:span text:style-name="T2270">Saint-Pol-Roux en donne, avec<text:s/></text:span><text:span text:style-name="title">le Pèlerinage de Sainte-Anne</text:span><text:span text:style-name="T2271"><text:note text:note-class="footnote" text:id="_ftn76"><text:note-citation>77</text:note-citation><text:note-body><text:p text:style-name="Notedebasdepage"><text:s/><text:span text:style-name="title">Les Reposoirs de la Procession</text:span><text:span text:style-name="T2272">, t. I. — D’une<text:s/></text:span><text:span text:style-name="title">Lettre de la Forêt</text:span><text:span text:style-name="T2273"><text:s/>que<text:s/></text:span><text:span text:style-name="T2274">M. </text:span><text:span text:style-name="T2275">Saint-Pol-Roux nous<text:s/></text:span><text:span text:style-name="T2276">adressa peu de temps après la pr</text:span><text:span text:style-name="T2277">emière publication de cette étude, nous tenons à extraire la page suivante, éclatante et profonde :</text:span></text:p><text:p text:style-name="quote">— « La poésie symboliste alliée de la poésie populaire : assertion hardie, et de cette assertion soyez loué !</text:p><text:p text:style-name="quote">« Rien de plus évident, quoique braire en doivent nos hostiles qui distinguaient ici deux Extrêmes.</text:p><text:p text:style-name="quote">« Le vieil apophtegme serait d’à-propos ; ils se touchent à presque fusionner dans le courant de l’éternelle analogie.</text:p><text:p text:style-name="quote">« Notre art s’affirme d’une part complexe et réfléchi par son haut culte de la conscience, de l’autre simple et primesautier, par son respect de l’instinct.</text:p><text:p text:style-name="quote"><text:bookmark-start text:name="150"/><text:bookmark-end text:name="150"/>« L’instinct : base originelle où petits et grands, ingénus et savants, se devinent, se sentent, se comprennent, se fédèrent :<text:s/>la conscience, terrasse de tour de laquelle chacun prêche une conviction personnelle à la multitude.</text:p><text:p text:style-name="quote">« L’on ajouterait volontiers : la conscience, instinct<text:s/>sublimisé.</text:p><text:p text:style-name="quote">« La palme se destine à qui évoluera bellement de l’instinct à la conscience pour adopter l’étincelle de leurs noces.</text:p><text:p text:style-name="quote">« Un<text:s/><text:span text:style-name="T2278">distinguo</text:span><text:s/>nécessaire : La poésie populaire, en partance de l’instinct<text:s/><text:span text:style-name="T2279">général</text:span>, se dirige bien parfois (encore que sans préméditation) vers la conscience comme vers un contrôle moral, mais cette conscience, c’est encore une conscience générale, la conscience massive d’une race, la conscience globale d’un peuple ; la poésie symboliste, elle, en partance<text:s/>de l’instinct général,<text:s/>se dirige (en connaissance de cause) vers la conscience<text:s/><text:span text:style-name="T2280">individuelle</text:span>. Toute la différence tient là. Là aussi le progrès de notre temps.<text:s/>À<text:s/>un homme est accordé le privilège de se manifester l’équivalent d’une vallée, d’une province, d’une patrie.</text:p><text:p text:style-name="quote">« Pour l’instinct comme pour la conscience, tels que nous les entendons, nulle règle que les naturelles, aucune loi que les divines, règles et lois antérieures à l’homme, ce singe de Dieu.</text:p><text:p text:style-name="quote"><text:bookmark-start text:name="151"/><text:bookmark-start text:name="152"/><text:bookmark-end text:name="151"/><text:bookmark-end text:name="152"/>« Présentement ces deux sentiments cimentent une alliance bien que soit venu s’interposer, aux fins de brouiller les consorts, l’esprit d’école… »</text:p></text:note-body></text:note></text:span><text:span text:style-name="T2281">, un exemple<text:s/></text:span><text:soft-page-break/><text:span text:style-name="T2282">merveilleux. Même certains passages comme</text:span><text:span text:style-name="T2283"><text:s/>$150$</text:span><text:span text:style-name="T2284"><text:s/>incons</text:span>cients des petits poèmes de<text:s/>M. Henri de Régnier dans<text:s/><text:span text:style-name="title">Tel qu</text:span><text:span text:style-name="title">’</text:span><text:span text:style-name="title">en songe</text:span>, le<text:s/><text:span text:style-name="T2285">« Voyage d</text:span><text:span text:style-name="T2286">’</text:span><text:span text:style-name="T2287">une nuit d</text:span><text:span text:style-name="T2288">’</text:span><text:span text:style-name="T2289">hiver »</text:span><text:s/>dans les<text:s/><text:span text:style-name="title">Chevaleries sentimentales</text:span><text:s/>de<text:s/>M. A.-Ferdinand Hérold témoignent de la forte action du génie populaire sur les imaginations qui s’en tiennent le plus éloignées.</text:p>
      <text:p text:style-name="Corpsdetexte"><text:span text:style-name="T2290">Cela ne va pas sans quelques dommages pour ceux qui s</text:span><text:span text:style-name="T2291">’</text:span><text:span text:style-name="T2292">abandonnent tout à l</text:span><text:span text:style-name="T2293">’</text:span><text:span text:style-name="T2294">émotion, ils</text:span><text:span text:style-name="T2295"><text:s/>$151$<text:s/></text:span><text:span text:style-name="T2296">noient les formes d</text:span><text:span text:style-name="T2297">’</text:span><text:span text:style-name="T2298">eaux trop courantes. On est heureux alors que les arrêtent les hautes roches décoratives des transfigurateurs. Car l</text:span><text:span text:style-name="T2299">’</text:span><text:span text:style-name="T2300">erreur est profonde de croire qu</text:span><text:span text:style-name="T2301">’</text:span><text:span text:style-name="T2302">un poète est plus<text:s/></text:span><text:span text:style-name="T2303">sincère</text:span><text:span text:style-name="T2304">, plus<text:s/></text:span><text:span text:style-name="T2305">humain</text:span><text:span text:style-name="T2306"><text:s/>parce qu</text:span><text:span text:style-name="T2307">’</text:span><text:span text:style-name="T2308">il usera d</text:span><text:span text:style-name="T2309">’</text:span><text:span text:style-name="T2310">un lyrisme plus dépouillé. Par la révélation de la poésie populaire, nos poètes<text:s/></text:span><text:span text:style-name="T2311">français ont retrouvé, depuis pe</text:span><text:span text:style-name="T2312">u de temps, le sens du détail nu et dru, de l</text:span><text:span text:style-name="T2313">’</text:span><text:span text:style-name="T2314">expression fraîche et comme jetée ; « le sentiment » en a repris aussitôt la valeur d</text:span><text:span text:style-name="T2315">’</text:span><text:span text:style-name="T2316">art qu</text:span><text:span text:style-name="T2317">’</text:span><text:span text:style-name="T2318">il avait perdue, que plutôt même il n</text:span><text:span text:style-name="T2319">’</text:span><text:span text:style-name="T2320">avait jamais atteinte. Mais le haut lyrisme transfigurateur n</text:span><text:span text:style-name="T2321">’</text:span><text:span text:style-name="T2322">en doit pas plus, chez nous, subir d</text:span><text:span text:style-name="T2323">’</text:span><text:span text:style-name="T2324">humiliation que chez les poètes étrangers qui ont su boire les philtres populaires sans rien abolir en eux des plus t</text:span><text:span text:style-name="T2325">ranscendantes conquêtes imaginat</text:span><text:span text:style-name="T2326">ives. Et l</text:span><text:span text:style-name="T2327">’</text:span><text:span text:style-name="T2328">on vient de voir que<text:s/></text:span><text:span text:style-name="T2329">M. </text:span><text:span text:style-name="T2330">Henri Bataille n</text:span><text:span text:style-name="T2331">’</text:span><text:span text:style-name="T2332">était pas loin d</text:span><text:span text:style-name="T2333">’</text:span><text:span text:style-name="T2334">écar</text:span><text:span text:style-name="T2335">ter ces dernières au seul profi</text:span><text:span text:style-name="T2336">t d</text:span><text:span text:style-name="T2337">’</text:span><text:span text:style-name="T2338">une poésie plus proche de nous, comme au jour le jour de l</text:span><text:span text:style-name="T2339">’</text:span><text:span text:style-name="T2340">intimité, et partant comme plus exclusivement humaine.</text:span></text:p>
      <text:p text:style-name="Corpsdetexte"><text:span text:style-name="T2341">$152$<text:s/></text:span><text:span text:style-name="T2342">Nous revenons ici à un point capital touché au début de cette étude : c</text:span><text:span text:style-name="T2343">’</text:span><text:span text:style-name="T2344">est qu</text:span><text:span text:style-name="T2345">’</text:span><text:span text:style-name="T2346">au fond la supériorité<text:s/></text:span><text:span text:style-name="T2347">humaine</text:span><text:span text:style-name="T2348">, que plusieurs accordent à cette poésie, cache l</text:span><text:span text:style-name="T2349">’</text:span><text:span text:style-name="T2350">éternelle querelle faite par les esprits réalistes aux grands efforts de l</text:span><text:span text:style-name="T2351">’</text:span><text:span text:style-name="T2352">imagination. Et il est nécessaire, après avoir montré l</text:span><text:span text:style-name="T2353">’</text:span><text:span text:style-name="T2354">admirable renouveau sentimental dû au contact de la poésie rustique, de protester contre une tendance qui, sous le couvert du « sentiment », rabaisse l</text:span><text:span text:style-name="T2355">’</text:span><text:span text:style-name="T2356">expression lyrique et suscite un fallacieux antagonisme entre l</text:span><text:span text:style-name="T2357">’</text:span><text:span text:style-name="T2358">humanité et la beauté.</text:span></text:p>
      <text:p text:style-name="P2359">Avec cette tendance, il faut bien le dire, les petites pièces de sentiment sont trop souvent les mélodies de piano des poètes. Or, c’est tout ce que beaucoup de littérateurs peuvent entendre de musique ; les « grandes machines »<text:s/>les<text:s/>fatiguent. Pourtant un art n’existerait guère sans ces « grandes machines ». Et si un reproche est à faire dans cet ordre à la poésie nouvelle, c’est qu’elle pianote beaucoup.</text:p>
      <text:p text:style-name="P2360"><text:bookmark-start text:name="153"/><text:bookmark-end text:name="153"/>Le « sentiment » ainsi restreint nous donne la<text:s/>$153$<text:s/>monnaie de poche de la<text:s/>poésie. On ne le diminue point par cette qualification, au contraire, puisqu’on affirme ainsi son rôle de nécessité quotidienne. Mais c’est quelquefois le sou du pauvre ; et il est un peu vain d’exagérer l’aumône hasardeuse de nos promenades aux dépens de la large humanité des œuvres plus conscientes.</text:p>
      <text:soft-page-break/>
      <text:p text:style-name="P2361">Les musiciens sont bien heureux : on ne tient pas compte de leurs « petites choses » ; on ne les juge qu’à grand orchestre. Les poètes, eux, on les provoque aux « petites choses », on s’ingénie, les uns au nom de la simplicité, les autres de la sensibilité, à liquéfier leur matière, on leur crie sur tous les tons : « Faites-nous de la monnaie ! » ils en font, et par centimes.</text:p>
      <text:p text:style-name="Corpsdetexte"><text:bookmark-start text:name="154"/><text:bookmark-end text:name="154"/><text:span text:style-name="T2362">L</text:span><text:span text:style-name="T2363">’</text:span><text:span text:style-name="T2364">action de la</text:span><text:span text:style-name="T2365"><text:s/></text:span><text:span text:style-name="T2366">poésie populaire ne doit pas tendre qu</text:span><text:span text:style-name="T2367">’</text:span><text:span text:style-name="T2368">à cette sentimentali</text:span><text:span text:style-name="T2369">té facile ; elle peut pénétrer l</text:span><text:span text:style-name="T2370">’</text:span><text:span text:style-name="T2371">humanité</text:span><text:span text:style-name="T2372"><text:s/>autrement étendue des grands constructeurs qui mettent en œuvre<text:s/></text:span><text:span text:style-name="T2373">dans l</text:span><text:span text:style-name="T2374">’</text:span><text:span text:style-name="T2375">idée de beauté</text:span><text:span text:style-name="T2376"><text:s/>tous les enthousiasmes, tous les délires, tous les feux de la terre.</text:span></text:p>
      <text:p text:style-name="Corpsdetexte"><text:span text:style-name="T2377">$154$<text:s/></text:span><text:span text:style-name="T2378">Néanmoins cette action, même stricte, est, nous l</text:span><text:span text:style-name="T2379">’</text:span><text:span text:style-name="T2380">avons vu, bienfaisante et sera chaque jour plus profonde.</text:span><text:span text:style-name="T2381"><text:s/></text:span><text:span text:style-name="T2382">M. </text:span><text:span text:style-name="T2383">Jules Lemaître, jadis, avait dit à peu près quelque part :</text:span><text:span text:style-name="T2384"><text:s/></text:span><text:span text:style-name="quote.c">« Il n</text:span><text:span text:style-name="quote.c">’</text:span><text:span text:style-name="quote.c">y a point tant à parler de nouveauté pour quelques résurrections de chants populaires. »</text:span><text:span text:style-name="T2385"><text:s/>Il est revenu maintes fois depuis sur cette opinion ; il a reconnu abondamment combien la nouveauté en est grande au contraire, et la portée. Elle n</text:span><text:span text:style-name="T2386">’</text:span><text:span text:style-name="T2387">est rien moins en effet que l</text:span><text:span text:style-name="T2388">’</text:span><text:span text:style-name="T2389">abandon des vieilles architectures de l</text:span><text:span text:style-name="T2390">’</text:span><text:span text:style-name="T2391">éloquence, formalistes et lourdes, de l</text:span><text:span text:style-name="T2392">’</text:span><text:span text:style-name="T2393">étroite habitation latine délimitée comme un sarcophage un peu agrandi, pour la tente nomade, la libre vie à travers bois, l</text:span><text:span text:style-name="T2394">’</text:span><text:span text:style-name="T2395">ombre de paix au bord des sources.</text:span></text:p>
      <text:p text:style-name="P2396">C’est le retour aux véritables origines nationales de notre poésie lyrique. C’est une retrempe du génie<text:s/>celte.</text:p>
      <text:p text:style-name="P2397">Cela est d’autant plus remarquable qu’on ne cesse d’accuser la poésie nouvelle de s’être déracinée.</text:p>
      <text:p text:style-name="Corpsdetexte"><text:bookmark-start text:name="155"/><text:bookmark-end text:name="155"/><text:span text:style-name="T2398">Or, ce n</text:span><text:span text:style-name="T2399">’</text:span><text:span text:style-name="T2400">est pas le rêve des poètes, mais<text:s/></text:span><text:span text:style-name="T2401">$155$ l</text:span><text:span text:style-name="T2402">’</text:span><text:span text:style-name="T2403">analyse des philologues</text:span><text:span text:style-name="T2404"><text:note text:note-class="footnote" text:id="_ftn77"><text:note-citation>78</text:note-citation><text:note-body><text:p text:style-name="Notedebasdepage"><text:s/><text:span text:style-name="title">Les origines de la poésie lyrique en France</text:span><text:span text:style-name="T2405">, pa</text:span><text:span text:style-name="T2406">r Alfred Jeanroy (Hachette) ; — par Gaston Paris, brochure (Bou</text:span><text:span text:style-name="T2407">illon,<text:s/></text:span><text:span text:style-name="T2408">1892</text:span><text:span text:style-name="T2409">)</text:span><text:span text:style-name="T2410">.</text:span></text:p></text:note-body></text:note></text:span><text:span text:style-name="T2411"><text:s/>qui fait naître la poésie lyrique en France des rondes populaires nouées par l</text:span><text:span text:style-name="T2412">’</text:span><text:span text:style-name="T2413">amour et le renouveau aux fêtes de mai du plus lointain moyen-âge, aux<text:s/></text:span><text:span text:style-name="T2414">maieroles</text:span><text:span text:style-name="T2415"><text:s/>du<text:s/></text:span><text:span text:style-name="T2416">xii</text:span><text:span text:style-name="T2417">e</text:span><text:span text:style-name="T2418"> </text:span><text:span text:style-name="T2419">siècle. La joie du printemps l</text:span><text:span text:style-name="T2420">’</text:span><text:span text:style-name="T2421">a créée dans les reverdies qui chantaient la « venue du temps clair », dans les chansons de<text:s/></text:span><text:span text:style-name="T2422">caroles</text:span><text:span text:style-name="T2423"><text:s/>rythmées sur les pas de Mariette et de Robin, d</text:span><text:span text:style-name="T2424">’</text:span><text:span text:style-name="T2425">Emmelot et d</text:span><text:span text:style-name="T2426">’</text:span><text:span text:style-name="T2427">Aélis :</text:span></text:p>
      <text:p text:style-name="quote.l">Ce fut el très douz tens de mai</text:p>
      <text:p text:style-name="quote.l">         Que de cuer gai</text:p>
      <text:p text:style-name="quote.l">Vont cil oiseillon chantant ;</text:p>
      <text:p text:style-name="quote.l">En un vergier por lor chant</text:p>
      <text:soft-page-break/>
      <text:p text:style-name="quote.l">     Oïr m’en entrai…<text:span text:style-name="Appelnotedebasdep."><text:note text:note-class="footnote" text:id="_ftn78"><text:note-citation>79</text:note-citation><text:note-body><text:p text:style-name="Notedebasdepage"><text:s/><text:span text:style-name="title">Romances et pastourelles</text:span><text:span text:style-name="T2428">, éditées par Bartsch.</text:span></text:p></text:note-body></text:note></text:span>.</text:p>
      <text:p text:style-name="Corpsdetexte"><text:span text:style-name="T2429">Qu</text:span><text:span text:style-name="T2430">’</text:span><text:span text:style-name="T2431">elles soient « courtoises » ou non, les pièces qui nous restent nous donnent la sensation</text:span><text:span text:style-name="T2432"><text:s/></text:span><text:span text:style-name="T2433">des premières</text:span><text:span text:style-name="T2434"><text:s/></text:span><text:span text:style-name="T2435">inspirations</text:span><text:span text:style-name="T2436"><text:s/></text:span><text:span text:style-name="T2437">populaires et nous rappellent comment le lyrisme sentimental doit éclore naturellement en chansons brèves des</text:span><text:span text:style-name="T2438"><text:s/>$156$<text:s/></text:span><text:bookmark-start text:name="156"/><text:bookmark-end text:name="156"/><text:span text:style-name="T2439">mêmes refrains et des<text:s/></text:span><text:span text:style-name="T2440">balerie</text:span><text:span text:style-name="T2441">s</text:span><text:span text:style-name="T2442"><text:s/>qui disaient le cœur de nos aïeux énamouré dans l</text:span><text:span text:style-name="T2443">’</text:span><text:span text:style-name="T2444">enchantement de la terre et des saisons.</text:span></text:p>
      <text:p text:style-name="Corpsdetexte"><text:bookmark-start text:name="157"/><text:bookmark-end text:name="157"/><text:span text:style-name="T2445">En reprenant ainsi la voie de ses origines, la poésie émotive rentre autant que la poésie transfigurative dans le cercle des arts dont le formalisme de l</text:span><text:span text:style-name="T2446">’</text:span><text:span text:style-name="T2447">éloquence latine l</text:span><text:span text:style-name="T2448">’</text:span><text:span text:style-name="T2449">avait en France retirée : la poésie enfin est définitivement hors la littérature. Car elle n</text:span><text:span text:style-name="T2450">’</text:span><text:span text:style-name="T2451">est pas fille de la « littérature » : du<text:s/></text:span><text:span text:style-name="T2452">discours</text:span><text:span text:style-name="T2453"><text:s/>(raisonnement, monitions, harangues) ; elle est</text:span><text:span text:style-name="T2454"><text:s/>sœur des « arts » </text:span><text:span text:style-name="T2455">:</text:span><text:span text:style-name="T2456"><text:s/></text:span><text:span text:style-name="T2457">du</text:span><text:span text:style-name="T2458"><text:s/></text:span><text:span text:style-name="T2459">chant</text:span><text:span text:style-name="T2460"><text:s/>(mélopée, appels et plaintes) et de la<text:s/></text:span><text:span text:style-name="T2461">danse</text:span><text:span text:style-name="T2462">. Elle ne s</text:span><text:span text:style-name="T2463">’</text:span><text:span text:style-name="T2464">écarte pas du chœur des Muses parce qu</text:span><text:span text:style-name="T2465">’</text:span><text:span text:style-name="T2466">elle en est la seule voyante et la dirige. Par elle, le verbe précise le sens d</text:span><text:span text:style-name="T2467">’</text:span><text:span text:style-name="T2468">une ligne, d</text:span><text:span text:style-name="T2469">’</text:span><text:span text:style-name="T2470">une nuance, d</text:span><text:span text:style-name="T2471">’</text:span><text:span text:style-name="T2472">un mouvement, d</text:span><text:span text:style-name="T2473">’</text:span><text:span text:style-name="T2474">un timbre, sans qu</text:span><text:span text:style-name="T2475">’</text:span><text:span text:style-name="T2476">il fasse rien perdre de leur intensité à chacun de ces particuliers accents de la sensation fondamentale. Par elle, se discernent dans l</text:span><text:span text:style-name="T2477">’</text:span><text:span text:style-name="T2478">instant de l</text:span><text:span text:style-name="T2479">’</text:span><text:span text:style-name="T2480">émotion ou de la pensée les participations diverses de tous nos sens. La réfraction<text:s/></text:span><text:span text:style-name="T2481">$157$<text:s/></text:span><text:span text:style-name="T2482">simultanée est immédiate de ce que nous pensons par ce que nous voyons, entendons, goûtons, sentons, touchons. Rendre une de ces réfractions qui suffit à indiquer la pensée initiale, au lieu de la pensée même, et qui l</text:span><text:span text:style-name="T2483">’</text:span><text:span text:style-name="T2484">intensifie de toute la profondeur des choses suggé</text:span><text:span text:style-name="T2485">rées, est le suprême art de l</text:span><text:span text:style-name="T2486">’</text:span><text:span text:style-name="T2487">É</text:span><text:span text:style-name="T2488">vocatrice. Le frémissement de la feuille d</text:span><text:span text:style-name="T2489">’</text:span><text:span text:style-name="T2490">arbre qui arrête notre vue au moment de l</text:span><text:span text:style-name="T2491">’</text:span><text:span text:style-name="T2492">éclosion mentale, s</text:span><text:span text:style-name="T2493">’</text:span><text:span text:style-name="T2494">il vibre en une image indécise ou un rythme subtil, peut mieux épanouir le sentiment même que toutes les littéraires amplifications qui le détachent de la sensation synthétique où une expression d</text:span><text:span text:style-name="T2495">’</text:span><text:span text:style-name="T2496">art l</text:span><text:span text:style-name="T2497">’</text:span><text:span text:style-name="T2498">enveloppe et le condense. Or la substitution du développement oratoire (avec tout ce qu</text:span><text:span text:style-name="T2499">’</text:span><text:span text:style-name="T2500">elle nécessite d</text:span><text:span text:style-name="T2501">’</text:span><text:span text:style-name="T2502">attaches et de jointures) à la spontanéité d</text:span><text:span text:style-name="T2503">’</text:span><text:span text:style-name="T2504">un élan, d</text:span><text:span text:style-name="T2505">’</text:span><text:span text:style-name="T2506">un cri, a, pendant des siècles, décharné le verbe poétique des expressions, des formes de ces sensations constitutives qui en sont</text:span><text:span text:style-name="T2507"><text:s/>les plus impérieux éléments</text:span><text:span text:style-name="T2508"><text:note text:note-class="footnote" text:id="_ftn79"><text:note-citation>80</text:note-citation><text:note-body><text:p text:style-name="Notedebasdepage"><text:s/><text:span text:style-name="T2509">Il resterait à préciser dans quelle mesure,</text:span><text:span text:style-name="T2510"><text:s/></text:span><text:span text:style-name="T2511">dès</text:span><text:span text:style-name="T2512"><text:s/></text:span><text:span text:style-name="T2513">que le rythme</text:span><text:span text:style-name="T2514"><text:s/></text:span><text:span text:style-name="T2515">ne constitue plus une figuration spéciale (stances ou couplets), la simple continuité d</text:span><text:span text:style-name="T2516">’</text:span><text:span text:style-name="T2517">un mouvement lyrique, le simple déroulement d</text:span><text:span text:style-name="T2518">’</text:span><text:span text:style-name="T2519">une période rythmée peut échapper à l</text:span><text:span text:style-name="T2520">’</text:span><text:span text:style-name="T2521">éloquence,</text:span><text:span text:style-name="T2522"><text:s/></text:span><text:span text:style-name="T2523">—</text:span><text:span text:style-name="T2524"> </text:span><text:span text:style-name="T2525">là où il faut fixer le point mort</text:span><text:span text:style-name="T2526"><text:s/>entre le<text:s/></text:span><text:span text:style-name="T2527">discours</text:span><text:span text:style-name="T2528"><text:s/>et le<text:s/></text:span><text:span text:style-name="T2529">chant</text:span><text:span text:style-name="T2530">.</text:span></text:p></text:note-body></text:note></text:span><text:span text:style-name="T2531">.</text:span></text:p>
      <text:p text:style-name="Corpsdetexte"><text:bookmark-start text:name="158"/><text:bookmark-end text:name="158"/><text:span text:style-name="T2532">$158$<text:s/></text:span><text:span text:style-name="T2533">C</text:span><text:span text:style-name="T2534">’</text:span><text:span text:style-name="T2535">est sans doute cela, condensation et suggestion, telles que l</text:span><text:span text:style-name="T2536">’</text:span><text:span text:style-name="T2537">inspiration populaire les renferme à l</text:span><text:span text:style-name="T2538">’</text:span><text:span text:style-name="T2539">égard d</text:span><text:span text:style-name="T2540">’</text:span><text:span text:style-name="T2541">un art ésotérique, qu</text:span><text:span text:style-name="T2542">’</text:span><text:span text:style-name="T2543">il faut entendre par<text:s/></text:span><text:span text:style-name="T2544">symbolisme</text:span><text:span text:style-name="T2545">. Des intéressés qui considèrent moins les œuvres, la poésie multiforme en soi, que les gens, et qui oublient qu</text:span><text:span text:style-name="T2546">’</text:span><text:span text:style-name="T2547">un terme générique d</text:span><text:span text:style-name="T2548">’</text:span><text:span text:style-name="T2549">art (classicisme, romantisme, etc.) n</text:span><text:span text:style-name="T2550">’</text:span><text:span text:style-name="T2551">est jamais représentatif d</text:span><text:span text:style-name="T2552">’</text:span><text:span text:style-name="T2553">une psychie unique ou même déterminée, ont voulu que ce vocable qualifiât exclusivement<text:s/></text:span><text:soft-page-break/><text:span text:style-name="T2554">certaines formes du mysticisme, certaines recherches imaginatives se dérobant à tout contact d</text:span><text:span text:style-name="T2555">’</text:span><text:span text:style-name="T2556">émotion directe. Il peut</text:span><text:span text:style-name="T2557"><text:s/>les qualifier comme désigner — cette étude le prouve </text:span><text:span text:style-name="T2558">— leurs contraires. Avec le sens du général que,</text:span><text:span text:style-name="T2559"><text:s/></text:span><text:span text:style-name="T2560">suivant la tradition classique, il restaure, et avec l</text:span><text:span text:style-name="T2561">’</text:span><text:span text:style-name="T2562">aide de moyens techniques nouveaux, à la fois plus spontanés et plus logiques, le symbolisme est ainsi<text:s/></text:span><text:span text:style-name="T2563">l</text:span><text:span text:style-name="T2564">’</text:span><text:span text:style-name="T2565">unification</text:span><text:span text:style-name="T2566"><text:s/>$159$<text:s/></text:span><text:bookmark-start text:name="159"/><text:bookmark-end text:name="159"/><text:span text:style-name="T2567">indissoluble des divers aspects de notre pensée et de nos sensations simultanées,</text:span><text:span text:style-name="T2568"><text:s/></text:span><text:span text:style-name="T2569">soit dans la fugitivité d</text:span><text:span text:style-name="T2570">’</text:span><text:span text:style-name="T2571">une plainte ou dans l</text:span><text:span text:style-name="T2572">’</text:span><text:span text:style-name="T2573">éclair d</text:span><text:span text:style-name="T2574">’</text:span><text:span text:style-name="T2575">un cri, soit sous le voile d</text:span><text:span text:style-name="T2576">’</text:span><text:span text:style-name="T2577">un mythe transparent</text:span><text:span text:style-name="T2578">.<text:s/></text:span><text:span text:style-name="T2579">L</text:span><text:span text:style-name="T2580">’</text:span><text:span text:style-name="T2581">atmosphère que cette condensation, cette suggestion ont créée n</text:span><text:span text:style-name="T2582">’</text:span><text:span text:style-name="T2583">est pas niable. Beaucoup qui s</text:span><text:span text:style-name="T2584">’</text:span><text:span text:style-name="T2585">imaginent la combattre en sont jusqu</text:span><text:span text:style-name="T2586">’</text:span><text:span text:style-name="T2587">au fond de leurs œuvres pénétrés. C</text:span><text:span text:style-name="T2588">’</text:span><text:span text:style-name="T2589">est qu</text:span><text:span text:style-name="T2590">’</text:span><text:span text:style-name="T2591">il est difficile de ne pas reconnaître que le symbolisme atteint la poés</text:span><text:span text:style-name="T2592">ie dans sa plus pure essence, — </text:span><text:span text:style-name="T2593">la poésie qui n</text:span><text:span text:style-name="T2594">’</text:span><text:span text:style-name="T2595">a jamais eu</text:span><text:span text:style-name="T2596"><text:s/></text:span><text:span text:style-name="T2597">besoin</text:span><text:span text:style-name="T2598"><text:s/></text:span><text:span text:style-name="T2599">pour exprimer l</text:span><text:span text:style-name="T2600">’</text:span><text:span text:style-name="T2601">objet qui l</text:span><text:span text:style-name="T2602">’</text:span><text:span text:style-name="T2603">éveille de l</text:span><text:span text:style-name="T2604">’</text:span><text:span text:style-name="T2605">objet même, mais d</text:span><text:span text:style-name="T2606">’</text:span><text:span text:style-name="T2607">un de ses signes.</text:span></text:p>
      <text:p text:style-name="P2608"><text:bookmark-start text:name="160"/><text:bookmark-end text:name="160"/>Par cette reviviscence de sa nature, la poésie tend désormais à retrouver son public véritable, tandis qu’elle perd peu à peu sa clientèle de beaux esprits, de moralistes et de professeurs. Elle échappe au public de lettres, mais en conquiert un autre parmi ceux qui tout d’abord n’ont besoin d’aucune parole (si ensuite celle-ci renforce leur émoi) pour que leur sentiment<text:s/>$160$<text:s/>s’exalte d’une teinte ou d’un son, et s’y harmonise. Ceci nous révèle encore une des causes du divorce qui semble exister entre le public et les plus originaux des poètes contemporains. Il y a seulement un malentendu qu’entretient en aveugle la critique littéraire : un public ne voit plus rien là où un autre découvre. Et l’on demandera peut-être un jour qu’au lieu de faire partie de l’Académie Française les poètes composent la première section de l’Académie des Beaux-Arts. La poésie, jusque dans l’approbation officielle, reprendra alors cette place qu’elle n’eût dû jamais quitter, de coryphée des Muses, aussi proche désormais du populaire, malgré l’apparence, que des artistes.</text:p>
      <text:p text:style-name="Corpsdetexte"><text:bookmark-start text:name="161"/><text:bookmark-end text:name="161"/><text:span text:style-name="T2609">M. </text:span><text:span text:style-name="T2610">Julien Tiersot, en son<text:s/></text:span><text:span text:style-name="title">Histoire de la chanson populaire en France</text:span><text:span text:style-name="T2611">, rappelle que la poésie — comme tous les arts du reste </text:span><text:span text:style-name="T2612">— peut se diviser en trois ordres : la « poésie d</text:span><text:span text:style-name="T2613">’</text:span><text:span text:style-name="T2614">art », la « poésie bourgeoise », la « poésie populaire ». La poésie du milieu est l</text:span><text:span text:style-name="T2615">’</text:span><text:span text:style-name="T2616">ennemie née des deux<text:s/></text:span><text:span text:style-name="T2617">$161$<text:s/></text:span><text:span text:style-name="T2618">autres. Nos poètes s</text:span><text:span text:style-name="T2619">’</text:span><text:span text:style-name="T2620">efforcent de détruire sa prosaïque influence en liant la première à la troisième, mais non par l</text:span><text:span text:style-name="T2621">’</text:span><text:span text:style-name="T2622">imitation chère à<text:s/></text:span><text:span text:style-name="T2623">M. </text:span><text:span text:style-name="T2624">André Theuriet et à<text:s/></text:span><text:span text:style-name="T2625">M. </text:span><text:span text:style-name="T2626">Gabriel Vicaire.</text:span></text:p>
      <text:p text:style-name="P2627"><text:bookmark-start text:name="162"/><text:bookmark-start text:name="163"/><text:bookmark-end text:name="162"/><text:bookmark-end text:name="163"/>Ceux-ci ne se sont pas aperçus qu’ils simplifiaient moins le<text:s/>cœur de la châtelaine qu’ils n’« endimanchaient » l’esprit de la fermière. On ne simplifie rien : mais on est simple en restant profondément soi-même dans l’union la plus intime possible avec la nature. Et pour cette union, les poètes novateurs ne traînèrent pas après eux sous le chaume toute une malle de vieilles règles, de mètres, et de compas afin d’y établir des proportions habitables. Même<text:s/><text:soft-page-break/>ils dérangèrent peu les paysans et, rarement, se firent<text:s/>verser leur cidre ou leur poiré :<text:s/>ils savaient que certains « trinquages » ne vont<text:s/>point sans hypocrisie. Ils ne cherchèrent pas à se décharger de leur âme<text:s/>et<text:s/>de ses soucis délicats ; ils la menèrent simplement dans la solitude des clairières et des sillons ;<text:s/>et là, ramassant les flûtes des bergers, ils<text:s/>$162$<text:s/>la laissèrent accorder son souffle le plus subtil aux trous rustiques, et chanter, comme le vent dans les arbres, sous l’exaltation des mystères qui vous assaillent dès qu’on se livre à la nature en toute ingénuité.</text:p>
      <text:h text:style-name="P2628" text:outline-level="1"><text:bookmark-start text:name="165"/><text:bookmark-start text:name="164"/><text:bookmark-end text:name="165"/><text:bookmark-end text:name="164"/>$163$ Deux prosateurs</text:h>
      <text:p text:style-name="P2629">$165$<text:s/>Les poètes sont les grandes victimes du silence des bibliographes.</text:p>
      <text:p text:style-name="P2630">Mais il en est d’autres qui, dans notre génération, souffrent d’une critique si uniformément pusillanime qu’elle attend pour s’émouvoir que nos originalités nous reviennent un peu poncées par une main étrangère, — italienne, anglaise, etc.<text:s/>La critique les aperçoit alors dans la main du voisin, sans penser même, du reste, les reconnaître pour nôtres.</text:p>
      <text:p text:style-name="P2631">Ainsi, quelle que soit leur réputation, voici deux prosateurs qui n’ont pas été signalés suivant leur mérite.</text:p>
      <text:p text:style-name="P2632">Ils occupent chacun un des pôles de leur art. La critique ne cherche pas les gens si loin.</text:p>
      <text:p text:style-name="P2633"><text:bookmark-start text:name="166"/><text:bookmark-end text:name="166"/>Leur caractéristique est que la maîtrise de<text:s/>$166$<text:s/>l’un ni de l’autre n’est dans ce style uni et liquide qui semble être, par certains, regardé comme la seule perfection.</text:p>
      <text:p text:style-name="P2634">M. Jules Renard taille, lime,<text:s/>ajuste ; M. Paul Adam entasse, fond, sculpte et construit. Tous les deux travaillent dans la matière dure :<text:s/>M. Jules Renard toujours à froid, comme La Bruyère ;<text:s/>M. Paul Adam souvent à chaud, et avec des éclats, comme Pascal et Bossuet, tels qu’ils ont revécu, transformés, en Chateaubriand.</text:p>
      <text:p text:style-name="Corpsdetexte"><text:bookmark-start text:name="167"/><text:bookmark-end text:name="167"/><text:span text:style-name="T2635">B</text:span><text:span text:style-name="T2636">ien qu</text:span><text:span text:style-name="T2637">’</text:span><text:span text:style-name="T2638">ils ne suivent pas la ligne fluide, cursive, du pseudo-classicisme voltairien, tous deux n</text:span><text:span text:style-name="T2639">’</text:span><text:span text:style-name="T2640">en continuent pas moins, chacun de leur côté, une grande tradit</text:span><text:span text:style-name="T2641">ion : ce sont des écrivains de<text:s/></text:span><text:span text:style-name="T2642">c</text:span><text:span text:style-name="T2643">aractère</text:span><text:span text:style-name="T2644">.</text:span></text:p>
      <text:h text:style-name="P2645" text:outline-level="2"><text:bookmark-start text:name="168"/><text:bookmark-end text:name="168"/>$167$ Jules Renard</text:h>
      <text:p text:style-name="Corpsdetexte"><text:span text:style-name="T2646">$168$<text:s/></text:span><text:span text:style-name="T2647">Depuis qu</text:span><text:span text:style-name="T2648">’</text:span><text:span text:style-name="T2649">a paru<text:s/></text:span><text:span text:style-name="T2650">cette</text:span><text:span text:style-name="T2651"><text:s/>étude (</text:span><text:span text:style-name="title">Gil Blas</text:span><text:span text:style-name="T2652">,<text:s/></text:span><text:span text:style-name="T2653">1895</text:span><text:span text:style-name="T2654">),<text:s/></text:span><text:span text:style-name="T2655">M. </text:span><text:span text:style-name="T2656">Jules Renard a publié notamment<text:s/></text:span><text:span text:style-name="title">Histoires naturelles</text:span><text:span text:style-name="T2657">,<text:s/></text:span><text:span text:style-name="title">la Maîtresse</text:span><text:span text:style-name="T2658">,<text:s/></text:span><text:span text:style-name="title">Bucoliques</text:span><text:span text:style-name="T2659">, qui eussent demandé, en particulier sur l</text:span><text:span text:style-name="T2660">’</text:span><text:span text:style-name="T2661">interprétation de la nature, des développements nouveaux.</text:span></text:p>
      <text:p text:style-name="Corpsdetexte"><text:bookmark-start text:name="169"/><text:bookmark-end text:name="169"/><text:soft-page-break/><text:span text:style-name="T2662">De plus,<text:s/></text:span><text:span text:style-name="T2663">M. </text:span><text:span text:style-name="T2664">Jules Renard a donné au théâtre<text:s/></text:span><text:span text:style-name="title">le Plaisir de rompre</text:span><text:span text:style-name="T2665">, un acte, et<text:s/></text:span><text:span text:style-name="title">le Pain de ménage</text:span><text:span text:style-name="T2666">, un acte, qui mirent en pleine lumière la qualité si spéciale de son art et de son esprit.</text:span></text:p>
      <text:p text:style-name="P2667">£</text:p>
      <text:p text:style-name="P2668"><text:bookmark-start text:name="170"/><text:bookmark-end text:name="170"/>$169$<text:s/>Nos moralistes, longtemps avant Niepce, inventèrent la maxime : l’instantané psychologique qui cliche et fixe sur un doigt de papier l’observation humaine, et la plus aiguë. Quelques maximes, deux ou trois poses, le portrait est achevé. Ils firent une découverte merveilleuse. Elle rendait presque inutiles, au point de vue de la vérité, la plupart des efforts philosophiques ultérieurs qui revêtirent de superbes fresques les murailles allemandes et anglaises. Si les épreuves françaises étaient un peu sommaires, sèches, elles étaient d’une précision indispensable à ceux qui ont souci de<text:s/>la ressemblance.</text:p>
      <text:p text:style-name="P2669">$170$<text:s/>C’est ainsi que le portraitiste et peintre de mœurs Jules Renard recourut à l’invention de nos moralistes pour rendre sans doute au roman contemporain le même service qu’en tira la philosophie.</text:p>
      <text:p text:style-name="P2670">£</text:p>
      <text:p text:style-name="P2671">Depuis que le roman n’est plus seulement une histoire, mais une étude, qu’il vise à renseigner sur notre vie extérieure et intérieure, il faut remarquer, en effet, qu’il n’en continue pas moins à déployer toutes les prolixités du conte de nourrice. La vie ne semble pouvoir être représentée qu’avec des explications sans fin. Ou si les événements nombreux se pressent, ils ne font que soulever la poussière d’un décor. Des deux manières, l’union est rompue entre l’action et la conscience : la vérité n’est point<text:s/>$171$<text:s/>pénétrée. Cela donne une suite de placages, fort intéressants parfois ; mais l’on n’a que l’illusion de la vie.</text:p>
      <text:p text:style-name="P2672">Jules Renard eut le sentiment très vif que nos moralistes, en fixant l’homme d’un trait de lumière, avaient souvent déjoué la superfluité d’observation de nos romanciers. Leurs maximes, toutefois, leurs portraits mêmes, qui accumulaient sur une seule tête tous les signes humains, témoignaient de la vie sans la peindre. Il s’agit pour le romancier de transposer en lignes et couleurs la perspicacité du moraliste et, à son tour, d’en rendre l’œuvre vaine, car tout geste humain, inconsciemment, transcrit de lui-même la maxime qui l’eût signifié.</text:p>
      <text:p text:style-name="P2673">Jules Renard trouva le geste-maxime, le geste définitif, l’unique qui marque le penchant secret ou le caractère.</text:p>
      <text:p text:style-name="P2674"><text:bookmark-start text:name="172"/><text:bookmark-end text:name="172"/>Ce geste-là colore autour de soi les choses et les fait siennes. Il établit aussitôt la relation psychique qui nous unit au décor dans un éclair.<text:s/>$172$<text:s/>Et, seuls, ces éclairs comptent. Nos<text:s/><text:soft-page-break/>actes, qu’ils soient des faits de conscience, comme dit Paul Bourget, ou d’énergie physique, ne forment pas une chaîne. Le travail antérieur qu’ils indiquent est toujours confus, mêlé, traversé de lueurs contradictoires, en somme inconscient, et la soi-disant analyse, qui croit le débrouiller de sa logique, n’y ajoute que son bavardage. De là la nécessité, pour ne point fausser la vie, pour tenir l’unité parfaite, des scènes brusques et ramassées qui laissent tout dans le noir, en dehors du point qu’illumine une projection de « lanterne sourde ».</text:p>
      <text:p text:style-name="P2675">£</text:p>
      <text:p text:style-name="Corpsdetexte"><text:bookmark-start text:name="173"/><text:bookmark-end text:name="173"/><text:span text:style-name="title">La Lanterne s</text:span><text:span text:style-name="title">ourde</text:span><text:span text:style-name="T2676">, tel est, en effet, le titre d</text:span><text:span text:style-name="T2677">’</text:span><text:span text:style-name="T2678">un des volumes de Jules Ren</text:span><text:span text:style-name="T2679">ard. Il la projette de préférenc</text:span><text:span text:style-name="T2680">e sur les paysans, sur les petits<text:s/></text:span><text:span text:style-name="T2681">$173$<text:s/></text:span><text:span text:style-name="T2682">bourgeois, sur ceux qui participent des uns et des autres.</text:span></text:p>
      <text:p text:style-name="Corpsdetexte"><text:bookmark-start text:name="174"/><text:bookmark-end text:name="174"/><text:span text:style-name="T2683">C</text:span><text:span text:style-name="T2684">’</text:span><text:span text:style-name="T2685">est que, les uns et les autres gardent des ridicules pittoresques à travers des souffrances d</text:span><text:span text:style-name="T2686">’</text:span><text:span text:style-name="T2687">autant plus navrantes qu</text:span><text:span text:style-name="T2688">’</text:span><text:span text:style-name="T2689">elles peuvent s</text:span><text:span text:style-name="T2690">’</text:span><text:span text:style-name="T2691">exaspérer sans jamais s</text:span><text:span text:style-name="T2692">’</text:span><text:span text:style-name="T2693">exalter. L</text:span><text:span text:style-name="T2694">’</text:span><text:span text:style-name="T2695">être humain qui, dans la lutte pour les sous, exclusive, n</text:span><text:span text:style-name="T2696">’</text:span><text:span text:style-name="T2697">est plus qu</text:span><text:span text:style-name="T2698">’</text:span><text:span text:style-name="T2699">un journalier de<text:s/></text:span><text:span text:style-name="T2700">l</text:span><text:span text:style-name="T2701">’</text:span><text:span text:style-name="T2702">existence voit la platitude — </text:span><text:span text:style-name="T2703">n</text:span><text:span text:style-name="T2704">otre ennemie la plus implacable </text:span><text:span text:style-name="T2705">— flétrir toutes espérances, une à une. Il n</text:span><text:span text:style-name="T2706">’</text:span><text:span text:style-name="T2707">a pas de quoi nourrir son imagination, et, lorsqu</text:span><text:span text:style-name="T2708">’</text:span><text:span text:style-name="T2709">il a de quoi, c</text:span><text:span text:style-name="T2710">’</text:span><text:span text:style-name="T2711">est pire. Renard a dit toute sa destinée en l</text:span><text:span text:style-name="T2712">’</text:span><text:span text:style-name="T2713">une des pensées de ses<text:s/></text:span><text:span text:style-name="title">Noisettes creuses</text:span><text:span text:style-name="T2714"> :<text:s/></text:span><text:span text:style-name="quote.c">« J</text:span><text:span text:style-name="quote.c">’</text:span><text:span text:style-name="quote.c">essaie de fuir la vie et ses tracas, de me réfugier, comme on dit, dans le rêve, et j</text:span><text:span text:style-name="quote.c">’</text:span><text:span text:style-name="quote.c">ai rêvé toute la nuit que je n</text:span><text:span text:style-name="quote.c">’</text:span><text:span text:style-name="quote.c">étais pas fichu de trouver mon chapeau. »</text:span><text:span text:style-name="T2715"><text:s/>Or presque tous les hommes en sont là. La vie, loin de les délivrer, les emmure.<text:s/></text:span><text:span text:style-name="T2716">À</text:span><text:span text:style-name="T2717"><text:s/>mesure qu</text:span><text:span text:style-name="T2718">’</text:span><text:span text:style-name="T2719">ils grandissent, les murs de la prison s</text:span><text:span text:style-name="T2720">’</text:span><text:span text:style-name="T2721">élèvent avec eux. « Une fois grands, nous serons libres », disent-ils. Les voilà grands,<text:s/></text:span><text:span text:style-name="T2722">$174$<text:s/></text:span><text:span text:style-name="T2723">hommes faits </text:span><text:span text:style-name="T2724">; mais les murs grandissent tou</text:span><text:span text:style-name="T2725">jours, les dépassent, montent, se courbent en voûte : ils n</text:span><text:span text:style-name="T2726">’</text:span><text:span text:style-name="T2727">ont plus qu</text:span><text:span text:style-name="T2728">’</text:span><text:span text:style-name="T2729">à attendre la mort.</text:span></text:p>
      <text:p text:style-name="P2730">En attendant, Jules Renard, bon geôlier, les surveille. Il a ouvert juste le carré d’un petit judas sur leurs grimaces tragiques ou grotesques. Rien ne lui échappe. Il est inutile que nous fassions les malins : on n’échappera pas plus en gros qu’en détail. Avec ses airs de rire, son œil nous tient ferme. Voyez celui-ci :</text:p>
      <text:p text:style-name="P2731">LE CHERCHEUR D’OR</text:p>
      <text:p text:style-name="P2732">Harpagonnet avait dans sa bourse deux pièces d’or volées à son père. Fréquemment, il tâtait sa poche, sentait les pièces, et, fidèle gardienne, sa main ne s’éloignait pas. Bientôt il n’y tint plus ; il voulait les contempler, ouvrit sa bourse et les mania.</text:p>
      <text:p text:style-name="P2733"><text:bookmark-start text:name="175"/><text:bookmark-end text:name="175"/><text:soft-page-break/>Et voici que les<text:s/>deux pièces d’or tombèrent,<text:s/>$175$<text:s/>roulèrent, folles, dépistèrent ses yeux, lancés à leur poursuite, disparurent.</text:p>
      <text:p text:style-name="P2734">Harpagonnet, sans bouger de place, les pieds collés, s’accroupit et chercha. Il tremblait et suait, malade d’angoisse. Il épluchait le sable comme un plat de lentilles. Il eût ainsi retourné la Terre.</text:p>
      <text:p text:style-name="P2735">Quand il trouva la première pièce, son cœur battit moins fort. Il les compta, fit la preuve. Il les ravait bien toutes les deux, celle-ci, celle-là. Il les rentra dans sa bourse, serra les cordons comme on étrangle, et souffla.</text:p>
      <text:p text:style-name="P2736">Puis il ne se releva pas.</text:p>
      <text:p text:style-name="P2737">L’endroit était bon.</text:p>
      <text:p text:style-name="P2738">Et, râtelant encore le sable avec ses ongles, Harpagonnet se mit à chercher d’autres pièces d’or.</text:p>
      <text:p text:style-name="Corpsdetexte"><text:bookmark-start text:name="176"/><text:bookmark-end text:name="176"/><text:span text:style-name="T2739">Jules Renard a, de même, portraicturé des types qui pourraient refaire une famille à Joseph Prudhomme :<text:s/></text:span><text:span text:style-name="title">M. </text:span><text:span text:style-name="title">et madame Bornet</text:span><text:span text:style-name="T2740">,<text:s/></text:span><text:span text:style-name="title">Eloi</text:span><text:span text:style-name="T2741">,<text:s/></text:span><text:span text:style-name="title">M. </text:span><text:span text:style-name="title">Sud</text:span><text:span text:style-name="T2742">, etc.</text:span><text:span text:style-name="T2743">, petits-neveux d</text:span><text:span text:style-name="T2744">’</text:span><text:span text:style-name="T2745">ailleurs plutôt<text:s/></text:span><text:span text:style-name="T2746">$176$<text:s/></text:span><text:span text:style-name="T2747">que petits-fils, peu portés à l</text:span><text:span text:style-name="T2748">’</text:span><text:span text:style-name="T2749">emphase. Il excelle à ces défilés d</text:span><text:span text:style-name="T2750">’</text:span><text:span text:style-name="T2751">« homuncules », aux vanités infimes, aux naïvetés à la fois retorses et imbéciles, idiots ou gâteux, dont les gestes se détendent à vide comme des arcs sans flèche. Les simples de village surtout, vagabonds ou innocents, il les a marqués d</text:span><text:span text:style-name="T2752">’</text:span><text:span text:style-name="T2753">un trait presque lyrique.<text:s/></text:span><text:span text:style-name="title">Tiennette la Folle</text:span><text:span text:style-name="T2754"><text:s/>dresse une silhouette inoubliable.</text:span></text:p>
      <text:p text:style-name="P2755">£</text:p>
      <text:p text:style-name="Corpsdetexte"><text:span text:style-name="T2756">Mais tout disparaîtra devant l</text:span><text:span text:style-name="T2757">’</text:span><text:span text:style-name="T2758">immortel<text:s/></text:span><text:span text:style-name="title">Poil</text:span><text:span text:style-name="title">-</text:span><text:span text:style-name="title">de-Carotte</text:span><text:span text:style-name="T2759">.</text:span></text:p>
      <text:p text:style-name="P2760"><text:bookmark-start text:name="177"/><text:bookmark-end text:name="177"/>Pourquoi Poil-de-Carotte n’est-il pas encore légendaire ? Il mériterait plus que le Petit Bob une universelle popularité. Le Petit Bob est l’accident d’une éducation transitoire et de luxe. Poil-de-Carotte est éternel.</text:p>
      <text:p text:style-name="P2761">$177$<text:s/>Sa biographie est celle de celui qu’on n’attend plus. Et il y en a tant aujourd’hui qu’on n’attend plus !</text:p>
      <text:p text:style-name="Corpsdetexte"><text:span text:style-name="T2762">Pour comble de malheur, celui qu</text:span><text:span text:style-name="T2763">’</text:span><text:span text:style-name="T2764">on n</text:span><text:span text:style-name="T2765">’</text:span><text:span text:style-name="T2766">attend plus ne flatte pas la vanité familiale. Son prénom a disparu devant l</text:span><text:span text:style-name="T2767">’</text:span><text:span text:style-name="T2768">admirable surnom de Poil</text:span><text:span text:style-name="T2769">-</text:span><text:span text:style-name="T2770">de-Carotte, qui peint si bien, avec les cheveux jaunes, toute l</text:span><text:span text:style-name="T2771">’</text:span><text:span text:style-name="T2772">inutilité dérisoire d</text:span><text:span text:style-name="T2773">’</text:span><text:span text:style-name="T2774">un être. Sa figure est mouchetée de taches de son. Ah ! sa figure ne prévient guère en sa faveur ! Poil-de</text:span><text:span text:style-name="T2775">-</text:span><text:span text:style-name="T2776">Carotte a des oreilles si larges, si<text:s/></text:span><text:soft-page-break/><text:span text:style-name="T2777">concaves que la petite voisine, quand elle joue sur le sable, les lui demande<text:s/></text:span><text:span text:style-name="quote.c">« pour faire des pâtés »</text:span><text:span text:style-name="T2778">. Poil-de</text:span><text:span text:style-name="T2779">-</text:span><text:span text:style-name="T2780">Carotte marche si mal qu</text:span><text:span text:style-name="T2781">’</text:span><text:span text:style-name="T2782">on le croirait bossu. Renfrogné et silencieux, Poil-de-Carotte est hirsute, sale de</text:span><text:span text:style-name="T2783"><text:s/></text:span><text:span text:style-name="T2784">cette malpropreté distraite des lunatiques et des philosophes.</text:span></text:p>
      <text:p text:style-name="P2785"><text:bookmark-start text:name="178"/><text:bookmark-end text:name="178"/>M. Lepic est son père, et madame Lepic sa mère. Il a pour aîné Grand Frère Félix, et Sœur Ernestine pour sœur. La famille bourgeoise est au complet. C’est le brave homme, d’esprit<text:s/>$178$<text:s/>faible et de cœur bon, mais aveugle, brouillé avec la psychologie ou qui veut l’être, pour avoir la paix. C’est le garçon égoïste et mou dont l’inertie s’arrange et profite à merveille des injustices dont on gratifie le cadet. C’est la fillette douce et insignifiante, rapporteuse. Enfin, c’est la mère qui mène tout, hargneuse et mauvaise. Sa maternité partiale a la honte du dernier né agressive. Sous prétexte de corriger, elle persécute, et en dessous, avec une hypocrisie raffinée.</text:p>
      <text:p text:style-name="Corpsdetexte"><text:bookmark-start text:name="179"/><text:bookmark-end text:name="179"/><text:span text:style-name="T2786">Poil-de-Carotte subit. Il</text:span><text:span text:style-name="T2787"><text:s/>est seul au milieu de tous et il en prend son parti. Il se sait laid ; les mauvais traitements ou la fausse commisération le lui font assez sentir. Et, entre deux corvées, il rêve, il meuble d</text:span><text:span text:style-name="T2788">’</text:span><text:span text:style-name="T2789">une façon à lui sa solitude. Toujours</text:span><text:span text:style-name="T2790"><text:s/></text:span><text:span text:style-name="T2791">pris entre l</text:span><text:span text:style-name="T2792">’</text:span><text:span text:style-name="T2793">arbre et</text:span><text:span text:style-name="T2794"><text:s/></text:span><text:span text:style-name="T2795">l</text:span><text:span text:style-name="T2796">’</text:span><text:span text:style-name="T2797">écorce, il finit par garder un air absent et stupide ; il s</text:span><text:span text:style-name="T2798">’</text:span><text:span text:style-name="T2799">en revêt comme d</text:span><text:span text:style-name="T2800">’</text:span><text:span text:style-name="T2801">un uniforme dans l</text:span><text:span text:style-name="T2802">’</text:span><text:span text:style-name="T2803">espérance qu</text:span><text:span text:style-name="T2804">’</text:span><text:span text:style-name="T2805">il sera classé une fois pour toutes. Mais sa bonne mère le déclasse tout le</text:span><text:span text:style-name="T2806"><text:s/></text:span><text:span text:style-name="T2807">temps. C</text:span><text:span text:style-name="T2808">’</text:span><text:span text:style-name="T2809">est toujours différent et toujours pareil. Qu</text:span><text:span text:style-name="T2810">’</text:span><text:span text:style-name="T2811">il soleille ou qu</text:span><text:span text:style-name="T2812">’</text:span><text:span text:style-name="T2813">il vente,<text:s/></text:span><text:span text:style-name="T2814">$179$<text:s/></text:span><text:span text:style-name="T2815">les calottes pleuvent. Mais Poil-de-Carotte est affectueux : il voudrait tant aimer quelqu</text:span><text:span text:style-name="T2816">’</text:span><text:span text:style-name="T2817">un et qu</text:span><text:span text:style-name="T2818">’</text:span><text:span text:style-name="T2819">on l</text:span><text:span text:style-name="T2820">’</text:span><text:span text:style-name="T2821">aimât ! Ce sentiment lui fait commettre des maladresses : chaque fois qu</text:span><text:span text:style-name="T2822">’</text:span><text:span text:style-name="T2823">il veut être agréable à ses parents, cela tourne à sa confusion. Poil-de-Carotte est fier ; il se console d</text:span><text:span text:style-name="T2824">’</text:span><text:span text:style-name="T2825">un mot douloure</text:span><text:span text:style-name="T2826">ux et drôle :<text:s/></text:span><text:span text:style-name="quote.c">« Tout le monde ne</text:span><text:span text:style-name="quote.c"><text:s/>peut pas être orphelin »</text:span><text:span text:style-name="T2827">, dit-il.</text:span></text:p>
      <text:p text:style-name="Corpsdetexte"><text:bookmark-start text:name="180"/><text:bookmark-end text:name="180"/><text:span text:style-name="T2828">Il faut lire le livre pour se rendre compte que Poil-de-Carotte n</text:span><text:span text:style-name="T2829">’</text:span><text:span text:style-name="T2830">est pas le frère d</text:span><text:span text:style-name="T2831">’</text:span><text:span text:style-name="T2832">un des enfants célèbres d</text:span><text:span text:style-name="T2833">e Dickens ni de<text:s/></text:span><text:span text:style-name="title">l’</text:span><text:span text:style-name="title">Enfant</text:span><text:span text:style-name="T2834"><text:s/>de Jules Vallès. Il ne souffre pas d</text:span><text:span text:style-name="T2835">’</text:span><text:span text:style-name="T2836">un martyre exceptionnel ; son existence est affreuse en restant coutumière. Les passants ne remarquent rien en côtoyant la maison. Rien ne transpire de l</text:span><text:span text:style-name="T2837">’</text:span><text:span text:style-name="T2838">intérieur ; ils ne voient de temps à autre qu</text:span><text:span text:style-name="T2839">’</text:span><text:span text:style-name="T2840">une tête rou</text:span><text:span text:style-name="T2841">sse, bouffonne, et ils rient. — </text:span><text:span text:style-name="T2842">Ces pauvres Lepic ! ils ont un enfant bien vilain ; il a même l</text:span><text:span text:style-name="T2843">’</text:span><text:span text:style-name="T2844">air mauvais !</text:span></text:p>
      <text:p text:style-name="P2845">£</text:p>
      <text:p text:style-name="P2846">$180$<text:s/>Jules Renard ne s’est pas contenté d’appliquer le sens nouveau de son art à des scènes détachées.</text:p>
      <text:p text:style-name="Corpsdetexte"><text:span text:style-name="T2847">Son roman<text:s/></text:span><text:span text:style-name="title">l</text:span><text:span text:style-name="title">’Écornif</text:span><text:span text:style-name="title">leur</text:span><text:span text:style-name="T2848"><text:s/>est un des plus originaux de ces années dernières. La facture, d</text:span><text:span text:style-name="T2849">’</text:span><text:span text:style-name="T2850">abord, en est personnelle. Tout ce qui n</text:span><text:span text:style-name="T2851">’</text:span><text:span text:style-name="T2852">est pas le geste définitif, l</text:span><text:span text:style-name="T2853">’</text:span><text:span text:style-name="T2854">éclair dont nous parlions,<text:s/></text:span><text:soft-page-break/><text:span text:style-name="T2855">est supprimé. Ses chapitres, comme ses petits tableaux à part, se succèdent par brusques et rapides projections ; ils ont chacun leur unité complète. Ainsi que dans la vie, il n</text:span><text:span text:style-name="T2856">’</text:span><text:span text:style-name="T2857">y a point de remplissages analytiques pour remplacer ces secondes de silence qui séparent</text:span><text:span text:style-name="T2858"><text:s/></text:span><text:span text:style-name="T2859">les faits.</text:span><text:span text:style-name="T2860"><text:s/></text:span><text:span text:style-name="T2861">L</text:span><text:span text:style-name="T2862">’</text:span><text:span text:style-name="T2863">unité de l</text:span><text:span text:style-name="T2864">’</text:span><text:span text:style-name="T2865">œuvre entière n</text:span><text:span text:style-name="T2866">’</text:span><text:span text:style-name="T2867">en est pas affaiblie, car les gestes se commandent les uns les autres et se fondent au même point l</text:span><text:span text:style-name="T2868">’</text:span><text:span text:style-name="T2869">un dans l</text:span><text:span text:style-name="T2870">’</text:span><text:span text:style-name="T2871">autre, sans qu</text:span><text:span text:style-name="T2872">’</text:span><text:span text:style-name="T2873">une brume explicative les fasse évanouir hors du cercle vivant.</text:span></text:p>
      <text:p text:style-name="P2874"><text:bookmark-start text:name="181"/><text:bookmark-end text:name="181"/>L’Écornifleur est le parasite, non seulement le pique-assiette, mais l’insecte malfaisant, le<text:s/>$181$<text:s/>ver qui ronge une famille comme un bois de lit. Il faut des années pour qu’on s’aperçoive du ravage. Il est le touche-à-tout ébrécheur des intimités.<text:s/>Il ne casse pas : il « écorne ».<text:s/>Celui de Jules Renard est le petit homme de lettres d’esprit impuissant et de cœur lâche. Il profite de la naïveté éprouvée de bons bourgeois pour s’installer d’abord à leur table et, bientôt, dans leur chambre. Dès les premiers repas, il a vicié l’atmosphère. Et, lorsqu’il s’enfuit, dégoûté de la place et de lui-même, il a « écorné » la femme et demi-violé la filleule.</text:p>
      <text:p text:style-name="P2875">£</text:p>
      <text:p text:style-name="Corpsdetexte"><text:span text:style-name="T2876">Il</text:span><text:span text:style-name="T2877"><text:s/>semblerait, à cet examen, qu</text:span><text:span text:style-name="T2878">’</text:span><text:span text:style-name="T2879">il dût ressortir de l</text:span><text:span text:style-name="T2880">’</text:span><text:span text:style-name="T2881">œuvre de Jules Renard une impression de réalisme un peu inférieur. C</text:span><text:span text:style-name="T2882">’</text:span><text:span text:style-name="T2883">est que je me suis moins préoccupé de la<text:s/></text:span><text:span text:style-name="T2884">tonalité</text:span><text:span text:style-name="T2885"><text:s/>de l</text:span><text:span text:style-name="T2886">’</text:span><text:span text:style-name="T2887">œuvre<text:s/></text:span><text:span text:style-name="T2888">$182$<text:s/></text:span><text:span text:style-name="T2889">que de son humanité. Or son humanité ne craint pas, parfois, d</text:span><text:span text:style-name="T2890">’</text:span><text:span text:style-name="T2891">être basse pour être profonde.<text:s/></text:span><text:span text:style-name="T2892">À</text:span><text:span text:style-name="T2893"><text:s/>coup sûr, elle est poignante, triste. Avoir souvent rangé Jules Renard parmi les auteurs gais est presque une anomalie.</text:span></text:p>
      <text:p text:style-name="Corpsdetexte"><text:span text:style-name="T2894">Mais la tonalité de son œuvre est d</text:span><text:span text:style-name="T2895">’</text:span><text:span text:style-name="T2896">un art souverain. Tandis que l</text:span><text:span text:style-name="T2897">’</text:span><text:span text:style-name="T2898">humanité quotidienne grimace, il montre ses pauvretés ou ses laideurs sur un fond de nature lyrique. Il a établi un divorce bizarre entre nos ridicules et les beautés de la terre. Il promène des infirmes par des jardins parés. Au milieu d</text:span><text:span text:style-name="T2899">’</text:span><text:span text:style-name="T2900">aventures grotesques, on rencontre de ces phrases :<text:s/></text:span><text:span text:style-name="quote.c">« Plus loin, il faisait envoler d</text:span><text:span text:style-name="quote.c">’</text:span><text:span text:style-name="quote.c">un peuplier une bande de chardonnerets et l</text:span><text:span text:style-name="quote.c">’</text:span><text:span text:style-name="quote.c">arbre semblait brusquement secouer des fleurs chantantes. »</text:span></text:p>
      <text:p text:style-name="P2901">L’humour spécial dont il vernit l’ensemble est de qualité rare, étrange d’ingéniosité : il semble qu’il tire la toile autant qu’il la lustre.</text:p>
      <text:p text:style-name="P2902"><text:bookmark-start text:name="183"/><text:bookmark-start text:name="185"/><text:bookmark-start text:name="184"/><text:bookmark-end text:name="183"/><text:bookmark-end text:name="185"/><text:bookmark-end text:name="184"/>C’est ainsi que Jules Renard est notre petit maître hollandais : quelque Van Ostade ou<text:s/>$183$<text:s/>Teniers le jeune, avec moins de bonhomie. Comme nos peintres, il a soin de sacrifier souvent à l’effet l’exactitude. Et tout ce qu’on peut dire contre son art, c’est que le souci de pincer ses semblables pour voir la grimace qu’ils feront s’est peut-être substitué quelquefois chez notre moraliste pittoresque à celui de la vérité.</text:p>
      <text:h text:style-name="P2903" text:outline-level="2"><text:bookmark-start text:name="186"/><text:bookmark-end text:name="186"/><text:soft-page-break/>$185$<text:s/>Paul Adam</text:h>
      <text:p text:style-name="Corpsdetexte"><text:span text:style-name="T2904">$186$<text:s/></text:span><text:span text:style-name="T2905">De<text:s/></text:span><text:span text:style-name="T2906">M. </text:span><text:span text:style-name="T2907">Paul Adam ont paru depuis cette étude des œuvres considérables telles que<text:s/></text:span><text:span text:style-name="title">l</text:span><text:span text:style-name="title">’</text:span><text:span text:style-name="title">Année de Clarisse</text:span><text:span text:style-name="T2908"><text:s/>et<text:s/></text:span><text:span text:style-name="title">la Bataille d</text:span><text:span text:style-name="title">’</text:span><text:span text:style-name="title">Uhde</text:span><text:span text:style-name="T2909"><text:s/>et nouvellement<text:s/></text:span><text:span text:style-name="title">la Force</text:span><text:span text:style-name="T2910"><text:s/>qui entre beaucoup d</text:span><text:span text:style-name="T2911">’</text:span><text:span text:style-name="T2912">autres forcèrent toutes trois l</text:span><text:span text:style-name="T2913">’</text:span><text:span text:style-name="T2914">admiration des plus négatifs.</text:span></text:p>
      <text:p text:style-name="Corpsdetexte"><text:bookmark-start text:name="187"/><text:bookmark-end text:name="187"/><text:span text:style-name="T2915">Il a fait jouer aussi, en collaboration avec<text:s/></text:span><text:span text:style-name="T2916">M. </text:span><text:span text:style-name="T2917">André Picard, un drame en trois actes,<text:s/></text:span><text:span text:style-name="title">le Cuivre</text:span><text:span text:style-name="T2918">, d</text:span><text:span text:style-name="T2919">’</text:span><text:span text:style-name="T2920">une portée très neuve et dont il faudra reparler un jour, mais qui malheureusement, à l</text:span><text:span text:style-name="T2921">’</text:span><text:span text:style-name="T2922">époque, fut trahi par l</text:span><text:span text:style-name="T2923">’</text:span><text:span text:style-name="T2924">interprétation ou plutôt la mise en scène.</text:span></text:p>
      <text:p text:style-name="P2925">£</text:p>
      <text:p text:style-name="Corpsdetexte"><text:span text:style-name="T2926">$187$<text:s/></text:span><text:span text:style-name="T2927">…<text:s/></text:span><text:span text:style-name="quote.c">« Je suis un miroir étrange… Vous verrez, vous verrez se lever les idées une à une sur son eau, qui reflète le monde… »</text:span><text:span text:style-name="T2928"><text:s/>Ainsi parle Dessling, le « visiteur d</text:span><text:span text:style-name="T2929">’</text:span><text:span text:style-name="T2930">âmes », à la belle Anne « au visage de perle » dans<text:s/></text:span><text:span text:style-name="title">le Mystère des foules</text:span><text:span text:style-name="T2931">, cette œuvre de sept cents pages dont, au bout de quinze romans rares ou fougueux, vient de saluer sa trentième année Paul Adam.</text:span></text:p>
      <text:p text:style-name="P2932">Et cette phrase, détachée en épigraphe à la cime de cette colonne de livres, me dit l’âme féconde de l’architecte.</text:p>
      <text:p text:style-name="Corpsdetexte"><text:bookmark-start text:name="188"/><text:bookmark-end text:name="188"/><text:span text:style-name="T2933">Il faut la connaître dans le monument qui la révèle pour embrasser d</text:span><text:span text:style-name="T2934">’</text:span><text:span text:style-name="T2935">un coup, à travers<text:s/></text:span><text:span text:style-name="T2936">$188$<text:s/></text:span><text:span text:style-name="T2937">toutes les formes de l</text:span><text:span text:style-name="T2938">’</text:span><text:span text:style-name="T2939">existence, les évolutions de la contemporaine jeunesse. Car il semble que Paul Adam ait ramené le roman à ses origines, alors que l</text:span><text:span text:style-name="T2940">’</text:span><text:span text:style-name="T2941">enveloppement de la fiction celait aux profanes les trésors de l</text:span><text:span text:style-name="T2942">’</text:span><text:span text:style-name="T2943">histoire et de la science qu</text:span><text:span text:style-name="T2944">’</text:span><text:span text:style-name="T2945">on ne désunissait point du poème, la vie. Ses études de mœurs forment ainsi de petites encyclopédies passionnelles qui déroulent à travers la trame souvent politique le dessin bigarré de nos modes mentales et les flammes fleuries de tous nos sens, tantôt non dégagés du fonds :<text:s/></text:span><text:span text:style-name="title">l</text:span><text:span text:style-name="title">’É</text:span><text:span text:style-name="title">poque</text:span><text:span text:style-name="T2946">, tantôt selon de hauts reliefs individuels :<text:s/></text:span><text:span text:style-name="title">les Volontés merveilleuses</text:span><text:span text:style-name="T2947">.</text:span></text:p>
      <text:p text:style-name="P2948"><text:bookmark-start text:name="189"/><text:bookmark-end text:name="189"/>Le fond du fonds est bien celui de la nature : la vie grouillante et inconsciente, aveugle. Mais la base naturaliste des romans de Paul Adam n’est point de boue quelconque, de cette boue séchée dans des moules dont on sort de la pierre morte. Ce sont des coulées chaudes, des laves primordiales rares qui, pour se mouvoir, renflent et tendent des ploiements rapides ;<text:s/>$189$<text:s/>phosphorescentes, elles crépitent et s’ouvrent par places à des gerbes de feu.</text:p>
      <text:p text:style-name="P2949">Dans ces laves premières s’unissent synthétiquement tous les éléments de la vie complète. Le rudiment est une synthèse comme la dernière perfection, et la chaîne entre les deux points extrêmes se divise sans se rompre.</text:p>
      <text:soft-page-break/>
      <text:p text:style-name="Corpsdetexte"><text:span text:style-name="T2950">Paul Adam excelle à découvrir les liens qui cordent les êtres entre eux sans que la formation des nœuds soit faite de l</text:span><text:span text:style-name="T2951">’</text:span><text:span text:style-name="T2952">abaissement des uns et de l</text:span><text:span text:style-name="T2953">’</text:span><text:span text:style-name="T2954">idéalisation des autres. Chaque être reste lui-même, enrichi ou déchu selon l</text:span><text:span text:style-name="T2955">’</text:span><text:span text:style-name="T2956">acquis de son âme. Ce sens de la vie est tout différent de celui des zolistes, qui croyaient nécess</text:span><text:span text:style-name="T2957">aire pour atteindre la nature à d’</text:span><text:span text:style-name="T2958">humilier</text:span><text:span text:style-name="T2959"><text:s/>l</text:span><text:span text:style-name="T2960">’</text:span><text:span text:style-name="T2961">individu. Paul Adam n</text:span><text:span text:style-name="T2962">’</text:span><text:span text:style-name="T2963">enlève pas à l</text:span><text:span text:style-name="T2964">’</text:span><text:span text:style-name="T2965">individu le voile illusion qu</text:span><text:span text:style-name="T2966">’</text:span><text:span text:style-name="T2967">il a tissé de ses rêves et où il se grandit. Chaque être reste lui-même, car ce ne sont point ses actes qui le caractérisent, mais ses pensées.</text:span></text:p>
      <text:p text:style-name="Corpsdetexte"><text:span text:style-name="T2968">Il y a des actes bons et des actes mauvais ;</text:span><text:span text:style-name="T2969"><text:s/></text:span><text:bookmark-start text:name="190"/><text:bookmark-start text:name="191"/><text:bookmark-end text:name="190"/><text:bookmark-end text:name="191"/><text:span text:style-name="T2970">mais ils ne sont pas toujours ceux qu</text:span><text:span text:style-name="T2971">’</text:span><text:span text:style-name="T2972">on croit ;<text:s/></text:span><text:span text:style-name="T2973">$190</text:span><text:span text:style-name="T2974">$<text:s/></text:span><text:span text:style-name="T2975">ils échappent pr</text:span><text:span text:style-name="T2976">esque à toute classification. — </text:span><text:span text:style-name="T2977">Tous les actes, psychologiquement, sont semblables ; ils s</text:span><text:span text:style-name="T2978">’</text:span><text:span text:style-name="T2979">apparient comme les fonctions naturelles. Dans l</text:span><text:span text:style-name="T2980">’</text:span><text:span text:style-name="T2981">ordre social, le prêtre, le politique, le juge, le financier, le souteneur, le commerçant, le voleur, l</text:span><text:span text:style-name="T2982">’</text:span><text:span text:style-name="T2983">artiste, le médecin, la prostituée, le mendiant, l</text:span><text:span text:style-name="T2984">’</text:span><text:span text:style-name="T2985">ouvrier, le laboureur, etc., peuvent former par le lien hétérogène de leurs actes professionnels une solide ronde bienfaisante ou destructive sans qu</text:span><text:span text:style-name="T2986">’</text:span><text:span text:style-name="T2987">aucune élévation ou déchéance marque l</text:span><text:span text:style-name="T2988">’</text:span><text:span text:style-name="T2989">appropriation de leurs actes. C</text:span><text:span text:style-name="T2990">’</text:span><text:span text:style-name="T2991">est en étant légal que le juge sera coupable ou en ne se vendant pas que la prostituée le pourra devenir. L</text:span><text:span text:style-name="T2992">’</text:span><text:span text:style-name="T2993">Amour qui nous permet d</text:span><text:span text:style-name="T2994">’</text:span><text:span text:style-name="T2995">espérer encore dans la Vie n</text:span><text:span text:style-name="T2996">’</text:span><text:span text:style-name="T2997">est plus un juge ; il ne considère plus l</text:span><text:span text:style-name="T2998">’</text:span><text:span text:style-name="T2999">acte</text:span><text:span text:style-name="T3000">, mais l</text:span><text:span text:style-name="T3001">’</text:span><text:span text:style-name="T3002">homme</text:span><text:span text:style-name="T3003">, l</text:span><text:span text:style-name="T3004">’</text:span><text:span text:style-name="T3005">homme tout entier, dont les faiblesses mêmes concourent à une harmonie supérieure ! La conséquence de cette conception veut que nous soyons débarrassés de toute fantasmagorie représentative du Bien et du Mal, de toute dualité<text:s/></text:span><text:span text:style-name="T3006">$191$<text:s/></text:span><text:span text:style-name="T3007">manichéenne, de ce matérialisme à rebours entretenant la barbarie, la maladie fétichiste, et qui extériorise une lutte d</text:span><text:span text:style-name="T3008">’</text:span><text:span text:style-name="T3009">entités à nos dépens et aux dépens de la vérité foncière.</text:span></text:p>
      <text:p text:style-name="Corpsdetexte"><text:span text:style-name="T3010">C</text:span><text:span text:style-name="T3011">’</text:span><text:span text:style-name="T3012">est par cette conception vraiment idéaliste que notre perfectionnement religieux<text:s/></text:span><text:span text:style-name="T3013">[et]<text:s/></text:span><text:span text:style-name="T3014">social s</text:span><text:span text:style-name="T3015">’</text:span><text:span text:style-name="T3016">accorde avec la science la plus élevée, qui reconnaît de plus en plus l</text:span><text:span text:style-name="T3017">’</text:span><text:span text:style-name="T3018">unité</text:span><text:span text:style-name="T3019"><text:s/>des phénomènes, et que sera peut-être réalisée la parole de Claude Bernard quand il disait :<text:s/></text:span><text:span text:style-name="quote.c">« Je suis persuadé qu</text:span><text:span text:style-name="quote.c">’</text:span><text:span text:style-name="quote.c">un jour viendra où le physiologiste, le poète et le philosophe parleront la même langue et s</text:span><text:span text:style-name="quote.c">’</text:span><text:span text:style-name="quote.c">entendront tous. »</text:span><text:span text:style-name="T3020"><text:s/>Dans l</text:span><text:span text:style-name="T3021">’</text:span><text:span text:style-name="T3022">ordre familial, dans l</text:span><text:span text:style-name="T3023">’</text:span><text:span text:style-name="T3024">ordre sensuel, dans l</text:span><text:span text:style-name="T3025">’</text:span><text:span text:style-name="T3026">ordre cérébral, l</text:span><text:span text:style-name="T3027">’</text:span><text:span text:style-name="T3028">Idée seule existe dans l</text:span><text:span text:style-name="T3029">’</text:span><text:span text:style-name="T3030">acte, et la Volonté qui, en l</text:span><text:span text:style-name="T3031">’</text:span><text:span text:style-name="T3032">exécutant, indique la libre force de l</text:span><text:span text:style-name="T3033">’</text:span><text:span text:style-name="T3034">être.</text:span></text:p>
      <text:p text:style-name="Corpsdetexte"><text:bookmark-start text:name="192"/><text:bookmark-end text:name="192"/><text:span text:style-name="T3035">Au-dessus donc de la base de vie naturaliste, c</text:span><text:span text:style-name="T3036">’</text:span><text:span text:style-name="T3037">est-à-dire qui n</text:span><text:span text:style-name="T3038">’</text:span><text:span text:style-name="T3039">élimine point l</text:span><text:span text:style-name="T3040">’</text:span><text:span text:style-name="T3041">ignominie obligatoire des actes, Paul Adam érige l</text:span><text:span text:style-name="T3042">’</text:span><text:span text:style-name="T3043">idée dominatrice, dont les ramifications mystérieuses profitent des natures les plus contradictoires. Les<text:s/></text:span><text:span text:style-name="T3044">$192$<text:s/></text:span><text:span text:style-name="T3045">actes, même ignobles, sont grands selon l</text:span><text:span text:style-name="T3046">’</text:span><text:span text:style-name="T3047">idée. Ils deviennent ainsi des symboles que créent<text:s/></text:span><text:span text:style-name="title">les Volontés merveilleuses</text:span><text:span text:style-name="T3048"><text:s/>en lutte avec l</text:span><text:span text:style-name="T3049">’</text:span><text:span text:style-name="T3050">impuissance de<text:s/></text:span><text:span text:style-name="title">l</text:span><text:span text:style-name="title">’</text:span><text:span text:style-name="title">É</text:span><text:span text:style-name="title">poque</text:span><text:span text:style-name="T3051">, qui désagrège.</text:span></text:p>
      <text:p text:style-name="Corpsdetexte"><text:bookmark-start text:name="193"/><text:bookmark-end text:name="193"/><text:soft-page-break/><text:span text:style-name="T3052">C</text:span><text:span text:style-name="T3053">’</text:span><text:span text:style-name="T3054">est pourquoi notre conteur</text:span><text:span text:style-name="T3055">-philosophe, par exemple dans<text:s/></text:span><text:span text:style-name="title">l’</text:span><text:span text:style-name="title">Essence de soleil</text:span><text:span text:style-name="T3056">, qui est l</text:span><text:span text:style-name="T3057">’</text:span><text:span text:style-name="T3058">or, et à travers les batailles boulangistes et antisémites, les coups de Bourse monstrueux, les duels criminels, la vénalité des paroles et des plumes, des corps, des âmes, a dit<text:s/></text:span><text:span text:style-name="T3059">« le symbole de l</text:span><text:span text:style-name="T3060">’</text:span><text:span text:style-name="T3061">initiation laborieuse »</text:span><text:span text:style-name="T3062"><text:s/>que compose l</text:span><text:span text:style-name="T3063">’</text:span><text:span text:style-name="T3064">humanité en franchissant cette ère de l</text:span><text:span text:style-name="T3065">’</text:span><text:span text:style-name="T3066">or qu</text:span><text:span text:style-name="T3067">’</text:span><text:span text:style-name="T3068">elle doit dépasser pour être libre. Mais dans<text:s/></text:span><text:span text:style-name="title">les Cœurs utiles</text:span><text:span text:style-name="T3069"><text:s/>nous est présenté l</text:span><text:span text:style-name="T3070">’</text:span><text:span text:style-name="T3071">achoppement fatal que dressent les femmes avec la nudité de leur chair, avec leur sexe en perpétuelle tirelire. Les hommes, maintenant, se connaissent : ils ne peuvent plus se tromper</text:span><text:span text:style-name="T3072"><text:s/></text:span><text:span text:style-name="T3073">pour l</text:span><text:span text:style-name="T3074">’</text:span><text:span text:style-name="T3075">œuvre d</text:span><text:span text:style-name="T3076">’</text:span><text:span text:style-name="T3077">avarice et de ruine. Il faut pour le</text:span><text:span text:style-name="T3078">s affaires de nouveaux appeaux :<text:s/></text:span><text:span text:style-name="T3079">les femmes offrent avec leur cœur, introuvable sous le sein, leur<text:s/></text:span><text:span text:style-name="T3080">$193$<text:s/></text:span><text:span text:style-name="T3081">nouvel esprit de lycéennes ; elles s</text:span><text:span text:style-name="T3082">’</text:span><text:span text:style-name="T3083">offrent de tous leurs membres, si heureuses d</text:span><text:span text:style-name="T3084">’</text:span><text:span text:style-name="T3085">un dévouement enfin pratique !</text:span></text:p>
      <text:p text:style-name="Corpsdetexte"><text:bookmark-start text:name="194"/><text:bookmark-end text:name="194"/><text:span text:style-name="T3086">De même pour l</text:span><text:span text:style-name="T3087">’</text:span><text:span text:style-name="T3088">amour.<text:s/></text:span><text:span text:style-name="title">En décor</text:span><text:span text:style-name="T3089"><text:s/>nous narre la poursuite de la chimère à travers les amours sanguines d</text:span><text:span text:style-name="T3090">’</text:span><text:span text:style-name="T3091">un jeune hobereau. Amours doubles et triples, amours contrastantes, amours de la rustre et de la bourgeoise ; amour dominant de l</text:span><text:span text:style-name="T3092">’</text:span><text:span text:style-name="T3093">adolescente dentel</text:span><text:span text:style-name="T3094">l</text:span><text:span text:style-name="T3095">ière longtemps farouche, intangible : ce sont les stupres ordinaires de la prime jeunesse, riche d</text:span><text:span text:style-name="T3096">’</text:span><text:span text:style-name="T3097">argent, d</text:span><text:span text:style-name="T3098">’</text:span><text:span text:style-name="T3099">audace, de santé, viles dépenses « en décor » et en joie ! Mais chacune des lâches bassesses est grande par la pensée qui la détermine. Rien en leur extériorité ne les distingue des copulations coutumières ; elles sont pourtant magnifiées par la recherche de l</text:span><text:span text:style-name="T3100">’</text:span><text:span text:style-name="T3101">âme qui, d</text:span><text:span text:style-name="T3102">’</text:span><text:span text:style-name="T3103">espoirs en renoncements, amène notre héros jusqu</text:span><text:span text:style-name="T3104">’</text:span><text:span text:style-name="T3105">à<text:s/></text:span><text:span text:style-name="quote.c">« la félicité de souffrir, ce mystérieux don des élus »</text:span><text:span text:style-name="T3106">. De voluptés en voluptés, il atteint la cime du sacrifice, et, si sa « volonté merveilleuse », malgré<text:s/></text:span><text:span text:style-name="T3107">$194$<text:s/></text:span><text:span text:style-name="T3108">sa course à l</text:span><text:span text:style-name="T3109">’</text:span><text:span text:style-name="T3110">amour,</text:span><text:span text:style-name="T3111"><text:s/>reste prisonnière du grossier</text:span><text:span text:style-name="T3112"><text:s/></text:span><text:span text:style-name="T3113">« </text:span><text:span text:style-name="T3114">décor », elle le fait toucher l</text:span><text:span text:style-name="T3115">’</text:span><text:span text:style-name="T3116">infini sans qu</text:span><text:span text:style-name="T3117">’</text:span><text:span text:style-name="T3118">il craigne de le payer de sa démence.</text:span></text:p>
      <text:p text:style-name="Corpsdetexte"><text:span text:style-name="title">Le Conte futur</text:span><text:span text:style-name="T3119"><text:s/>montre l</text:span><text:span text:style-name="T3120">’</text:span><text:span text:style-name="T3121">héroïsme et la gloire d</text:span><text:span text:style-name="T3122">’</text:span><text:span text:style-name="T3123">une trahison ;<text:s/></text:span><text:span text:style-name="title">le Vice filial</text:span><text:span text:style-name="T3124">, l</text:span><text:span text:style-name="T3125">’</text:span><text:span text:style-name="T3126">intellectualisme supérieur d</text:span><text:span text:style-name="T3127">’</text:span><text:span text:style-name="T3128">un inceste incompris jusqu</text:span><text:span text:style-name="T3129">’</text:span><text:span text:style-name="T3130">au désespoir du suicide ; diverses parties des<text:s/></text:span><text:span text:style-name="title">Images sentimentales</text:span><text:span text:style-name="T3131"><text:s/>et de<text:s/></text:span><text:span text:style-name="title">la Parade amoureuse</text:span><text:span text:style-name="T3132">, de sublimes rétorsions des penchants normaux. Sur la vilenie des actes se dresse en croix l</text:span><text:span text:style-name="T3133">’</text:span><text:span text:style-name="T3134">Idée Rédemptrice Individuelle, seul messie attendu dont<text:s/></text:span><text:span text:style-name="title">le Mystère des f</text:span><text:span text:style-name="title">oules</text:span><text:span text:style-name="T3135"><text:s/>nous dévoile la force de régénération, en même temps que suscitatrice d</text:span><text:span text:style-name="T3136">’</text:span><text:span text:style-name="T3137">énergies martyres, émiettée sous l</text:span><text:span text:style-name="T3138">’</text:span><text:span text:style-name="T3139">éternelle flagellation de la plèbe.</text:span></text:p>
      <text:p text:style-name="P3140">£</text:p>
      <text:p text:style-name="Corpsdetexte"><text:span text:style-name="quote.c">« Je suis un miroir étrange… Vous verrez se lever les idées une à une sur son eau, qui reflète le monde… »</text:span><text:span text:style-name="T3141"><text:s/>Et, pour rendre la complexité de son œuvre, il semble bien, en effet, que Paul<text:s/></text:span><text:span text:style-name="T3142">$195$<text:s/></text:span><text:span text:style-name="T3143">Adam ait voulu concentrer tous les modes de comprendre et de sentir.</text:span></text:p>
      <text:soft-page-break/>
      <text:p text:style-name="P3144">À<text:s/>considérer d’abord l’allure, ses clubmen et leurs petites femmes sont des plus conformes au dandysme brutal et nerveux qui marquait ces dernières années. Ils dialoguent toutefois autrement que dans Gyp ou Lavedan. Les hommes sont philosophes et poètes, les hétaïres sortent au moins de<text:s/>la maison de Saint-Denis. Le résultat est une sorte d’impertinence lyrique, de préciosité acide qui renforce le burin de la parole.</text:p>
      <text:p text:style-name="Corpsdetexte"><text:span text:style-name="T3145">Leur sensationnisme n</text:span><text:span text:style-name="T3146">’</text:span><text:span text:style-name="T3147">entrave pas leur psychologie, seulement un peu plus libre et<text:s/></text:span><text:span text:style-name="T3148">large que dans<text:s/></text:span><text:span text:style-name="title">Cruelle é</text:span><text:span text:style-name="title">nigme</text:span><text:span text:style-name="T3149">. É</text:span><text:span text:style-name="T3150">coutez cette analyse parlée entre deux amants :</text:span></text:p>
      <text:p text:style-name="quote">… Il reprit :</text:p>
      <text:p text:style-name="quote"><text:bookmark-start text:name="196"/><text:bookmark-end text:name="196"/>— Les hommes qui aiment le cœur des femmes plus que le corps n’obtiennent d’elles souvent que le corps et non le cœur, tandis qu’elles se passionnent sentimentalement pour ceux qui les recherchent afin d’étreindre le corps seul, sans souci de l’âme. Ni<text:s/>$196$<text:s/>Pascal ni moi, qui chérissons votre esprit, n’avons eu votre cœur.</text:p>
      <text:p text:style-name="quote">— En effet, répondit-elle en une affectation de jugement logique. Vous autres, vous nous aimez avec une exubérance trop grande. Vous tenez toute la scène, et, si disposées que nous soyons d’abord à vous chérir, vous ne nous laissez pas le temps de parler. Nous comprenons comme nos discours seraient vains passé les vôtres. Au contraire, ceux qui nous courtisent pour les sens permettent à nos sentiments, dont ils n’ont cure, de s’exalter à l’aise. Nous prenons alors le premier rôle, et nous les aimons pour l’orgueil qu’ils nous laissent de les dominer.</text:p>
      <text:p text:style-name="P3151">Notez que ce petit démontage succède et se mêle à une scène de frôlements pervers et que la femme symbolise la foule, la Ville, qui embrasse le socialisme en se dérobant.</text:p>
      <text:p text:style-name="P3152"><text:bookmark-start text:name="197"/><text:bookmark-end text:name="197"/>Socialisme et anarchie agissent à travers l’œuvre suivant nos préoccupations, et en répercussions d’intimités généreuses ou aigries. De même que l’idée unit la diversité des actes professionnels et rectifie leur portée, chaque idée<text:s/>$197$<text:s/>développe au plus loin son action radiante, à travers la mémoire des temps et jusque dans sa projection hyperphysique.</text:p>
      <text:p text:style-name="P3153">Voici une première sorte de synthèse :</text:p>
      <text:p text:style-name="quote">La pose prise, elles parurent ainsi. Au milieu,<text:s/>l’altière<text:s/>et moqueuse Béatrice, levant son profil aigu, incarnait la plaisance de la fortune que le scrupule évite, qui marche, audacieuse et riant de son succès dérisoire. Odette, basse sur jambe et s’étayant d’une main contre sa croupe trapue, offrait l’ouverture de lèvres énormes dans la tête d’or rouge. La gorge pesait en courbant le corps prêt à s’étendre, passif.</text:p>
      <text:p text:style-name="quote">Jaillie de ses pieds longs en une gerbe noire, l’onduleuse Anne balançait ses yeux-dieux, ses clairs yeux bleus à l’ombre azurée des sourcils, ses yeux pleins d’une puissance ironique et sûre. Sa face claire évoqua l’harmonie des forces soupçonnées.</text:p>
      <text:soft-page-break/>
      <text:p text:style-name="quote">Ainsi elles représentèrent leurs âmes parmi les troncs violâtres des sapins dressés contre les eaux bruyantes et mousseuses. De la ville plus basse montait la plainte du fer.</text:p>
      <text:p text:style-name="Corpsdetexte"><text:bookmark-start text:name="198"/><text:bookmark-end text:name="198"/><text:span text:style-name="T3154">Ceci est la synthèse de la vie présente. Mais<text:s/></text:span><text:span text:style-name="T3155">$198$<text:s/></text:span><text:span text:style-name="T3156">que le jeu des cartes s</text:span><text:span text:style-name="T3157">’</text:span><text:span text:style-name="T3158">empare d</text:span><text:span text:style-name="T3159">’</text:span><text:span text:style-name="T3160">habitudes désespérées, et voici évoquées les images du livre de Thot, du fameux Tharot aux combinaisons duquel se suspendait le plus antique destin. Qu</text:span><text:span text:style-name="T3161">’</text:span><text:span text:style-name="T3162">un amant s</text:span><text:span text:style-name="T3163">’</text:span><text:span text:style-name="T3164">endorme dans les hallucinations de l</text:span><text:span text:style-name="T3165">’</text:span><text:span text:style-name="T3166">éreintement d</text:span><text:span text:style-name="T3167">’</text:span><text:span text:style-name="T3168">amour, et il se rêve mort,<text:s/></text:span><text:span text:style-name="quote.c">« Endymion embaumé aux rives d</text:span><text:span text:style-name="quote.c">’</text:span><text:span text:style-name="quote.c">un Céphise ombreux et que des nymphes éperdues scellent de leurs fraîches bouches »</text:span><text:span text:style-name="T3169">.</text:span></text:p>
      <text:p text:style-name="Corpsdetexte"><text:span text:style-name="T3170">Gardant<text:s/></text:span><text:span text:style-name="quote.c">« une dévotion aux vieux cultes cosmiques des races mères »</text:span><text:span text:style-name="T3171">, nombre des héros de Paul Adam soudent le présent au passé, et ils finissent par franchir l</text:span><text:span text:style-name="T3172">’</text:span><text:span text:style-name="T3173">ét</text:span><text:span text:style-name="T3174">her de tout leur essor psychique. Le style perd alors les alliages dont les contingences le troublent, et il s</text:span><text:span text:style-name="T3175">’</text:span><text:span text:style-name="T3176">épure jusqu</text:span><text:span text:style-name="T3177">’</text:span><text:span text:style-name="T3178">au verbe des hymnes :</text:span></text:p>
      <text:p text:style-name="quote">Des chairs de lait perdues, des hanches de canéphore perdues, et de toutes les beautés perdues, il tressa la couronne d’épines à sa tête.</text:p>
      <text:p text:style-name="quote"><text:bookmark-start text:name="199"/><text:bookmark-end text:name="199"/>Et sa tête pensa la beauté plus belle encore du Chéroub.</text:p>
      <text:p text:style-name="quote">$199$<text:s/>Du corsage aimé, pour d’autres délacé, des seins succulents aux succions des lèvres étrangères et des chevelures d’amantes aux mains étrangères, il tissa un cilice pour ses flancs.</text:p>
      <text:p text:style-name="quote">Et ses flancs palpitèrent de l’ardeur de courir à la beauté plus belle du<text:s/>Chéroub.</text:p>
      <text:p text:style-name="P3179">Les suprêmes exaltations, à travers les plus rares phénomènes hypnotiques, du mystique et du mage, s’épanouissent aux scènes culminantes, alors que, par la tension de la pensée et des nerfs, la chair semble se dissoudre dans le néant de la conscience.</text:p>
      <text:p text:style-name="P3180"><text:bookmark-start text:name="200"/><text:bookmark-end text:name="200"/>Il est dommage que, dans le détail, la synthèse dégénère en trop facile manie. Que les. incisives des amoureuses marient leurs éclairs de nacre aux rayons des étoiles, c’est bien ; mais les écharpes de nos élégants drapent trop aisément d’arcs-en-ciel fastueux l’horizon des nuages. L’amplification du décor est parfois excessive, en disproportion telle avec le lieu et<text:s/>$200$<text:s/>la situation que l’équilibre se rompt aux dépens des scènes capitales.</text:p>
      <text:p text:style-name="P3181">C’est en des espèces de pantomimes et de ballets philosophiques qui illustrent les fêtes mondaines de la plupart de ses livres que Paul Adam, du naturalisme, à travers tout intellectualisme, au symbolisme, ressaisit le prestige de la synthèse.</text:p>
      <text:p text:style-name="Corpsdetexte"><text:bookmark-start text:name="201"/><text:bookmark-start text:name="203"/><text:bookmark-start text:name="202"/><text:bookmark-end text:name="201"/><text:bookmark-end text:name="203"/><text:bookmark-end text:name="202"/><text:span text:style-name="T3182">Nul art comme celui de la danse figurée, avec la précision de ses cercles mouvants, avec l</text:span><text:span text:style-name="T3183">’</text:span><text:span text:style-name="T3184">ironie grandiloquente de ses gestes, avec l</text:span><text:span text:style-name="T3185">’</text:span><text:span text:style-name="T3186">alternance de ses fuites et retours, pour dire l</text:span><text:span text:style-name="T3187">’</text:span><text:span text:style-name="T3188">accord de tout le mouvement vital entre les jeux de l</text:span><text:span text:style-name="T3189">’</text:span><text:span text:style-name="T3190">amour, l</text:span><text:span text:style-name="T3191">’</text:span><text:span text:style-name="T3192">évolution des saisons, la<text:s/></text:span><text:soft-page-break/><text:span text:style-name="T3193">gravitation et l</text:span><text:span text:style-name="T3194">’</text:span><text:span text:style-name="T3195">influence des sphères. Le silence des bouches dit le mystère de l</text:span><text:span text:style-name="T3196">’</text:span><text:span text:style-name="T3197">être que les musiques semblent envelopper de la vapeur des âmes. La femme et sa sexualité vole et plane au centre de tout. Elle est la Vie. Elle attire, absorbe et transforme. Toute activité converge vers elle, car elle détient l</text:span><text:span text:style-name="T3198">’</text:span><text:span text:style-name="T3199">avenir. Avec un grand sens<text:s/></text:span><text:span text:style-name="T3200">$201$<text:s/></text:span><text:span text:style-name="T3201">philosophique, Paul Adam ne restreint pas dans ses romans le rôle de la chair. Sans crainte de quelque sadisme, il la libère de toute attache morale. Elle est libre en face de l</text:span><text:span text:style-name="T3202">’</text:span><text:span text:style-name="T3203">Esprit libre. La volte des pas et des lumières dans le soulèvement des gazes en nuées où la chair elle-même semble devenir l</text:span><text:span text:style-name="T3204">’</text:span><text:span text:style-name="T3205">Esprit symbolise à miracle le phénomène dominateur que doit exalter à la ci</text:span><text:span text:style-name="T3206">me la plus haute — </text:span><text:span text:style-name="T3207">la Pensé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Corpsdetexte" style:display-name="Corps de texte" style:family="paragraph" style:parent-style-name="Normal">
      <style:paragraph-properties fo:text-align="justify" fo:margin-bottom="0.0833in" fo:line-height="150%" fo:text-indent="0.1666in"/>
      <style:text-properties style:font-name="Times New Roman" fo:font-size="12pt" style:font-size-asian="12pt" fo:hyphenate="false"/>
    </style:style>
    <style:style style:name="CorpsdetexteCar" style:display-name="Corps de texte Car" style:family="text" style:parent-style-name="Policepardéfaut">
      <style:text-properties style:font-name="Times New Roman" fo:font-size="12pt" style:font-size-asian="12pt"/>
    </style:style>
    <style:style style:name="dateline" style:display-name="&lt;dateline&gt;" style:family="paragraph" style:parent-style-name="Normal">
      <style:paragraph-properties fo:text-align="end"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signed" style:display-name="&lt;signed&gt;" style:family="paragraph" style:parent-style-name="Normal">
      <style:paragraph-properties fo:text-align="end"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tedebasdepage" style:display-name="Note de bas de page" style:family="paragraph" style:parent-style-name="Normal">
      <style:paragraph-properties fo:margin-bottom="0in" fo:line-height="100%"/>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quote.c" style:display-name="&lt;quote.c&gt;" style:family="text" style:parent-style-name="Policepardéfaut">
      <style:text-properties fo:color="#0070C0" style:language-asian="fr" style:country-asian="FR"/>
    </style:style>
    <style:style style:name="quote.l" style:display-name="&lt;quote.l&gt;" style:family="paragraph" style:parent-style-name="Normal">
      <style:paragraph-properties fo:margin-top="0.0694in" fo:margin-bottom="0.0694in" fo:line-height="100%" fo:margin-left="0.3937in">
        <style:tab-stops/>
      </style:paragraph-properties>
      <style:text-properties style:font-name="Times New Roman" style:font-name-asian="Times New Roman" style:font-name-complex="Times New Roman" style:language-asian="fr" style:country-asian="FR"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indent" style:display-name="&lt;noindent&gt;" style:family="paragraph" style:parent-style-name="Corpsdetexte">
      <style:paragraph-properties fo:text-indent="0in"/>
      <style:text-properties style:language-asian="fr" style:country-asian="FR"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quote" style:display-name="&lt;quote&gt;" style:family="paragraph" style:parent-style-name="Corpsdetexte">
      <style:paragraph-properties fo:margin-left="0.3937in" fo:text-indent="0.1652in">
        <style:tab-stops/>
      </style:paragraph-properties>
      <style:text-properties fo:font-size="11pt" style:font-size-asian="11pt" style:language-asian="fr" style:country-asian="FR" fo:hyphenate="false"/>
    </style:style>
    <style:style style:name="label" style:display-name="&lt;label&gt;" style:family="paragraph" style:parent-style-name="Normal">
      <style:paragraph-properties fo:text-align="center"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5Car" style:display-name="Titre 5 Car" style:family="text" style:parent-style-name="Policepardéfaut">
      <style:text-properties style:font-name="Cambria" style:font-name-asian="Times New Roman" style:font-name-complex="Times New Roman" fo:color="#243F60"/>
    </style:style>
    <style:style style:name="Sansinterligne" style:display-name="Sans interligne" style:family="paragraph">
      <style:paragraph-properties fo:margin-bottom="0in" fo:line-height="100%"/>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erm" style:display-name="term" style:family="paragraph" style:parent-style-name="Normal">
      <style:paragraph-properties style:vertical-align="baseline"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le" style:display-name="&lt;title&gt;" style:family="text" style:parent-style-name="Policepardéfaut">
      <style:text-properties fo:font-style="italic" style:font-style-asian="italic"/>
    </style:style>
    <style:style style:name="bibl" style:display-name="&lt;bibl&gt;" style:family="paragraph" style:parent-style-name="Notedebasdepage">
      <style:text-properties style:language-asian="fr" style:country-asian="FR" fo:hyphenate="false"/>
    </style:style>
    <style:style style:name="Listeàpuces" style:display-name="Liste à puces" style:family="paragraph" style:parent-style-name="Normal" style:list-style-name="LFO1">
      <style:text-properties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5"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style:text-properties style:font-name="Symbol"/>
      </text:list-level-style-bullet>
    </text:list-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12-16T15:48:00Z</meta:creation-date>
    <dc:date>2018-12-16T15:48:00Z</dc:date>
    <meta:template xlink:href="Normal.dotm" xlink:type="simple"/>
    <meta:editing-cycles>2</meta:editing-cycles>
    <meta:editing-duration>PT0S</meta:editing-duration>
    <meta:document-statistic meta:page-count="84" meta:paragraph-count="287" meta:word-count="22187" meta:character-count="143933" meta:row-count="1016" meta:non-whitespace-character-count="122033"/>
  </office:meta>
</office:document-meta>
</file>